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1.14pt"/>
    </style:style>
    <style:style style:name="co3" style:family="table-column">
      <style:table-column-properties fo:break-before="auto" style:column-width="46.15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3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mins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table:style-name="ce2" office:value-type="string" calcext:value-type="string">
            <text:p>Prec.</text:p>
          </table:table-cell>
          <table:table-cell table:style-name="ce4" office:value-type="string" calcext:value-type="string">
            <text:p>Rec.</text:p>
          </table:table-cell>
          <table:table-cell table:style-name="ce6" office:value-type="string" calcext:value-type="string">
            <text:p>F1</text:p>
          </table:table-cell>
        </table:table-row>
        <table:table-row table:style-name="ro1">
          <table:table-cell table:formula="of:=MIN([$optimize_tfidf_split0_level3.A2];[$optimize_tfidf_split1_level3.A2];[$optimize_tfidf_split2_level3.A2];[$optimize_tfidf_split3_level3.A2];[$optimize_tfidf_split4_level3.A2];[$optimize_tfidf_split5_level3.A2];[$optimize_tfidf_split6_level3.A2];[$optimize_tfidf_split7_level3.A2];[$optimize_tfidf_split8_level3.A2];[$optimize_tfidf_split9_level3.A2])" office:value-type="float" office:value="1" calcext:value-type="float">
            <text:p>1</text:p>
          </table:table-cell>
          <table:table-cell table:formula="of:=MIN([$optimize_tfidf_split0_level3.B2];[$optimize_tfidf_split1_level3.B2];[$optimize_tfidf_split2_level3.B2];[$optimize_tfidf_split3_level3.B2];[$optimize_tfidf_split4_level3.B2];[$optimize_tfidf_split5_level3.B2];[$optimize_tfidf_split6_level3.B2];[$optimize_tfidf_split7_level3.B2];[$optimize_tfidf_split8_level3.B2];[$optimize_tfidf_split9_level3.B2])" office:value-type="float" office:value="0" calcext:value-type="float">
            <text:p>0</text:p>
          </table:table-cell>
          <table:table-cell table:formula="of:=MIN([$optimize_tfidf_split0_level3.C2];[$optimize_tfidf_split1_level3.C2];[$optimize_tfidf_split2_level3.C2];[$optimize_tfidf_split3_level3.C2];[$optimize_tfidf_split4_level3.C2];[$optimize_tfidf_split5_level3.C2];[$optimize_tfidf_split6_level3.C2];[$optimize_tfidf_split7_level3.C2];[$optimize_tfidf_split8_level3.C2];[$optimize_tfidf_split9_level3.C2])" office:value-type="float" office:value="0.4974" calcext:value-type="float">
            <text:p>0.4974</text:p>
          </table:table-cell>
          <table:table-cell table:formula="of:=MIN([$optimize_tfidf_split0_level3.D2];[$optimize_tfidf_split1_level3.D2];[$optimize_tfidf_split2_level3.D2];[$optimize_tfidf_split3_level3.D2];[$optimize_tfidf_split4_level3.D2];[$optimize_tfidf_split5_level3.D2];[$optimize_tfidf_split6_level3.D2];[$optimize_tfidf_split7_level3.D2];[$optimize_tfidf_split8_level3.D2];[$optimize_tfidf_split9_level3.D2])" office:value-type="float" office:value="0.3761" calcext:value-type="float">
            <text:p>0.3761</text:p>
          </table:table-cell>
          <table:table-cell table:formula="of:=MIN([$optimize_tfidf_split0_level3.E2];[$optimize_tfidf_split1_level3.E2];[$optimize_tfidf_split2_level3.E2];[$optimize_tfidf_split3_level3.E2];[$optimize_tfidf_split4_level3.E2];[$optimize_tfidf_split5_level3.E2];[$optimize_tfidf_split6_level3.E2];[$optimize_tfidf_split7_level3.E2];[$optimize_tfidf_split8_level3.E2];[$optimize_tfidf_split9_level3.E2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2];[$optimize_tfidf_split1_level3.A22];[$optimize_tfidf_split2_level3.A22];[$optimize_tfidf_split3_level3.A22];[$optimize_tfidf_split4_level3.A22];[$optimize_tfidf_split5_level3.A22];[$optimize_tfidf_split6_level3.A22];[$optimize_tfidf_split7_level3.A22];[$optimize_tfidf_split8_level3.A22];[$optimize_tfidf_split9_level3.A22])" office:value-type="float" office:value="2" calcext:value-type="float">
            <text:p>2</text:p>
          </table:table-cell>
          <table:table-cell table:formula="of:=MIN([$optimize_tfidf_split0_level3.B22];[$optimize_tfidf_split1_level3.B22];[$optimize_tfidf_split2_level3.B22];[$optimize_tfidf_split3_level3.B22];[$optimize_tfidf_split4_level3.B22];[$optimize_tfidf_split5_level3.B22];[$optimize_tfidf_split6_level3.B22];[$optimize_tfidf_split7_level3.B22];[$optimize_tfidf_split8_level3.B22];[$optimize_tfidf_split9_level3.B22])" office:value-type="float" office:value="0" calcext:value-type="float">
            <text:p>0</text:p>
          </table:table-cell>
          <table:table-cell table:formula="of:=MIN([$optimize_tfidf_split0_level3.C22];[$optimize_tfidf_split1_level3.C22];[$optimize_tfidf_split2_level3.C22];[$optimize_tfidf_split3_level3.C22];[$optimize_tfidf_split4_level3.C22];[$optimize_tfidf_split5_level3.C22];[$optimize_tfidf_split6_level3.C22];[$optimize_tfidf_split7_level3.C22];[$optimize_tfidf_split8_level3.C22];[$optimize_tfidf_split9_level3.C22])" office:value-type="float" office:value="0.3947" calcext:value-type="float">
            <text:p>0.3947</text:p>
          </table:table-cell>
          <table:table-cell table:formula="of:=MIN([$optimize_tfidf_split0_level3.D22];[$optimize_tfidf_split1_level3.D22];[$optimize_tfidf_split2_level3.D22];[$optimize_tfidf_split3_level3.D22];[$optimize_tfidf_split4_level3.D22];[$optimize_tfidf_split5_level3.D22];[$optimize_tfidf_split6_level3.D22];[$optimize_tfidf_split7_level3.D22];[$optimize_tfidf_split8_level3.D22];[$optimize_tfidf_split9_level3.D22])" office:value-type="float" office:value="0.563" calcext:value-type="float">
            <text:p>0.563</text:p>
          </table:table-cell>
          <table:table-cell table:formula="of:=MIN([$optimize_tfidf_split0_level3.E22];[$optimize_tfidf_split1_level3.E22];[$optimize_tfidf_split2_level3.E22];[$optimize_tfidf_split3_level3.E22];[$optimize_tfidf_split4_level3.E22];[$optimize_tfidf_split5_level3.E22];[$optimize_tfidf_split6_level3.E22];[$optimize_tfidf_split7_level3.E22];[$optimize_tfidf_split8_level3.E22];[$optimize_tfidf_split9_level3.E22])" office:value-type="float" office:value="0.4448" calcext:value-type="float">
            <text:p>0.4448</text:p>
          </table:table-cell>
        </table:table-row>
        <table:table-row table:style-name="ro1">
          <table:table-cell table:formula="of:=MIN([$optimize_tfidf_split0_level3.A42];[$optimize_tfidf_split1_level3.A42];[$optimize_tfidf_split2_level3.A42];[$optimize_tfidf_split3_level3.A42];[$optimize_tfidf_split4_level3.A42];[$optimize_tfidf_split5_level3.A42];[$optimize_tfidf_split6_level3.A42];[$optimize_tfidf_split7_level3.A42];[$optimize_tfidf_split8_level3.A42];[$optimize_tfidf_split9_level3.A42])" office:value-type="float" office:value="3" calcext:value-type="float">
            <text:p>3</text:p>
          </table:table-cell>
          <table:table-cell table:formula="of:=MIN([$optimize_tfidf_split0_level3.B42];[$optimize_tfidf_split1_level3.B42];[$optimize_tfidf_split2_level3.B42];[$optimize_tfidf_split3_level3.B42];[$optimize_tfidf_split4_level3.B42];[$optimize_tfidf_split5_level3.B42];[$optimize_tfidf_split6_level3.B42];[$optimize_tfidf_split7_level3.B42];[$optimize_tfidf_split8_level3.B42];[$optimize_tfidf_split9_level3.B42])" office:value-type="float" office:value="0" calcext:value-type="float">
            <text:p>0</text:p>
          </table:table-cell>
          <table:table-cell table:formula="of:=MIN([$optimize_tfidf_split0_level3.C42];[$optimize_tfidf_split1_level3.C42];[$optimize_tfidf_split2_level3.C42];[$optimize_tfidf_split3_level3.C42];[$optimize_tfidf_split4_level3.C42];[$optimize_tfidf_split5_level3.C42];[$optimize_tfidf_split6_level3.C42];[$optimize_tfidf_split7_level3.C42];[$optimize_tfidf_split8_level3.C42];[$optimize_tfidf_split9_level3.C42])" office:value-type="float" office:value="0.3081" calcext:value-type="float">
            <text:p>0.3081</text:p>
          </table:table-cell>
          <table:table-cell table:formula="of:=MIN([$optimize_tfidf_split0_level3.D42];[$optimize_tfidf_split1_level3.D42];[$optimize_tfidf_split2_level3.D42];[$optimize_tfidf_split3_level3.D42];[$optimize_tfidf_split4_level3.D42];[$optimize_tfidf_split5_level3.D42];[$optimize_tfidf_split6_level3.D42];[$optimize_tfidf_split7_level3.D42];[$optimize_tfidf_split8_level3.D42];[$optimize_tfidf_split9_level3.D42])" office:value-type="float" office:value="0.6641" calcext:value-type="float">
            <text:p>0.6641</text:p>
          </table:table-cell>
          <table:table-cell table:formula="of:=MIN([$optimize_tfidf_split0_level3.E42];[$optimize_tfidf_split1_level3.E42];[$optimize_tfidf_split2_level3.E42];[$optimize_tfidf_split3_level3.E42];[$optimize_tfidf_split4_level3.E42];[$optimize_tfidf_split5_level3.E42];[$optimize_tfidf_split6_level3.E42];[$optimize_tfidf_split7_level3.E42];[$optimize_tfidf_split8_level3.E42];[$optimize_tfidf_split9_level3.E42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2];[$optimize_tfidf_split1_level3.A62];[$optimize_tfidf_split2_level3.A62];[$optimize_tfidf_split3_level3.A62];[$optimize_tfidf_split4_level3.A62];[$optimize_tfidf_split5_level3.A62];[$optimize_tfidf_split6_level3.A62];[$optimize_tfidf_split7_level3.A62];[$optimize_tfidf_split8_level3.A62];[$optimize_tfidf_split9_level3.A62])" office:value-type="float" office:value="4" calcext:value-type="float">
            <text:p>4</text:p>
          </table:table-cell>
          <table:table-cell table:formula="of:=MIN([$optimize_tfidf_split0_level3.B62];[$optimize_tfidf_split1_level3.B62];[$optimize_tfidf_split2_level3.B62];[$optimize_tfidf_split3_level3.B62];[$optimize_tfidf_split4_level3.B62];[$optimize_tfidf_split5_level3.B62];[$optimize_tfidf_split6_level3.B62];[$optimize_tfidf_split7_level3.B62];[$optimize_tfidf_split8_level3.B62];[$optimize_tfidf_split9_level3.B62])" office:value-type="float" office:value="0" calcext:value-type="float">
            <text:p>0</text:p>
          </table:table-cell>
          <table:table-cell table:formula="of:=MIN([$optimize_tfidf_split0_level3.C62];[$optimize_tfidf_split1_level3.C62];[$optimize_tfidf_split2_level3.C62];[$optimize_tfidf_split3_level3.C62];[$optimize_tfidf_split4_level3.C62];[$optimize_tfidf_split5_level3.C62];[$optimize_tfidf_split6_level3.C62];[$optimize_tfidf_split7_level3.C62];[$optimize_tfidf_split8_level3.C62];[$optimize_tfidf_split9_level3.C62])" office:value-type="float" office:value="0.2579" calcext:value-type="float">
            <text:p>0.2579</text:p>
          </table:table-cell>
          <table:table-cell table:formula="of:=MIN([$optimize_tfidf_split0_level3.D62];[$optimize_tfidf_split1_level3.D62];[$optimize_tfidf_split2_level3.D62];[$optimize_tfidf_split3_level3.D62];[$optimize_tfidf_split4_level3.D62];[$optimize_tfidf_split5_level3.D62];[$optimize_tfidf_split6_level3.D62];[$optimize_tfidf_split7_level3.D62];[$optimize_tfidf_split8_level3.D62];[$optimize_tfidf_split9_level3.D62])" office:value-type="float" office:value="0.7294" calcext:value-type="float">
            <text:p>0.7294</text:p>
          </table:table-cell>
          <table:table-cell table:formula="of:=MIN([$optimize_tfidf_split0_level3.E62];[$optimize_tfidf_split1_level3.E62];[$optimize_tfidf_split2_level3.E62];[$optimize_tfidf_split3_level3.E62];[$optimize_tfidf_split4_level3.E62];[$optimize_tfidf_split5_level3.E62];[$optimize_tfidf_split6_level3.E62];[$optimize_tfidf_split7_level3.E62];[$optimize_tfidf_split8_level3.E62];[$optimize_tfidf_split9_level3.E62])" office:value-type="float" office:value="0.3668" calcext:value-type="float">
            <text:p>0.3668</text:p>
          </table:table-cell>
        </table:table-row>
        <table:table-row table:style-name="ro1">
          <table:table-cell table:formula="of:=MIN([$optimize_tfidf_split0_level3.A82];[$optimize_tfidf_split1_level3.A82];[$optimize_tfidf_split2_level3.A82];[$optimize_tfidf_split3_level3.A82];[$optimize_tfidf_split4_level3.A82];[$optimize_tfidf_split5_level3.A82];[$optimize_tfidf_split6_level3.A82];[$optimize_tfidf_split7_level3.A82];[$optimize_tfidf_split8_level3.A82];[$optimize_tfidf_split9_level3.A82])" office:value-type="float" office:value="5" calcext:value-type="float">
            <text:p>5</text:p>
          </table:table-cell>
          <table:table-cell table:formula="of:=MIN([$optimize_tfidf_split0_level3.B82];[$optimize_tfidf_split1_level3.B82];[$optimize_tfidf_split2_level3.B82];[$optimize_tfidf_split3_level3.B82];[$optimize_tfidf_split4_level3.B82];[$optimize_tfidf_split5_level3.B82];[$optimize_tfidf_split6_level3.B82];[$optimize_tfidf_split7_level3.B82];[$optimize_tfidf_split8_level3.B82];[$optimize_tfidf_split9_level3.B82])" office:value-type="float" office:value="0" calcext:value-type="float">
            <text:p>0</text:p>
          </table:table-cell>
          <table:table-cell table:formula="of:=MIN([$optimize_tfidf_split0_level3.C82];[$optimize_tfidf_split1_level3.C82];[$optimize_tfidf_split2_level3.C82];[$optimize_tfidf_split3_level3.C82];[$optimize_tfidf_split4_level3.C82];[$optimize_tfidf_split5_level3.C82];[$optimize_tfidf_split6_level3.C82];[$optimize_tfidf_split7_level3.C82];[$optimize_tfidf_split8_level3.C82];[$optimize_tfidf_split9_level3.C82])" office:value-type="float" office:value="0.2221" calcext:value-type="float">
            <text:p>0.2221</text:p>
          </table:table-cell>
          <table:table-cell table:formula="of:=MIN([$optimize_tfidf_split0_level3.D82];[$optimize_tfidf_split1_level3.D82];[$optimize_tfidf_split2_level3.D82];[$optimize_tfidf_split3_level3.D82];[$optimize_tfidf_split4_level3.D82];[$optimize_tfidf_split5_level3.D82];[$optimize_tfidf_split6_level3.D82];[$optimize_tfidf_split7_level3.D82];[$optimize_tfidf_split8_level3.D82];[$optimize_tfidf_split9_level3.D82])" office:value-type="float" office:value="0.7846" calcext:value-type="float">
            <text:p>0.7846</text:p>
          </table:table-cell>
          <table:table-cell table:formula="of:=MIN([$optimize_tfidf_split0_level3.E82];[$optimize_tfidf_split1_level3.E82];[$optimize_tfidf_split2_level3.E82];[$optimize_tfidf_split3_level3.E82];[$optimize_tfidf_split4_level3.E82];[$optimize_tfidf_split5_level3.E82];[$optimize_tfidf_split6_level3.E82];[$optimize_tfidf_split7_level3.E82];[$optimize_tfidf_split8_level3.E82];[$optimize_tfidf_split9_level3.E8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02];[$optimize_tfidf_split1_level3.A102];[$optimize_tfidf_split2_level3.A102];[$optimize_tfidf_split3_level3.A102];[$optimize_tfidf_split4_level3.A102];[$optimize_tfidf_split5_level3.A102];[$optimize_tfidf_split6_level3.A102];[$optimize_tfidf_split7_level3.A102];[$optimize_tfidf_split8_level3.A102];[$optimize_tfidf_split9_level3.A102])" office:value-type="float" office:value="6" calcext:value-type="float">
            <text:p>6</text:p>
          </table:table-cell>
          <table:table-cell table:formula="of:=MIN([$optimize_tfidf_split0_level3.B102];[$optimize_tfidf_split1_level3.B102];[$optimize_tfidf_split2_level3.B102];[$optimize_tfidf_split3_level3.B102];[$optimize_tfidf_split4_level3.B102];[$optimize_tfidf_split5_level3.B102];[$optimize_tfidf_split6_level3.B102];[$optimize_tfidf_split7_level3.B102];[$optimize_tfidf_split8_level3.B102];[$optimize_tfidf_split9_level3.B102])" office:value-type="float" office:value="0" calcext:value-type="float">
            <text:p>0</text:p>
          </table:table-cell>
          <table:table-cell table:formula="of:=MIN([$optimize_tfidf_split0_level3.C102];[$optimize_tfidf_split1_level3.C102];[$optimize_tfidf_split2_level3.C102];[$optimize_tfidf_split3_level3.C102];[$optimize_tfidf_split4_level3.C102];[$optimize_tfidf_split5_level3.C102];[$optimize_tfidf_split6_level3.C102];[$optimize_tfidf_split7_level3.C102];[$optimize_tfidf_split8_level3.C102];[$optimize_tfidf_split9_level3.C102])" office:value-type="float" office:value="0.2221" calcext:value-type="float">
            <text:p>0.2221</text:p>
          </table:table-cell>
          <table:table-cell table:formula="of:=MIN([$optimize_tfidf_split0_level3.D102];[$optimize_tfidf_split1_level3.D102];[$optimize_tfidf_split2_level3.D102];[$optimize_tfidf_split3_level3.D102];[$optimize_tfidf_split4_level3.D102];[$optimize_tfidf_split5_level3.D102];[$optimize_tfidf_split6_level3.D102];[$optimize_tfidf_split7_level3.D102];[$optimize_tfidf_split8_level3.D102];[$optimize_tfidf_split9_level3.D102])" office:value-type="float" office:value="0.7846" calcext:value-type="float">
            <text:p>0.7846</text:p>
          </table:table-cell>
          <table:table-cell table:formula="of:=MIN([$optimize_tfidf_split0_level3.E102];[$optimize_tfidf_split1_level3.E102];[$optimize_tfidf_split2_level3.E102];[$optimize_tfidf_split3_level3.E102];[$optimize_tfidf_split4_level3.E102];[$optimize_tfidf_split5_level3.E102];[$optimize_tfidf_split6_level3.E102];[$optimize_tfidf_split7_level3.E102];[$optimize_tfidf_split8_level3.E102];[$optimize_tfidf_split9_level3.E10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22];[$optimize_tfidf_split1_level3.A122];[$optimize_tfidf_split2_level3.A122];[$optimize_tfidf_split3_level3.A122];[$optimize_tfidf_split4_level3.A122];[$optimize_tfidf_split5_level3.A122];[$optimize_tfidf_split6_level3.A122];[$optimize_tfidf_split7_level3.A122];[$optimize_tfidf_split8_level3.A122];[$optimize_tfidf_split9_level3.A122])" office:value-type="float" office:value="7" calcext:value-type="float">
            <text:p>7</text:p>
          </table:table-cell>
          <table:table-cell table:formula="of:=MIN([$optimize_tfidf_split0_level3.B122];[$optimize_tfidf_split1_level3.B122];[$optimize_tfidf_split2_level3.B122];[$optimize_tfidf_split3_level3.B122];[$optimize_tfidf_split4_level3.B122];[$optimize_tfidf_split5_level3.B122];[$optimize_tfidf_split6_level3.B122];[$optimize_tfidf_split7_level3.B122];[$optimize_tfidf_split8_level3.B122];[$optimize_tfidf_split9_level3.B122])" office:value-type="float" office:value="0" calcext:value-type="float">
            <text:p>0</text:p>
          </table:table-cell>
          <table:table-cell table:formula="of:=MIN([$optimize_tfidf_split0_level3.C122];[$optimize_tfidf_split1_level3.C122];[$optimize_tfidf_split2_level3.C122];[$optimize_tfidf_split3_level3.C122];[$optimize_tfidf_split4_level3.C122];[$optimize_tfidf_split5_level3.C122];[$optimize_tfidf_split6_level3.C122];[$optimize_tfidf_split7_level3.C122];[$optimize_tfidf_split8_level3.C122];[$optimize_tfidf_split9_level3.C122])" office:value-type="float" office:value="0.2221" calcext:value-type="float">
            <text:p>0.2221</text:p>
          </table:table-cell>
          <table:table-cell table:formula="of:=MIN([$optimize_tfidf_split0_level3.D122];[$optimize_tfidf_split1_level3.D122];[$optimize_tfidf_split2_level3.D122];[$optimize_tfidf_split3_level3.D122];[$optimize_tfidf_split4_level3.D122];[$optimize_tfidf_split5_level3.D122];[$optimize_tfidf_split6_level3.D122];[$optimize_tfidf_split7_level3.D122];[$optimize_tfidf_split8_level3.D122];[$optimize_tfidf_split9_level3.D122])" office:value-type="float" office:value="0.7846" calcext:value-type="float">
            <text:p>0.7846</text:p>
          </table:table-cell>
          <table:table-cell table:formula="of:=MIN([$optimize_tfidf_split0_level3.E122];[$optimize_tfidf_split1_level3.E122];[$optimize_tfidf_split2_level3.E122];[$optimize_tfidf_split3_level3.E122];[$optimize_tfidf_split4_level3.E122];[$optimize_tfidf_split5_level3.E122];[$optimize_tfidf_split6_level3.E122];[$optimize_tfidf_split7_level3.E122];[$optimize_tfidf_split8_level3.E122];[$optimize_tfidf_split9_level3.E12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42];[$optimize_tfidf_split1_level3.A142];[$optimize_tfidf_split2_level3.A142];[$optimize_tfidf_split3_level3.A142];[$optimize_tfidf_split4_level3.A142];[$optimize_tfidf_split5_level3.A142];[$optimize_tfidf_split6_level3.A142];[$optimize_tfidf_split7_level3.A142];[$optimize_tfidf_split8_level3.A142];[$optimize_tfidf_split9_level3.A142])" office:value-type="float" office:value="8" calcext:value-type="float">
            <text:p>8</text:p>
          </table:table-cell>
          <table:table-cell table:formula="of:=MIN([$optimize_tfidf_split0_level3.B142];[$optimize_tfidf_split1_level3.B142];[$optimize_tfidf_split2_level3.B142];[$optimize_tfidf_split3_level3.B142];[$optimize_tfidf_split4_level3.B142];[$optimize_tfidf_split5_level3.B142];[$optimize_tfidf_split6_level3.B142];[$optimize_tfidf_split7_level3.B142];[$optimize_tfidf_split8_level3.B142];[$optimize_tfidf_split9_level3.B142])" office:value-type="float" office:value="0" calcext:value-type="float">
            <text:p>0</text:p>
          </table:table-cell>
          <table:table-cell table:formula="of:=MIN([$optimize_tfidf_split0_level3.C142];[$optimize_tfidf_split1_level3.C142];[$optimize_tfidf_split2_level3.C142];[$optimize_tfidf_split3_level3.C142];[$optimize_tfidf_split4_level3.C142];[$optimize_tfidf_split5_level3.C142];[$optimize_tfidf_split6_level3.C142];[$optimize_tfidf_split7_level3.C142];[$optimize_tfidf_split8_level3.C142];[$optimize_tfidf_split9_level3.C142])" office:value-type="float" office:value="0.2221" calcext:value-type="float">
            <text:p>0.2221</text:p>
          </table:table-cell>
          <table:table-cell table:formula="of:=MIN([$optimize_tfidf_split0_level3.D142];[$optimize_tfidf_split1_level3.D142];[$optimize_tfidf_split2_level3.D142];[$optimize_tfidf_split3_level3.D142];[$optimize_tfidf_split4_level3.D142];[$optimize_tfidf_split5_level3.D142];[$optimize_tfidf_split6_level3.D142];[$optimize_tfidf_split7_level3.D142];[$optimize_tfidf_split8_level3.D142];[$optimize_tfidf_split9_level3.D142])" office:value-type="float" office:value="0.7846" calcext:value-type="float">
            <text:p>0.7846</text:p>
          </table:table-cell>
          <table:table-cell table:formula="of:=MIN([$optimize_tfidf_split0_level3.E142];[$optimize_tfidf_split1_level3.E142];[$optimize_tfidf_split2_level3.E142];[$optimize_tfidf_split3_level3.E142];[$optimize_tfidf_split4_level3.E142];[$optimize_tfidf_split5_level3.E142];[$optimize_tfidf_split6_level3.E142];[$optimize_tfidf_split7_level3.E142];[$optimize_tfidf_split8_level3.E142];[$optimize_tfidf_split9_level3.E14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62];[$optimize_tfidf_split1_level3.A162];[$optimize_tfidf_split2_level3.A162];[$optimize_tfidf_split3_level3.A162];[$optimize_tfidf_split4_level3.A162];[$optimize_tfidf_split5_level3.A162];[$optimize_tfidf_split6_level3.A162];[$optimize_tfidf_split7_level3.A162];[$optimize_tfidf_split8_level3.A162];[$optimize_tfidf_split9_level3.A162])" office:value-type="float" office:value="9" calcext:value-type="float">
            <text:p>9</text:p>
          </table:table-cell>
          <table:table-cell table:formula="of:=MIN([$optimize_tfidf_split0_level3.B162];[$optimize_tfidf_split1_level3.B162];[$optimize_tfidf_split2_level3.B162];[$optimize_tfidf_split3_level3.B162];[$optimize_tfidf_split4_level3.B162];[$optimize_tfidf_split5_level3.B162];[$optimize_tfidf_split6_level3.B162];[$optimize_tfidf_split7_level3.B162];[$optimize_tfidf_split8_level3.B162];[$optimize_tfidf_split9_level3.B162])" office:value-type="float" office:value="0" calcext:value-type="float">
            <text:p>0</text:p>
          </table:table-cell>
          <table:table-cell table:formula="of:=MIN([$optimize_tfidf_split0_level3.C162];[$optimize_tfidf_split1_level3.C162];[$optimize_tfidf_split2_level3.C162];[$optimize_tfidf_split3_level3.C162];[$optimize_tfidf_split4_level3.C162];[$optimize_tfidf_split5_level3.C162];[$optimize_tfidf_split6_level3.C162];[$optimize_tfidf_split7_level3.C162];[$optimize_tfidf_split8_level3.C162];[$optimize_tfidf_split9_level3.C162])" office:value-type="float" office:value="0.2221" calcext:value-type="float">
            <text:p>0.2221</text:p>
          </table:table-cell>
          <table:table-cell table:formula="of:=MIN([$optimize_tfidf_split0_level3.D162];[$optimize_tfidf_split1_level3.D162];[$optimize_tfidf_split2_level3.D162];[$optimize_tfidf_split3_level3.D162];[$optimize_tfidf_split4_level3.D162];[$optimize_tfidf_split5_level3.D162];[$optimize_tfidf_split6_level3.D162];[$optimize_tfidf_split7_level3.D162];[$optimize_tfidf_split8_level3.D162];[$optimize_tfidf_split9_level3.D162])" office:value-type="float" office:value="0.7846" calcext:value-type="float">
            <text:p>0.7846</text:p>
          </table:table-cell>
          <table:table-cell table:formula="of:=MIN([$optimize_tfidf_split0_level3.E162];[$optimize_tfidf_split1_level3.E162];[$optimize_tfidf_split2_level3.E162];[$optimize_tfidf_split3_level3.E162];[$optimize_tfidf_split4_level3.E162];[$optimize_tfidf_split5_level3.E162];[$optimize_tfidf_split6_level3.E162];[$optimize_tfidf_split7_level3.E162];[$optimize_tfidf_split8_level3.E162];[$optimize_tfidf_split9_level3.E16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82];[$optimize_tfidf_split1_level3.A182];[$optimize_tfidf_split2_level3.A182];[$optimize_tfidf_split3_level3.A182];[$optimize_tfidf_split4_level3.A182];[$optimize_tfidf_split5_level3.A182];[$optimize_tfidf_split6_level3.A182];[$optimize_tfidf_split7_level3.A182];[$optimize_tfidf_split8_level3.A182];[$optimize_tfidf_split9_level3.A182])" office:value-type="float" office:value="10" calcext:value-type="float">
            <text:p>10</text:p>
          </table:table-cell>
          <table:table-cell table:formula="of:=MIN([$optimize_tfidf_split0_level3.B182];[$optimize_tfidf_split1_level3.B182];[$optimize_tfidf_split2_level3.B182];[$optimize_tfidf_split3_level3.B182];[$optimize_tfidf_split4_level3.B182];[$optimize_tfidf_split5_level3.B182];[$optimize_tfidf_split6_level3.B182];[$optimize_tfidf_split7_level3.B182];[$optimize_tfidf_split8_level3.B182];[$optimize_tfidf_split9_level3.B182])" office:value-type="float" office:value="0" calcext:value-type="float">
            <text:p>0</text:p>
          </table:table-cell>
          <table:table-cell table:formula="of:=MIN([$optimize_tfidf_split0_level3.C182];[$optimize_tfidf_split1_level3.C182];[$optimize_tfidf_split2_level3.C182];[$optimize_tfidf_split3_level3.C182];[$optimize_tfidf_split4_level3.C182];[$optimize_tfidf_split5_level3.C182];[$optimize_tfidf_split6_level3.C182];[$optimize_tfidf_split7_level3.C182];[$optimize_tfidf_split8_level3.C182];[$optimize_tfidf_split9_level3.C182])" office:value-type="float" office:value="0.2221" calcext:value-type="float">
            <text:p>0.2221</text:p>
          </table:table-cell>
          <table:table-cell table:formula="of:=MIN([$optimize_tfidf_split0_level3.D182];[$optimize_tfidf_split1_level3.D182];[$optimize_tfidf_split2_level3.D182];[$optimize_tfidf_split3_level3.D182];[$optimize_tfidf_split4_level3.D182];[$optimize_tfidf_split5_level3.D182];[$optimize_tfidf_split6_level3.D182];[$optimize_tfidf_split7_level3.D182];[$optimize_tfidf_split8_level3.D182];[$optimize_tfidf_split9_level3.D182])" office:value-type="float" office:value="0.7846" calcext:value-type="float">
            <text:p>0.7846</text:p>
          </table:table-cell>
          <table:table-cell table:formula="of:=MIN([$optimize_tfidf_split0_level3.E182];[$optimize_tfidf_split1_level3.E182];[$optimize_tfidf_split2_level3.E182];[$optimize_tfidf_split3_level3.E182];[$optimize_tfidf_split4_level3.E182];[$optimize_tfidf_split5_level3.E182];[$optimize_tfidf_split6_level3.E182];[$optimize_tfidf_split7_level3.E182];[$optimize_tfidf_split8_level3.E182];[$optimize_tfidf_split9_level3.E18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02];[$optimize_tfidf_split1_level3.A202];[$optimize_tfidf_split2_level3.A202];[$optimize_tfidf_split3_level3.A202];[$optimize_tfidf_split4_level3.A202];[$optimize_tfidf_split5_level3.A202];[$optimize_tfidf_split6_level3.A202];[$optimize_tfidf_split7_level3.A202];[$optimize_tfidf_split8_level3.A202];[$optimize_tfidf_split9_level3.A202])" office:value-type="float" office:value="11" calcext:value-type="float">
            <text:p>11</text:p>
          </table:table-cell>
          <table:table-cell table:formula="of:=MIN([$optimize_tfidf_split0_level3.B202];[$optimize_tfidf_split1_level3.B202];[$optimize_tfidf_split2_level3.B202];[$optimize_tfidf_split3_level3.B202];[$optimize_tfidf_split4_level3.B202];[$optimize_tfidf_split5_level3.B202];[$optimize_tfidf_split6_level3.B202];[$optimize_tfidf_split7_level3.B202];[$optimize_tfidf_split8_level3.B202];[$optimize_tfidf_split9_level3.B202])" office:value-type="float" office:value="0" calcext:value-type="float">
            <text:p>0</text:p>
          </table:table-cell>
          <table:table-cell table:formula="of:=MIN([$optimize_tfidf_split0_level3.C202];[$optimize_tfidf_split1_level3.C202];[$optimize_tfidf_split2_level3.C202];[$optimize_tfidf_split3_level3.C202];[$optimize_tfidf_split4_level3.C202];[$optimize_tfidf_split5_level3.C202];[$optimize_tfidf_split6_level3.C202];[$optimize_tfidf_split7_level3.C202];[$optimize_tfidf_split8_level3.C202];[$optimize_tfidf_split9_level3.C202])" office:value-type="float" office:value="0.2221" calcext:value-type="float">
            <text:p>0.2221</text:p>
          </table:table-cell>
          <table:table-cell table:formula="of:=MIN([$optimize_tfidf_split0_level3.D202];[$optimize_tfidf_split1_level3.D202];[$optimize_tfidf_split2_level3.D202];[$optimize_tfidf_split3_level3.D202];[$optimize_tfidf_split4_level3.D202];[$optimize_tfidf_split5_level3.D202];[$optimize_tfidf_split6_level3.D202];[$optimize_tfidf_split7_level3.D202];[$optimize_tfidf_split8_level3.D202];[$optimize_tfidf_split9_level3.D202])" office:value-type="float" office:value="0.7846" calcext:value-type="float">
            <text:p>0.7846</text:p>
          </table:table-cell>
          <table:table-cell table:formula="of:=MIN([$optimize_tfidf_split0_level3.E202];[$optimize_tfidf_split1_level3.E202];[$optimize_tfidf_split2_level3.E202];[$optimize_tfidf_split3_level3.E202];[$optimize_tfidf_split4_level3.E202];[$optimize_tfidf_split5_level3.E202];[$optimize_tfidf_split6_level3.E202];[$optimize_tfidf_split7_level3.E202];[$optimize_tfidf_split8_level3.E202];[$optimize_tfidf_split9_level3.E20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22];[$optimize_tfidf_split1_level3.A222];[$optimize_tfidf_split2_level3.A222];[$optimize_tfidf_split3_level3.A222];[$optimize_tfidf_split4_level3.A222];[$optimize_tfidf_split5_level3.A222];[$optimize_tfidf_split6_level3.A222];[$optimize_tfidf_split7_level3.A222];[$optimize_tfidf_split8_level3.A222];[$optimize_tfidf_split9_level3.A222])" office:value-type="float" office:value="12" calcext:value-type="float">
            <text:p>12</text:p>
          </table:table-cell>
          <table:table-cell table:formula="of:=MIN([$optimize_tfidf_split0_level3.B222];[$optimize_tfidf_split1_level3.B222];[$optimize_tfidf_split2_level3.B222];[$optimize_tfidf_split3_level3.B222];[$optimize_tfidf_split4_level3.B222];[$optimize_tfidf_split5_level3.B222];[$optimize_tfidf_split6_level3.B222];[$optimize_tfidf_split7_level3.B222];[$optimize_tfidf_split8_level3.B222];[$optimize_tfidf_split9_level3.B222])" office:value-type="float" office:value="0" calcext:value-type="float">
            <text:p>0</text:p>
          </table:table-cell>
          <table:table-cell table:formula="of:=MIN([$optimize_tfidf_split0_level3.C222];[$optimize_tfidf_split1_level3.C222];[$optimize_tfidf_split2_level3.C222];[$optimize_tfidf_split3_level3.C222];[$optimize_tfidf_split4_level3.C222];[$optimize_tfidf_split5_level3.C222];[$optimize_tfidf_split6_level3.C222];[$optimize_tfidf_split7_level3.C222];[$optimize_tfidf_split8_level3.C222];[$optimize_tfidf_split9_level3.C222])" office:value-type="float" office:value="0.2221" calcext:value-type="float">
            <text:p>0.2221</text:p>
          </table:table-cell>
          <table:table-cell table:formula="of:=MIN([$optimize_tfidf_split0_level3.D222];[$optimize_tfidf_split1_level3.D222];[$optimize_tfidf_split2_level3.D222];[$optimize_tfidf_split3_level3.D222];[$optimize_tfidf_split4_level3.D222];[$optimize_tfidf_split5_level3.D222];[$optimize_tfidf_split6_level3.D222];[$optimize_tfidf_split7_level3.D222];[$optimize_tfidf_split8_level3.D222];[$optimize_tfidf_split9_level3.D222])" office:value-type="float" office:value="0.7846" calcext:value-type="float">
            <text:p>0.7846</text:p>
          </table:table-cell>
          <table:table-cell table:formula="of:=MIN([$optimize_tfidf_split0_level3.E222];[$optimize_tfidf_split1_level3.E222];[$optimize_tfidf_split2_level3.E222];[$optimize_tfidf_split3_level3.E222];[$optimize_tfidf_split4_level3.E222];[$optimize_tfidf_split5_level3.E222];[$optimize_tfidf_split6_level3.E222];[$optimize_tfidf_split7_level3.E222];[$optimize_tfidf_split8_level3.E222];[$optimize_tfidf_split9_level3.E22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42];[$optimize_tfidf_split1_level3.A242];[$optimize_tfidf_split2_level3.A242];[$optimize_tfidf_split3_level3.A242];[$optimize_tfidf_split4_level3.A242];[$optimize_tfidf_split5_level3.A242];[$optimize_tfidf_split6_level3.A242];[$optimize_tfidf_split7_level3.A242];[$optimize_tfidf_split8_level3.A242];[$optimize_tfidf_split9_level3.A242])" office:value-type="float" office:value="13" calcext:value-type="float">
            <text:p>13</text:p>
          </table:table-cell>
          <table:table-cell table:formula="of:=MIN([$optimize_tfidf_split0_level3.B242];[$optimize_tfidf_split1_level3.B242];[$optimize_tfidf_split2_level3.B242];[$optimize_tfidf_split3_level3.B242];[$optimize_tfidf_split4_level3.B242];[$optimize_tfidf_split5_level3.B242];[$optimize_tfidf_split6_level3.B242];[$optimize_tfidf_split7_level3.B242];[$optimize_tfidf_split8_level3.B242];[$optimize_tfidf_split9_level3.B242])" office:value-type="float" office:value="0" calcext:value-type="float">
            <text:p>0</text:p>
          </table:table-cell>
          <table:table-cell table:formula="of:=MIN([$optimize_tfidf_split0_level3.C242];[$optimize_tfidf_split1_level3.C242];[$optimize_tfidf_split2_level3.C242];[$optimize_tfidf_split3_level3.C242];[$optimize_tfidf_split4_level3.C242];[$optimize_tfidf_split5_level3.C242];[$optimize_tfidf_split6_level3.C242];[$optimize_tfidf_split7_level3.C242];[$optimize_tfidf_split8_level3.C242];[$optimize_tfidf_split9_level3.C242])" office:value-type="float" office:value="0.2221" calcext:value-type="float">
            <text:p>0.2221</text:p>
          </table:table-cell>
          <table:table-cell table:formula="of:=MIN([$optimize_tfidf_split0_level3.D242];[$optimize_tfidf_split1_level3.D242];[$optimize_tfidf_split2_level3.D242];[$optimize_tfidf_split3_level3.D242];[$optimize_tfidf_split4_level3.D242];[$optimize_tfidf_split5_level3.D242];[$optimize_tfidf_split6_level3.D242];[$optimize_tfidf_split7_level3.D242];[$optimize_tfidf_split8_level3.D242];[$optimize_tfidf_split9_level3.D242])" office:value-type="float" office:value="0.7846" calcext:value-type="float">
            <text:p>0.7846</text:p>
          </table:table-cell>
          <table:table-cell table:formula="of:=MIN([$optimize_tfidf_split0_level3.E242];[$optimize_tfidf_split1_level3.E242];[$optimize_tfidf_split2_level3.E242];[$optimize_tfidf_split3_level3.E242];[$optimize_tfidf_split4_level3.E242];[$optimize_tfidf_split5_level3.E242];[$optimize_tfidf_split6_level3.E242];[$optimize_tfidf_split7_level3.E242];[$optimize_tfidf_split8_level3.E242];[$optimize_tfidf_split9_level3.E24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62];[$optimize_tfidf_split1_level3.A262];[$optimize_tfidf_split2_level3.A262];[$optimize_tfidf_split3_level3.A262];[$optimize_tfidf_split4_level3.A262];[$optimize_tfidf_split5_level3.A262];[$optimize_tfidf_split6_level3.A262];[$optimize_tfidf_split7_level3.A262];[$optimize_tfidf_split8_level3.A262];[$optimize_tfidf_split9_level3.A262])" office:value-type="float" office:value="14" calcext:value-type="float">
            <text:p>14</text:p>
          </table:table-cell>
          <table:table-cell table:formula="of:=MIN([$optimize_tfidf_split0_level3.B262];[$optimize_tfidf_split1_level3.B262];[$optimize_tfidf_split2_level3.B262];[$optimize_tfidf_split3_level3.B262];[$optimize_tfidf_split4_level3.B262];[$optimize_tfidf_split5_level3.B262];[$optimize_tfidf_split6_level3.B262];[$optimize_tfidf_split7_level3.B262];[$optimize_tfidf_split8_level3.B262];[$optimize_tfidf_split9_level3.B262])" office:value-type="float" office:value="0" calcext:value-type="float">
            <text:p>0</text:p>
          </table:table-cell>
          <table:table-cell table:formula="of:=MIN([$optimize_tfidf_split0_level3.C262];[$optimize_tfidf_split1_level3.C262];[$optimize_tfidf_split2_level3.C262];[$optimize_tfidf_split3_level3.C262];[$optimize_tfidf_split4_level3.C262];[$optimize_tfidf_split5_level3.C262];[$optimize_tfidf_split6_level3.C262];[$optimize_tfidf_split7_level3.C262];[$optimize_tfidf_split8_level3.C262];[$optimize_tfidf_split9_level3.C262])" office:value-type="float" office:value="0.2221" calcext:value-type="float">
            <text:p>0.2221</text:p>
          </table:table-cell>
          <table:table-cell table:formula="of:=MIN([$optimize_tfidf_split0_level3.D262];[$optimize_tfidf_split1_level3.D262];[$optimize_tfidf_split2_level3.D262];[$optimize_tfidf_split3_level3.D262];[$optimize_tfidf_split4_level3.D262];[$optimize_tfidf_split5_level3.D262];[$optimize_tfidf_split6_level3.D262];[$optimize_tfidf_split7_level3.D262];[$optimize_tfidf_split8_level3.D262];[$optimize_tfidf_split9_level3.D262])" office:value-type="float" office:value="0.7846" calcext:value-type="float">
            <text:p>0.7846</text:p>
          </table:table-cell>
          <table:table-cell table:formula="of:=MIN([$optimize_tfidf_split0_level3.E262];[$optimize_tfidf_split1_level3.E262];[$optimize_tfidf_split2_level3.E262];[$optimize_tfidf_split3_level3.E262];[$optimize_tfidf_split4_level3.E262];[$optimize_tfidf_split5_level3.E262];[$optimize_tfidf_split6_level3.E262];[$optimize_tfidf_split7_level3.E262];[$optimize_tfidf_split8_level3.E262];[$optimize_tfidf_split9_level3.E26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82];[$optimize_tfidf_split1_level3.A282];[$optimize_tfidf_split2_level3.A282];[$optimize_tfidf_split3_level3.A282];[$optimize_tfidf_split4_level3.A282];[$optimize_tfidf_split5_level3.A282];[$optimize_tfidf_split6_level3.A282];[$optimize_tfidf_split7_level3.A282];[$optimize_tfidf_split8_level3.A282];[$optimize_tfidf_split9_level3.A282])" office:value-type="float" office:value="15" calcext:value-type="float">
            <text:p>15</text:p>
          </table:table-cell>
          <table:table-cell table:formula="of:=MIN([$optimize_tfidf_split0_level3.B282];[$optimize_tfidf_split1_level3.B282];[$optimize_tfidf_split2_level3.B282];[$optimize_tfidf_split3_level3.B282];[$optimize_tfidf_split4_level3.B282];[$optimize_tfidf_split5_level3.B282];[$optimize_tfidf_split6_level3.B282];[$optimize_tfidf_split7_level3.B282];[$optimize_tfidf_split8_level3.B282];[$optimize_tfidf_split9_level3.B282])" office:value-type="float" office:value="0" calcext:value-type="float">
            <text:p>0</text:p>
          </table:table-cell>
          <table:table-cell table:formula="of:=MIN([$optimize_tfidf_split0_level3.C282];[$optimize_tfidf_split1_level3.C282];[$optimize_tfidf_split2_level3.C282];[$optimize_tfidf_split3_level3.C282];[$optimize_tfidf_split4_level3.C282];[$optimize_tfidf_split5_level3.C282];[$optimize_tfidf_split6_level3.C282];[$optimize_tfidf_split7_level3.C282];[$optimize_tfidf_split8_level3.C282];[$optimize_tfidf_split9_level3.C282])" office:value-type="float" office:value="0.2221" calcext:value-type="float">
            <text:p>0.2221</text:p>
          </table:table-cell>
          <table:table-cell table:formula="of:=MIN([$optimize_tfidf_split0_level3.D282];[$optimize_tfidf_split1_level3.D282];[$optimize_tfidf_split2_level3.D282];[$optimize_tfidf_split3_level3.D282];[$optimize_tfidf_split4_level3.D282];[$optimize_tfidf_split5_level3.D282];[$optimize_tfidf_split6_level3.D282];[$optimize_tfidf_split7_level3.D282];[$optimize_tfidf_split8_level3.D282];[$optimize_tfidf_split9_level3.D282])" office:value-type="float" office:value="0.7846" calcext:value-type="float">
            <text:p>0.7846</text:p>
          </table:table-cell>
          <table:table-cell table:formula="of:=MIN([$optimize_tfidf_split0_level3.E282];[$optimize_tfidf_split1_level3.E282];[$optimize_tfidf_split2_level3.E282];[$optimize_tfidf_split3_level3.E282];[$optimize_tfidf_split4_level3.E282];[$optimize_tfidf_split5_level3.E282];[$optimize_tfidf_split6_level3.E282];[$optimize_tfidf_split7_level3.E282];[$optimize_tfidf_split8_level3.E282];[$optimize_tfidf_split9_level3.E282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3];[$optimize_tfidf_split1_level3.A3];[$optimize_tfidf_split2_level3.A3];[$optimize_tfidf_split3_level3.A3];[$optimize_tfidf_split4_level3.A3];[$optimize_tfidf_split5_level3.A3];[$optimize_tfidf_split6_level3.A3];[$optimize_tfidf_split7_level3.A3];[$optimize_tfidf_split8_level3.A3];[$optimize_tfidf_split9_level3.A3])" office:value-type="float" office:value="1" calcext:value-type="float">
            <text:p>1</text:p>
          </table:table-cell>
          <table:table-cell table:formula="of:=MIN([$optimize_tfidf_split0_level3.B3];[$optimize_tfidf_split1_level3.B3];[$optimize_tfidf_split2_level3.B3];[$optimize_tfidf_split3_level3.B3];[$optimize_tfidf_split4_level3.B3];[$optimize_tfidf_split5_level3.B3];[$optimize_tfidf_split6_level3.B3];[$optimize_tfidf_split7_level3.B3];[$optimize_tfidf_split8_level3.B3];[$optimize_tfidf_split9_level3.B3])" office:value-type="float" office:value="0.05" calcext:value-type="float">
            <text:p>0.05</text:p>
          </table:table-cell>
          <table:table-cell table:formula="of:=MIN([$optimize_tfidf_split0_level3.C3];[$optimize_tfidf_split1_level3.C3];[$optimize_tfidf_split2_level3.C3];[$optimize_tfidf_split3_level3.C3];[$optimize_tfidf_split4_level3.C3];[$optimize_tfidf_split5_level3.C3];[$optimize_tfidf_split6_level3.C3];[$optimize_tfidf_split7_level3.C3];[$optimize_tfidf_split8_level3.C3];[$optimize_tfidf_split9_level3.C3])" office:value-type="float" office:value="0.4974" calcext:value-type="float">
            <text:p>0.4974</text:p>
          </table:table-cell>
          <table:table-cell table:formula="of:=MIN([$optimize_tfidf_split0_level3.D3];[$optimize_tfidf_split1_level3.D3];[$optimize_tfidf_split2_level3.D3];[$optimize_tfidf_split3_level3.D3];[$optimize_tfidf_split4_level3.D3];[$optimize_tfidf_split5_level3.D3];[$optimize_tfidf_split6_level3.D3];[$optimize_tfidf_split7_level3.D3];[$optimize_tfidf_split8_level3.D3];[$optimize_tfidf_split9_level3.D3])" office:value-type="float" office:value="0.3761" calcext:value-type="float">
            <text:p>0.3761</text:p>
          </table:table-cell>
          <table:table-cell table:formula="of:=MIN([$optimize_tfidf_split0_level3.E3];[$optimize_tfidf_split1_level3.E3];[$optimize_tfidf_split2_level3.E3];[$optimize_tfidf_split3_level3.E3];[$optimize_tfidf_split4_level3.E3];[$optimize_tfidf_split5_level3.E3];[$optimize_tfidf_split6_level3.E3];[$optimize_tfidf_split7_level3.E3];[$optimize_tfidf_split8_level3.E3];[$optimize_tfidf_split9_level3.E3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3];[$optimize_tfidf_split1_level3.A23];[$optimize_tfidf_split2_level3.A23];[$optimize_tfidf_split3_level3.A23];[$optimize_tfidf_split4_level3.A23];[$optimize_tfidf_split5_level3.A23];[$optimize_tfidf_split6_level3.A23];[$optimize_tfidf_split7_level3.A23];[$optimize_tfidf_split8_level3.A23];[$optimize_tfidf_split9_level3.A23])" office:value-type="float" office:value="2" calcext:value-type="float">
            <text:p>2</text:p>
          </table:table-cell>
          <table:table-cell table:formula="of:=MIN([$optimize_tfidf_split0_level3.B23];[$optimize_tfidf_split1_level3.B23];[$optimize_tfidf_split2_level3.B23];[$optimize_tfidf_split3_level3.B23];[$optimize_tfidf_split4_level3.B23];[$optimize_tfidf_split5_level3.B23];[$optimize_tfidf_split6_level3.B23];[$optimize_tfidf_split7_level3.B23];[$optimize_tfidf_split8_level3.B23];[$optimize_tfidf_split9_level3.B23])" office:value-type="float" office:value="0.05" calcext:value-type="float">
            <text:p>0.05</text:p>
          </table:table-cell>
          <table:table-cell table:formula="of:=MIN([$optimize_tfidf_split0_level3.C23];[$optimize_tfidf_split1_level3.C23];[$optimize_tfidf_split2_level3.C23];[$optimize_tfidf_split3_level3.C23];[$optimize_tfidf_split4_level3.C23];[$optimize_tfidf_split5_level3.C23];[$optimize_tfidf_split6_level3.C23];[$optimize_tfidf_split7_level3.C23];[$optimize_tfidf_split8_level3.C23];[$optimize_tfidf_split9_level3.C23])" office:value-type="float" office:value="0.3947" calcext:value-type="float">
            <text:p>0.3947</text:p>
          </table:table-cell>
          <table:table-cell table:formula="of:=MIN([$optimize_tfidf_split0_level3.D23];[$optimize_tfidf_split1_level3.D23];[$optimize_tfidf_split2_level3.D23];[$optimize_tfidf_split3_level3.D23];[$optimize_tfidf_split4_level3.D23];[$optimize_tfidf_split5_level3.D23];[$optimize_tfidf_split6_level3.D23];[$optimize_tfidf_split7_level3.D23];[$optimize_tfidf_split8_level3.D23];[$optimize_tfidf_split9_level3.D23])" office:value-type="float" office:value="0.563" calcext:value-type="float">
            <text:p>0.563</text:p>
          </table:table-cell>
          <table:table-cell table:formula="of:=MIN([$optimize_tfidf_split0_level3.E23];[$optimize_tfidf_split1_level3.E23];[$optimize_tfidf_split2_level3.E23];[$optimize_tfidf_split3_level3.E23];[$optimize_tfidf_split4_level3.E23];[$optimize_tfidf_split5_level3.E23];[$optimize_tfidf_split6_level3.E23];[$optimize_tfidf_split7_level3.E23];[$optimize_tfidf_split8_level3.E23];[$optimize_tfidf_split9_level3.E23])" office:value-type="float" office:value="0.4448" calcext:value-type="float">
            <text:p>0.4448</text:p>
          </table:table-cell>
        </table:table-row>
        <table:table-row table:style-name="ro1">
          <table:table-cell table:formula="of:=MIN([$optimize_tfidf_split0_level3.A43];[$optimize_tfidf_split1_level3.A43];[$optimize_tfidf_split2_level3.A43];[$optimize_tfidf_split3_level3.A43];[$optimize_tfidf_split4_level3.A43];[$optimize_tfidf_split5_level3.A43];[$optimize_tfidf_split6_level3.A43];[$optimize_tfidf_split7_level3.A43];[$optimize_tfidf_split8_level3.A43];[$optimize_tfidf_split9_level3.A43])" office:value-type="float" office:value="3" calcext:value-type="float">
            <text:p>3</text:p>
          </table:table-cell>
          <table:table-cell table:formula="of:=MIN([$optimize_tfidf_split0_level3.B43];[$optimize_tfidf_split1_level3.B43];[$optimize_tfidf_split2_level3.B43];[$optimize_tfidf_split3_level3.B43];[$optimize_tfidf_split4_level3.B43];[$optimize_tfidf_split5_level3.B43];[$optimize_tfidf_split6_level3.B43];[$optimize_tfidf_split7_level3.B43];[$optimize_tfidf_split8_level3.B43];[$optimize_tfidf_split9_level3.B43])" office:value-type="float" office:value="0.05" calcext:value-type="float">
            <text:p>0.05</text:p>
          </table:table-cell>
          <table:table-cell table:formula="of:=MIN([$optimize_tfidf_split0_level3.C43];[$optimize_tfidf_split1_level3.C43];[$optimize_tfidf_split2_level3.C43];[$optimize_tfidf_split3_level3.C43];[$optimize_tfidf_split4_level3.C43];[$optimize_tfidf_split5_level3.C43];[$optimize_tfidf_split6_level3.C43];[$optimize_tfidf_split7_level3.C43];[$optimize_tfidf_split8_level3.C43];[$optimize_tfidf_split9_level3.C43])" office:value-type="float" office:value="0.3081" calcext:value-type="float">
            <text:p>0.3081</text:p>
          </table:table-cell>
          <table:table-cell table:formula="of:=MIN([$optimize_tfidf_split0_level3.D43];[$optimize_tfidf_split1_level3.D43];[$optimize_tfidf_split2_level3.D43];[$optimize_tfidf_split3_level3.D43];[$optimize_tfidf_split4_level3.D43];[$optimize_tfidf_split5_level3.D43];[$optimize_tfidf_split6_level3.D43];[$optimize_tfidf_split7_level3.D43];[$optimize_tfidf_split8_level3.D43];[$optimize_tfidf_split9_level3.D43])" office:value-type="float" office:value="0.6641" calcext:value-type="float">
            <text:p>0.6641</text:p>
          </table:table-cell>
          <table:table-cell table:formula="of:=MIN([$optimize_tfidf_split0_level3.E43];[$optimize_tfidf_split1_level3.E43];[$optimize_tfidf_split2_level3.E43];[$optimize_tfidf_split3_level3.E43];[$optimize_tfidf_split4_level3.E43];[$optimize_tfidf_split5_level3.E43];[$optimize_tfidf_split6_level3.E43];[$optimize_tfidf_split7_level3.E43];[$optimize_tfidf_split8_level3.E43];[$optimize_tfidf_split9_level3.E43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3];[$optimize_tfidf_split1_level3.A63];[$optimize_tfidf_split2_level3.A63];[$optimize_tfidf_split3_level3.A63];[$optimize_tfidf_split4_level3.A63];[$optimize_tfidf_split5_level3.A63];[$optimize_tfidf_split6_level3.A63];[$optimize_tfidf_split7_level3.A63];[$optimize_tfidf_split8_level3.A63];[$optimize_tfidf_split9_level3.A63])" office:value-type="float" office:value="4" calcext:value-type="float">
            <text:p>4</text:p>
          </table:table-cell>
          <table:table-cell table:formula="of:=MIN([$optimize_tfidf_split0_level3.B63];[$optimize_tfidf_split1_level3.B63];[$optimize_tfidf_split2_level3.B63];[$optimize_tfidf_split3_level3.B63];[$optimize_tfidf_split4_level3.B63];[$optimize_tfidf_split5_level3.B63];[$optimize_tfidf_split6_level3.B63];[$optimize_tfidf_split7_level3.B63];[$optimize_tfidf_split8_level3.B63];[$optimize_tfidf_split9_level3.B63])" office:value-type="float" office:value="0.05" calcext:value-type="float">
            <text:p>0.05</text:p>
          </table:table-cell>
          <table:table-cell table:formula="of:=MIN([$optimize_tfidf_split0_level3.C63];[$optimize_tfidf_split1_level3.C63];[$optimize_tfidf_split2_level3.C63];[$optimize_tfidf_split3_level3.C63];[$optimize_tfidf_split4_level3.C63];[$optimize_tfidf_split5_level3.C63];[$optimize_tfidf_split6_level3.C63];[$optimize_tfidf_split7_level3.C63];[$optimize_tfidf_split8_level3.C63];[$optimize_tfidf_split9_level3.C63])" office:value-type="float" office:value="0.2579" calcext:value-type="float">
            <text:p>0.2579</text:p>
          </table:table-cell>
          <table:table-cell table:formula="of:=MIN([$optimize_tfidf_split0_level3.D63];[$optimize_tfidf_split1_level3.D63];[$optimize_tfidf_split2_level3.D63];[$optimize_tfidf_split3_level3.D63];[$optimize_tfidf_split4_level3.D63];[$optimize_tfidf_split5_level3.D63];[$optimize_tfidf_split6_level3.D63];[$optimize_tfidf_split7_level3.D63];[$optimize_tfidf_split8_level3.D63];[$optimize_tfidf_split9_level3.D63])" office:value-type="float" office:value="0.7294" calcext:value-type="float">
            <text:p>0.7294</text:p>
          </table:table-cell>
          <table:table-cell table:formula="of:=MIN([$optimize_tfidf_split0_level3.E63];[$optimize_tfidf_split1_level3.E63];[$optimize_tfidf_split2_level3.E63];[$optimize_tfidf_split3_level3.E63];[$optimize_tfidf_split4_level3.E63];[$optimize_tfidf_split5_level3.E63];[$optimize_tfidf_split6_level3.E63];[$optimize_tfidf_split7_level3.E63];[$optimize_tfidf_split8_level3.E63];[$optimize_tfidf_split9_level3.E63])" office:value-type="float" office:value="0.3668" calcext:value-type="float">
            <text:p>0.3668</text:p>
          </table:table-cell>
        </table:table-row>
        <table:table-row table:style-name="ro1">
          <table:table-cell table:formula="of:=MIN([$optimize_tfidf_split0_level3.A83];[$optimize_tfidf_split1_level3.A83];[$optimize_tfidf_split2_level3.A83];[$optimize_tfidf_split3_level3.A83];[$optimize_tfidf_split4_level3.A83];[$optimize_tfidf_split5_level3.A83];[$optimize_tfidf_split6_level3.A83];[$optimize_tfidf_split7_level3.A83];[$optimize_tfidf_split8_level3.A83];[$optimize_tfidf_split9_level3.A83])" office:value-type="float" office:value="5" calcext:value-type="float">
            <text:p>5</text:p>
          </table:table-cell>
          <table:table-cell table:formula="of:=MIN([$optimize_tfidf_split0_level3.B83];[$optimize_tfidf_split1_level3.B83];[$optimize_tfidf_split2_level3.B83];[$optimize_tfidf_split3_level3.B83];[$optimize_tfidf_split4_level3.B83];[$optimize_tfidf_split5_level3.B83];[$optimize_tfidf_split6_level3.B83];[$optimize_tfidf_split7_level3.B83];[$optimize_tfidf_split8_level3.B83];[$optimize_tfidf_split9_level3.B83])" office:value-type="float" office:value="0.05" calcext:value-type="float">
            <text:p>0.05</text:p>
          </table:table-cell>
          <table:table-cell table:formula="of:=MIN([$optimize_tfidf_split0_level3.C83];[$optimize_tfidf_split1_level3.C83];[$optimize_tfidf_split2_level3.C83];[$optimize_tfidf_split3_level3.C83];[$optimize_tfidf_split4_level3.C83];[$optimize_tfidf_split5_level3.C83];[$optimize_tfidf_split6_level3.C83];[$optimize_tfidf_split7_level3.C83];[$optimize_tfidf_split8_level3.C83];[$optimize_tfidf_split9_level3.C83])" office:value-type="float" office:value="0.2221" calcext:value-type="float">
            <text:p>0.2221</text:p>
          </table:table-cell>
          <table:table-cell table:formula="of:=MIN([$optimize_tfidf_split0_level3.D83];[$optimize_tfidf_split1_level3.D83];[$optimize_tfidf_split2_level3.D83];[$optimize_tfidf_split3_level3.D83];[$optimize_tfidf_split4_level3.D83];[$optimize_tfidf_split5_level3.D83];[$optimize_tfidf_split6_level3.D83];[$optimize_tfidf_split7_level3.D83];[$optimize_tfidf_split8_level3.D83];[$optimize_tfidf_split9_level3.D83])" office:value-type="float" office:value="0.7846" calcext:value-type="float">
            <text:p>0.7846</text:p>
          </table:table-cell>
          <table:table-cell table:formula="of:=MIN([$optimize_tfidf_split0_level3.E83];[$optimize_tfidf_split1_level3.E83];[$optimize_tfidf_split2_level3.E83];[$optimize_tfidf_split3_level3.E83];[$optimize_tfidf_split4_level3.E83];[$optimize_tfidf_split5_level3.E83];[$optimize_tfidf_split6_level3.E83];[$optimize_tfidf_split7_level3.E83];[$optimize_tfidf_split8_level3.E83];[$optimize_tfidf_split9_level3.E8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03];[$optimize_tfidf_split1_level3.A103];[$optimize_tfidf_split2_level3.A103];[$optimize_tfidf_split3_level3.A103];[$optimize_tfidf_split4_level3.A103];[$optimize_tfidf_split5_level3.A103];[$optimize_tfidf_split6_level3.A103];[$optimize_tfidf_split7_level3.A103];[$optimize_tfidf_split8_level3.A103];[$optimize_tfidf_split9_level3.A103])" office:value-type="float" office:value="6" calcext:value-type="float">
            <text:p>6</text:p>
          </table:table-cell>
          <table:table-cell table:formula="of:=MIN([$optimize_tfidf_split0_level3.B103];[$optimize_tfidf_split1_level3.B103];[$optimize_tfidf_split2_level3.B103];[$optimize_tfidf_split3_level3.B103];[$optimize_tfidf_split4_level3.B103];[$optimize_tfidf_split5_level3.B103];[$optimize_tfidf_split6_level3.B103];[$optimize_tfidf_split7_level3.B103];[$optimize_tfidf_split8_level3.B103];[$optimize_tfidf_split9_level3.B103])" office:value-type="float" office:value="0.05" calcext:value-type="float">
            <text:p>0.05</text:p>
          </table:table-cell>
          <table:table-cell table:formula="of:=MIN([$optimize_tfidf_split0_level3.C103];[$optimize_tfidf_split1_level3.C103];[$optimize_tfidf_split2_level3.C103];[$optimize_tfidf_split3_level3.C103];[$optimize_tfidf_split4_level3.C103];[$optimize_tfidf_split5_level3.C103];[$optimize_tfidf_split6_level3.C103];[$optimize_tfidf_split7_level3.C103];[$optimize_tfidf_split8_level3.C103];[$optimize_tfidf_split9_level3.C103])" office:value-type="float" office:value="0.2221" calcext:value-type="float">
            <text:p>0.2221</text:p>
          </table:table-cell>
          <table:table-cell table:formula="of:=MIN([$optimize_tfidf_split0_level3.D103];[$optimize_tfidf_split1_level3.D103];[$optimize_tfidf_split2_level3.D103];[$optimize_tfidf_split3_level3.D103];[$optimize_tfidf_split4_level3.D103];[$optimize_tfidf_split5_level3.D103];[$optimize_tfidf_split6_level3.D103];[$optimize_tfidf_split7_level3.D103];[$optimize_tfidf_split8_level3.D103];[$optimize_tfidf_split9_level3.D103])" office:value-type="float" office:value="0.7846" calcext:value-type="float">
            <text:p>0.7846</text:p>
          </table:table-cell>
          <table:table-cell table:formula="of:=MIN([$optimize_tfidf_split0_level3.E103];[$optimize_tfidf_split1_level3.E103];[$optimize_tfidf_split2_level3.E103];[$optimize_tfidf_split3_level3.E103];[$optimize_tfidf_split4_level3.E103];[$optimize_tfidf_split5_level3.E103];[$optimize_tfidf_split6_level3.E103];[$optimize_tfidf_split7_level3.E103];[$optimize_tfidf_split8_level3.E103];[$optimize_tfidf_split9_level3.E10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23];[$optimize_tfidf_split1_level3.A123];[$optimize_tfidf_split2_level3.A123];[$optimize_tfidf_split3_level3.A123];[$optimize_tfidf_split4_level3.A123];[$optimize_tfidf_split5_level3.A123];[$optimize_tfidf_split6_level3.A123];[$optimize_tfidf_split7_level3.A123];[$optimize_tfidf_split8_level3.A123];[$optimize_tfidf_split9_level3.A123])" office:value-type="float" office:value="7" calcext:value-type="float">
            <text:p>7</text:p>
          </table:table-cell>
          <table:table-cell table:formula="of:=MIN([$optimize_tfidf_split0_level3.B123];[$optimize_tfidf_split1_level3.B123];[$optimize_tfidf_split2_level3.B123];[$optimize_tfidf_split3_level3.B123];[$optimize_tfidf_split4_level3.B123];[$optimize_tfidf_split5_level3.B123];[$optimize_tfidf_split6_level3.B123];[$optimize_tfidf_split7_level3.B123];[$optimize_tfidf_split8_level3.B123];[$optimize_tfidf_split9_level3.B123])" office:value-type="float" office:value="0.05" calcext:value-type="float">
            <text:p>0.05</text:p>
          </table:table-cell>
          <table:table-cell table:formula="of:=MIN([$optimize_tfidf_split0_level3.C123];[$optimize_tfidf_split1_level3.C123];[$optimize_tfidf_split2_level3.C123];[$optimize_tfidf_split3_level3.C123];[$optimize_tfidf_split4_level3.C123];[$optimize_tfidf_split5_level3.C123];[$optimize_tfidf_split6_level3.C123];[$optimize_tfidf_split7_level3.C123];[$optimize_tfidf_split8_level3.C123];[$optimize_tfidf_split9_level3.C123])" office:value-type="float" office:value="0.2221" calcext:value-type="float">
            <text:p>0.2221</text:p>
          </table:table-cell>
          <table:table-cell table:formula="of:=MIN([$optimize_tfidf_split0_level3.D123];[$optimize_tfidf_split1_level3.D123];[$optimize_tfidf_split2_level3.D123];[$optimize_tfidf_split3_level3.D123];[$optimize_tfidf_split4_level3.D123];[$optimize_tfidf_split5_level3.D123];[$optimize_tfidf_split6_level3.D123];[$optimize_tfidf_split7_level3.D123];[$optimize_tfidf_split8_level3.D123];[$optimize_tfidf_split9_level3.D123])" office:value-type="float" office:value="0.7846" calcext:value-type="float">
            <text:p>0.7846</text:p>
          </table:table-cell>
          <table:table-cell table:formula="of:=MIN([$optimize_tfidf_split0_level3.E123];[$optimize_tfidf_split1_level3.E123];[$optimize_tfidf_split2_level3.E123];[$optimize_tfidf_split3_level3.E123];[$optimize_tfidf_split4_level3.E123];[$optimize_tfidf_split5_level3.E123];[$optimize_tfidf_split6_level3.E123];[$optimize_tfidf_split7_level3.E123];[$optimize_tfidf_split8_level3.E123];[$optimize_tfidf_split9_level3.E12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43];[$optimize_tfidf_split1_level3.A143];[$optimize_tfidf_split2_level3.A143];[$optimize_tfidf_split3_level3.A143];[$optimize_tfidf_split4_level3.A143];[$optimize_tfidf_split5_level3.A143];[$optimize_tfidf_split6_level3.A143];[$optimize_tfidf_split7_level3.A143];[$optimize_tfidf_split8_level3.A143];[$optimize_tfidf_split9_level3.A143])" office:value-type="float" office:value="8" calcext:value-type="float">
            <text:p>8</text:p>
          </table:table-cell>
          <table:table-cell table:formula="of:=MIN([$optimize_tfidf_split0_level3.B143];[$optimize_tfidf_split1_level3.B143];[$optimize_tfidf_split2_level3.B143];[$optimize_tfidf_split3_level3.B143];[$optimize_tfidf_split4_level3.B143];[$optimize_tfidf_split5_level3.B143];[$optimize_tfidf_split6_level3.B143];[$optimize_tfidf_split7_level3.B143];[$optimize_tfidf_split8_level3.B143];[$optimize_tfidf_split9_level3.B143])" office:value-type="float" office:value="0.05" calcext:value-type="float">
            <text:p>0.05</text:p>
          </table:table-cell>
          <table:table-cell table:formula="of:=MIN([$optimize_tfidf_split0_level3.C143];[$optimize_tfidf_split1_level3.C143];[$optimize_tfidf_split2_level3.C143];[$optimize_tfidf_split3_level3.C143];[$optimize_tfidf_split4_level3.C143];[$optimize_tfidf_split5_level3.C143];[$optimize_tfidf_split6_level3.C143];[$optimize_tfidf_split7_level3.C143];[$optimize_tfidf_split8_level3.C143];[$optimize_tfidf_split9_level3.C143])" office:value-type="float" office:value="0.2221" calcext:value-type="float">
            <text:p>0.2221</text:p>
          </table:table-cell>
          <table:table-cell table:formula="of:=MIN([$optimize_tfidf_split0_level3.D143];[$optimize_tfidf_split1_level3.D143];[$optimize_tfidf_split2_level3.D143];[$optimize_tfidf_split3_level3.D143];[$optimize_tfidf_split4_level3.D143];[$optimize_tfidf_split5_level3.D143];[$optimize_tfidf_split6_level3.D143];[$optimize_tfidf_split7_level3.D143];[$optimize_tfidf_split8_level3.D143];[$optimize_tfidf_split9_level3.D143])" office:value-type="float" office:value="0.7846" calcext:value-type="float">
            <text:p>0.7846</text:p>
          </table:table-cell>
          <table:table-cell table:formula="of:=MIN([$optimize_tfidf_split0_level3.E143];[$optimize_tfidf_split1_level3.E143];[$optimize_tfidf_split2_level3.E143];[$optimize_tfidf_split3_level3.E143];[$optimize_tfidf_split4_level3.E143];[$optimize_tfidf_split5_level3.E143];[$optimize_tfidf_split6_level3.E143];[$optimize_tfidf_split7_level3.E143];[$optimize_tfidf_split8_level3.E143];[$optimize_tfidf_split9_level3.E14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63];[$optimize_tfidf_split1_level3.A163];[$optimize_tfidf_split2_level3.A163];[$optimize_tfidf_split3_level3.A163];[$optimize_tfidf_split4_level3.A163];[$optimize_tfidf_split5_level3.A163];[$optimize_tfidf_split6_level3.A163];[$optimize_tfidf_split7_level3.A163];[$optimize_tfidf_split8_level3.A163];[$optimize_tfidf_split9_level3.A163])" office:value-type="float" office:value="9" calcext:value-type="float">
            <text:p>9</text:p>
          </table:table-cell>
          <table:table-cell table:formula="of:=MIN([$optimize_tfidf_split0_level3.B163];[$optimize_tfidf_split1_level3.B163];[$optimize_tfidf_split2_level3.B163];[$optimize_tfidf_split3_level3.B163];[$optimize_tfidf_split4_level3.B163];[$optimize_tfidf_split5_level3.B163];[$optimize_tfidf_split6_level3.B163];[$optimize_tfidf_split7_level3.B163];[$optimize_tfidf_split8_level3.B163];[$optimize_tfidf_split9_level3.B163])" office:value-type="float" office:value="0.05" calcext:value-type="float">
            <text:p>0.05</text:p>
          </table:table-cell>
          <table:table-cell table:formula="of:=MIN([$optimize_tfidf_split0_level3.C163];[$optimize_tfidf_split1_level3.C163];[$optimize_tfidf_split2_level3.C163];[$optimize_tfidf_split3_level3.C163];[$optimize_tfidf_split4_level3.C163];[$optimize_tfidf_split5_level3.C163];[$optimize_tfidf_split6_level3.C163];[$optimize_tfidf_split7_level3.C163];[$optimize_tfidf_split8_level3.C163];[$optimize_tfidf_split9_level3.C163])" office:value-type="float" office:value="0.2221" calcext:value-type="float">
            <text:p>0.2221</text:p>
          </table:table-cell>
          <table:table-cell table:formula="of:=MIN([$optimize_tfidf_split0_level3.D163];[$optimize_tfidf_split1_level3.D163];[$optimize_tfidf_split2_level3.D163];[$optimize_tfidf_split3_level3.D163];[$optimize_tfidf_split4_level3.D163];[$optimize_tfidf_split5_level3.D163];[$optimize_tfidf_split6_level3.D163];[$optimize_tfidf_split7_level3.D163];[$optimize_tfidf_split8_level3.D163];[$optimize_tfidf_split9_level3.D163])" office:value-type="float" office:value="0.7846" calcext:value-type="float">
            <text:p>0.7846</text:p>
          </table:table-cell>
          <table:table-cell table:formula="of:=MIN([$optimize_tfidf_split0_level3.E163];[$optimize_tfidf_split1_level3.E163];[$optimize_tfidf_split2_level3.E163];[$optimize_tfidf_split3_level3.E163];[$optimize_tfidf_split4_level3.E163];[$optimize_tfidf_split5_level3.E163];[$optimize_tfidf_split6_level3.E163];[$optimize_tfidf_split7_level3.E163];[$optimize_tfidf_split8_level3.E163];[$optimize_tfidf_split9_level3.E16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83];[$optimize_tfidf_split1_level3.A183];[$optimize_tfidf_split2_level3.A183];[$optimize_tfidf_split3_level3.A183];[$optimize_tfidf_split4_level3.A183];[$optimize_tfidf_split5_level3.A183];[$optimize_tfidf_split6_level3.A183];[$optimize_tfidf_split7_level3.A183];[$optimize_tfidf_split8_level3.A183];[$optimize_tfidf_split9_level3.A183])" office:value-type="float" office:value="10" calcext:value-type="float">
            <text:p>10</text:p>
          </table:table-cell>
          <table:table-cell table:formula="of:=MIN([$optimize_tfidf_split0_level3.B183];[$optimize_tfidf_split1_level3.B183];[$optimize_tfidf_split2_level3.B183];[$optimize_tfidf_split3_level3.B183];[$optimize_tfidf_split4_level3.B183];[$optimize_tfidf_split5_level3.B183];[$optimize_tfidf_split6_level3.B183];[$optimize_tfidf_split7_level3.B183];[$optimize_tfidf_split8_level3.B183];[$optimize_tfidf_split9_level3.B183])" office:value-type="float" office:value="0.05" calcext:value-type="float">
            <text:p>0.05</text:p>
          </table:table-cell>
          <table:table-cell table:formula="of:=MIN([$optimize_tfidf_split0_level3.C183];[$optimize_tfidf_split1_level3.C183];[$optimize_tfidf_split2_level3.C183];[$optimize_tfidf_split3_level3.C183];[$optimize_tfidf_split4_level3.C183];[$optimize_tfidf_split5_level3.C183];[$optimize_tfidf_split6_level3.C183];[$optimize_tfidf_split7_level3.C183];[$optimize_tfidf_split8_level3.C183];[$optimize_tfidf_split9_level3.C183])" office:value-type="float" office:value="0.2221" calcext:value-type="float">
            <text:p>0.2221</text:p>
          </table:table-cell>
          <table:table-cell table:formula="of:=MIN([$optimize_tfidf_split0_level3.D183];[$optimize_tfidf_split1_level3.D183];[$optimize_tfidf_split2_level3.D183];[$optimize_tfidf_split3_level3.D183];[$optimize_tfidf_split4_level3.D183];[$optimize_tfidf_split5_level3.D183];[$optimize_tfidf_split6_level3.D183];[$optimize_tfidf_split7_level3.D183];[$optimize_tfidf_split8_level3.D183];[$optimize_tfidf_split9_level3.D183])" office:value-type="float" office:value="0.7846" calcext:value-type="float">
            <text:p>0.7846</text:p>
          </table:table-cell>
          <table:table-cell table:formula="of:=MIN([$optimize_tfidf_split0_level3.E183];[$optimize_tfidf_split1_level3.E183];[$optimize_tfidf_split2_level3.E183];[$optimize_tfidf_split3_level3.E183];[$optimize_tfidf_split4_level3.E183];[$optimize_tfidf_split5_level3.E183];[$optimize_tfidf_split6_level3.E183];[$optimize_tfidf_split7_level3.E183];[$optimize_tfidf_split8_level3.E183];[$optimize_tfidf_split9_level3.E18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03];[$optimize_tfidf_split1_level3.A203];[$optimize_tfidf_split2_level3.A203];[$optimize_tfidf_split3_level3.A203];[$optimize_tfidf_split4_level3.A203];[$optimize_tfidf_split5_level3.A203];[$optimize_tfidf_split6_level3.A203];[$optimize_tfidf_split7_level3.A203];[$optimize_tfidf_split8_level3.A203];[$optimize_tfidf_split9_level3.A203])" office:value-type="float" office:value="11" calcext:value-type="float">
            <text:p>11</text:p>
          </table:table-cell>
          <table:table-cell table:formula="of:=MIN([$optimize_tfidf_split0_level3.B203];[$optimize_tfidf_split1_level3.B203];[$optimize_tfidf_split2_level3.B203];[$optimize_tfidf_split3_level3.B203];[$optimize_tfidf_split4_level3.B203];[$optimize_tfidf_split5_level3.B203];[$optimize_tfidf_split6_level3.B203];[$optimize_tfidf_split7_level3.B203];[$optimize_tfidf_split8_level3.B203];[$optimize_tfidf_split9_level3.B203])" office:value-type="float" office:value="0.05" calcext:value-type="float">
            <text:p>0.05</text:p>
          </table:table-cell>
          <table:table-cell table:formula="of:=MIN([$optimize_tfidf_split0_level3.C203];[$optimize_tfidf_split1_level3.C203];[$optimize_tfidf_split2_level3.C203];[$optimize_tfidf_split3_level3.C203];[$optimize_tfidf_split4_level3.C203];[$optimize_tfidf_split5_level3.C203];[$optimize_tfidf_split6_level3.C203];[$optimize_tfidf_split7_level3.C203];[$optimize_tfidf_split8_level3.C203];[$optimize_tfidf_split9_level3.C203])" office:value-type="float" office:value="0.2221" calcext:value-type="float">
            <text:p>0.2221</text:p>
          </table:table-cell>
          <table:table-cell table:formula="of:=MIN([$optimize_tfidf_split0_level3.D203];[$optimize_tfidf_split1_level3.D203];[$optimize_tfidf_split2_level3.D203];[$optimize_tfidf_split3_level3.D203];[$optimize_tfidf_split4_level3.D203];[$optimize_tfidf_split5_level3.D203];[$optimize_tfidf_split6_level3.D203];[$optimize_tfidf_split7_level3.D203];[$optimize_tfidf_split8_level3.D203];[$optimize_tfidf_split9_level3.D203])" office:value-type="float" office:value="0.7846" calcext:value-type="float">
            <text:p>0.7846</text:p>
          </table:table-cell>
          <table:table-cell table:formula="of:=MIN([$optimize_tfidf_split0_level3.E203];[$optimize_tfidf_split1_level3.E203];[$optimize_tfidf_split2_level3.E203];[$optimize_tfidf_split3_level3.E203];[$optimize_tfidf_split4_level3.E203];[$optimize_tfidf_split5_level3.E203];[$optimize_tfidf_split6_level3.E203];[$optimize_tfidf_split7_level3.E203];[$optimize_tfidf_split8_level3.E203];[$optimize_tfidf_split9_level3.E20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23];[$optimize_tfidf_split1_level3.A223];[$optimize_tfidf_split2_level3.A223];[$optimize_tfidf_split3_level3.A223];[$optimize_tfidf_split4_level3.A223];[$optimize_tfidf_split5_level3.A223];[$optimize_tfidf_split6_level3.A223];[$optimize_tfidf_split7_level3.A223];[$optimize_tfidf_split8_level3.A223];[$optimize_tfidf_split9_level3.A223])" office:value-type="float" office:value="12" calcext:value-type="float">
            <text:p>12</text:p>
          </table:table-cell>
          <table:table-cell table:formula="of:=MIN([$optimize_tfidf_split0_level3.B223];[$optimize_tfidf_split1_level3.B223];[$optimize_tfidf_split2_level3.B223];[$optimize_tfidf_split3_level3.B223];[$optimize_tfidf_split4_level3.B223];[$optimize_tfidf_split5_level3.B223];[$optimize_tfidf_split6_level3.B223];[$optimize_tfidf_split7_level3.B223];[$optimize_tfidf_split8_level3.B223];[$optimize_tfidf_split9_level3.B223])" office:value-type="float" office:value="0.05" calcext:value-type="float">
            <text:p>0.05</text:p>
          </table:table-cell>
          <table:table-cell table:formula="of:=MIN([$optimize_tfidf_split0_level3.C223];[$optimize_tfidf_split1_level3.C223];[$optimize_tfidf_split2_level3.C223];[$optimize_tfidf_split3_level3.C223];[$optimize_tfidf_split4_level3.C223];[$optimize_tfidf_split5_level3.C223];[$optimize_tfidf_split6_level3.C223];[$optimize_tfidf_split7_level3.C223];[$optimize_tfidf_split8_level3.C223];[$optimize_tfidf_split9_level3.C223])" office:value-type="float" office:value="0.2221" calcext:value-type="float">
            <text:p>0.2221</text:p>
          </table:table-cell>
          <table:table-cell table:formula="of:=MIN([$optimize_tfidf_split0_level3.D223];[$optimize_tfidf_split1_level3.D223];[$optimize_tfidf_split2_level3.D223];[$optimize_tfidf_split3_level3.D223];[$optimize_tfidf_split4_level3.D223];[$optimize_tfidf_split5_level3.D223];[$optimize_tfidf_split6_level3.D223];[$optimize_tfidf_split7_level3.D223];[$optimize_tfidf_split8_level3.D223];[$optimize_tfidf_split9_level3.D223])" office:value-type="float" office:value="0.7846" calcext:value-type="float">
            <text:p>0.7846</text:p>
          </table:table-cell>
          <table:table-cell table:formula="of:=MIN([$optimize_tfidf_split0_level3.E223];[$optimize_tfidf_split1_level3.E223];[$optimize_tfidf_split2_level3.E223];[$optimize_tfidf_split3_level3.E223];[$optimize_tfidf_split4_level3.E223];[$optimize_tfidf_split5_level3.E223];[$optimize_tfidf_split6_level3.E223];[$optimize_tfidf_split7_level3.E223];[$optimize_tfidf_split8_level3.E223];[$optimize_tfidf_split9_level3.E22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43];[$optimize_tfidf_split1_level3.A243];[$optimize_tfidf_split2_level3.A243];[$optimize_tfidf_split3_level3.A243];[$optimize_tfidf_split4_level3.A243];[$optimize_tfidf_split5_level3.A243];[$optimize_tfidf_split6_level3.A243];[$optimize_tfidf_split7_level3.A243];[$optimize_tfidf_split8_level3.A243];[$optimize_tfidf_split9_level3.A243])" office:value-type="float" office:value="13" calcext:value-type="float">
            <text:p>13</text:p>
          </table:table-cell>
          <table:table-cell table:formula="of:=MIN([$optimize_tfidf_split0_level3.B243];[$optimize_tfidf_split1_level3.B243];[$optimize_tfidf_split2_level3.B243];[$optimize_tfidf_split3_level3.B243];[$optimize_tfidf_split4_level3.B243];[$optimize_tfidf_split5_level3.B243];[$optimize_tfidf_split6_level3.B243];[$optimize_tfidf_split7_level3.B243];[$optimize_tfidf_split8_level3.B243];[$optimize_tfidf_split9_level3.B243])" office:value-type="float" office:value="0.05" calcext:value-type="float">
            <text:p>0.05</text:p>
          </table:table-cell>
          <table:table-cell table:formula="of:=MIN([$optimize_tfidf_split0_level3.C243];[$optimize_tfidf_split1_level3.C243];[$optimize_tfidf_split2_level3.C243];[$optimize_tfidf_split3_level3.C243];[$optimize_tfidf_split4_level3.C243];[$optimize_tfidf_split5_level3.C243];[$optimize_tfidf_split6_level3.C243];[$optimize_tfidf_split7_level3.C243];[$optimize_tfidf_split8_level3.C243];[$optimize_tfidf_split9_level3.C243])" office:value-type="float" office:value="0.2221" calcext:value-type="float">
            <text:p>0.2221</text:p>
          </table:table-cell>
          <table:table-cell table:formula="of:=MIN([$optimize_tfidf_split0_level3.D243];[$optimize_tfidf_split1_level3.D243];[$optimize_tfidf_split2_level3.D243];[$optimize_tfidf_split3_level3.D243];[$optimize_tfidf_split4_level3.D243];[$optimize_tfidf_split5_level3.D243];[$optimize_tfidf_split6_level3.D243];[$optimize_tfidf_split7_level3.D243];[$optimize_tfidf_split8_level3.D243];[$optimize_tfidf_split9_level3.D243])" office:value-type="float" office:value="0.7846" calcext:value-type="float">
            <text:p>0.7846</text:p>
          </table:table-cell>
          <table:table-cell table:formula="of:=MIN([$optimize_tfidf_split0_level3.E243];[$optimize_tfidf_split1_level3.E243];[$optimize_tfidf_split2_level3.E243];[$optimize_tfidf_split3_level3.E243];[$optimize_tfidf_split4_level3.E243];[$optimize_tfidf_split5_level3.E243];[$optimize_tfidf_split6_level3.E243];[$optimize_tfidf_split7_level3.E243];[$optimize_tfidf_split8_level3.E243];[$optimize_tfidf_split9_level3.E24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63];[$optimize_tfidf_split1_level3.A263];[$optimize_tfidf_split2_level3.A263];[$optimize_tfidf_split3_level3.A263];[$optimize_tfidf_split4_level3.A263];[$optimize_tfidf_split5_level3.A263];[$optimize_tfidf_split6_level3.A263];[$optimize_tfidf_split7_level3.A263];[$optimize_tfidf_split8_level3.A263];[$optimize_tfidf_split9_level3.A263])" office:value-type="float" office:value="14" calcext:value-type="float">
            <text:p>14</text:p>
          </table:table-cell>
          <table:table-cell table:formula="of:=MIN([$optimize_tfidf_split0_level3.B263];[$optimize_tfidf_split1_level3.B263];[$optimize_tfidf_split2_level3.B263];[$optimize_tfidf_split3_level3.B263];[$optimize_tfidf_split4_level3.B263];[$optimize_tfidf_split5_level3.B263];[$optimize_tfidf_split6_level3.B263];[$optimize_tfidf_split7_level3.B263];[$optimize_tfidf_split8_level3.B263];[$optimize_tfidf_split9_level3.B263])" office:value-type="float" office:value="0.05" calcext:value-type="float">
            <text:p>0.05</text:p>
          </table:table-cell>
          <table:table-cell table:formula="of:=MIN([$optimize_tfidf_split0_level3.C263];[$optimize_tfidf_split1_level3.C263];[$optimize_tfidf_split2_level3.C263];[$optimize_tfidf_split3_level3.C263];[$optimize_tfidf_split4_level3.C263];[$optimize_tfidf_split5_level3.C263];[$optimize_tfidf_split6_level3.C263];[$optimize_tfidf_split7_level3.C263];[$optimize_tfidf_split8_level3.C263];[$optimize_tfidf_split9_level3.C263])" office:value-type="float" office:value="0.2221" calcext:value-type="float">
            <text:p>0.2221</text:p>
          </table:table-cell>
          <table:table-cell table:formula="of:=MIN([$optimize_tfidf_split0_level3.D263];[$optimize_tfidf_split1_level3.D263];[$optimize_tfidf_split2_level3.D263];[$optimize_tfidf_split3_level3.D263];[$optimize_tfidf_split4_level3.D263];[$optimize_tfidf_split5_level3.D263];[$optimize_tfidf_split6_level3.D263];[$optimize_tfidf_split7_level3.D263];[$optimize_tfidf_split8_level3.D263];[$optimize_tfidf_split9_level3.D263])" office:value-type="float" office:value="0.7846" calcext:value-type="float">
            <text:p>0.7846</text:p>
          </table:table-cell>
          <table:table-cell table:formula="of:=MIN([$optimize_tfidf_split0_level3.E263];[$optimize_tfidf_split1_level3.E263];[$optimize_tfidf_split2_level3.E263];[$optimize_tfidf_split3_level3.E263];[$optimize_tfidf_split4_level3.E263];[$optimize_tfidf_split5_level3.E263];[$optimize_tfidf_split6_level3.E263];[$optimize_tfidf_split7_level3.E263];[$optimize_tfidf_split8_level3.E263];[$optimize_tfidf_split9_level3.E26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83];[$optimize_tfidf_split1_level3.A283];[$optimize_tfidf_split2_level3.A283];[$optimize_tfidf_split3_level3.A283];[$optimize_tfidf_split4_level3.A283];[$optimize_tfidf_split5_level3.A283];[$optimize_tfidf_split6_level3.A283];[$optimize_tfidf_split7_level3.A283];[$optimize_tfidf_split8_level3.A283];[$optimize_tfidf_split9_level3.A283])" office:value-type="float" office:value="15" calcext:value-type="float">
            <text:p>15</text:p>
          </table:table-cell>
          <table:table-cell table:formula="of:=MIN([$optimize_tfidf_split0_level3.B283];[$optimize_tfidf_split1_level3.B283];[$optimize_tfidf_split2_level3.B283];[$optimize_tfidf_split3_level3.B283];[$optimize_tfidf_split4_level3.B283];[$optimize_tfidf_split5_level3.B283];[$optimize_tfidf_split6_level3.B283];[$optimize_tfidf_split7_level3.B283];[$optimize_tfidf_split8_level3.B283];[$optimize_tfidf_split9_level3.B283])" office:value-type="float" office:value="0.05" calcext:value-type="float">
            <text:p>0.05</text:p>
          </table:table-cell>
          <table:table-cell table:formula="of:=MIN([$optimize_tfidf_split0_level3.C283];[$optimize_tfidf_split1_level3.C283];[$optimize_tfidf_split2_level3.C283];[$optimize_tfidf_split3_level3.C283];[$optimize_tfidf_split4_level3.C283];[$optimize_tfidf_split5_level3.C283];[$optimize_tfidf_split6_level3.C283];[$optimize_tfidf_split7_level3.C283];[$optimize_tfidf_split8_level3.C283];[$optimize_tfidf_split9_level3.C283])" office:value-type="float" office:value="0.2221" calcext:value-type="float">
            <text:p>0.2221</text:p>
          </table:table-cell>
          <table:table-cell table:formula="of:=MIN([$optimize_tfidf_split0_level3.D283];[$optimize_tfidf_split1_level3.D283];[$optimize_tfidf_split2_level3.D283];[$optimize_tfidf_split3_level3.D283];[$optimize_tfidf_split4_level3.D283];[$optimize_tfidf_split5_level3.D283];[$optimize_tfidf_split6_level3.D283];[$optimize_tfidf_split7_level3.D283];[$optimize_tfidf_split8_level3.D283];[$optimize_tfidf_split9_level3.D283])" office:value-type="float" office:value="0.7846" calcext:value-type="float">
            <text:p>0.7846</text:p>
          </table:table-cell>
          <table:table-cell table:formula="of:=MIN([$optimize_tfidf_split0_level3.E283];[$optimize_tfidf_split1_level3.E283];[$optimize_tfidf_split2_level3.E283];[$optimize_tfidf_split3_level3.E283];[$optimize_tfidf_split4_level3.E283];[$optimize_tfidf_split5_level3.E283];[$optimize_tfidf_split6_level3.E283];[$optimize_tfidf_split7_level3.E283];[$optimize_tfidf_split8_level3.E283];[$optimize_tfidf_split9_level3.E283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4];[$optimize_tfidf_split1_level3.A4];[$optimize_tfidf_split2_level3.A4];[$optimize_tfidf_split3_level3.A4];[$optimize_tfidf_split4_level3.A4];[$optimize_tfidf_split5_level3.A4];[$optimize_tfidf_split6_level3.A4];[$optimize_tfidf_split7_level3.A4];[$optimize_tfidf_split8_level3.A4];[$optimize_tfidf_split9_level3.A4])" office:value-type="float" office:value="1" calcext:value-type="float">
            <text:p>1</text:p>
          </table:table-cell>
          <table:table-cell table:formula="of:=MIN([$optimize_tfidf_split0_level3.B4];[$optimize_tfidf_split1_level3.B4];[$optimize_tfidf_split2_level3.B4];[$optimize_tfidf_split3_level3.B4];[$optimize_tfidf_split4_level3.B4];[$optimize_tfidf_split5_level3.B4];[$optimize_tfidf_split6_level3.B4];[$optimize_tfidf_split7_level3.B4];[$optimize_tfidf_split8_level3.B4];[$optimize_tfidf_split9_level3.B4])" office:value-type="float" office:value="0.1" calcext:value-type="float">
            <text:p>0.1</text:p>
          </table:table-cell>
          <table:table-cell table:formula="of:=MIN([$optimize_tfidf_split0_level3.C4];[$optimize_tfidf_split1_level3.C4];[$optimize_tfidf_split2_level3.C4];[$optimize_tfidf_split3_level3.C4];[$optimize_tfidf_split4_level3.C4];[$optimize_tfidf_split5_level3.C4];[$optimize_tfidf_split6_level3.C4];[$optimize_tfidf_split7_level3.C4];[$optimize_tfidf_split8_level3.C4];[$optimize_tfidf_split9_level3.C4])" office:value-type="float" office:value="0.4974" calcext:value-type="float">
            <text:p>0.4974</text:p>
          </table:table-cell>
          <table:table-cell table:formula="of:=MIN([$optimize_tfidf_split0_level3.D4];[$optimize_tfidf_split1_level3.D4];[$optimize_tfidf_split2_level3.D4];[$optimize_tfidf_split3_level3.D4];[$optimize_tfidf_split4_level3.D4];[$optimize_tfidf_split5_level3.D4];[$optimize_tfidf_split6_level3.D4];[$optimize_tfidf_split7_level3.D4];[$optimize_tfidf_split8_level3.D4];[$optimize_tfidf_split9_level3.D4])" office:value-type="float" office:value="0.3761" calcext:value-type="float">
            <text:p>0.3761</text:p>
          </table:table-cell>
          <table:table-cell table:formula="of:=MIN([$optimize_tfidf_split0_level3.E4];[$optimize_tfidf_split1_level3.E4];[$optimize_tfidf_split2_level3.E4];[$optimize_tfidf_split3_level3.E4];[$optimize_tfidf_split4_level3.E4];[$optimize_tfidf_split5_level3.E4];[$optimize_tfidf_split6_level3.E4];[$optimize_tfidf_split7_level3.E4];[$optimize_tfidf_split8_level3.E4];[$optimize_tfidf_split9_level3.E4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4];[$optimize_tfidf_split1_level3.A24];[$optimize_tfidf_split2_level3.A24];[$optimize_tfidf_split3_level3.A24];[$optimize_tfidf_split4_level3.A24];[$optimize_tfidf_split5_level3.A24];[$optimize_tfidf_split6_level3.A24];[$optimize_tfidf_split7_level3.A24];[$optimize_tfidf_split8_level3.A24];[$optimize_tfidf_split9_level3.A24])" office:value-type="float" office:value="2" calcext:value-type="float">
            <text:p>2</text:p>
          </table:table-cell>
          <table:table-cell table:formula="of:=MIN([$optimize_tfidf_split0_level3.B24];[$optimize_tfidf_split1_level3.B24];[$optimize_tfidf_split2_level3.B24];[$optimize_tfidf_split3_level3.B24];[$optimize_tfidf_split4_level3.B24];[$optimize_tfidf_split5_level3.B24];[$optimize_tfidf_split6_level3.B24];[$optimize_tfidf_split7_level3.B24];[$optimize_tfidf_split8_level3.B24];[$optimize_tfidf_split9_level3.B24])" office:value-type="float" office:value="0.1" calcext:value-type="float">
            <text:p>0.1</text:p>
          </table:table-cell>
          <table:table-cell table:formula="of:=MIN([$optimize_tfidf_split0_level3.C24];[$optimize_tfidf_split1_level3.C24];[$optimize_tfidf_split2_level3.C24];[$optimize_tfidf_split3_level3.C24];[$optimize_tfidf_split4_level3.C24];[$optimize_tfidf_split5_level3.C24];[$optimize_tfidf_split6_level3.C24];[$optimize_tfidf_split7_level3.C24];[$optimize_tfidf_split8_level3.C24];[$optimize_tfidf_split9_level3.C24])" office:value-type="float" office:value="0.3947" calcext:value-type="float">
            <text:p>0.3947</text:p>
          </table:table-cell>
          <table:table-cell table:formula="of:=MIN([$optimize_tfidf_split0_level3.D24];[$optimize_tfidf_split1_level3.D24];[$optimize_tfidf_split2_level3.D24];[$optimize_tfidf_split3_level3.D24];[$optimize_tfidf_split4_level3.D24];[$optimize_tfidf_split5_level3.D24];[$optimize_tfidf_split6_level3.D24];[$optimize_tfidf_split7_level3.D24];[$optimize_tfidf_split8_level3.D24];[$optimize_tfidf_split9_level3.D24])" office:value-type="float" office:value="0.563" calcext:value-type="float">
            <text:p>0.563</text:p>
          </table:table-cell>
          <table:table-cell table:formula="of:=MIN([$optimize_tfidf_split0_level3.E24];[$optimize_tfidf_split1_level3.E24];[$optimize_tfidf_split2_level3.E24];[$optimize_tfidf_split3_level3.E24];[$optimize_tfidf_split4_level3.E24];[$optimize_tfidf_split5_level3.E24];[$optimize_tfidf_split6_level3.E24];[$optimize_tfidf_split7_level3.E24];[$optimize_tfidf_split8_level3.E24];[$optimize_tfidf_split9_level3.E24])" office:value-type="float" office:value="0.4448" calcext:value-type="float">
            <text:p>0.4448</text:p>
          </table:table-cell>
        </table:table-row>
        <table:table-row table:style-name="ro1">
          <table:table-cell table:formula="of:=MIN([$optimize_tfidf_split0_level3.A44];[$optimize_tfidf_split1_level3.A44];[$optimize_tfidf_split2_level3.A44];[$optimize_tfidf_split3_level3.A44];[$optimize_tfidf_split4_level3.A44];[$optimize_tfidf_split5_level3.A44];[$optimize_tfidf_split6_level3.A44];[$optimize_tfidf_split7_level3.A44];[$optimize_tfidf_split8_level3.A44];[$optimize_tfidf_split9_level3.A44])" office:value-type="float" office:value="3" calcext:value-type="float">
            <text:p>3</text:p>
          </table:table-cell>
          <table:table-cell table:formula="of:=MIN([$optimize_tfidf_split0_level3.B44];[$optimize_tfidf_split1_level3.B44];[$optimize_tfidf_split2_level3.B44];[$optimize_tfidf_split3_level3.B44];[$optimize_tfidf_split4_level3.B44];[$optimize_tfidf_split5_level3.B44];[$optimize_tfidf_split6_level3.B44];[$optimize_tfidf_split7_level3.B44];[$optimize_tfidf_split8_level3.B44];[$optimize_tfidf_split9_level3.B44])" office:value-type="float" office:value="0.1" calcext:value-type="float">
            <text:p>0.1</text:p>
          </table:table-cell>
          <table:table-cell table:formula="of:=MIN([$optimize_tfidf_split0_level3.C44];[$optimize_tfidf_split1_level3.C44];[$optimize_tfidf_split2_level3.C44];[$optimize_tfidf_split3_level3.C44];[$optimize_tfidf_split4_level3.C44];[$optimize_tfidf_split5_level3.C44];[$optimize_tfidf_split6_level3.C44];[$optimize_tfidf_split7_level3.C44];[$optimize_tfidf_split8_level3.C44];[$optimize_tfidf_split9_level3.C44])" office:value-type="float" office:value="0.3081" calcext:value-type="float">
            <text:p>0.3081</text:p>
          </table:table-cell>
          <table:table-cell table:formula="of:=MIN([$optimize_tfidf_split0_level3.D44];[$optimize_tfidf_split1_level3.D44];[$optimize_tfidf_split2_level3.D44];[$optimize_tfidf_split3_level3.D44];[$optimize_tfidf_split4_level3.D44];[$optimize_tfidf_split5_level3.D44];[$optimize_tfidf_split6_level3.D44];[$optimize_tfidf_split7_level3.D44];[$optimize_tfidf_split8_level3.D44];[$optimize_tfidf_split9_level3.D44])" office:value-type="float" office:value="0.6641" calcext:value-type="float">
            <text:p>0.6641</text:p>
          </table:table-cell>
          <table:table-cell table:formula="of:=MIN([$optimize_tfidf_split0_level3.E44];[$optimize_tfidf_split1_level3.E44];[$optimize_tfidf_split2_level3.E44];[$optimize_tfidf_split3_level3.E44];[$optimize_tfidf_split4_level3.E44];[$optimize_tfidf_split5_level3.E44];[$optimize_tfidf_split6_level3.E44];[$optimize_tfidf_split7_level3.E44];[$optimize_tfidf_split8_level3.E44];[$optimize_tfidf_split9_level3.E44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4];[$optimize_tfidf_split1_level3.A64];[$optimize_tfidf_split2_level3.A64];[$optimize_tfidf_split3_level3.A64];[$optimize_tfidf_split4_level3.A64];[$optimize_tfidf_split5_level3.A64];[$optimize_tfidf_split6_level3.A64];[$optimize_tfidf_split7_level3.A64];[$optimize_tfidf_split8_level3.A64];[$optimize_tfidf_split9_level3.A64])" office:value-type="float" office:value="4" calcext:value-type="float">
            <text:p>4</text:p>
          </table:table-cell>
          <table:table-cell table:formula="of:=MIN([$optimize_tfidf_split0_level3.B64];[$optimize_tfidf_split1_level3.B64];[$optimize_tfidf_split2_level3.B64];[$optimize_tfidf_split3_level3.B64];[$optimize_tfidf_split4_level3.B64];[$optimize_tfidf_split5_level3.B64];[$optimize_tfidf_split6_level3.B64];[$optimize_tfidf_split7_level3.B64];[$optimize_tfidf_split8_level3.B64];[$optimize_tfidf_split9_level3.B64])" office:value-type="float" office:value="0.1" calcext:value-type="float">
            <text:p>0.1</text:p>
          </table:table-cell>
          <table:table-cell table:formula="of:=MIN([$optimize_tfidf_split0_level3.C64];[$optimize_tfidf_split1_level3.C64];[$optimize_tfidf_split2_level3.C64];[$optimize_tfidf_split3_level3.C64];[$optimize_tfidf_split4_level3.C64];[$optimize_tfidf_split5_level3.C64];[$optimize_tfidf_split6_level3.C64];[$optimize_tfidf_split7_level3.C64];[$optimize_tfidf_split8_level3.C64];[$optimize_tfidf_split9_level3.C64])" office:value-type="float" office:value="0.2579" calcext:value-type="float">
            <text:p>0.2579</text:p>
          </table:table-cell>
          <table:table-cell table:formula="of:=MIN([$optimize_tfidf_split0_level3.D64];[$optimize_tfidf_split1_level3.D64];[$optimize_tfidf_split2_level3.D64];[$optimize_tfidf_split3_level3.D64];[$optimize_tfidf_split4_level3.D64];[$optimize_tfidf_split5_level3.D64];[$optimize_tfidf_split6_level3.D64];[$optimize_tfidf_split7_level3.D64];[$optimize_tfidf_split8_level3.D64];[$optimize_tfidf_split9_level3.D64])" office:value-type="float" office:value="0.7294" calcext:value-type="float">
            <text:p>0.7294</text:p>
          </table:table-cell>
          <table:table-cell table:formula="of:=MIN([$optimize_tfidf_split0_level3.E64];[$optimize_tfidf_split1_level3.E64];[$optimize_tfidf_split2_level3.E64];[$optimize_tfidf_split3_level3.E64];[$optimize_tfidf_split4_level3.E64];[$optimize_tfidf_split5_level3.E64];[$optimize_tfidf_split6_level3.E64];[$optimize_tfidf_split7_level3.E64];[$optimize_tfidf_split8_level3.E64];[$optimize_tfidf_split9_level3.E64])" office:value-type="float" office:value="0.3668" calcext:value-type="float">
            <text:p>0.3668</text:p>
          </table:table-cell>
        </table:table-row>
        <table:table-row table:style-name="ro1">
          <table:table-cell table:formula="of:=MIN([$optimize_tfidf_split0_level3.A84];[$optimize_tfidf_split1_level3.A84];[$optimize_tfidf_split2_level3.A84];[$optimize_tfidf_split3_level3.A84];[$optimize_tfidf_split4_level3.A84];[$optimize_tfidf_split5_level3.A84];[$optimize_tfidf_split6_level3.A84];[$optimize_tfidf_split7_level3.A84];[$optimize_tfidf_split8_level3.A84];[$optimize_tfidf_split9_level3.A84])" office:value-type="float" office:value="5" calcext:value-type="float">
            <text:p>5</text:p>
          </table:table-cell>
          <table:table-cell table:formula="of:=MIN([$optimize_tfidf_split0_level3.B84];[$optimize_tfidf_split1_level3.B84];[$optimize_tfidf_split2_level3.B84];[$optimize_tfidf_split3_level3.B84];[$optimize_tfidf_split4_level3.B84];[$optimize_tfidf_split5_level3.B84];[$optimize_tfidf_split6_level3.B84];[$optimize_tfidf_split7_level3.B84];[$optimize_tfidf_split8_level3.B84];[$optimize_tfidf_split9_level3.B84])" office:value-type="float" office:value="0.1" calcext:value-type="float">
            <text:p>0.1</text:p>
          </table:table-cell>
          <table:table-cell table:formula="of:=MIN([$optimize_tfidf_split0_level3.C84];[$optimize_tfidf_split1_level3.C84];[$optimize_tfidf_split2_level3.C84];[$optimize_tfidf_split3_level3.C84];[$optimize_tfidf_split4_level3.C84];[$optimize_tfidf_split5_level3.C84];[$optimize_tfidf_split6_level3.C84];[$optimize_tfidf_split7_level3.C84];[$optimize_tfidf_split8_level3.C84];[$optimize_tfidf_split9_level3.C84])" office:value-type="float" office:value="0.2221" calcext:value-type="float">
            <text:p>0.2221</text:p>
          </table:table-cell>
          <table:table-cell table:formula="of:=MIN([$optimize_tfidf_split0_level3.D84];[$optimize_tfidf_split1_level3.D84];[$optimize_tfidf_split2_level3.D84];[$optimize_tfidf_split3_level3.D84];[$optimize_tfidf_split4_level3.D84];[$optimize_tfidf_split5_level3.D84];[$optimize_tfidf_split6_level3.D84];[$optimize_tfidf_split7_level3.D84];[$optimize_tfidf_split8_level3.D84];[$optimize_tfidf_split9_level3.D84])" office:value-type="float" office:value="0.7846" calcext:value-type="float">
            <text:p>0.7846</text:p>
          </table:table-cell>
          <table:table-cell table:formula="of:=MIN([$optimize_tfidf_split0_level3.E84];[$optimize_tfidf_split1_level3.E84];[$optimize_tfidf_split2_level3.E84];[$optimize_tfidf_split3_level3.E84];[$optimize_tfidf_split4_level3.E84];[$optimize_tfidf_split5_level3.E84];[$optimize_tfidf_split6_level3.E84];[$optimize_tfidf_split7_level3.E84];[$optimize_tfidf_split8_level3.E84];[$optimize_tfidf_split9_level3.E8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04];[$optimize_tfidf_split1_level3.A104];[$optimize_tfidf_split2_level3.A104];[$optimize_tfidf_split3_level3.A104];[$optimize_tfidf_split4_level3.A104];[$optimize_tfidf_split5_level3.A104];[$optimize_tfidf_split6_level3.A104];[$optimize_tfidf_split7_level3.A104];[$optimize_tfidf_split8_level3.A104];[$optimize_tfidf_split9_level3.A104])" office:value-type="float" office:value="6" calcext:value-type="float">
            <text:p>6</text:p>
          </table:table-cell>
          <table:table-cell table:formula="of:=MIN([$optimize_tfidf_split0_level3.B104];[$optimize_tfidf_split1_level3.B104];[$optimize_tfidf_split2_level3.B104];[$optimize_tfidf_split3_level3.B104];[$optimize_tfidf_split4_level3.B104];[$optimize_tfidf_split5_level3.B104];[$optimize_tfidf_split6_level3.B104];[$optimize_tfidf_split7_level3.B104];[$optimize_tfidf_split8_level3.B104];[$optimize_tfidf_split9_level3.B104])" office:value-type="float" office:value="0.1" calcext:value-type="float">
            <text:p>0.1</text:p>
          </table:table-cell>
          <table:table-cell table:formula="of:=MIN([$optimize_tfidf_split0_level3.C104];[$optimize_tfidf_split1_level3.C104];[$optimize_tfidf_split2_level3.C104];[$optimize_tfidf_split3_level3.C104];[$optimize_tfidf_split4_level3.C104];[$optimize_tfidf_split5_level3.C104];[$optimize_tfidf_split6_level3.C104];[$optimize_tfidf_split7_level3.C104];[$optimize_tfidf_split8_level3.C104];[$optimize_tfidf_split9_level3.C104])" office:value-type="float" office:value="0.2221" calcext:value-type="float">
            <text:p>0.2221</text:p>
          </table:table-cell>
          <table:table-cell table:formula="of:=MIN([$optimize_tfidf_split0_level3.D104];[$optimize_tfidf_split1_level3.D104];[$optimize_tfidf_split2_level3.D104];[$optimize_tfidf_split3_level3.D104];[$optimize_tfidf_split4_level3.D104];[$optimize_tfidf_split5_level3.D104];[$optimize_tfidf_split6_level3.D104];[$optimize_tfidf_split7_level3.D104];[$optimize_tfidf_split8_level3.D104];[$optimize_tfidf_split9_level3.D104])" office:value-type="float" office:value="0.7846" calcext:value-type="float">
            <text:p>0.7846</text:p>
          </table:table-cell>
          <table:table-cell table:formula="of:=MIN([$optimize_tfidf_split0_level3.E104];[$optimize_tfidf_split1_level3.E104];[$optimize_tfidf_split2_level3.E104];[$optimize_tfidf_split3_level3.E104];[$optimize_tfidf_split4_level3.E104];[$optimize_tfidf_split5_level3.E104];[$optimize_tfidf_split6_level3.E104];[$optimize_tfidf_split7_level3.E104];[$optimize_tfidf_split8_level3.E104];[$optimize_tfidf_split9_level3.E10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24];[$optimize_tfidf_split1_level3.A124];[$optimize_tfidf_split2_level3.A124];[$optimize_tfidf_split3_level3.A124];[$optimize_tfidf_split4_level3.A124];[$optimize_tfidf_split5_level3.A124];[$optimize_tfidf_split6_level3.A124];[$optimize_tfidf_split7_level3.A124];[$optimize_tfidf_split8_level3.A124];[$optimize_tfidf_split9_level3.A124])" office:value-type="float" office:value="7" calcext:value-type="float">
            <text:p>7</text:p>
          </table:table-cell>
          <table:table-cell table:formula="of:=MIN([$optimize_tfidf_split0_level3.B124];[$optimize_tfidf_split1_level3.B124];[$optimize_tfidf_split2_level3.B124];[$optimize_tfidf_split3_level3.B124];[$optimize_tfidf_split4_level3.B124];[$optimize_tfidf_split5_level3.B124];[$optimize_tfidf_split6_level3.B124];[$optimize_tfidf_split7_level3.B124];[$optimize_tfidf_split8_level3.B124];[$optimize_tfidf_split9_level3.B124])" office:value-type="float" office:value="0.1" calcext:value-type="float">
            <text:p>0.1</text:p>
          </table:table-cell>
          <table:table-cell table:formula="of:=MIN([$optimize_tfidf_split0_level3.C124];[$optimize_tfidf_split1_level3.C124];[$optimize_tfidf_split2_level3.C124];[$optimize_tfidf_split3_level3.C124];[$optimize_tfidf_split4_level3.C124];[$optimize_tfidf_split5_level3.C124];[$optimize_tfidf_split6_level3.C124];[$optimize_tfidf_split7_level3.C124];[$optimize_tfidf_split8_level3.C124];[$optimize_tfidf_split9_level3.C124])" office:value-type="float" office:value="0.2221" calcext:value-type="float">
            <text:p>0.2221</text:p>
          </table:table-cell>
          <table:table-cell table:formula="of:=MIN([$optimize_tfidf_split0_level3.D124];[$optimize_tfidf_split1_level3.D124];[$optimize_tfidf_split2_level3.D124];[$optimize_tfidf_split3_level3.D124];[$optimize_tfidf_split4_level3.D124];[$optimize_tfidf_split5_level3.D124];[$optimize_tfidf_split6_level3.D124];[$optimize_tfidf_split7_level3.D124];[$optimize_tfidf_split8_level3.D124];[$optimize_tfidf_split9_level3.D124])" office:value-type="float" office:value="0.7846" calcext:value-type="float">
            <text:p>0.7846</text:p>
          </table:table-cell>
          <table:table-cell table:formula="of:=MIN([$optimize_tfidf_split0_level3.E124];[$optimize_tfidf_split1_level3.E124];[$optimize_tfidf_split2_level3.E124];[$optimize_tfidf_split3_level3.E124];[$optimize_tfidf_split4_level3.E124];[$optimize_tfidf_split5_level3.E124];[$optimize_tfidf_split6_level3.E124];[$optimize_tfidf_split7_level3.E124];[$optimize_tfidf_split8_level3.E124];[$optimize_tfidf_split9_level3.E12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44];[$optimize_tfidf_split1_level3.A144];[$optimize_tfidf_split2_level3.A144];[$optimize_tfidf_split3_level3.A144];[$optimize_tfidf_split4_level3.A144];[$optimize_tfidf_split5_level3.A144];[$optimize_tfidf_split6_level3.A144];[$optimize_tfidf_split7_level3.A144];[$optimize_tfidf_split8_level3.A144];[$optimize_tfidf_split9_level3.A144])" office:value-type="float" office:value="8" calcext:value-type="float">
            <text:p>8</text:p>
          </table:table-cell>
          <table:table-cell table:formula="of:=MIN([$optimize_tfidf_split0_level3.B144];[$optimize_tfidf_split1_level3.B144];[$optimize_tfidf_split2_level3.B144];[$optimize_tfidf_split3_level3.B144];[$optimize_tfidf_split4_level3.B144];[$optimize_tfidf_split5_level3.B144];[$optimize_tfidf_split6_level3.B144];[$optimize_tfidf_split7_level3.B144];[$optimize_tfidf_split8_level3.B144];[$optimize_tfidf_split9_level3.B144])" office:value-type="float" office:value="0.1" calcext:value-type="float">
            <text:p>0.1</text:p>
          </table:table-cell>
          <table:table-cell table:formula="of:=MIN([$optimize_tfidf_split0_level3.C144];[$optimize_tfidf_split1_level3.C144];[$optimize_tfidf_split2_level3.C144];[$optimize_tfidf_split3_level3.C144];[$optimize_tfidf_split4_level3.C144];[$optimize_tfidf_split5_level3.C144];[$optimize_tfidf_split6_level3.C144];[$optimize_tfidf_split7_level3.C144];[$optimize_tfidf_split8_level3.C144];[$optimize_tfidf_split9_level3.C144])" office:value-type="float" office:value="0.2221" calcext:value-type="float">
            <text:p>0.2221</text:p>
          </table:table-cell>
          <table:table-cell table:formula="of:=MIN([$optimize_tfidf_split0_level3.D144];[$optimize_tfidf_split1_level3.D144];[$optimize_tfidf_split2_level3.D144];[$optimize_tfidf_split3_level3.D144];[$optimize_tfidf_split4_level3.D144];[$optimize_tfidf_split5_level3.D144];[$optimize_tfidf_split6_level3.D144];[$optimize_tfidf_split7_level3.D144];[$optimize_tfidf_split8_level3.D144];[$optimize_tfidf_split9_level3.D144])" office:value-type="float" office:value="0.7846" calcext:value-type="float">
            <text:p>0.7846</text:p>
          </table:table-cell>
          <table:table-cell table:formula="of:=MIN([$optimize_tfidf_split0_level3.E144];[$optimize_tfidf_split1_level3.E144];[$optimize_tfidf_split2_level3.E144];[$optimize_tfidf_split3_level3.E144];[$optimize_tfidf_split4_level3.E144];[$optimize_tfidf_split5_level3.E144];[$optimize_tfidf_split6_level3.E144];[$optimize_tfidf_split7_level3.E144];[$optimize_tfidf_split8_level3.E144];[$optimize_tfidf_split9_level3.E14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64];[$optimize_tfidf_split1_level3.A164];[$optimize_tfidf_split2_level3.A164];[$optimize_tfidf_split3_level3.A164];[$optimize_tfidf_split4_level3.A164];[$optimize_tfidf_split5_level3.A164];[$optimize_tfidf_split6_level3.A164];[$optimize_tfidf_split7_level3.A164];[$optimize_tfidf_split8_level3.A164];[$optimize_tfidf_split9_level3.A164])" office:value-type="float" office:value="9" calcext:value-type="float">
            <text:p>9</text:p>
          </table:table-cell>
          <table:table-cell table:formula="of:=MIN([$optimize_tfidf_split0_level3.B164];[$optimize_tfidf_split1_level3.B164];[$optimize_tfidf_split2_level3.B164];[$optimize_tfidf_split3_level3.B164];[$optimize_tfidf_split4_level3.B164];[$optimize_tfidf_split5_level3.B164];[$optimize_tfidf_split6_level3.B164];[$optimize_tfidf_split7_level3.B164];[$optimize_tfidf_split8_level3.B164];[$optimize_tfidf_split9_level3.B164])" office:value-type="float" office:value="0.1" calcext:value-type="float">
            <text:p>0.1</text:p>
          </table:table-cell>
          <table:table-cell table:formula="of:=MIN([$optimize_tfidf_split0_level3.C164];[$optimize_tfidf_split1_level3.C164];[$optimize_tfidf_split2_level3.C164];[$optimize_tfidf_split3_level3.C164];[$optimize_tfidf_split4_level3.C164];[$optimize_tfidf_split5_level3.C164];[$optimize_tfidf_split6_level3.C164];[$optimize_tfidf_split7_level3.C164];[$optimize_tfidf_split8_level3.C164];[$optimize_tfidf_split9_level3.C164])" office:value-type="float" office:value="0.2221" calcext:value-type="float">
            <text:p>0.2221</text:p>
          </table:table-cell>
          <table:table-cell table:formula="of:=MIN([$optimize_tfidf_split0_level3.D164];[$optimize_tfidf_split1_level3.D164];[$optimize_tfidf_split2_level3.D164];[$optimize_tfidf_split3_level3.D164];[$optimize_tfidf_split4_level3.D164];[$optimize_tfidf_split5_level3.D164];[$optimize_tfidf_split6_level3.D164];[$optimize_tfidf_split7_level3.D164];[$optimize_tfidf_split8_level3.D164];[$optimize_tfidf_split9_level3.D164])" office:value-type="float" office:value="0.7846" calcext:value-type="float">
            <text:p>0.7846</text:p>
          </table:table-cell>
          <table:table-cell table:formula="of:=MIN([$optimize_tfidf_split0_level3.E164];[$optimize_tfidf_split1_level3.E164];[$optimize_tfidf_split2_level3.E164];[$optimize_tfidf_split3_level3.E164];[$optimize_tfidf_split4_level3.E164];[$optimize_tfidf_split5_level3.E164];[$optimize_tfidf_split6_level3.E164];[$optimize_tfidf_split7_level3.E164];[$optimize_tfidf_split8_level3.E164];[$optimize_tfidf_split9_level3.E16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84];[$optimize_tfidf_split1_level3.A184];[$optimize_tfidf_split2_level3.A184];[$optimize_tfidf_split3_level3.A184];[$optimize_tfidf_split4_level3.A184];[$optimize_tfidf_split5_level3.A184];[$optimize_tfidf_split6_level3.A184];[$optimize_tfidf_split7_level3.A184];[$optimize_tfidf_split8_level3.A184];[$optimize_tfidf_split9_level3.A184])" office:value-type="float" office:value="10" calcext:value-type="float">
            <text:p>10</text:p>
          </table:table-cell>
          <table:table-cell table:formula="of:=MIN([$optimize_tfidf_split0_level3.B184];[$optimize_tfidf_split1_level3.B184];[$optimize_tfidf_split2_level3.B184];[$optimize_tfidf_split3_level3.B184];[$optimize_tfidf_split4_level3.B184];[$optimize_tfidf_split5_level3.B184];[$optimize_tfidf_split6_level3.B184];[$optimize_tfidf_split7_level3.B184];[$optimize_tfidf_split8_level3.B184];[$optimize_tfidf_split9_level3.B184])" office:value-type="float" office:value="0.1" calcext:value-type="float">
            <text:p>0.1</text:p>
          </table:table-cell>
          <table:table-cell table:formula="of:=MIN([$optimize_tfidf_split0_level3.C184];[$optimize_tfidf_split1_level3.C184];[$optimize_tfidf_split2_level3.C184];[$optimize_tfidf_split3_level3.C184];[$optimize_tfidf_split4_level3.C184];[$optimize_tfidf_split5_level3.C184];[$optimize_tfidf_split6_level3.C184];[$optimize_tfidf_split7_level3.C184];[$optimize_tfidf_split8_level3.C184];[$optimize_tfidf_split9_level3.C184])" office:value-type="float" office:value="0.2221" calcext:value-type="float">
            <text:p>0.2221</text:p>
          </table:table-cell>
          <table:table-cell table:formula="of:=MIN([$optimize_tfidf_split0_level3.D184];[$optimize_tfidf_split1_level3.D184];[$optimize_tfidf_split2_level3.D184];[$optimize_tfidf_split3_level3.D184];[$optimize_tfidf_split4_level3.D184];[$optimize_tfidf_split5_level3.D184];[$optimize_tfidf_split6_level3.D184];[$optimize_tfidf_split7_level3.D184];[$optimize_tfidf_split8_level3.D184];[$optimize_tfidf_split9_level3.D184])" office:value-type="float" office:value="0.7846" calcext:value-type="float">
            <text:p>0.7846</text:p>
          </table:table-cell>
          <table:table-cell table:formula="of:=MIN([$optimize_tfidf_split0_level3.E184];[$optimize_tfidf_split1_level3.E184];[$optimize_tfidf_split2_level3.E184];[$optimize_tfidf_split3_level3.E184];[$optimize_tfidf_split4_level3.E184];[$optimize_tfidf_split5_level3.E184];[$optimize_tfidf_split6_level3.E184];[$optimize_tfidf_split7_level3.E184];[$optimize_tfidf_split8_level3.E184];[$optimize_tfidf_split9_level3.E18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04];[$optimize_tfidf_split1_level3.A204];[$optimize_tfidf_split2_level3.A204];[$optimize_tfidf_split3_level3.A204];[$optimize_tfidf_split4_level3.A204];[$optimize_tfidf_split5_level3.A204];[$optimize_tfidf_split6_level3.A204];[$optimize_tfidf_split7_level3.A204];[$optimize_tfidf_split8_level3.A204];[$optimize_tfidf_split9_level3.A204])" office:value-type="float" office:value="11" calcext:value-type="float">
            <text:p>11</text:p>
          </table:table-cell>
          <table:table-cell table:formula="of:=MIN([$optimize_tfidf_split0_level3.B204];[$optimize_tfidf_split1_level3.B204];[$optimize_tfidf_split2_level3.B204];[$optimize_tfidf_split3_level3.B204];[$optimize_tfidf_split4_level3.B204];[$optimize_tfidf_split5_level3.B204];[$optimize_tfidf_split6_level3.B204];[$optimize_tfidf_split7_level3.B204];[$optimize_tfidf_split8_level3.B204];[$optimize_tfidf_split9_level3.B204])" office:value-type="float" office:value="0.1" calcext:value-type="float">
            <text:p>0.1</text:p>
          </table:table-cell>
          <table:table-cell table:formula="of:=MIN([$optimize_tfidf_split0_level3.C204];[$optimize_tfidf_split1_level3.C204];[$optimize_tfidf_split2_level3.C204];[$optimize_tfidf_split3_level3.C204];[$optimize_tfidf_split4_level3.C204];[$optimize_tfidf_split5_level3.C204];[$optimize_tfidf_split6_level3.C204];[$optimize_tfidf_split7_level3.C204];[$optimize_tfidf_split8_level3.C204];[$optimize_tfidf_split9_level3.C204])" office:value-type="float" office:value="0.2221" calcext:value-type="float">
            <text:p>0.2221</text:p>
          </table:table-cell>
          <table:table-cell table:formula="of:=MIN([$optimize_tfidf_split0_level3.D204];[$optimize_tfidf_split1_level3.D204];[$optimize_tfidf_split2_level3.D204];[$optimize_tfidf_split3_level3.D204];[$optimize_tfidf_split4_level3.D204];[$optimize_tfidf_split5_level3.D204];[$optimize_tfidf_split6_level3.D204];[$optimize_tfidf_split7_level3.D204];[$optimize_tfidf_split8_level3.D204];[$optimize_tfidf_split9_level3.D204])" office:value-type="float" office:value="0.7846" calcext:value-type="float">
            <text:p>0.7846</text:p>
          </table:table-cell>
          <table:table-cell table:formula="of:=MIN([$optimize_tfidf_split0_level3.E204];[$optimize_tfidf_split1_level3.E204];[$optimize_tfidf_split2_level3.E204];[$optimize_tfidf_split3_level3.E204];[$optimize_tfidf_split4_level3.E204];[$optimize_tfidf_split5_level3.E204];[$optimize_tfidf_split6_level3.E204];[$optimize_tfidf_split7_level3.E204];[$optimize_tfidf_split8_level3.E204];[$optimize_tfidf_split9_level3.E20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24];[$optimize_tfidf_split1_level3.A224];[$optimize_tfidf_split2_level3.A224];[$optimize_tfidf_split3_level3.A224];[$optimize_tfidf_split4_level3.A224];[$optimize_tfidf_split5_level3.A224];[$optimize_tfidf_split6_level3.A224];[$optimize_tfidf_split7_level3.A224];[$optimize_tfidf_split8_level3.A224];[$optimize_tfidf_split9_level3.A224])" office:value-type="float" office:value="12" calcext:value-type="float">
            <text:p>12</text:p>
          </table:table-cell>
          <table:table-cell table:formula="of:=MIN([$optimize_tfidf_split0_level3.B224];[$optimize_tfidf_split1_level3.B224];[$optimize_tfidf_split2_level3.B224];[$optimize_tfidf_split3_level3.B224];[$optimize_tfidf_split4_level3.B224];[$optimize_tfidf_split5_level3.B224];[$optimize_tfidf_split6_level3.B224];[$optimize_tfidf_split7_level3.B224];[$optimize_tfidf_split8_level3.B224];[$optimize_tfidf_split9_level3.B224])" office:value-type="float" office:value="0.1" calcext:value-type="float">
            <text:p>0.1</text:p>
          </table:table-cell>
          <table:table-cell table:formula="of:=MIN([$optimize_tfidf_split0_level3.C224];[$optimize_tfidf_split1_level3.C224];[$optimize_tfidf_split2_level3.C224];[$optimize_tfidf_split3_level3.C224];[$optimize_tfidf_split4_level3.C224];[$optimize_tfidf_split5_level3.C224];[$optimize_tfidf_split6_level3.C224];[$optimize_tfidf_split7_level3.C224];[$optimize_tfidf_split8_level3.C224];[$optimize_tfidf_split9_level3.C224])" office:value-type="float" office:value="0.2221" calcext:value-type="float">
            <text:p>0.2221</text:p>
          </table:table-cell>
          <table:table-cell table:formula="of:=MIN([$optimize_tfidf_split0_level3.D224];[$optimize_tfidf_split1_level3.D224];[$optimize_tfidf_split2_level3.D224];[$optimize_tfidf_split3_level3.D224];[$optimize_tfidf_split4_level3.D224];[$optimize_tfidf_split5_level3.D224];[$optimize_tfidf_split6_level3.D224];[$optimize_tfidf_split7_level3.D224];[$optimize_tfidf_split8_level3.D224];[$optimize_tfidf_split9_level3.D224])" office:value-type="float" office:value="0.7846" calcext:value-type="float">
            <text:p>0.7846</text:p>
          </table:table-cell>
          <table:table-cell table:formula="of:=MIN([$optimize_tfidf_split0_level3.E224];[$optimize_tfidf_split1_level3.E224];[$optimize_tfidf_split2_level3.E224];[$optimize_tfidf_split3_level3.E224];[$optimize_tfidf_split4_level3.E224];[$optimize_tfidf_split5_level3.E224];[$optimize_tfidf_split6_level3.E224];[$optimize_tfidf_split7_level3.E224];[$optimize_tfidf_split8_level3.E224];[$optimize_tfidf_split9_level3.E22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44];[$optimize_tfidf_split1_level3.A244];[$optimize_tfidf_split2_level3.A244];[$optimize_tfidf_split3_level3.A244];[$optimize_tfidf_split4_level3.A244];[$optimize_tfidf_split5_level3.A244];[$optimize_tfidf_split6_level3.A244];[$optimize_tfidf_split7_level3.A244];[$optimize_tfidf_split8_level3.A244];[$optimize_tfidf_split9_level3.A244])" office:value-type="float" office:value="13" calcext:value-type="float">
            <text:p>13</text:p>
          </table:table-cell>
          <table:table-cell table:formula="of:=MIN([$optimize_tfidf_split0_level3.B244];[$optimize_tfidf_split1_level3.B244];[$optimize_tfidf_split2_level3.B244];[$optimize_tfidf_split3_level3.B244];[$optimize_tfidf_split4_level3.B244];[$optimize_tfidf_split5_level3.B244];[$optimize_tfidf_split6_level3.B244];[$optimize_tfidf_split7_level3.B244];[$optimize_tfidf_split8_level3.B244];[$optimize_tfidf_split9_level3.B244])" office:value-type="float" office:value="0.1" calcext:value-type="float">
            <text:p>0.1</text:p>
          </table:table-cell>
          <table:table-cell table:formula="of:=MIN([$optimize_tfidf_split0_level3.C244];[$optimize_tfidf_split1_level3.C244];[$optimize_tfidf_split2_level3.C244];[$optimize_tfidf_split3_level3.C244];[$optimize_tfidf_split4_level3.C244];[$optimize_tfidf_split5_level3.C244];[$optimize_tfidf_split6_level3.C244];[$optimize_tfidf_split7_level3.C244];[$optimize_tfidf_split8_level3.C244];[$optimize_tfidf_split9_level3.C244])" office:value-type="float" office:value="0.2221" calcext:value-type="float">
            <text:p>0.2221</text:p>
          </table:table-cell>
          <table:table-cell table:formula="of:=MIN([$optimize_tfidf_split0_level3.D244];[$optimize_tfidf_split1_level3.D244];[$optimize_tfidf_split2_level3.D244];[$optimize_tfidf_split3_level3.D244];[$optimize_tfidf_split4_level3.D244];[$optimize_tfidf_split5_level3.D244];[$optimize_tfidf_split6_level3.D244];[$optimize_tfidf_split7_level3.D244];[$optimize_tfidf_split8_level3.D244];[$optimize_tfidf_split9_level3.D244])" office:value-type="float" office:value="0.7846" calcext:value-type="float">
            <text:p>0.7846</text:p>
          </table:table-cell>
          <table:table-cell table:formula="of:=MIN([$optimize_tfidf_split0_level3.E244];[$optimize_tfidf_split1_level3.E244];[$optimize_tfidf_split2_level3.E244];[$optimize_tfidf_split3_level3.E244];[$optimize_tfidf_split4_level3.E244];[$optimize_tfidf_split5_level3.E244];[$optimize_tfidf_split6_level3.E244];[$optimize_tfidf_split7_level3.E244];[$optimize_tfidf_split8_level3.E244];[$optimize_tfidf_split9_level3.E24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64];[$optimize_tfidf_split1_level3.A264];[$optimize_tfidf_split2_level3.A264];[$optimize_tfidf_split3_level3.A264];[$optimize_tfidf_split4_level3.A264];[$optimize_tfidf_split5_level3.A264];[$optimize_tfidf_split6_level3.A264];[$optimize_tfidf_split7_level3.A264];[$optimize_tfidf_split8_level3.A264];[$optimize_tfidf_split9_level3.A264])" office:value-type="float" office:value="14" calcext:value-type="float">
            <text:p>14</text:p>
          </table:table-cell>
          <table:table-cell table:formula="of:=MIN([$optimize_tfidf_split0_level3.B264];[$optimize_tfidf_split1_level3.B264];[$optimize_tfidf_split2_level3.B264];[$optimize_tfidf_split3_level3.B264];[$optimize_tfidf_split4_level3.B264];[$optimize_tfidf_split5_level3.B264];[$optimize_tfidf_split6_level3.B264];[$optimize_tfidf_split7_level3.B264];[$optimize_tfidf_split8_level3.B264];[$optimize_tfidf_split9_level3.B264])" office:value-type="float" office:value="0.1" calcext:value-type="float">
            <text:p>0.1</text:p>
          </table:table-cell>
          <table:table-cell table:formula="of:=MIN([$optimize_tfidf_split0_level3.C264];[$optimize_tfidf_split1_level3.C264];[$optimize_tfidf_split2_level3.C264];[$optimize_tfidf_split3_level3.C264];[$optimize_tfidf_split4_level3.C264];[$optimize_tfidf_split5_level3.C264];[$optimize_tfidf_split6_level3.C264];[$optimize_tfidf_split7_level3.C264];[$optimize_tfidf_split8_level3.C264];[$optimize_tfidf_split9_level3.C264])" office:value-type="float" office:value="0.2221" calcext:value-type="float">
            <text:p>0.2221</text:p>
          </table:table-cell>
          <table:table-cell table:formula="of:=MIN([$optimize_tfidf_split0_level3.D264];[$optimize_tfidf_split1_level3.D264];[$optimize_tfidf_split2_level3.D264];[$optimize_tfidf_split3_level3.D264];[$optimize_tfidf_split4_level3.D264];[$optimize_tfidf_split5_level3.D264];[$optimize_tfidf_split6_level3.D264];[$optimize_tfidf_split7_level3.D264];[$optimize_tfidf_split8_level3.D264];[$optimize_tfidf_split9_level3.D264])" office:value-type="float" office:value="0.7846" calcext:value-type="float">
            <text:p>0.7846</text:p>
          </table:table-cell>
          <table:table-cell table:formula="of:=MIN([$optimize_tfidf_split0_level3.E264];[$optimize_tfidf_split1_level3.E264];[$optimize_tfidf_split2_level3.E264];[$optimize_tfidf_split3_level3.E264];[$optimize_tfidf_split4_level3.E264];[$optimize_tfidf_split5_level3.E264];[$optimize_tfidf_split6_level3.E264];[$optimize_tfidf_split7_level3.E264];[$optimize_tfidf_split8_level3.E264];[$optimize_tfidf_split9_level3.E26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84];[$optimize_tfidf_split1_level3.A284];[$optimize_tfidf_split2_level3.A284];[$optimize_tfidf_split3_level3.A284];[$optimize_tfidf_split4_level3.A284];[$optimize_tfidf_split5_level3.A284];[$optimize_tfidf_split6_level3.A284];[$optimize_tfidf_split7_level3.A284];[$optimize_tfidf_split8_level3.A284];[$optimize_tfidf_split9_level3.A284])" office:value-type="float" office:value="15" calcext:value-type="float">
            <text:p>15</text:p>
          </table:table-cell>
          <table:table-cell table:formula="of:=MIN([$optimize_tfidf_split0_level3.B284];[$optimize_tfidf_split1_level3.B284];[$optimize_tfidf_split2_level3.B284];[$optimize_tfidf_split3_level3.B284];[$optimize_tfidf_split4_level3.B284];[$optimize_tfidf_split5_level3.B284];[$optimize_tfidf_split6_level3.B284];[$optimize_tfidf_split7_level3.B284];[$optimize_tfidf_split8_level3.B284];[$optimize_tfidf_split9_level3.B284])" office:value-type="float" office:value="0.1" calcext:value-type="float">
            <text:p>0.1</text:p>
          </table:table-cell>
          <table:table-cell table:formula="of:=MIN([$optimize_tfidf_split0_level3.C284];[$optimize_tfidf_split1_level3.C284];[$optimize_tfidf_split2_level3.C284];[$optimize_tfidf_split3_level3.C284];[$optimize_tfidf_split4_level3.C284];[$optimize_tfidf_split5_level3.C284];[$optimize_tfidf_split6_level3.C284];[$optimize_tfidf_split7_level3.C284];[$optimize_tfidf_split8_level3.C284];[$optimize_tfidf_split9_level3.C284])" office:value-type="float" office:value="0.2221" calcext:value-type="float">
            <text:p>0.2221</text:p>
          </table:table-cell>
          <table:table-cell table:formula="of:=MIN([$optimize_tfidf_split0_level3.D284];[$optimize_tfidf_split1_level3.D284];[$optimize_tfidf_split2_level3.D284];[$optimize_tfidf_split3_level3.D284];[$optimize_tfidf_split4_level3.D284];[$optimize_tfidf_split5_level3.D284];[$optimize_tfidf_split6_level3.D284];[$optimize_tfidf_split7_level3.D284];[$optimize_tfidf_split8_level3.D284];[$optimize_tfidf_split9_level3.D284])" office:value-type="float" office:value="0.7846" calcext:value-type="float">
            <text:p>0.7846</text:p>
          </table:table-cell>
          <table:table-cell table:formula="of:=MIN([$optimize_tfidf_split0_level3.E284];[$optimize_tfidf_split1_level3.E284];[$optimize_tfidf_split2_level3.E284];[$optimize_tfidf_split3_level3.E284];[$optimize_tfidf_split4_level3.E284];[$optimize_tfidf_split5_level3.E284];[$optimize_tfidf_split6_level3.E284];[$optimize_tfidf_split7_level3.E284];[$optimize_tfidf_split8_level3.E284];[$optimize_tfidf_split9_level3.E284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5];[$optimize_tfidf_split1_level3.A5];[$optimize_tfidf_split2_level3.A5];[$optimize_tfidf_split3_level3.A5];[$optimize_tfidf_split4_level3.A5];[$optimize_tfidf_split5_level3.A5];[$optimize_tfidf_split6_level3.A5];[$optimize_tfidf_split7_level3.A5];[$optimize_tfidf_split8_level3.A5];[$optimize_tfidf_split9_level3.A5])" office:value-type="float" office:value="1" calcext:value-type="float">
            <text:p>1</text:p>
          </table:table-cell>
          <table:table-cell table:formula="of:=MIN([$optimize_tfidf_split0_level3.B5];[$optimize_tfidf_split1_level3.B5];[$optimize_tfidf_split2_level3.B5];[$optimize_tfidf_split3_level3.B5];[$optimize_tfidf_split4_level3.B5];[$optimize_tfidf_split5_level3.B5];[$optimize_tfidf_split6_level3.B5];[$optimize_tfidf_split7_level3.B5];[$optimize_tfidf_split8_level3.B5];[$optimize_tfidf_split9_level3.B5])" office:value-type="float" office:value="0.15" calcext:value-type="float">
            <text:p>0.15</text:p>
          </table:table-cell>
          <table:table-cell table:formula="of:=MIN([$optimize_tfidf_split0_level3.C5];[$optimize_tfidf_split1_level3.C5];[$optimize_tfidf_split2_level3.C5];[$optimize_tfidf_split3_level3.C5];[$optimize_tfidf_split4_level3.C5];[$optimize_tfidf_split5_level3.C5];[$optimize_tfidf_split6_level3.C5];[$optimize_tfidf_split7_level3.C5];[$optimize_tfidf_split8_level3.C5];[$optimize_tfidf_split9_level3.C5])" office:value-type="float" office:value="0.4974" calcext:value-type="float">
            <text:p>0.4974</text:p>
          </table:table-cell>
          <table:table-cell table:formula="of:=MIN([$optimize_tfidf_split0_level3.D5];[$optimize_tfidf_split1_level3.D5];[$optimize_tfidf_split2_level3.D5];[$optimize_tfidf_split3_level3.D5];[$optimize_tfidf_split4_level3.D5];[$optimize_tfidf_split5_level3.D5];[$optimize_tfidf_split6_level3.D5];[$optimize_tfidf_split7_level3.D5];[$optimize_tfidf_split8_level3.D5];[$optimize_tfidf_split9_level3.D5])" office:value-type="float" office:value="0.3761" calcext:value-type="float">
            <text:p>0.3761</text:p>
          </table:table-cell>
          <table:table-cell table:formula="of:=MIN([$optimize_tfidf_split0_level3.E5];[$optimize_tfidf_split1_level3.E5];[$optimize_tfidf_split2_level3.E5];[$optimize_tfidf_split3_level3.E5];[$optimize_tfidf_split4_level3.E5];[$optimize_tfidf_split5_level3.E5];[$optimize_tfidf_split6_level3.E5];[$optimize_tfidf_split7_level3.E5];[$optimize_tfidf_split8_level3.E5];[$optimize_tfidf_split9_level3.E5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5];[$optimize_tfidf_split1_level3.A25];[$optimize_tfidf_split2_level3.A25];[$optimize_tfidf_split3_level3.A25];[$optimize_tfidf_split4_level3.A25];[$optimize_tfidf_split5_level3.A25];[$optimize_tfidf_split6_level3.A25];[$optimize_tfidf_split7_level3.A25];[$optimize_tfidf_split8_level3.A25];[$optimize_tfidf_split9_level3.A25])" office:value-type="float" office:value="2" calcext:value-type="float">
            <text:p>2</text:p>
          </table:table-cell>
          <table:table-cell table:formula="of:=MIN([$optimize_tfidf_split0_level3.B25];[$optimize_tfidf_split1_level3.B25];[$optimize_tfidf_split2_level3.B25];[$optimize_tfidf_split3_level3.B25];[$optimize_tfidf_split4_level3.B25];[$optimize_tfidf_split5_level3.B25];[$optimize_tfidf_split6_level3.B25];[$optimize_tfidf_split7_level3.B25];[$optimize_tfidf_split8_level3.B25];[$optimize_tfidf_split9_level3.B25])" office:value-type="float" office:value="0.15" calcext:value-type="float">
            <text:p>0.15</text:p>
          </table:table-cell>
          <table:table-cell table:formula="of:=MIN([$optimize_tfidf_split0_level3.C25];[$optimize_tfidf_split1_level3.C25];[$optimize_tfidf_split2_level3.C25];[$optimize_tfidf_split3_level3.C25];[$optimize_tfidf_split4_level3.C25];[$optimize_tfidf_split5_level3.C25];[$optimize_tfidf_split6_level3.C25];[$optimize_tfidf_split7_level3.C25];[$optimize_tfidf_split8_level3.C25];[$optimize_tfidf_split9_level3.C25])" office:value-type="float" office:value="0.3947" calcext:value-type="float">
            <text:p>0.3947</text:p>
          </table:table-cell>
          <table:table-cell table:formula="of:=MIN([$optimize_tfidf_split0_level3.D25];[$optimize_tfidf_split1_level3.D25];[$optimize_tfidf_split2_level3.D25];[$optimize_tfidf_split3_level3.D25];[$optimize_tfidf_split4_level3.D25];[$optimize_tfidf_split5_level3.D25];[$optimize_tfidf_split6_level3.D25];[$optimize_tfidf_split7_level3.D25];[$optimize_tfidf_split8_level3.D25];[$optimize_tfidf_split9_level3.D25])" office:value-type="float" office:value="0.563" calcext:value-type="float">
            <text:p>0.563</text:p>
          </table:table-cell>
          <table:table-cell table:formula="of:=MIN([$optimize_tfidf_split0_level3.E25];[$optimize_tfidf_split1_level3.E25];[$optimize_tfidf_split2_level3.E25];[$optimize_tfidf_split3_level3.E25];[$optimize_tfidf_split4_level3.E25];[$optimize_tfidf_split5_level3.E25];[$optimize_tfidf_split6_level3.E25];[$optimize_tfidf_split7_level3.E25];[$optimize_tfidf_split8_level3.E25];[$optimize_tfidf_split9_level3.E25])" office:value-type="float" office:value="0.4448" calcext:value-type="float">
            <text:p>0.4448</text:p>
          </table:table-cell>
        </table:table-row>
        <table:table-row table:style-name="ro1">
          <table:table-cell table:formula="of:=MIN([$optimize_tfidf_split0_level3.A45];[$optimize_tfidf_split1_level3.A45];[$optimize_tfidf_split2_level3.A45];[$optimize_tfidf_split3_level3.A45];[$optimize_tfidf_split4_level3.A45];[$optimize_tfidf_split5_level3.A45];[$optimize_tfidf_split6_level3.A45];[$optimize_tfidf_split7_level3.A45];[$optimize_tfidf_split8_level3.A45];[$optimize_tfidf_split9_level3.A45])" office:value-type="float" office:value="3" calcext:value-type="float">
            <text:p>3</text:p>
          </table:table-cell>
          <table:table-cell table:formula="of:=MIN([$optimize_tfidf_split0_level3.B45];[$optimize_tfidf_split1_level3.B45];[$optimize_tfidf_split2_level3.B45];[$optimize_tfidf_split3_level3.B45];[$optimize_tfidf_split4_level3.B45];[$optimize_tfidf_split5_level3.B45];[$optimize_tfidf_split6_level3.B45];[$optimize_tfidf_split7_level3.B45];[$optimize_tfidf_split8_level3.B45];[$optimize_tfidf_split9_level3.B45])" office:value-type="float" office:value="0.15" calcext:value-type="float">
            <text:p>0.15</text:p>
          </table:table-cell>
          <table:table-cell table:formula="of:=MIN([$optimize_tfidf_split0_level3.C45];[$optimize_tfidf_split1_level3.C45];[$optimize_tfidf_split2_level3.C45];[$optimize_tfidf_split3_level3.C45];[$optimize_tfidf_split4_level3.C45];[$optimize_tfidf_split5_level3.C45];[$optimize_tfidf_split6_level3.C45];[$optimize_tfidf_split7_level3.C45];[$optimize_tfidf_split8_level3.C45];[$optimize_tfidf_split9_level3.C45])" office:value-type="float" office:value="0.3081" calcext:value-type="float">
            <text:p>0.3081</text:p>
          </table:table-cell>
          <table:table-cell table:formula="of:=MIN([$optimize_tfidf_split0_level3.D45];[$optimize_tfidf_split1_level3.D45];[$optimize_tfidf_split2_level3.D45];[$optimize_tfidf_split3_level3.D45];[$optimize_tfidf_split4_level3.D45];[$optimize_tfidf_split5_level3.D45];[$optimize_tfidf_split6_level3.D45];[$optimize_tfidf_split7_level3.D45];[$optimize_tfidf_split8_level3.D45];[$optimize_tfidf_split9_level3.D45])" office:value-type="float" office:value="0.6641" calcext:value-type="float">
            <text:p>0.6641</text:p>
          </table:table-cell>
          <table:table-cell table:formula="of:=MIN([$optimize_tfidf_split0_level3.E45];[$optimize_tfidf_split1_level3.E45];[$optimize_tfidf_split2_level3.E45];[$optimize_tfidf_split3_level3.E45];[$optimize_tfidf_split4_level3.E45];[$optimize_tfidf_split5_level3.E45];[$optimize_tfidf_split6_level3.E45];[$optimize_tfidf_split7_level3.E45];[$optimize_tfidf_split8_level3.E45];[$optimize_tfidf_split9_level3.E45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5];[$optimize_tfidf_split1_level3.A65];[$optimize_tfidf_split2_level3.A65];[$optimize_tfidf_split3_level3.A65];[$optimize_tfidf_split4_level3.A65];[$optimize_tfidf_split5_level3.A65];[$optimize_tfidf_split6_level3.A65];[$optimize_tfidf_split7_level3.A65];[$optimize_tfidf_split8_level3.A65];[$optimize_tfidf_split9_level3.A65])" office:value-type="float" office:value="4" calcext:value-type="float">
            <text:p>4</text:p>
          </table:table-cell>
          <table:table-cell table:formula="of:=MIN([$optimize_tfidf_split0_level3.B65];[$optimize_tfidf_split1_level3.B65];[$optimize_tfidf_split2_level3.B65];[$optimize_tfidf_split3_level3.B65];[$optimize_tfidf_split4_level3.B65];[$optimize_tfidf_split5_level3.B65];[$optimize_tfidf_split6_level3.B65];[$optimize_tfidf_split7_level3.B65];[$optimize_tfidf_split8_level3.B65];[$optimize_tfidf_split9_level3.B65])" office:value-type="float" office:value="0.15" calcext:value-type="float">
            <text:p>0.15</text:p>
          </table:table-cell>
          <table:table-cell table:formula="of:=MIN([$optimize_tfidf_split0_level3.C65];[$optimize_tfidf_split1_level3.C65];[$optimize_tfidf_split2_level3.C65];[$optimize_tfidf_split3_level3.C65];[$optimize_tfidf_split4_level3.C65];[$optimize_tfidf_split5_level3.C65];[$optimize_tfidf_split6_level3.C65];[$optimize_tfidf_split7_level3.C65];[$optimize_tfidf_split8_level3.C65];[$optimize_tfidf_split9_level3.C65])" office:value-type="float" office:value="0.2579" calcext:value-type="float">
            <text:p>0.2579</text:p>
          </table:table-cell>
          <table:table-cell table:formula="of:=MIN([$optimize_tfidf_split0_level3.D65];[$optimize_tfidf_split1_level3.D65];[$optimize_tfidf_split2_level3.D65];[$optimize_tfidf_split3_level3.D65];[$optimize_tfidf_split4_level3.D65];[$optimize_tfidf_split5_level3.D65];[$optimize_tfidf_split6_level3.D65];[$optimize_tfidf_split7_level3.D65];[$optimize_tfidf_split8_level3.D65];[$optimize_tfidf_split9_level3.D65])" office:value-type="float" office:value="0.7294" calcext:value-type="float">
            <text:p>0.7294</text:p>
          </table:table-cell>
          <table:table-cell table:formula="of:=MIN([$optimize_tfidf_split0_level3.E65];[$optimize_tfidf_split1_level3.E65];[$optimize_tfidf_split2_level3.E65];[$optimize_tfidf_split3_level3.E65];[$optimize_tfidf_split4_level3.E65];[$optimize_tfidf_split5_level3.E65];[$optimize_tfidf_split6_level3.E65];[$optimize_tfidf_split7_level3.E65];[$optimize_tfidf_split8_level3.E65];[$optimize_tfidf_split9_level3.E65])" office:value-type="float" office:value="0.3668" calcext:value-type="float">
            <text:p>0.3668</text:p>
          </table:table-cell>
        </table:table-row>
        <table:table-row table:style-name="ro1">
          <table:table-cell table:formula="of:=MIN([$optimize_tfidf_split0_level3.A85];[$optimize_tfidf_split1_level3.A85];[$optimize_tfidf_split2_level3.A85];[$optimize_tfidf_split3_level3.A85];[$optimize_tfidf_split4_level3.A85];[$optimize_tfidf_split5_level3.A85];[$optimize_tfidf_split6_level3.A85];[$optimize_tfidf_split7_level3.A85];[$optimize_tfidf_split8_level3.A85];[$optimize_tfidf_split9_level3.A85])" office:value-type="float" office:value="5" calcext:value-type="float">
            <text:p>5</text:p>
          </table:table-cell>
          <table:table-cell table:formula="of:=MIN([$optimize_tfidf_split0_level3.B85];[$optimize_tfidf_split1_level3.B85];[$optimize_tfidf_split2_level3.B85];[$optimize_tfidf_split3_level3.B85];[$optimize_tfidf_split4_level3.B85];[$optimize_tfidf_split5_level3.B85];[$optimize_tfidf_split6_level3.B85];[$optimize_tfidf_split7_level3.B85];[$optimize_tfidf_split8_level3.B85];[$optimize_tfidf_split9_level3.B85])" office:value-type="float" office:value="0.15" calcext:value-type="float">
            <text:p>0.15</text:p>
          </table:table-cell>
          <table:table-cell table:formula="of:=MIN([$optimize_tfidf_split0_level3.C85];[$optimize_tfidf_split1_level3.C85];[$optimize_tfidf_split2_level3.C85];[$optimize_tfidf_split3_level3.C85];[$optimize_tfidf_split4_level3.C85];[$optimize_tfidf_split5_level3.C85];[$optimize_tfidf_split6_level3.C85];[$optimize_tfidf_split7_level3.C85];[$optimize_tfidf_split8_level3.C85];[$optimize_tfidf_split9_level3.C85])" office:value-type="float" office:value="0.2221" calcext:value-type="float">
            <text:p>0.2221</text:p>
          </table:table-cell>
          <table:table-cell table:formula="of:=MIN([$optimize_tfidf_split0_level3.D85];[$optimize_tfidf_split1_level3.D85];[$optimize_tfidf_split2_level3.D85];[$optimize_tfidf_split3_level3.D85];[$optimize_tfidf_split4_level3.D85];[$optimize_tfidf_split5_level3.D85];[$optimize_tfidf_split6_level3.D85];[$optimize_tfidf_split7_level3.D85];[$optimize_tfidf_split8_level3.D85];[$optimize_tfidf_split9_level3.D85])" office:value-type="float" office:value="0.7846" calcext:value-type="float">
            <text:p>0.7846</text:p>
          </table:table-cell>
          <table:table-cell table:formula="of:=MIN([$optimize_tfidf_split0_level3.E85];[$optimize_tfidf_split1_level3.E85];[$optimize_tfidf_split2_level3.E85];[$optimize_tfidf_split3_level3.E85];[$optimize_tfidf_split4_level3.E85];[$optimize_tfidf_split5_level3.E85];[$optimize_tfidf_split6_level3.E85];[$optimize_tfidf_split7_level3.E85];[$optimize_tfidf_split8_level3.E85];[$optimize_tfidf_split9_level3.E8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05];[$optimize_tfidf_split1_level3.A105];[$optimize_tfidf_split2_level3.A105];[$optimize_tfidf_split3_level3.A105];[$optimize_tfidf_split4_level3.A105];[$optimize_tfidf_split5_level3.A105];[$optimize_tfidf_split6_level3.A105];[$optimize_tfidf_split7_level3.A105];[$optimize_tfidf_split8_level3.A105];[$optimize_tfidf_split9_level3.A105])" office:value-type="float" office:value="6" calcext:value-type="float">
            <text:p>6</text:p>
          </table:table-cell>
          <table:table-cell table:formula="of:=MIN([$optimize_tfidf_split0_level3.B105];[$optimize_tfidf_split1_level3.B105];[$optimize_tfidf_split2_level3.B105];[$optimize_tfidf_split3_level3.B105];[$optimize_tfidf_split4_level3.B105];[$optimize_tfidf_split5_level3.B105];[$optimize_tfidf_split6_level3.B105];[$optimize_tfidf_split7_level3.B105];[$optimize_tfidf_split8_level3.B105];[$optimize_tfidf_split9_level3.B105])" office:value-type="float" office:value="0.15" calcext:value-type="float">
            <text:p>0.15</text:p>
          </table:table-cell>
          <table:table-cell table:formula="of:=MIN([$optimize_tfidf_split0_level3.C105];[$optimize_tfidf_split1_level3.C105];[$optimize_tfidf_split2_level3.C105];[$optimize_tfidf_split3_level3.C105];[$optimize_tfidf_split4_level3.C105];[$optimize_tfidf_split5_level3.C105];[$optimize_tfidf_split6_level3.C105];[$optimize_tfidf_split7_level3.C105];[$optimize_tfidf_split8_level3.C105];[$optimize_tfidf_split9_level3.C105])" office:value-type="float" office:value="0.2221" calcext:value-type="float">
            <text:p>0.2221</text:p>
          </table:table-cell>
          <table:table-cell table:formula="of:=MIN([$optimize_tfidf_split0_level3.D105];[$optimize_tfidf_split1_level3.D105];[$optimize_tfidf_split2_level3.D105];[$optimize_tfidf_split3_level3.D105];[$optimize_tfidf_split4_level3.D105];[$optimize_tfidf_split5_level3.D105];[$optimize_tfidf_split6_level3.D105];[$optimize_tfidf_split7_level3.D105];[$optimize_tfidf_split8_level3.D105];[$optimize_tfidf_split9_level3.D105])" office:value-type="float" office:value="0.7846" calcext:value-type="float">
            <text:p>0.7846</text:p>
          </table:table-cell>
          <table:table-cell table:formula="of:=MIN([$optimize_tfidf_split0_level3.E105];[$optimize_tfidf_split1_level3.E105];[$optimize_tfidf_split2_level3.E105];[$optimize_tfidf_split3_level3.E105];[$optimize_tfidf_split4_level3.E105];[$optimize_tfidf_split5_level3.E105];[$optimize_tfidf_split6_level3.E105];[$optimize_tfidf_split7_level3.E105];[$optimize_tfidf_split8_level3.E105];[$optimize_tfidf_split9_level3.E10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25];[$optimize_tfidf_split1_level3.A125];[$optimize_tfidf_split2_level3.A125];[$optimize_tfidf_split3_level3.A125];[$optimize_tfidf_split4_level3.A125];[$optimize_tfidf_split5_level3.A125];[$optimize_tfidf_split6_level3.A125];[$optimize_tfidf_split7_level3.A125];[$optimize_tfidf_split8_level3.A125];[$optimize_tfidf_split9_level3.A125])" office:value-type="float" office:value="7" calcext:value-type="float">
            <text:p>7</text:p>
          </table:table-cell>
          <table:table-cell table:formula="of:=MIN([$optimize_tfidf_split0_level3.B125];[$optimize_tfidf_split1_level3.B125];[$optimize_tfidf_split2_level3.B125];[$optimize_tfidf_split3_level3.B125];[$optimize_tfidf_split4_level3.B125];[$optimize_tfidf_split5_level3.B125];[$optimize_tfidf_split6_level3.B125];[$optimize_tfidf_split7_level3.B125];[$optimize_tfidf_split8_level3.B125];[$optimize_tfidf_split9_level3.B125])" office:value-type="float" office:value="0.15" calcext:value-type="float">
            <text:p>0.15</text:p>
          </table:table-cell>
          <table:table-cell table:formula="of:=MIN([$optimize_tfidf_split0_level3.C125];[$optimize_tfidf_split1_level3.C125];[$optimize_tfidf_split2_level3.C125];[$optimize_tfidf_split3_level3.C125];[$optimize_tfidf_split4_level3.C125];[$optimize_tfidf_split5_level3.C125];[$optimize_tfidf_split6_level3.C125];[$optimize_tfidf_split7_level3.C125];[$optimize_tfidf_split8_level3.C125];[$optimize_tfidf_split9_level3.C125])" office:value-type="float" office:value="0.2221" calcext:value-type="float">
            <text:p>0.2221</text:p>
          </table:table-cell>
          <table:table-cell table:formula="of:=MIN([$optimize_tfidf_split0_level3.D125];[$optimize_tfidf_split1_level3.D125];[$optimize_tfidf_split2_level3.D125];[$optimize_tfidf_split3_level3.D125];[$optimize_tfidf_split4_level3.D125];[$optimize_tfidf_split5_level3.D125];[$optimize_tfidf_split6_level3.D125];[$optimize_tfidf_split7_level3.D125];[$optimize_tfidf_split8_level3.D125];[$optimize_tfidf_split9_level3.D125])" office:value-type="float" office:value="0.7846" calcext:value-type="float">
            <text:p>0.7846</text:p>
          </table:table-cell>
          <table:table-cell table:formula="of:=MIN([$optimize_tfidf_split0_level3.E125];[$optimize_tfidf_split1_level3.E125];[$optimize_tfidf_split2_level3.E125];[$optimize_tfidf_split3_level3.E125];[$optimize_tfidf_split4_level3.E125];[$optimize_tfidf_split5_level3.E125];[$optimize_tfidf_split6_level3.E125];[$optimize_tfidf_split7_level3.E125];[$optimize_tfidf_split8_level3.E125];[$optimize_tfidf_split9_level3.E12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45];[$optimize_tfidf_split1_level3.A145];[$optimize_tfidf_split2_level3.A145];[$optimize_tfidf_split3_level3.A145];[$optimize_tfidf_split4_level3.A145];[$optimize_tfidf_split5_level3.A145];[$optimize_tfidf_split6_level3.A145];[$optimize_tfidf_split7_level3.A145];[$optimize_tfidf_split8_level3.A145];[$optimize_tfidf_split9_level3.A145])" office:value-type="float" office:value="8" calcext:value-type="float">
            <text:p>8</text:p>
          </table:table-cell>
          <table:table-cell table:formula="of:=MIN([$optimize_tfidf_split0_level3.B145];[$optimize_tfidf_split1_level3.B145];[$optimize_tfidf_split2_level3.B145];[$optimize_tfidf_split3_level3.B145];[$optimize_tfidf_split4_level3.B145];[$optimize_tfidf_split5_level3.B145];[$optimize_tfidf_split6_level3.B145];[$optimize_tfidf_split7_level3.B145];[$optimize_tfidf_split8_level3.B145];[$optimize_tfidf_split9_level3.B145])" office:value-type="float" office:value="0.15" calcext:value-type="float">
            <text:p>0.15</text:p>
          </table:table-cell>
          <table:table-cell table:formula="of:=MIN([$optimize_tfidf_split0_level3.C145];[$optimize_tfidf_split1_level3.C145];[$optimize_tfidf_split2_level3.C145];[$optimize_tfidf_split3_level3.C145];[$optimize_tfidf_split4_level3.C145];[$optimize_tfidf_split5_level3.C145];[$optimize_tfidf_split6_level3.C145];[$optimize_tfidf_split7_level3.C145];[$optimize_tfidf_split8_level3.C145];[$optimize_tfidf_split9_level3.C145])" office:value-type="float" office:value="0.2221" calcext:value-type="float">
            <text:p>0.2221</text:p>
          </table:table-cell>
          <table:table-cell table:formula="of:=MIN([$optimize_tfidf_split0_level3.D145];[$optimize_tfidf_split1_level3.D145];[$optimize_tfidf_split2_level3.D145];[$optimize_tfidf_split3_level3.D145];[$optimize_tfidf_split4_level3.D145];[$optimize_tfidf_split5_level3.D145];[$optimize_tfidf_split6_level3.D145];[$optimize_tfidf_split7_level3.D145];[$optimize_tfidf_split8_level3.D145];[$optimize_tfidf_split9_level3.D145])" office:value-type="float" office:value="0.7846" calcext:value-type="float">
            <text:p>0.7846</text:p>
          </table:table-cell>
          <table:table-cell table:formula="of:=MIN([$optimize_tfidf_split0_level3.E145];[$optimize_tfidf_split1_level3.E145];[$optimize_tfidf_split2_level3.E145];[$optimize_tfidf_split3_level3.E145];[$optimize_tfidf_split4_level3.E145];[$optimize_tfidf_split5_level3.E145];[$optimize_tfidf_split6_level3.E145];[$optimize_tfidf_split7_level3.E145];[$optimize_tfidf_split8_level3.E145];[$optimize_tfidf_split9_level3.E14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65];[$optimize_tfidf_split1_level3.A165];[$optimize_tfidf_split2_level3.A165];[$optimize_tfidf_split3_level3.A165];[$optimize_tfidf_split4_level3.A165];[$optimize_tfidf_split5_level3.A165];[$optimize_tfidf_split6_level3.A165];[$optimize_tfidf_split7_level3.A165];[$optimize_tfidf_split8_level3.A165];[$optimize_tfidf_split9_level3.A165])" office:value-type="float" office:value="9" calcext:value-type="float">
            <text:p>9</text:p>
          </table:table-cell>
          <table:table-cell table:formula="of:=MIN([$optimize_tfidf_split0_level3.B165];[$optimize_tfidf_split1_level3.B165];[$optimize_tfidf_split2_level3.B165];[$optimize_tfidf_split3_level3.B165];[$optimize_tfidf_split4_level3.B165];[$optimize_tfidf_split5_level3.B165];[$optimize_tfidf_split6_level3.B165];[$optimize_tfidf_split7_level3.B165];[$optimize_tfidf_split8_level3.B165];[$optimize_tfidf_split9_level3.B165])" office:value-type="float" office:value="0.15" calcext:value-type="float">
            <text:p>0.15</text:p>
          </table:table-cell>
          <table:table-cell table:formula="of:=MIN([$optimize_tfidf_split0_level3.C165];[$optimize_tfidf_split1_level3.C165];[$optimize_tfidf_split2_level3.C165];[$optimize_tfidf_split3_level3.C165];[$optimize_tfidf_split4_level3.C165];[$optimize_tfidf_split5_level3.C165];[$optimize_tfidf_split6_level3.C165];[$optimize_tfidf_split7_level3.C165];[$optimize_tfidf_split8_level3.C165];[$optimize_tfidf_split9_level3.C165])" office:value-type="float" office:value="0.2221" calcext:value-type="float">
            <text:p>0.2221</text:p>
          </table:table-cell>
          <table:table-cell table:formula="of:=MIN([$optimize_tfidf_split0_level3.D165];[$optimize_tfidf_split1_level3.D165];[$optimize_tfidf_split2_level3.D165];[$optimize_tfidf_split3_level3.D165];[$optimize_tfidf_split4_level3.D165];[$optimize_tfidf_split5_level3.D165];[$optimize_tfidf_split6_level3.D165];[$optimize_tfidf_split7_level3.D165];[$optimize_tfidf_split8_level3.D165];[$optimize_tfidf_split9_level3.D165])" office:value-type="float" office:value="0.7846" calcext:value-type="float">
            <text:p>0.7846</text:p>
          </table:table-cell>
          <table:table-cell table:formula="of:=MIN([$optimize_tfidf_split0_level3.E165];[$optimize_tfidf_split1_level3.E165];[$optimize_tfidf_split2_level3.E165];[$optimize_tfidf_split3_level3.E165];[$optimize_tfidf_split4_level3.E165];[$optimize_tfidf_split5_level3.E165];[$optimize_tfidf_split6_level3.E165];[$optimize_tfidf_split7_level3.E165];[$optimize_tfidf_split8_level3.E165];[$optimize_tfidf_split9_level3.E16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85];[$optimize_tfidf_split1_level3.A185];[$optimize_tfidf_split2_level3.A185];[$optimize_tfidf_split3_level3.A185];[$optimize_tfidf_split4_level3.A185];[$optimize_tfidf_split5_level3.A185];[$optimize_tfidf_split6_level3.A185];[$optimize_tfidf_split7_level3.A185];[$optimize_tfidf_split8_level3.A185];[$optimize_tfidf_split9_level3.A185])" office:value-type="float" office:value="10" calcext:value-type="float">
            <text:p>10</text:p>
          </table:table-cell>
          <table:table-cell table:formula="of:=MIN([$optimize_tfidf_split0_level3.B185];[$optimize_tfidf_split1_level3.B185];[$optimize_tfidf_split2_level3.B185];[$optimize_tfidf_split3_level3.B185];[$optimize_tfidf_split4_level3.B185];[$optimize_tfidf_split5_level3.B185];[$optimize_tfidf_split6_level3.B185];[$optimize_tfidf_split7_level3.B185];[$optimize_tfidf_split8_level3.B185];[$optimize_tfidf_split9_level3.B185])" office:value-type="float" office:value="0.15" calcext:value-type="float">
            <text:p>0.15</text:p>
          </table:table-cell>
          <table:table-cell table:formula="of:=MIN([$optimize_tfidf_split0_level3.C185];[$optimize_tfidf_split1_level3.C185];[$optimize_tfidf_split2_level3.C185];[$optimize_tfidf_split3_level3.C185];[$optimize_tfidf_split4_level3.C185];[$optimize_tfidf_split5_level3.C185];[$optimize_tfidf_split6_level3.C185];[$optimize_tfidf_split7_level3.C185];[$optimize_tfidf_split8_level3.C185];[$optimize_tfidf_split9_level3.C185])" office:value-type="float" office:value="0.2221" calcext:value-type="float">
            <text:p>0.2221</text:p>
          </table:table-cell>
          <table:table-cell table:formula="of:=MIN([$optimize_tfidf_split0_level3.D185];[$optimize_tfidf_split1_level3.D185];[$optimize_tfidf_split2_level3.D185];[$optimize_tfidf_split3_level3.D185];[$optimize_tfidf_split4_level3.D185];[$optimize_tfidf_split5_level3.D185];[$optimize_tfidf_split6_level3.D185];[$optimize_tfidf_split7_level3.D185];[$optimize_tfidf_split8_level3.D185];[$optimize_tfidf_split9_level3.D185])" office:value-type="float" office:value="0.7846" calcext:value-type="float">
            <text:p>0.7846</text:p>
          </table:table-cell>
          <table:table-cell table:formula="of:=MIN([$optimize_tfidf_split0_level3.E185];[$optimize_tfidf_split1_level3.E185];[$optimize_tfidf_split2_level3.E185];[$optimize_tfidf_split3_level3.E185];[$optimize_tfidf_split4_level3.E185];[$optimize_tfidf_split5_level3.E185];[$optimize_tfidf_split6_level3.E185];[$optimize_tfidf_split7_level3.E185];[$optimize_tfidf_split8_level3.E185];[$optimize_tfidf_split9_level3.E18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05];[$optimize_tfidf_split1_level3.A205];[$optimize_tfidf_split2_level3.A205];[$optimize_tfidf_split3_level3.A205];[$optimize_tfidf_split4_level3.A205];[$optimize_tfidf_split5_level3.A205];[$optimize_tfidf_split6_level3.A205];[$optimize_tfidf_split7_level3.A205];[$optimize_tfidf_split8_level3.A205];[$optimize_tfidf_split9_level3.A205])" office:value-type="float" office:value="11" calcext:value-type="float">
            <text:p>11</text:p>
          </table:table-cell>
          <table:table-cell table:formula="of:=MIN([$optimize_tfidf_split0_level3.B205];[$optimize_tfidf_split1_level3.B205];[$optimize_tfidf_split2_level3.B205];[$optimize_tfidf_split3_level3.B205];[$optimize_tfidf_split4_level3.B205];[$optimize_tfidf_split5_level3.B205];[$optimize_tfidf_split6_level3.B205];[$optimize_tfidf_split7_level3.B205];[$optimize_tfidf_split8_level3.B205];[$optimize_tfidf_split9_level3.B205])" office:value-type="float" office:value="0.15" calcext:value-type="float">
            <text:p>0.15</text:p>
          </table:table-cell>
          <table:table-cell table:formula="of:=MIN([$optimize_tfidf_split0_level3.C205];[$optimize_tfidf_split1_level3.C205];[$optimize_tfidf_split2_level3.C205];[$optimize_tfidf_split3_level3.C205];[$optimize_tfidf_split4_level3.C205];[$optimize_tfidf_split5_level3.C205];[$optimize_tfidf_split6_level3.C205];[$optimize_tfidf_split7_level3.C205];[$optimize_tfidf_split8_level3.C205];[$optimize_tfidf_split9_level3.C205])" office:value-type="float" office:value="0.2221" calcext:value-type="float">
            <text:p>0.2221</text:p>
          </table:table-cell>
          <table:table-cell table:formula="of:=MIN([$optimize_tfidf_split0_level3.D205];[$optimize_tfidf_split1_level3.D205];[$optimize_tfidf_split2_level3.D205];[$optimize_tfidf_split3_level3.D205];[$optimize_tfidf_split4_level3.D205];[$optimize_tfidf_split5_level3.D205];[$optimize_tfidf_split6_level3.D205];[$optimize_tfidf_split7_level3.D205];[$optimize_tfidf_split8_level3.D205];[$optimize_tfidf_split9_level3.D205])" office:value-type="float" office:value="0.7846" calcext:value-type="float">
            <text:p>0.7846</text:p>
          </table:table-cell>
          <table:table-cell table:formula="of:=MIN([$optimize_tfidf_split0_level3.E205];[$optimize_tfidf_split1_level3.E205];[$optimize_tfidf_split2_level3.E205];[$optimize_tfidf_split3_level3.E205];[$optimize_tfidf_split4_level3.E205];[$optimize_tfidf_split5_level3.E205];[$optimize_tfidf_split6_level3.E205];[$optimize_tfidf_split7_level3.E205];[$optimize_tfidf_split8_level3.E205];[$optimize_tfidf_split9_level3.E20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25];[$optimize_tfidf_split1_level3.A225];[$optimize_tfidf_split2_level3.A225];[$optimize_tfidf_split3_level3.A225];[$optimize_tfidf_split4_level3.A225];[$optimize_tfidf_split5_level3.A225];[$optimize_tfidf_split6_level3.A225];[$optimize_tfidf_split7_level3.A225];[$optimize_tfidf_split8_level3.A225];[$optimize_tfidf_split9_level3.A225])" office:value-type="float" office:value="12" calcext:value-type="float">
            <text:p>12</text:p>
          </table:table-cell>
          <table:table-cell table:formula="of:=MIN([$optimize_tfidf_split0_level3.B225];[$optimize_tfidf_split1_level3.B225];[$optimize_tfidf_split2_level3.B225];[$optimize_tfidf_split3_level3.B225];[$optimize_tfidf_split4_level3.B225];[$optimize_tfidf_split5_level3.B225];[$optimize_tfidf_split6_level3.B225];[$optimize_tfidf_split7_level3.B225];[$optimize_tfidf_split8_level3.B225];[$optimize_tfidf_split9_level3.B225])" office:value-type="float" office:value="0.15" calcext:value-type="float">
            <text:p>0.15</text:p>
          </table:table-cell>
          <table:table-cell table:formula="of:=MIN([$optimize_tfidf_split0_level3.C225];[$optimize_tfidf_split1_level3.C225];[$optimize_tfidf_split2_level3.C225];[$optimize_tfidf_split3_level3.C225];[$optimize_tfidf_split4_level3.C225];[$optimize_tfidf_split5_level3.C225];[$optimize_tfidf_split6_level3.C225];[$optimize_tfidf_split7_level3.C225];[$optimize_tfidf_split8_level3.C225];[$optimize_tfidf_split9_level3.C225])" office:value-type="float" office:value="0.2221" calcext:value-type="float">
            <text:p>0.2221</text:p>
          </table:table-cell>
          <table:table-cell table:formula="of:=MIN([$optimize_tfidf_split0_level3.D225];[$optimize_tfidf_split1_level3.D225];[$optimize_tfidf_split2_level3.D225];[$optimize_tfidf_split3_level3.D225];[$optimize_tfidf_split4_level3.D225];[$optimize_tfidf_split5_level3.D225];[$optimize_tfidf_split6_level3.D225];[$optimize_tfidf_split7_level3.D225];[$optimize_tfidf_split8_level3.D225];[$optimize_tfidf_split9_level3.D225])" office:value-type="float" office:value="0.7846" calcext:value-type="float">
            <text:p>0.7846</text:p>
          </table:table-cell>
          <table:table-cell table:formula="of:=MIN([$optimize_tfidf_split0_level3.E225];[$optimize_tfidf_split1_level3.E225];[$optimize_tfidf_split2_level3.E225];[$optimize_tfidf_split3_level3.E225];[$optimize_tfidf_split4_level3.E225];[$optimize_tfidf_split5_level3.E225];[$optimize_tfidf_split6_level3.E225];[$optimize_tfidf_split7_level3.E225];[$optimize_tfidf_split8_level3.E225];[$optimize_tfidf_split9_level3.E22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45];[$optimize_tfidf_split1_level3.A245];[$optimize_tfidf_split2_level3.A245];[$optimize_tfidf_split3_level3.A245];[$optimize_tfidf_split4_level3.A245];[$optimize_tfidf_split5_level3.A245];[$optimize_tfidf_split6_level3.A245];[$optimize_tfidf_split7_level3.A245];[$optimize_tfidf_split8_level3.A245];[$optimize_tfidf_split9_level3.A245])" office:value-type="float" office:value="13" calcext:value-type="float">
            <text:p>13</text:p>
          </table:table-cell>
          <table:table-cell table:formula="of:=MIN([$optimize_tfidf_split0_level3.B245];[$optimize_tfidf_split1_level3.B245];[$optimize_tfidf_split2_level3.B245];[$optimize_tfidf_split3_level3.B245];[$optimize_tfidf_split4_level3.B245];[$optimize_tfidf_split5_level3.B245];[$optimize_tfidf_split6_level3.B245];[$optimize_tfidf_split7_level3.B245];[$optimize_tfidf_split8_level3.B245];[$optimize_tfidf_split9_level3.B245])" office:value-type="float" office:value="0.15" calcext:value-type="float">
            <text:p>0.15</text:p>
          </table:table-cell>
          <table:table-cell table:formula="of:=MIN([$optimize_tfidf_split0_level3.C245];[$optimize_tfidf_split1_level3.C245];[$optimize_tfidf_split2_level3.C245];[$optimize_tfidf_split3_level3.C245];[$optimize_tfidf_split4_level3.C245];[$optimize_tfidf_split5_level3.C245];[$optimize_tfidf_split6_level3.C245];[$optimize_tfidf_split7_level3.C245];[$optimize_tfidf_split8_level3.C245];[$optimize_tfidf_split9_level3.C245])" office:value-type="float" office:value="0.2221" calcext:value-type="float">
            <text:p>0.2221</text:p>
          </table:table-cell>
          <table:table-cell table:formula="of:=MIN([$optimize_tfidf_split0_level3.D245];[$optimize_tfidf_split1_level3.D245];[$optimize_tfidf_split2_level3.D245];[$optimize_tfidf_split3_level3.D245];[$optimize_tfidf_split4_level3.D245];[$optimize_tfidf_split5_level3.D245];[$optimize_tfidf_split6_level3.D245];[$optimize_tfidf_split7_level3.D245];[$optimize_tfidf_split8_level3.D245];[$optimize_tfidf_split9_level3.D245])" office:value-type="float" office:value="0.7846" calcext:value-type="float">
            <text:p>0.7846</text:p>
          </table:table-cell>
          <table:table-cell table:formula="of:=MIN([$optimize_tfidf_split0_level3.E245];[$optimize_tfidf_split1_level3.E245];[$optimize_tfidf_split2_level3.E245];[$optimize_tfidf_split3_level3.E245];[$optimize_tfidf_split4_level3.E245];[$optimize_tfidf_split5_level3.E245];[$optimize_tfidf_split6_level3.E245];[$optimize_tfidf_split7_level3.E245];[$optimize_tfidf_split8_level3.E245];[$optimize_tfidf_split9_level3.E24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65];[$optimize_tfidf_split1_level3.A265];[$optimize_tfidf_split2_level3.A265];[$optimize_tfidf_split3_level3.A265];[$optimize_tfidf_split4_level3.A265];[$optimize_tfidf_split5_level3.A265];[$optimize_tfidf_split6_level3.A265];[$optimize_tfidf_split7_level3.A265];[$optimize_tfidf_split8_level3.A265];[$optimize_tfidf_split9_level3.A265])" office:value-type="float" office:value="14" calcext:value-type="float">
            <text:p>14</text:p>
          </table:table-cell>
          <table:table-cell table:formula="of:=MIN([$optimize_tfidf_split0_level3.B265];[$optimize_tfidf_split1_level3.B265];[$optimize_tfidf_split2_level3.B265];[$optimize_tfidf_split3_level3.B265];[$optimize_tfidf_split4_level3.B265];[$optimize_tfidf_split5_level3.B265];[$optimize_tfidf_split6_level3.B265];[$optimize_tfidf_split7_level3.B265];[$optimize_tfidf_split8_level3.B265];[$optimize_tfidf_split9_level3.B265])" office:value-type="float" office:value="0.15" calcext:value-type="float">
            <text:p>0.15</text:p>
          </table:table-cell>
          <table:table-cell table:formula="of:=MIN([$optimize_tfidf_split0_level3.C265];[$optimize_tfidf_split1_level3.C265];[$optimize_tfidf_split2_level3.C265];[$optimize_tfidf_split3_level3.C265];[$optimize_tfidf_split4_level3.C265];[$optimize_tfidf_split5_level3.C265];[$optimize_tfidf_split6_level3.C265];[$optimize_tfidf_split7_level3.C265];[$optimize_tfidf_split8_level3.C265];[$optimize_tfidf_split9_level3.C265])" office:value-type="float" office:value="0.2221" calcext:value-type="float">
            <text:p>0.2221</text:p>
          </table:table-cell>
          <table:table-cell table:formula="of:=MIN([$optimize_tfidf_split0_level3.D265];[$optimize_tfidf_split1_level3.D265];[$optimize_tfidf_split2_level3.D265];[$optimize_tfidf_split3_level3.D265];[$optimize_tfidf_split4_level3.D265];[$optimize_tfidf_split5_level3.D265];[$optimize_tfidf_split6_level3.D265];[$optimize_tfidf_split7_level3.D265];[$optimize_tfidf_split8_level3.D265];[$optimize_tfidf_split9_level3.D265])" office:value-type="float" office:value="0.7846" calcext:value-type="float">
            <text:p>0.7846</text:p>
          </table:table-cell>
          <table:table-cell table:formula="of:=MIN([$optimize_tfidf_split0_level3.E265];[$optimize_tfidf_split1_level3.E265];[$optimize_tfidf_split2_level3.E265];[$optimize_tfidf_split3_level3.E265];[$optimize_tfidf_split4_level3.E265];[$optimize_tfidf_split5_level3.E265];[$optimize_tfidf_split6_level3.E265];[$optimize_tfidf_split7_level3.E265];[$optimize_tfidf_split8_level3.E265];[$optimize_tfidf_split9_level3.E26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85];[$optimize_tfidf_split1_level3.A285];[$optimize_tfidf_split2_level3.A285];[$optimize_tfidf_split3_level3.A285];[$optimize_tfidf_split4_level3.A285];[$optimize_tfidf_split5_level3.A285];[$optimize_tfidf_split6_level3.A285];[$optimize_tfidf_split7_level3.A285];[$optimize_tfidf_split8_level3.A285];[$optimize_tfidf_split9_level3.A285])" office:value-type="float" office:value="15" calcext:value-type="float">
            <text:p>15</text:p>
          </table:table-cell>
          <table:table-cell table:formula="of:=MIN([$optimize_tfidf_split0_level3.B285];[$optimize_tfidf_split1_level3.B285];[$optimize_tfidf_split2_level3.B285];[$optimize_tfidf_split3_level3.B285];[$optimize_tfidf_split4_level3.B285];[$optimize_tfidf_split5_level3.B285];[$optimize_tfidf_split6_level3.B285];[$optimize_tfidf_split7_level3.B285];[$optimize_tfidf_split8_level3.B285];[$optimize_tfidf_split9_level3.B285])" office:value-type="float" office:value="0.15" calcext:value-type="float">
            <text:p>0.15</text:p>
          </table:table-cell>
          <table:table-cell table:formula="of:=MIN([$optimize_tfidf_split0_level3.C285];[$optimize_tfidf_split1_level3.C285];[$optimize_tfidf_split2_level3.C285];[$optimize_tfidf_split3_level3.C285];[$optimize_tfidf_split4_level3.C285];[$optimize_tfidf_split5_level3.C285];[$optimize_tfidf_split6_level3.C285];[$optimize_tfidf_split7_level3.C285];[$optimize_tfidf_split8_level3.C285];[$optimize_tfidf_split9_level3.C285])" office:value-type="float" office:value="0.2221" calcext:value-type="float">
            <text:p>0.2221</text:p>
          </table:table-cell>
          <table:table-cell table:formula="of:=MIN([$optimize_tfidf_split0_level3.D285];[$optimize_tfidf_split1_level3.D285];[$optimize_tfidf_split2_level3.D285];[$optimize_tfidf_split3_level3.D285];[$optimize_tfidf_split4_level3.D285];[$optimize_tfidf_split5_level3.D285];[$optimize_tfidf_split6_level3.D285];[$optimize_tfidf_split7_level3.D285];[$optimize_tfidf_split8_level3.D285];[$optimize_tfidf_split9_level3.D285])" office:value-type="float" office:value="0.7846" calcext:value-type="float">
            <text:p>0.7846</text:p>
          </table:table-cell>
          <table:table-cell table:formula="of:=MIN([$optimize_tfidf_split0_level3.E285];[$optimize_tfidf_split1_level3.E285];[$optimize_tfidf_split2_level3.E285];[$optimize_tfidf_split3_level3.E285];[$optimize_tfidf_split4_level3.E285];[$optimize_tfidf_split5_level3.E285];[$optimize_tfidf_split6_level3.E285];[$optimize_tfidf_split7_level3.E285];[$optimize_tfidf_split8_level3.E285];[$optimize_tfidf_split9_level3.E285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6];[$optimize_tfidf_split1_level3.A6];[$optimize_tfidf_split2_level3.A6];[$optimize_tfidf_split3_level3.A6];[$optimize_tfidf_split4_level3.A6];[$optimize_tfidf_split5_level3.A6];[$optimize_tfidf_split6_level3.A6];[$optimize_tfidf_split7_level3.A6];[$optimize_tfidf_split8_level3.A6];[$optimize_tfidf_split9_level3.A6])" office:value-type="float" office:value="1" calcext:value-type="float">
            <text:p>1</text:p>
          </table:table-cell>
          <table:table-cell table:formula="of:=MIN([$optimize_tfidf_split0_level3.B6];[$optimize_tfidf_split1_level3.B6];[$optimize_tfidf_split2_level3.B6];[$optimize_tfidf_split3_level3.B6];[$optimize_tfidf_split4_level3.B6];[$optimize_tfidf_split5_level3.B6];[$optimize_tfidf_split6_level3.B6];[$optimize_tfidf_split7_level3.B6];[$optimize_tfidf_split8_level3.B6];[$optimize_tfidf_split9_level3.B6])" office:value-type="float" office:value="0.2" calcext:value-type="float">
            <text:p>0.2</text:p>
          </table:table-cell>
          <table:table-cell table:formula="of:=MIN([$optimize_tfidf_split0_level3.C6];[$optimize_tfidf_split1_level3.C6];[$optimize_tfidf_split2_level3.C6];[$optimize_tfidf_split3_level3.C6];[$optimize_tfidf_split4_level3.C6];[$optimize_tfidf_split5_level3.C6];[$optimize_tfidf_split6_level3.C6];[$optimize_tfidf_split7_level3.C6];[$optimize_tfidf_split8_level3.C6];[$optimize_tfidf_split9_level3.C6])" office:value-type="float" office:value="0.4974" calcext:value-type="float">
            <text:p>0.4974</text:p>
          </table:table-cell>
          <table:table-cell table:formula="of:=MIN([$optimize_tfidf_split0_level3.D6];[$optimize_tfidf_split1_level3.D6];[$optimize_tfidf_split2_level3.D6];[$optimize_tfidf_split3_level3.D6];[$optimize_tfidf_split4_level3.D6];[$optimize_tfidf_split5_level3.D6];[$optimize_tfidf_split6_level3.D6];[$optimize_tfidf_split7_level3.D6];[$optimize_tfidf_split8_level3.D6];[$optimize_tfidf_split9_level3.D6])" office:value-type="float" office:value="0.3761" calcext:value-type="float">
            <text:p>0.3761</text:p>
          </table:table-cell>
          <table:table-cell table:formula="of:=MIN([$optimize_tfidf_split0_level3.E6];[$optimize_tfidf_split1_level3.E6];[$optimize_tfidf_split2_level3.E6];[$optimize_tfidf_split3_level3.E6];[$optimize_tfidf_split4_level3.E6];[$optimize_tfidf_split5_level3.E6];[$optimize_tfidf_split6_level3.E6];[$optimize_tfidf_split7_level3.E6];[$optimize_tfidf_split8_level3.E6];[$optimize_tfidf_split9_level3.E6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6];[$optimize_tfidf_split1_level3.A26];[$optimize_tfidf_split2_level3.A26];[$optimize_tfidf_split3_level3.A26];[$optimize_tfidf_split4_level3.A26];[$optimize_tfidf_split5_level3.A26];[$optimize_tfidf_split6_level3.A26];[$optimize_tfidf_split7_level3.A26];[$optimize_tfidf_split8_level3.A26];[$optimize_tfidf_split9_level3.A26])" office:value-type="float" office:value="2" calcext:value-type="float">
            <text:p>2</text:p>
          </table:table-cell>
          <table:table-cell table:formula="of:=MIN([$optimize_tfidf_split0_level3.B26];[$optimize_tfidf_split1_level3.B26];[$optimize_tfidf_split2_level3.B26];[$optimize_tfidf_split3_level3.B26];[$optimize_tfidf_split4_level3.B26];[$optimize_tfidf_split5_level3.B26];[$optimize_tfidf_split6_level3.B26];[$optimize_tfidf_split7_level3.B26];[$optimize_tfidf_split8_level3.B26];[$optimize_tfidf_split9_level3.B26])" office:value-type="float" office:value="0.2" calcext:value-type="float">
            <text:p>0.2</text:p>
          </table:table-cell>
          <table:table-cell table:formula="of:=MIN([$optimize_tfidf_split0_level3.C26];[$optimize_tfidf_split1_level3.C26];[$optimize_tfidf_split2_level3.C26];[$optimize_tfidf_split3_level3.C26];[$optimize_tfidf_split4_level3.C26];[$optimize_tfidf_split5_level3.C26];[$optimize_tfidf_split6_level3.C26];[$optimize_tfidf_split7_level3.C26];[$optimize_tfidf_split8_level3.C26];[$optimize_tfidf_split9_level3.C26])" office:value-type="float" office:value="0.3947" calcext:value-type="float">
            <text:p>0.3947</text:p>
          </table:table-cell>
          <table:table-cell table:formula="of:=MIN([$optimize_tfidf_split0_level3.D26];[$optimize_tfidf_split1_level3.D26];[$optimize_tfidf_split2_level3.D26];[$optimize_tfidf_split3_level3.D26];[$optimize_tfidf_split4_level3.D26];[$optimize_tfidf_split5_level3.D26];[$optimize_tfidf_split6_level3.D26];[$optimize_tfidf_split7_level3.D26];[$optimize_tfidf_split8_level3.D26];[$optimize_tfidf_split9_level3.D26])" office:value-type="float" office:value="0.563" calcext:value-type="float">
            <text:p>0.563</text:p>
          </table:table-cell>
          <table:table-cell table:formula="of:=MIN([$optimize_tfidf_split0_level3.E26];[$optimize_tfidf_split1_level3.E26];[$optimize_tfidf_split2_level3.E26];[$optimize_tfidf_split3_level3.E26];[$optimize_tfidf_split4_level3.E26];[$optimize_tfidf_split5_level3.E26];[$optimize_tfidf_split6_level3.E26];[$optimize_tfidf_split7_level3.E26];[$optimize_tfidf_split8_level3.E26];[$optimize_tfidf_split9_level3.E26])" office:value-type="float" office:value="0.4448" calcext:value-type="float">
            <text:p>0.4448</text:p>
          </table:table-cell>
        </table:table-row>
        <table:table-row table:style-name="ro1">
          <table:table-cell table:formula="of:=MIN([$optimize_tfidf_split0_level3.A46];[$optimize_tfidf_split1_level3.A46];[$optimize_tfidf_split2_level3.A46];[$optimize_tfidf_split3_level3.A46];[$optimize_tfidf_split4_level3.A46];[$optimize_tfidf_split5_level3.A46];[$optimize_tfidf_split6_level3.A46];[$optimize_tfidf_split7_level3.A46];[$optimize_tfidf_split8_level3.A46];[$optimize_tfidf_split9_level3.A46])" office:value-type="float" office:value="3" calcext:value-type="float">
            <text:p>3</text:p>
          </table:table-cell>
          <table:table-cell table:formula="of:=MIN([$optimize_tfidf_split0_level3.B46];[$optimize_tfidf_split1_level3.B46];[$optimize_tfidf_split2_level3.B46];[$optimize_tfidf_split3_level3.B46];[$optimize_tfidf_split4_level3.B46];[$optimize_tfidf_split5_level3.B46];[$optimize_tfidf_split6_level3.B46];[$optimize_tfidf_split7_level3.B46];[$optimize_tfidf_split8_level3.B46];[$optimize_tfidf_split9_level3.B46])" office:value-type="float" office:value="0.2" calcext:value-type="float">
            <text:p>0.2</text:p>
          </table:table-cell>
          <table:table-cell table:formula="of:=MIN([$optimize_tfidf_split0_level3.C46];[$optimize_tfidf_split1_level3.C46];[$optimize_tfidf_split2_level3.C46];[$optimize_tfidf_split3_level3.C46];[$optimize_tfidf_split4_level3.C46];[$optimize_tfidf_split5_level3.C46];[$optimize_tfidf_split6_level3.C46];[$optimize_tfidf_split7_level3.C46];[$optimize_tfidf_split8_level3.C46];[$optimize_tfidf_split9_level3.C46])" office:value-type="float" office:value="0.3081" calcext:value-type="float">
            <text:p>0.3081</text:p>
          </table:table-cell>
          <table:table-cell table:formula="of:=MIN([$optimize_tfidf_split0_level3.D46];[$optimize_tfidf_split1_level3.D46];[$optimize_tfidf_split2_level3.D46];[$optimize_tfidf_split3_level3.D46];[$optimize_tfidf_split4_level3.D46];[$optimize_tfidf_split5_level3.D46];[$optimize_tfidf_split6_level3.D46];[$optimize_tfidf_split7_level3.D46];[$optimize_tfidf_split8_level3.D46];[$optimize_tfidf_split9_level3.D46])" office:value-type="float" office:value="0.6641" calcext:value-type="float">
            <text:p>0.6641</text:p>
          </table:table-cell>
          <table:table-cell table:formula="of:=MIN([$optimize_tfidf_split0_level3.E46];[$optimize_tfidf_split1_level3.E46];[$optimize_tfidf_split2_level3.E46];[$optimize_tfidf_split3_level3.E46];[$optimize_tfidf_split4_level3.E46];[$optimize_tfidf_split5_level3.E46];[$optimize_tfidf_split6_level3.E46];[$optimize_tfidf_split7_level3.E46];[$optimize_tfidf_split8_level3.E46];[$optimize_tfidf_split9_level3.E46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6];[$optimize_tfidf_split1_level3.A66];[$optimize_tfidf_split2_level3.A66];[$optimize_tfidf_split3_level3.A66];[$optimize_tfidf_split4_level3.A66];[$optimize_tfidf_split5_level3.A66];[$optimize_tfidf_split6_level3.A66];[$optimize_tfidf_split7_level3.A66];[$optimize_tfidf_split8_level3.A66];[$optimize_tfidf_split9_level3.A66])" office:value-type="float" office:value="4" calcext:value-type="float">
            <text:p>4</text:p>
          </table:table-cell>
          <table:table-cell table:formula="of:=MIN([$optimize_tfidf_split0_level3.B66];[$optimize_tfidf_split1_level3.B66];[$optimize_tfidf_split2_level3.B66];[$optimize_tfidf_split3_level3.B66];[$optimize_tfidf_split4_level3.B66];[$optimize_tfidf_split5_level3.B66];[$optimize_tfidf_split6_level3.B66];[$optimize_tfidf_split7_level3.B66];[$optimize_tfidf_split8_level3.B66];[$optimize_tfidf_split9_level3.B66])" office:value-type="float" office:value="0.2" calcext:value-type="float">
            <text:p>0.2</text:p>
          </table:table-cell>
          <table:table-cell table:formula="of:=MIN([$optimize_tfidf_split0_level3.C66];[$optimize_tfidf_split1_level3.C66];[$optimize_tfidf_split2_level3.C66];[$optimize_tfidf_split3_level3.C66];[$optimize_tfidf_split4_level3.C66];[$optimize_tfidf_split5_level3.C66];[$optimize_tfidf_split6_level3.C66];[$optimize_tfidf_split7_level3.C66];[$optimize_tfidf_split8_level3.C66];[$optimize_tfidf_split9_level3.C66])" office:value-type="float" office:value="0.2579" calcext:value-type="float">
            <text:p>0.2579</text:p>
          </table:table-cell>
          <table:table-cell table:formula="of:=MIN([$optimize_tfidf_split0_level3.D66];[$optimize_tfidf_split1_level3.D66];[$optimize_tfidf_split2_level3.D66];[$optimize_tfidf_split3_level3.D66];[$optimize_tfidf_split4_level3.D66];[$optimize_tfidf_split5_level3.D66];[$optimize_tfidf_split6_level3.D66];[$optimize_tfidf_split7_level3.D66];[$optimize_tfidf_split8_level3.D66];[$optimize_tfidf_split9_level3.D66])" office:value-type="float" office:value="0.7294" calcext:value-type="float">
            <text:p>0.7294</text:p>
          </table:table-cell>
          <table:table-cell table:formula="of:=MIN([$optimize_tfidf_split0_level3.E66];[$optimize_tfidf_split1_level3.E66];[$optimize_tfidf_split2_level3.E66];[$optimize_tfidf_split3_level3.E66];[$optimize_tfidf_split4_level3.E66];[$optimize_tfidf_split5_level3.E66];[$optimize_tfidf_split6_level3.E66];[$optimize_tfidf_split7_level3.E66];[$optimize_tfidf_split8_level3.E66];[$optimize_tfidf_split9_level3.E66])" office:value-type="float" office:value="0.3668" calcext:value-type="float">
            <text:p>0.3668</text:p>
          </table:table-cell>
        </table:table-row>
        <table:table-row table:style-name="ro1">
          <table:table-cell table:formula="of:=MIN([$optimize_tfidf_split0_level3.A86];[$optimize_tfidf_split1_level3.A86];[$optimize_tfidf_split2_level3.A86];[$optimize_tfidf_split3_level3.A86];[$optimize_tfidf_split4_level3.A86];[$optimize_tfidf_split5_level3.A86];[$optimize_tfidf_split6_level3.A86];[$optimize_tfidf_split7_level3.A86];[$optimize_tfidf_split8_level3.A86];[$optimize_tfidf_split9_level3.A86])" office:value-type="float" office:value="5" calcext:value-type="float">
            <text:p>5</text:p>
          </table:table-cell>
          <table:table-cell table:formula="of:=MIN([$optimize_tfidf_split0_level3.B86];[$optimize_tfidf_split1_level3.B86];[$optimize_tfidf_split2_level3.B86];[$optimize_tfidf_split3_level3.B86];[$optimize_tfidf_split4_level3.B86];[$optimize_tfidf_split5_level3.B86];[$optimize_tfidf_split6_level3.B86];[$optimize_tfidf_split7_level3.B86];[$optimize_tfidf_split8_level3.B86];[$optimize_tfidf_split9_level3.B86])" office:value-type="float" office:value="0.2" calcext:value-type="float">
            <text:p>0.2</text:p>
          </table:table-cell>
          <table:table-cell table:formula="of:=MIN([$optimize_tfidf_split0_level3.C86];[$optimize_tfidf_split1_level3.C86];[$optimize_tfidf_split2_level3.C86];[$optimize_tfidf_split3_level3.C86];[$optimize_tfidf_split4_level3.C86];[$optimize_tfidf_split5_level3.C86];[$optimize_tfidf_split6_level3.C86];[$optimize_tfidf_split7_level3.C86];[$optimize_tfidf_split8_level3.C86];[$optimize_tfidf_split9_level3.C86])" office:value-type="float" office:value="0.2221" calcext:value-type="float">
            <text:p>0.2221</text:p>
          </table:table-cell>
          <table:table-cell table:formula="of:=MIN([$optimize_tfidf_split0_level3.D86];[$optimize_tfidf_split1_level3.D86];[$optimize_tfidf_split2_level3.D86];[$optimize_tfidf_split3_level3.D86];[$optimize_tfidf_split4_level3.D86];[$optimize_tfidf_split5_level3.D86];[$optimize_tfidf_split6_level3.D86];[$optimize_tfidf_split7_level3.D86];[$optimize_tfidf_split8_level3.D86];[$optimize_tfidf_split9_level3.D86])" office:value-type="float" office:value="0.7846" calcext:value-type="float">
            <text:p>0.7846</text:p>
          </table:table-cell>
          <table:table-cell table:formula="of:=MIN([$optimize_tfidf_split0_level3.E86];[$optimize_tfidf_split1_level3.E86];[$optimize_tfidf_split2_level3.E86];[$optimize_tfidf_split3_level3.E86];[$optimize_tfidf_split4_level3.E86];[$optimize_tfidf_split5_level3.E86];[$optimize_tfidf_split6_level3.E86];[$optimize_tfidf_split7_level3.E86];[$optimize_tfidf_split8_level3.E86];[$optimize_tfidf_split9_level3.E8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06];[$optimize_tfidf_split1_level3.A106];[$optimize_tfidf_split2_level3.A106];[$optimize_tfidf_split3_level3.A106];[$optimize_tfidf_split4_level3.A106];[$optimize_tfidf_split5_level3.A106];[$optimize_tfidf_split6_level3.A106];[$optimize_tfidf_split7_level3.A106];[$optimize_tfidf_split8_level3.A106];[$optimize_tfidf_split9_level3.A106])" office:value-type="float" office:value="6" calcext:value-type="float">
            <text:p>6</text:p>
          </table:table-cell>
          <table:table-cell table:formula="of:=MIN([$optimize_tfidf_split0_level3.B106];[$optimize_tfidf_split1_level3.B106];[$optimize_tfidf_split2_level3.B106];[$optimize_tfidf_split3_level3.B106];[$optimize_tfidf_split4_level3.B106];[$optimize_tfidf_split5_level3.B106];[$optimize_tfidf_split6_level3.B106];[$optimize_tfidf_split7_level3.B106];[$optimize_tfidf_split8_level3.B106];[$optimize_tfidf_split9_level3.B106])" office:value-type="float" office:value="0.2" calcext:value-type="float">
            <text:p>0.2</text:p>
          </table:table-cell>
          <table:table-cell table:formula="of:=MIN([$optimize_tfidf_split0_level3.C106];[$optimize_tfidf_split1_level3.C106];[$optimize_tfidf_split2_level3.C106];[$optimize_tfidf_split3_level3.C106];[$optimize_tfidf_split4_level3.C106];[$optimize_tfidf_split5_level3.C106];[$optimize_tfidf_split6_level3.C106];[$optimize_tfidf_split7_level3.C106];[$optimize_tfidf_split8_level3.C106];[$optimize_tfidf_split9_level3.C106])" office:value-type="float" office:value="0.2221" calcext:value-type="float">
            <text:p>0.2221</text:p>
          </table:table-cell>
          <table:table-cell table:formula="of:=MIN([$optimize_tfidf_split0_level3.D106];[$optimize_tfidf_split1_level3.D106];[$optimize_tfidf_split2_level3.D106];[$optimize_tfidf_split3_level3.D106];[$optimize_tfidf_split4_level3.D106];[$optimize_tfidf_split5_level3.D106];[$optimize_tfidf_split6_level3.D106];[$optimize_tfidf_split7_level3.D106];[$optimize_tfidf_split8_level3.D106];[$optimize_tfidf_split9_level3.D106])" office:value-type="float" office:value="0.7846" calcext:value-type="float">
            <text:p>0.7846</text:p>
          </table:table-cell>
          <table:table-cell table:formula="of:=MIN([$optimize_tfidf_split0_level3.E106];[$optimize_tfidf_split1_level3.E106];[$optimize_tfidf_split2_level3.E106];[$optimize_tfidf_split3_level3.E106];[$optimize_tfidf_split4_level3.E106];[$optimize_tfidf_split5_level3.E106];[$optimize_tfidf_split6_level3.E106];[$optimize_tfidf_split7_level3.E106];[$optimize_tfidf_split8_level3.E106];[$optimize_tfidf_split9_level3.E10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26];[$optimize_tfidf_split1_level3.A126];[$optimize_tfidf_split2_level3.A126];[$optimize_tfidf_split3_level3.A126];[$optimize_tfidf_split4_level3.A126];[$optimize_tfidf_split5_level3.A126];[$optimize_tfidf_split6_level3.A126];[$optimize_tfidf_split7_level3.A126];[$optimize_tfidf_split8_level3.A126];[$optimize_tfidf_split9_level3.A126])" office:value-type="float" office:value="7" calcext:value-type="float">
            <text:p>7</text:p>
          </table:table-cell>
          <table:table-cell table:formula="of:=MIN([$optimize_tfidf_split0_level3.B126];[$optimize_tfidf_split1_level3.B126];[$optimize_tfidf_split2_level3.B126];[$optimize_tfidf_split3_level3.B126];[$optimize_tfidf_split4_level3.B126];[$optimize_tfidf_split5_level3.B126];[$optimize_tfidf_split6_level3.B126];[$optimize_tfidf_split7_level3.B126];[$optimize_tfidf_split8_level3.B126];[$optimize_tfidf_split9_level3.B126])" office:value-type="float" office:value="0.2" calcext:value-type="float">
            <text:p>0.2</text:p>
          </table:table-cell>
          <table:table-cell table:formula="of:=MIN([$optimize_tfidf_split0_level3.C126];[$optimize_tfidf_split1_level3.C126];[$optimize_tfidf_split2_level3.C126];[$optimize_tfidf_split3_level3.C126];[$optimize_tfidf_split4_level3.C126];[$optimize_tfidf_split5_level3.C126];[$optimize_tfidf_split6_level3.C126];[$optimize_tfidf_split7_level3.C126];[$optimize_tfidf_split8_level3.C126];[$optimize_tfidf_split9_level3.C126])" office:value-type="float" office:value="0.2221" calcext:value-type="float">
            <text:p>0.2221</text:p>
          </table:table-cell>
          <table:table-cell table:formula="of:=MIN([$optimize_tfidf_split0_level3.D126];[$optimize_tfidf_split1_level3.D126];[$optimize_tfidf_split2_level3.D126];[$optimize_tfidf_split3_level3.D126];[$optimize_tfidf_split4_level3.D126];[$optimize_tfidf_split5_level3.D126];[$optimize_tfidf_split6_level3.D126];[$optimize_tfidf_split7_level3.D126];[$optimize_tfidf_split8_level3.D126];[$optimize_tfidf_split9_level3.D126])" office:value-type="float" office:value="0.7846" calcext:value-type="float">
            <text:p>0.7846</text:p>
          </table:table-cell>
          <table:table-cell table:formula="of:=MIN([$optimize_tfidf_split0_level3.E126];[$optimize_tfidf_split1_level3.E126];[$optimize_tfidf_split2_level3.E126];[$optimize_tfidf_split3_level3.E126];[$optimize_tfidf_split4_level3.E126];[$optimize_tfidf_split5_level3.E126];[$optimize_tfidf_split6_level3.E126];[$optimize_tfidf_split7_level3.E126];[$optimize_tfidf_split8_level3.E126];[$optimize_tfidf_split9_level3.E12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46];[$optimize_tfidf_split1_level3.A146];[$optimize_tfidf_split2_level3.A146];[$optimize_tfidf_split3_level3.A146];[$optimize_tfidf_split4_level3.A146];[$optimize_tfidf_split5_level3.A146];[$optimize_tfidf_split6_level3.A146];[$optimize_tfidf_split7_level3.A146];[$optimize_tfidf_split8_level3.A146];[$optimize_tfidf_split9_level3.A146])" office:value-type="float" office:value="8" calcext:value-type="float">
            <text:p>8</text:p>
          </table:table-cell>
          <table:table-cell table:formula="of:=MIN([$optimize_tfidf_split0_level3.B146];[$optimize_tfidf_split1_level3.B146];[$optimize_tfidf_split2_level3.B146];[$optimize_tfidf_split3_level3.B146];[$optimize_tfidf_split4_level3.B146];[$optimize_tfidf_split5_level3.B146];[$optimize_tfidf_split6_level3.B146];[$optimize_tfidf_split7_level3.B146];[$optimize_tfidf_split8_level3.B146];[$optimize_tfidf_split9_level3.B146])" office:value-type="float" office:value="0.2" calcext:value-type="float">
            <text:p>0.2</text:p>
          </table:table-cell>
          <table:table-cell table:formula="of:=MIN([$optimize_tfidf_split0_level3.C146];[$optimize_tfidf_split1_level3.C146];[$optimize_tfidf_split2_level3.C146];[$optimize_tfidf_split3_level3.C146];[$optimize_tfidf_split4_level3.C146];[$optimize_tfidf_split5_level3.C146];[$optimize_tfidf_split6_level3.C146];[$optimize_tfidf_split7_level3.C146];[$optimize_tfidf_split8_level3.C146];[$optimize_tfidf_split9_level3.C146])" office:value-type="float" office:value="0.2221" calcext:value-type="float">
            <text:p>0.2221</text:p>
          </table:table-cell>
          <table:table-cell table:formula="of:=MIN([$optimize_tfidf_split0_level3.D146];[$optimize_tfidf_split1_level3.D146];[$optimize_tfidf_split2_level3.D146];[$optimize_tfidf_split3_level3.D146];[$optimize_tfidf_split4_level3.D146];[$optimize_tfidf_split5_level3.D146];[$optimize_tfidf_split6_level3.D146];[$optimize_tfidf_split7_level3.D146];[$optimize_tfidf_split8_level3.D146];[$optimize_tfidf_split9_level3.D146])" office:value-type="float" office:value="0.7846" calcext:value-type="float">
            <text:p>0.7846</text:p>
          </table:table-cell>
          <table:table-cell table:formula="of:=MIN([$optimize_tfidf_split0_level3.E146];[$optimize_tfidf_split1_level3.E146];[$optimize_tfidf_split2_level3.E146];[$optimize_tfidf_split3_level3.E146];[$optimize_tfidf_split4_level3.E146];[$optimize_tfidf_split5_level3.E146];[$optimize_tfidf_split6_level3.E146];[$optimize_tfidf_split7_level3.E146];[$optimize_tfidf_split8_level3.E146];[$optimize_tfidf_split9_level3.E14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66];[$optimize_tfidf_split1_level3.A166];[$optimize_tfidf_split2_level3.A166];[$optimize_tfidf_split3_level3.A166];[$optimize_tfidf_split4_level3.A166];[$optimize_tfidf_split5_level3.A166];[$optimize_tfidf_split6_level3.A166];[$optimize_tfidf_split7_level3.A166];[$optimize_tfidf_split8_level3.A166];[$optimize_tfidf_split9_level3.A166])" office:value-type="float" office:value="9" calcext:value-type="float">
            <text:p>9</text:p>
          </table:table-cell>
          <table:table-cell table:formula="of:=MIN([$optimize_tfidf_split0_level3.B166];[$optimize_tfidf_split1_level3.B166];[$optimize_tfidf_split2_level3.B166];[$optimize_tfidf_split3_level3.B166];[$optimize_tfidf_split4_level3.B166];[$optimize_tfidf_split5_level3.B166];[$optimize_tfidf_split6_level3.B166];[$optimize_tfidf_split7_level3.B166];[$optimize_tfidf_split8_level3.B166];[$optimize_tfidf_split9_level3.B166])" office:value-type="float" office:value="0.2" calcext:value-type="float">
            <text:p>0.2</text:p>
          </table:table-cell>
          <table:table-cell table:formula="of:=MIN([$optimize_tfidf_split0_level3.C166];[$optimize_tfidf_split1_level3.C166];[$optimize_tfidf_split2_level3.C166];[$optimize_tfidf_split3_level3.C166];[$optimize_tfidf_split4_level3.C166];[$optimize_tfidf_split5_level3.C166];[$optimize_tfidf_split6_level3.C166];[$optimize_tfidf_split7_level3.C166];[$optimize_tfidf_split8_level3.C166];[$optimize_tfidf_split9_level3.C166])" office:value-type="float" office:value="0.2221" calcext:value-type="float">
            <text:p>0.2221</text:p>
          </table:table-cell>
          <table:table-cell table:formula="of:=MIN([$optimize_tfidf_split0_level3.D166];[$optimize_tfidf_split1_level3.D166];[$optimize_tfidf_split2_level3.D166];[$optimize_tfidf_split3_level3.D166];[$optimize_tfidf_split4_level3.D166];[$optimize_tfidf_split5_level3.D166];[$optimize_tfidf_split6_level3.D166];[$optimize_tfidf_split7_level3.D166];[$optimize_tfidf_split8_level3.D166];[$optimize_tfidf_split9_level3.D166])" office:value-type="float" office:value="0.7846" calcext:value-type="float">
            <text:p>0.7846</text:p>
          </table:table-cell>
          <table:table-cell table:formula="of:=MIN([$optimize_tfidf_split0_level3.E166];[$optimize_tfidf_split1_level3.E166];[$optimize_tfidf_split2_level3.E166];[$optimize_tfidf_split3_level3.E166];[$optimize_tfidf_split4_level3.E166];[$optimize_tfidf_split5_level3.E166];[$optimize_tfidf_split6_level3.E166];[$optimize_tfidf_split7_level3.E166];[$optimize_tfidf_split8_level3.E166];[$optimize_tfidf_split9_level3.E16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86];[$optimize_tfidf_split1_level3.A186];[$optimize_tfidf_split2_level3.A186];[$optimize_tfidf_split3_level3.A186];[$optimize_tfidf_split4_level3.A186];[$optimize_tfidf_split5_level3.A186];[$optimize_tfidf_split6_level3.A186];[$optimize_tfidf_split7_level3.A186];[$optimize_tfidf_split8_level3.A186];[$optimize_tfidf_split9_level3.A186])" office:value-type="float" office:value="10" calcext:value-type="float">
            <text:p>10</text:p>
          </table:table-cell>
          <table:table-cell table:formula="of:=MIN([$optimize_tfidf_split0_level3.B186];[$optimize_tfidf_split1_level3.B186];[$optimize_tfidf_split2_level3.B186];[$optimize_tfidf_split3_level3.B186];[$optimize_tfidf_split4_level3.B186];[$optimize_tfidf_split5_level3.B186];[$optimize_tfidf_split6_level3.B186];[$optimize_tfidf_split7_level3.B186];[$optimize_tfidf_split8_level3.B186];[$optimize_tfidf_split9_level3.B186])" office:value-type="float" office:value="0.2" calcext:value-type="float">
            <text:p>0.2</text:p>
          </table:table-cell>
          <table:table-cell table:formula="of:=MIN([$optimize_tfidf_split0_level3.C186];[$optimize_tfidf_split1_level3.C186];[$optimize_tfidf_split2_level3.C186];[$optimize_tfidf_split3_level3.C186];[$optimize_tfidf_split4_level3.C186];[$optimize_tfidf_split5_level3.C186];[$optimize_tfidf_split6_level3.C186];[$optimize_tfidf_split7_level3.C186];[$optimize_tfidf_split8_level3.C186];[$optimize_tfidf_split9_level3.C186])" office:value-type="float" office:value="0.2221" calcext:value-type="float">
            <text:p>0.2221</text:p>
          </table:table-cell>
          <table:table-cell table:formula="of:=MIN([$optimize_tfidf_split0_level3.D186];[$optimize_tfidf_split1_level3.D186];[$optimize_tfidf_split2_level3.D186];[$optimize_tfidf_split3_level3.D186];[$optimize_tfidf_split4_level3.D186];[$optimize_tfidf_split5_level3.D186];[$optimize_tfidf_split6_level3.D186];[$optimize_tfidf_split7_level3.D186];[$optimize_tfidf_split8_level3.D186];[$optimize_tfidf_split9_level3.D186])" office:value-type="float" office:value="0.7846" calcext:value-type="float">
            <text:p>0.7846</text:p>
          </table:table-cell>
          <table:table-cell table:formula="of:=MIN([$optimize_tfidf_split0_level3.E186];[$optimize_tfidf_split1_level3.E186];[$optimize_tfidf_split2_level3.E186];[$optimize_tfidf_split3_level3.E186];[$optimize_tfidf_split4_level3.E186];[$optimize_tfidf_split5_level3.E186];[$optimize_tfidf_split6_level3.E186];[$optimize_tfidf_split7_level3.E186];[$optimize_tfidf_split8_level3.E186];[$optimize_tfidf_split9_level3.E18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06];[$optimize_tfidf_split1_level3.A206];[$optimize_tfidf_split2_level3.A206];[$optimize_tfidf_split3_level3.A206];[$optimize_tfidf_split4_level3.A206];[$optimize_tfidf_split5_level3.A206];[$optimize_tfidf_split6_level3.A206];[$optimize_tfidf_split7_level3.A206];[$optimize_tfidf_split8_level3.A206];[$optimize_tfidf_split9_level3.A206])" office:value-type="float" office:value="11" calcext:value-type="float">
            <text:p>11</text:p>
          </table:table-cell>
          <table:table-cell table:formula="of:=MIN([$optimize_tfidf_split0_level3.B206];[$optimize_tfidf_split1_level3.B206];[$optimize_tfidf_split2_level3.B206];[$optimize_tfidf_split3_level3.B206];[$optimize_tfidf_split4_level3.B206];[$optimize_tfidf_split5_level3.B206];[$optimize_tfidf_split6_level3.B206];[$optimize_tfidf_split7_level3.B206];[$optimize_tfidf_split8_level3.B206];[$optimize_tfidf_split9_level3.B206])" office:value-type="float" office:value="0.2" calcext:value-type="float">
            <text:p>0.2</text:p>
          </table:table-cell>
          <table:table-cell table:formula="of:=MIN([$optimize_tfidf_split0_level3.C206];[$optimize_tfidf_split1_level3.C206];[$optimize_tfidf_split2_level3.C206];[$optimize_tfidf_split3_level3.C206];[$optimize_tfidf_split4_level3.C206];[$optimize_tfidf_split5_level3.C206];[$optimize_tfidf_split6_level3.C206];[$optimize_tfidf_split7_level3.C206];[$optimize_tfidf_split8_level3.C206];[$optimize_tfidf_split9_level3.C206])" office:value-type="float" office:value="0.2221" calcext:value-type="float">
            <text:p>0.2221</text:p>
          </table:table-cell>
          <table:table-cell table:formula="of:=MIN([$optimize_tfidf_split0_level3.D206];[$optimize_tfidf_split1_level3.D206];[$optimize_tfidf_split2_level3.D206];[$optimize_tfidf_split3_level3.D206];[$optimize_tfidf_split4_level3.D206];[$optimize_tfidf_split5_level3.D206];[$optimize_tfidf_split6_level3.D206];[$optimize_tfidf_split7_level3.D206];[$optimize_tfidf_split8_level3.D206];[$optimize_tfidf_split9_level3.D206])" office:value-type="float" office:value="0.7846" calcext:value-type="float">
            <text:p>0.7846</text:p>
          </table:table-cell>
          <table:table-cell table:formula="of:=MIN([$optimize_tfidf_split0_level3.E206];[$optimize_tfidf_split1_level3.E206];[$optimize_tfidf_split2_level3.E206];[$optimize_tfidf_split3_level3.E206];[$optimize_tfidf_split4_level3.E206];[$optimize_tfidf_split5_level3.E206];[$optimize_tfidf_split6_level3.E206];[$optimize_tfidf_split7_level3.E206];[$optimize_tfidf_split8_level3.E206];[$optimize_tfidf_split9_level3.E20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26];[$optimize_tfidf_split1_level3.A226];[$optimize_tfidf_split2_level3.A226];[$optimize_tfidf_split3_level3.A226];[$optimize_tfidf_split4_level3.A226];[$optimize_tfidf_split5_level3.A226];[$optimize_tfidf_split6_level3.A226];[$optimize_tfidf_split7_level3.A226];[$optimize_tfidf_split8_level3.A226];[$optimize_tfidf_split9_level3.A226])" office:value-type="float" office:value="12" calcext:value-type="float">
            <text:p>12</text:p>
          </table:table-cell>
          <table:table-cell table:formula="of:=MIN([$optimize_tfidf_split0_level3.B226];[$optimize_tfidf_split1_level3.B226];[$optimize_tfidf_split2_level3.B226];[$optimize_tfidf_split3_level3.B226];[$optimize_tfidf_split4_level3.B226];[$optimize_tfidf_split5_level3.B226];[$optimize_tfidf_split6_level3.B226];[$optimize_tfidf_split7_level3.B226];[$optimize_tfidf_split8_level3.B226];[$optimize_tfidf_split9_level3.B226])" office:value-type="float" office:value="0.2" calcext:value-type="float">
            <text:p>0.2</text:p>
          </table:table-cell>
          <table:table-cell table:formula="of:=MIN([$optimize_tfidf_split0_level3.C226];[$optimize_tfidf_split1_level3.C226];[$optimize_tfidf_split2_level3.C226];[$optimize_tfidf_split3_level3.C226];[$optimize_tfidf_split4_level3.C226];[$optimize_tfidf_split5_level3.C226];[$optimize_tfidf_split6_level3.C226];[$optimize_tfidf_split7_level3.C226];[$optimize_tfidf_split8_level3.C226];[$optimize_tfidf_split9_level3.C226])" office:value-type="float" office:value="0.2221" calcext:value-type="float">
            <text:p>0.2221</text:p>
          </table:table-cell>
          <table:table-cell table:formula="of:=MIN([$optimize_tfidf_split0_level3.D226];[$optimize_tfidf_split1_level3.D226];[$optimize_tfidf_split2_level3.D226];[$optimize_tfidf_split3_level3.D226];[$optimize_tfidf_split4_level3.D226];[$optimize_tfidf_split5_level3.D226];[$optimize_tfidf_split6_level3.D226];[$optimize_tfidf_split7_level3.D226];[$optimize_tfidf_split8_level3.D226];[$optimize_tfidf_split9_level3.D226])" office:value-type="float" office:value="0.7846" calcext:value-type="float">
            <text:p>0.7846</text:p>
          </table:table-cell>
          <table:table-cell table:formula="of:=MIN([$optimize_tfidf_split0_level3.E226];[$optimize_tfidf_split1_level3.E226];[$optimize_tfidf_split2_level3.E226];[$optimize_tfidf_split3_level3.E226];[$optimize_tfidf_split4_level3.E226];[$optimize_tfidf_split5_level3.E226];[$optimize_tfidf_split6_level3.E226];[$optimize_tfidf_split7_level3.E226];[$optimize_tfidf_split8_level3.E226];[$optimize_tfidf_split9_level3.E22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46];[$optimize_tfidf_split1_level3.A246];[$optimize_tfidf_split2_level3.A246];[$optimize_tfidf_split3_level3.A246];[$optimize_tfidf_split4_level3.A246];[$optimize_tfidf_split5_level3.A246];[$optimize_tfidf_split6_level3.A246];[$optimize_tfidf_split7_level3.A246];[$optimize_tfidf_split8_level3.A246];[$optimize_tfidf_split9_level3.A246])" office:value-type="float" office:value="13" calcext:value-type="float">
            <text:p>13</text:p>
          </table:table-cell>
          <table:table-cell table:formula="of:=MIN([$optimize_tfidf_split0_level3.B246];[$optimize_tfidf_split1_level3.B246];[$optimize_tfidf_split2_level3.B246];[$optimize_tfidf_split3_level3.B246];[$optimize_tfidf_split4_level3.B246];[$optimize_tfidf_split5_level3.B246];[$optimize_tfidf_split6_level3.B246];[$optimize_tfidf_split7_level3.B246];[$optimize_tfidf_split8_level3.B246];[$optimize_tfidf_split9_level3.B246])" office:value-type="float" office:value="0.2" calcext:value-type="float">
            <text:p>0.2</text:p>
          </table:table-cell>
          <table:table-cell table:formula="of:=MIN([$optimize_tfidf_split0_level3.C246];[$optimize_tfidf_split1_level3.C246];[$optimize_tfidf_split2_level3.C246];[$optimize_tfidf_split3_level3.C246];[$optimize_tfidf_split4_level3.C246];[$optimize_tfidf_split5_level3.C246];[$optimize_tfidf_split6_level3.C246];[$optimize_tfidf_split7_level3.C246];[$optimize_tfidf_split8_level3.C246];[$optimize_tfidf_split9_level3.C246])" office:value-type="float" office:value="0.2221" calcext:value-type="float">
            <text:p>0.2221</text:p>
          </table:table-cell>
          <table:table-cell table:formula="of:=MIN([$optimize_tfidf_split0_level3.D246];[$optimize_tfidf_split1_level3.D246];[$optimize_tfidf_split2_level3.D246];[$optimize_tfidf_split3_level3.D246];[$optimize_tfidf_split4_level3.D246];[$optimize_tfidf_split5_level3.D246];[$optimize_tfidf_split6_level3.D246];[$optimize_tfidf_split7_level3.D246];[$optimize_tfidf_split8_level3.D246];[$optimize_tfidf_split9_level3.D246])" office:value-type="float" office:value="0.7846" calcext:value-type="float">
            <text:p>0.7846</text:p>
          </table:table-cell>
          <table:table-cell table:formula="of:=MIN([$optimize_tfidf_split0_level3.E246];[$optimize_tfidf_split1_level3.E246];[$optimize_tfidf_split2_level3.E246];[$optimize_tfidf_split3_level3.E246];[$optimize_tfidf_split4_level3.E246];[$optimize_tfidf_split5_level3.E246];[$optimize_tfidf_split6_level3.E246];[$optimize_tfidf_split7_level3.E246];[$optimize_tfidf_split8_level3.E246];[$optimize_tfidf_split9_level3.E24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66];[$optimize_tfidf_split1_level3.A266];[$optimize_tfidf_split2_level3.A266];[$optimize_tfidf_split3_level3.A266];[$optimize_tfidf_split4_level3.A266];[$optimize_tfidf_split5_level3.A266];[$optimize_tfidf_split6_level3.A266];[$optimize_tfidf_split7_level3.A266];[$optimize_tfidf_split8_level3.A266];[$optimize_tfidf_split9_level3.A266])" office:value-type="float" office:value="14" calcext:value-type="float">
            <text:p>14</text:p>
          </table:table-cell>
          <table:table-cell table:formula="of:=MIN([$optimize_tfidf_split0_level3.B266];[$optimize_tfidf_split1_level3.B266];[$optimize_tfidf_split2_level3.B266];[$optimize_tfidf_split3_level3.B266];[$optimize_tfidf_split4_level3.B266];[$optimize_tfidf_split5_level3.B266];[$optimize_tfidf_split6_level3.B266];[$optimize_tfidf_split7_level3.B266];[$optimize_tfidf_split8_level3.B266];[$optimize_tfidf_split9_level3.B266])" office:value-type="float" office:value="0.2" calcext:value-type="float">
            <text:p>0.2</text:p>
          </table:table-cell>
          <table:table-cell table:formula="of:=MIN([$optimize_tfidf_split0_level3.C266];[$optimize_tfidf_split1_level3.C266];[$optimize_tfidf_split2_level3.C266];[$optimize_tfidf_split3_level3.C266];[$optimize_tfidf_split4_level3.C266];[$optimize_tfidf_split5_level3.C266];[$optimize_tfidf_split6_level3.C266];[$optimize_tfidf_split7_level3.C266];[$optimize_tfidf_split8_level3.C266];[$optimize_tfidf_split9_level3.C266])" office:value-type="float" office:value="0.2221" calcext:value-type="float">
            <text:p>0.2221</text:p>
          </table:table-cell>
          <table:table-cell table:formula="of:=MIN([$optimize_tfidf_split0_level3.D266];[$optimize_tfidf_split1_level3.D266];[$optimize_tfidf_split2_level3.D266];[$optimize_tfidf_split3_level3.D266];[$optimize_tfidf_split4_level3.D266];[$optimize_tfidf_split5_level3.D266];[$optimize_tfidf_split6_level3.D266];[$optimize_tfidf_split7_level3.D266];[$optimize_tfidf_split8_level3.D266];[$optimize_tfidf_split9_level3.D266])" office:value-type="float" office:value="0.7846" calcext:value-type="float">
            <text:p>0.7846</text:p>
          </table:table-cell>
          <table:table-cell table:formula="of:=MIN([$optimize_tfidf_split0_level3.E266];[$optimize_tfidf_split1_level3.E266];[$optimize_tfidf_split2_level3.E266];[$optimize_tfidf_split3_level3.E266];[$optimize_tfidf_split4_level3.E266];[$optimize_tfidf_split5_level3.E266];[$optimize_tfidf_split6_level3.E266];[$optimize_tfidf_split7_level3.E266];[$optimize_tfidf_split8_level3.E266];[$optimize_tfidf_split9_level3.E26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86];[$optimize_tfidf_split1_level3.A286];[$optimize_tfidf_split2_level3.A286];[$optimize_tfidf_split3_level3.A286];[$optimize_tfidf_split4_level3.A286];[$optimize_tfidf_split5_level3.A286];[$optimize_tfidf_split6_level3.A286];[$optimize_tfidf_split7_level3.A286];[$optimize_tfidf_split8_level3.A286];[$optimize_tfidf_split9_level3.A286])" office:value-type="float" office:value="15" calcext:value-type="float">
            <text:p>15</text:p>
          </table:table-cell>
          <table:table-cell table:formula="of:=MIN([$optimize_tfidf_split0_level3.B286];[$optimize_tfidf_split1_level3.B286];[$optimize_tfidf_split2_level3.B286];[$optimize_tfidf_split3_level3.B286];[$optimize_tfidf_split4_level3.B286];[$optimize_tfidf_split5_level3.B286];[$optimize_tfidf_split6_level3.B286];[$optimize_tfidf_split7_level3.B286];[$optimize_tfidf_split8_level3.B286];[$optimize_tfidf_split9_level3.B286])" office:value-type="float" office:value="0.2" calcext:value-type="float">
            <text:p>0.2</text:p>
          </table:table-cell>
          <table:table-cell table:formula="of:=MIN([$optimize_tfidf_split0_level3.C286];[$optimize_tfidf_split1_level3.C286];[$optimize_tfidf_split2_level3.C286];[$optimize_tfidf_split3_level3.C286];[$optimize_tfidf_split4_level3.C286];[$optimize_tfidf_split5_level3.C286];[$optimize_tfidf_split6_level3.C286];[$optimize_tfidf_split7_level3.C286];[$optimize_tfidf_split8_level3.C286];[$optimize_tfidf_split9_level3.C286])" office:value-type="float" office:value="0.2221" calcext:value-type="float">
            <text:p>0.2221</text:p>
          </table:table-cell>
          <table:table-cell table:formula="of:=MIN([$optimize_tfidf_split0_level3.D286];[$optimize_tfidf_split1_level3.D286];[$optimize_tfidf_split2_level3.D286];[$optimize_tfidf_split3_level3.D286];[$optimize_tfidf_split4_level3.D286];[$optimize_tfidf_split5_level3.D286];[$optimize_tfidf_split6_level3.D286];[$optimize_tfidf_split7_level3.D286];[$optimize_tfidf_split8_level3.D286];[$optimize_tfidf_split9_level3.D286])" office:value-type="float" office:value="0.7846" calcext:value-type="float">
            <text:p>0.7846</text:p>
          </table:table-cell>
          <table:table-cell table:formula="of:=MIN([$optimize_tfidf_split0_level3.E286];[$optimize_tfidf_split1_level3.E286];[$optimize_tfidf_split2_level3.E286];[$optimize_tfidf_split3_level3.E286];[$optimize_tfidf_split4_level3.E286];[$optimize_tfidf_split5_level3.E286];[$optimize_tfidf_split6_level3.E286];[$optimize_tfidf_split7_level3.E286];[$optimize_tfidf_split8_level3.E286];[$optimize_tfidf_split9_level3.E286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7];[$optimize_tfidf_split1_level3.A7];[$optimize_tfidf_split2_level3.A7];[$optimize_tfidf_split3_level3.A7];[$optimize_tfidf_split4_level3.A7];[$optimize_tfidf_split5_level3.A7];[$optimize_tfidf_split6_level3.A7];[$optimize_tfidf_split7_level3.A7];[$optimize_tfidf_split8_level3.A7];[$optimize_tfidf_split9_level3.A7])" office:value-type="float" office:value="1" calcext:value-type="float">
            <text:p>1</text:p>
          </table:table-cell>
          <table:table-cell table:formula="of:=MIN([$optimize_tfidf_split0_level3.B7];[$optimize_tfidf_split1_level3.B7];[$optimize_tfidf_split2_level3.B7];[$optimize_tfidf_split3_level3.B7];[$optimize_tfidf_split4_level3.B7];[$optimize_tfidf_split5_level3.B7];[$optimize_tfidf_split6_level3.B7];[$optimize_tfidf_split7_level3.B7];[$optimize_tfidf_split8_level3.B7];[$optimize_tfidf_split9_level3.B7])" office:value-type="float" office:value="0.25" calcext:value-type="float">
            <text:p>0.25</text:p>
          </table:table-cell>
          <table:table-cell table:formula="of:=MIN([$optimize_tfidf_split0_level3.C7];[$optimize_tfidf_split1_level3.C7];[$optimize_tfidf_split2_level3.C7];[$optimize_tfidf_split3_level3.C7];[$optimize_tfidf_split4_level3.C7];[$optimize_tfidf_split5_level3.C7];[$optimize_tfidf_split6_level3.C7];[$optimize_tfidf_split7_level3.C7];[$optimize_tfidf_split8_level3.C7];[$optimize_tfidf_split9_level3.C7])" office:value-type="float" office:value="0.4974" calcext:value-type="float">
            <text:p>0.4974</text:p>
          </table:table-cell>
          <table:table-cell table:formula="of:=MIN([$optimize_tfidf_split0_level3.D7];[$optimize_tfidf_split1_level3.D7];[$optimize_tfidf_split2_level3.D7];[$optimize_tfidf_split3_level3.D7];[$optimize_tfidf_split4_level3.D7];[$optimize_tfidf_split5_level3.D7];[$optimize_tfidf_split6_level3.D7];[$optimize_tfidf_split7_level3.D7];[$optimize_tfidf_split8_level3.D7];[$optimize_tfidf_split9_level3.D7])" office:value-type="float" office:value="0.3761" calcext:value-type="float">
            <text:p>0.3761</text:p>
          </table:table-cell>
          <table:table-cell table:formula="of:=MIN([$optimize_tfidf_split0_level3.E7];[$optimize_tfidf_split1_level3.E7];[$optimize_tfidf_split2_level3.E7];[$optimize_tfidf_split3_level3.E7];[$optimize_tfidf_split4_level3.E7];[$optimize_tfidf_split5_level3.E7];[$optimize_tfidf_split6_level3.E7];[$optimize_tfidf_split7_level3.E7];[$optimize_tfidf_split8_level3.E7];[$optimize_tfidf_split9_level3.E7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7];[$optimize_tfidf_split1_level3.A27];[$optimize_tfidf_split2_level3.A27];[$optimize_tfidf_split3_level3.A27];[$optimize_tfidf_split4_level3.A27];[$optimize_tfidf_split5_level3.A27];[$optimize_tfidf_split6_level3.A27];[$optimize_tfidf_split7_level3.A27];[$optimize_tfidf_split8_level3.A27];[$optimize_tfidf_split9_level3.A27])" office:value-type="float" office:value="2" calcext:value-type="float">
            <text:p>2</text:p>
          </table:table-cell>
          <table:table-cell table:formula="of:=MIN([$optimize_tfidf_split0_level3.B27];[$optimize_tfidf_split1_level3.B27];[$optimize_tfidf_split2_level3.B27];[$optimize_tfidf_split3_level3.B27];[$optimize_tfidf_split4_level3.B27];[$optimize_tfidf_split5_level3.B27];[$optimize_tfidf_split6_level3.B27];[$optimize_tfidf_split7_level3.B27];[$optimize_tfidf_split8_level3.B27];[$optimize_tfidf_split9_level3.B27])" office:value-type="float" office:value="0.25" calcext:value-type="float">
            <text:p>0.25</text:p>
          </table:table-cell>
          <table:table-cell table:formula="of:=MIN([$optimize_tfidf_split0_level3.C27];[$optimize_tfidf_split1_level3.C27];[$optimize_tfidf_split2_level3.C27];[$optimize_tfidf_split3_level3.C27];[$optimize_tfidf_split4_level3.C27];[$optimize_tfidf_split5_level3.C27];[$optimize_tfidf_split6_level3.C27];[$optimize_tfidf_split7_level3.C27];[$optimize_tfidf_split8_level3.C27];[$optimize_tfidf_split9_level3.C27])" office:value-type="float" office:value="0.3947" calcext:value-type="float">
            <text:p>0.3947</text:p>
          </table:table-cell>
          <table:table-cell table:formula="of:=MIN([$optimize_tfidf_split0_level3.D27];[$optimize_tfidf_split1_level3.D27];[$optimize_tfidf_split2_level3.D27];[$optimize_tfidf_split3_level3.D27];[$optimize_tfidf_split4_level3.D27];[$optimize_tfidf_split5_level3.D27];[$optimize_tfidf_split6_level3.D27];[$optimize_tfidf_split7_level3.D27];[$optimize_tfidf_split8_level3.D27];[$optimize_tfidf_split9_level3.D27])" office:value-type="float" office:value="0.563" calcext:value-type="float">
            <text:p>0.563</text:p>
          </table:table-cell>
          <table:table-cell table:formula="of:=MIN([$optimize_tfidf_split0_level3.E27];[$optimize_tfidf_split1_level3.E27];[$optimize_tfidf_split2_level3.E27];[$optimize_tfidf_split3_level3.E27];[$optimize_tfidf_split4_level3.E27];[$optimize_tfidf_split5_level3.E27];[$optimize_tfidf_split6_level3.E27];[$optimize_tfidf_split7_level3.E27];[$optimize_tfidf_split8_level3.E27];[$optimize_tfidf_split9_level3.E27])" office:value-type="float" office:value="0.4448" calcext:value-type="float">
            <text:p>0.4448</text:p>
          </table:table-cell>
        </table:table-row>
        <table:table-row table:style-name="ro1">
          <table:table-cell table:formula="of:=MIN([$optimize_tfidf_split0_level3.A47];[$optimize_tfidf_split1_level3.A47];[$optimize_tfidf_split2_level3.A47];[$optimize_tfidf_split3_level3.A47];[$optimize_tfidf_split4_level3.A47];[$optimize_tfidf_split5_level3.A47];[$optimize_tfidf_split6_level3.A47];[$optimize_tfidf_split7_level3.A47];[$optimize_tfidf_split8_level3.A47];[$optimize_tfidf_split9_level3.A47])" office:value-type="float" office:value="3" calcext:value-type="float">
            <text:p>3</text:p>
          </table:table-cell>
          <table:table-cell table:formula="of:=MIN([$optimize_tfidf_split0_level3.B47];[$optimize_tfidf_split1_level3.B47];[$optimize_tfidf_split2_level3.B47];[$optimize_tfidf_split3_level3.B47];[$optimize_tfidf_split4_level3.B47];[$optimize_tfidf_split5_level3.B47];[$optimize_tfidf_split6_level3.B47];[$optimize_tfidf_split7_level3.B47];[$optimize_tfidf_split8_level3.B47];[$optimize_tfidf_split9_level3.B47])" office:value-type="float" office:value="0.25" calcext:value-type="float">
            <text:p>0.25</text:p>
          </table:table-cell>
          <table:table-cell table:formula="of:=MIN([$optimize_tfidf_split0_level3.C47];[$optimize_tfidf_split1_level3.C47];[$optimize_tfidf_split2_level3.C47];[$optimize_tfidf_split3_level3.C47];[$optimize_tfidf_split4_level3.C47];[$optimize_tfidf_split5_level3.C47];[$optimize_tfidf_split6_level3.C47];[$optimize_tfidf_split7_level3.C47];[$optimize_tfidf_split8_level3.C47];[$optimize_tfidf_split9_level3.C47])" office:value-type="float" office:value="0.3081" calcext:value-type="float">
            <text:p>0.3081</text:p>
          </table:table-cell>
          <table:table-cell table:formula="of:=MIN([$optimize_tfidf_split0_level3.D47];[$optimize_tfidf_split1_level3.D47];[$optimize_tfidf_split2_level3.D47];[$optimize_tfidf_split3_level3.D47];[$optimize_tfidf_split4_level3.D47];[$optimize_tfidf_split5_level3.D47];[$optimize_tfidf_split6_level3.D47];[$optimize_tfidf_split7_level3.D47];[$optimize_tfidf_split8_level3.D47];[$optimize_tfidf_split9_level3.D47])" office:value-type="float" office:value="0.6641" calcext:value-type="float">
            <text:p>0.6641</text:p>
          </table:table-cell>
          <table:table-cell table:formula="of:=MIN([$optimize_tfidf_split0_level3.E47];[$optimize_tfidf_split1_level3.E47];[$optimize_tfidf_split2_level3.E47];[$optimize_tfidf_split3_level3.E47];[$optimize_tfidf_split4_level3.E47];[$optimize_tfidf_split5_level3.E47];[$optimize_tfidf_split6_level3.E47];[$optimize_tfidf_split7_level3.E47];[$optimize_tfidf_split8_level3.E47];[$optimize_tfidf_split9_level3.E47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7];[$optimize_tfidf_split1_level3.A67];[$optimize_tfidf_split2_level3.A67];[$optimize_tfidf_split3_level3.A67];[$optimize_tfidf_split4_level3.A67];[$optimize_tfidf_split5_level3.A67];[$optimize_tfidf_split6_level3.A67];[$optimize_tfidf_split7_level3.A67];[$optimize_tfidf_split8_level3.A67];[$optimize_tfidf_split9_level3.A67])" office:value-type="float" office:value="4" calcext:value-type="float">
            <text:p>4</text:p>
          </table:table-cell>
          <table:table-cell table:formula="of:=MIN([$optimize_tfidf_split0_level3.B67];[$optimize_tfidf_split1_level3.B67];[$optimize_tfidf_split2_level3.B67];[$optimize_tfidf_split3_level3.B67];[$optimize_tfidf_split4_level3.B67];[$optimize_tfidf_split5_level3.B67];[$optimize_tfidf_split6_level3.B67];[$optimize_tfidf_split7_level3.B67];[$optimize_tfidf_split8_level3.B67];[$optimize_tfidf_split9_level3.B67])" office:value-type="float" office:value="0.25" calcext:value-type="float">
            <text:p>0.25</text:p>
          </table:table-cell>
          <table:table-cell table:formula="of:=MIN([$optimize_tfidf_split0_level3.C67];[$optimize_tfidf_split1_level3.C67];[$optimize_tfidf_split2_level3.C67];[$optimize_tfidf_split3_level3.C67];[$optimize_tfidf_split4_level3.C67];[$optimize_tfidf_split5_level3.C67];[$optimize_tfidf_split6_level3.C67];[$optimize_tfidf_split7_level3.C67];[$optimize_tfidf_split8_level3.C67];[$optimize_tfidf_split9_level3.C67])" office:value-type="float" office:value="0.2579" calcext:value-type="float">
            <text:p>0.2579</text:p>
          </table:table-cell>
          <table:table-cell table:formula="of:=MIN([$optimize_tfidf_split0_level3.D67];[$optimize_tfidf_split1_level3.D67];[$optimize_tfidf_split2_level3.D67];[$optimize_tfidf_split3_level3.D67];[$optimize_tfidf_split4_level3.D67];[$optimize_tfidf_split5_level3.D67];[$optimize_tfidf_split6_level3.D67];[$optimize_tfidf_split7_level3.D67];[$optimize_tfidf_split8_level3.D67];[$optimize_tfidf_split9_level3.D67])" office:value-type="float" office:value="0.7294" calcext:value-type="float">
            <text:p>0.7294</text:p>
          </table:table-cell>
          <table:table-cell table:formula="of:=MIN([$optimize_tfidf_split0_level3.E67];[$optimize_tfidf_split1_level3.E67];[$optimize_tfidf_split2_level3.E67];[$optimize_tfidf_split3_level3.E67];[$optimize_tfidf_split4_level3.E67];[$optimize_tfidf_split5_level3.E67];[$optimize_tfidf_split6_level3.E67];[$optimize_tfidf_split7_level3.E67];[$optimize_tfidf_split8_level3.E67];[$optimize_tfidf_split9_level3.E67])" office:value-type="float" office:value="0.3668" calcext:value-type="float">
            <text:p>0.3668</text:p>
          </table:table-cell>
        </table:table-row>
        <table:table-row table:style-name="ro1">
          <table:table-cell table:formula="of:=MIN([$optimize_tfidf_split0_level3.A87];[$optimize_tfidf_split1_level3.A87];[$optimize_tfidf_split2_level3.A87];[$optimize_tfidf_split3_level3.A87];[$optimize_tfidf_split4_level3.A87];[$optimize_tfidf_split5_level3.A87];[$optimize_tfidf_split6_level3.A87];[$optimize_tfidf_split7_level3.A87];[$optimize_tfidf_split8_level3.A87];[$optimize_tfidf_split9_level3.A87])" office:value-type="float" office:value="5" calcext:value-type="float">
            <text:p>5</text:p>
          </table:table-cell>
          <table:table-cell table:formula="of:=MIN([$optimize_tfidf_split0_level3.B87];[$optimize_tfidf_split1_level3.B87];[$optimize_tfidf_split2_level3.B87];[$optimize_tfidf_split3_level3.B87];[$optimize_tfidf_split4_level3.B87];[$optimize_tfidf_split5_level3.B87];[$optimize_tfidf_split6_level3.B87];[$optimize_tfidf_split7_level3.B87];[$optimize_tfidf_split8_level3.B87];[$optimize_tfidf_split9_level3.B87])" office:value-type="float" office:value="0.25" calcext:value-type="float">
            <text:p>0.25</text:p>
          </table:table-cell>
          <table:table-cell table:formula="of:=MIN([$optimize_tfidf_split0_level3.C87];[$optimize_tfidf_split1_level3.C87];[$optimize_tfidf_split2_level3.C87];[$optimize_tfidf_split3_level3.C87];[$optimize_tfidf_split4_level3.C87];[$optimize_tfidf_split5_level3.C87];[$optimize_tfidf_split6_level3.C87];[$optimize_tfidf_split7_level3.C87];[$optimize_tfidf_split8_level3.C87];[$optimize_tfidf_split9_level3.C87])" office:value-type="float" office:value="0.2221" calcext:value-type="float">
            <text:p>0.2221</text:p>
          </table:table-cell>
          <table:table-cell table:formula="of:=MIN([$optimize_tfidf_split0_level3.D87];[$optimize_tfidf_split1_level3.D87];[$optimize_tfidf_split2_level3.D87];[$optimize_tfidf_split3_level3.D87];[$optimize_tfidf_split4_level3.D87];[$optimize_tfidf_split5_level3.D87];[$optimize_tfidf_split6_level3.D87];[$optimize_tfidf_split7_level3.D87];[$optimize_tfidf_split8_level3.D87];[$optimize_tfidf_split9_level3.D87])" office:value-type="float" office:value="0.7846" calcext:value-type="float">
            <text:p>0.7846</text:p>
          </table:table-cell>
          <table:table-cell table:formula="of:=MIN([$optimize_tfidf_split0_level3.E87];[$optimize_tfidf_split1_level3.E87];[$optimize_tfidf_split2_level3.E87];[$optimize_tfidf_split3_level3.E87];[$optimize_tfidf_split4_level3.E87];[$optimize_tfidf_split5_level3.E87];[$optimize_tfidf_split6_level3.E87];[$optimize_tfidf_split7_level3.E87];[$optimize_tfidf_split8_level3.E87];[$optimize_tfidf_split9_level3.E8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07];[$optimize_tfidf_split1_level3.A107];[$optimize_tfidf_split2_level3.A107];[$optimize_tfidf_split3_level3.A107];[$optimize_tfidf_split4_level3.A107];[$optimize_tfidf_split5_level3.A107];[$optimize_tfidf_split6_level3.A107];[$optimize_tfidf_split7_level3.A107];[$optimize_tfidf_split8_level3.A107];[$optimize_tfidf_split9_level3.A107])" office:value-type="float" office:value="6" calcext:value-type="float">
            <text:p>6</text:p>
          </table:table-cell>
          <table:table-cell table:formula="of:=MIN([$optimize_tfidf_split0_level3.B107];[$optimize_tfidf_split1_level3.B107];[$optimize_tfidf_split2_level3.B107];[$optimize_tfidf_split3_level3.B107];[$optimize_tfidf_split4_level3.B107];[$optimize_tfidf_split5_level3.B107];[$optimize_tfidf_split6_level3.B107];[$optimize_tfidf_split7_level3.B107];[$optimize_tfidf_split8_level3.B107];[$optimize_tfidf_split9_level3.B107])" office:value-type="float" office:value="0.25" calcext:value-type="float">
            <text:p>0.25</text:p>
          </table:table-cell>
          <table:table-cell table:formula="of:=MIN([$optimize_tfidf_split0_level3.C107];[$optimize_tfidf_split1_level3.C107];[$optimize_tfidf_split2_level3.C107];[$optimize_tfidf_split3_level3.C107];[$optimize_tfidf_split4_level3.C107];[$optimize_tfidf_split5_level3.C107];[$optimize_tfidf_split6_level3.C107];[$optimize_tfidf_split7_level3.C107];[$optimize_tfidf_split8_level3.C107];[$optimize_tfidf_split9_level3.C107])" office:value-type="float" office:value="0.2221" calcext:value-type="float">
            <text:p>0.2221</text:p>
          </table:table-cell>
          <table:table-cell table:formula="of:=MIN([$optimize_tfidf_split0_level3.D107];[$optimize_tfidf_split1_level3.D107];[$optimize_tfidf_split2_level3.D107];[$optimize_tfidf_split3_level3.D107];[$optimize_tfidf_split4_level3.D107];[$optimize_tfidf_split5_level3.D107];[$optimize_tfidf_split6_level3.D107];[$optimize_tfidf_split7_level3.D107];[$optimize_tfidf_split8_level3.D107];[$optimize_tfidf_split9_level3.D107])" office:value-type="float" office:value="0.7846" calcext:value-type="float">
            <text:p>0.7846</text:p>
          </table:table-cell>
          <table:table-cell table:formula="of:=MIN([$optimize_tfidf_split0_level3.E107];[$optimize_tfidf_split1_level3.E107];[$optimize_tfidf_split2_level3.E107];[$optimize_tfidf_split3_level3.E107];[$optimize_tfidf_split4_level3.E107];[$optimize_tfidf_split5_level3.E107];[$optimize_tfidf_split6_level3.E107];[$optimize_tfidf_split7_level3.E107];[$optimize_tfidf_split8_level3.E107];[$optimize_tfidf_split9_level3.E10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27];[$optimize_tfidf_split1_level3.A127];[$optimize_tfidf_split2_level3.A127];[$optimize_tfidf_split3_level3.A127];[$optimize_tfidf_split4_level3.A127];[$optimize_tfidf_split5_level3.A127];[$optimize_tfidf_split6_level3.A127];[$optimize_tfidf_split7_level3.A127];[$optimize_tfidf_split8_level3.A127];[$optimize_tfidf_split9_level3.A127])" office:value-type="float" office:value="7" calcext:value-type="float">
            <text:p>7</text:p>
          </table:table-cell>
          <table:table-cell table:formula="of:=MIN([$optimize_tfidf_split0_level3.B127];[$optimize_tfidf_split1_level3.B127];[$optimize_tfidf_split2_level3.B127];[$optimize_tfidf_split3_level3.B127];[$optimize_tfidf_split4_level3.B127];[$optimize_tfidf_split5_level3.B127];[$optimize_tfidf_split6_level3.B127];[$optimize_tfidf_split7_level3.B127];[$optimize_tfidf_split8_level3.B127];[$optimize_tfidf_split9_level3.B127])" office:value-type="float" office:value="0.25" calcext:value-type="float">
            <text:p>0.25</text:p>
          </table:table-cell>
          <table:table-cell table:formula="of:=MIN([$optimize_tfidf_split0_level3.C127];[$optimize_tfidf_split1_level3.C127];[$optimize_tfidf_split2_level3.C127];[$optimize_tfidf_split3_level3.C127];[$optimize_tfidf_split4_level3.C127];[$optimize_tfidf_split5_level3.C127];[$optimize_tfidf_split6_level3.C127];[$optimize_tfidf_split7_level3.C127];[$optimize_tfidf_split8_level3.C127];[$optimize_tfidf_split9_level3.C127])" office:value-type="float" office:value="0.2221" calcext:value-type="float">
            <text:p>0.2221</text:p>
          </table:table-cell>
          <table:table-cell table:formula="of:=MIN([$optimize_tfidf_split0_level3.D127];[$optimize_tfidf_split1_level3.D127];[$optimize_tfidf_split2_level3.D127];[$optimize_tfidf_split3_level3.D127];[$optimize_tfidf_split4_level3.D127];[$optimize_tfidf_split5_level3.D127];[$optimize_tfidf_split6_level3.D127];[$optimize_tfidf_split7_level3.D127];[$optimize_tfidf_split8_level3.D127];[$optimize_tfidf_split9_level3.D127])" office:value-type="float" office:value="0.7846" calcext:value-type="float">
            <text:p>0.7846</text:p>
          </table:table-cell>
          <table:table-cell table:formula="of:=MIN([$optimize_tfidf_split0_level3.E127];[$optimize_tfidf_split1_level3.E127];[$optimize_tfidf_split2_level3.E127];[$optimize_tfidf_split3_level3.E127];[$optimize_tfidf_split4_level3.E127];[$optimize_tfidf_split5_level3.E127];[$optimize_tfidf_split6_level3.E127];[$optimize_tfidf_split7_level3.E127];[$optimize_tfidf_split8_level3.E127];[$optimize_tfidf_split9_level3.E12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47];[$optimize_tfidf_split1_level3.A147];[$optimize_tfidf_split2_level3.A147];[$optimize_tfidf_split3_level3.A147];[$optimize_tfidf_split4_level3.A147];[$optimize_tfidf_split5_level3.A147];[$optimize_tfidf_split6_level3.A147];[$optimize_tfidf_split7_level3.A147];[$optimize_tfidf_split8_level3.A147];[$optimize_tfidf_split9_level3.A147])" office:value-type="float" office:value="8" calcext:value-type="float">
            <text:p>8</text:p>
          </table:table-cell>
          <table:table-cell table:formula="of:=MIN([$optimize_tfidf_split0_level3.B147];[$optimize_tfidf_split1_level3.B147];[$optimize_tfidf_split2_level3.B147];[$optimize_tfidf_split3_level3.B147];[$optimize_tfidf_split4_level3.B147];[$optimize_tfidf_split5_level3.B147];[$optimize_tfidf_split6_level3.B147];[$optimize_tfidf_split7_level3.B147];[$optimize_tfidf_split8_level3.B147];[$optimize_tfidf_split9_level3.B147])" office:value-type="float" office:value="0.25" calcext:value-type="float">
            <text:p>0.25</text:p>
          </table:table-cell>
          <table:table-cell table:formula="of:=MIN([$optimize_tfidf_split0_level3.C147];[$optimize_tfidf_split1_level3.C147];[$optimize_tfidf_split2_level3.C147];[$optimize_tfidf_split3_level3.C147];[$optimize_tfidf_split4_level3.C147];[$optimize_tfidf_split5_level3.C147];[$optimize_tfidf_split6_level3.C147];[$optimize_tfidf_split7_level3.C147];[$optimize_tfidf_split8_level3.C147];[$optimize_tfidf_split9_level3.C147])" office:value-type="float" office:value="0.2221" calcext:value-type="float">
            <text:p>0.2221</text:p>
          </table:table-cell>
          <table:table-cell table:formula="of:=MIN([$optimize_tfidf_split0_level3.D147];[$optimize_tfidf_split1_level3.D147];[$optimize_tfidf_split2_level3.D147];[$optimize_tfidf_split3_level3.D147];[$optimize_tfidf_split4_level3.D147];[$optimize_tfidf_split5_level3.D147];[$optimize_tfidf_split6_level3.D147];[$optimize_tfidf_split7_level3.D147];[$optimize_tfidf_split8_level3.D147];[$optimize_tfidf_split9_level3.D147])" office:value-type="float" office:value="0.7846" calcext:value-type="float">
            <text:p>0.7846</text:p>
          </table:table-cell>
          <table:table-cell table:formula="of:=MIN([$optimize_tfidf_split0_level3.E147];[$optimize_tfidf_split1_level3.E147];[$optimize_tfidf_split2_level3.E147];[$optimize_tfidf_split3_level3.E147];[$optimize_tfidf_split4_level3.E147];[$optimize_tfidf_split5_level3.E147];[$optimize_tfidf_split6_level3.E147];[$optimize_tfidf_split7_level3.E147];[$optimize_tfidf_split8_level3.E147];[$optimize_tfidf_split9_level3.E14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67];[$optimize_tfidf_split1_level3.A167];[$optimize_tfidf_split2_level3.A167];[$optimize_tfidf_split3_level3.A167];[$optimize_tfidf_split4_level3.A167];[$optimize_tfidf_split5_level3.A167];[$optimize_tfidf_split6_level3.A167];[$optimize_tfidf_split7_level3.A167];[$optimize_tfidf_split8_level3.A167];[$optimize_tfidf_split9_level3.A167])" office:value-type="float" office:value="9" calcext:value-type="float">
            <text:p>9</text:p>
          </table:table-cell>
          <table:table-cell table:formula="of:=MIN([$optimize_tfidf_split0_level3.B167];[$optimize_tfidf_split1_level3.B167];[$optimize_tfidf_split2_level3.B167];[$optimize_tfidf_split3_level3.B167];[$optimize_tfidf_split4_level3.B167];[$optimize_tfidf_split5_level3.B167];[$optimize_tfidf_split6_level3.B167];[$optimize_tfidf_split7_level3.B167];[$optimize_tfidf_split8_level3.B167];[$optimize_tfidf_split9_level3.B167])" office:value-type="float" office:value="0.25" calcext:value-type="float">
            <text:p>0.25</text:p>
          </table:table-cell>
          <table:table-cell table:formula="of:=MIN([$optimize_tfidf_split0_level3.C167];[$optimize_tfidf_split1_level3.C167];[$optimize_tfidf_split2_level3.C167];[$optimize_tfidf_split3_level3.C167];[$optimize_tfidf_split4_level3.C167];[$optimize_tfidf_split5_level3.C167];[$optimize_tfidf_split6_level3.C167];[$optimize_tfidf_split7_level3.C167];[$optimize_tfidf_split8_level3.C167];[$optimize_tfidf_split9_level3.C167])" office:value-type="float" office:value="0.2221" calcext:value-type="float">
            <text:p>0.2221</text:p>
          </table:table-cell>
          <table:table-cell table:formula="of:=MIN([$optimize_tfidf_split0_level3.D167];[$optimize_tfidf_split1_level3.D167];[$optimize_tfidf_split2_level3.D167];[$optimize_tfidf_split3_level3.D167];[$optimize_tfidf_split4_level3.D167];[$optimize_tfidf_split5_level3.D167];[$optimize_tfidf_split6_level3.D167];[$optimize_tfidf_split7_level3.D167];[$optimize_tfidf_split8_level3.D167];[$optimize_tfidf_split9_level3.D167])" office:value-type="float" office:value="0.7846" calcext:value-type="float">
            <text:p>0.7846</text:p>
          </table:table-cell>
          <table:table-cell table:formula="of:=MIN([$optimize_tfidf_split0_level3.E167];[$optimize_tfidf_split1_level3.E167];[$optimize_tfidf_split2_level3.E167];[$optimize_tfidf_split3_level3.E167];[$optimize_tfidf_split4_level3.E167];[$optimize_tfidf_split5_level3.E167];[$optimize_tfidf_split6_level3.E167];[$optimize_tfidf_split7_level3.E167];[$optimize_tfidf_split8_level3.E167];[$optimize_tfidf_split9_level3.E16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187];[$optimize_tfidf_split1_level3.A187];[$optimize_tfidf_split2_level3.A187];[$optimize_tfidf_split3_level3.A187];[$optimize_tfidf_split4_level3.A187];[$optimize_tfidf_split5_level3.A187];[$optimize_tfidf_split6_level3.A187];[$optimize_tfidf_split7_level3.A187];[$optimize_tfidf_split8_level3.A187];[$optimize_tfidf_split9_level3.A187])" office:value-type="float" office:value="10" calcext:value-type="float">
            <text:p>10</text:p>
          </table:table-cell>
          <table:table-cell table:formula="of:=MIN([$optimize_tfidf_split0_level3.B187];[$optimize_tfidf_split1_level3.B187];[$optimize_tfidf_split2_level3.B187];[$optimize_tfidf_split3_level3.B187];[$optimize_tfidf_split4_level3.B187];[$optimize_tfidf_split5_level3.B187];[$optimize_tfidf_split6_level3.B187];[$optimize_tfidf_split7_level3.B187];[$optimize_tfidf_split8_level3.B187];[$optimize_tfidf_split9_level3.B187])" office:value-type="float" office:value="0.25" calcext:value-type="float">
            <text:p>0.25</text:p>
          </table:table-cell>
          <table:table-cell table:formula="of:=MIN([$optimize_tfidf_split0_level3.C187];[$optimize_tfidf_split1_level3.C187];[$optimize_tfidf_split2_level3.C187];[$optimize_tfidf_split3_level3.C187];[$optimize_tfidf_split4_level3.C187];[$optimize_tfidf_split5_level3.C187];[$optimize_tfidf_split6_level3.C187];[$optimize_tfidf_split7_level3.C187];[$optimize_tfidf_split8_level3.C187];[$optimize_tfidf_split9_level3.C187])" office:value-type="float" office:value="0.2221" calcext:value-type="float">
            <text:p>0.2221</text:p>
          </table:table-cell>
          <table:table-cell table:formula="of:=MIN([$optimize_tfidf_split0_level3.D187];[$optimize_tfidf_split1_level3.D187];[$optimize_tfidf_split2_level3.D187];[$optimize_tfidf_split3_level3.D187];[$optimize_tfidf_split4_level3.D187];[$optimize_tfidf_split5_level3.D187];[$optimize_tfidf_split6_level3.D187];[$optimize_tfidf_split7_level3.D187];[$optimize_tfidf_split8_level3.D187];[$optimize_tfidf_split9_level3.D187])" office:value-type="float" office:value="0.7846" calcext:value-type="float">
            <text:p>0.7846</text:p>
          </table:table-cell>
          <table:table-cell table:formula="of:=MIN([$optimize_tfidf_split0_level3.E187];[$optimize_tfidf_split1_level3.E187];[$optimize_tfidf_split2_level3.E187];[$optimize_tfidf_split3_level3.E187];[$optimize_tfidf_split4_level3.E187];[$optimize_tfidf_split5_level3.E187];[$optimize_tfidf_split6_level3.E187];[$optimize_tfidf_split7_level3.E187];[$optimize_tfidf_split8_level3.E187];[$optimize_tfidf_split9_level3.E18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07];[$optimize_tfidf_split1_level3.A207];[$optimize_tfidf_split2_level3.A207];[$optimize_tfidf_split3_level3.A207];[$optimize_tfidf_split4_level3.A207];[$optimize_tfidf_split5_level3.A207];[$optimize_tfidf_split6_level3.A207];[$optimize_tfidf_split7_level3.A207];[$optimize_tfidf_split8_level3.A207];[$optimize_tfidf_split9_level3.A207])" office:value-type="float" office:value="11" calcext:value-type="float">
            <text:p>11</text:p>
          </table:table-cell>
          <table:table-cell table:formula="of:=MIN([$optimize_tfidf_split0_level3.B207];[$optimize_tfidf_split1_level3.B207];[$optimize_tfidf_split2_level3.B207];[$optimize_tfidf_split3_level3.B207];[$optimize_tfidf_split4_level3.B207];[$optimize_tfidf_split5_level3.B207];[$optimize_tfidf_split6_level3.B207];[$optimize_tfidf_split7_level3.B207];[$optimize_tfidf_split8_level3.B207];[$optimize_tfidf_split9_level3.B207])" office:value-type="float" office:value="0.25" calcext:value-type="float">
            <text:p>0.25</text:p>
          </table:table-cell>
          <table:table-cell table:formula="of:=MIN([$optimize_tfidf_split0_level3.C207];[$optimize_tfidf_split1_level3.C207];[$optimize_tfidf_split2_level3.C207];[$optimize_tfidf_split3_level3.C207];[$optimize_tfidf_split4_level3.C207];[$optimize_tfidf_split5_level3.C207];[$optimize_tfidf_split6_level3.C207];[$optimize_tfidf_split7_level3.C207];[$optimize_tfidf_split8_level3.C207];[$optimize_tfidf_split9_level3.C207])" office:value-type="float" office:value="0.2221" calcext:value-type="float">
            <text:p>0.2221</text:p>
          </table:table-cell>
          <table:table-cell table:formula="of:=MIN([$optimize_tfidf_split0_level3.D207];[$optimize_tfidf_split1_level3.D207];[$optimize_tfidf_split2_level3.D207];[$optimize_tfidf_split3_level3.D207];[$optimize_tfidf_split4_level3.D207];[$optimize_tfidf_split5_level3.D207];[$optimize_tfidf_split6_level3.D207];[$optimize_tfidf_split7_level3.D207];[$optimize_tfidf_split8_level3.D207];[$optimize_tfidf_split9_level3.D207])" office:value-type="float" office:value="0.7846" calcext:value-type="float">
            <text:p>0.7846</text:p>
          </table:table-cell>
          <table:table-cell table:formula="of:=MIN([$optimize_tfidf_split0_level3.E207];[$optimize_tfidf_split1_level3.E207];[$optimize_tfidf_split2_level3.E207];[$optimize_tfidf_split3_level3.E207];[$optimize_tfidf_split4_level3.E207];[$optimize_tfidf_split5_level3.E207];[$optimize_tfidf_split6_level3.E207];[$optimize_tfidf_split7_level3.E207];[$optimize_tfidf_split8_level3.E207];[$optimize_tfidf_split9_level3.E20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27];[$optimize_tfidf_split1_level3.A227];[$optimize_tfidf_split2_level3.A227];[$optimize_tfidf_split3_level3.A227];[$optimize_tfidf_split4_level3.A227];[$optimize_tfidf_split5_level3.A227];[$optimize_tfidf_split6_level3.A227];[$optimize_tfidf_split7_level3.A227];[$optimize_tfidf_split8_level3.A227];[$optimize_tfidf_split9_level3.A227])" office:value-type="float" office:value="12" calcext:value-type="float">
            <text:p>12</text:p>
          </table:table-cell>
          <table:table-cell table:formula="of:=MIN([$optimize_tfidf_split0_level3.B227];[$optimize_tfidf_split1_level3.B227];[$optimize_tfidf_split2_level3.B227];[$optimize_tfidf_split3_level3.B227];[$optimize_tfidf_split4_level3.B227];[$optimize_tfidf_split5_level3.B227];[$optimize_tfidf_split6_level3.B227];[$optimize_tfidf_split7_level3.B227];[$optimize_tfidf_split8_level3.B227];[$optimize_tfidf_split9_level3.B227])" office:value-type="float" office:value="0.25" calcext:value-type="float">
            <text:p>0.25</text:p>
          </table:table-cell>
          <table:table-cell table:formula="of:=MIN([$optimize_tfidf_split0_level3.C227];[$optimize_tfidf_split1_level3.C227];[$optimize_tfidf_split2_level3.C227];[$optimize_tfidf_split3_level3.C227];[$optimize_tfidf_split4_level3.C227];[$optimize_tfidf_split5_level3.C227];[$optimize_tfidf_split6_level3.C227];[$optimize_tfidf_split7_level3.C227];[$optimize_tfidf_split8_level3.C227];[$optimize_tfidf_split9_level3.C227])" office:value-type="float" office:value="0.2221" calcext:value-type="float">
            <text:p>0.2221</text:p>
          </table:table-cell>
          <table:table-cell table:formula="of:=MIN([$optimize_tfidf_split0_level3.D227];[$optimize_tfidf_split1_level3.D227];[$optimize_tfidf_split2_level3.D227];[$optimize_tfidf_split3_level3.D227];[$optimize_tfidf_split4_level3.D227];[$optimize_tfidf_split5_level3.D227];[$optimize_tfidf_split6_level3.D227];[$optimize_tfidf_split7_level3.D227];[$optimize_tfidf_split8_level3.D227];[$optimize_tfidf_split9_level3.D227])" office:value-type="float" office:value="0.7846" calcext:value-type="float">
            <text:p>0.7846</text:p>
          </table:table-cell>
          <table:table-cell table:formula="of:=MIN([$optimize_tfidf_split0_level3.E227];[$optimize_tfidf_split1_level3.E227];[$optimize_tfidf_split2_level3.E227];[$optimize_tfidf_split3_level3.E227];[$optimize_tfidf_split4_level3.E227];[$optimize_tfidf_split5_level3.E227];[$optimize_tfidf_split6_level3.E227];[$optimize_tfidf_split7_level3.E227];[$optimize_tfidf_split8_level3.E227];[$optimize_tfidf_split9_level3.E22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47];[$optimize_tfidf_split1_level3.A247];[$optimize_tfidf_split2_level3.A247];[$optimize_tfidf_split3_level3.A247];[$optimize_tfidf_split4_level3.A247];[$optimize_tfidf_split5_level3.A247];[$optimize_tfidf_split6_level3.A247];[$optimize_tfidf_split7_level3.A247];[$optimize_tfidf_split8_level3.A247];[$optimize_tfidf_split9_level3.A247])" office:value-type="float" office:value="13" calcext:value-type="float">
            <text:p>13</text:p>
          </table:table-cell>
          <table:table-cell table:formula="of:=MIN([$optimize_tfidf_split0_level3.B247];[$optimize_tfidf_split1_level3.B247];[$optimize_tfidf_split2_level3.B247];[$optimize_tfidf_split3_level3.B247];[$optimize_tfidf_split4_level3.B247];[$optimize_tfidf_split5_level3.B247];[$optimize_tfidf_split6_level3.B247];[$optimize_tfidf_split7_level3.B247];[$optimize_tfidf_split8_level3.B247];[$optimize_tfidf_split9_level3.B247])" office:value-type="float" office:value="0.25" calcext:value-type="float">
            <text:p>0.25</text:p>
          </table:table-cell>
          <table:table-cell table:formula="of:=MIN([$optimize_tfidf_split0_level3.C247];[$optimize_tfidf_split1_level3.C247];[$optimize_tfidf_split2_level3.C247];[$optimize_tfidf_split3_level3.C247];[$optimize_tfidf_split4_level3.C247];[$optimize_tfidf_split5_level3.C247];[$optimize_tfidf_split6_level3.C247];[$optimize_tfidf_split7_level3.C247];[$optimize_tfidf_split8_level3.C247];[$optimize_tfidf_split9_level3.C247])" office:value-type="float" office:value="0.2221" calcext:value-type="float">
            <text:p>0.2221</text:p>
          </table:table-cell>
          <table:table-cell table:formula="of:=MIN([$optimize_tfidf_split0_level3.D247];[$optimize_tfidf_split1_level3.D247];[$optimize_tfidf_split2_level3.D247];[$optimize_tfidf_split3_level3.D247];[$optimize_tfidf_split4_level3.D247];[$optimize_tfidf_split5_level3.D247];[$optimize_tfidf_split6_level3.D247];[$optimize_tfidf_split7_level3.D247];[$optimize_tfidf_split8_level3.D247];[$optimize_tfidf_split9_level3.D247])" office:value-type="float" office:value="0.7846" calcext:value-type="float">
            <text:p>0.7846</text:p>
          </table:table-cell>
          <table:table-cell table:formula="of:=MIN([$optimize_tfidf_split0_level3.E247];[$optimize_tfidf_split1_level3.E247];[$optimize_tfidf_split2_level3.E247];[$optimize_tfidf_split3_level3.E247];[$optimize_tfidf_split4_level3.E247];[$optimize_tfidf_split5_level3.E247];[$optimize_tfidf_split6_level3.E247];[$optimize_tfidf_split7_level3.E247];[$optimize_tfidf_split8_level3.E247];[$optimize_tfidf_split9_level3.E24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67];[$optimize_tfidf_split1_level3.A267];[$optimize_tfidf_split2_level3.A267];[$optimize_tfidf_split3_level3.A267];[$optimize_tfidf_split4_level3.A267];[$optimize_tfidf_split5_level3.A267];[$optimize_tfidf_split6_level3.A267];[$optimize_tfidf_split7_level3.A267];[$optimize_tfidf_split8_level3.A267];[$optimize_tfidf_split9_level3.A267])" office:value-type="float" office:value="14" calcext:value-type="float">
            <text:p>14</text:p>
          </table:table-cell>
          <table:table-cell table:formula="of:=MIN([$optimize_tfidf_split0_level3.B267];[$optimize_tfidf_split1_level3.B267];[$optimize_tfidf_split2_level3.B267];[$optimize_tfidf_split3_level3.B267];[$optimize_tfidf_split4_level3.B267];[$optimize_tfidf_split5_level3.B267];[$optimize_tfidf_split6_level3.B267];[$optimize_tfidf_split7_level3.B267];[$optimize_tfidf_split8_level3.B267];[$optimize_tfidf_split9_level3.B267])" office:value-type="float" office:value="0.25" calcext:value-type="float">
            <text:p>0.25</text:p>
          </table:table-cell>
          <table:table-cell table:formula="of:=MIN([$optimize_tfidf_split0_level3.C267];[$optimize_tfidf_split1_level3.C267];[$optimize_tfidf_split2_level3.C267];[$optimize_tfidf_split3_level3.C267];[$optimize_tfidf_split4_level3.C267];[$optimize_tfidf_split5_level3.C267];[$optimize_tfidf_split6_level3.C267];[$optimize_tfidf_split7_level3.C267];[$optimize_tfidf_split8_level3.C267];[$optimize_tfidf_split9_level3.C267])" office:value-type="float" office:value="0.2221" calcext:value-type="float">
            <text:p>0.2221</text:p>
          </table:table-cell>
          <table:table-cell table:formula="of:=MIN([$optimize_tfidf_split0_level3.D267];[$optimize_tfidf_split1_level3.D267];[$optimize_tfidf_split2_level3.D267];[$optimize_tfidf_split3_level3.D267];[$optimize_tfidf_split4_level3.D267];[$optimize_tfidf_split5_level3.D267];[$optimize_tfidf_split6_level3.D267];[$optimize_tfidf_split7_level3.D267];[$optimize_tfidf_split8_level3.D267];[$optimize_tfidf_split9_level3.D267])" office:value-type="float" office:value="0.7846" calcext:value-type="float">
            <text:p>0.7846</text:p>
          </table:table-cell>
          <table:table-cell table:formula="of:=MIN([$optimize_tfidf_split0_level3.E267];[$optimize_tfidf_split1_level3.E267];[$optimize_tfidf_split2_level3.E267];[$optimize_tfidf_split3_level3.E267];[$optimize_tfidf_split4_level3.E267];[$optimize_tfidf_split5_level3.E267];[$optimize_tfidf_split6_level3.E267];[$optimize_tfidf_split7_level3.E267];[$optimize_tfidf_split8_level3.E267];[$optimize_tfidf_split9_level3.E26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287];[$optimize_tfidf_split1_level3.A287];[$optimize_tfidf_split2_level3.A287];[$optimize_tfidf_split3_level3.A287];[$optimize_tfidf_split4_level3.A287];[$optimize_tfidf_split5_level3.A287];[$optimize_tfidf_split6_level3.A287];[$optimize_tfidf_split7_level3.A287];[$optimize_tfidf_split8_level3.A287];[$optimize_tfidf_split9_level3.A287])" office:value-type="float" office:value="15" calcext:value-type="float">
            <text:p>15</text:p>
          </table:table-cell>
          <table:table-cell table:formula="of:=MIN([$optimize_tfidf_split0_level3.B287];[$optimize_tfidf_split1_level3.B287];[$optimize_tfidf_split2_level3.B287];[$optimize_tfidf_split3_level3.B287];[$optimize_tfidf_split4_level3.B287];[$optimize_tfidf_split5_level3.B287];[$optimize_tfidf_split6_level3.B287];[$optimize_tfidf_split7_level3.B287];[$optimize_tfidf_split8_level3.B287];[$optimize_tfidf_split9_level3.B287])" office:value-type="float" office:value="0.25" calcext:value-type="float">
            <text:p>0.25</text:p>
          </table:table-cell>
          <table:table-cell table:formula="of:=MIN([$optimize_tfidf_split0_level3.C287];[$optimize_tfidf_split1_level3.C287];[$optimize_tfidf_split2_level3.C287];[$optimize_tfidf_split3_level3.C287];[$optimize_tfidf_split4_level3.C287];[$optimize_tfidf_split5_level3.C287];[$optimize_tfidf_split6_level3.C287];[$optimize_tfidf_split7_level3.C287];[$optimize_tfidf_split8_level3.C287];[$optimize_tfidf_split9_level3.C287])" office:value-type="float" office:value="0.2221" calcext:value-type="float">
            <text:p>0.2221</text:p>
          </table:table-cell>
          <table:table-cell table:formula="of:=MIN([$optimize_tfidf_split0_level3.D287];[$optimize_tfidf_split1_level3.D287];[$optimize_tfidf_split2_level3.D287];[$optimize_tfidf_split3_level3.D287];[$optimize_tfidf_split4_level3.D287];[$optimize_tfidf_split5_level3.D287];[$optimize_tfidf_split6_level3.D287];[$optimize_tfidf_split7_level3.D287];[$optimize_tfidf_split8_level3.D287];[$optimize_tfidf_split9_level3.D287])" office:value-type="float" office:value="0.7846" calcext:value-type="float">
            <text:p>0.7846</text:p>
          </table:table-cell>
          <table:table-cell table:formula="of:=MIN([$optimize_tfidf_split0_level3.E287];[$optimize_tfidf_split1_level3.E287];[$optimize_tfidf_split2_level3.E287];[$optimize_tfidf_split3_level3.E287];[$optimize_tfidf_split4_level3.E287];[$optimize_tfidf_split5_level3.E287];[$optimize_tfidf_split6_level3.E287];[$optimize_tfidf_split7_level3.E287];[$optimize_tfidf_split8_level3.E287];[$optimize_tfidf_split9_level3.E287])" office:value-type="float" office:value="0.3343" calcext:value-type="float">
            <text:p>0.3343</text:p>
          </table:table-cell>
        </table:table-row>
        <table:table-row table:style-name="ro1">
          <table:table-cell table:formula="of:=MIN([$optimize_tfidf_split0_level3.A8];[$optimize_tfidf_split1_level3.A8];[$optimize_tfidf_split2_level3.A8];[$optimize_tfidf_split3_level3.A8];[$optimize_tfidf_split4_level3.A8];[$optimize_tfidf_split5_level3.A8];[$optimize_tfidf_split6_level3.A8];[$optimize_tfidf_split7_level3.A8];[$optimize_tfidf_split8_level3.A8];[$optimize_tfidf_split9_level3.A8])" office:value-type="float" office:value="1" calcext:value-type="float">
            <text:p>1</text:p>
          </table:table-cell>
          <table:table-cell table:formula="of:=MIN([$optimize_tfidf_split0_level3.B8];[$optimize_tfidf_split1_level3.B8];[$optimize_tfidf_split2_level3.B8];[$optimize_tfidf_split3_level3.B8];[$optimize_tfidf_split4_level3.B8];[$optimize_tfidf_split5_level3.B8];[$optimize_tfidf_split6_level3.B8];[$optimize_tfidf_split7_level3.B8];[$optimize_tfidf_split8_level3.B8];[$optimize_tfidf_split9_level3.B8])" office:value-type="float" office:value="0.3" calcext:value-type="float">
            <text:p>0.3</text:p>
          </table:table-cell>
          <table:table-cell table:formula="of:=MIN([$optimize_tfidf_split0_level3.C8];[$optimize_tfidf_split1_level3.C8];[$optimize_tfidf_split2_level3.C8];[$optimize_tfidf_split3_level3.C8];[$optimize_tfidf_split4_level3.C8];[$optimize_tfidf_split5_level3.C8];[$optimize_tfidf_split6_level3.C8];[$optimize_tfidf_split7_level3.C8];[$optimize_tfidf_split8_level3.C8];[$optimize_tfidf_split9_level3.C8])" office:value-type="float" office:value="0.4974" calcext:value-type="float">
            <text:p>0.4974</text:p>
          </table:table-cell>
          <table:table-cell table:formula="of:=MIN([$optimize_tfidf_split0_level3.D8];[$optimize_tfidf_split1_level3.D8];[$optimize_tfidf_split2_level3.D8];[$optimize_tfidf_split3_level3.D8];[$optimize_tfidf_split4_level3.D8];[$optimize_tfidf_split5_level3.D8];[$optimize_tfidf_split6_level3.D8];[$optimize_tfidf_split7_level3.D8];[$optimize_tfidf_split8_level3.D8];[$optimize_tfidf_split9_level3.D8])" office:value-type="float" office:value="0.3761" calcext:value-type="float">
            <text:p>0.3761</text:p>
          </table:table-cell>
          <table:table-cell table:formula="of:=MIN([$optimize_tfidf_split0_level3.E8];[$optimize_tfidf_split1_level3.E8];[$optimize_tfidf_split2_level3.E8];[$optimize_tfidf_split3_level3.E8];[$optimize_tfidf_split4_level3.E8];[$optimize_tfidf_split5_level3.E8];[$optimize_tfidf_split6_level3.E8];[$optimize_tfidf_split7_level3.E8];[$optimize_tfidf_split8_level3.E8];[$optimize_tfidf_split9_level3.E8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8];[$optimize_tfidf_split1_level3.A28];[$optimize_tfidf_split2_level3.A28];[$optimize_tfidf_split3_level3.A28];[$optimize_tfidf_split4_level3.A28];[$optimize_tfidf_split5_level3.A28];[$optimize_tfidf_split6_level3.A28];[$optimize_tfidf_split7_level3.A28];[$optimize_tfidf_split8_level3.A28];[$optimize_tfidf_split9_level3.A28])" office:value-type="float" office:value="2" calcext:value-type="float">
            <text:p>2</text:p>
          </table:table-cell>
          <table:table-cell table:formula="of:=MIN([$optimize_tfidf_split0_level3.B28];[$optimize_tfidf_split1_level3.B28];[$optimize_tfidf_split2_level3.B28];[$optimize_tfidf_split3_level3.B28];[$optimize_tfidf_split4_level3.B28];[$optimize_tfidf_split5_level3.B28];[$optimize_tfidf_split6_level3.B28];[$optimize_tfidf_split7_level3.B28];[$optimize_tfidf_split8_level3.B28];[$optimize_tfidf_split9_level3.B28])" office:value-type="float" office:value="0.3" calcext:value-type="float">
            <text:p>0.3</text:p>
          </table:table-cell>
          <table:table-cell table:formula="of:=MIN([$optimize_tfidf_split0_level3.C28];[$optimize_tfidf_split1_level3.C28];[$optimize_tfidf_split2_level3.C28];[$optimize_tfidf_split3_level3.C28];[$optimize_tfidf_split4_level3.C28];[$optimize_tfidf_split5_level3.C28];[$optimize_tfidf_split6_level3.C28];[$optimize_tfidf_split7_level3.C28];[$optimize_tfidf_split8_level3.C28];[$optimize_tfidf_split9_level3.C28])" office:value-type="float" office:value="0.3947" calcext:value-type="float">
            <text:p>0.3947</text:p>
          </table:table-cell>
          <table:table-cell table:formula="of:=MIN([$optimize_tfidf_split0_level3.D28];[$optimize_tfidf_split1_level3.D28];[$optimize_tfidf_split2_level3.D28];[$optimize_tfidf_split3_level3.D28];[$optimize_tfidf_split4_level3.D28];[$optimize_tfidf_split5_level3.D28];[$optimize_tfidf_split6_level3.D28];[$optimize_tfidf_split7_level3.D28];[$optimize_tfidf_split8_level3.D28];[$optimize_tfidf_split9_level3.D28])" office:value-type="float" office:value="0.563" calcext:value-type="float">
            <text:p>0.563</text:p>
          </table:table-cell>
          <table:table-cell table:formula="of:=MIN([$optimize_tfidf_split0_level3.E28];[$optimize_tfidf_split1_level3.E28];[$optimize_tfidf_split2_level3.E28];[$optimize_tfidf_split3_level3.E28];[$optimize_tfidf_split4_level3.E28];[$optimize_tfidf_split5_level3.E28];[$optimize_tfidf_split6_level3.E28];[$optimize_tfidf_split7_level3.E28];[$optimize_tfidf_split8_level3.E28];[$optimize_tfidf_split9_level3.E28])" office:value-type="float" office:value="0.4448" calcext:value-type="float">
            <text:p>0.4448</text:p>
          </table:table-cell>
        </table:table-row>
        <table:table-row table:style-name="ro1">
          <table:table-cell table:formula="of:=MIN([$optimize_tfidf_split0_level3.A48];[$optimize_tfidf_split1_level3.A48];[$optimize_tfidf_split2_level3.A48];[$optimize_tfidf_split3_level3.A48];[$optimize_tfidf_split4_level3.A48];[$optimize_tfidf_split5_level3.A48];[$optimize_tfidf_split6_level3.A48];[$optimize_tfidf_split7_level3.A48];[$optimize_tfidf_split8_level3.A48];[$optimize_tfidf_split9_level3.A48])" office:value-type="float" office:value="3" calcext:value-type="float">
            <text:p>3</text:p>
          </table:table-cell>
          <table:table-cell table:formula="of:=MIN([$optimize_tfidf_split0_level3.B48];[$optimize_tfidf_split1_level3.B48];[$optimize_tfidf_split2_level3.B48];[$optimize_tfidf_split3_level3.B48];[$optimize_tfidf_split4_level3.B48];[$optimize_tfidf_split5_level3.B48];[$optimize_tfidf_split6_level3.B48];[$optimize_tfidf_split7_level3.B48];[$optimize_tfidf_split8_level3.B48];[$optimize_tfidf_split9_level3.B48])" office:value-type="float" office:value="0.3" calcext:value-type="float">
            <text:p>0.3</text:p>
          </table:table-cell>
          <table:table-cell table:formula="of:=MIN([$optimize_tfidf_split0_level3.C48];[$optimize_tfidf_split1_level3.C48];[$optimize_tfidf_split2_level3.C48];[$optimize_tfidf_split3_level3.C48];[$optimize_tfidf_split4_level3.C48];[$optimize_tfidf_split5_level3.C48];[$optimize_tfidf_split6_level3.C48];[$optimize_tfidf_split7_level3.C48];[$optimize_tfidf_split8_level3.C48];[$optimize_tfidf_split9_level3.C48])" office:value-type="float" office:value="0.3081" calcext:value-type="float">
            <text:p>0.3081</text:p>
          </table:table-cell>
          <table:table-cell table:formula="of:=MIN([$optimize_tfidf_split0_level3.D48];[$optimize_tfidf_split1_level3.D48];[$optimize_tfidf_split2_level3.D48];[$optimize_tfidf_split3_level3.D48];[$optimize_tfidf_split4_level3.D48];[$optimize_tfidf_split5_level3.D48];[$optimize_tfidf_split6_level3.D48];[$optimize_tfidf_split7_level3.D48];[$optimize_tfidf_split8_level3.D48];[$optimize_tfidf_split9_level3.D48])" office:value-type="float" office:value="0.6641" calcext:value-type="float">
            <text:p>0.6641</text:p>
          </table:table-cell>
          <table:table-cell table:formula="of:=MIN([$optimize_tfidf_split0_level3.E48];[$optimize_tfidf_split1_level3.E48];[$optimize_tfidf_split2_level3.E48];[$optimize_tfidf_split3_level3.E48];[$optimize_tfidf_split4_level3.E48];[$optimize_tfidf_split5_level3.E48];[$optimize_tfidf_split6_level3.E48];[$optimize_tfidf_split7_level3.E48];[$optimize_tfidf_split8_level3.E48];[$optimize_tfidf_split9_level3.E48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8];[$optimize_tfidf_split1_level3.A68];[$optimize_tfidf_split2_level3.A68];[$optimize_tfidf_split3_level3.A68];[$optimize_tfidf_split4_level3.A68];[$optimize_tfidf_split5_level3.A68];[$optimize_tfidf_split6_level3.A68];[$optimize_tfidf_split7_level3.A68];[$optimize_tfidf_split8_level3.A68];[$optimize_tfidf_split9_level3.A68])" office:value-type="float" office:value="4" calcext:value-type="float">
            <text:p>4</text:p>
          </table:table-cell>
          <table:table-cell table:formula="of:=MIN([$optimize_tfidf_split0_level3.B68];[$optimize_tfidf_split1_level3.B68];[$optimize_tfidf_split2_level3.B68];[$optimize_tfidf_split3_level3.B68];[$optimize_tfidf_split4_level3.B68];[$optimize_tfidf_split5_level3.B68];[$optimize_tfidf_split6_level3.B68];[$optimize_tfidf_split7_level3.B68];[$optimize_tfidf_split8_level3.B68];[$optimize_tfidf_split9_level3.B68])" office:value-type="float" office:value="0.3" calcext:value-type="float">
            <text:p>0.3</text:p>
          </table:table-cell>
          <table:table-cell table:formula="of:=MIN([$optimize_tfidf_split0_level3.C68];[$optimize_tfidf_split1_level3.C68];[$optimize_tfidf_split2_level3.C68];[$optimize_tfidf_split3_level3.C68];[$optimize_tfidf_split4_level3.C68];[$optimize_tfidf_split5_level3.C68];[$optimize_tfidf_split6_level3.C68];[$optimize_tfidf_split7_level3.C68];[$optimize_tfidf_split8_level3.C68];[$optimize_tfidf_split9_level3.C68])" office:value-type="float" office:value="0.2579" calcext:value-type="float">
            <text:p>0.2579</text:p>
          </table:table-cell>
          <table:table-cell table:formula="of:=MIN([$optimize_tfidf_split0_level3.D68];[$optimize_tfidf_split1_level3.D68];[$optimize_tfidf_split2_level3.D68];[$optimize_tfidf_split3_level3.D68];[$optimize_tfidf_split4_level3.D68];[$optimize_tfidf_split5_level3.D68];[$optimize_tfidf_split6_level3.D68];[$optimize_tfidf_split7_level3.D68];[$optimize_tfidf_split8_level3.D68];[$optimize_tfidf_split9_level3.D68])" office:value-type="float" office:value="0.7294" calcext:value-type="float">
            <text:p>0.7294</text:p>
          </table:table-cell>
          <table:table-cell table:formula="of:=MIN([$optimize_tfidf_split0_level3.E68];[$optimize_tfidf_split1_level3.E68];[$optimize_tfidf_split2_level3.E68];[$optimize_tfidf_split3_level3.E68];[$optimize_tfidf_split4_level3.E68];[$optimize_tfidf_split5_level3.E68];[$optimize_tfidf_split6_level3.E68];[$optimize_tfidf_split7_level3.E68];[$optimize_tfidf_split8_level3.E68];[$optimize_tfidf_split9_level3.E68])" office:value-type="float" office:value="0.3668" calcext:value-type="float">
            <text:p>0.3668</text:p>
          </table:table-cell>
        </table:table-row>
        <table:table-row table:style-name="ro1">
          <table:table-cell table:formula="of:=MIN([$optimize_tfidf_split0_level3.A88];[$optimize_tfidf_split1_level3.A88];[$optimize_tfidf_split2_level3.A88];[$optimize_tfidf_split3_level3.A88];[$optimize_tfidf_split4_level3.A88];[$optimize_tfidf_split5_level3.A88];[$optimize_tfidf_split6_level3.A88];[$optimize_tfidf_split7_level3.A88];[$optimize_tfidf_split8_level3.A88];[$optimize_tfidf_split9_level3.A88])" office:value-type="float" office:value="5" calcext:value-type="float">
            <text:p>5</text:p>
          </table:table-cell>
          <table:table-cell table:formula="of:=MIN([$optimize_tfidf_split0_level3.B88];[$optimize_tfidf_split1_level3.B88];[$optimize_tfidf_split2_level3.B88];[$optimize_tfidf_split3_level3.B88];[$optimize_tfidf_split4_level3.B88];[$optimize_tfidf_split5_level3.B88];[$optimize_tfidf_split6_level3.B88];[$optimize_tfidf_split7_level3.B88];[$optimize_tfidf_split8_level3.B88];[$optimize_tfidf_split9_level3.B88])" office:value-type="float" office:value="0.3" calcext:value-type="float">
            <text:p>0.3</text:p>
          </table:table-cell>
          <table:table-cell table:formula="of:=MIN([$optimize_tfidf_split0_level3.C88];[$optimize_tfidf_split1_level3.C88];[$optimize_tfidf_split2_level3.C88];[$optimize_tfidf_split3_level3.C88];[$optimize_tfidf_split4_level3.C88];[$optimize_tfidf_split5_level3.C88];[$optimize_tfidf_split6_level3.C88];[$optimize_tfidf_split7_level3.C88];[$optimize_tfidf_split8_level3.C88];[$optimize_tfidf_split9_level3.C88])" office:value-type="float" office:value="0.2222" calcext:value-type="float">
            <text:p>0.2222</text:p>
          </table:table-cell>
          <table:table-cell table:formula="of:=MIN([$optimize_tfidf_split0_level3.D88];[$optimize_tfidf_split1_level3.D88];[$optimize_tfidf_split2_level3.D88];[$optimize_tfidf_split3_level3.D88];[$optimize_tfidf_split4_level3.D88];[$optimize_tfidf_split5_level3.D88];[$optimize_tfidf_split6_level3.D88];[$optimize_tfidf_split7_level3.D88];[$optimize_tfidf_split8_level3.D88];[$optimize_tfidf_split9_level3.D88])" office:value-type="float" office:value="0.7846" calcext:value-type="float">
            <text:p>0.7846</text:p>
          </table:table-cell>
          <table:table-cell table:formula="of:=MIN([$optimize_tfidf_split0_level3.E88];[$optimize_tfidf_split1_level3.E88];[$optimize_tfidf_split2_level3.E88];[$optimize_tfidf_split3_level3.E88];[$optimize_tfidf_split4_level3.E88];[$optimize_tfidf_split5_level3.E88];[$optimize_tfidf_split6_level3.E88];[$optimize_tfidf_split7_level3.E88];[$optimize_tfidf_split8_level3.E88];[$optimize_tfidf_split9_level3.E8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108];[$optimize_tfidf_split1_level3.A108];[$optimize_tfidf_split2_level3.A108];[$optimize_tfidf_split3_level3.A108];[$optimize_tfidf_split4_level3.A108];[$optimize_tfidf_split5_level3.A108];[$optimize_tfidf_split6_level3.A108];[$optimize_tfidf_split7_level3.A108];[$optimize_tfidf_split8_level3.A108];[$optimize_tfidf_split9_level3.A108])" office:value-type="float" office:value="6" calcext:value-type="float">
            <text:p>6</text:p>
          </table:table-cell>
          <table:table-cell table:formula="of:=MIN([$optimize_tfidf_split0_level3.B108];[$optimize_tfidf_split1_level3.B108];[$optimize_tfidf_split2_level3.B108];[$optimize_tfidf_split3_level3.B108];[$optimize_tfidf_split4_level3.B108];[$optimize_tfidf_split5_level3.B108];[$optimize_tfidf_split6_level3.B108];[$optimize_tfidf_split7_level3.B108];[$optimize_tfidf_split8_level3.B108];[$optimize_tfidf_split9_level3.B108])" office:value-type="float" office:value="0.3" calcext:value-type="float">
            <text:p>0.3</text:p>
          </table:table-cell>
          <table:table-cell table:formula="of:=MIN([$optimize_tfidf_split0_level3.C108];[$optimize_tfidf_split1_level3.C108];[$optimize_tfidf_split2_level3.C108];[$optimize_tfidf_split3_level3.C108];[$optimize_tfidf_split4_level3.C108];[$optimize_tfidf_split5_level3.C108];[$optimize_tfidf_split6_level3.C108];[$optimize_tfidf_split7_level3.C108];[$optimize_tfidf_split8_level3.C108];[$optimize_tfidf_split9_level3.C108])" office:value-type="float" office:value="0.2222" calcext:value-type="float">
            <text:p>0.2222</text:p>
          </table:table-cell>
          <table:table-cell table:formula="of:=MIN([$optimize_tfidf_split0_level3.D108];[$optimize_tfidf_split1_level3.D108];[$optimize_tfidf_split2_level3.D108];[$optimize_tfidf_split3_level3.D108];[$optimize_tfidf_split4_level3.D108];[$optimize_tfidf_split5_level3.D108];[$optimize_tfidf_split6_level3.D108];[$optimize_tfidf_split7_level3.D108];[$optimize_tfidf_split8_level3.D108];[$optimize_tfidf_split9_level3.D108])" office:value-type="float" office:value="0.7846" calcext:value-type="float">
            <text:p>0.7846</text:p>
          </table:table-cell>
          <table:table-cell table:formula="of:=MIN([$optimize_tfidf_split0_level3.E108];[$optimize_tfidf_split1_level3.E108];[$optimize_tfidf_split2_level3.E108];[$optimize_tfidf_split3_level3.E108];[$optimize_tfidf_split4_level3.E108];[$optimize_tfidf_split5_level3.E108];[$optimize_tfidf_split6_level3.E108];[$optimize_tfidf_split7_level3.E108];[$optimize_tfidf_split8_level3.E108];[$optimize_tfidf_split9_level3.E10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128];[$optimize_tfidf_split1_level3.A128];[$optimize_tfidf_split2_level3.A128];[$optimize_tfidf_split3_level3.A128];[$optimize_tfidf_split4_level3.A128];[$optimize_tfidf_split5_level3.A128];[$optimize_tfidf_split6_level3.A128];[$optimize_tfidf_split7_level3.A128];[$optimize_tfidf_split8_level3.A128];[$optimize_tfidf_split9_level3.A128])" office:value-type="float" office:value="7" calcext:value-type="float">
            <text:p>7</text:p>
          </table:table-cell>
          <table:table-cell table:formula="of:=MIN([$optimize_tfidf_split0_level3.B128];[$optimize_tfidf_split1_level3.B128];[$optimize_tfidf_split2_level3.B128];[$optimize_tfidf_split3_level3.B128];[$optimize_tfidf_split4_level3.B128];[$optimize_tfidf_split5_level3.B128];[$optimize_tfidf_split6_level3.B128];[$optimize_tfidf_split7_level3.B128];[$optimize_tfidf_split8_level3.B128];[$optimize_tfidf_split9_level3.B128])" office:value-type="float" office:value="0.3" calcext:value-type="float">
            <text:p>0.3</text:p>
          </table:table-cell>
          <table:table-cell table:formula="of:=MIN([$optimize_tfidf_split0_level3.C128];[$optimize_tfidf_split1_level3.C128];[$optimize_tfidf_split2_level3.C128];[$optimize_tfidf_split3_level3.C128];[$optimize_tfidf_split4_level3.C128];[$optimize_tfidf_split5_level3.C128];[$optimize_tfidf_split6_level3.C128];[$optimize_tfidf_split7_level3.C128];[$optimize_tfidf_split8_level3.C128];[$optimize_tfidf_split9_level3.C128])" office:value-type="float" office:value="0.2222" calcext:value-type="float">
            <text:p>0.2222</text:p>
          </table:table-cell>
          <table:table-cell table:formula="of:=MIN([$optimize_tfidf_split0_level3.D128];[$optimize_tfidf_split1_level3.D128];[$optimize_tfidf_split2_level3.D128];[$optimize_tfidf_split3_level3.D128];[$optimize_tfidf_split4_level3.D128];[$optimize_tfidf_split5_level3.D128];[$optimize_tfidf_split6_level3.D128];[$optimize_tfidf_split7_level3.D128];[$optimize_tfidf_split8_level3.D128];[$optimize_tfidf_split9_level3.D128])" office:value-type="float" office:value="0.7846" calcext:value-type="float">
            <text:p>0.7846</text:p>
          </table:table-cell>
          <table:table-cell table:formula="of:=MIN([$optimize_tfidf_split0_level3.E128];[$optimize_tfidf_split1_level3.E128];[$optimize_tfidf_split2_level3.E128];[$optimize_tfidf_split3_level3.E128];[$optimize_tfidf_split4_level3.E128];[$optimize_tfidf_split5_level3.E128];[$optimize_tfidf_split6_level3.E128];[$optimize_tfidf_split7_level3.E128];[$optimize_tfidf_split8_level3.E128];[$optimize_tfidf_split9_level3.E12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148];[$optimize_tfidf_split1_level3.A148];[$optimize_tfidf_split2_level3.A148];[$optimize_tfidf_split3_level3.A148];[$optimize_tfidf_split4_level3.A148];[$optimize_tfidf_split5_level3.A148];[$optimize_tfidf_split6_level3.A148];[$optimize_tfidf_split7_level3.A148];[$optimize_tfidf_split8_level3.A148];[$optimize_tfidf_split9_level3.A148])" office:value-type="float" office:value="8" calcext:value-type="float">
            <text:p>8</text:p>
          </table:table-cell>
          <table:table-cell table:formula="of:=MIN([$optimize_tfidf_split0_level3.B148];[$optimize_tfidf_split1_level3.B148];[$optimize_tfidf_split2_level3.B148];[$optimize_tfidf_split3_level3.B148];[$optimize_tfidf_split4_level3.B148];[$optimize_tfidf_split5_level3.B148];[$optimize_tfidf_split6_level3.B148];[$optimize_tfidf_split7_level3.B148];[$optimize_tfidf_split8_level3.B148];[$optimize_tfidf_split9_level3.B148])" office:value-type="float" office:value="0.3" calcext:value-type="float">
            <text:p>0.3</text:p>
          </table:table-cell>
          <table:table-cell table:formula="of:=MIN([$optimize_tfidf_split0_level3.C148];[$optimize_tfidf_split1_level3.C148];[$optimize_tfidf_split2_level3.C148];[$optimize_tfidf_split3_level3.C148];[$optimize_tfidf_split4_level3.C148];[$optimize_tfidf_split5_level3.C148];[$optimize_tfidf_split6_level3.C148];[$optimize_tfidf_split7_level3.C148];[$optimize_tfidf_split8_level3.C148];[$optimize_tfidf_split9_level3.C148])" office:value-type="float" office:value="0.2222" calcext:value-type="float">
            <text:p>0.2222</text:p>
          </table:table-cell>
          <table:table-cell table:formula="of:=MIN([$optimize_tfidf_split0_level3.D148];[$optimize_tfidf_split1_level3.D148];[$optimize_tfidf_split2_level3.D148];[$optimize_tfidf_split3_level3.D148];[$optimize_tfidf_split4_level3.D148];[$optimize_tfidf_split5_level3.D148];[$optimize_tfidf_split6_level3.D148];[$optimize_tfidf_split7_level3.D148];[$optimize_tfidf_split8_level3.D148];[$optimize_tfidf_split9_level3.D148])" office:value-type="float" office:value="0.7846" calcext:value-type="float">
            <text:p>0.7846</text:p>
          </table:table-cell>
          <table:table-cell table:formula="of:=MIN([$optimize_tfidf_split0_level3.E148];[$optimize_tfidf_split1_level3.E148];[$optimize_tfidf_split2_level3.E148];[$optimize_tfidf_split3_level3.E148];[$optimize_tfidf_split4_level3.E148];[$optimize_tfidf_split5_level3.E148];[$optimize_tfidf_split6_level3.E148];[$optimize_tfidf_split7_level3.E148];[$optimize_tfidf_split8_level3.E148];[$optimize_tfidf_split9_level3.E14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168];[$optimize_tfidf_split1_level3.A168];[$optimize_tfidf_split2_level3.A168];[$optimize_tfidf_split3_level3.A168];[$optimize_tfidf_split4_level3.A168];[$optimize_tfidf_split5_level3.A168];[$optimize_tfidf_split6_level3.A168];[$optimize_tfidf_split7_level3.A168];[$optimize_tfidf_split8_level3.A168];[$optimize_tfidf_split9_level3.A168])" office:value-type="float" office:value="9" calcext:value-type="float">
            <text:p>9</text:p>
          </table:table-cell>
          <table:table-cell table:formula="of:=MIN([$optimize_tfidf_split0_level3.B168];[$optimize_tfidf_split1_level3.B168];[$optimize_tfidf_split2_level3.B168];[$optimize_tfidf_split3_level3.B168];[$optimize_tfidf_split4_level3.B168];[$optimize_tfidf_split5_level3.B168];[$optimize_tfidf_split6_level3.B168];[$optimize_tfidf_split7_level3.B168];[$optimize_tfidf_split8_level3.B168];[$optimize_tfidf_split9_level3.B168])" office:value-type="float" office:value="0.3" calcext:value-type="float">
            <text:p>0.3</text:p>
          </table:table-cell>
          <table:table-cell table:formula="of:=MIN([$optimize_tfidf_split0_level3.C168];[$optimize_tfidf_split1_level3.C168];[$optimize_tfidf_split2_level3.C168];[$optimize_tfidf_split3_level3.C168];[$optimize_tfidf_split4_level3.C168];[$optimize_tfidf_split5_level3.C168];[$optimize_tfidf_split6_level3.C168];[$optimize_tfidf_split7_level3.C168];[$optimize_tfidf_split8_level3.C168];[$optimize_tfidf_split9_level3.C168])" office:value-type="float" office:value="0.2222" calcext:value-type="float">
            <text:p>0.2222</text:p>
          </table:table-cell>
          <table:table-cell table:formula="of:=MIN([$optimize_tfidf_split0_level3.D168];[$optimize_tfidf_split1_level3.D168];[$optimize_tfidf_split2_level3.D168];[$optimize_tfidf_split3_level3.D168];[$optimize_tfidf_split4_level3.D168];[$optimize_tfidf_split5_level3.D168];[$optimize_tfidf_split6_level3.D168];[$optimize_tfidf_split7_level3.D168];[$optimize_tfidf_split8_level3.D168];[$optimize_tfidf_split9_level3.D168])" office:value-type="float" office:value="0.7846" calcext:value-type="float">
            <text:p>0.7846</text:p>
          </table:table-cell>
          <table:table-cell table:formula="of:=MIN([$optimize_tfidf_split0_level3.E168];[$optimize_tfidf_split1_level3.E168];[$optimize_tfidf_split2_level3.E168];[$optimize_tfidf_split3_level3.E168];[$optimize_tfidf_split4_level3.E168];[$optimize_tfidf_split5_level3.E168];[$optimize_tfidf_split6_level3.E168];[$optimize_tfidf_split7_level3.E168];[$optimize_tfidf_split8_level3.E168];[$optimize_tfidf_split9_level3.E16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188];[$optimize_tfidf_split1_level3.A188];[$optimize_tfidf_split2_level3.A188];[$optimize_tfidf_split3_level3.A188];[$optimize_tfidf_split4_level3.A188];[$optimize_tfidf_split5_level3.A188];[$optimize_tfidf_split6_level3.A188];[$optimize_tfidf_split7_level3.A188];[$optimize_tfidf_split8_level3.A188];[$optimize_tfidf_split9_level3.A188])" office:value-type="float" office:value="10" calcext:value-type="float">
            <text:p>10</text:p>
          </table:table-cell>
          <table:table-cell table:formula="of:=MIN([$optimize_tfidf_split0_level3.B188];[$optimize_tfidf_split1_level3.B188];[$optimize_tfidf_split2_level3.B188];[$optimize_tfidf_split3_level3.B188];[$optimize_tfidf_split4_level3.B188];[$optimize_tfidf_split5_level3.B188];[$optimize_tfidf_split6_level3.B188];[$optimize_tfidf_split7_level3.B188];[$optimize_tfidf_split8_level3.B188];[$optimize_tfidf_split9_level3.B188])" office:value-type="float" office:value="0.3" calcext:value-type="float">
            <text:p>0.3</text:p>
          </table:table-cell>
          <table:table-cell table:formula="of:=MIN([$optimize_tfidf_split0_level3.C188];[$optimize_tfidf_split1_level3.C188];[$optimize_tfidf_split2_level3.C188];[$optimize_tfidf_split3_level3.C188];[$optimize_tfidf_split4_level3.C188];[$optimize_tfidf_split5_level3.C188];[$optimize_tfidf_split6_level3.C188];[$optimize_tfidf_split7_level3.C188];[$optimize_tfidf_split8_level3.C188];[$optimize_tfidf_split9_level3.C188])" office:value-type="float" office:value="0.2222" calcext:value-type="float">
            <text:p>0.2222</text:p>
          </table:table-cell>
          <table:table-cell table:formula="of:=MIN([$optimize_tfidf_split0_level3.D188];[$optimize_tfidf_split1_level3.D188];[$optimize_tfidf_split2_level3.D188];[$optimize_tfidf_split3_level3.D188];[$optimize_tfidf_split4_level3.D188];[$optimize_tfidf_split5_level3.D188];[$optimize_tfidf_split6_level3.D188];[$optimize_tfidf_split7_level3.D188];[$optimize_tfidf_split8_level3.D188];[$optimize_tfidf_split9_level3.D188])" office:value-type="float" office:value="0.7846" calcext:value-type="float">
            <text:p>0.7846</text:p>
          </table:table-cell>
          <table:table-cell table:formula="of:=MIN([$optimize_tfidf_split0_level3.E188];[$optimize_tfidf_split1_level3.E188];[$optimize_tfidf_split2_level3.E188];[$optimize_tfidf_split3_level3.E188];[$optimize_tfidf_split4_level3.E188];[$optimize_tfidf_split5_level3.E188];[$optimize_tfidf_split6_level3.E188];[$optimize_tfidf_split7_level3.E188];[$optimize_tfidf_split8_level3.E188];[$optimize_tfidf_split9_level3.E18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208];[$optimize_tfidf_split1_level3.A208];[$optimize_tfidf_split2_level3.A208];[$optimize_tfidf_split3_level3.A208];[$optimize_tfidf_split4_level3.A208];[$optimize_tfidf_split5_level3.A208];[$optimize_tfidf_split6_level3.A208];[$optimize_tfidf_split7_level3.A208];[$optimize_tfidf_split8_level3.A208];[$optimize_tfidf_split9_level3.A208])" office:value-type="float" office:value="11" calcext:value-type="float">
            <text:p>11</text:p>
          </table:table-cell>
          <table:table-cell table:formula="of:=MIN([$optimize_tfidf_split0_level3.B208];[$optimize_tfidf_split1_level3.B208];[$optimize_tfidf_split2_level3.B208];[$optimize_tfidf_split3_level3.B208];[$optimize_tfidf_split4_level3.B208];[$optimize_tfidf_split5_level3.B208];[$optimize_tfidf_split6_level3.B208];[$optimize_tfidf_split7_level3.B208];[$optimize_tfidf_split8_level3.B208];[$optimize_tfidf_split9_level3.B208])" office:value-type="float" office:value="0.3" calcext:value-type="float">
            <text:p>0.3</text:p>
          </table:table-cell>
          <table:table-cell table:formula="of:=MIN([$optimize_tfidf_split0_level3.C208];[$optimize_tfidf_split1_level3.C208];[$optimize_tfidf_split2_level3.C208];[$optimize_tfidf_split3_level3.C208];[$optimize_tfidf_split4_level3.C208];[$optimize_tfidf_split5_level3.C208];[$optimize_tfidf_split6_level3.C208];[$optimize_tfidf_split7_level3.C208];[$optimize_tfidf_split8_level3.C208];[$optimize_tfidf_split9_level3.C208])" office:value-type="float" office:value="0.2222" calcext:value-type="float">
            <text:p>0.2222</text:p>
          </table:table-cell>
          <table:table-cell table:formula="of:=MIN([$optimize_tfidf_split0_level3.D208];[$optimize_tfidf_split1_level3.D208];[$optimize_tfidf_split2_level3.D208];[$optimize_tfidf_split3_level3.D208];[$optimize_tfidf_split4_level3.D208];[$optimize_tfidf_split5_level3.D208];[$optimize_tfidf_split6_level3.D208];[$optimize_tfidf_split7_level3.D208];[$optimize_tfidf_split8_level3.D208];[$optimize_tfidf_split9_level3.D208])" office:value-type="float" office:value="0.7846" calcext:value-type="float">
            <text:p>0.7846</text:p>
          </table:table-cell>
          <table:table-cell table:formula="of:=MIN([$optimize_tfidf_split0_level3.E208];[$optimize_tfidf_split1_level3.E208];[$optimize_tfidf_split2_level3.E208];[$optimize_tfidf_split3_level3.E208];[$optimize_tfidf_split4_level3.E208];[$optimize_tfidf_split5_level3.E208];[$optimize_tfidf_split6_level3.E208];[$optimize_tfidf_split7_level3.E208];[$optimize_tfidf_split8_level3.E208];[$optimize_tfidf_split9_level3.E20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228];[$optimize_tfidf_split1_level3.A228];[$optimize_tfidf_split2_level3.A228];[$optimize_tfidf_split3_level3.A228];[$optimize_tfidf_split4_level3.A228];[$optimize_tfidf_split5_level3.A228];[$optimize_tfidf_split6_level3.A228];[$optimize_tfidf_split7_level3.A228];[$optimize_tfidf_split8_level3.A228];[$optimize_tfidf_split9_level3.A228])" office:value-type="float" office:value="12" calcext:value-type="float">
            <text:p>12</text:p>
          </table:table-cell>
          <table:table-cell table:formula="of:=MIN([$optimize_tfidf_split0_level3.B228];[$optimize_tfidf_split1_level3.B228];[$optimize_tfidf_split2_level3.B228];[$optimize_tfidf_split3_level3.B228];[$optimize_tfidf_split4_level3.B228];[$optimize_tfidf_split5_level3.B228];[$optimize_tfidf_split6_level3.B228];[$optimize_tfidf_split7_level3.B228];[$optimize_tfidf_split8_level3.B228];[$optimize_tfidf_split9_level3.B228])" office:value-type="float" office:value="0.3" calcext:value-type="float">
            <text:p>0.3</text:p>
          </table:table-cell>
          <table:table-cell table:formula="of:=MIN([$optimize_tfidf_split0_level3.C228];[$optimize_tfidf_split1_level3.C228];[$optimize_tfidf_split2_level3.C228];[$optimize_tfidf_split3_level3.C228];[$optimize_tfidf_split4_level3.C228];[$optimize_tfidf_split5_level3.C228];[$optimize_tfidf_split6_level3.C228];[$optimize_tfidf_split7_level3.C228];[$optimize_tfidf_split8_level3.C228];[$optimize_tfidf_split9_level3.C228])" office:value-type="float" office:value="0.2222" calcext:value-type="float">
            <text:p>0.2222</text:p>
          </table:table-cell>
          <table:table-cell table:formula="of:=MIN([$optimize_tfidf_split0_level3.D228];[$optimize_tfidf_split1_level3.D228];[$optimize_tfidf_split2_level3.D228];[$optimize_tfidf_split3_level3.D228];[$optimize_tfidf_split4_level3.D228];[$optimize_tfidf_split5_level3.D228];[$optimize_tfidf_split6_level3.D228];[$optimize_tfidf_split7_level3.D228];[$optimize_tfidf_split8_level3.D228];[$optimize_tfidf_split9_level3.D228])" office:value-type="float" office:value="0.7846" calcext:value-type="float">
            <text:p>0.7846</text:p>
          </table:table-cell>
          <table:table-cell table:formula="of:=MIN([$optimize_tfidf_split0_level3.E228];[$optimize_tfidf_split1_level3.E228];[$optimize_tfidf_split2_level3.E228];[$optimize_tfidf_split3_level3.E228];[$optimize_tfidf_split4_level3.E228];[$optimize_tfidf_split5_level3.E228];[$optimize_tfidf_split6_level3.E228];[$optimize_tfidf_split7_level3.E228];[$optimize_tfidf_split8_level3.E228];[$optimize_tfidf_split9_level3.E22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248];[$optimize_tfidf_split1_level3.A248];[$optimize_tfidf_split2_level3.A248];[$optimize_tfidf_split3_level3.A248];[$optimize_tfidf_split4_level3.A248];[$optimize_tfidf_split5_level3.A248];[$optimize_tfidf_split6_level3.A248];[$optimize_tfidf_split7_level3.A248];[$optimize_tfidf_split8_level3.A248];[$optimize_tfidf_split9_level3.A248])" office:value-type="float" office:value="13" calcext:value-type="float">
            <text:p>13</text:p>
          </table:table-cell>
          <table:table-cell table:formula="of:=MIN([$optimize_tfidf_split0_level3.B248];[$optimize_tfidf_split1_level3.B248];[$optimize_tfidf_split2_level3.B248];[$optimize_tfidf_split3_level3.B248];[$optimize_tfidf_split4_level3.B248];[$optimize_tfidf_split5_level3.B248];[$optimize_tfidf_split6_level3.B248];[$optimize_tfidf_split7_level3.B248];[$optimize_tfidf_split8_level3.B248];[$optimize_tfidf_split9_level3.B248])" office:value-type="float" office:value="0.3" calcext:value-type="float">
            <text:p>0.3</text:p>
          </table:table-cell>
          <table:table-cell table:formula="of:=MIN([$optimize_tfidf_split0_level3.C248];[$optimize_tfidf_split1_level3.C248];[$optimize_tfidf_split2_level3.C248];[$optimize_tfidf_split3_level3.C248];[$optimize_tfidf_split4_level3.C248];[$optimize_tfidf_split5_level3.C248];[$optimize_tfidf_split6_level3.C248];[$optimize_tfidf_split7_level3.C248];[$optimize_tfidf_split8_level3.C248];[$optimize_tfidf_split9_level3.C248])" office:value-type="float" office:value="0.2222" calcext:value-type="float">
            <text:p>0.2222</text:p>
          </table:table-cell>
          <table:table-cell table:formula="of:=MIN([$optimize_tfidf_split0_level3.D248];[$optimize_tfidf_split1_level3.D248];[$optimize_tfidf_split2_level3.D248];[$optimize_tfidf_split3_level3.D248];[$optimize_tfidf_split4_level3.D248];[$optimize_tfidf_split5_level3.D248];[$optimize_tfidf_split6_level3.D248];[$optimize_tfidf_split7_level3.D248];[$optimize_tfidf_split8_level3.D248];[$optimize_tfidf_split9_level3.D248])" office:value-type="float" office:value="0.7846" calcext:value-type="float">
            <text:p>0.7846</text:p>
          </table:table-cell>
          <table:table-cell table:formula="of:=MIN([$optimize_tfidf_split0_level3.E248];[$optimize_tfidf_split1_level3.E248];[$optimize_tfidf_split2_level3.E248];[$optimize_tfidf_split3_level3.E248];[$optimize_tfidf_split4_level3.E248];[$optimize_tfidf_split5_level3.E248];[$optimize_tfidf_split6_level3.E248];[$optimize_tfidf_split7_level3.E248];[$optimize_tfidf_split8_level3.E248];[$optimize_tfidf_split9_level3.E24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268];[$optimize_tfidf_split1_level3.A268];[$optimize_tfidf_split2_level3.A268];[$optimize_tfidf_split3_level3.A268];[$optimize_tfidf_split4_level3.A268];[$optimize_tfidf_split5_level3.A268];[$optimize_tfidf_split6_level3.A268];[$optimize_tfidf_split7_level3.A268];[$optimize_tfidf_split8_level3.A268];[$optimize_tfidf_split9_level3.A268])" office:value-type="float" office:value="14" calcext:value-type="float">
            <text:p>14</text:p>
          </table:table-cell>
          <table:table-cell table:formula="of:=MIN([$optimize_tfidf_split0_level3.B268];[$optimize_tfidf_split1_level3.B268];[$optimize_tfidf_split2_level3.B268];[$optimize_tfidf_split3_level3.B268];[$optimize_tfidf_split4_level3.B268];[$optimize_tfidf_split5_level3.B268];[$optimize_tfidf_split6_level3.B268];[$optimize_tfidf_split7_level3.B268];[$optimize_tfidf_split8_level3.B268];[$optimize_tfidf_split9_level3.B268])" office:value-type="float" office:value="0.3" calcext:value-type="float">
            <text:p>0.3</text:p>
          </table:table-cell>
          <table:table-cell table:formula="of:=MIN([$optimize_tfidf_split0_level3.C268];[$optimize_tfidf_split1_level3.C268];[$optimize_tfidf_split2_level3.C268];[$optimize_tfidf_split3_level3.C268];[$optimize_tfidf_split4_level3.C268];[$optimize_tfidf_split5_level3.C268];[$optimize_tfidf_split6_level3.C268];[$optimize_tfidf_split7_level3.C268];[$optimize_tfidf_split8_level3.C268];[$optimize_tfidf_split9_level3.C268])" office:value-type="float" office:value="0.2222" calcext:value-type="float">
            <text:p>0.2222</text:p>
          </table:table-cell>
          <table:table-cell table:formula="of:=MIN([$optimize_tfidf_split0_level3.D268];[$optimize_tfidf_split1_level3.D268];[$optimize_tfidf_split2_level3.D268];[$optimize_tfidf_split3_level3.D268];[$optimize_tfidf_split4_level3.D268];[$optimize_tfidf_split5_level3.D268];[$optimize_tfidf_split6_level3.D268];[$optimize_tfidf_split7_level3.D268];[$optimize_tfidf_split8_level3.D268];[$optimize_tfidf_split9_level3.D268])" office:value-type="float" office:value="0.7846" calcext:value-type="float">
            <text:p>0.7846</text:p>
          </table:table-cell>
          <table:table-cell table:formula="of:=MIN([$optimize_tfidf_split0_level3.E268];[$optimize_tfidf_split1_level3.E268];[$optimize_tfidf_split2_level3.E268];[$optimize_tfidf_split3_level3.E268];[$optimize_tfidf_split4_level3.E268];[$optimize_tfidf_split5_level3.E268];[$optimize_tfidf_split6_level3.E268];[$optimize_tfidf_split7_level3.E268];[$optimize_tfidf_split8_level3.E268];[$optimize_tfidf_split9_level3.E26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288];[$optimize_tfidf_split1_level3.A288];[$optimize_tfidf_split2_level3.A288];[$optimize_tfidf_split3_level3.A288];[$optimize_tfidf_split4_level3.A288];[$optimize_tfidf_split5_level3.A288];[$optimize_tfidf_split6_level3.A288];[$optimize_tfidf_split7_level3.A288];[$optimize_tfidf_split8_level3.A288];[$optimize_tfidf_split9_level3.A288])" office:value-type="float" office:value="15" calcext:value-type="float">
            <text:p>15</text:p>
          </table:table-cell>
          <table:table-cell table:formula="of:=MIN([$optimize_tfidf_split0_level3.B288];[$optimize_tfidf_split1_level3.B288];[$optimize_tfidf_split2_level3.B288];[$optimize_tfidf_split3_level3.B288];[$optimize_tfidf_split4_level3.B288];[$optimize_tfidf_split5_level3.B288];[$optimize_tfidf_split6_level3.B288];[$optimize_tfidf_split7_level3.B288];[$optimize_tfidf_split8_level3.B288];[$optimize_tfidf_split9_level3.B288])" office:value-type="float" office:value="0.3" calcext:value-type="float">
            <text:p>0.3</text:p>
          </table:table-cell>
          <table:table-cell table:formula="of:=MIN([$optimize_tfidf_split0_level3.C288];[$optimize_tfidf_split1_level3.C288];[$optimize_tfidf_split2_level3.C288];[$optimize_tfidf_split3_level3.C288];[$optimize_tfidf_split4_level3.C288];[$optimize_tfidf_split5_level3.C288];[$optimize_tfidf_split6_level3.C288];[$optimize_tfidf_split7_level3.C288];[$optimize_tfidf_split8_level3.C288];[$optimize_tfidf_split9_level3.C288])" office:value-type="float" office:value="0.2222" calcext:value-type="float">
            <text:p>0.2222</text:p>
          </table:table-cell>
          <table:table-cell table:formula="of:=MIN([$optimize_tfidf_split0_level3.D288];[$optimize_tfidf_split1_level3.D288];[$optimize_tfidf_split2_level3.D288];[$optimize_tfidf_split3_level3.D288];[$optimize_tfidf_split4_level3.D288];[$optimize_tfidf_split5_level3.D288];[$optimize_tfidf_split6_level3.D288];[$optimize_tfidf_split7_level3.D288];[$optimize_tfidf_split8_level3.D288];[$optimize_tfidf_split9_level3.D288])" office:value-type="float" office:value="0.7846" calcext:value-type="float">
            <text:p>0.7846</text:p>
          </table:table-cell>
          <table:table-cell table:formula="of:=MIN([$optimize_tfidf_split0_level3.E288];[$optimize_tfidf_split1_level3.E288];[$optimize_tfidf_split2_level3.E288];[$optimize_tfidf_split3_level3.E288];[$optimize_tfidf_split4_level3.E288];[$optimize_tfidf_split5_level3.E288];[$optimize_tfidf_split6_level3.E288];[$optimize_tfidf_split7_level3.E288];[$optimize_tfidf_split8_level3.E288];[$optimize_tfidf_split9_level3.E288])" office:value-type="float" office:value="0.3345" calcext:value-type="float">
            <text:p>0.3345</text:p>
          </table:table-cell>
        </table:table-row>
        <table:table-row table:style-name="ro1">
          <table:table-cell table:formula="of:=MIN([$optimize_tfidf_split0_level3.A9];[$optimize_tfidf_split1_level3.A9];[$optimize_tfidf_split2_level3.A9];[$optimize_tfidf_split3_level3.A9];[$optimize_tfidf_split4_level3.A9];[$optimize_tfidf_split5_level3.A9];[$optimize_tfidf_split6_level3.A9];[$optimize_tfidf_split7_level3.A9];[$optimize_tfidf_split8_level3.A9];[$optimize_tfidf_split9_level3.A9])" office:value-type="float" office:value="1" calcext:value-type="float">
            <text:p>1</text:p>
          </table:table-cell>
          <table:table-cell table:formula="of:=MIN([$optimize_tfidf_split0_level3.B9];[$optimize_tfidf_split1_level3.B9];[$optimize_tfidf_split2_level3.B9];[$optimize_tfidf_split3_level3.B9];[$optimize_tfidf_split4_level3.B9];[$optimize_tfidf_split5_level3.B9];[$optimize_tfidf_split6_level3.B9];[$optimize_tfidf_split7_level3.B9];[$optimize_tfidf_split8_level3.B9];[$optimize_tfidf_split9_level3.B9])" office:value-type="float" office:value="0.35" calcext:value-type="float">
            <text:p>0.35</text:p>
          </table:table-cell>
          <table:table-cell table:formula="of:=MIN([$optimize_tfidf_split0_level3.C9];[$optimize_tfidf_split1_level3.C9];[$optimize_tfidf_split2_level3.C9];[$optimize_tfidf_split3_level3.C9];[$optimize_tfidf_split4_level3.C9];[$optimize_tfidf_split5_level3.C9];[$optimize_tfidf_split6_level3.C9];[$optimize_tfidf_split7_level3.C9];[$optimize_tfidf_split8_level3.C9];[$optimize_tfidf_split9_level3.C9])" office:value-type="float" office:value="0.4974" calcext:value-type="float">
            <text:p>0.4974</text:p>
          </table:table-cell>
          <table:table-cell table:formula="of:=MIN([$optimize_tfidf_split0_level3.D9];[$optimize_tfidf_split1_level3.D9];[$optimize_tfidf_split2_level3.D9];[$optimize_tfidf_split3_level3.D9];[$optimize_tfidf_split4_level3.D9];[$optimize_tfidf_split5_level3.D9];[$optimize_tfidf_split6_level3.D9];[$optimize_tfidf_split7_level3.D9];[$optimize_tfidf_split8_level3.D9];[$optimize_tfidf_split9_level3.D9])" office:value-type="float" office:value="0.3761" calcext:value-type="float">
            <text:p>0.3761</text:p>
          </table:table-cell>
          <table:table-cell table:formula="of:=MIN([$optimize_tfidf_split0_level3.E9];[$optimize_tfidf_split1_level3.E9];[$optimize_tfidf_split2_level3.E9];[$optimize_tfidf_split3_level3.E9];[$optimize_tfidf_split4_level3.E9];[$optimize_tfidf_split5_level3.E9];[$optimize_tfidf_split6_level3.E9];[$optimize_tfidf_split7_level3.E9];[$optimize_tfidf_split8_level3.E9];[$optimize_tfidf_split9_level3.E9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29];[$optimize_tfidf_split1_level3.A29];[$optimize_tfidf_split2_level3.A29];[$optimize_tfidf_split3_level3.A29];[$optimize_tfidf_split4_level3.A29];[$optimize_tfidf_split5_level3.A29];[$optimize_tfidf_split6_level3.A29];[$optimize_tfidf_split7_level3.A29];[$optimize_tfidf_split8_level3.A29];[$optimize_tfidf_split9_level3.A29])" office:value-type="float" office:value="2" calcext:value-type="float">
            <text:p>2</text:p>
          </table:table-cell>
          <table:table-cell table:formula="of:=MIN([$optimize_tfidf_split0_level3.B29];[$optimize_tfidf_split1_level3.B29];[$optimize_tfidf_split2_level3.B29];[$optimize_tfidf_split3_level3.B29];[$optimize_tfidf_split4_level3.B29];[$optimize_tfidf_split5_level3.B29];[$optimize_tfidf_split6_level3.B29];[$optimize_tfidf_split7_level3.B29];[$optimize_tfidf_split8_level3.B29];[$optimize_tfidf_split9_level3.B29])" office:value-type="float" office:value="0.35" calcext:value-type="float">
            <text:p>0.35</text:p>
          </table:table-cell>
          <table:table-cell table:formula="of:=MIN([$optimize_tfidf_split0_level3.C29];[$optimize_tfidf_split1_level3.C29];[$optimize_tfidf_split2_level3.C29];[$optimize_tfidf_split3_level3.C29];[$optimize_tfidf_split4_level3.C29];[$optimize_tfidf_split5_level3.C29];[$optimize_tfidf_split6_level3.C29];[$optimize_tfidf_split7_level3.C29];[$optimize_tfidf_split8_level3.C29];[$optimize_tfidf_split9_level3.C29])" office:value-type="float" office:value="0.3934" calcext:value-type="float">
            <text:p>0.3934</text:p>
          </table:table-cell>
          <table:table-cell table:formula="of:=MIN([$optimize_tfidf_split0_level3.D29];[$optimize_tfidf_split1_level3.D29];[$optimize_tfidf_split2_level3.D29];[$optimize_tfidf_split3_level3.D29];[$optimize_tfidf_split4_level3.D29];[$optimize_tfidf_split5_level3.D29];[$optimize_tfidf_split6_level3.D29];[$optimize_tfidf_split7_level3.D29];[$optimize_tfidf_split8_level3.D29];[$optimize_tfidf_split9_level3.D29])" office:value-type="float" office:value="0.563" calcext:value-type="float">
            <text:p>0.563</text:p>
          </table:table-cell>
          <table:table-cell table:formula="of:=MIN([$optimize_tfidf_split0_level3.E29];[$optimize_tfidf_split1_level3.E29];[$optimize_tfidf_split2_level3.E29];[$optimize_tfidf_split3_level3.E29];[$optimize_tfidf_split4_level3.E29];[$optimize_tfidf_split5_level3.E29];[$optimize_tfidf_split6_level3.E29];[$optimize_tfidf_split7_level3.E29];[$optimize_tfidf_split8_level3.E29];[$optimize_tfidf_split9_level3.E29])" office:value-type="float" office:value="0.4433" calcext:value-type="float">
            <text:p>0.4433</text:p>
          </table:table-cell>
        </table:table-row>
        <table:table-row table:style-name="ro1">
          <table:table-cell table:formula="of:=MIN([$optimize_tfidf_split0_level3.A49];[$optimize_tfidf_split1_level3.A49];[$optimize_tfidf_split2_level3.A49];[$optimize_tfidf_split3_level3.A49];[$optimize_tfidf_split4_level3.A49];[$optimize_tfidf_split5_level3.A49];[$optimize_tfidf_split6_level3.A49];[$optimize_tfidf_split7_level3.A49];[$optimize_tfidf_split8_level3.A49];[$optimize_tfidf_split9_level3.A49])" office:value-type="float" office:value="3" calcext:value-type="float">
            <text:p>3</text:p>
          </table:table-cell>
          <table:table-cell table:formula="of:=MIN([$optimize_tfidf_split0_level3.B49];[$optimize_tfidf_split1_level3.B49];[$optimize_tfidf_split2_level3.B49];[$optimize_tfidf_split3_level3.B49];[$optimize_tfidf_split4_level3.B49];[$optimize_tfidf_split5_level3.B49];[$optimize_tfidf_split6_level3.B49];[$optimize_tfidf_split7_level3.B49];[$optimize_tfidf_split8_level3.B49];[$optimize_tfidf_split9_level3.B49])" office:value-type="float" office:value="0.35" calcext:value-type="float">
            <text:p>0.35</text:p>
          </table:table-cell>
          <table:table-cell table:formula="of:=MIN([$optimize_tfidf_split0_level3.C49];[$optimize_tfidf_split1_level3.C49];[$optimize_tfidf_split2_level3.C49];[$optimize_tfidf_split3_level3.C49];[$optimize_tfidf_split4_level3.C49];[$optimize_tfidf_split5_level3.C49];[$optimize_tfidf_split6_level3.C49];[$optimize_tfidf_split7_level3.C49];[$optimize_tfidf_split8_level3.C49];[$optimize_tfidf_split9_level3.C49])" office:value-type="float" office:value="0.3081" calcext:value-type="float">
            <text:p>0.3081</text:p>
          </table:table-cell>
          <table:table-cell table:formula="of:=MIN([$optimize_tfidf_split0_level3.D49];[$optimize_tfidf_split1_level3.D49];[$optimize_tfidf_split2_level3.D49];[$optimize_tfidf_split3_level3.D49];[$optimize_tfidf_split4_level3.D49];[$optimize_tfidf_split5_level3.D49];[$optimize_tfidf_split6_level3.D49];[$optimize_tfidf_split7_level3.D49];[$optimize_tfidf_split8_level3.D49];[$optimize_tfidf_split9_level3.D49])" office:value-type="float" office:value="0.6636" calcext:value-type="float">
            <text:p>0.6636</text:p>
          </table:table-cell>
          <table:table-cell table:formula="of:=MIN([$optimize_tfidf_split0_level3.E49];[$optimize_tfidf_split1_level3.E49];[$optimize_tfidf_split2_level3.E49];[$optimize_tfidf_split3_level3.E49];[$optimize_tfidf_split4_level3.E49];[$optimize_tfidf_split5_level3.E49];[$optimize_tfidf_split6_level3.E49];[$optimize_tfidf_split7_level3.E49];[$optimize_tfidf_split8_level3.E49];[$optimize_tfidf_split9_level3.E49])" office:value-type="float" office:value="0.4044" calcext:value-type="float">
            <text:p>0.4044</text:p>
          </table:table-cell>
        </table:table-row>
        <table:table-row table:style-name="ro1">
          <table:table-cell table:formula="of:=MIN([$optimize_tfidf_split0_level3.A69];[$optimize_tfidf_split1_level3.A69];[$optimize_tfidf_split2_level3.A69];[$optimize_tfidf_split3_level3.A69];[$optimize_tfidf_split4_level3.A69];[$optimize_tfidf_split5_level3.A69];[$optimize_tfidf_split6_level3.A69];[$optimize_tfidf_split7_level3.A69];[$optimize_tfidf_split8_level3.A69];[$optimize_tfidf_split9_level3.A69])" office:value-type="float" office:value="4" calcext:value-type="float">
            <text:p>4</text:p>
          </table:table-cell>
          <table:table-cell table:formula="of:=MIN([$optimize_tfidf_split0_level3.B69];[$optimize_tfidf_split1_level3.B69];[$optimize_tfidf_split2_level3.B69];[$optimize_tfidf_split3_level3.B69];[$optimize_tfidf_split4_level3.B69];[$optimize_tfidf_split5_level3.B69];[$optimize_tfidf_split6_level3.B69];[$optimize_tfidf_split7_level3.B69];[$optimize_tfidf_split8_level3.B69];[$optimize_tfidf_split9_level3.B69])" office:value-type="float" office:value="0.35" calcext:value-type="float">
            <text:p>0.35</text:p>
          </table:table-cell>
          <table:table-cell table:formula="of:=MIN([$optimize_tfidf_split0_level3.C69];[$optimize_tfidf_split1_level3.C69];[$optimize_tfidf_split2_level3.C69];[$optimize_tfidf_split3_level3.C69];[$optimize_tfidf_split4_level3.C69];[$optimize_tfidf_split5_level3.C69];[$optimize_tfidf_split6_level3.C69];[$optimize_tfidf_split7_level3.C69];[$optimize_tfidf_split8_level3.C69];[$optimize_tfidf_split9_level3.C69])" office:value-type="float" office:value="0.2572" calcext:value-type="float">
            <text:p>0.2572</text:p>
          </table:table-cell>
          <table:table-cell table:formula="of:=MIN([$optimize_tfidf_split0_level3.D69];[$optimize_tfidf_split1_level3.D69];[$optimize_tfidf_split2_level3.D69];[$optimize_tfidf_split3_level3.D69];[$optimize_tfidf_split4_level3.D69];[$optimize_tfidf_split5_level3.D69];[$optimize_tfidf_split6_level3.D69];[$optimize_tfidf_split7_level3.D69];[$optimize_tfidf_split8_level3.D69];[$optimize_tfidf_split9_level3.D69])" office:value-type="float" office:value="0.7268" calcext:value-type="float">
            <text:p>0.7268</text:p>
          </table:table-cell>
          <table:table-cell table:formula="of:=MIN([$optimize_tfidf_split0_level3.E69];[$optimize_tfidf_split1_level3.E69];[$optimize_tfidf_split2_level3.E69];[$optimize_tfidf_split3_level3.E69];[$optimize_tfidf_split4_level3.E69];[$optimize_tfidf_split5_level3.E69];[$optimize_tfidf_split6_level3.E69];[$optimize_tfidf_split7_level3.E69];[$optimize_tfidf_split8_level3.E69];[$optimize_tfidf_split9_level3.E69])" office:value-type="float" office:value="0.3657" calcext:value-type="float">
            <text:p>0.3657</text:p>
          </table:table-cell>
        </table:table-row>
        <table:table-row table:style-name="ro1">
          <table:table-cell table:formula="of:=MIN([$optimize_tfidf_split0_level3.A89];[$optimize_tfidf_split1_level3.A89];[$optimize_tfidf_split2_level3.A89];[$optimize_tfidf_split3_level3.A89];[$optimize_tfidf_split4_level3.A89];[$optimize_tfidf_split5_level3.A89];[$optimize_tfidf_split6_level3.A89];[$optimize_tfidf_split7_level3.A89];[$optimize_tfidf_split8_level3.A89];[$optimize_tfidf_split9_level3.A89])" office:value-type="float" office:value="5" calcext:value-type="float">
            <text:p>5</text:p>
          </table:table-cell>
          <table:table-cell table:formula="of:=MIN([$optimize_tfidf_split0_level3.B89];[$optimize_tfidf_split1_level3.B89];[$optimize_tfidf_split2_level3.B89];[$optimize_tfidf_split3_level3.B89];[$optimize_tfidf_split4_level3.B89];[$optimize_tfidf_split5_level3.B89];[$optimize_tfidf_split6_level3.B89];[$optimize_tfidf_split7_level3.B89];[$optimize_tfidf_split8_level3.B89];[$optimize_tfidf_split9_level3.B89])" office:value-type="float" office:value="0.35" calcext:value-type="float">
            <text:p>0.35</text:p>
          </table:table-cell>
          <table:table-cell table:formula="of:=MIN([$optimize_tfidf_split0_level3.C89];[$optimize_tfidf_split1_level3.C89];[$optimize_tfidf_split2_level3.C89];[$optimize_tfidf_split3_level3.C89];[$optimize_tfidf_split4_level3.C89];[$optimize_tfidf_split5_level3.C89];[$optimize_tfidf_split6_level3.C89];[$optimize_tfidf_split7_level3.C89];[$optimize_tfidf_split8_level3.C89];[$optimize_tfidf_split9_level3.C89])" office:value-type="float" office:value="0.2211" calcext:value-type="float">
            <text:p>0.2211</text:p>
          </table:table-cell>
          <table:table-cell table:formula="of:=MIN([$optimize_tfidf_split0_level3.D89];[$optimize_tfidf_split1_level3.D89];[$optimize_tfidf_split2_level3.D89];[$optimize_tfidf_split3_level3.D89];[$optimize_tfidf_split4_level3.D89];[$optimize_tfidf_split5_level3.D89];[$optimize_tfidf_split6_level3.D89];[$optimize_tfidf_split7_level3.D89];[$optimize_tfidf_split8_level3.D89];[$optimize_tfidf_split9_level3.D89])" office:value-type="float" office:value="0.7807" calcext:value-type="float">
            <text:p>0.7807</text:p>
          </table:table-cell>
          <table:table-cell table:formula="of:=MIN([$optimize_tfidf_split0_level3.E89];[$optimize_tfidf_split1_level3.E89];[$optimize_tfidf_split2_level3.E89];[$optimize_tfidf_split3_level3.E89];[$optimize_tfidf_split4_level3.E89];[$optimize_tfidf_split5_level3.E89];[$optimize_tfidf_split6_level3.E89];[$optimize_tfidf_split7_level3.E89];[$optimize_tfidf_split8_level3.E89];[$optimize_tfidf_split9_level3.E8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109];[$optimize_tfidf_split1_level3.A109];[$optimize_tfidf_split2_level3.A109];[$optimize_tfidf_split3_level3.A109];[$optimize_tfidf_split4_level3.A109];[$optimize_tfidf_split5_level3.A109];[$optimize_tfidf_split6_level3.A109];[$optimize_tfidf_split7_level3.A109];[$optimize_tfidf_split8_level3.A109];[$optimize_tfidf_split9_level3.A109])" office:value-type="float" office:value="6" calcext:value-type="float">
            <text:p>6</text:p>
          </table:table-cell>
          <table:table-cell table:formula="of:=MIN([$optimize_tfidf_split0_level3.B109];[$optimize_tfidf_split1_level3.B109];[$optimize_tfidf_split2_level3.B109];[$optimize_tfidf_split3_level3.B109];[$optimize_tfidf_split4_level3.B109];[$optimize_tfidf_split5_level3.B109];[$optimize_tfidf_split6_level3.B109];[$optimize_tfidf_split7_level3.B109];[$optimize_tfidf_split8_level3.B109];[$optimize_tfidf_split9_level3.B109])" office:value-type="float" office:value="0.35" calcext:value-type="float">
            <text:p>0.35</text:p>
          </table:table-cell>
          <table:table-cell table:formula="of:=MIN([$optimize_tfidf_split0_level3.C109];[$optimize_tfidf_split1_level3.C109];[$optimize_tfidf_split2_level3.C109];[$optimize_tfidf_split3_level3.C109];[$optimize_tfidf_split4_level3.C109];[$optimize_tfidf_split5_level3.C109];[$optimize_tfidf_split6_level3.C109];[$optimize_tfidf_split7_level3.C109];[$optimize_tfidf_split8_level3.C109];[$optimize_tfidf_split9_level3.C109])" office:value-type="float" office:value="0.2211" calcext:value-type="float">
            <text:p>0.2211</text:p>
          </table:table-cell>
          <table:table-cell table:formula="of:=MIN([$optimize_tfidf_split0_level3.D109];[$optimize_tfidf_split1_level3.D109];[$optimize_tfidf_split2_level3.D109];[$optimize_tfidf_split3_level3.D109];[$optimize_tfidf_split4_level3.D109];[$optimize_tfidf_split5_level3.D109];[$optimize_tfidf_split6_level3.D109];[$optimize_tfidf_split7_level3.D109];[$optimize_tfidf_split8_level3.D109];[$optimize_tfidf_split9_level3.D109])" office:value-type="float" office:value="0.7807" calcext:value-type="float">
            <text:p>0.7807</text:p>
          </table:table-cell>
          <table:table-cell table:formula="of:=MIN([$optimize_tfidf_split0_level3.E109];[$optimize_tfidf_split1_level3.E109];[$optimize_tfidf_split2_level3.E109];[$optimize_tfidf_split3_level3.E109];[$optimize_tfidf_split4_level3.E109];[$optimize_tfidf_split5_level3.E109];[$optimize_tfidf_split6_level3.E109];[$optimize_tfidf_split7_level3.E109];[$optimize_tfidf_split8_level3.E109];[$optimize_tfidf_split9_level3.E10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129];[$optimize_tfidf_split1_level3.A129];[$optimize_tfidf_split2_level3.A129];[$optimize_tfidf_split3_level3.A129];[$optimize_tfidf_split4_level3.A129];[$optimize_tfidf_split5_level3.A129];[$optimize_tfidf_split6_level3.A129];[$optimize_tfidf_split7_level3.A129];[$optimize_tfidf_split8_level3.A129];[$optimize_tfidf_split9_level3.A129])" office:value-type="float" office:value="7" calcext:value-type="float">
            <text:p>7</text:p>
          </table:table-cell>
          <table:table-cell table:formula="of:=MIN([$optimize_tfidf_split0_level3.B129];[$optimize_tfidf_split1_level3.B129];[$optimize_tfidf_split2_level3.B129];[$optimize_tfidf_split3_level3.B129];[$optimize_tfidf_split4_level3.B129];[$optimize_tfidf_split5_level3.B129];[$optimize_tfidf_split6_level3.B129];[$optimize_tfidf_split7_level3.B129];[$optimize_tfidf_split8_level3.B129];[$optimize_tfidf_split9_level3.B129])" office:value-type="float" office:value="0.35" calcext:value-type="float">
            <text:p>0.35</text:p>
          </table:table-cell>
          <table:table-cell table:formula="of:=MIN([$optimize_tfidf_split0_level3.C129];[$optimize_tfidf_split1_level3.C129];[$optimize_tfidf_split2_level3.C129];[$optimize_tfidf_split3_level3.C129];[$optimize_tfidf_split4_level3.C129];[$optimize_tfidf_split5_level3.C129];[$optimize_tfidf_split6_level3.C129];[$optimize_tfidf_split7_level3.C129];[$optimize_tfidf_split8_level3.C129];[$optimize_tfidf_split9_level3.C129])" office:value-type="float" office:value="0.2211" calcext:value-type="float">
            <text:p>0.2211</text:p>
          </table:table-cell>
          <table:table-cell table:formula="of:=MIN([$optimize_tfidf_split0_level3.D129];[$optimize_tfidf_split1_level3.D129];[$optimize_tfidf_split2_level3.D129];[$optimize_tfidf_split3_level3.D129];[$optimize_tfidf_split4_level3.D129];[$optimize_tfidf_split5_level3.D129];[$optimize_tfidf_split6_level3.D129];[$optimize_tfidf_split7_level3.D129];[$optimize_tfidf_split8_level3.D129];[$optimize_tfidf_split9_level3.D129])" office:value-type="float" office:value="0.7807" calcext:value-type="float">
            <text:p>0.7807</text:p>
          </table:table-cell>
          <table:table-cell table:formula="of:=MIN([$optimize_tfidf_split0_level3.E129];[$optimize_tfidf_split1_level3.E129];[$optimize_tfidf_split2_level3.E129];[$optimize_tfidf_split3_level3.E129];[$optimize_tfidf_split4_level3.E129];[$optimize_tfidf_split5_level3.E129];[$optimize_tfidf_split6_level3.E129];[$optimize_tfidf_split7_level3.E129];[$optimize_tfidf_split8_level3.E129];[$optimize_tfidf_split9_level3.E12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149];[$optimize_tfidf_split1_level3.A149];[$optimize_tfidf_split2_level3.A149];[$optimize_tfidf_split3_level3.A149];[$optimize_tfidf_split4_level3.A149];[$optimize_tfidf_split5_level3.A149];[$optimize_tfidf_split6_level3.A149];[$optimize_tfidf_split7_level3.A149];[$optimize_tfidf_split8_level3.A149];[$optimize_tfidf_split9_level3.A149])" office:value-type="float" office:value="8" calcext:value-type="float">
            <text:p>8</text:p>
          </table:table-cell>
          <table:table-cell table:formula="of:=MIN([$optimize_tfidf_split0_level3.B149];[$optimize_tfidf_split1_level3.B149];[$optimize_tfidf_split2_level3.B149];[$optimize_tfidf_split3_level3.B149];[$optimize_tfidf_split4_level3.B149];[$optimize_tfidf_split5_level3.B149];[$optimize_tfidf_split6_level3.B149];[$optimize_tfidf_split7_level3.B149];[$optimize_tfidf_split8_level3.B149];[$optimize_tfidf_split9_level3.B149])" office:value-type="float" office:value="0.35" calcext:value-type="float">
            <text:p>0.35</text:p>
          </table:table-cell>
          <table:table-cell table:formula="of:=MIN([$optimize_tfidf_split0_level3.C149];[$optimize_tfidf_split1_level3.C149];[$optimize_tfidf_split2_level3.C149];[$optimize_tfidf_split3_level3.C149];[$optimize_tfidf_split4_level3.C149];[$optimize_tfidf_split5_level3.C149];[$optimize_tfidf_split6_level3.C149];[$optimize_tfidf_split7_level3.C149];[$optimize_tfidf_split8_level3.C149];[$optimize_tfidf_split9_level3.C149])" office:value-type="float" office:value="0.2211" calcext:value-type="float">
            <text:p>0.2211</text:p>
          </table:table-cell>
          <table:table-cell table:formula="of:=MIN([$optimize_tfidf_split0_level3.D149];[$optimize_tfidf_split1_level3.D149];[$optimize_tfidf_split2_level3.D149];[$optimize_tfidf_split3_level3.D149];[$optimize_tfidf_split4_level3.D149];[$optimize_tfidf_split5_level3.D149];[$optimize_tfidf_split6_level3.D149];[$optimize_tfidf_split7_level3.D149];[$optimize_tfidf_split8_level3.D149];[$optimize_tfidf_split9_level3.D149])" office:value-type="float" office:value="0.7807" calcext:value-type="float">
            <text:p>0.7807</text:p>
          </table:table-cell>
          <table:table-cell table:formula="of:=MIN([$optimize_tfidf_split0_level3.E149];[$optimize_tfidf_split1_level3.E149];[$optimize_tfidf_split2_level3.E149];[$optimize_tfidf_split3_level3.E149];[$optimize_tfidf_split4_level3.E149];[$optimize_tfidf_split5_level3.E149];[$optimize_tfidf_split6_level3.E149];[$optimize_tfidf_split7_level3.E149];[$optimize_tfidf_split8_level3.E149];[$optimize_tfidf_split9_level3.E14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169];[$optimize_tfidf_split1_level3.A169];[$optimize_tfidf_split2_level3.A169];[$optimize_tfidf_split3_level3.A169];[$optimize_tfidf_split4_level3.A169];[$optimize_tfidf_split5_level3.A169];[$optimize_tfidf_split6_level3.A169];[$optimize_tfidf_split7_level3.A169];[$optimize_tfidf_split8_level3.A169];[$optimize_tfidf_split9_level3.A169])" office:value-type="float" office:value="9" calcext:value-type="float">
            <text:p>9</text:p>
          </table:table-cell>
          <table:table-cell table:formula="of:=MIN([$optimize_tfidf_split0_level3.B169];[$optimize_tfidf_split1_level3.B169];[$optimize_tfidf_split2_level3.B169];[$optimize_tfidf_split3_level3.B169];[$optimize_tfidf_split4_level3.B169];[$optimize_tfidf_split5_level3.B169];[$optimize_tfidf_split6_level3.B169];[$optimize_tfidf_split7_level3.B169];[$optimize_tfidf_split8_level3.B169];[$optimize_tfidf_split9_level3.B169])" office:value-type="float" office:value="0.35" calcext:value-type="float">
            <text:p>0.35</text:p>
          </table:table-cell>
          <table:table-cell table:formula="of:=MIN([$optimize_tfidf_split0_level3.C169];[$optimize_tfidf_split1_level3.C169];[$optimize_tfidf_split2_level3.C169];[$optimize_tfidf_split3_level3.C169];[$optimize_tfidf_split4_level3.C169];[$optimize_tfidf_split5_level3.C169];[$optimize_tfidf_split6_level3.C169];[$optimize_tfidf_split7_level3.C169];[$optimize_tfidf_split8_level3.C169];[$optimize_tfidf_split9_level3.C169])" office:value-type="float" office:value="0.2211" calcext:value-type="float">
            <text:p>0.2211</text:p>
          </table:table-cell>
          <table:table-cell table:formula="of:=MIN([$optimize_tfidf_split0_level3.D169];[$optimize_tfidf_split1_level3.D169];[$optimize_tfidf_split2_level3.D169];[$optimize_tfidf_split3_level3.D169];[$optimize_tfidf_split4_level3.D169];[$optimize_tfidf_split5_level3.D169];[$optimize_tfidf_split6_level3.D169];[$optimize_tfidf_split7_level3.D169];[$optimize_tfidf_split8_level3.D169];[$optimize_tfidf_split9_level3.D169])" office:value-type="float" office:value="0.7807" calcext:value-type="float">
            <text:p>0.7807</text:p>
          </table:table-cell>
          <table:table-cell table:formula="of:=MIN([$optimize_tfidf_split0_level3.E169];[$optimize_tfidf_split1_level3.E169];[$optimize_tfidf_split2_level3.E169];[$optimize_tfidf_split3_level3.E169];[$optimize_tfidf_split4_level3.E169];[$optimize_tfidf_split5_level3.E169];[$optimize_tfidf_split6_level3.E169];[$optimize_tfidf_split7_level3.E169];[$optimize_tfidf_split8_level3.E169];[$optimize_tfidf_split9_level3.E16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189];[$optimize_tfidf_split1_level3.A189];[$optimize_tfidf_split2_level3.A189];[$optimize_tfidf_split3_level3.A189];[$optimize_tfidf_split4_level3.A189];[$optimize_tfidf_split5_level3.A189];[$optimize_tfidf_split6_level3.A189];[$optimize_tfidf_split7_level3.A189];[$optimize_tfidf_split8_level3.A189];[$optimize_tfidf_split9_level3.A189])" office:value-type="float" office:value="10" calcext:value-type="float">
            <text:p>10</text:p>
          </table:table-cell>
          <table:table-cell table:formula="of:=MIN([$optimize_tfidf_split0_level3.B189];[$optimize_tfidf_split1_level3.B189];[$optimize_tfidf_split2_level3.B189];[$optimize_tfidf_split3_level3.B189];[$optimize_tfidf_split4_level3.B189];[$optimize_tfidf_split5_level3.B189];[$optimize_tfidf_split6_level3.B189];[$optimize_tfidf_split7_level3.B189];[$optimize_tfidf_split8_level3.B189];[$optimize_tfidf_split9_level3.B189])" office:value-type="float" office:value="0.35" calcext:value-type="float">
            <text:p>0.35</text:p>
          </table:table-cell>
          <table:table-cell table:formula="of:=MIN([$optimize_tfidf_split0_level3.C189];[$optimize_tfidf_split1_level3.C189];[$optimize_tfidf_split2_level3.C189];[$optimize_tfidf_split3_level3.C189];[$optimize_tfidf_split4_level3.C189];[$optimize_tfidf_split5_level3.C189];[$optimize_tfidf_split6_level3.C189];[$optimize_tfidf_split7_level3.C189];[$optimize_tfidf_split8_level3.C189];[$optimize_tfidf_split9_level3.C189])" office:value-type="float" office:value="0.2211" calcext:value-type="float">
            <text:p>0.2211</text:p>
          </table:table-cell>
          <table:table-cell table:formula="of:=MIN([$optimize_tfidf_split0_level3.D189];[$optimize_tfidf_split1_level3.D189];[$optimize_tfidf_split2_level3.D189];[$optimize_tfidf_split3_level3.D189];[$optimize_tfidf_split4_level3.D189];[$optimize_tfidf_split5_level3.D189];[$optimize_tfidf_split6_level3.D189];[$optimize_tfidf_split7_level3.D189];[$optimize_tfidf_split8_level3.D189];[$optimize_tfidf_split9_level3.D189])" office:value-type="float" office:value="0.7807" calcext:value-type="float">
            <text:p>0.7807</text:p>
          </table:table-cell>
          <table:table-cell table:formula="of:=MIN([$optimize_tfidf_split0_level3.E189];[$optimize_tfidf_split1_level3.E189];[$optimize_tfidf_split2_level3.E189];[$optimize_tfidf_split3_level3.E189];[$optimize_tfidf_split4_level3.E189];[$optimize_tfidf_split5_level3.E189];[$optimize_tfidf_split6_level3.E189];[$optimize_tfidf_split7_level3.E189];[$optimize_tfidf_split8_level3.E189];[$optimize_tfidf_split9_level3.E18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209];[$optimize_tfidf_split1_level3.A209];[$optimize_tfidf_split2_level3.A209];[$optimize_tfidf_split3_level3.A209];[$optimize_tfidf_split4_level3.A209];[$optimize_tfidf_split5_level3.A209];[$optimize_tfidf_split6_level3.A209];[$optimize_tfidf_split7_level3.A209];[$optimize_tfidf_split8_level3.A209];[$optimize_tfidf_split9_level3.A209])" office:value-type="float" office:value="11" calcext:value-type="float">
            <text:p>11</text:p>
          </table:table-cell>
          <table:table-cell table:formula="of:=MIN([$optimize_tfidf_split0_level3.B209];[$optimize_tfidf_split1_level3.B209];[$optimize_tfidf_split2_level3.B209];[$optimize_tfidf_split3_level3.B209];[$optimize_tfidf_split4_level3.B209];[$optimize_tfidf_split5_level3.B209];[$optimize_tfidf_split6_level3.B209];[$optimize_tfidf_split7_level3.B209];[$optimize_tfidf_split8_level3.B209];[$optimize_tfidf_split9_level3.B209])" office:value-type="float" office:value="0.35" calcext:value-type="float">
            <text:p>0.35</text:p>
          </table:table-cell>
          <table:table-cell table:formula="of:=MIN([$optimize_tfidf_split0_level3.C209];[$optimize_tfidf_split1_level3.C209];[$optimize_tfidf_split2_level3.C209];[$optimize_tfidf_split3_level3.C209];[$optimize_tfidf_split4_level3.C209];[$optimize_tfidf_split5_level3.C209];[$optimize_tfidf_split6_level3.C209];[$optimize_tfidf_split7_level3.C209];[$optimize_tfidf_split8_level3.C209];[$optimize_tfidf_split9_level3.C209])" office:value-type="float" office:value="0.2211" calcext:value-type="float">
            <text:p>0.2211</text:p>
          </table:table-cell>
          <table:table-cell table:formula="of:=MIN([$optimize_tfidf_split0_level3.D209];[$optimize_tfidf_split1_level3.D209];[$optimize_tfidf_split2_level3.D209];[$optimize_tfidf_split3_level3.D209];[$optimize_tfidf_split4_level3.D209];[$optimize_tfidf_split5_level3.D209];[$optimize_tfidf_split6_level3.D209];[$optimize_tfidf_split7_level3.D209];[$optimize_tfidf_split8_level3.D209];[$optimize_tfidf_split9_level3.D209])" office:value-type="float" office:value="0.7807" calcext:value-type="float">
            <text:p>0.7807</text:p>
          </table:table-cell>
          <table:table-cell table:formula="of:=MIN([$optimize_tfidf_split0_level3.E209];[$optimize_tfidf_split1_level3.E209];[$optimize_tfidf_split2_level3.E209];[$optimize_tfidf_split3_level3.E209];[$optimize_tfidf_split4_level3.E209];[$optimize_tfidf_split5_level3.E209];[$optimize_tfidf_split6_level3.E209];[$optimize_tfidf_split7_level3.E209];[$optimize_tfidf_split8_level3.E209];[$optimize_tfidf_split9_level3.E20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229];[$optimize_tfidf_split1_level3.A229];[$optimize_tfidf_split2_level3.A229];[$optimize_tfidf_split3_level3.A229];[$optimize_tfidf_split4_level3.A229];[$optimize_tfidf_split5_level3.A229];[$optimize_tfidf_split6_level3.A229];[$optimize_tfidf_split7_level3.A229];[$optimize_tfidf_split8_level3.A229];[$optimize_tfidf_split9_level3.A229])" office:value-type="float" office:value="12" calcext:value-type="float">
            <text:p>12</text:p>
          </table:table-cell>
          <table:table-cell table:formula="of:=MIN([$optimize_tfidf_split0_level3.B229];[$optimize_tfidf_split1_level3.B229];[$optimize_tfidf_split2_level3.B229];[$optimize_tfidf_split3_level3.B229];[$optimize_tfidf_split4_level3.B229];[$optimize_tfidf_split5_level3.B229];[$optimize_tfidf_split6_level3.B229];[$optimize_tfidf_split7_level3.B229];[$optimize_tfidf_split8_level3.B229];[$optimize_tfidf_split9_level3.B229])" office:value-type="float" office:value="0.35" calcext:value-type="float">
            <text:p>0.35</text:p>
          </table:table-cell>
          <table:table-cell table:formula="of:=MIN([$optimize_tfidf_split0_level3.C229];[$optimize_tfidf_split1_level3.C229];[$optimize_tfidf_split2_level3.C229];[$optimize_tfidf_split3_level3.C229];[$optimize_tfidf_split4_level3.C229];[$optimize_tfidf_split5_level3.C229];[$optimize_tfidf_split6_level3.C229];[$optimize_tfidf_split7_level3.C229];[$optimize_tfidf_split8_level3.C229];[$optimize_tfidf_split9_level3.C229])" office:value-type="float" office:value="0.2211" calcext:value-type="float">
            <text:p>0.2211</text:p>
          </table:table-cell>
          <table:table-cell table:formula="of:=MIN([$optimize_tfidf_split0_level3.D229];[$optimize_tfidf_split1_level3.D229];[$optimize_tfidf_split2_level3.D229];[$optimize_tfidf_split3_level3.D229];[$optimize_tfidf_split4_level3.D229];[$optimize_tfidf_split5_level3.D229];[$optimize_tfidf_split6_level3.D229];[$optimize_tfidf_split7_level3.D229];[$optimize_tfidf_split8_level3.D229];[$optimize_tfidf_split9_level3.D229])" office:value-type="float" office:value="0.7807" calcext:value-type="float">
            <text:p>0.7807</text:p>
          </table:table-cell>
          <table:table-cell table:formula="of:=MIN([$optimize_tfidf_split0_level3.E229];[$optimize_tfidf_split1_level3.E229];[$optimize_tfidf_split2_level3.E229];[$optimize_tfidf_split3_level3.E229];[$optimize_tfidf_split4_level3.E229];[$optimize_tfidf_split5_level3.E229];[$optimize_tfidf_split6_level3.E229];[$optimize_tfidf_split7_level3.E229];[$optimize_tfidf_split8_level3.E229];[$optimize_tfidf_split9_level3.E22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249];[$optimize_tfidf_split1_level3.A249];[$optimize_tfidf_split2_level3.A249];[$optimize_tfidf_split3_level3.A249];[$optimize_tfidf_split4_level3.A249];[$optimize_tfidf_split5_level3.A249];[$optimize_tfidf_split6_level3.A249];[$optimize_tfidf_split7_level3.A249];[$optimize_tfidf_split8_level3.A249];[$optimize_tfidf_split9_level3.A249])" office:value-type="float" office:value="13" calcext:value-type="float">
            <text:p>13</text:p>
          </table:table-cell>
          <table:table-cell table:formula="of:=MIN([$optimize_tfidf_split0_level3.B249];[$optimize_tfidf_split1_level3.B249];[$optimize_tfidf_split2_level3.B249];[$optimize_tfidf_split3_level3.B249];[$optimize_tfidf_split4_level3.B249];[$optimize_tfidf_split5_level3.B249];[$optimize_tfidf_split6_level3.B249];[$optimize_tfidf_split7_level3.B249];[$optimize_tfidf_split8_level3.B249];[$optimize_tfidf_split9_level3.B249])" office:value-type="float" office:value="0.35" calcext:value-type="float">
            <text:p>0.35</text:p>
          </table:table-cell>
          <table:table-cell table:formula="of:=MIN([$optimize_tfidf_split0_level3.C249];[$optimize_tfidf_split1_level3.C249];[$optimize_tfidf_split2_level3.C249];[$optimize_tfidf_split3_level3.C249];[$optimize_tfidf_split4_level3.C249];[$optimize_tfidf_split5_level3.C249];[$optimize_tfidf_split6_level3.C249];[$optimize_tfidf_split7_level3.C249];[$optimize_tfidf_split8_level3.C249];[$optimize_tfidf_split9_level3.C249])" office:value-type="float" office:value="0.2211" calcext:value-type="float">
            <text:p>0.2211</text:p>
          </table:table-cell>
          <table:table-cell table:formula="of:=MIN([$optimize_tfidf_split0_level3.D249];[$optimize_tfidf_split1_level3.D249];[$optimize_tfidf_split2_level3.D249];[$optimize_tfidf_split3_level3.D249];[$optimize_tfidf_split4_level3.D249];[$optimize_tfidf_split5_level3.D249];[$optimize_tfidf_split6_level3.D249];[$optimize_tfidf_split7_level3.D249];[$optimize_tfidf_split8_level3.D249];[$optimize_tfidf_split9_level3.D249])" office:value-type="float" office:value="0.7807" calcext:value-type="float">
            <text:p>0.7807</text:p>
          </table:table-cell>
          <table:table-cell table:formula="of:=MIN([$optimize_tfidf_split0_level3.E249];[$optimize_tfidf_split1_level3.E249];[$optimize_tfidf_split2_level3.E249];[$optimize_tfidf_split3_level3.E249];[$optimize_tfidf_split4_level3.E249];[$optimize_tfidf_split5_level3.E249];[$optimize_tfidf_split6_level3.E249];[$optimize_tfidf_split7_level3.E249];[$optimize_tfidf_split8_level3.E249];[$optimize_tfidf_split9_level3.E24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269];[$optimize_tfidf_split1_level3.A269];[$optimize_tfidf_split2_level3.A269];[$optimize_tfidf_split3_level3.A269];[$optimize_tfidf_split4_level3.A269];[$optimize_tfidf_split5_level3.A269];[$optimize_tfidf_split6_level3.A269];[$optimize_tfidf_split7_level3.A269];[$optimize_tfidf_split8_level3.A269];[$optimize_tfidf_split9_level3.A269])" office:value-type="float" office:value="14" calcext:value-type="float">
            <text:p>14</text:p>
          </table:table-cell>
          <table:table-cell table:formula="of:=MIN([$optimize_tfidf_split0_level3.B269];[$optimize_tfidf_split1_level3.B269];[$optimize_tfidf_split2_level3.B269];[$optimize_tfidf_split3_level3.B269];[$optimize_tfidf_split4_level3.B269];[$optimize_tfidf_split5_level3.B269];[$optimize_tfidf_split6_level3.B269];[$optimize_tfidf_split7_level3.B269];[$optimize_tfidf_split8_level3.B269];[$optimize_tfidf_split9_level3.B269])" office:value-type="float" office:value="0.35" calcext:value-type="float">
            <text:p>0.35</text:p>
          </table:table-cell>
          <table:table-cell table:formula="of:=MIN([$optimize_tfidf_split0_level3.C269];[$optimize_tfidf_split1_level3.C269];[$optimize_tfidf_split2_level3.C269];[$optimize_tfidf_split3_level3.C269];[$optimize_tfidf_split4_level3.C269];[$optimize_tfidf_split5_level3.C269];[$optimize_tfidf_split6_level3.C269];[$optimize_tfidf_split7_level3.C269];[$optimize_tfidf_split8_level3.C269];[$optimize_tfidf_split9_level3.C269])" office:value-type="float" office:value="0.2211" calcext:value-type="float">
            <text:p>0.2211</text:p>
          </table:table-cell>
          <table:table-cell table:formula="of:=MIN([$optimize_tfidf_split0_level3.D269];[$optimize_tfidf_split1_level3.D269];[$optimize_tfidf_split2_level3.D269];[$optimize_tfidf_split3_level3.D269];[$optimize_tfidf_split4_level3.D269];[$optimize_tfidf_split5_level3.D269];[$optimize_tfidf_split6_level3.D269];[$optimize_tfidf_split7_level3.D269];[$optimize_tfidf_split8_level3.D269];[$optimize_tfidf_split9_level3.D269])" office:value-type="float" office:value="0.7807" calcext:value-type="float">
            <text:p>0.7807</text:p>
          </table:table-cell>
          <table:table-cell table:formula="of:=MIN([$optimize_tfidf_split0_level3.E269];[$optimize_tfidf_split1_level3.E269];[$optimize_tfidf_split2_level3.E269];[$optimize_tfidf_split3_level3.E269];[$optimize_tfidf_split4_level3.E269];[$optimize_tfidf_split5_level3.E269];[$optimize_tfidf_split6_level3.E269];[$optimize_tfidf_split7_level3.E269];[$optimize_tfidf_split8_level3.E269];[$optimize_tfidf_split9_level3.E26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289];[$optimize_tfidf_split1_level3.A289];[$optimize_tfidf_split2_level3.A289];[$optimize_tfidf_split3_level3.A289];[$optimize_tfidf_split4_level3.A289];[$optimize_tfidf_split5_level3.A289];[$optimize_tfidf_split6_level3.A289];[$optimize_tfidf_split7_level3.A289];[$optimize_tfidf_split8_level3.A289];[$optimize_tfidf_split9_level3.A289])" office:value-type="float" office:value="15" calcext:value-type="float">
            <text:p>15</text:p>
          </table:table-cell>
          <table:table-cell table:formula="of:=MIN([$optimize_tfidf_split0_level3.B289];[$optimize_tfidf_split1_level3.B289];[$optimize_tfidf_split2_level3.B289];[$optimize_tfidf_split3_level3.B289];[$optimize_tfidf_split4_level3.B289];[$optimize_tfidf_split5_level3.B289];[$optimize_tfidf_split6_level3.B289];[$optimize_tfidf_split7_level3.B289];[$optimize_tfidf_split8_level3.B289];[$optimize_tfidf_split9_level3.B289])" office:value-type="float" office:value="0.35" calcext:value-type="float">
            <text:p>0.35</text:p>
          </table:table-cell>
          <table:table-cell table:formula="of:=MIN([$optimize_tfidf_split0_level3.C289];[$optimize_tfidf_split1_level3.C289];[$optimize_tfidf_split2_level3.C289];[$optimize_tfidf_split3_level3.C289];[$optimize_tfidf_split4_level3.C289];[$optimize_tfidf_split5_level3.C289];[$optimize_tfidf_split6_level3.C289];[$optimize_tfidf_split7_level3.C289];[$optimize_tfidf_split8_level3.C289];[$optimize_tfidf_split9_level3.C289])" office:value-type="float" office:value="0.2211" calcext:value-type="float">
            <text:p>0.2211</text:p>
          </table:table-cell>
          <table:table-cell table:formula="of:=MIN([$optimize_tfidf_split0_level3.D289];[$optimize_tfidf_split1_level3.D289];[$optimize_tfidf_split2_level3.D289];[$optimize_tfidf_split3_level3.D289];[$optimize_tfidf_split4_level3.D289];[$optimize_tfidf_split5_level3.D289];[$optimize_tfidf_split6_level3.D289];[$optimize_tfidf_split7_level3.D289];[$optimize_tfidf_split8_level3.D289];[$optimize_tfidf_split9_level3.D289])" office:value-type="float" office:value="0.7807" calcext:value-type="float">
            <text:p>0.7807</text:p>
          </table:table-cell>
          <table:table-cell table:formula="of:=MIN([$optimize_tfidf_split0_level3.E289];[$optimize_tfidf_split1_level3.E289];[$optimize_tfidf_split2_level3.E289];[$optimize_tfidf_split3_level3.E289];[$optimize_tfidf_split4_level3.E289];[$optimize_tfidf_split5_level3.E289];[$optimize_tfidf_split6_level3.E289];[$optimize_tfidf_split7_level3.E289];[$optimize_tfidf_split8_level3.E289];[$optimize_tfidf_split9_level3.E289])" office:value-type="float" office:value="0.3327" calcext:value-type="float">
            <text:p>0.3327</text:p>
          </table:table-cell>
        </table:table-row>
        <table:table-row table:style-name="ro1">
          <table:table-cell table:formula="of:=MIN([$optimize_tfidf_split0_level3.A10];[$optimize_tfidf_split1_level3.A10];[$optimize_tfidf_split2_level3.A10];[$optimize_tfidf_split3_level3.A10];[$optimize_tfidf_split4_level3.A10];[$optimize_tfidf_split5_level3.A10];[$optimize_tfidf_split6_level3.A10];[$optimize_tfidf_split7_level3.A10];[$optimize_tfidf_split8_level3.A10];[$optimize_tfidf_split9_level3.A10])" office:value-type="float" office:value="1" calcext:value-type="float">
            <text:p>1</text:p>
          </table:table-cell>
          <table:table-cell table:formula="of:=MIN([$optimize_tfidf_split0_level3.B10];[$optimize_tfidf_split1_level3.B10];[$optimize_tfidf_split2_level3.B10];[$optimize_tfidf_split3_level3.B10];[$optimize_tfidf_split4_level3.B10];[$optimize_tfidf_split5_level3.B10];[$optimize_tfidf_split6_level3.B10];[$optimize_tfidf_split7_level3.B10];[$optimize_tfidf_split8_level3.B10];[$optimize_tfidf_split9_level3.B10])" office:value-type="float" office:value="0.4" calcext:value-type="float">
            <text:p>0.4</text:p>
          </table:table-cell>
          <table:table-cell table:formula="of:=MIN([$optimize_tfidf_split0_level3.C10];[$optimize_tfidf_split1_level3.C10];[$optimize_tfidf_split2_level3.C10];[$optimize_tfidf_split3_level3.C10];[$optimize_tfidf_split4_level3.C10];[$optimize_tfidf_split5_level3.C10];[$optimize_tfidf_split6_level3.C10];[$optimize_tfidf_split7_level3.C10];[$optimize_tfidf_split8_level3.C10];[$optimize_tfidf_split9_level3.C10])" office:value-type="float" office:value="0.4974" calcext:value-type="float">
            <text:p>0.4974</text:p>
          </table:table-cell>
          <table:table-cell table:formula="of:=MIN([$optimize_tfidf_split0_level3.D10];[$optimize_tfidf_split1_level3.D10];[$optimize_tfidf_split2_level3.D10];[$optimize_tfidf_split3_level3.D10];[$optimize_tfidf_split4_level3.D10];[$optimize_tfidf_split5_level3.D10];[$optimize_tfidf_split6_level3.D10];[$optimize_tfidf_split7_level3.D10];[$optimize_tfidf_split8_level3.D10];[$optimize_tfidf_split9_level3.D10])" office:value-type="float" office:value="0.3761" calcext:value-type="float">
            <text:p>0.3761</text:p>
          </table:table-cell>
          <table:table-cell table:formula="of:=MIN([$optimize_tfidf_split0_level3.E10];[$optimize_tfidf_split1_level3.E10];[$optimize_tfidf_split2_level3.E10];[$optimize_tfidf_split3_level3.E10];[$optimize_tfidf_split4_level3.E10];[$optimize_tfidf_split5_level3.E10];[$optimize_tfidf_split6_level3.E10];[$optimize_tfidf_split7_level3.E10];[$optimize_tfidf_split8_level3.E10];[$optimize_tfidf_split9_level3.E10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30];[$optimize_tfidf_split1_level3.A30];[$optimize_tfidf_split2_level3.A30];[$optimize_tfidf_split3_level3.A30];[$optimize_tfidf_split4_level3.A30];[$optimize_tfidf_split5_level3.A30];[$optimize_tfidf_split6_level3.A30];[$optimize_tfidf_split7_level3.A30];[$optimize_tfidf_split8_level3.A30];[$optimize_tfidf_split9_level3.A30])" office:value-type="float" office:value="2" calcext:value-type="float">
            <text:p>2</text:p>
          </table:table-cell>
          <table:table-cell table:formula="of:=MIN([$optimize_tfidf_split0_level3.B30];[$optimize_tfidf_split1_level3.B30];[$optimize_tfidf_split2_level3.B30];[$optimize_tfidf_split3_level3.B30];[$optimize_tfidf_split4_level3.B30];[$optimize_tfidf_split5_level3.B30];[$optimize_tfidf_split6_level3.B30];[$optimize_tfidf_split7_level3.B30];[$optimize_tfidf_split8_level3.B30];[$optimize_tfidf_split9_level3.B30])" office:value-type="float" office:value="0.4" calcext:value-type="float">
            <text:p>0.4</text:p>
          </table:table-cell>
          <table:table-cell table:formula="of:=MIN([$optimize_tfidf_split0_level3.C30];[$optimize_tfidf_split1_level3.C30];[$optimize_tfidf_split2_level3.C30];[$optimize_tfidf_split3_level3.C30];[$optimize_tfidf_split4_level3.C30];[$optimize_tfidf_split5_level3.C30];[$optimize_tfidf_split6_level3.C30];[$optimize_tfidf_split7_level3.C30];[$optimize_tfidf_split8_level3.C30];[$optimize_tfidf_split9_level3.C30])" office:value-type="float" office:value="0.3933" calcext:value-type="float">
            <text:p>0.3933</text:p>
          </table:table-cell>
          <table:table-cell table:formula="of:=MIN([$optimize_tfidf_split0_level3.D30];[$optimize_tfidf_split1_level3.D30];[$optimize_tfidf_split2_level3.D30];[$optimize_tfidf_split3_level3.D30];[$optimize_tfidf_split4_level3.D30];[$optimize_tfidf_split5_level3.D30];[$optimize_tfidf_split6_level3.D30];[$optimize_tfidf_split7_level3.D30];[$optimize_tfidf_split8_level3.D30];[$optimize_tfidf_split9_level3.D30])" office:value-type="float" office:value="0.5605" calcext:value-type="float">
            <text:p>0.5605</text:p>
          </table:table-cell>
          <table:table-cell table:formula="of:=MIN([$optimize_tfidf_split0_level3.E30];[$optimize_tfidf_split1_level3.E30];[$optimize_tfidf_split2_level3.E30];[$optimize_tfidf_split3_level3.E30];[$optimize_tfidf_split4_level3.E30];[$optimize_tfidf_split5_level3.E30];[$optimize_tfidf_split6_level3.E30];[$optimize_tfidf_split7_level3.E30];[$optimize_tfidf_split8_level3.E30];[$optimize_tfidf_split9_level3.E30])" office:value-type="float" office:value="0.4432" calcext:value-type="float">
            <text:p>0.4432</text:p>
          </table:table-cell>
        </table:table-row>
        <table:table-row table:style-name="ro1">
          <table:table-cell table:formula="of:=MIN([$optimize_tfidf_split0_level3.A50];[$optimize_tfidf_split1_level3.A50];[$optimize_tfidf_split2_level3.A50];[$optimize_tfidf_split3_level3.A50];[$optimize_tfidf_split4_level3.A50];[$optimize_tfidf_split5_level3.A50];[$optimize_tfidf_split6_level3.A50];[$optimize_tfidf_split7_level3.A50];[$optimize_tfidf_split8_level3.A50];[$optimize_tfidf_split9_level3.A50])" office:value-type="float" office:value="3" calcext:value-type="float">
            <text:p>3</text:p>
          </table:table-cell>
          <table:table-cell table:formula="of:=MIN([$optimize_tfidf_split0_level3.B50];[$optimize_tfidf_split1_level3.B50];[$optimize_tfidf_split2_level3.B50];[$optimize_tfidf_split3_level3.B50];[$optimize_tfidf_split4_level3.B50];[$optimize_tfidf_split5_level3.B50];[$optimize_tfidf_split6_level3.B50];[$optimize_tfidf_split7_level3.B50];[$optimize_tfidf_split8_level3.B50];[$optimize_tfidf_split9_level3.B50])" office:value-type="float" office:value="0.4" calcext:value-type="float">
            <text:p>0.4</text:p>
          </table:table-cell>
          <table:table-cell table:formula="of:=MIN([$optimize_tfidf_split0_level3.C50];[$optimize_tfidf_split1_level3.C50];[$optimize_tfidf_split2_level3.C50];[$optimize_tfidf_split3_level3.C50];[$optimize_tfidf_split4_level3.C50];[$optimize_tfidf_split5_level3.C50];[$optimize_tfidf_split6_level3.C50];[$optimize_tfidf_split7_level3.C50];[$optimize_tfidf_split8_level3.C50];[$optimize_tfidf_split9_level3.C50])" office:value-type="float" office:value="0.3069" calcext:value-type="float">
            <text:p>0.3069</text:p>
          </table:table-cell>
          <table:table-cell table:formula="of:=MIN([$optimize_tfidf_split0_level3.D50];[$optimize_tfidf_split1_level3.D50];[$optimize_tfidf_split2_level3.D50];[$optimize_tfidf_split3_level3.D50];[$optimize_tfidf_split4_level3.D50];[$optimize_tfidf_split5_level3.D50];[$optimize_tfidf_split6_level3.D50];[$optimize_tfidf_split7_level3.D50];[$optimize_tfidf_split8_level3.D50];[$optimize_tfidf_split9_level3.D50])" office:value-type="float" office:value="0.6604" calcext:value-type="float">
            <text:p>0.6604</text:p>
          </table:table-cell>
          <table:table-cell table:formula="of:=MIN([$optimize_tfidf_split0_level3.E50];[$optimize_tfidf_split1_level3.E50];[$optimize_tfidf_split2_level3.E50];[$optimize_tfidf_split3_level3.E50];[$optimize_tfidf_split4_level3.E50];[$optimize_tfidf_split5_level3.E50];[$optimize_tfidf_split6_level3.E50];[$optimize_tfidf_split7_level3.E50];[$optimize_tfidf_split8_level3.E50];[$optimize_tfidf_split9_level3.E50])" office:value-type="float" office:value="0.4025" calcext:value-type="float">
            <text:p>0.4025</text:p>
          </table:table-cell>
        </table:table-row>
        <table:table-row table:style-name="ro1">
          <table:table-cell table:formula="of:=MIN([$optimize_tfidf_split0_level3.A70];[$optimize_tfidf_split1_level3.A70];[$optimize_tfidf_split2_level3.A70];[$optimize_tfidf_split3_level3.A70];[$optimize_tfidf_split4_level3.A70];[$optimize_tfidf_split5_level3.A70];[$optimize_tfidf_split6_level3.A70];[$optimize_tfidf_split7_level3.A70];[$optimize_tfidf_split8_level3.A70];[$optimize_tfidf_split9_level3.A70])" office:value-type="float" office:value="4" calcext:value-type="float">
            <text:p>4</text:p>
          </table:table-cell>
          <table:table-cell table:formula="of:=MIN([$optimize_tfidf_split0_level3.B70];[$optimize_tfidf_split1_level3.B70];[$optimize_tfidf_split2_level3.B70];[$optimize_tfidf_split3_level3.B70];[$optimize_tfidf_split4_level3.B70];[$optimize_tfidf_split5_level3.B70];[$optimize_tfidf_split6_level3.B70];[$optimize_tfidf_split7_level3.B70];[$optimize_tfidf_split8_level3.B70];[$optimize_tfidf_split9_level3.B70])" office:value-type="float" office:value="0.4" calcext:value-type="float">
            <text:p>0.4</text:p>
          </table:table-cell>
          <table:table-cell table:formula="of:=MIN([$optimize_tfidf_split0_level3.C70];[$optimize_tfidf_split1_level3.C70];[$optimize_tfidf_split2_level3.C70];[$optimize_tfidf_split3_level3.C70];[$optimize_tfidf_split4_level3.C70];[$optimize_tfidf_split5_level3.C70];[$optimize_tfidf_split6_level3.C70];[$optimize_tfidf_split7_level3.C70];[$optimize_tfidf_split8_level3.C70];[$optimize_tfidf_split9_level3.C70])" office:value-type="float" office:value="0.2561" calcext:value-type="float">
            <text:p>0.2561</text:p>
          </table:table-cell>
          <table:table-cell table:formula="of:=MIN([$optimize_tfidf_split0_level3.D70];[$optimize_tfidf_split1_level3.D70];[$optimize_tfidf_split2_level3.D70];[$optimize_tfidf_split3_level3.D70];[$optimize_tfidf_split4_level3.D70];[$optimize_tfidf_split5_level3.D70];[$optimize_tfidf_split6_level3.D70];[$optimize_tfidf_split7_level3.D70];[$optimize_tfidf_split8_level3.D70];[$optimize_tfidf_split9_level3.D70])" office:value-type="float" office:value="0.7241" calcext:value-type="float">
            <text:p>0.7241</text:p>
          </table:table-cell>
          <table:table-cell table:formula="of:=MIN([$optimize_tfidf_split0_level3.E70];[$optimize_tfidf_split1_level3.E70];[$optimize_tfidf_split2_level3.E70];[$optimize_tfidf_split3_level3.E70];[$optimize_tfidf_split4_level3.E70];[$optimize_tfidf_split5_level3.E70];[$optimize_tfidf_split6_level3.E70];[$optimize_tfidf_split7_level3.E70];[$optimize_tfidf_split8_level3.E70];[$optimize_tfidf_split9_level3.E70])" office:value-type="float" office:value="0.3642" calcext:value-type="float">
            <text:p>0.3642</text:p>
          </table:table-cell>
        </table:table-row>
        <table:table-row table:style-name="ro1">
          <table:table-cell table:formula="of:=MIN([$optimize_tfidf_split0_level3.A90];[$optimize_tfidf_split1_level3.A90];[$optimize_tfidf_split2_level3.A90];[$optimize_tfidf_split3_level3.A90];[$optimize_tfidf_split4_level3.A90];[$optimize_tfidf_split5_level3.A90];[$optimize_tfidf_split6_level3.A90];[$optimize_tfidf_split7_level3.A90];[$optimize_tfidf_split8_level3.A90];[$optimize_tfidf_split9_level3.A90])" office:value-type="float" office:value="5" calcext:value-type="float">
            <text:p>5</text:p>
          </table:table-cell>
          <table:table-cell table:formula="of:=MIN([$optimize_tfidf_split0_level3.B90];[$optimize_tfidf_split1_level3.B90];[$optimize_tfidf_split2_level3.B90];[$optimize_tfidf_split3_level3.B90];[$optimize_tfidf_split4_level3.B90];[$optimize_tfidf_split5_level3.B90];[$optimize_tfidf_split6_level3.B90];[$optimize_tfidf_split7_level3.B90];[$optimize_tfidf_split8_level3.B90];[$optimize_tfidf_split9_level3.B90])" office:value-type="float" office:value="0.4" calcext:value-type="float">
            <text:p>0.4</text:p>
          </table:table-cell>
          <table:table-cell table:formula="of:=MIN([$optimize_tfidf_split0_level3.C90];[$optimize_tfidf_split1_level3.C90];[$optimize_tfidf_split2_level3.C90];[$optimize_tfidf_split3_level3.C90];[$optimize_tfidf_split4_level3.C90];[$optimize_tfidf_split5_level3.C90];[$optimize_tfidf_split6_level3.C90];[$optimize_tfidf_split7_level3.C90];[$optimize_tfidf_split8_level3.C90];[$optimize_tfidf_split9_level3.C90])" office:value-type="float" office:value="0.2182" calcext:value-type="float">
            <text:p>0.2182</text:p>
          </table:table-cell>
          <table:table-cell table:formula="of:=MIN([$optimize_tfidf_split0_level3.D90];[$optimize_tfidf_split1_level3.D90];[$optimize_tfidf_split2_level3.D90];[$optimize_tfidf_split3_level3.D90];[$optimize_tfidf_split4_level3.D90];[$optimize_tfidf_split5_level3.D90];[$optimize_tfidf_split6_level3.D90];[$optimize_tfidf_split7_level3.D90];[$optimize_tfidf_split8_level3.D90];[$optimize_tfidf_split9_level3.D90])" office:value-type="float" office:value="0.7702" calcext:value-type="float">
            <text:p>0.7702</text:p>
          </table:table-cell>
          <table:table-cell table:formula="of:=MIN([$optimize_tfidf_split0_level3.E90];[$optimize_tfidf_split1_level3.E90];[$optimize_tfidf_split2_level3.E90];[$optimize_tfidf_split3_level3.E90];[$optimize_tfidf_split4_level3.E90];[$optimize_tfidf_split5_level3.E90];[$optimize_tfidf_split6_level3.E90];[$optimize_tfidf_split7_level3.E90];[$optimize_tfidf_split8_level3.E90];[$optimize_tfidf_split9_level3.E9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110];[$optimize_tfidf_split1_level3.A110];[$optimize_tfidf_split2_level3.A110];[$optimize_tfidf_split3_level3.A110];[$optimize_tfidf_split4_level3.A110];[$optimize_tfidf_split5_level3.A110];[$optimize_tfidf_split6_level3.A110];[$optimize_tfidf_split7_level3.A110];[$optimize_tfidf_split8_level3.A110];[$optimize_tfidf_split9_level3.A110])" office:value-type="float" office:value="6" calcext:value-type="float">
            <text:p>6</text:p>
          </table:table-cell>
          <table:table-cell table:formula="of:=MIN([$optimize_tfidf_split0_level3.B110];[$optimize_tfidf_split1_level3.B110];[$optimize_tfidf_split2_level3.B110];[$optimize_tfidf_split3_level3.B110];[$optimize_tfidf_split4_level3.B110];[$optimize_tfidf_split5_level3.B110];[$optimize_tfidf_split6_level3.B110];[$optimize_tfidf_split7_level3.B110];[$optimize_tfidf_split8_level3.B110];[$optimize_tfidf_split9_level3.B110])" office:value-type="float" office:value="0.4" calcext:value-type="float">
            <text:p>0.4</text:p>
          </table:table-cell>
          <table:table-cell table:formula="of:=MIN([$optimize_tfidf_split0_level3.C110];[$optimize_tfidf_split1_level3.C110];[$optimize_tfidf_split2_level3.C110];[$optimize_tfidf_split3_level3.C110];[$optimize_tfidf_split4_level3.C110];[$optimize_tfidf_split5_level3.C110];[$optimize_tfidf_split6_level3.C110];[$optimize_tfidf_split7_level3.C110];[$optimize_tfidf_split8_level3.C110];[$optimize_tfidf_split9_level3.C110])" office:value-type="float" office:value="0.2182" calcext:value-type="float">
            <text:p>0.2182</text:p>
          </table:table-cell>
          <table:table-cell table:formula="of:=MIN([$optimize_tfidf_split0_level3.D110];[$optimize_tfidf_split1_level3.D110];[$optimize_tfidf_split2_level3.D110];[$optimize_tfidf_split3_level3.D110];[$optimize_tfidf_split4_level3.D110];[$optimize_tfidf_split5_level3.D110];[$optimize_tfidf_split6_level3.D110];[$optimize_tfidf_split7_level3.D110];[$optimize_tfidf_split8_level3.D110];[$optimize_tfidf_split9_level3.D110])" office:value-type="float" office:value="0.7702" calcext:value-type="float">
            <text:p>0.7702</text:p>
          </table:table-cell>
          <table:table-cell table:formula="of:=MIN([$optimize_tfidf_split0_level3.E110];[$optimize_tfidf_split1_level3.E110];[$optimize_tfidf_split2_level3.E110];[$optimize_tfidf_split3_level3.E110];[$optimize_tfidf_split4_level3.E110];[$optimize_tfidf_split5_level3.E110];[$optimize_tfidf_split6_level3.E110];[$optimize_tfidf_split7_level3.E110];[$optimize_tfidf_split8_level3.E110];[$optimize_tfidf_split9_level3.E11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130];[$optimize_tfidf_split1_level3.A130];[$optimize_tfidf_split2_level3.A130];[$optimize_tfidf_split3_level3.A130];[$optimize_tfidf_split4_level3.A130];[$optimize_tfidf_split5_level3.A130];[$optimize_tfidf_split6_level3.A130];[$optimize_tfidf_split7_level3.A130];[$optimize_tfidf_split8_level3.A130];[$optimize_tfidf_split9_level3.A130])" office:value-type="float" office:value="7" calcext:value-type="float">
            <text:p>7</text:p>
          </table:table-cell>
          <table:table-cell table:formula="of:=MIN([$optimize_tfidf_split0_level3.B130];[$optimize_tfidf_split1_level3.B130];[$optimize_tfidf_split2_level3.B130];[$optimize_tfidf_split3_level3.B130];[$optimize_tfidf_split4_level3.B130];[$optimize_tfidf_split5_level3.B130];[$optimize_tfidf_split6_level3.B130];[$optimize_tfidf_split7_level3.B130];[$optimize_tfidf_split8_level3.B130];[$optimize_tfidf_split9_level3.B130])" office:value-type="float" office:value="0.4" calcext:value-type="float">
            <text:p>0.4</text:p>
          </table:table-cell>
          <table:table-cell table:formula="of:=MIN([$optimize_tfidf_split0_level3.C130];[$optimize_tfidf_split1_level3.C130];[$optimize_tfidf_split2_level3.C130];[$optimize_tfidf_split3_level3.C130];[$optimize_tfidf_split4_level3.C130];[$optimize_tfidf_split5_level3.C130];[$optimize_tfidf_split6_level3.C130];[$optimize_tfidf_split7_level3.C130];[$optimize_tfidf_split8_level3.C130];[$optimize_tfidf_split9_level3.C130])" office:value-type="float" office:value="0.2182" calcext:value-type="float">
            <text:p>0.2182</text:p>
          </table:table-cell>
          <table:table-cell table:formula="of:=MIN([$optimize_tfidf_split0_level3.D130];[$optimize_tfidf_split1_level3.D130];[$optimize_tfidf_split2_level3.D130];[$optimize_tfidf_split3_level3.D130];[$optimize_tfidf_split4_level3.D130];[$optimize_tfidf_split5_level3.D130];[$optimize_tfidf_split6_level3.D130];[$optimize_tfidf_split7_level3.D130];[$optimize_tfidf_split8_level3.D130];[$optimize_tfidf_split9_level3.D130])" office:value-type="float" office:value="0.7702" calcext:value-type="float">
            <text:p>0.7702</text:p>
          </table:table-cell>
          <table:table-cell table:formula="of:=MIN([$optimize_tfidf_split0_level3.E130];[$optimize_tfidf_split1_level3.E130];[$optimize_tfidf_split2_level3.E130];[$optimize_tfidf_split3_level3.E130];[$optimize_tfidf_split4_level3.E130];[$optimize_tfidf_split5_level3.E130];[$optimize_tfidf_split6_level3.E130];[$optimize_tfidf_split7_level3.E130];[$optimize_tfidf_split8_level3.E130];[$optimize_tfidf_split9_level3.E13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150];[$optimize_tfidf_split1_level3.A150];[$optimize_tfidf_split2_level3.A150];[$optimize_tfidf_split3_level3.A150];[$optimize_tfidf_split4_level3.A150];[$optimize_tfidf_split5_level3.A150];[$optimize_tfidf_split6_level3.A150];[$optimize_tfidf_split7_level3.A150];[$optimize_tfidf_split8_level3.A150];[$optimize_tfidf_split9_level3.A150])" office:value-type="float" office:value="8" calcext:value-type="float">
            <text:p>8</text:p>
          </table:table-cell>
          <table:table-cell table:formula="of:=MIN([$optimize_tfidf_split0_level3.B150];[$optimize_tfidf_split1_level3.B150];[$optimize_tfidf_split2_level3.B150];[$optimize_tfidf_split3_level3.B150];[$optimize_tfidf_split4_level3.B150];[$optimize_tfidf_split5_level3.B150];[$optimize_tfidf_split6_level3.B150];[$optimize_tfidf_split7_level3.B150];[$optimize_tfidf_split8_level3.B150];[$optimize_tfidf_split9_level3.B150])" office:value-type="float" office:value="0.4" calcext:value-type="float">
            <text:p>0.4</text:p>
          </table:table-cell>
          <table:table-cell table:formula="of:=MIN([$optimize_tfidf_split0_level3.C150];[$optimize_tfidf_split1_level3.C150];[$optimize_tfidf_split2_level3.C150];[$optimize_tfidf_split3_level3.C150];[$optimize_tfidf_split4_level3.C150];[$optimize_tfidf_split5_level3.C150];[$optimize_tfidf_split6_level3.C150];[$optimize_tfidf_split7_level3.C150];[$optimize_tfidf_split8_level3.C150];[$optimize_tfidf_split9_level3.C150])" office:value-type="float" office:value="0.2182" calcext:value-type="float">
            <text:p>0.2182</text:p>
          </table:table-cell>
          <table:table-cell table:formula="of:=MIN([$optimize_tfidf_split0_level3.D150];[$optimize_tfidf_split1_level3.D150];[$optimize_tfidf_split2_level3.D150];[$optimize_tfidf_split3_level3.D150];[$optimize_tfidf_split4_level3.D150];[$optimize_tfidf_split5_level3.D150];[$optimize_tfidf_split6_level3.D150];[$optimize_tfidf_split7_level3.D150];[$optimize_tfidf_split8_level3.D150];[$optimize_tfidf_split9_level3.D150])" office:value-type="float" office:value="0.7702" calcext:value-type="float">
            <text:p>0.7702</text:p>
          </table:table-cell>
          <table:table-cell table:formula="of:=MIN([$optimize_tfidf_split0_level3.E150];[$optimize_tfidf_split1_level3.E150];[$optimize_tfidf_split2_level3.E150];[$optimize_tfidf_split3_level3.E150];[$optimize_tfidf_split4_level3.E150];[$optimize_tfidf_split5_level3.E150];[$optimize_tfidf_split6_level3.E150];[$optimize_tfidf_split7_level3.E150];[$optimize_tfidf_split8_level3.E150];[$optimize_tfidf_split9_level3.E15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170];[$optimize_tfidf_split1_level3.A170];[$optimize_tfidf_split2_level3.A170];[$optimize_tfidf_split3_level3.A170];[$optimize_tfidf_split4_level3.A170];[$optimize_tfidf_split5_level3.A170];[$optimize_tfidf_split6_level3.A170];[$optimize_tfidf_split7_level3.A170];[$optimize_tfidf_split8_level3.A170];[$optimize_tfidf_split9_level3.A170])" office:value-type="float" office:value="9" calcext:value-type="float">
            <text:p>9</text:p>
          </table:table-cell>
          <table:table-cell table:formula="of:=MIN([$optimize_tfidf_split0_level3.B170];[$optimize_tfidf_split1_level3.B170];[$optimize_tfidf_split2_level3.B170];[$optimize_tfidf_split3_level3.B170];[$optimize_tfidf_split4_level3.B170];[$optimize_tfidf_split5_level3.B170];[$optimize_tfidf_split6_level3.B170];[$optimize_tfidf_split7_level3.B170];[$optimize_tfidf_split8_level3.B170];[$optimize_tfidf_split9_level3.B170])" office:value-type="float" office:value="0.4" calcext:value-type="float">
            <text:p>0.4</text:p>
          </table:table-cell>
          <table:table-cell table:formula="of:=MIN([$optimize_tfidf_split0_level3.C170];[$optimize_tfidf_split1_level3.C170];[$optimize_tfidf_split2_level3.C170];[$optimize_tfidf_split3_level3.C170];[$optimize_tfidf_split4_level3.C170];[$optimize_tfidf_split5_level3.C170];[$optimize_tfidf_split6_level3.C170];[$optimize_tfidf_split7_level3.C170];[$optimize_tfidf_split8_level3.C170];[$optimize_tfidf_split9_level3.C170])" office:value-type="float" office:value="0.2182" calcext:value-type="float">
            <text:p>0.2182</text:p>
          </table:table-cell>
          <table:table-cell table:formula="of:=MIN([$optimize_tfidf_split0_level3.D170];[$optimize_tfidf_split1_level3.D170];[$optimize_tfidf_split2_level3.D170];[$optimize_tfidf_split3_level3.D170];[$optimize_tfidf_split4_level3.D170];[$optimize_tfidf_split5_level3.D170];[$optimize_tfidf_split6_level3.D170];[$optimize_tfidf_split7_level3.D170];[$optimize_tfidf_split8_level3.D170];[$optimize_tfidf_split9_level3.D170])" office:value-type="float" office:value="0.7702" calcext:value-type="float">
            <text:p>0.7702</text:p>
          </table:table-cell>
          <table:table-cell table:formula="of:=MIN([$optimize_tfidf_split0_level3.E170];[$optimize_tfidf_split1_level3.E170];[$optimize_tfidf_split2_level3.E170];[$optimize_tfidf_split3_level3.E170];[$optimize_tfidf_split4_level3.E170];[$optimize_tfidf_split5_level3.E170];[$optimize_tfidf_split6_level3.E170];[$optimize_tfidf_split7_level3.E170];[$optimize_tfidf_split8_level3.E170];[$optimize_tfidf_split9_level3.E17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190];[$optimize_tfidf_split1_level3.A190];[$optimize_tfidf_split2_level3.A190];[$optimize_tfidf_split3_level3.A190];[$optimize_tfidf_split4_level3.A190];[$optimize_tfidf_split5_level3.A190];[$optimize_tfidf_split6_level3.A190];[$optimize_tfidf_split7_level3.A190];[$optimize_tfidf_split8_level3.A190];[$optimize_tfidf_split9_level3.A190])" office:value-type="float" office:value="10" calcext:value-type="float">
            <text:p>10</text:p>
          </table:table-cell>
          <table:table-cell table:formula="of:=MIN([$optimize_tfidf_split0_level3.B190];[$optimize_tfidf_split1_level3.B190];[$optimize_tfidf_split2_level3.B190];[$optimize_tfidf_split3_level3.B190];[$optimize_tfidf_split4_level3.B190];[$optimize_tfidf_split5_level3.B190];[$optimize_tfidf_split6_level3.B190];[$optimize_tfidf_split7_level3.B190];[$optimize_tfidf_split8_level3.B190];[$optimize_tfidf_split9_level3.B190])" office:value-type="float" office:value="0.4" calcext:value-type="float">
            <text:p>0.4</text:p>
          </table:table-cell>
          <table:table-cell table:formula="of:=MIN([$optimize_tfidf_split0_level3.C190];[$optimize_tfidf_split1_level3.C190];[$optimize_tfidf_split2_level3.C190];[$optimize_tfidf_split3_level3.C190];[$optimize_tfidf_split4_level3.C190];[$optimize_tfidf_split5_level3.C190];[$optimize_tfidf_split6_level3.C190];[$optimize_tfidf_split7_level3.C190];[$optimize_tfidf_split8_level3.C190];[$optimize_tfidf_split9_level3.C190])" office:value-type="float" office:value="0.2182" calcext:value-type="float">
            <text:p>0.2182</text:p>
          </table:table-cell>
          <table:table-cell table:formula="of:=MIN([$optimize_tfidf_split0_level3.D190];[$optimize_tfidf_split1_level3.D190];[$optimize_tfidf_split2_level3.D190];[$optimize_tfidf_split3_level3.D190];[$optimize_tfidf_split4_level3.D190];[$optimize_tfidf_split5_level3.D190];[$optimize_tfidf_split6_level3.D190];[$optimize_tfidf_split7_level3.D190];[$optimize_tfidf_split8_level3.D190];[$optimize_tfidf_split9_level3.D190])" office:value-type="float" office:value="0.7702" calcext:value-type="float">
            <text:p>0.7702</text:p>
          </table:table-cell>
          <table:table-cell table:formula="of:=MIN([$optimize_tfidf_split0_level3.E190];[$optimize_tfidf_split1_level3.E190];[$optimize_tfidf_split2_level3.E190];[$optimize_tfidf_split3_level3.E190];[$optimize_tfidf_split4_level3.E190];[$optimize_tfidf_split5_level3.E190];[$optimize_tfidf_split6_level3.E190];[$optimize_tfidf_split7_level3.E190];[$optimize_tfidf_split8_level3.E190];[$optimize_tfidf_split9_level3.E19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210];[$optimize_tfidf_split1_level3.A210];[$optimize_tfidf_split2_level3.A210];[$optimize_tfidf_split3_level3.A210];[$optimize_tfidf_split4_level3.A210];[$optimize_tfidf_split5_level3.A210];[$optimize_tfidf_split6_level3.A210];[$optimize_tfidf_split7_level3.A210];[$optimize_tfidf_split8_level3.A210];[$optimize_tfidf_split9_level3.A210])" office:value-type="float" office:value="11" calcext:value-type="float">
            <text:p>11</text:p>
          </table:table-cell>
          <table:table-cell table:formula="of:=MIN([$optimize_tfidf_split0_level3.B210];[$optimize_tfidf_split1_level3.B210];[$optimize_tfidf_split2_level3.B210];[$optimize_tfidf_split3_level3.B210];[$optimize_tfidf_split4_level3.B210];[$optimize_tfidf_split5_level3.B210];[$optimize_tfidf_split6_level3.B210];[$optimize_tfidf_split7_level3.B210];[$optimize_tfidf_split8_level3.B210];[$optimize_tfidf_split9_level3.B210])" office:value-type="float" office:value="0.4" calcext:value-type="float">
            <text:p>0.4</text:p>
          </table:table-cell>
          <table:table-cell table:formula="of:=MIN([$optimize_tfidf_split0_level3.C210];[$optimize_tfidf_split1_level3.C210];[$optimize_tfidf_split2_level3.C210];[$optimize_tfidf_split3_level3.C210];[$optimize_tfidf_split4_level3.C210];[$optimize_tfidf_split5_level3.C210];[$optimize_tfidf_split6_level3.C210];[$optimize_tfidf_split7_level3.C210];[$optimize_tfidf_split8_level3.C210];[$optimize_tfidf_split9_level3.C210])" office:value-type="float" office:value="0.2182" calcext:value-type="float">
            <text:p>0.2182</text:p>
          </table:table-cell>
          <table:table-cell table:formula="of:=MIN([$optimize_tfidf_split0_level3.D210];[$optimize_tfidf_split1_level3.D210];[$optimize_tfidf_split2_level3.D210];[$optimize_tfidf_split3_level3.D210];[$optimize_tfidf_split4_level3.D210];[$optimize_tfidf_split5_level3.D210];[$optimize_tfidf_split6_level3.D210];[$optimize_tfidf_split7_level3.D210];[$optimize_tfidf_split8_level3.D210];[$optimize_tfidf_split9_level3.D210])" office:value-type="float" office:value="0.7702" calcext:value-type="float">
            <text:p>0.7702</text:p>
          </table:table-cell>
          <table:table-cell table:formula="of:=MIN([$optimize_tfidf_split0_level3.E210];[$optimize_tfidf_split1_level3.E210];[$optimize_tfidf_split2_level3.E210];[$optimize_tfidf_split3_level3.E210];[$optimize_tfidf_split4_level3.E210];[$optimize_tfidf_split5_level3.E210];[$optimize_tfidf_split6_level3.E210];[$optimize_tfidf_split7_level3.E210];[$optimize_tfidf_split8_level3.E210];[$optimize_tfidf_split9_level3.E21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230];[$optimize_tfidf_split1_level3.A230];[$optimize_tfidf_split2_level3.A230];[$optimize_tfidf_split3_level3.A230];[$optimize_tfidf_split4_level3.A230];[$optimize_tfidf_split5_level3.A230];[$optimize_tfidf_split6_level3.A230];[$optimize_tfidf_split7_level3.A230];[$optimize_tfidf_split8_level3.A230];[$optimize_tfidf_split9_level3.A230])" office:value-type="float" office:value="12" calcext:value-type="float">
            <text:p>12</text:p>
          </table:table-cell>
          <table:table-cell table:formula="of:=MIN([$optimize_tfidf_split0_level3.B230];[$optimize_tfidf_split1_level3.B230];[$optimize_tfidf_split2_level3.B230];[$optimize_tfidf_split3_level3.B230];[$optimize_tfidf_split4_level3.B230];[$optimize_tfidf_split5_level3.B230];[$optimize_tfidf_split6_level3.B230];[$optimize_tfidf_split7_level3.B230];[$optimize_tfidf_split8_level3.B230];[$optimize_tfidf_split9_level3.B230])" office:value-type="float" office:value="0.4" calcext:value-type="float">
            <text:p>0.4</text:p>
          </table:table-cell>
          <table:table-cell table:formula="of:=MIN([$optimize_tfidf_split0_level3.C230];[$optimize_tfidf_split1_level3.C230];[$optimize_tfidf_split2_level3.C230];[$optimize_tfidf_split3_level3.C230];[$optimize_tfidf_split4_level3.C230];[$optimize_tfidf_split5_level3.C230];[$optimize_tfidf_split6_level3.C230];[$optimize_tfidf_split7_level3.C230];[$optimize_tfidf_split8_level3.C230];[$optimize_tfidf_split9_level3.C230])" office:value-type="float" office:value="0.2182" calcext:value-type="float">
            <text:p>0.2182</text:p>
          </table:table-cell>
          <table:table-cell table:formula="of:=MIN([$optimize_tfidf_split0_level3.D230];[$optimize_tfidf_split1_level3.D230];[$optimize_tfidf_split2_level3.D230];[$optimize_tfidf_split3_level3.D230];[$optimize_tfidf_split4_level3.D230];[$optimize_tfidf_split5_level3.D230];[$optimize_tfidf_split6_level3.D230];[$optimize_tfidf_split7_level3.D230];[$optimize_tfidf_split8_level3.D230];[$optimize_tfidf_split9_level3.D230])" office:value-type="float" office:value="0.7702" calcext:value-type="float">
            <text:p>0.7702</text:p>
          </table:table-cell>
          <table:table-cell table:formula="of:=MIN([$optimize_tfidf_split0_level3.E230];[$optimize_tfidf_split1_level3.E230];[$optimize_tfidf_split2_level3.E230];[$optimize_tfidf_split3_level3.E230];[$optimize_tfidf_split4_level3.E230];[$optimize_tfidf_split5_level3.E230];[$optimize_tfidf_split6_level3.E230];[$optimize_tfidf_split7_level3.E230];[$optimize_tfidf_split8_level3.E230];[$optimize_tfidf_split9_level3.E23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250];[$optimize_tfidf_split1_level3.A250];[$optimize_tfidf_split2_level3.A250];[$optimize_tfidf_split3_level3.A250];[$optimize_tfidf_split4_level3.A250];[$optimize_tfidf_split5_level3.A250];[$optimize_tfidf_split6_level3.A250];[$optimize_tfidf_split7_level3.A250];[$optimize_tfidf_split8_level3.A250];[$optimize_tfidf_split9_level3.A250])" office:value-type="float" office:value="13" calcext:value-type="float">
            <text:p>13</text:p>
          </table:table-cell>
          <table:table-cell table:formula="of:=MIN([$optimize_tfidf_split0_level3.B250];[$optimize_tfidf_split1_level3.B250];[$optimize_tfidf_split2_level3.B250];[$optimize_tfidf_split3_level3.B250];[$optimize_tfidf_split4_level3.B250];[$optimize_tfidf_split5_level3.B250];[$optimize_tfidf_split6_level3.B250];[$optimize_tfidf_split7_level3.B250];[$optimize_tfidf_split8_level3.B250];[$optimize_tfidf_split9_level3.B250])" office:value-type="float" office:value="0.4" calcext:value-type="float">
            <text:p>0.4</text:p>
          </table:table-cell>
          <table:table-cell table:formula="of:=MIN([$optimize_tfidf_split0_level3.C250];[$optimize_tfidf_split1_level3.C250];[$optimize_tfidf_split2_level3.C250];[$optimize_tfidf_split3_level3.C250];[$optimize_tfidf_split4_level3.C250];[$optimize_tfidf_split5_level3.C250];[$optimize_tfidf_split6_level3.C250];[$optimize_tfidf_split7_level3.C250];[$optimize_tfidf_split8_level3.C250];[$optimize_tfidf_split9_level3.C250])" office:value-type="float" office:value="0.2182" calcext:value-type="float">
            <text:p>0.2182</text:p>
          </table:table-cell>
          <table:table-cell table:formula="of:=MIN([$optimize_tfidf_split0_level3.D250];[$optimize_tfidf_split1_level3.D250];[$optimize_tfidf_split2_level3.D250];[$optimize_tfidf_split3_level3.D250];[$optimize_tfidf_split4_level3.D250];[$optimize_tfidf_split5_level3.D250];[$optimize_tfidf_split6_level3.D250];[$optimize_tfidf_split7_level3.D250];[$optimize_tfidf_split8_level3.D250];[$optimize_tfidf_split9_level3.D250])" office:value-type="float" office:value="0.7702" calcext:value-type="float">
            <text:p>0.7702</text:p>
          </table:table-cell>
          <table:table-cell table:formula="of:=MIN([$optimize_tfidf_split0_level3.E250];[$optimize_tfidf_split1_level3.E250];[$optimize_tfidf_split2_level3.E250];[$optimize_tfidf_split3_level3.E250];[$optimize_tfidf_split4_level3.E250];[$optimize_tfidf_split5_level3.E250];[$optimize_tfidf_split6_level3.E250];[$optimize_tfidf_split7_level3.E250];[$optimize_tfidf_split8_level3.E250];[$optimize_tfidf_split9_level3.E25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270];[$optimize_tfidf_split1_level3.A270];[$optimize_tfidf_split2_level3.A270];[$optimize_tfidf_split3_level3.A270];[$optimize_tfidf_split4_level3.A270];[$optimize_tfidf_split5_level3.A270];[$optimize_tfidf_split6_level3.A270];[$optimize_tfidf_split7_level3.A270];[$optimize_tfidf_split8_level3.A270];[$optimize_tfidf_split9_level3.A270])" office:value-type="float" office:value="14" calcext:value-type="float">
            <text:p>14</text:p>
          </table:table-cell>
          <table:table-cell table:formula="of:=MIN([$optimize_tfidf_split0_level3.B270];[$optimize_tfidf_split1_level3.B270];[$optimize_tfidf_split2_level3.B270];[$optimize_tfidf_split3_level3.B270];[$optimize_tfidf_split4_level3.B270];[$optimize_tfidf_split5_level3.B270];[$optimize_tfidf_split6_level3.B270];[$optimize_tfidf_split7_level3.B270];[$optimize_tfidf_split8_level3.B270];[$optimize_tfidf_split9_level3.B270])" office:value-type="float" office:value="0.4" calcext:value-type="float">
            <text:p>0.4</text:p>
          </table:table-cell>
          <table:table-cell table:formula="of:=MIN([$optimize_tfidf_split0_level3.C270];[$optimize_tfidf_split1_level3.C270];[$optimize_tfidf_split2_level3.C270];[$optimize_tfidf_split3_level3.C270];[$optimize_tfidf_split4_level3.C270];[$optimize_tfidf_split5_level3.C270];[$optimize_tfidf_split6_level3.C270];[$optimize_tfidf_split7_level3.C270];[$optimize_tfidf_split8_level3.C270];[$optimize_tfidf_split9_level3.C270])" office:value-type="float" office:value="0.2182" calcext:value-type="float">
            <text:p>0.2182</text:p>
          </table:table-cell>
          <table:table-cell table:formula="of:=MIN([$optimize_tfidf_split0_level3.D270];[$optimize_tfidf_split1_level3.D270];[$optimize_tfidf_split2_level3.D270];[$optimize_tfidf_split3_level3.D270];[$optimize_tfidf_split4_level3.D270];[$optimize_tfidf_split5_level3.D270];[$optimize_tfidf_split6_level3.D270];[$optimize_tfidf_split7_level3.D270];[$optimize_tfidf_split8_level3.D270];[$optimize_tfidf_split9_level3.D270])" office:value-type="float" office:value="0.7702" calcext:value-type="float">
            <text:p>0.7702</text:p>
          </table:table-cell>
          <table:table-cell table:formula="of:=MIN([$optimize_tfidf_split0_level3.E270];[$optimize_tfidf_split1_level3.E270];[$optimize_tfidf_split2_level3.E270];[$optimize_tfidf_split3_level3.E270];[$optimize_tfidf_split4_level3.E270];[$optimize_tfidf_split5_level3.E270];[$optimize_tfidf_split6_level3.E270];[$optimize_tfidf_split7_level3.E270];[$optimize_tfidf_split8_level3.E270];[$optimize_tfidf_split9_level3.E27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290];[$optimize_tfidf_split1_level3.A290];[$optimize_tfidf_split2_level3.A290];[$optimize_tfidf_split3_level3.A290];[$optimize_tfidf_split4_level3.A290];[$optimize_tfidf_split5_level3.A290];[$optimize_tfidf_split6_level3.A290];[$optimize_tfidf_split7_level3.A290];[$optimize_tfidf_split8_level3.A290];[$optimize_tfidf_split9_level3.A290])" office:value-type="float" office:value="15" calcext:value-type="float">
            <text:p>15</text:p>
          </table:table-cell>
          <table:table-cell table:formula="of:=MIN([$optimize_tfidf_split0_level3.B290];[$optimize_tfidf_split1_level3.B290];[$optimize_tfidf_split2_level3.B290];[$optimize_tfidf_split3_level3.B290];[$optimize_tfidf_split4_level3.B290];[$optimize_tfidf_split5_level3.B290];[$optimize_tfidf_split6_level3.B290];[$optimize_tfidf_split7_level3.B290];[$optimize_tfidf_split8_level3.B290];[$optimize_tfidf_split9_level3.B290])" office:value-type="float" office:value="0.4" calcext:value-type="float">
            <text:p>0.4</text:p>
          </table:table-cell>
          <table:table-cell table:formula="of:=MIN([$optimize_tfidf_split0_level3.C290];[$optimize_tfidf_split1_level3.C290];[$optimize_tfidf_split2_level3.C290];[$optimize_tfidf_split3_level3.C290];[$optimize_tfidf_split4_level3.C290];[$optimize_tfidf_split5_level3.C290];[$optimize_tfidf_split6_level3.C290];[$optimize_tfidf_split7_level3.C290];[$optimize_tfidf_split8_level3.C290];[$optimize_tfidf_split9_level3.C290])" office:value-type="float" office:value="0.2182" calcext:value-type="float">
            <text:p>0.2182</text:p>
          </table:table-cell>
          <table:table-cell table:formula="of:=MIN([$optimize_tfidf_split0_level3.D290];[$optimize_tfidf_split1_level3.D290];[$optimize_tfidf_split2_level3.D290];[$optimize_tfidf_split3_level3.D290];[$optimize_tfidf_split4_level3.D290];[$optimize_tfidf_split5_level3.D290];[$optimize_tfidf_split6_level3.D290];[$optimize_tfidf_split7_level3.D290];[$optimize_tfidf_split8_level3.D290];[$optimize_tfidf_split9_level3.D290])" office:value-type="float" office:value="0.7702" calcext:value-type="float">
            <text:p>0.7702</text:p>
          </table:table-cell>
          <table:table-cell table:formula="of:=MIN([$optimize_tfidf_split0_level3.E290];[$optimize_tfidf_split1_level3.E290];[$optimize_tfidf_split2_level3.E290];[$optimize_tfidf_split3_level3.E290];[$optimize_tfidf_split4_level3.E290];[$optimize_tfidf_split5_level3.E290];[$optimize_tfidf_split6_level3.E290];[$optimize_tfidf_split7_level3.E290];[$optimize_tfidf_split8_level3.E290];[$optimize_tfidf_split9_level3.E290])" office:value-type="float" office:value="0.3284" calcext:value-type="float">
            <text:p>0.3284</text:p>
          </table:table-cell>
        </table:table-row>
        <table:table-row table:style-name="ro1">
          <table:table-cell table:formula="of:=MIN([$optimize_tfidf_split0_level3.A11];[$optimize_tfidf_split1_level3.A11];[$optimize_tfidf_split2_level3.A11];[$optimize_tfidf_split3_level3.A11];[$optimize_tfidf_split4_level3.A11];[$optimize_tfidf_split5_level3.A11];[$optimize_tfidf_split6_level3.A11];[$optimize_tfidf_split7_level3.A11];[$optimize_tfidf_split8_level3.A11];[$optimize_tfidf_split9_level3.A11])" office:value-type="float" office:value="1" calcext:value-type="float">
            <text:p>1</text:p>
          </table:table-cell>
          <table:table-cell table:formula="of:=MIN([$optimize_tfidf_split0_level3.B11];[$optimize_tfidf_split1_level3.B11];[$optimize_tfidf_split2_level3.B11];[$optimize_tfidf_split3_level3.B11];[$optimize_tfidf_split4_level3.B11];[$optimize_tfidf_split5_level3.B11];[$optimize_tfidf_split6_level3.B11];[$optimize_tfidf_split7_level3.B11];[$optimize_tfidf_split8_level3.B11];[$optimize_tfidf_split9_level3.B11])" office:value-type="float" office:value="0.45" calcext:value-type="float">
            <text:p>0.45</text:p>
          </table:table-cell>
          <table:table-cell table:formula="of:=MIN([$optimize_tfidf_split0_level3.C11];[$optimize_tfidf_split1_level3.C11];[$optimize_tfidf_split2_level3.C11];[$optimize_tfidf_split3_level3.C11];[$optimize_tfidf_split4_level3.C11];[$optimize_tfidf_split5_level3.C11];[$optimize_tfidf_split6_level3.C11];[$optimize_tfidf_split7_level3.C11];[$optimize_tfidf_split8_level3.C11];[$optimize_tfidf_split9_level3.C11])" office:value-type="float" office:value="0.4974" calcext:value-type="float">
            <text:p>0.4974</text:p>
          </table:table-cell>
          <table:table-cell table:formula="of:=MIN([$optimize_tfidf_split0_level3.D11];[$optimize_tfidf_split1_level3.D11];[$optimize_tfidf_split2_level3.D11];[$optimize_tfidf_split3_level3.D11];[$optimize_tfidf_split4_level3.D11];[$optimize_tfidf_split5_level3.D11];[$optimize_tfidf_split6_level3.D11];[$optimize_tfidf_split7_level3.D11];[$optimize_tfidf_split8_level3.D11];[$optimize_tfidf_split9_level3.D11])" office:value-type="float" office:value="0.3761" calcext:value-type="float">
            <text:p>0.3761</text:p>
          </table:table-cell>
          <table:table-cell table:formula="of:=MIN([$optimize_tfidf_split0_level3.E11];[$optimize_tfidf_split1_level3.E11];[$optimize_tfidf_split2_level3.E11];[$optimize_tfidf_split3_level3.E11];[$optimize_tfidf_split4_level3.E11];[$optimize_tfidf_split5_level3.E11];[$optimize_tfidf_split6_level3.E11];[$optimize_tfidf_split7_level3.E11];[$optimize_tfidf_split8_level3.E11];[$optimize_tfidf_split9_level3.E11])" office:value-type="float" office:value="0.4122" calcext:value-type="float">
            <text:p>0.4122</text:p>
          </table:table-cell>
        </table:table-row>
        <table:table-row table:style-name="ro1">
          <table:table-cell table:formula="of:=MIN([$optimize_tfidf_split0_level3.A31];[$optimize_tfidf_split1_level3.A31];[$optimize_tfidf_split2_level3.A31];[$optimize_tfidf_split3_level3.A31];[$optimize_tfidf_split4_level3.A31];[$optimize_tfidf_split5_level3.A31];[$optimize_tfidf_split6_level3.A31];[$optimize_tfidf_split7_level3.A31];[$optimize_tfidf_split8_level3.A31];[$optimize_tfidf_split9_level3.A31])" office:value-type="float" office:value="2" calcext:value-type="float">
            <text:p>2</text:p>
          </table:table-cell>
          <table:table-cell table:formula="of:=MIN([$optimize_tfidf_split0_level3.B31];[$optimize_tfidf_split1_level3.B31];[$optimize_tfidf_split2_level3.B31];[$optimize_tfidf_split3_level3.B31];[$optimize_tfidf_split4_level3.B31];[$optimize_tfidf_split5_level3.B31];[$optimize_tfidf_split6_level3.B31];[$optimize_tfidf_split7_level3.B31];[$optimize_tfidf_split8_level3.B31];[$optimize_tfidf_split9_level3.B31])" office:value-type="float" office:value="0.45" calcext:value-type="float">
            <text:p>0.45</text:p>
          </table:table-cell>
          <table:table-cell table:formula="of:=MIN([$optimize_tfidf_split0_level3.C31];[$optimize_tfidf_split1_level3.C31];[$optimize_tfidf_split2_level3.C31];[$optimize_tfidf_split3_level3.C31];[$optimize_tfidf_split4_level3.C31];[$optimize_tfidf_split5_level3.C31];[$optimize_tfidf_split6_level3.C31];[$optimize_tfidf_split7_level3.C31];[$optimize_tfidf_split8_level3.C31];[$optimize_tfidf_split9_level3.C31])" office:value-type="float" office:value="0.3856" calcext:value-type="float">
            <text:p>0.3856</text:p>
          </table:table-cell>
          <table:table-cell table:formula="of:=MIN([$optimize_tfidf_split0_level3.D31];[$optimize_tfidf_split1_level3.D31];[$optimize_tfidf_split2_level3.D31];[$optimize_tfidf_split3_level3.D31];[$optimize_tfidf_split4_level3.D31];[$optimize_tfidf_split5_level3.D31];[$optimize_tfidf_split6_level3.D31];[$optimize_tfidf_split7_level3.D31];[$optimize_tfidf_split8_level3.D31];[$optimize_tfidf_split9_level3.D31])" office:value-type="float" office:value="0.5456" calcext:value-type="float">
            <text:p>0.5456</text:p>
          </table:table-cell>
          <table:table-cell table:formula="of:=MIN([$optimize_tfidf_split0_level3.E31];[$optimize_tfidf_split1_level3.E31];[$optimize_tfidf_split2_level3.E31];[$optimize_tfidf_split3_level3.E31];[$optimize_tfidf_split4_level3.E31];[$optimize_tfidf_split5_level3.E31];[$optimize_tfidf_split6_level3.E31];[$optimize_tfidf_split7_level3.E31];[$optimize_tfidf_split8_level3.E31];[$optimize_tfidf_split9_level3.E31])" office:value-type="float" office:value="0.4325" calcext:value-type="float">
            <text:p>0.4325</text:p>
          </table:table-cell>
        </table:table-row>
        <table:table-row table:style-name="ro1">
          <table:table-cell table:formula="of:=MIN([$optimize_tfidf_split0_level3.A51];[$optimize_tfidf_split1_level3.A51];[$optimize_tfidf_split2_level3.A51];[$optimize_tfidf_split3_level3.A51];[$optimize_tfidf_split4_level3.A51];[$optimize_tfidf_split5_level3.A51];[$optimize_tfidf_split6_level3.A51];[$optimize_tfidf_split7_level3.A51];[$optimize_tfidf_split8_level3.A51];[$optimize_tfidf_split9_level3.A51])" office:value-type="float" office:value="3" calcext:value-type="float">
            <text:p>3</text:p>
          </table:table-cell>
          <table:table-cell table:formula="of:=MIN([$optimize_tfidf_split0_level3.B51];[$optimize_tfidf_split1_level3.B51];[$optimize_tfidf_split2_level3.B51];[$optimize_tfidf_split3_level3.B51];[$optimize_tfidf_split4_level3.B51];[$optimize_tfidf_split5_level3.B51];[$optimize_tfidf_split6_level3.B51];[$optimize_tfidf_split7_level3.B51];[$optimize_tfidf_split8_level3.B51];[$optimize_tfidf_split9_level3.B51])" office:value-type="float" office:value="0.45" calcext:value-type="float">
            <text:p>0.45</text:p>
          </table:table-cell>
          <table:table-cell table:formula="of:=MIN([$optimize_tfidf_split0_level3.C51];[$optimize_tfidf_split1_level3.C51];[$optimize_tfidf_split2_level3.C51];[$optimize_tfidf_split3_level3.C51];[$optimize_tfidf_split4_level3.C51];[$optimize_tfidf_split5_level3.C51];[$optimize_tfidf_split6_level3.C51];[$optimize_tfidf_split7_level3.C51];[$optimize_tfidf_split8_level3.C51];[$optimize_tfidf_split9_level3.C51])" office:value-type="float" office:value="0.3044" calcext:value-type="float">
            <text:p>0.3044</text:p>
          </table:table-cell>
          <table:table-cell table:formula="of:=MIN([$optimize_tfidf_split0_level3.D51];[$optimize_tfidf_split1_level3.D51];[$optimize_tfidf_split2_level3.D51];[$optimize_tfidf_split3_level3.D51];[$optimize_tfidf_split4_level3.D51];[$optimize_tfidf_split5_level3.D51];[$optimize_tfidf_split6_level3.D51];[$optimize_tfidf_split7_level3.D51];[$optimize_tfidf_split8_level3.D51];[$optimize_tfidf_split9_level3.D51])" office:value-type="float" office:value="0.6415" calcext:value-type="float">
            <text:p>0.6415</text:p>
          </table:table-cell>
          <table:table-cell table:formula="of:=MIN([$optimize_tfidf_split0_level3.E51];[$optimize_tfidf_split1_level3.E51];[$optimize_tfidf_split2_level3.E51];[$optimize_tfidf_split3_level3.E51];[$optimize_tfidf_split4_level3.E51];[$optimize_tfidf_split5_level3.E51];[$optimize_tfidf_split6_level3.E51];[$optimize_tfidf_split7_level3.E51];[$optimize_tfidf_split8_level3.E51];[$optimize_tfidf_split9_level3.E51])" office:value-type="float" office:value="0.3951" calcext:value-type="float">
            <text:p>0.3951</text:p>
          </table:table-cell>
        </table:table-row>
        <table:table-row table:style-name="ro1">
          <table:table-cell table:formula="of:=MIN([$optimize_tfidf_split0_level3.A71];[$optimize_tfidf_split1_level3.A71];[$optimize_tfidf_split2_level3.A71];[$optimize_tfidf_split3_level3.A71];[$optimize_tfidf_split4_level3.A71];[$optimize_tfidf_split5_level3.A71];[$optimize_tfidf_split6_level3.A71];[$optimize_tfidf_split7_level3.A71];[$optimize_tfidf_split8_level3.A71];[$optimize_tfidf_split9_level3.A71])" office:value-type="float" office:value="4" calcext:value-type="float">
            <text:p>4</text:p>
          </table:table-cell>
          <table:table-cell table:formula="of:=MIN([$optimize_tfidf_split0_level3.B71];[$optimize_tfidf_split1_level3.B71];[$optimize_tfidf_split2_level3.B71];[$optimize_tfidf_split3_level3.B71];[$optimize_tfidf_split4_level3.B71];[$optimize_tfidf_split5_level3.B71];[$optimize_tfidf_split6_level3.B71];[$optimize_tfidf_split7_level3.B71];[$optimize_tfidf_split8_level3.B71];[$optimize_tfidf_split9_level3.B71])" office:value-type="float" office:value="0.45" calcext:value-type="float">
            <text:p>0.45</text:p>
          </table:table-cell>
          <table:table-cell table:formula="of:=MIN([$optimize_tfidf_split0_level3.C71];[$optimize_tfidf_split1_level3.C71];[$optimize_tfidf_split2_level3.C71];[$optimize_tfidf_split3_level3.C71];[$optimize_tfidf_split4_level3.C71];[$optimize_tfidf_split5_level3.C71];[$optimize_tfidf_split6_level3.C71];[$optimize_tfidf_split7_level3.C71];[$optimize_tfidf_split8_level3.C71];[$optimize_tfidf_split9_level3.C71])" office:value-type="float" office:value="0.2563" calcext:value-type="float">
            <text:p>0.2563</text:p>
          </table:table-cell>
          <table:table-cell table:formula="of:=MIN([$optimize_tfidf_split0_level3.D71];[$optimize_tfidf_split1_level3.D71];[$optimize_tfidf_split2_level3.D71];[$optimize_tfidf_split3_level3.D71];[$optimize_tfidf_split4_level3.D71];[$optimize_tfidf_split5_level3.D71];[$optimize_tfidf_split6_level3.D71];[$optimize_tfidf_split7_level3.D71];[$optimize_tfidf_split8_level3.D71];[$optimize_tfidf_split9_level3.D71])" office:value-type="float" office:value="0.7057" calcext:value-type="float">
            <text:p>0.7057</text:p>
          </table:table-cell>
          <table:table-cell table:formula="of:=MIN([$optimize_tfidf_split0_level3.E71];[$optimize_tfidf_split1_level3.E71];[$optimize_tfidf_split2_level3.E71];[$optimize_tfidf_split3_level3.E71];[$optimize_tfidf_split4_level3.E71];[$optimize_tfidf_split5_level3.E71];[$optimize_tfidf_split6_level3.E71];[$optimize_tfidf_split7_level3.E71];[$optimize_tfidf_split8_level3.E71];[$optimize_tfidf_split9_level3.E71])" office:value-type="float" office:value="0.3609" calcext:value-type="float">
            <text:p>0.3609</text:p>
          </table:table-cell>
        </table:table-row>
        <table:table-row table:style-name="ro1">
          <table:table-cell table:formula="of:=MIN([$optimize_tfidf_split0_level3.A91];[$optimize_tfidf_split1_level3.A91];[$optimize_tfidf_split2_level3.A91];[$optimize_tfidf_split3_level3.A91];[$optimize_tfidf_split4_level3.A91];[$optimize_tfidf_split5_level3.A91];[$optimize_tfidf_split6_level3.A91];[$optimize_tfidf_split7_level3.A91];[$optimize_tfidf_split8_level3.A91];[$optimize_tfidf_split9_level3.A91])" office:value-type="float" office:value="5" calcext:value-type="float">
            <text:p>5</text:p>
          </table:table-cell>
          <table:table-cell table:formula="of:=MIN([$optimize_tfidf_split0_level3.B91];[$optimize_tfidf_split1_level3.B91];[$optimize_tfidf_split2_level3.B91];[$optimize_tfidf_split3_level3.B91];[$optimize_tfidf_split4_level3.B91];[$optimize_tfidf_split5_level3.B91];[$optimize_tfidf_split6_level3.B91];[$optimize_tfidf_split7_level3.B91];[$optimize_tfidf_split8_level3.B91];[$optimize_tfidf_split9_level3.B91])" office:value-type="float" office:value="0.45" calcext:value-type="float">
            <text:p>0.45</text:p>
          </table:table-cell>
          <table:table-cell table:formula="of:=MIN([$optimize_tfidf_split0_level3.C91];[$optimize_tfidf_split1_level3.C91];[$optimize_tfidf_split2_level3.C91];[$optimize_tfidf_split3_level3.C91];[$optimize_tfidf_split4_level3.C91];[$optimize_tfidf_split5_level3.C91];[$optimize_tfidf_split6_level3.C91];[$optimize_tfidf_split7_level3.C91];[$optimize_tfidf_split8_level3.C91];[$optimize_tfidf_split9_level3.C91])" office:value-type="float" office:value="0.2208" calcext:value-type="float">
            <text:p>0.2208</text:p>
          </table:table-cell>
          <table:table-cell table:formula="of:=MIN([$optimize_tfidf_split0_level3.D91];[$optimize_tfidf_split1_level3.D91];[$optimize_tfidf_split2_level3.D91];[$optimize_tfidf_split3_level3.D91];[$optimize_tfidf_split4_level3.D91];[$optimize_tfidf_split5_level3.D91];[$optimize_tfidf_split6_level3.D91];[$optimize_tfidf_split7_level3.D91];[$optimize_tfidf_split8_level3.D91];[$optimize_tfidf_split9_level3.D91])" office:value-type="float" office:value="0.7465" calcext:value-type="float">
            <text:p>0.7465</text:p>
          </table:table-cell>
          <table:table-cell table:formula="of:=MIN([$optimize_tfidf_split0_level3.E91];[$optimize_tfidf_split1_level3.E91];[$optimize_tfidf_split2_level3.E91];[$optimize_tfidf_split3_level3.E91];[$optimize_tfidf_split4_level3.E91];[$optimize_tfidf_split5_level3.E91];[$optimize_tfidf_split6_level3.E91];[$optimize_tfidf_split7_level3.E91];[$optimize_tfidf_split8_level3.E91];[$optimize_tfidf_split9_level3.E9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111];[$optimize_tfidf_split1_level3.A111];[$optimize_tfidf_split2_level3.A111];[$optimize_tfidf_split3_level3.A111];[$optimize_tfidf_split4_level3.A111];[$optimize_tfidf_split5_level3.A111];[$optimize_tfidf_split6_level3.A111];[$optimize_tfidf_split7_level3.A111];[$optimize_tfidf_split8_level3.A111];[$optimize_tfidf_split9_level3.A111])" office:value-type="float" office:value="6" calcext:value-type="float">
            <text:p>6</text:p>
          </table:table-cell>
          <table:table-cell table:formula="of:=MIN([$optimize_tfidf_split0_level3.B111];[$optimize_tfidf_split1_level3.B111];[$optimize_tfidf_split2_level3.B111];[$optimize_tfidf_split3_level3.B111];[$optimize_tfidf_split4_level3.B111];[$optimize_tfidf_split5_level3.B111];[$optimize_tfidf_split6_level3.B111];[$optimize_tfidf_split7_level3.B111];[$optimize_tfidf_split8_level3.B111];[$optimize_tfidf_split9_level3.B111])" office:value-type="float" office:value="0.45" calcext:value-type="float">
            <text:p>0.45</text:p>
          </table:table-cell>
          <table:table-cell table:formula="of:=MIN([$optimize_tfidf_split0_level3.C111];[$optimize_tfidf_split1_level3.C111];[$optimize_tfidf_split2_level3.C111];[$optimize_tfidf_split3_level3.C111];[$optimize_tfidf_split4_level3.C111];[$optimize_tfidf_split5_level3.C111];[$optimize_tfidf_split6_level3.C111];[$optimize_tfidf_split7_level3.C111];[$optimize_tfidf_split8_level3.C111];[$optimize_tfidf_split9_level3.C111])" office:value-type="float" office:value="0.2208" calcext:value-type="float">
            <text:p>0.2208</text:p>
          </table:table-cell>
          <table:table-cell table:formula="of:=MIN([$optimize_tfidf_split0_level3.D111];[$optimize_tfidf_split1_level3.D111];[$optimize_tfidf_split2_level3.D111];[$optimize_tfidf_split3_level3.D111];[$optimize_tfidf_split4_level3.D111];[$optimize_tfidf_split5_level3.D111];[$optimize_tfidf_split6_level3.D111];[$optimize_tfidf_split7_level3.D111];[$optimize_tfidf_split8_level3.D111];[$optimize_tfidf_split9_level3.D111])" office:value-type="float" office:value="0.7465" calcext:value-type="float">
            <text:p>0.7465</text:p>
          </table:table-cell>
          <table:table-cell table:formula="of:=MIN([$optimize_tfidf_split0_level3.E111];[$optimize_tfidf_split1_level3.E111];[$optimize_tfidf_split2_level3.E111];[$optimize_tfidf_split3_level3.E111];[$optimize_tfidf_split4_level3.E111];[$optimize_tfidf_split5_level3.E111];[$optimize_tfidf_split6_level3.E111];[$optimize_tfidf_split7_level3.E111];[$optimize_tfidf_split8_level3.E111];[$optimize_tfidf_split9_level3.E11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131];[$optimize_tfidf_split1_level3.A131];[$optimize_tfidf_split2_level3.A131];[$optimize_tfidf_split3_level3.A131];[$optimize_tfidf_split4_level3.A131];[$optimize_tfidf_split5_level3.A131];[$optimize_tfidf_split6_level3.A131];[$optimize_tfidf_split7_level3.A131];[$optimize_tfidf_split8_level3.A131];[$optimize_tfidf_split9_level3.A131])" office:value-type="float" office:value="7" calcext:value-type="float">
            <text:p>7</text:p>
          </table:table-cell>
          <table:table-cell table:formula="of:=MIN([$optimize_tfidf_split0_level3.B131];[$optimize_tfidf_split1_level3.B131];[$optimize_tfidf_split2_level3.B131];[$optimize_tfidf_split3_level3.B131];[$optimize_tfidf_split4_level3.B131];[$optimize_tfidf_split5_level3.B131];[$optimize_tfidf_split6_level3.B131];[$optimize_tfidf_split7_level3.B131];[$optimize_tfidf_split8_level3.B131];[$optimize_tfidf_split9_level3.B131])" office:value-type="float" office:value="0.45" calcext:value-type="float">
            <text:p>0.45</text:p>
          </table:table-cell>
          <table:table-cell table:formula="of:=MIN([$optimize_tfidf_split0_level3.C131];[$optimize_tfidf_split1_level3.C131];[$optimize_tfidf_split2_level3.C131];[$optimize_tfidf_split3_level3.C131];[$optimize_tfidf_split4_level3.C131];[$optimize_tfidf_split5_level3.C131];[$optimize_tfidf_split6_level3.C131];[$optimize_tfidf_split7_level3.C131];[$optimize_tfidf_split8_level3.C131];[$optimize_tfidf_split9_level3.C131])" office:value-type="float" office:value="0.2208" calcext:value-type="float">
            <text:p>0.2208</text:p>
          </table:table-cell>
          <table:table-cell table:formula="of:=MIN([$optimize_tfidf_split0_level3.D131];[$optimize_tfidf_split1_level3.D131];[$optimize_tfidf_split2_level3.D131];[$optimize_tfidf_split3_level3.D131];[$optimize_tfidf_split4_level3.D131];[$optimize_tfidf_split5_level3.D131];[$optimize_tfidf_split6_level3.D131];[$optimize_tfidf_split7_level3.D131];[$optimize_tfidf_split8_level3.D131];[$optimize_tfidf_split9_level3.D131])" office:value-type="float" office:value="0.7465" calcext:value-type="float">
            <text:p>0.7465</text:p>
          </table:table-cell>
          <table:table-cell table:formula="of:=MIN([$optimize_tfidf_split0_level3.E131];[$optimize_tfidf_split1_level3.E131];[$optimize_tfidf_split2_level3.E131];[$optimize_tfidf_split3_level3.E131];[$optimize_tfidf_split4_level3.E131];[$optimize_tfidf_split5_level3.E131];[$optimize_tfidf_split6_level3.E131];[$optimize_tfidf_split7_level3.E131];[$optimize_tfidf_split8_level3.E131];[$optimize_tfidf_split9_level3.E13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151];[$optimize_tfidf_split1_level3.A151];[$optimize_tfidf_split2_level3.A151];[$optimize_tfidf_split3_level3.A151];[$optimize_tfidf_split4_level3.A151];[$optimize_tfidf_split5_level3.A151];[$optimize_tfidf_split6_level3.A151];[$optimize_tfidf_split7_level3.A151];[$optimize_tfidf_split8_level3.A151];[$optimize_tfidf_split9_level3.A151])" office:value-type="float" office:value="8" calcext:value-type="float">
            <text:p>8</text:p>
          </table:table-cell>
          <table:table-cell table:formula="of:=MIN([$optimize_tfidf_split0_level3.B151];[$optimize_tfidf_split1_level3.B151];[$optimize_tfidf_split2_level3.B151];[$optimize_tfidf_split3_level3.B151];[$optimize_tfidf_split4_level3.B151];[$optimize_tfidf_split5_level3.B151];[$optimize_tfidf_split6_level3.B151];[$optimize_tfidf_split7_level3.B151];[$optimize_tfidf_split8_level3.B151];[$optimize_tfidf_split9_level3.B151])" office:value-type="float" office:value="0.45" calcext:value-type="float">
            <text:p>0.45</text:p>
          </table:table-cell>
          <table:table-cell table:formula="of:=MIN([$optimize_tfidf_split0_level3.C151];[$optimize_tfidf_split1_level3.C151];[$optimize_tfidf_split2_level3.C151];[$optimize_tfidf_split3_level3.C151];[$optimize_tfidf_split4_level3.C151];[$optimize_tfidf_split5_level3.C151];[$optimize_tfidf_split6_level3.C151];[$optimize_tfidf_split7_level3.C151];[$optimize_tfidf_split8_level3.C151];[$optimize_tfidf_split9_level3.C151])" office:value-type="float" office:value="0.2208" calcext:value-type="float">
            <text:p>0.2208</text:p>
          </table:table-cell>
          <table:table-cell table:formula="of:=MIN([$optimize_tfidf_split0_level3.D151];[$optimize_tfidf_split1_level3.D151];[$optimize_tfidf_split2_level3.D151];[$optimize_tfidf_split3_level3.D151];[$optimize_tfidf_split4_level3.D151];[$optimize_tfidf_split5_level3.D151];[$optimize_tfidf_split6_level3.D151];[$optimize_tfidf_split7_level3.D151];[$optimize_tfidf_split8_level3.D151];[$optimize_tfidf_split9_level3.D151])" office:value-type="float" office:value="0.7465" calcext:value-type="float">
            <text:p>0.7465</text:p>
          </table:table-cell>
          <table:table-cell table:formula="of:=MIN([$optimize_tfidf_split0_level3.E151];[$optimize_tfidf_split1_level3.E151];[$optimize_tfidf_split2_level3.E151];[$optimize_tfidf_split3_level3.E151];[$optimize_tfidf_split4_level3.E151];[$optimize_tfidf_split5_level3.E151];[$optimize_tfidf_split6_level3.E151];[$optimize_tfidf_split7_level3.E151];[$optimize_tfidf_split8_level3.E151];[$optimize_tfidf_split9_level3.E15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171];[$optimize_tfidf_split1_level3.A171];[$optimize_tfidf_split2_level3.A171];[$optimize_tfidf_split3_level3.A171];[$optimize_tfidf_split4_level3.A171];[$optimize_tfidf_split5_level3.A171];[$optimize_tfidf_split6_level3.A171];[$optimize_tfidf_split7_level3.A171];[$optimize_tfidf_split8_level3.A171];[$optimize_tfidf_split9_level3.A171])" office:value-type="float" office:value="9" calcext:value-type="float">
            <text:p>9</text:p>
          </table:table-cell>
          <table:table-cell table:formula="of:=MIN([$optimize_tfidf_split0_level3.B171];[$optimize_tfidf_split1_level3.B171];[$optimize_tfidf_split2_level3.B171];[$optimize_tfidf_split3_level3.B171];[$optimize_tfidf_split4_level3.B171];[$optimize_tfidf_split5_level3.B171];[$optimize_tfidf_split6_level3.B171];[$optimize_tfidf_split7_level3.B171];[$optimize_tfidf_split8_level3.B171];[$optimize_tfidf_split9_level3.B171])" office:value-type="float" office:value="0.45" calcext:value-type="float">
            <text:p>0.45</text:p>
          </table:table-cell>
          <table:table-cell table:formula="of:=MIN([$optimize_tfidf_split0_level3.C171];[$optimize_tfidf_split1_level3.C171];[$optimize_tfidf_split2_level3.C171];[$optimize_tfidf_split3_level3.C171];[$optimize_tfidf_split4_level3.C171];[$optimize_tfidf_split5_level3.C171];[$optimize_tfidf_split6_level3.C171];[$optimize_tfidf_split7_level3.C171];[$optimize_tfidf_split8_level3.C171];[$optimize_tfidf_split9_level3.C171])" office:value-type="float" office:value="0.2208" calcext:value-type="float">
            <text:p>0.2208</text:p>
          </table:table-cell>
          <table:table-cell table:formula="of:=MIN([$optimize_tfidf_split0_level3.D171];[$optimize_tfidf_split1_level3.D171];[$optimize_tfidf_split2_level3.D171];[$optimize_tfidf_split3_level3.D171];[$optimize_tfidf_split4_level3.D171];[$optimize_tfidf_split5_level3.D171];[$optimize_tfidf_split6_level3.D171];[$optimize_tfidf_split7_level3.D171];[$optimize_tfidf_split8_level3.D171];[$optimize_tfidf_split9_level3.D171])" office:value-type="float" office:value="0.7465" calcext:value-type="float">
            <text:p>0.7465</text:p>
          </table:table-cell>
          <table:table-cell table:formula="of:=MIN([$optimize_tfidf_split0_level3.E171];[$optimize_tfidf_split1_level3.E171];[$optimize_tfidf_split2_level3.E171];[$optimize_tfidf_split3_level3.E171];[$optimize_tfidf_split4_level3.E171];[$optimize_tfidf_split5_level3.E171];[$optimize_tfidf_split6_level3.E171];[$optimize_tfidf_split7_level3.E171];[$optimize_tfidf_split8_level3.E171];[$optimize_tfidf_split9_level3.E17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191];[$optimize_tfidf_split1_level3.A191];[$optimize_tfidf_split2_level3.A191];[$optimize_tfidf_split3_level3.A191];[$optimize_tfidf_split4_level3.A191];[$optimize_tfidf_split5_level3.A191];[$optimize_tfidf_split6_level3.A191];[$optimize_tfidf_split7_level3.A191];[$optimize_tfidf_split8_level3.A191];[$optimize_tfidf_split9_level3.A191])" office:value-type="float" office:value="10" calcext:value-type="float">
            <text:p>10</text:p>
          </table:table-cell>
          <table:table-cell table:formula="of:=MIN([$optimize_tfidf_split0_level3.B191];[$optimize_tfidf_split1_level3.B191];[$optimize_tfidf_split2_level3.B191];[$optimize_tfidf_split3_level3.B191];[$optimize_tfidf_split4_level3.B191];[$optimize_tfidf_split5_level3.B191];[$optimize_tfidf_split6_level3.B191];[$optimize_tfidf_split7_level3.B191];[$optimize_tfidf_split8_level3.B191];[$optimize_tfidf_split9_level3.B191])" office:value-type="float" office:value="0.45" calcext:value-type="float">
            <text:p>0.45</text:p>
          </table:table-cell>
          <table:table-cell table:formula="of:=MIN([$optimize_tfidf_split0_level3.C191];[$optimize_tfidf_split1_level3.C191];[$optimize_tfidf_split2_level3.C191];[$optimize_tfidf_split3_level3.C191];[$optimize_tfidf_split4_level3.C191];[$optimize_tfidf_split5_level3.C191];[$optimize_tfidf_split6_level3.C191];[$optimize_tfidf_split7_level3.C191];[$optimize_tfidf_split8_level3.C191];[$optimize_tfidf_split9_level3.C191])" office:value-type="float" office:value="0.2208" calcext:value-type="float">
            <text:p>0.2208</text:p>
          </table:table-cell>
          <table:table-cell table:formula="of:=MIN([$optimize_tfidf_split0_level3.D191];[$optimize_tfidf_split1_level3.D191];[$optimize_tfidf_split2_level3.D191];[$optimize_tfidf_split3_level3.D191];[$optimize_tfidf_split4_level3.D191];[$optimize_tfidf_split5_level3.D191];[$optimize_tfidf_split6_level3.D191];[$optimize_tfidf_split7_level3.D191];[$optimize_tfidf_split8_level3.D191];[$optimize_tfidf_split9_level3.D191])" office:value-type="float" office:value="0.7465" calcext:value-type="float">
            <text:p>0.7465</text:p>
          </table:table-cell>
          <table:table-cell table:formula="of:=MIN([$optimize_tfidf_split0_level3.E191];[$optimize_tfidf_split1_level3.E191];[$optimize_tfidf_split2_level3.E191];[$optimize_tfidf_split3_level3.E191];[$optimize_tfidf_split4_level3.E191];[$optimize_tfidf_split5_level3.E191];[$optimize_tfidf_split6_level3.E191];[$optimize_tfidf_split7_level3.E191];[$optimize_tfidf_split8_level3.E191];[$optimize_tfidf_split9_level3.E19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211];[$optimize_tfidf_split1_level3.A211];[$optimize_tfidf_split2_level3.A211];[$optimize_tfidf_split3_level3.A211];[$optimize_tfidf_split4_level3.A211];[$optimize_tfidf_split5_level3.A211];[$optimize_tfidf_split6_level3.A211];[$optimize_tfidf_split7_level3.A211];[$optimize_tfidf_split8_level3.A211];[$optimize_tfidf_split9_level3.A211])" office:value-type="float" office:value="11" calcext:value-type="float">
            <text:p>11</text:p>
          </table:table-cell>
          <table:table-cell table:formula="of:=MIN([$optimize_tfidf_split0_level3.B211];[$optimize_tfidf_split1_level3.B211];[$optimize_tfidf_split2_level3.B211];[$optimize_tfidf_split3_level3.B211];[$optimize_tfidf_split4_level3.B211];[$optimize_tfidf_split5_level3.B211];[$optimize_tfidf_split6_level3.B211];[$optimize_tfidf_split7_level3.B211];[$optimize_tfidf_split8_level3.B211];[$optimize_tfidf_split9_level3.B211])" office:value-type="float" office:value="0.45" calcext:value-type="float">
            <text:p>0.45</text:p>
          </table:table-cell>
          <table:table-cell table:formula="of:=MIN([$optimize_tfidf_split0_level3.C211];[$optimize_tfidf_split1_level3.C211];[$optimize_tfidf_split2_level3.C211];[$optimize_tfidf_split3_level3.C211];[$optimize_tfidf_split4_level3.C211];[$optimize_tfidf_split5_level3.C211];[$optimize_tfidf_split6_level3.C211];[$optimize_tfidf_split7_level3.C211];[$optimize_tfidf_split8_level3.C211];[$optimize_tfidf_split9_level3.C211])" office:value-type="float" office:value="0.2208" calcext:value-type="float">
            <text:p>0.2208</text:p>
          </table:table-cell>
          <table:table-cell table:formula="of:=MIN([$optimize_tfidf_split0_level3.D211];[$optimize_tfidf_split1_level3.D211];[$optimize_tfidf_split2_level3.D211];[$optimize_tfidf_split3_level3.D211];[$optimize_tfidf_split4_level3.D211];[$optimize_tfidf_split5_level3.D211];[$optimize_tfidf_split6_level3.D211];[$optimize_tfidf_split7_level3.D211];[$optimize_tfidf_split8_level3.D211];[$optimize_tfidf_split9_level3.D211])" office:value-type="float" office:value="0.7465" calcext:value-type="float">
            <text:p>0.7465</text:p>
          </table:table-cell>
          <table:table-cell table:formula="of:=MIN([$optimize_tfidf_split0_level3.E211];[$optimize_tfidf_split1_level3.E211];[$optimize_tfidf_split2_level3.E211];[$optimize_tfidf_split3_level3.E211];[$optimize_tfidf_split4_level3.E211];[$optimize_tfidf_split5_level3.E211];[$optimize_tfidf_split6_level3.E211];[$optimize_tfidf_split7_level3.E211];[$optimize_tfidf_split8_level3.E211];[$optimize_tfidf_split9_level3.E21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231];[$optimize_tfidf_split1_level3.A231];[$optimize_tfidf_split2_level3.A231];[$optimize_tfidf_split3_level3.A231];[$optimize_tfidf_split4_level3.A231];[$optimize_tfidf_split5_level3.A231];[$optimize_tfidf_split6_level3.A231];[$optimize_tfidf_split7_level3.A231];[$optimize_tfidf_split8_level3.A231];[$optimize_tfidf_split9_level3.A231])" office:value-type="float" office:value="12" calcext:value-type="float">
            <text:p>12</text:p>
          </table:table-cell>
          <table:table-cell table:formula="of:=MIN([$optimize_tfidf_split0_level3.B231];[$optimize_tfidf_split1_level3.B231];[$optimize_tfidf_split2_level3.B231];[$optimize_tfidf_split3_level3.B231];[$optimize_tfidf_split4_level3.B231];[$optimize_tfidf_split5_level3.B231];[$optimize_tfidf_split6_level3.B231];[$optimize_tfidf_split7_level3.B231];[$optimize_tfidf_split8_level3.B231];[$optimize_tfidf_split9_level3.B231])" office:value-type="float" office:value="0.45" calcext:value-type="float">
            <text:p>0.45</text:p>
          </table:table-cell>
          <table:table-cell table:formula="of:=MIN([$optimize_tfidf_split0_level3.C231];[$optimize_tfidf_split1_level3.C231];[$optimize_tfidf_split2_level3.C231];[$optimize_tfidf_split3_level3.C231];[$optimize_tfidf_split4_level3.C231];[$optimize_tfidf_split5_level3.C231];[$optimize_tfidf_split6_level3.C231];[$optimize_tfidf_split7_level3.C231];[$optimize_tfidf_split8_level3.C231];[$optimize_tfidf_split9_level3.C231])" office:value-type="float" office:value="0.2208" calcext:value-type="float">
            <text:p>0.2208</text:p>
          </table:table-cell>
          <table:table-cell table:formula="of:=MIN([$optimize_tfidf_split0_level3.D231];[$optimize_tfidf_split1_level3.D231];[$optimize_tfidf_split2_level3.D231];[$optimize_tfidf_split3_level3.D231];[$optimize_tfidf_split4_level3.D231];[$optimize_tfidf_split5_level3.D231];[$optimize_tfidf_split6_level3.D231];[$optimize_tfidf_split7_level3.D231];[$optimize_tfidf_split8_level3.D231];[$optimize_tfidf_split9_level3.D231])" office:value-type="float" office:value="0.7465" calcext:value-type="float">
            <text:p>0.7465</text:p>
          </table:table-cell>
          <table:table-cell table:formula="of:=MIN([$optimize_tfidf_split0_level3.E231];[$optimize_tfidf_split1_level3.E231];[$optimize_tfidf_split2_level3.E231];[$optimize_tfidf_split3_level3.E231];[$optimize_tfidf_split4_level3.E231];[$optimize_tfidf_split5_level3.E231];[$optimize_tfidf_split6_level3.E231];[$optimize_tfidf_split7_level3.E231];[$optimize_tfidf_split8_level3.E231];[$optimize_tfidf_split9_level3.E23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251];[$optimize_tfidf_split1_level3.A251];[$optimize_tfidf_split2_level3.A251];[$optimize_tfidf_split3_level3.A251];[$optimize_tfidf_split4_level3.A251];[$optimize_tfidf_split5_level3.A251];[$optimize_tfidf_split6_level3.A251];[$optimize_tfidf_split7_level3.A251];[$optimize_tfidf_split8_level3.A251];[$optimize_tfidf_split9_level3.A251])" office:value-type="float" office:value="13" calcext:value-type="float">
            <text:p>13</text:p>
          </table:table-cell>
          <table:table-cell table:formula="of:=MIN([$optimize_tfidf_split0_level3.B251];[$optimize_tfidf_split1_level3.B251];[$optimize_tfidf_split2_level3.B251];[$optimize_tfidf_split3_level3.B251];[$optimize_tfidf_split4_level3.B251];[$optimize_tfidf_split5_level3.B251];[$optimize_tfidf_split6_level3.B251];[$optimize_tfidf_split7_level3.B251];[$optimize_tfidf_split8_level3.B251];[$optimize_tfidf_split9_level3.B251])" office:value-type="float" office:value="0.45" calcext:value-type="float">
            <text:p>0.45</text:p>
          </table:table-cell>
          <table:table-cell table:formula="of:=MIN([$optimize_tfidf_split0_level3.C251];[$optimize_tfidf_split1_level3.C251];[$optimize_tfidf_split2_level3.C251];[$optimize_tfidf_split3_level3.C251];[$optimize_tfidf_split4_level3.C251];[$optimize_tfidf_split5_level3.C251];[$optimize_tfidf_split6_level3.C251];[$optimize_tfidf_split7_level3.C251];[$optimize_tfidf_split8_level3.C251];[$optimize_tfidf_split9_level3.C251])" office:value-type="float" office:value="0.2208" calcext:value-type="float">
            <text:p>0.2208</text:p>
          </table:table-cell>
          <table:table-cell table:formula="of:=MIN([$optimize_tfidf_split0_level3.D251];[$optimize_tfidf_split1_level3.D251];[$optimize_tfidf_split2_level3.D251];[$optimize_tfidf_split3_level3.D251];[$optimize_tfidf_split4_level3.D251];[$optimize_tfidf_split5_level3.D251];[$optimize_tfidf_split6_level3.D251];[$optimize_tfidf_split7_level3.D251];[$optimize_tfidf_split8_level3.D251];[$optimize_tfidf_split9_level3.D251])" office:value-type="float" office:value="0.7465" calcext:value-type="float">
            <text:p>0.7465</text:p>
          </table:table-cell>
          <table:table-cell table:formula="of:=MIN([$optimize_tfidf_split0_level3.E251];[$optimize_tfidf_split1_level3.E251];[$optimize_tfidf_split2_level3.E251];[$optimize_tfidf_split3_level3.E251];[$optimize_tfidf_split4_level3.E251];[$optimize_tfidf_split5_level3.E251];[$optimize_tfidf_split6_level3.E251];[$optimize_tfidf_split7_level3.E251];[$optimize_tfidf_split8_level3.E251];[$optimize_tfidf_split9_level3.E25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271];[$optimize_tfidf_split1_level3.A271];[$optimize_tfidf_split2_level3.A271];[$optimize_tfidf_split3_level3.A271];[$optimize_tfidf_split4_level3.A271];[$optimize_tfidf_split5_level3.A271];[$optimize_tfidf_split6_level3.A271];[$optimize_tfidf_split7_level3.A271];[$optimize_tfidf_split8_level3.A271];[$optimize_tfidf_split9_level3.A271])" office:value-type="float" office:value="14" calcext:value-type="float">
            <text:p>14</text:p>
          </table:table-cell>
          <table:table-cell table:formula="of:=MIN([$optimize_tfidf_split0_level3.B271];[$optimize_tfidf_split1_level3.B271];[$optimize_tfidf_split2_level3.B271];[$optimize_tfidf_split3_level3.B271];[$optimize_tfidf_split4_level3.B271];[$optimize_tfidf_split5_level3.B271];[$optimize_tfidf_split6_level3.B271];[$optimize_tfidf_split7_level3.B271];[$optimize_tfidf_split8_level3.B271];[$optimize_tfidf_split9_level3.B271])" office:value-type="float" office:value="0.45" calcext:value-type="float">
            <text:p>0.45</text:p>
          </table:table-cell>
          <table:table-cell table:formula="of:=MIN([$optimize_tfidf_split0_level3.C271];[$optimize_tfidf_split1_level3.C271];[$optimize_tfidf_split2_level3.C271];[$optimize_tfidf_split3_level3.C271];[$optimize_tfidf_split4_level3.C271];[$optimize_tfidf_split5_level3.C271];[$optimize_tfidf_split6_level3.C271];[$optimize_tfidf_split7_level3.C271];[$optimize_tfidf_split8_level3.C271];[$optimize_tfidf_split9_level3.C271])" office:value-type="float" office:value="0.2208" calcext:value-type="float">
            <text:p>0.2208</text:p>
          </table:table-cell>
          <table:table-cell table:formula="of:=MIN([$optimize_tfidf_split0_level3.D271];[$optimize_tfidf_split1_level3.D271];[$optimize_tfidf_split2_level3.D271];[$optimize_tfidf_split3_level3.D271];[$optimize_tfidf_split4_level3.D271];[$optimize_tfidf_split5_level3.D271];[$optimize_tfidf_split6_level3.D271];[$optimize_tfidf_split7_level3.D271];[$optimize_tfidf_split8_level3.D271];[$optimize_tfidf_split9_level3.D271])" office:value-type="float" office:value="0.7465" calcext:value-type="float">
            <text:p>0.7465</text:p>
          </table:table-cell>
          <table:table-cell table:formula="of:=MIN([$optimize_tfidf_split0_level3.E271];[$optimize_tfidf_split1_level3.E271];[$optimize_tfidf_split2_level3.E271];[$optimize_tfidf_split3_level3.E271];[$optimize_tfidf_split4_level3.E271];[$optimize_tfidf_split5_level3.E271];[$optimize_tfidf_split6_level3.E271];[$optimize_tfidf_split7_level3.E271];[$optimize_tfidf_split8_level3.E271];[$optimize_tfidf_split9_level3.E27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291];[$optimize_tfidf_split1_level3.A291];[$optimize_tfidf_split2_level3.A291];[$optimize_tfidf_split3_level3.A291];[$optimize_tfidf_split4_level3.A291];[$optimize_tfidf_split5_level3.A291];[$optimize_tfidf_split6_level3.A291];[$optimize_tfidf_split7_level3.A291];[$optimize_tfidf_split8_level3.A291];[$optimize_tfidf_split9_level3.A291])" office:value-type="float" office:value="15" calcext:value-type="float">
            <text:p>15</text:p>
          </table:table-cell>
          <table:table-cell table:formula="of:=MIN([$optimize_tfidf_split0_level3.B291];[$optimize_tfidf_split1_level3.B291];[$optimize_tfidf_split2_level3.B291];[$optimize_tfidf_split3_level3.B291];[$optimize_tfidf_split4_level3.B291];[$optimize_tfidf_split5_level3.B291];[$optimize_tfidf_split6_level3.B291];[$optimize_tfidf_split7_level3.B291];[$optimize_tfidf_split8_level3.B291];[$optimize_tfidf_split9_level3.B291])" office:value-type="float" office:value="0.45" calcext:value-type="float">
            <text:p>0.45</text:p>
          </table:table-cell>
          <table:table-cell table:formula="of:=MIN([$optimize_tfidf_split0_level3.C291];[$optimize_tfidf_split1_level3.C291];[$optimize_tfidf_split2_level3.C291];[$optimize_tfidf_split3_level3.C291];[$optimize_tfidf_split4_level3.C291];[$optimize_tfidf_split5_level3.C291];[$optimize_tfidf_split6_level3.C291];[$optimize_tfidf_split7_level3.C291];[$optimize_tfidf_split8_level3.C291];[$optimize_tfidf_split9_level3.C291])" office:value-type="float" office:value="0.2208" calcext:value-type="float">
            <text:p>0.2208</text:p>
          </table:table-cell>
          <table:table-cell table:formula="of:=MIN([$optimize_tfidf_split0_level3.D291];[$optimize_tfidf_split1_level3.D291];[$optimize_tfidf_split2_level3.D291];[$optimize_tfidf_split3_level3.D291];[$optimize_tfidf_split4_level3.D291];[$optimize_tfidf_split5_level3.D291];[$optimize_tfidf_split6_level3.D291];[$optimize_tfidf_split7_level3.D291];[$optimize_tfidf_split8_level3.D291];[$optimize_tfidf_split9_level3.D291])" office:value-type="float" office:value="0.7465" calcext:value-type="float">
            <text:p>0.7465</text:p>
          </table:table-cell>
          <table:table-cell table:formula="of:=MIN([$optimize_tfidf_split0_level3.E291];[$optimize_tfidf_split1_level3.E291];[$optimize_tfidf_split2_level3.E291];[$optimize_tfidf_split3_level3.E291];[$optimize_tfidf_split4_level3.E291];[$optimize_tfidf_split5_level3.E291];[$optimize_tfidf_split6_level3.E291];[$optimize_tfidf_split7_level3.E291];[$optimize_tfidf_split8_level3.E291];[$optimize_tfidf_split9_level3.E291])" office:value-type="float" office:value="0.3261" calcext:value-type="float">
            <text:p>0.3261</text:p>
          </table:table-cell>
        </table:table-row>
        <table:table-row table:style-name="ro1">
          <table:table-cell table:formula="of:=MIN([$optimize_tfidf_split0_level3.A12];[$optimize_tfidf_split1_level3.A12];[$optimize_tfidf_split2_level3.A12];[$optimize_tfidf_split3_level3.A12];[$optimize_tfidf_split4_level3.A12];[$optimize_tfidf_split5_level3.A12];[$optimize_tfidf_split6_level3.A12];[$optimize_tfidf_split7_level3.A12];[$optimize_tfidf_split8_level3.A12];[$optimize_tfidf_split9_level3.A12])" office:value-type="float" office:value="1" calcext:value-type="float">
            <text:p>1</text:p>
          </table:table-cell>
          <table:table-cell table:formula="of:=MIN([$optimize_tfidf_split0_level3.B12];[$optimize_tfidf_split1_level3.B12];[$optimize_tfidf_split2_level3.B12];[$optimize_tfidf_split3_level3.B12];[$optimize_tfidf_split4_level3.B12];[$optimize_tfidf_split5_level3.B12];[$optimize_tfidf_split6_level3.B12];[$optimize_tfidf_split7_level3.B12];[$optimize_tfidf_split8_level3.B12];[$optimize_tfidf_split9_level3.B12])" office:value-type="float" office:value="0.5" calcext:value-type="float">
            <text:p>0.5</text:p>
          </table:table-cell>
          <table:table-cell table:formula="of:=MIN([$optimize_tfidf_split0_level3.C12];[$optimize_tfidf_split1_level3.C12];[$optimize_tfidf_split2_level3.C12];[$optimize_tfidf_split3_level3.C12];[$optimize_tfidf_split4_level3.C12];[$optimize_tfidf_split5_level3.C12];[$optimize_tfidf_split6_level3.C12];[$optimize_tfidf_split7_level3.C12];[$optimize_tfidf_split8_level3.C12];[$optimize_tfidf_split9_level3.C12])" office:value-type="float" office:value="0.4872" calcext:value-type="float">
            <text:p>0.4872</text:p>
          </table:table-cell>
          <table:table-cell table:formula="of:=MIN([$optimize_tfidf_split0_level3.D12];[$optimize_tfidf_split1_level3.D12];[$optimize_tfidf_split2_level3.D12];[$optimize_tfidf_split3_level3.D12];[$optimize_tfidf_split4_level3.D12];[$optimize_tfidf_split5_level3.D12];[$optimize_tfidf_split6_level3.D12];[$optimize_tfidf_split7_level3.D12];[$optimize_tfidf_split8_level3.D12];[$optimize_tfidf_split9_level3.D12])" office:value-type="float" office:value="0.3684" calcext:value-type="float">
            <text:p>0.3684</text:p>
          </table:table-cell>
          <table:table-cell table:formula="of:=MIN([$optimize_tfidf_split0_level3.E12];[$optimize_tfidf_split1_level3.E12];[$optimize_tfidf_split2_level3.E12];[$optimize_tfidf_split3_level3.E12];[$optimize_tfidf_split4_level3.E12];[$optimize_tfidf_split5_level3.E12];[$optimize_tfidf_split6_level3.E12];[$optimize_tfidf_split7_level3.E12];[$optimize_tfidf_split8_level3.E12];[$optimize_tfidf_split9_level3.E12])" office:value-type="float" office:value="0.4037" calcext:value-type="float">
            <text:p>0.4037</text:p>
          </table:table-cell>
        </table:table-row>
        <table:table-row table:style-name="ro1">
          <table:table-cell table:formula="of:=MIN([$optimize_tfidf_split0_level3.A32];[$optimize_tfidf_split1_level3.A32];[$optimize_tfidf_split2_level3.A32];[$optimize_tfidf_split3_level3.A32];[$optimize_tfidf_split4_level3.A32];[$optimize_tfidf_split5_level3.A32];[$optimize_tfidf_split6_level3.A32];[$optimize_tfidf_split7_level3.A32];[$optimize_tfidf_split8_level3.A32];[$optimize_tfidf_split9_level3.A32])" office:value-type="float" office:value="2" calcext:value-type="float">
            <text:p>2</text:p>
          </table:table-cell>
          <table:table-cell table:formula="of:=MIN([$optimize_tfidf_split0_level3.B32];[$optimize_tfidf_split1_level3.B32];[$optimize_tfidf_split2_level3.B32];[$optimize_tfidf_split3_level3.B32];[$optimize_tfidf_split4_level3.B32];[$optimize_tfidf_split5_level3.B32];[$optimize_tfidf_split6_level3.B32];[$optimize_tfidf_split7_level3.B32];[$optimize_tfidf_split8_level3.B32];[$optimize_tfidf_split9_level3.B32])" office:value-type="float" office:value="0.5" calcext:value-type="float">
            <text:p>0.5</text:p>
          </table:table-cell>
          <table:table-cell table:formula="of:=MIN([$optimize_tfidf_split0_level3.C32];[$optimize_tfidf_split1_level3.C32];[$optimize_tfidf_split2_level3.C32];[$optimize_tfidf_split3_level3.C32];[$optimize_tfidf_split4_level3.C32];[$optimize_tfidf_split5_level3.C32];[$optimize_tfidf_split6_level3.C32];[$optimize_tfidf_split7_level3.C32];[$optimize_tfidf_split8_level3.C32];[$optimize_tfidf_split9_level3.C32])" office:value-type="float" office:value="0.3702" calcext:value-type="float">
            <text:p>0.3702</text:p>
          </table:table-cell>
          <table:table-cell table:formula="of:=MIN([$optimize_tfidf_split0_level3.D32];[$optimize_tfidf_split1_level3.D32];[$optimize_tfidf_split2_level3.D32];[$optimize_tfidf_split3_level3.D32];[$optimize_tfidf_split4_level3.D32];[$optimize_tfidf_split5_level3.D32];[$optimize_tfidf_split6_level3.D32];[$optimize_tfidf_split7_level3.D32];[$optimize_tfidf_split8_level3.D32];[$optimize_tfidf_split9_level3.D32])" office:value-type="float" office:value="0.5186" calcext:value-type="float">
            <text:p>0.5186</text:p>
          </table:table-cell>
          <table:table-cell table:formula="of:=MIN([$optimize_tfidf_split0_level3.E32];[$optimize_tfidf_split1_level3.E32];[$optimize_tfidf_split2_level3.E32];[$optimize_tfidf_split3_level3.E32];[$optimize_tfidf_split4_level3.E32];[$optimize_tfidf_split5_level3.E32];[$optimize_tfidf_split6_level3.E32];[$optimize_tfidf_split7_level3.E32];[$optimize_tfidf_split8_level3.E32];[$optimize_tfidf_split9_level3.E32])" office:value-type="float" office:value="0.4132" calcext:value-type="float">
            <text:p>0.4132</text:p>
          </table:table-cell>
        </table:table-row>
        <table:table-row table:style-name="ro1">
          <table:table-cell table:formula="of:=MIN([$optimize_tfidf_split0_level3.A52];[$optimize_tfidf_split1_level3.A52];[$optimize_tfidf_split2_level3.A52];[$optimize_tfidf_split3_level3.A52];[$optimize_tfidf_split4_level3.A52];[$optimize_tfidf_split5_level3.A52];[$optimize_tfidf_split6_level3.A52];[$optimize_tfidf_split7_level3.A52];[$optimize_tfidf_split8_level3.A52];[$optimize_tfidf_split9_level3.A52])" office:value-type="float" office:value="3" calcext:value-type="float">
            <text:p>3</text:p>
          </table:table-cell>
          <table:table-cell table:formula="of:=MIN([$optimize_tfidf_split0_level3.B52];[$optimize_tfidf_split1_level3.B52];[$optimize_tfidf_split2_level3.B52];[$optimize_tfidf_split3_level3.B52];[$optimize_tfidf_split4_level3.B52];[$optimize_tfidf_split5_level3.B52];[$optimize_tfidf_split6_level3.B52];[$optimize_tfidf_split7_level3.B52];[$optimize_tfidf_split8_level3.B52];[$optimize_tfidf_split9_level3.B52])" office:value-type="float" office:value="0.5" calcext:value-type="float">
            <text:p>0.5</text:p>
          </table:table-cell>
          <table:table-cell table:formula="of:=MIN([$optimize_tfidf_split0_level3.C52];[$optimize_tfidf_split1_level3.C52];[$optimize_tfidf_split2_level3.C52];[$optimize_tfidf_split3_level3.C52];[$optimize_tfidf_split4_level3.C52];[$optimize_tfidf_split5_level3.C52];[$optimize_tfidf_split6_level3.C52];[$optimize_tfidf_split7_level3.C52];[$optimize_tfidf_split8_level3.C52];[$optimize_tfidf_split9_level3.C52])" office:value-type="float" office:value="0.2918" calcext:value-type="float">
            <text:p>0.2918</text:p>
          </table:table-cell>
          <table:table-cell table:formula="of:=MIN([$optimize_tfidf_split0_level3.D52];[$optimize_tfidf_split1_level3.D52];[$optimize_tfidf_split2_level3.D52];[$optimize_tfidf_split3_level3.D52];[$optimize_tfidf_split4_level3.D52];[$optimize_tfidf_split5_level3.D52];[$optimize_tfidf_split6_level3.D52];[$optimize_tfidf_split7_level3.D52];[$optimize_tfidf_split8_level3.D52];[$optimize_tfidf_split9_level3.D52])" office:value-type="float" office:value="0.6104" calcext:value-type="float">
            <text:p>0.6104</text:p>
          </table:table-cell>
          <table:table-cell table:formula="of:=MIN([$optimize_tfidf_split0_level3.E52];[$optimize_tfidf_split1_level3.E52];[$optimize_tfidf_split2_level3.E52];[$optimize_tfidf_split3_level3.E52];[$optimize_tfidf_split4_level3.E52];[$optimize_tfidf_split5_level3.E52];[$optimize_tfidf_split6_level3.E52];[$optimize_tfidf_split7_level3.E52];[$optimize_tfidf_split8_level3.E52];[$optimize_tfidf_split9_level3.E52])" office:value-type="float" office:value="0.3777" calcext:value-type="float">
            <text:p>0.3777</text:p>
          </table:table-cell>
        </table:table-row>
        <table:table-row table:style-name="ro1">
          <table:table-cell table:formula="of:=MIN([$optimize_tfidf_split0_level3.A72];[$optimize_tfidf_split1_level3.A72];[$optimize_tfidf_split2_level3.A72];[$optimize_tfidf_split3_level3.A72];[$optimize_tfidf_split4_level3.A72];[$optimize_tfidf_split5_level3.A72];[$optimize_tfidf_split6_level3.A72];[$optimize_tfidf_split7_level3.A72];[$optimize_tfidf_split8_level3.A72];[$optimize_tfidf_split9_level3.A72])" office:value-type="float" office:value="4" calcext:value-type="float">
            <text:p>4</text:p>
          </table:table-cell>
          <table:table-cell table:formula="of:=MIN([$optimize_tfidf_split0_level3.B72];[$optimize_tfidf_split1_level3.B72];[$optimize_tfidf_split2_level3.B72];[$optimize_tfidf_split3_level3.B72];[$optimize_tfidf_split4_level3.B72];[$optimize_tfidf_split5_level3.B72];[$optimize_tfidf_split6_level3.B72];[$optimize_tfidf_split7_level3.B72];[$optimize_tfidf_split8_level3.B72];[$optimize_tfidf_split9_level3.B72])" office:value-type="float" office:value="0.5" calcext:value-type="float">
            <text:p>0.5</text:p>
          </table:table-cell>
          <table:table-cell table:formula="of:=MIN([$optimize_tfidf_split0_level3.C72];[$optimize_tfidf_split1_level3.C72];[$optimize_tfidf_split2_level3.C72];[$optimize_tfidf_split3_level3.C72];[$optimize_tfidf_split4_level3.C72];[$optimize_tfidf_split5_level3.C72];[$optimize_tfidf_split6_level3.C72];[$optimize_tfidf_split7_level3.C72];[$optimize_tfidf_split8_level3.C72];[$optimize_tfidf_split9_level3.C72])" office:value-type="float" office:value="0.2456" calcext:value-type="float">
            <text:p>0.2456</text:p>
          </table:table-cell>
          <table:table-cell table:formula="of:=MIN([$optimize_tfidf_split0_level3.D72];[$optimize_tfidf_split1_level3.D72];[$optimize_tfidf_split2_level3.D72];[$optimize_tfidf_split3_level3.D72];[$optimize_tfidf_split4_level3.D72];[$optimize_tfidf_split5_level3.D72];[$optimize_tfidf_split6_level3.D72];[$optimize_tfidf_split7_level3.D72];[$optimize_tfidf_split8_level3.D72];[$optimize_tfidf_split9_level3.D72])" office:value-type="float" office:value="0.6768" calcext:value-type="float">
            <text:p>0.6768</text:p>
          </table:table-cell>
          <table:table-cell table:formula="of:=MIN([$optimize_tfidf_split0_level3.E72];[$optimize_tfidf_split1_level3.E72];[$optimize_tfidf_split2_level3.E72];[$optimize_tfidf_split3_level3.E72];[$optimize_tfidf_split4_level3.E72];[$optimize_tfidf_split5_level3.E72];[$optimize_tfidf_split6_level3.E72];[$optimize_tfidf_split7_level3.E72];[$optimize_tfidf_split8_level3.E72];[$optimize_tfidf_split9_level3.E72])" office:value-type="float" office:value="0.3449" calcext:value-type="float">
            <text:p>0.3449</text:p>
          </table:table-cell>
        </table:table-row>
        <table:table-row table:style-name="ro1">
          <table:table-cell table:formula="of:=MIN([$optimize_tfidf_split0_level3.A92];[$optimize_tfidf_split1_level3.A92];[$optimize_tfidf_split2_level3.A92];[$optimize_tfidf_split3_level3.A92];[$optimize_tfidf_split4_level3.A92];[$optimize_tfidf_split5_level3.A92];[$optimize_tfidf_split6_level3.A92];[$optimize_tfidf_split7_level3.A92];[$optimize_tfidf_split8_level3.A92];[$optimize_tfidf_split9_level3.A92])" office:value-type="float" office:value="5" calcext:value-type="float">
            <text:p>5</text:p>
          </table:table-cell>
          <table:table-cell table:formula="of:=MIN([$optimize_tfidf_split0_level3.B92];[$optimize_tfidf_split1_level3.B92];[$optimize_tfidf_split2_level3.B92];[$optimize_tfidf_split3_level3.B92];[$optimize_tfidf_split4_level3.B92];[$optimize_tfidf_split5_level3.B92];[$optimize_tfidf_split6_level3.B92];[$optimize_tfidf_split7_level3.B92];[$optimize_tfidf_split8_level3.B92];[$optimize_tfidf_split9_level3.B92])" office:value-type="float" office:value="0.5" calcext:value-type="float">
            <text:p>0.5</text:p>
          </table:table-cell>
          <table:table-cell table:formula="of:=MIN([$optimize_tfidf_split0_level3.C92];[$optimize_tfidf_split1_level3.C92];[$optimize_tfidf_split2_level3.C92];[$optimize_tfidf_split3_level3.C92];[$optimize_tfidf_split4_level3.C92];[$optimize_tfidf_split5_level3.C92];[$optimize_tfidf_split6_level3.C92];[$optimize_tfidf_split7_level3.C92];[$optimize_tfidf_split8_level3.C92];[$optimize_tfidf_split9_level3.C92])" office:value-type="float" office:value="0.2088" calcext:value-type="float">
            <text:p>0.2088</text:p>
          </table:table-cell>
          <table:table-cell table:formula="of:=MIN([$optimize_tfidf_split0_level3.D92];[$optimize_tfidf_split1_level3.D92];[$optimize_tfidf_split2_level3.D92];[$optimize_tfidf_split3_level3.D92];[$optimize_tfidf_split4_level3.D92];[$optimize_tfidf_split5_level3.D92];[$optimize_tfidf_split6_level3.D92];[$optimize_tfidf_split7_level3.D92];[$optimize_tfidf_split8_level3.D92];[$optimize_tfidf_split9_level3.D92])" office:value-type="float" office:value="0.7096" calcext:value-type="float">
            <text:p>0.7096</text:p>
          </table:table-cell>
          <table:table-cell table:formula="of:=MIN([$optimize_tfidf_split0_level3.E92];[$optimize_tfidf_split1_level3.E92];[$optimize_tfidf_split2_level3.E92];[$optimize_tfidf_split3_level3.E92];[$optimize_tfidf_split4_level3.E92];[$optimize_tfidf_split5_level3.E92];[$optimize_tfidf_split6_level3.E92];[$optimize_tfidf_split7_level3.E92];[$optimize_tfidf_split8_level3.E92];[$optimize_tfidf_split9_level3.E9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112];[$optimize_tfidf_split1_level3.A112];[$optimize_tfidf_split2_level3.A112];[$optimize_tfidf_split3_level3.A112];[$optimize_tfidf_split4_level3.A112];[$optimize_tfidf_split5_level3.A112];[$optimize_tfidf_split6_level3.A112];[$optimize_tfidf_split7_level3.A112];[$optimize_tfidf_split8_level3.A112];[$optimize_tfidf_split9_level3.A112])" office:value-type="float" office:value="6" calcext:value-type="float">
            <text:p>6</text:p>
          </table:table-cell>
          <table:table-cell table:formula="of:=MIN([$optimize_tfidf_split0_level3.B112];[$optimize_tfidf_split1_level3.B112];[$optimize_tfidf_split2_level3.B112];[$optimize_tfidf_split3_level3.B112];[$optimize_tfidf_split4_level3.B112];[$optimize_tfidf_split5_level3.B112];[$optimize_tfidf_split6_level3.B112];[$optimize_tfidf_split7_level3.B112];[$optimize_tfidf_split8_level3.B112];[$optimize_tfidf_split9_level3.B112])" office:value-type="float" office:value="0.5" calcext:value-type="float">
            <text:p>0.5</text:p>
          </table:table-cell>
          <table:table-cell table:formula="of:=MIN([$optimize_tfidf_split0_level3.C112];[$optimize_tfidf_split1_level3.C112];[$optimize_tfidf_split2_level3.C112];[$optimize_tfidf_split3_level3.C112];[$optimize_tfidf_split4_level3.C112];[$optimize_tfidf_split5_level3.C112];[$optimize_tfidf_split6_level3.C112];[$optimize_tfidf_split7_level3.C112];[$optimize_tfidf_split8_level3.C112];[$optimize_tfidf_split9_level3.C112])" office:value-type="float" office:value="0.2088" calcext:value-type="float">
            <text:p>0.2088</text:p>
          </table:table-cell>
          <table:table-cell table:formula="of:=MIN([$optimize_tfidf_split0_level3.D112];[$optimize_tfidf_split1_level3.D112];[$optimize_tfidf_split2_level3.D112];[$optimize_tfidf_split3_level3.D112];[$optimize_tfidf_split4_level3.D112];[$optimize_tfidf_split5_level3.D112];[$optimize_tfidf_split6_level3.D112];[$optimize_tfidf_split7_level3.D112];[$optimize_tfidf_split8_level3.D112];[$optimize_tfidf_split9_level3.D112])" office:value-type="float" office:value="0.7096" calcext:value-type="float">
            <text:p>0.7096</text:p>
          </table:table-cell>
          <table:table-cell table:formula="of:=MIN([$optimize_tfidf_split0_level3.E112];[$optimize_tfidf_split1_level3.E112];[$optimize_tfidf_split2_level3.E112];[$optimize_tfidf_split3_level3.E112];[$optimize_tfidf_split4_level3.E112];[$optimize_tfidf_split5_level3.E112];[$optimize_tfidf_split6_level3.E112];[$optimize_tfidf_split7_level3.E112];[$optimize_tfidf_split8_level3.E112];[$optimize_tfidf_split9_level3.E11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132];[$optimize_tfidf_split1_level3.A132];[$optimize_tfidf_split2_level3.A132];[$optimize_tfidf_split3_level3.A132];[$optimize_tfidf_split4_level3.A132];[$optimize_tfidf_split5_level3.A132];[$optimize_tfidf_split6_level3.A132];[$optimize_tfidf_split7_level3.A132];[$optimize_tfidf_split8_level3.A132];[$optimize_tfidf_split9_level3.A132])" office:value-type="float" office:value="7" calcext:value-type="float">
            <text:p>7</text:p>
          </table:table-cell>
          <table:table-cell table:formula="of:=MIN([$optimize_tfidf_split0_level3.B132];[$optimize_tfidf_split1_level3.B132];[$optimize_tfidf_split2_level3.B132];[$optimize_tfidf_split3_level3.B132];[$optimize_tfidf_split4_level3.B132];[$optimize_tfidf_split5_level3.B132];[$optimize_tfidf_split6_level3.B132];[$optimize_tfidf_split7_level3.B132];[$optimize_tfidf_split8_level3.B132];[$optimize_tfidf_split9_level3.B132])" office:value-type="float" office:value="0.5" calcext:value-type="float">
            <text:p>0.5</text:p>
          </table:table-cell>
          <table:table-cell table:formula="of:=MIN([$optimize_tfidf_split0_level3.C132];[$optimize_tfidf_split1_level3.C132];[$optimize_tfidf_split2_level3.C132];[$optimize_tfidf_split3_level3.C132];[$optimize_tfidf_split4_level3.C132];[$optimize_tfidf_split5_level3.C132];[$optimize_tfidf_split6_level3.C132];[$optimize_tfidf_split7_level3.C132];[$optimize_tfidf_split8_level3.C132];[$optimize_tfidf_split9_level3.C132])" office:value-type="float" office:value="0.2088" calcext:value-type="float">
            <text:p>0.2088</text:p>
          </table:table-cell>
          <table:table-cell table:formula="of:=MIN([$optimize_tfidf_split0_level3.D132];[$optimize_tfidf_split1_level3.D132];[$optimize_tfidf_split2_level3.D132];[$optimize_tfidf_split3_level3.D132];[$optimize_tfidf_split4_level3.D132];[$optimize_tfidf_split5_level3.D132];[$optimize_tfidf_split6_level3.D132];[$optimize_tfidf_split7_level3.D132];[$optimize_tfidf_split8_level3.D132];[$optimize_tfidf_split9_level3.D132])" office:value-type="float" office:value="0.7096" calcext:value-type="float">
            <text:p>0.7096</text:p>
          </table:table-cell>
          <table:table-cell table:formula="of:=MIN([$optimize_tfidf_split0_level3.E132];[$optimize_tfidf_split1_level3.E132];[$optimize_tfidf_split2_level3.E132];[$optimize_tfidf_split3_level3.E132];[$optimize_tfidf_split4_level3.E132];[$optimize_tfidf_split5_level3.E132];[$optimize_tfidf_split6_level3.E132];[$optimize_tfidf_split7_level3.E132];[$optimize_tfidf_split8_level3.E132];[$optimize_tfidf_split9_level3.E13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152];[$optimize_tfidf_split1_level3.A152];[$optimize_tfidf_split2_level3.A152];[$optimize_tfidf_split3_level3.A152];[$optimize_tfidf_split4_level3.A152];[$optimize_tfidf_split5_level3.A152];[$optimize_tfidf_split6_level3.A152];[$optimize_tfidf_split7_level3.A152];[$optimize_tfidf_split8_level3.A152];[$optimize_tfidf_split9_level3.A152])" office:value-type="float" office:value="8" calcext:value-type="float">
            <text:p>8</text:p>
          </table:table-cell>
          <table:table-cell table:formula="of:=MIN([$optimize_tfidf_split0_level3.B152];[$optimize_tfidf_split1_level3.B152];[$optimize_tfidf_split2_level3.B152];[$optimize_tfidf_split3_level3.B152];[$optimize_tfidf_split4_level3.B152];[$optimize_tfidf_split5_level3.B152];[$optimize_tfidf_split6_level3.B152];[$optimize_tfidf_split7_level3.B152];[$optimize_tfidf_split8_level3.B152];[$optimize_tfidf_split9_level3.B152])" office:value-type="float" office:value="0.5" calcext:value-type="float">
            <text:p>0.5</text:p>
          </table:table-cell>
          <table:table-cell table:formula="of:=MIN([$optimize_tfidf_split0_level3.C152];[$optimize_tfidf_split1_level3.C152];[$optimize_tfidf_split2_level3.C152];[$optimize_tfidf_split3_level3.C152];[$optimize_tfidf_split4_level3.C152];[$optimize_tfidf_split5_level3.C152];[$optimize_tfidf_split6_level3.C152];[$optimize_tfidf_split7_level3.C152];[$optimize_tfidf_split8_level3.C152];[$optimize_tfidf_split9_level3.C152])" office:value-type="float" office:value="0.2088" calcext:value-type="float">
            <text:p>0.2088</text:p>
          </table:table-cell>
          <table:table-cell table:formula="of:=MIN([$optimize_tfidf_split0_level3.D152];[$optimize_tfidf_split1_level3.D152];[$optimize_tfidf_split2_level3.D152];[$optimize_tfidf_split3_level3.D152];[$optimize_tfidf_split4_level3.D152];[$optimize_tfidf_split5_level3.D152];[$optimize_tfidf_split6_level3.D152];[$optimize_tfidf_split7_level3.D152];[$optimize_tfidf_split8_level3.D152];[$optimize_tfidf_split9_level3.D152])" office:value-type="float" office:value="0.7096" calcext:value-type="float">
            <text:p>0.7096</text:p>
          </table:table-cell>
          <table:table-cell table:formula="of:=MIN([$optimize_tfidf_split0_level3.E152];[$optimize_tfidf_split1_level3.E152];[$optimize_tfidf_split2_level3.E152];[$optimize_tfidf_split3_level3.E152];[$optimize_tfidf_split4_level3.E152];[$optimize_tfidf_split5_level3.E152];[$optimize_tfidf_split6_level3.E152];[$optimize_tfidf_split7_level3.E152];[$optimize_tfidf_split8_level3.E152];[$optimize_tfidf_split9_level3.E15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172];[$optimize_tfidf_split1_level3.A172];[$optimize_tfidf_split2_level3.A172];[$optimize_tfidf_split3_level3.A172];[$optimize_tfidf_split4_level3.A172];[$optimize_tfidf_split5_level3.A172];[$optimize_tfidf_split6_level3.A172];[$optimize_tfidf_split7_level3.A172];[$optimize_tfidf_split8_level3.A172];[$optimize_tfidf_split9_level3.A172])" office:value-type="float" office:value="9" calcext:value-type="float">
            <text:p>9</text:p>
          </table:table-cell>
          <table:table-cell table:formula="of:=MIN([$optimize_tfidf_split0_level3.B172];[$optimize_tfidf_split1_level3.B172];[$optimize_tfidf_split2_level3.B172];[$optimize_tfidf_split3_level3.B172];[$optimize_tfidf_split4_level3.B172];[$optimize_tfidf_split5_level3.B172];[$optimize_tfidf_split6_level3.B172];[$optimize_tfidf_split7_level3.B172];[$optimize_tfidf_split8_level3.B172];[$optimize_tfidf_split9_level3.B172])" office:value-type="float" office:value="0.5" calcext:value-type="float">
            <text:p>0.5</text:p>
          </table:table-cell>
          <table:table-cell table:formula="of:=MIN([$optimize_tfidf_split0_level3.C172];[$optimize_tfidf_split1_level3.C172];[$optimize_tfidf_split2_level3.C172];[$optimize_tfidf_split3_level3.C172];[$optimize_tfidf_split4_level3.C172];[$optimize_tfidf_split5_level3.C172];[$optimize_tfidf_split6_level3.C172];[$optimize_tfidf_split7_level3.C172];[$optimize_tfidf_split8_level3.C172];[$optimize_tfidf_split9_level3.C172])" office:value-type="float" office:value="0.2088" calcext:value-type="float">
            <text:p>0.2088</text:p>
          </table:table-cell>
          <table:table-cell table:formula="of:=MIN([$optimize_tfidf_split0_level3.D172];[$optimize_tfidf_split1_level3.D172];[$optimize_tfidf_split2_level3.D172];[$optimize_tfidf_split3_level3.D172];[$optimize_tfidf_split4_level3.D172];[$optimize_tfidf_split5_level3.D172];[$optimize_tfidf_split6_level3.D172];[$optimize_tfidf_split7_level3.D172];[$optimize_tfidf_split8_level3.D172];[$optimize_tfidf_split9_level3.D172])" office:value-type="float" office:value="0.7096" calcext:value-type="float">
            <text:p>0.7096</text:p>
          </table:table-cell>
          <table:table-cell table:formula="of:=MIN([$optimize_tfidf_split0_level3.E172];[$optimize_tfidf_split1_level3.E172];[$optimize_tfidf_split2_level3.E172];[$optimize_tfidf_split3_level3.E172];[$optimize_tfidf_split4_level3.E172];[$optimize_tfidf_split5_level3.E172];[$optimize_tfidf_split6_level3.E172];[$optimize_tfidf_split7_level3.E172];[$optimize_tfidf_split8_level3.E172];[$optimize_tfidf_split9_level3.E17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192];[$optimize_tfidf_split1_level3.A192];[$optimize_tfidf_split2_level3.A192];[$optimize_tfidf_split3_level3.A192];[$optimize_tfidf_split4_level3.A192];[$optimize_tfidf_split5_level3.A192];[$optimize_tfidf_split6_level3.A192];[$optimize_tfidf_split7_level3.A192];[$optimize_tfidf_split8_level3.A192];[$optimize_tfidf_split9_level3.A192])" office:value-type="float" office:value="10" calcext:value-type="float">
            <text:p>10</text:p>
          </table:table-cell>
          <table:table-cell table:formula="of:=MIN([$optimize_tfidf_split0_level3.B192];[$optimize_tfidf_split1_level3.B192];[$optimize_tfidf_split2_level3.B192];[$optimize_tfidf_split3_level3.B192];[$optimize_tfidf_split4_level3.B192];[$optimize_tfidf_split5_level3.B192];[$optimize_tfidf_split6_level3.B192];[$optimize_tfidf_split7_level3.B192];[$optimize_tfidf_split8_level3.B192];[$optimize_tfidf_split9_level3.B192])" office:value-type="float" office:value="0.5" calcext:value-type="float">
            <text:p>0.5</text:p>
          </table:table-cell>
          <table:table-cell table:formula="of:=MIN([$optimize_tfidf_split0_level3.C192];[$optimize_tfidf_split1_level3.C192];[$optimize_tfidf_split2_level3.C192];[$optimize_tfidf_split3_level3.C192];[$optimize_tfidf_split4_level3.C192];[$optimize_tfidf_split5_level3.C192];[$optimize_tfidf_split6_level3.C192];[$optimize_tfidf_split7_level3.C192];[$optimize_tfidf_split8_level3.C192];[$optimize_tfidf_split9_level3.C192])" office:value-type="float" office:value="0.2088" calcext:value-type="float">
            <text:p>0.2088</text:p>
          </table:table-cell>
          <table:table-cell table:formula="of:=MIN([$optimize_tfidf_split0_level3.D192];[$optimize_tfidf_split1_level3.D192];[$optimize_tfidf_split2_level3.D192];[$optimize_tfidf_split3_level3.D192];[$optimize_tfidf_split4_level3.D192];[$optimize_tfidf_split5_level3.D192];[$optimize_tfidf_split6_level3.D192];[$optimize_tfidf_split7_level3.D192];[$optimize_tfidf_split8_level3.D192];[$optimize_tfidf_split9_level3.D192])" office:value-type="float" office:value="0.7096" calcext:value-type="float">
            <text:p>0.7096</text:p>
          </table:table-cell>
          <table:table-cell table:formula="of:=MIN([$optimize_tfidf_split0_level3.E192];[$optimize_tfidf_split1_level3.E192];[$optimize_tfidf_split2_level3.E192];[$optimize_tfidf_split3_level3.E192];[$optimize_tfidf_split4_level3.E192];[$optimize_tfidf_split5_level3.E192];[$optimize_tfidf_split6_level3.E192];[$optimize_tfidf_split7_level3.E192];[$optimize_tfidf_split8_level3.E192];[$optimize_tfidf_split9_level3.E19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212];[$optimize_tfidf_split1_level3.A212];[$optimize_tfidf_split2_level3.A212];[$optimize_tfidf_split3_level3.A212];[$optimize_tfidf_split4_level3.A212];[$optimize_tfidf_split5_level3.A212];[$optimize_tfidf_split6_level3.A212];[$optimize_tfidf_split7_level3.A212];[$optimize_tfidf_split8_level3.A212];[$optimize_tfidf_split9_level3.A212])" office:value-type="float" office:value="11" calcext:value-type="float">
            <text:p>11</text:p>
          </table:table-cell>
          <table:table-cell table:formula="of:=MIN([$optimize_tfidf_split0_level3.B212];[$optimize_tfidf_split1_level3.B212];[$optimize_tfidf_split2_level3.B212];[$optimize_tfidf_split3_level3.B212];[$optimize_tfidf_split4_level3.B212];[$optimize_tfidf_split5_level3.B212];[$optimize_tfidf_split6_level3.B212];[$optimize_tfidf_split7_level3.B212];[$optimize_tfidf_split8_level3.B212];[$optimize_tfidf_split9_level3.B212])" office:value-type="float" office:value="0.5" calcext:value-type="float">
            <text:p>0.5</text:p>
          </table:table-cell>
          <table:table-cell table:formula="of:=MIN([$optimize_tfidf_split0_level3.C212];[$optimize_tfidf_split1_level3.C212];[$optimize_tfidf_split2_level3.C212];[$optimize_tfidf_split3_level3.C212];[$optimize_tfidf_split4_level3.C212];[$optimize_tfidf_split5_level3.C212];[$optimize_tfidf_split6_level3.C212];[$optimize_tfidf_split7_level3.C212];[$optimize_tfidf_split8_level3.C212];[$optimize_tfidf_split9_level3.C212])" office:value-type="float" office:value="0.2088" calcext:value-type="float">
            <text:p>0.2088</text:p>
          </table:table-cell>
          <table:table-cell table:formula="of:=MIN([$optimize_tfidf_split0_level3.D212];[$optimize_tfidf_split1_level3.D212];[$optimize_tfidf_split2_level3.D212];[$optimize_tfidf_split3_level3.D212];[$optimize_tfidf_split4_level3.D212];[$optimize_tfidf_split5_level3.D212];[$optimize_tfidf_split6_level3.D212];[$optimize_tfidf_split7_level3.D212];[$optimize_tfidf_split8_level3.D212];[$optimize_tfidf_split9_level3.D212])" office:value-type="float" office:value="0.7096" calcext:value-type="float">
            <text:p>0.7096</text:p>
          </table:table-cell>
          <table:table-cell table:formula="of:=MIN([$optimize_tfidf_split0_level3.E212];[$optimize_tfidf_split1_level3.E212];[$optimize_tfidf_split2_level3.E212];[$optimize_tfidf_split3_level3.E212];[$optimize_tfidf_split4_level3.E212];[$optimize_tfidf_split5_level3.E212];[$optimize_tfidf_split6_level3.E212];[$optimize_tfidf_split7_level3.E212];[$optimize_tfidf_split8_level3.E212];[$optimize_tfidf_split9_level3.E21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232];[$optimize_tfidf_split1_level3.A232];[$optimize_tfidf_split2_level3.A232];[$optimize_tfidf_split3_level3.A232];[$optimize_tfidf_split4_level3.A232];[$optimize_tfidf_split5_level3.A232];[$optimize_tfidf_split6_level3.A232];[$optimize_tfidf_split7_level3.A232];[$optimize_tfidf_split8_level3.A232];[$optimize_tfidf_split9_level3.A232])" office:value-type="float" office:value="12" calcext:value-type="float">
            <text:p>12</text:p>
          </table:table-cell>
          <table:table-cell table:formula="of:=MIN([$optimize_tfidf_split0_level3.B232];[$optimize_tfidf_split1_level3.B232];[$optimize_tfidf_split2_level3.B232];[$optimize_tfidf_split3_level3.B232];[$optimize_tfidf_split4_level3.B232];[$optimize_tfidf_split5_level3.B232];[$optimize_tfidf_split6_level3.B232];[$optimize_tfidf_split7_level3.B232];[$optimize_tfidf_split8_level3.B232];[$optimize_tfidf_split9_level3.B232])" office:value-type="float" office:value="0.5" calcext:value-type="float">
            <text:p>0.5</text:p>
          </table:table-cell>
          <table:table-cell table:formula="of:=MIN([$optimize_tfidf_split0_level3.C232];[$optimize_tfidf_split1_level3.C232];[$optimize_tfidf_split2_level3.C232];[$optimize_tfidf_split3_level3.C232];[$optimize_tfidf_split4_level3.C232];[$optimize_tfidf_split5_level3.C232];[$optimize_tfidf_split6_level3.C232];[$optimize_tfidf_split7_level3.C232];[$optimize_tfidf_split8_level3.C232];[$optimize_tfidf_split9_level3.C232])" office:value-type="float" office:value="0.2088" calcext:value-type="float">
            <text:p>0.2088</text:p>
          </table:table-cell>
          <table:table-cell table:formula="of:=MIN([$optimize_tfidf_split0_level3.D232];[$optimize_tfidf_split1_level3.D232];[$optimize_tfidf_split2_level3.D232];[$optimize_tfidf_split3_level3.D232];[$optimize_tfidf_split4_level3.D232];[$optimize_tfidf_split5_level3.D232];[$optimize_tfidf_split6_level3.D232];[$optimize_tfidf_split7_level3.D232];[$optimize_tfidf_split8_level3.D232];[$optimize_tfidf_split9_level3.D232])" office:value-type="float" office:value="0.7096" calcext:value-type="float">
            <text:p>0.7096</text:p>
          </table:table-cell>
          <table:table-cell table:formula="of:=MIN([$optimize_tfidf_split0_level3.E232];[$optimize_tfidf_split1_level3.E232];[$optimize_tfidf_split2_level3.E232];[$optimize_tfidf_split3_level3.E232];[$optimize_tfidf_split4_level3.E232];[$optimize_tfidf_split5_level3.E232];[$optimize_tfidf_split6_level3.E232];[$optimize_tfidf_split7_level3.E232];[$optimize_tfidf_split8_level3.E232];[$optimize_tfidf_split9_level3.E23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252];[$optimize_tfidf_split1_level3.A252];[$optimize_tfidf_split2_level3.A252];[$optimize_tfidf_split3_level3.A252];[$optimize_tfidf_split4_level3.A252];[$optimize_tfidf_split5_level3.A252];[$optimize_tfidf_split6_level3.A252];[$optimize_tfidf_split7_level3.A252];[$optimize_tfidf_split8_level3.A252];[$optimize_tfidf_split9_level3.A252])" office:value-type="float" office:value="13" calcext:value-type="float">
            <text:p>13</text:p>
          </table:table-cell>
          <table:table-cell table:formula="of:=MIN([$optimize_tfidf_split0_level3.B252];[$optimize_tfidf_split1_level3.B252];[$optimize_tfidf_split2_level3.B252];[$optimize_tfidf_split3_level3.B252];[$optimize_tfidf_split4_level3.B252];[$optimize_tfidf_split5_level3.B252];[$optimize_tfidf_split6_level3.B252];[$optimize_tfidf_split7_level3.B252];[$optimize_tfidf_split8_level3.B252];[$optimize_tfidf_split9_level3.B252])" office:value-type="float" office:value="0.5" calcext:value-type="float">
            <text:p>0.5</text:p>
          </table:table-cell>
          <table:table-cell table:formula="of:=MIN([$optimize_tfidf_split0_level3.C252];[$optimize_tfidf_split1_level3.C252];[$optimize_tfidf_split2_level3.C252];[$optimize_tfidf_split3_level3.C252];[$optimize_tfidf_split4_level3.C252];[$optimize_tfidf_split5_level3.C252];[$optimize_tfidf_split6_level3.C252];[$optimize_tfidf_split7_level3.C252];[$optimize_tfidf_split8_level3.C252];[$optimize_tfidf_split9_level3.C252])" office:value-type="float" office:value="0.2088" calcext:value-type="float">
            <text:p>0.2088</text:p>
          </table:table-cell>
          <table:table-cell table:formula="of:=MIN([$optimize_tfidf_split0_level3.D252];[$optimize_tfidf_split1_level3.D252];[$optimize_tfidf_split2_level3.D252];[$optimize_tfidf_split3_level3.D252];[$optimize_tfidf_split4_level3.D252];[$optimize_tfidf_split5_level3.D252];[$optimize_tfidf_split6_level3.D252];[$optimize_tfidf_split7_level3.D252];[$optimize_tfidf_split8_level3.D252];[$optimize_tfidf_split9_level3.D252])" office:value-type="float" office:value="0.7096" calcext:value-type="float">
            <text:p>0.7096</text:p>
          </table:table-cell>
          <table:table-cell table:formula="of:=MIN([$optimize_tfidf_split0_level3.E252];[$optimize_tfidf_split1_level3.E252];[$optimize_tfidf_split2_level3.E252];[$optimize_tfidf_split3_level3.E252];[$optimize_tfidf_split4_level3.E252];[$optimize_tfidf_split5_level3.E252];[$optimize_tfidf_split6_level3.E252];[$optimize_tfidf_split7_level3.E252];[$optimize_tfidf_split8_level3.E252];[$optimize_tfidf_split9_level3.E25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272];[$optimize_tfidf_split1_level3.A272];[$optimize_tfidf_split2_level3.A272];[$optimize_tfidf_split3_level3.A272];[$optimize_tfidf_split4_level3.A272];[$optimize_tfidf_split5_level3.A272];[$optimize_tfidf_split6_level3.A272];[$optimize_tfidf_split7_level3.A272];[$optimize_tfidf_split8_level3.A272];[$optimize_tfidf_split9_level3.A272])" office:value-type="float" office:value="14" calcext:value-type="float">
            <text:p>14</text:p>
          </table:table-cell>
          <table:table-cell table:formula="of:=MIN([$optimize_tfidf_split0_level3.B272];[$optimize_tfidf_split1_level3.B272];[$optimize_tfidf_split2_level3.B272];[$optimize_tfidf_split3_level3.B272];[$optimize_tfidf_split4_level3.B272];[$optimize_tfidf_split5_level3.B272];[$optimize_tfidf_split6_level3.B272];[$optimize_tfidf_split7_level3.B272];[$optimize_tfidf_split8_level3.B272];[$optimize_tfidf_split9_level3.B272])" office:value-type="float" office:value="0.5" calcext:value-type="float">
            <text:p>0.5</text:p>
          </table:table-cell>
          <table:table-cell table:formula="of:=MIN([$optimize_tfidf_split0_level3.C272];[$optimize_tfidf_split1_level3.C272];[$optimize_tfidf_split2_level3.C272];[$optimize_tfidf_split3_level3.C272];[$optimize_tfidf_split4_level3.C272];[$optimize_tfidf_split5_level3.C272];[$optimize_tfidf_split6_level3.C272];[$optimize_tfidf_split7_level3.C272];[$optimize_tfidf_split8_level3.C272];[$optimize_tfidf_split9_level3.C272])" office:value-type="float" office:value="0.2088" calcext:value-type="float">
            <text:p>0.2088</text:p>
          </table:table-cell>
          <table:table-cell table:formula="of:=MIN([$optimize_tfidf_split0_level3.D272];[$optimize_tfidf_split1_level3.D272];[$optimize_tfidf_split2_level3.D272];[$optimize_tfidf_split3_level3.D272];[$optimize_tfidf_split4_level3.D272];[$optimize_tfidf_split5_level3.D272];[$optimize_tfidf_split6_level3.D272];[$optimize_tfidf_split7_level3.D272];[$optimize_tfidf_split8_level3.D272];[$optimize_tfidf_split9_level3.D272])" office:value-type="float" office:value="0.7096" calcext:value-type="float">
            <text:p>0.7096</text:p>
          </table:table-cell>
          <table:table-cell table:formula="of:=MIN([$optimize_tfidf_split0_level3.E272];[$optimize_tfidf_split1_level3.E272];[$optimize_tfidf_split2_level3.E272];[$optimize_tfidf_split3_level3.E272];[$optimize_tfidf_split4_level3.E272];[$optimize_tfidf_split5_level3.E272];[$optimize_tfidf_split6_level3.E272];[$optimize_tfidf_split7_level3.E272];[$optimize_tfidf_split8_level3.E272];[$optimize_tfidf_split9_level3.E27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292];[$optimize_tfidf_split1_level3.A292];[$optimize_tfidf_split2_level3.A292];[$optimize_tfidf_split3_level3.A292];[$optimize_tfidf_split4_level3.A292];[$optimize_tfidf_split5_level3.A292];[$optimize_tfidf_split6_level3.A292];[$optimize_tfidf_split7_level3.A292];[$optimize_tfidf_split8_level3.A292];[$optimize_tfidf_split9_level3.A292])" office:value-type="float" office:value="15" calcext:value-type="float">
            <text:p>15</text:p>
          </table:table-cell>
          <table:table-cell table:formula="of:=MIN([$optimize_tfidf_split0_level3.B292];[$optimize_tfidf_split1_level3.B292];[$optimize_tfidf_split2_level3.B292];[$optimize_tfidf_split3_level3.B292];[$optimize_tfidf_split4_level3.B292];[$optimize_tfidf_split5_level3.B292];[$optimize_tfidf_split6_level3.B292];[$optimize_tfidf_split7_level3.B292];[$optimize_tfidf_split8_level3.B292];[$optimize_tfidf_split9_level3.B292])" office:value-type="float" office:value="0.5" calcext:value-type="float">
            <text:p>0.5</text:p>
          </table:table-cell>
          <table:table-cell table:formula="of:=MIN([$optimize_tfidf_split0_level3.C292];[$optimize_tfidf_split1_level3.C292];[$optimize_tfidf_split2_level3.C292];[$optimize_tfidf_split3_level3.C292];[$optimize_tfidf_split4_level3.C292];[$optimize_tfidf_split5_level3.C292];[$optimize_tfidf_split6_level3.C292];[$optimize_tfidf_split7_level3.C292];[$optimize_tfidf_split8_level3.C292];[$optimize_tfidf_split9_level3.C292])" office:value-type="float" office:value="0.2088" calcext:value-type="float">
            <text:p>0.2088</text:p>
          </table:table-cell>
          <table:table-cell table:formula="of:=MIN([$optimize_tfidf_split0_level3.D292];[$optimize_tfidf_split1_level3.D292];[$optimize_tfidf_split2_level3.D292];[$optimize_tfidf_split3_level3.D292];[$optimize_tfidf_split4_level3.D292];[$optimize_tfidf_split5_level3.D292];[$optimize_tfidf_split6_level3.D292];[$optimize_tfidf_split7_level3.D292];[$optimize_tfidf_split8_level3.D292];[$optimize_tfidf_split9_level3.D292])" office:value-type="float" office:value="0.7096" calcext:value-type="float">
            <text:p>0.7096</text:p>
          </table:table-cell>
          <table:table-cell table:formula="of:=MIN([$optimize_tfidf_split0_level3.E292];[$optimize_tfidf_split1_level3.E292];[$optimize_tfidf_split2_level3.E292];[$optimize_tfidf_split3_level3.E292];[$optimize_tfidf_split4_level3.E292];[$optimize_tfidf_split5_level3.E292];[$optimize_tfidf_split6_level3.E292];[$optimize_tfidf_split7_level3.E292];[$optimize_tfidf_split8_level3.E292];[$optimize_tfidf_split9_level3.E292])" office:value-type="float" office:value="0.309" calcext:value-type="float">
            <text:p>0.309</text:p>
          </table:table-cell>
        </table:table-row>
        <table:table-row table:style-name="ro1">
          <table:table-cell table:formula="of:=MIN([$optimize_tfidf_split0_level3.A13];[$optimize_tfidf_split1_level3.A13];[$optimize_tfidf_split2_level3.A13];[$optimize_tfidf_split3_level3.A13];[$optimize_tfidf_split4_level3.A13];[$optimize_tfidf_split5_level3.A13];[$optimize_tfidf_split6_level3.A13];[$optimize_tfidf_split7_level3.A13];[$optimize_tfidf_split8_level3.A13];[$optimize_tfidf_split9_level3.A13])" office:value-type="float" office:value="1" calcext:value-type="float">
            <text:p>1</text:p>
          </table:table-cell>
          <table:table-cell table:formula="of:=MIN([$optimize_tfidf_split0_level3.B13];[$optimize_tfidf_split1_level3.B13];[$optimize_tfidf_split2_level3.B13];[$optimize_tfidf_split3_level3.B13];[$optimize_tfidf_split4_level3.B13];[$optimize_tfidf_split5_level3.B13];[$optimize_tfidf_split6_level3.B13];[$optimize_tfidf_split7_level3.B13];[$optimize_tfidf_split8_level3.B13];[$optimize_tfidf_split9_level3.B13])" office:value-type="float" office:value="0.55" calcext:value-type="float">
            <text:p>0.55</text:p>
          </table:table-cell>
          <table:table-cell table:formula="of:=MIN([$optimize_tfidf_split0_level3.C13];[$optimize_tfidf_split1_level3.C13];[$optimize_tfidf_split2_level3.C13];[$optimize_tfidf_split3_level3.C13];[$optimize_tfidf_split4_level3.C13];[$optimize_tfidf_split5_level3.C13];[$optimize_tfidf_split6_level3.C13];[$optimize_tfidf_split7_level3.C13];[$optimize_tfidf_split8_level3.C13];[$optimize_tfidf_split9_level3.C13])" office:value-type="float" office:value="0.4595" calcext:value-type="float">
            <text:p>0.4595</text:p>
          </table:table-cell>
          <table:table-cell table:formula="of:=MIN([$optimize_tfidf_split0_level3.D13];[$optimize_tfidf_split1_level3.D13];[$optimize_tfidf_split2_level3.D13];[$optimize_tfidf_split3_level3.D13];[$optimize_tfidf_split4_level3.D13];[$optimize_tfidf_split5_level3.D13];[$optimize_tfidf_split6_level3.D13];[$optimize_tfidf_split7_level3.D13];[$optimize_tfidf_split8_level3.D13];[$optimize_tfidf_split9_level3.D13])" office:value-type="float" office:value="0.3431" calcext:value-type="float">
            <text:p>0.3431</text:p>
          </table:table-cell>
          <table:table-cell table:formula="of:=MIN([$optimize_tfidf_split0_level3.E13];[$optimize_tfidf_split1_level3.E13];[$optimize_tfidf_split2_level3.E13];[$optimize_tfidf_split3_level3.E13];[$optimize_tfidf_split4_level3.E13];[$optimize_tfidf_split5_level3.E13];[$optimize_tfidf_split6_level3.E13];[$optimize_tfidf_split7_level3.E13];[$optimize_tfidf_split8_level3.E13];[$optimize_tfidf_split9_level3.E13])" office:value-type="float" office:value="0.3779" calcext:value-type="float">
            <text:p>0.3779</text:p>
          </table:table-cell>
        </table:table-row>
        <table:table-row table:style-name="ro1">
          <table:table-cell table:formula="of:=MIN([$optimize_tfidf_split0_level3.A33];[$optimize_tfidf_split1_level3.A33];[$optimize_tfidf_split2_level3.A33];[$optimize_tfidf_split3_level3.A33];[$optimize_tfidf_split4_level3.A33];[$optimize_tfidf_split5_level3.A33];[$optimize_tfidf_split6_level3.A33];[$optimize_tfidf_split7_level3.A33];[$optimize_tfidf_split8_level3.A33];[$optimize_tfidf_split9_level3.A33])" office:value-type="float" office:value="2" calcext:value-type="float">
            <text:p>2</text:p>
          </table:table-cell>
          <table:table-cell table:formula="of:=MIN([$optimize_tfidf_split0_level3.B33];[$optimize_tfidf_split1_level3.B33];[$optimize_tfidf_split2_level3.B33];[$optimize_tfidf_split3_level3.B33];[$optimize_tfidf_split4_level3.B33];[$optimize_tfidf_split5_level3.B33];[$optimize_tfidf_split6_level3.B33];[$optimize_tfidf_split7_level3.B33];[$optimize_tfidf_split8_level3.B33];[$optimize_tfidf_split9_level3.B33])" office:value-type="float" office:value="0.55" calcext:value-type="float">
            <text:p>0.55</text:p>
          </table:table-cell>
          <table:table-cell table:formula="of:=MIN([$optimize_tfidf_split0_level3.C33];[$optimize_tfidf_split1_level3.C33];[$optimize_tfidf_split2_level3.C33];[$optimize_tfidf_split3_level3.C33];[$optimize_tfidf_split4_level3.C33];[$optimize_tfidf_split5_level3.C33];[$optimize_tfidf_split6_level3.C33];[$optimize_tfidf_split7_level3.C33];[$optimize_tfidf_split8_level3.C33];[$optimize_tfidf_split9_level3.C33])" office:value-type="float" office:value="0.3573" calcext:value-type="float">
            <text:p>0.3573</text:p>
          </table:table-cell>
          <table:table-cell table:formula="of:=MIN([$optimize_tfidf_split0_level3.D33];[$optimize_tfidf_split1_level3.D33];[$optimize_tfidf_split2_level3.D33];[$optimize_tfidf_split3_level3.D33];[$optimize_tfidf_split4_level3.D33];[$optimize_tfidf_split5_level3.D33];[$optimize_tfidf_split6_level3.D33];[$optimize_tfidf_split7_level3.D33];[$optimize_tfidf_split8_level3.D33];[$optimize_tfidf_split9_level3.D33])" office:value-type="float" office:value="0.4885" calcext:value-type="float">
            <text:p>0.4885</text:p>
          </table:table-cell>
          <table:table-cell table:formula="of:=MIN([$optimize_tfidf_split0_level3.E33];[$optimize_tfidf_split1_level3.E33];[$optimize_tfidf_split2_level3.E33];[$optimize_tfidf_split3_level3.E33];[$optimize_tfidf_split4_level3.E33];[$optimize_tfidf_split5_level3.E33];[$optimize_tfidf_split6_level3.E33];[$optimize_tfidf_split7_level3.E33];[$optimize_tfidf_split8_level3.E33];[$optimize_tfidf_split9_level3.E33])" office:value-type="float" office:value="0.3952" calcext:value-type="float">
            <text:p>0.3952</text:p>
          </table:table-cell>
        </table:table-row>
        <table:table-row table:style-name="ro1">
          <table:table-cell table:formula="of:=MIN([$optimize_tfidf_split0_level3.A53];[$optimize_tfidf_split1_level3.A53];[$optimize_tfidf_split2_level3.A53];[$optimize_tfidf_split3_level3.A53];[$optimize_tfidf_split4_level3.A53];[$optimize_tfidf_split5_level3.A53];[$optimize_tfidf_split6_level3.A53];[$optimize_tfidf_split7_level3.A53];[$optimize_tfidf_split8_level3.A53];[$optimize_tfidf_split9_level3.A53])" office:value-type="float" office:value="3" calcext:value-type="float">
            <text:p>3</text:p>
          </table:table-cell>
          <table:table-cell table:formula="of:=MIN([$optimize_tfidf_split0_level3.B53];[$optimize_tfidf_split1_level3.B53];[$optimize_tfidf_split2_level3.B53];[$optimize_tfidf_split3_level3.B53];[$optimize_tfidf_split4_level3.B53];[$optimize_tfidf_split5_level3.B53];[$optimize_tfidf_split6_level3.B53];[$optimize_tfidf_split7_level3.B53];[$optimize_tfidf_split8_level3.B53];[$optimize_tfidf_split9_level3.B53])" office:value-type="float" office:value="0.55" calcext:value-type="float">
            <text:p>0.55</text:p>
          </table:table-cell>
          <table:table-cell table:formula="of:=MIN([$optimize_tfidf_split0_level3.C53];[$optimize_tfidf_split1_level3.C53];[$optimize_tfidf_split2_level3.C53];[$optimize_tfidf_split3_level3.C53];[$optimize_tfidf_split4_level3.C53];[$optimize_tfidf_split5_level3.C53];[$optimize_tfidf_split6_level3.C53];[$optimize_tfidf_split7_level3.C53];[$optimize_tfidf_split8_level3.C53];[$optimize_tfidf_split9_level3.C53])" office:value-type="float" office:value="0.2829" calcext:value-type="float">
            <text:p>0.2829</text:p>
          </table:table-cell>
          <table:table-cell table:formula="of:=MIN([$optimize_tfidf_split0_level3.D53];[$optimize_tfidf_split1_level3.D53];[$optimize_tfidf_split2_level3.D53];[$optimize_tfidf_split3_level3.D53];[$optimize_tfidf_split4_level3.D53];[$optimize_tfidf_split5_level3.D53];[$optimize_tfidf_split6_level3.D53];[$optimize_tfidf_split7_level3.D53];[$optimize_tfidf_split8_level3.D53];[$optimize_tfidf_split9_level3.D53])" office:value-type="float" office:value="0.5703" calcext:value-type="float">
            <text:p>0.5703</text:p>
          </table:table-cell>
          <table:table-cell table:formula="of:=MIN([$optimize_tfidf_split0_level3.E53];[$optimize_tfidf_split1_level3.E53];[$optimize_tfidf_split2_level3.E53];[$optimize_tfidf_split3_level3.E53];[$optimize_tfidf_split4_level3.E53];[$optimize_tfidf_split5_level3.E53];[$optimize_tfidf_split6_level3.E53];[$optimize_tfidf_split7_level3.E53];[$optimize_tfidf_split8_level3.E53];[$optimize_tfidf_split9_level3.E53])" office:value-type="float" office:value="0.3604" calcext:value-type="float">
            <text:p>0.3604</text:p>
          </table:table-cell>
        </table:table-row>
        <table:table-row table:style-name="ro1">
          <table:table-cell table:formula="of:=MIN([$optimize_tfidf_split0_level3.A73];[$optimize_tfidf_split1_level3.A73];[$optimize_tfidf_split2_level3.A73];[$optimize_tfidf_split3_level3.A73];[$optimize_tfidf_split4_level3.A73];[$optimize_tfidf_split5_level3.A73];[$optimize_tfidf_split6_level3.A73];[$optimize_tfidf_split7_level3.A73];[$optimize_tfidf_split8_level3.A73];[$optimize_tfidf_split9_level3.A73])" office:value-type="float" office:value="4" calcext:value-type="float">
            <text:p>4</text:p>
          </table:table-cell>
          <table:table-cell table:formula="of:=MIN([$optimize_tfidf_split0_level3.B73];[$optimize_tfidf_split1_level3.B73];[$optimize_tfidf_split2_level3.B73];[$optimize_tfidf_split3_level3.B73];[$optimize_tfidf_split4_level3.B73];[$optimize_tfidf_split5_level3.B73];[$optimize_tfidf_split6_level3.B73];[$optimize_tfidf_split7_level3.B73];[$optimize_tfidf_split8_level3.B73];[$optimize_tfidf_split9_level3.B73])" office:value-type="float" office:value="0.55" calcext:value-type="float">
            <text:p>0.55</text:p>
          </table:table-cell>
          <table:table-cell table:formula="of:=MIN([$optimize_tfidf_split0_level3.C73];[$optimize_tfidf_split1_level3.C73];[$optimize_tfidf_split2_level3.C73];[$optimize_tfidf_split3_level3.C73];[$optimize_tfidf_split4_level3.C73];[$optimize_tfidf_split5_level3.C73];[$optimize_tfidf_split6_level3.C73];[$optimize_tfidf_split7_level3.C73];[$optimize_tfidf_split8_level3.C73];[$optimize_tfidf_split9_level3.C73])" office:value-type="float" office:value="0.239" calcext:value-type="float">
            <text:p>0.239</text:p>
          </table:table-cell>
          <table:table-cell table:formula="of:=MIN([$optimize_tfidf_split0_level3.D73];[$optimize_tfidf_split1_level3.D73];[$optimize_tfidf_split2_level3.D73];[$optimize_tfidf_split3_level3.D73];[$optimize_tfidf_split4_level3.D73];[$optimize_tfidf_split5_level3.D73];[$optimize_tfidf_split6_level3.D73];[$optimize_tfidf_split7_level3.D73];[$optimize_tfidf_split8_level3.D73];[$optimize_tfidf_split9_level3.D73])" office:value-type="float" office:value="0.632" calcext:value-type="float">
            <text:p>0.632</text:p>
          </table:table-cell>
          <table:table-cell table:formula="of:=MIN([$optimize_tfidf_split0_level3.E73];[$optimize_tfidf_split1_level3.E73];[$optimize_tfidf_split2_level3.E73];[$optimize_tfidf_split3_level3.E73];[$optimize_tfidf_split4_level3.E73];[$optimize_tfidf_split5_level3.E73];[$optimize_tfidf_split6_level3.E73];[$optimize_tfidf_split7_level3.E73];[$optimize_tfidf_split8_level3.E73];[$optimize_tfidf_split9_level3.E73])" office:value-type="float" office:value="0.329" calcext:value-type="float">
            <text:p>0.329</text:p>
          </table:table-cell>
        </table:table-row>
        <table:table-row table:style-name="ro1">
          <table:table-cell table:formula="of:=MIN([$optimize_tfidf_split0_level3.A93];[$optimize_tfidf_split1_level3.A93];[$optimize_tfidf_split2_level3.A93];[$optimize_tfidf_split3_level3.A93];[$optimize_tfidf_split4_level3.A93];[$optimize_tfidf_split5_level3.A93];[$optimize_tfidf_split6_level3.A93];[$optimize_tfidf_split7_level3.A93];[$optimize_tfidf_split8_level3.A93];[$optimize_tfidf_split9_level3.A93])" office:value-type="float" office:value="5" calcext:value-type="float">
            <text:p>5</text:p>
          </table:table-cell>
          <table:table-cell table:formula="of:=MIN([$optimize_tfidf_split0_level3.B93];[$optimize_tfidf_split1_level3.B93];[$optimize_tfidf_split2_level3.B93];[$optimize_tfidf_split3_level3.B93];[$optimize_tfidf_split4_level3.B93];[$optimize_tfidf_split5_level3.B93];[$optimize_tfidf_split6_level3.B93];[$optimize_tfidf_split7_level3.B93];[$optimize_tfidf_split8_level3.B93];[$optimize_tfidf_split9_level3.B93])" office:value-type="float" office:value="0.55" calcext:value-type="float">
            <text:p>0.55</text:p>
          </table:table-cell>
          <table:table-cell table:formula="of:=MIN([$optimize_tfidf_split0_level3.C93];[$optimize_tfidf_split1_level3.C93];[$optimize_tfidf_split2_level3.C93];[$optimize_tfidf_split3_level3.C93];[$optimize_tfidf_split4_level3.C93];[$optimize_tfidf_split5_level3.C93];[$optimize_tfidf_split6_level3.C93];[$optimize_tfidf_split7_level3.C93];[$optimize_tfidf_split8_level3.C93];[$optimize_tfidf_split9_level3.C93])" office:value-type="float" office:value="0.2054" calcext:value-type="float">
            <text:p>0.2054</text:p>
          </table:table-cell>
          <table:table-cell table:formula="of:=MIN([$optimize_tfidf_split0_level3.D93];[$optimize_tfidf_split1_level3.D93];[$optimize_tfidf_split2_level3.D93];[$optimize_tfidf_split3_level3.D93];[$optimize_tfidf_split4_level3.D93];[$optimize_tfidf_split5_level3.D93];[$optimize_tfidf_split6_level3.D93];[$optimize_tfidf_split7_level3.D93];[$optimize_tfidf_split8_level3.D93];[$optimize_tfidf_split9_level3.D93])" office:value-type="float" office:value="0.6636" calcext:value-type="float">
            <text:p>0.6636</text:p>
          </table:table-cell>
          <table:table-cell table:formula="of:=MIN([$optimize_tfidf_split0_level3.E93];[$optimize_tfidf_split1_level3.E93];[$optimize_tfidf_split2_level3.E93];[$optimize_tfidf_split3_level3.E93];[$optimize_tfidf_split4_level3.E93];[$optimize_tfidf_split5_level3.E93];[$optimize_tfidf_split6_level3.E93];[$optimize_tfidf_split7_level3.E93];[$optimize_tfidf_split8_level3.E93];[$optimize_tfidf_split9_level3.E9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113];[$optimize_tfidf_split1_level3.A113];[$optimize_tfidf_split2_level3.A113];[$optimize_tfidf_split3_level3.A113];[$optimize_tfidf_split4_level3.A113];[$optimize_tfidf_split5_level3.A113];[$optimize_tfidf_split6_level3.A113];[$optimize_tfidf_split7_level3.A113];[$optimize_tfidf_split8_level3.A113];[$optimize_tfidf_split9_level3.A113])" office:value-type="float" office:value="6" calcext:value-type="float">
            <text:p>6</text:p>
          </table:table-cell>
          <table:table-cell table:formula="of:=MIN([$optimize_tfidf_split0_level3.B113];[$optimize_tfidf_split1_level3.B113];[$optimize_tfidf_split2_level3.B113];[$optimize_tfidf_split3_level3.B113];[$optimize_tfidf_split4_level3.B113];[$optimize_tfidf_split5_level3.B113];[$optimize_tfidf_split6_level3.B113];[$optimize_tfidf_split7_level3.B113];[$optimize_tfidf_split8_level3.B113];[$optimize_tfidf_split9_level3.B113])" office:value-type="float" office:value="0.55" calcext:value-type="float">
            <text:p>0.55</text:p>
          </table:table-cell>
          <table:table-cell table:formula="of:=MIN([$optimize_tfidf_split0_level3.C113];[$optimize_tfidf_split1_level3.C113];[$optimize_tfidf_split2_level3.C113];[$optimize_tfidf_split3_level3.C113];[$optimize_tfidf_split4_level3.C113];[$optimize_tfidf_split5_level3.C113];[$optimize_tfidf_split6_level3.C113];[$optimize_tfidf_split7_level3.C113];[$optimize_tfidf_split8_level3.C113];[$optimize_tfidf_split9_level3.C113])" office:value-type="float" office:value="0.2054" calcext:value-type="float">
            <text:p>0.2054</text:p>
          </table:table-cell>
          <table:table-cell table:formula="of:=MIN([$optimize_tfidf_split0_level3.D113];[$optimize_tfidf_split1_level3.D113];[$optimize_tfidf_split2_level3.D113];[$optimize_tfidf_split3_level3.D113];[$optimize_tfidf_split4_level3.D113];[$optimize_tfidf_split5_level3.D113];[$optimize_tfidf_split6_level3.D113];[$optimize_tfidf_split7_level3.D113];[$optimize_tfidf_split8_level3.D113];[$optimize_tfidf_split9_level3.D113])" office:value-type="float" office:value="0.6636" calcext:value-type="float">
            <text:p>0.6636</text:p>
          </table:table-cell>
          <table:table-cell table:formula="of:=MIN([$optimize_tfidf_split0_level3.E113];[$optimize_tfidf_split1_level3.E113];[$optimize_tfidf_split2_level3.E113];[$optimize_tfidf_split3_level3.E113];[$optimize_tfidf_split4_level3.E113];[$optimize_tfidf_split5_level3.E113];[$optimize_tfidf_split6_level3.E113];[$optimize_tfidf_split7_level3.E113];[$optimize_tfidf_split8_level3.E113];[$optimize_tfidf_split9_level3.E11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133];[$optimize_tfidf_split1_level3.A133];[$optimize_tfidf_split2_level3.A133];[$optimize_tfidf_split3_level3.A133];[$optimize_tfidf_split4_level3.A133];[$optimize_tfidf_split5_level3.A133];[$optimize_tfidf_split6_level3.A133];[$optimize_tfidf_split7_level3.A133];[$optimize_tfidf_split8_level3.A133];[$optimize_tfidf_split9_level3.A133])" office:value-type="float" office:value="7" calcext:value-type="float">
            <text:p>7</text:p>
          </table:table-cell>
          <table:table-cell table:formula="of:=MIN([$optimize_tfidf_split0_level3.B133];[$optimize_tfidf_split1_level3.B133];[$optimize_tfidf_split2_level3.B133];[$optimize_tfidf_split3_level3.B133];[$optimize_tfidf_split4_level3.B133];[$optimize_tfidf_split5_level3.B133];[$optimize_tfidf_split6_level3.B133];[$optimize_tfidf_split7_level3.B133];[$optimize_tfidf_split8_level3.B133];[$optimize_tfidf_split9_level3.B133])" office:value-type="float" office:value="0.55" calcext:value-type="float">
            <text:p>0.55</text:p>
          </table:table-cell>
          <table:table-cell table:formula="of:=MIN([$optimize_tfidf_split0_level3.C133];[$optimize_tfidf_split1_level3.C133];[$optimize_tfidf_split2_level3.C133];[$optimize_tfidf_split3_level3.C133];[$optimize_tfidf_split4_level3.C133];[$optimize_tfidf_split5_level3.C133];[$optimize_tfidf_split6_level3.C133];[$optimize_tfidf_split7_level3.C133];[$optimize_tfidf_split8_level3.C133];[$optimize_tfidf_split9_level3.C133])" office:value-type="float" office:value="0.2054" calcext:value-type="float">
            <text:p>0.2054</text:p>
          </table:table-cell>
          <table:table-cell table:formula="of:=MIN([$optimize_tfidf_split0_level3.D133];[$optimize_tfidf_split1_level3.D133];[$optimize_tfidf_split2_level3.D133];[$optimize_tfidf_split3_level3.D133];[$optimize_tfidf_split4_level3.D133];[$optimize_tfidf_split5_level3.D133];[$optimize_tfidf_split6_level3.D133];[$optimize_tfidf_split7_level3.D133];[$optimize_tfidf_split8_level3.D133];[$optimize_tfidf_split9_level3.D133])" office:value-type="float" office:value="0.6636" calcext:value-type="float">
            <text:p>0.6636</text:p>
          </table:table-cell>
          <table:table-cell table:formula="of:=MIN([$optimize_tfidf_split0_level3.E133];[$optimize_tfidf_split1_level3.E133];[$optimize_tfidf_split2_level3.E133];[$optimize_tfidf_split3_level3.E133];[$optimize_tfidf_split4_level3.E133];[$optimize_tfidf_split5_level3.E133];[$optimize_tfidf_split6_level3.E133];[$optimize_tfidf_split7_level3.E133];[$optimize_tfidf_split8_level3.E133];[$optimize_tfidf_split9_level3.E13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153];[$optimize_tfidf_split1_level3.A153];[$optimize_tfidf_split2_level3.A153];[$optimize_tfidf_split3_level3.A153];[$optimize_tfidf_split4_level3.A153];[$optimize_tfidf_split5_level3.A153];[$optimize_tfidf_split6_level3.A153];[$optimize_tfidf_split7_level3.A153];[$optimize_tfidf_split8_level3.A153];[$optimize_tfidf_split9_level3.A153])" office:value-type="float" office:value="8" calcext:value-type="float">
            <text:p>8</text:p>
          </table:table-cell>
          <table:table-cell table:formula="of:=MIN([$optimize_tfidf_split0_level3.B153];[$optimize_tfidf_split1_level3.B153];[$optimize_tfidf_split2_level3.B153];[$optimize_tfidf_split3_level3.B153];[$optimize_tfidf_split4_level3.B153];[$optimize_tfidf_split5_level3.B153];[$optimize_tfidf_split6_level3.B153];[$optimize_tfidf_split7_level3.B153];[$optimize_tfidf_split8_level3.B153];[$optimize_tfidf_split9_level3.B153])" office:value-type="float" office:value="0.55" calcext:value-type="float">
            <text:p>0.55</text:p>
          </table:table-cell>
          <table:table-cell table:formula="of:=MIN([$optimize_tfidf_split0_level3.C153];[$optimize_tfidf_split1_level3.C153];[$optimize_tfidf_split2_level3.C153];[$optimize_tfidf_split3_level3.C153];[$optimize_tfidf_split4_level3.C153];[$optimize_tfidf_split5_level3.C153];[$optimize_tfidf_split6_level3.C153];[$optimize_tfidf_split7_level3.C153];[$optimize_tfidf_split8_level3.C153];[$optimize_tfidf_split9_level3.C153])" office:value-type="float" office:value="0.2054" calcext:value-type="float">
            <text:p>0.2054</text:p>
          </table:table-cell>
          <table:table-cell table:formula="of:=MIN([$optimize_tfidf_split0_level3.D153];[$optimize_tfidf_split1_level3.D153];[$optimize_tfidf_split2_level3.D153];[$optimize_tfidf_split3_level3.D153];[$optimize_tfidf_split4_level3.D153];[$optimize_tfidf_split5_level3.D153];[$optimize_tfidf_split6_level3.D153];[$optimize_tfidf_split7_level3.D153];[$optimize_tfidf_split8_level3.D153];[$optimize_tfidf_split9_level3.D153])" office:value-type="float" office:value="0.6636" calcext:value-type="float">
            <text:p>0.6636</text:p>
          </table:table-cell>
          <table:table-cell table:formula="of:=MIN([$optimize_tfidf_split0_level3.E153];[$optimize_tfidf_split1_level3.E153];[$optimize_tfidf_split2_level3.E153];[$optimize_tfidf_split3_level3.E153];[$optimize_tfidf_split4_level3.E153];[$optimize_tfidf_split5_level3.E153];[$optimize_tfidf_split6_level3.E153];[$optimize_tfidf_split7_level3.E153];[$optimize_tfidf_split8_level3.E153];[$optimize_tfidf_split9_level3.E15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173];[$optimize_tfidf_split1_level3.A173];[$optimize_tfidf_split2_level3.A173];[$optimize_tfidf_split3_level3.A173];[$optimize_tfidf_split4_level3.A173];[$optimize_tfidf_split5_level3.A173];[$optimize_tfidf_split6_level3.A173];[$optimize_tfidf_split7_level3.A173];[$optimize_tfidf_split8_level3.A173];[$optimize_tfidf_split9_level3.A173])" office:value-type="float" office:value="9" calcext:value-type="float">
            <text:p>9</text:p>
          </table:table-cell>
          <table:table-cell table:formula="of:=MIN([$optimize_tfidf_split0_level3.B173];[$optimize_tfidf_split1_level3.B173];[$optimize_tfidf_split2_level3.B173];[$optimize_tfidf_split3_level3.B173];[$optimize_tfidf_split4_level3.B173];[$optimize_tfidf_split5_level3.B173];[$optimize_tfidf_split6_level3.B173];[$optimize_tfidf_split7_level3.B173];[$optimize_tfidf_split8_level3.B173];[$optimize_tfidf_split9_level3.B173])" office:value-type="float" office:value="0.55" calcext:value-type="float">
            <text:p>0.55</text:p>
          </table:table-cell>
          <table:table-cell table:formula="of:=MIN([$optimize_tfidf_split0_level3.C173];[$optimize_tfidf_split1_level3.C173];[$optimize_tfidf_split2_level3.C173];[$optimize_tfidf_split3_level3.C173];[$optimize_tfidf_split4_level3.C173];[$optimize_tfidf_split5_level3.C173];[$optimize_tfidf_split6_level3.C173];[$optimize_tfidf_split7_level3.C173];[$optimize_tfidf_split8_level3.C173];[$optimize_tfidf_split9_level3.C173])" office:value-type="float" office:value="0.2054" calcext:value-type="float">
            <text:p>0.2054</text:p>
          </table:table-cell>
          <table:table-cell table:formula="of:=MIN([$optimize_tfidf_split0_level3.D173];[$optimize_tfidf_split1_level3.D173];[$optimize_tfidf_split2_level3.D173];[$optimize_tfidf_split3_level3.D173];[$optimize_tfidf_split4_level3.D173];[$optimize_tfidf_split5_level3.D173];[$optimize_tfidf_split6_level3.D173];[$optimize_tfidf_split7_level3.D173];[$optimize_tfidf_split8_level3.D173];[$optimize_tfidf_split9_level3.D173])" office:value-type="float" office:value="0.6636" calcext:value-type="float">
            <text:p>0.6636</text:p>
          </table:table-cell>
          <table:table-cell table:formula="of:=MIN([$optimize_tfidf_split0_level3.E173];[$optimize_tfidf_split1_level3.E173];[$optimize_tfidf_split2_level3.E173];[$optimize_tfidf_split3_level3.E173];[$optimize_tfidf_split4_level3.E173];[$optimize_tfidf_split5_level3.E173];[$optimize_tfidf_split6_level3.E173];[$optimize_tfidf_split7_level3.E173];[$optimize_tfidf_split8_level3.E173];[$optimize_tfidf_split9_level3.E17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193];[$optimize_tfidf_split1_level3.A193];[$optimize_tfidf_split2_level3.A193];[$optimize_tfidf_split3_level3.A193];[$optimize_tfidf_split4_level3.A193];[$optimize_tfidf_split5_level3.A193];[$optimize_tfidf_split6_level3.A193];[$optimize_tfidf_split7_level3.A193];[$optimize_tfidf_split8_level3.A193];[$optimize_tfidf_split9_level3.A193])" office:value-type="float" office:value="10" calcext:value-type="float">
            <text:p>10</text:p>
          </table:table-cell>
          <table:table-cell table:formula="of:=MIN([$optimize_tfidf_split0_level3.B193];[$optimize_tfidf_split1_level3.B193];[$optimize_tfidf_split2_level3.B193];[$optimize_tfidf_split3_level3.B193];[$optimize_tfidf_split4_level3.B193];[$optimize_tfidf_split5_level3.B193];[$optimize_tfidf_split6_level3.B193];[$optimize_tfidf_split7_level3.B193];[$optimize_tfidf_split8_level3.B193];[$optimize_tfidf_split9_level3.B193])" office:value-type="float" office:value="0.55" calcext:value-type="float">
            <text:p>0.55</text:p>
          </table:table-cell>
          <table:table-cell table:formula="of:=MIN([$optimize_tfidf_split0_level3.C193];[$optimize_tfidf_split1_level3.C193];[$optimize_tfidf_split2_level3.C193];[$optimize_tfidf_split3_level3.C193];[$optimize_tfidf_split4_level3.C193];[$optimize_tfidf_split5_level3.C193];[$optimize_tfidf_split6_level3.C193];[$optimize_tfidf_split7_level3.C193];[$optimize_tfidf_split8_level3.C193];[$optimize_tfidf_split9_level3.C193])" office:value-type="float" office:value="0.2054" calcext:value-type="float">
            <text:p>0.2054</text:p>
          </table:table-cell>
          <table:table-cell table:formula="of:=MIN([$optimize_tfidf_split0_level3.D193];[$optimize_tfidf_split1_level3.D193];[$optimize_tfidf_split2_level3.D193];[$optimize_tfidf_split3_level3.D193];[$optimize_tfidf_split4_level3.D193];[$optimize_tfidf_split5_level3.D193];[$optimize_tfidf_split6_level3.D193];[$optimize_tfidf_split7_level3.D193];[$optimize_tfidf_split8_level3.D193];[$optimize_tfidf_split9_level3.D193])" office:value-type="float" office:value="0.6636" calcext:value-type="float">
            <text:p>0.6636</text:p>
          </table:table-cell>
          <table:table-cell table:formula="of:=MIN([$optimize_tfidf_split0_level3.E193];[$optimize_tfidf_split1_level3.E193];[$optimize_tfidf_split2_level3.E193];[$optimize_tfidf_split3_level3.E193];[$optimize_tfidf_split4_level3.E193];[$optimize_tfidf_split5_level3.E193];[$optimize_tfidf_split6_level3.E193];[$optimize_tfidf_split7_level3.E193];[$optimize_tfidf_split8_level3.E193];[$optimize_tfidf_split9_level3.E19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213];[$optimize_tfidf_split1_level3.A213];[$optimize_tfidf_split2_level3.A213];[$optimize_tfidf_split3_level3.A213];[$optimize_tfidf_split4_level3.A213];[$optimize_tfidf_split5_level3.A213];[$optimize_tfidf_split6_level3.A213];[$optimize_tfidf_split7_level3.A213];[$optimize_tfidf_split8_level3.A213];[$optimize_tfidf_split9_level3.A213])" office:value-type="float" office:value="11" calcext:value-type="float">
            <text:p>11</text:p>
          </table:table-cell>
          <table:table-cell table:formula="of:=MIN([$optimize_tfidf_split0_level3.B213];[$optimize_tfidf_split1_level3.B213];[$optimize_tfidf_split2_level3.B213];[$optimize_tfidf_split3_level3.B213];[$optimize_tfidf_split4_level3.B213];[$optimize_tfidf_split5_level3.B213];[$optimize_tfidf_split6_level3.B213];[$optimize_tfidf_split7_level3.B213];[$optimize_tfidf_split8_level3.B213];[$optimize_tfidf_split9_level3.B213])" office:value-type="float" office:value="0.55" calcext:value-type="float">
            <text:p>0.55</text:p>
          </table:table-cell>
          <table:table-cell table:formula="of:=MIN([$optimize_tfidf_split0_level3.C213];[$optimize_tfidf_split1_level3.C213];[$optimize_tfidf_split2_level3.C213];[$optimize_tfidf_split3_level3.C213];[$optimize_tfidf_split4_level3.C213];[$optimize_tfidf_split5_level3.C213];[$optimize_tfidf_split6_level3.C213];[$optimize_tfidf_split7_level3.C213];[$optimize_tfidf_split8_level3.C213];[$optimize_tfidf_split9_level3.C213])" office:value-type="float" office:value="0.2054" calcext:value-type="float">
            <text:p>0.2054</text:p>
          </table:table-cell>
          <table:table-cell table:formula="of:=MIN([$optimize_tfidf_split0_level3.D213];[$optimize_tfidf_split1_level3.D213];[$optimize_tfidf_split2_level3.D213];[$optimize_tfidf_split3_level3.D213];[$optimize_tfidf_split4_level3.D213];[$optimize_tfidf_split5_level3.D213];[$optimize_tfidf_split6_level3.D213];[$optimize_tfidf_split7_level3.D213];[$optimize_tfidf_split8_level3.D213];[$optimize_tfidf_split9_level3.D213])" office:value-type="float" office:value="0.6636" calcext:value-type="float">
            <text:p>0.6636</text:p>
          </table:table-cell>
          <table:table-cell table:formula="of:=MIN([$optimize_tfidf_split0_level3.E213];[$optimize_tfidf_split1_level3.E213];[$optimize_tfidf_split2_level3.E213];[$optimize_tfidf_split3_level3.E213];[$optimize_tfidf_split4_level3.E213];[$optimize_tfidf_split5_level3.E213];[$optimize_tfidf_split6_level3.E213];[$optimize_tfidf_split7_level3.E213];[$optimize_tfidf_split8_level3.E213];[$optimize_tfidf_split9_level3.E21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233];[$optimize_tfidf_split1_level3.A233];[$optimize_tfidf_split2_level3.A233];[$optimize_tfidf_split3_level3.A233];[$optimize_tfidf_split4_level3.A233];[$optimize_tfidf_split5_level3.A233];[$optimize_tfidf_split6_level3.A233];[$optimize_tfidf_split7_level3.A233];[$optimize_tfidf_split8_level3.A233];[$optimize_tfidf_split9_level3.A233])" office:value-type="float" office:value="12" calcext:value-type="float">
            <text:p>12</text:p>
          </table:table-cell>
          <table:table-cell table:formula="of:=MIN([$optimize_tfidf_split0_level3.B233];[$optimize_tfidf_split1_level3.B233];[$optimize_tfidf_split2_level3.B233];[$optimize_tfidf_split3_level3.B233];[$optimize_tfidf_split4_level3.B233];[$optimize_tfidf_split5_level3.B233];[$optimize_tfidf_split6_level3.B233];[$optimize_tfidf_split7_level3.B233];[$optimize_tfidf_split8_level3.B233];[$optimize_tfidf_split9_level3.B233])" office:value-type="float" office:value="0.55" calcext:value-type="float">
            <text:p>0.55</text:p>
          </table:table-cell>
          <table:table-cell table:formula="of:=MIN([$optimize_tfidf_split0_level3.C233];[$optimize_tfidf_split1_level3.C233];[$optimize_tfidf_split2_level3.C233];[$optimize_tfidf_split3_level3.C233];[$optimize_tfidf_split4_level3.C233];[$optimize_tfidf_split5_level3.C233];[$optimize_tfidf_split6_level3.C233];[$optimize_tfidf_split7_level3.C233];[$optimize_tfidf_split8_level3.C233];[$optimize_tfidf_split9_level3.C233])" office:value-type="float" office:value="0.2054" calcext:value-type="float">
            <text:p>0.2054</text:p>
          </table:table-cell>
          <table:table-cell table:formula="of:=MIN([$optimize_tfidf_split0_level3.D233];[$optimize_tfidf_split1_level3.D233];[$optimize_tfidf_split2_level3.D233];[$optimize_tfidf_split3_level3.D233];[$optimize_tfidf_split4_level3.D233];[$optimize_tfidf_split5_level3.D233];[$optimize_tfidf_split6_level3.D233];[$optimize_tfidf_split7_level3.D233];[$optimize_tfidf_split8_level3.D233];[$optimize_tfidf_split9_level3.D233])" office:value-type="float" office:value="0.6636" calcext:value-type="float">
            <text:p>0.6636</text:p>
          </table:table-cell>
          <table:table-cell table:formula="of:=MIN([$optimize_tfidf_split0_level3.E233];[$optimize_tfidf_split1_level3.E233];[$optimize_tfidf_split2_level3.E233];[$optimize_tfidf_split3_level3.E233];[$optimize_tfidf_split4_level3.E233];[$optimize_tfidf_split5_level3.E233];[$optimize_tfidf_split6_level3.E233];[$optimize_tfidf_split7_level3.E233];[$optimize_tfidf_split8_level3.E233];[$optimize_tfidf_split9_level3.E23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253];[$optimize_tfidf_split1_level3.A253];[$optimize_tfidf_split2_level3.A253];[$optimize_tfidf_split3_level3.A253];[$optimize_tfidf_split4_level3.A253];[$optimize_tfidf_split5_level3.A253];[$optimize_tfidf_split6_level3.A253];[$optimize_tfidf_split7_level3.A253];[$optimize_tfidf_split8_level3.A253];[$optimize_tfidf_split9_level3.A253])" office:value-type="float" office:value="13" calcext:value-type="float">
            <text:p>13</text:p>
          </table:table-cell>
          <table:table-cell table:formula="of:=MIN([$optimize_tfidf_split0_level3.B253];[$optimize_tfidf_split1_level3.B253];[$optimize_tfidf_split2_level3.B253];[$optimize_tfidf_split3_level3.B253];[$optimize_tfidf_split4_level3.B253];[$optimize_tfidf_split5_level3.B253];[$optimize_tfidf_split6_level3.B253];[$optimize_tfidf_split7_level3.B253];[$optimize_tfidf_split8_level3.B253];[$optimize_tfidf_split9_level3.B253])" office:value-type="float" office:value="0.55" calcext:value-type="float">
            <text:p>0.55</text:p>
          </table:table-cell>
          <table:table-cell table:formula="of:=MIN([$optimize_tfidf_split0_level3.C253];[$optimize_tfidf_split1_level3.C253];[$optimize_tfidf_split2_level3.C253];[$optimize_tfidf_split3_level3.C253];[$optimize_tfidf_split4_level3.C253];[$optimize_tfidf_split5_level3.C253];[$optimize_tfidf_split6_level3.C253];[$optimize_tfidf_split7_level3.C253];[$optimize_tfidf_split8_level3.C253];[$optimize_tfidf_split9_level3.C253])" office:value-type="float" office:value="0.2054" calcext:value-type="float">
            <text:p>0.2054</text:p>
          </table:table-cell>
          <table:table-cell table:formula="of:=MIN([$optimize_tfidf_split0_level3.D253];[$optimize_tfidf_split1_level3.D253];[$optimize_tfidf_split2_level3.D253];[$optimize_tfidf_split3_level3.D253];[$optimize_tfidf_split4_level3.D253];[$optimize_tfidf_split5_level3.D253];[$optimize_tfidf_split6_level3.D253];[$optimize_tfidf_split7_level3.D253];[$optimize_tfidf_split8_level3.D253];[$optimize_tfidf_split9_level3.D253])" office:value-type="float" office:value="0.6636" calcext:value-type="float">
            <text:p>0.6636</text:p>
          </table:table-cell>
          <table:table-cell table:formula="of:=MIN([$optimize_tfidf_split0_level3.E253];[$optimize_tfidf_split1_level3.E253];[$optimize_tfidf_split2_level3.E253];[$optimize_tfidf_split3_level3.E253];[$optimize_tfidf_split4_level3.E253];[$optimize_tfidf_split5_level3.E253];[$optimize_tfidf_split6_level3.E253];[$optimize_tfidf_split7_level3.E253];[$optimize_tfidf_split8_level3.E253];[$optimize_tfidf_split9_level3.E25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273];[$optimize_tfidf_split1_level3.A273];[$optimize_tfidf_split2_level3.A273];[$optimize_tfidf_split3_level3.A273];[$optimize_tfidf_split4_level3.A273];[$optimize_tfidf_split5_level3.A273];[$optimize_tfidf_split6_level3.A273];[$optimize_tfidf_split7_level3.A273];[$optimize_tfidf_split8_level3.A273];[$optimize_tfidf_split9_level3.A273])" office:value-type="float" office:value="14" calcext:value-type="float">
            <text:p>14</text:p>
          </table:table-cell>
          <table:table-cell table:formula="of:=MIN([$optimize_tfidf_split0_level3.B273];[$optimize_tfidf_split1_level3.B273];[$optimize_tfidf_split2_level3.B273];[$optimize_tfidf_split3_level3.B273];[$optimize_tfidf_split4_level3.B273];[$optimize_tfidf_split5_level3.B273];[$optimize_tfidf_split6_level3.B273];[$optimize_tfidf_split7_level3.B273];[$optimize_tfidf_split8_level3.B273];[$optimize_tfidf_split9_level3.B273])" office:value-type="float" office:value="0.55" calcext:value-type="float">
            <text:p>0.55</text:p>
          </table:table-cell>
          <table:table-cell table:formula="of:=MIN([$optimize_tfidf_split0_level3.C273];[$optimize_tfidf_split1_level3.C273];[$optimize_tfidf_split2_level3.C273];[$optimize_tfidf_split3_level3.C273];[$optimize_tfidf_split4_level3.C273];[$optimize_tfidf_split5_level3.C273];[$optimize_tfidf_split6_level3.C273];[$optimize_tfidf_split7_level3.C273];[$optimize_tfidf_split8_level3.C273];[$optimize_tfidf_split9_level3.C273])" office:value-type="float" office:value="0.2054" calcext:value-type="float">
            <text:p>0.2054</text:p>
          </table:table-cell>
          <table:table-cell table:formula="of:=MIN([$optimize_tfidf_split0_level3.D273];[$optimize_tfidf_split1_level3.D273];[$optimize_tfidf_split2_level3.D273];[$optimize_tfidf_split3_level3.D273];[$optimize_tfidf_split4_level3.D273];[$optimize_tfidf_split5_level3.D273];[$optimize_tfidf_split6_level3.D273];[$optimize_tfidf_split7_level3.D273];[$optimize_tfidf_split8_level3.D273];[$optimize_tfidf_split9_level3.D273])" office:value-type="float" office:value="0.6636" calcext:value-type="float">
            <text:p>0.6636</text:p>
          </table:table-cell>
          <table:table-cell table:formula="of:=MIN([$optimize_tfidf_split0_level3.E273];[$optimize_tfidf_split1_level3.E273];[$optimize_tfidf_split2_level3.E273];[$optimize_tfidf_split3_level3.E273];[$optimize_tfidf_split4_level3.E273];[$optimize_tfidf_split5_level3.E273];[$optimize_tfidf_split6_level3.E273];[$optimize_tfidf_split7_level3.E273];[$optimize_tfidf_split8_level3.E273];[$optimize_tfidf_split9_level3.E27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293];[$optimize_tfidf_split1_level3.A293];[$optimize_tfidf_split2_level3.A293];[$optimize_tfidf_split3_level3.A293];[$optimize_tfidf_split4_level3.A293];[$optimize_tfidf_split5_level3.A293];[$optimize_tfidf_split6_level3.A293];[$optimize_tfidf_split7_level3.A293];[$optimize_tfidf_split8_level3.A293];[$optimize_tfidf_split9_level3.A293])" office:value-type="float" office:value="15" calcext:value-type="float">
            <text:p>15</text:p>
          </table:table-cell>
          <table:table-cell table:formula="of:=MIN([$optimize_tfidf_split0_level3.B293];[$optimize_tfidf_split1_level3.B293];[$optimize_tfidf_split2_level3.B293];[$optimize_tfidf_split3_level3.B293];[$optimize_tfidf_split4_level3.B293];[$optimize_tfidf_split5_level3.B293];[$optimize_tfidf_split6_level3.B293];[$optimize_tfidf_split7_level3.B293];[$optimize_tfidf_split8_level3.B293];[$optimize_tfidf_split9_level3.B293])" office:value-type="float" office:value="0.55" calcext:value-type="float">
            <text:p>0.55</text:p>
          </table:table-cell>
          <table:table-cell table:formula="of:=MIN([$optimize_tfidf_split0_level3.C293];[$optimize_tfidf_split1_level3.C293];[$optimize_tfidf_split2_level3.C293];[$optimize_tfidf_split3_level3.C293];[$optimize_tfidf_split4_level3.C293];[$optimize_tfidf_split5_level3.C293];[$optimize_tfidf_split6_level3.C293];[$optimize_tfidf_split7_level3.C293];[$optimize_tfidf_split8_level3.C293];[$optimize_tfidf_split9_level3.C293])" office:value-type="float" office:value="0.2054" calcext:value-type="float">
            <text:p>0.2054</text:p>
          </table:table-cell>
          <table:table-cell table:formula="of:=MIN([$optimize_tfidf_split0_level3.D293];[$optimize_tfidf_split1_level3.D293];[$optimize_tfidf_split2_level3.D293];[$optimize_tfidf_split3_level3.D293];[$optimize_tfidf_split4_level3.D293];[$optimize_tfidf_split5_level3.D293];[$optimize_tfidf_split6_level3.D293];[$optimize_tfidf_split7_level3.D293];[$optimize_tfidf_split8_level3.D293];[$optimize_tfidf_split9_level3.D293])" office:value-type="float" office:value="0.6636" calcext:value-type="float">
            <text:p>0.6636</text:p>
          </table:table-cell>
          <table:table-cell table:formula="of:=MIN([$optimize_tfidf_split0_level3.E293];[$optimize_tfidf_split1_level3.E293];[$optimize_tfidf_split2_level3.E293];[$optimize_tfidf_split3_level3.E293];[$optimize_tfidf_split4_level3.E293];[$optimize_tfidf_split5_level3.E293];[$optimize_tfidf_split6_level3.E293];[$optimize_tfidf_split7_level3.E293];[$optimize_tfidf_split8_level3.E293];[$optimize_tfidf_split9_level3.E293])" office:value-type="float" office:value="0.2967" calcext:value-type="float">
            <text:p>0.2967</text:p>
          </table:table-cell>
        </table:table-row>
        <table:table-row table:style-name="ro1">
          <table:table-cell table:formula="of:=MIN([$optimize_tfidf_split0_level3.A14];[$optimize_tfidf_split1_level3.A14];[$optimize_tfidf_split2_level3.A14];[$optimize_tfidf_split3_level3.A14];[$optimize_tfidf_split4_level3.A14];[$optimize_tfidf_split5_level3.A14];[$optimize_tfidf_split6_level3.A14];[$optimize_tfidf_split7_level3.A14];[$optimize_tfidf_split8_level3.A14];[$optimize_tfidf_split9_level3.A14])" office:value-type="float" office:value="1" calcext:value-type="float">
            <text:p>1</text:p>
          </table:table-cell>
          <table:table-cell table:formula="of:=MIN([$optimize_tfidf_split0_level3.B14];[$optimize_tfidf_split1_level3.B14];[$optimize_tfidf_split2_level3.B14];[$optimize_tfidf_split3_level3.B14];[$optimize_tfidf_split4_level3.B14];[$optimize_tfidf_split5_level3.B14];[$optimize_tfidf_split6_level3.B14];[$optimize_tfidf_split7_level3.B14];[$optimize_tfidf_split8_level3.B14];[$optimize_tfidf_split9_level3.B14])" office:value-type="float" office:value="0.6" calcext:value-type="float">
            <text:p>0.6</text:p>
          </table:table-cell>
          <table:table-cell table:formula="of:=MIN([$optimize_tfidf_split0_level3.C14];[$optimize_tfidf_split1_level3.C14];[$optimize_tfidf_split2_level3.C14];[$optimize_tfidf_split3_level3.C14];[$optimize_tfidf_split4_level3.C14];[$optimize_tfidf_split5_level3.C14];[$optimize_tfidf_split6_level3.C14];[$optimize_tfidf_split7_level3.C14];[$optimize_tfidf_split8_level3.C14];[$optimize_tfidf_split9_level3.C14])" office:value-type="float" office:value="0.4413" calcext:value-type="float">
            <text:p>0.4413</text:p>
          </table:table-cell>
          <table:table-cell table:formula="of:=MIN([$optimize_tfidf_split0_level3.D14];[$optimize_tfidf_split1_level3.D14];[$optimize_tfidf_split2_level3.D14];[$optimize_tfidf_split3_level3.D14];[$optimize_tfidf_split4_level3.D14];[$optimize_tfidf_split5_level3.D14];[$optimize_tfidf_split6_level3.D14];[$optimize_tfidf_split7_level3.D14];[$optimize_tfidf_split8_level3.D14];[$optimize_tfidf_split9_level3.D14])" office:value-type="float" office:value="0.3275" calcext:value-type="float">
            <text:p>0.3275</text:p>
          </table:table-cell>
          <table:table-cell table:formula="of:=MIN([$optimize_tfidf_split0_level3.E14];[$optimize_tfidf_split1_level3.E14];[$optimize_tfidf_split2_level3.E14];[$optimize_tfidf_split3_level3.E14];[$optimize_tfidf_split4_level3.E14];[$optimize_tfidf_split5_level3.E14];[$optimize_tfidf_split6_level3.E14];[$optimize_tfidf_split7_level3.E14];[$optimize_tfidf_split8_level3.E14];[$optimize_tfidf_split9_level3.E14])" office:value-type="float" office:value="0.3614" calcext:value-type="float">
            <text:p>0.3614</text:p>
          </table:table-cell>
        </table:table-row>
        <table:table-row table:style-name="ro1">
          <table:table-cell table:formula="of:=MIN([$optimize_tfidf_split0_level3.A34];[$optimize_tfidf_split1_level3.A34];[$optimize_tfidf_split2_level3.A34];[$optimize_tfidf_split3_level3.A34];[$optimize_tfidf_split4_level3.A34];[$optimize_tfidf_split5_level3.A34];[$optimize_tfidf_split6_level3.A34];[$optimize_tfidf_split7_level3.A34];[$optimize_tfidf_split8_level3.A34];[$optimize_tfidf_split9_level3.A34])" office:value-type="float" office:value="2" calcext:value-type="float">
            <text:p>2</text:p>
          </table:table-cell>
          <table:table-cell table:formula="of:=MIN([$optimize_tfidf_split0_level3.B34];[$optimize_tfidf_split1_level3.B34];[$optimize_tfidf_split2_level3.B34];[$optimize_tfidf_split3_level3.B34];[$optimize_tfidf_split4_level3.B34];[$optimize_tfidf_split5_level3.B34];[$optimize_tfidf_split6_level3.B34];[$optimize_tfidf_split7_level3.B34];[$optimize_tfidf_split8_level3.B34];[$optimize_tfidf_split9_level3.B34])" office:value-type="float" office:value="0.6" calcext:value-type="float">
            <text:p>0.6</text:p>
          </table:table-cell>
          <table:table-cell table:formula="of:=MIN([$optimize_tfidf_split0_level3.C34];[$optimize_tfidf_split1_level3.C34];[$optimize_tfidf_split2_level3.C34];[$optimize_tfidf_split3_level3.C34];[$optimize_tfidf_split4_level3.C34];[$optimize_tfidf_split5_level3.C34];[$optimize_tfidf_split6_level3.C34];[$optimize_tfidf_split7_level3.C34];[$optimize_tfidf_split8_level3.C34];[$optimize_tfidf_split9_level3.C34])" office:value-type="float" office:value="0.347" calcext:value-type="float">
            <text:p>0.347</text:p>
          </table:table-cell>
          <table:table-cell table:formula="of:=MIN([$optimize_tfidf_split0_level3.D34];[$optimize_tfidf_split1_level3.D34];[$optimize_tfidf_split2_level3.D34];[$optimize_tfidf_split3_level3.D34];[$optimize_tfidf_split4_level3.D34];[$optimize_tfidf_split5_level3.D34];[$optimize_tfidf_split6_level3.D34];[$optimize_tfidf_split7_level3.D34];[$optimize_tfidf_split8_level3.D34];[$optimize_tfidf_split9_level3.D34])" office:value-type="float" office:value="0.4642" calcext:value-type="float">
            <text:p>0.4642</text:p>
          </table:table-cell>
          <table:table-cell table:formula="of:=MIN([$optimize_tfidf_split0_level3.E34];[$optimize_tfidf_split1_level3.E34];[$optimize_tfidf_split2_level3.E34];[$optimize_tfidf_split3_level3.E34];[$optimize_tfidf_split4_level3.E34];[$optimize_tfidf_split5_level3.E34];[$optimize_tfidf_split6_level3.E34];[$optimize_tfidf_split7_level3.E34];[$optimize_tfidf_split8_level3.E34];[$optimize_tfidf_split9_level3.E34])" office:value-type="float" office:value="0.3793" calcext:value-type="float">
            <text:p>0.3793</text:p>
          </table:table-cell>
        </table:table-row>
        <table:table-row table:style-name="ro1">
          <table:table-cell table:formula="of:=MIN([$optimize_tfidf_split0_level3.A54];[$optimize_tfidf_split1_level3.A54];[$optimize_tfidf_split2_level3.A54];[$optimize_tfidf_split3_level3.A54];[$optimize_tfidf_split4_level3.A54];[$optimize_tfidf_split5_level3.A54];[$optimize_tfidf_split6_level3.A54];[$optimize_tfidf_split7_level3.A54];[$optimize_tfidf_split8_level3.A54];[$optimize_tfidf_split9_level3.A54])" office:value-type="float" office:value="3" calcext:value-type="float">
            <text:p>3</text:p>
          </table:table-cell>
          <table:table-cell table:formula="of:=MIN([$optimize_tfidf_split0_level3.B54];[$optimize_tfidf_split1_level3.B54];[$optimize_tfidf_split2_level3.B54];[$optimize_tfidf_split3_level3.B54];[$optimize_tfidf_split4_level3.B54];[$optimize_tfidf_split5_level3.B54];[$optimize_tfidf_split6_level3.B54];[$optimize_tfidf_split7_level3.B54];[$optimize_tfidf_split8_level3.B54];[$optimize_tfidf_split9_level3.B54])" office:value-type="float" office:value="0.6" calcext:value-type="float">
            <text:p>0.6</text:p>
          </table:table-cell>
          <table:table-cell table:formula="of:=MIN([$optimize_tfidf_split0_level3.C54];[$optimize_tfidf_split1_level3.C54];[$optimize_tfidf_split2_level3.C54];[$optimize_tfidf_split3_level3.C54];[$optimize_tfidf_split4_level3.C54];[$optimize_tfidf_split5_level3.C54];[$optimize_tfidf_split6_level3.C54];[$optimize_tfidf_split7_level3.C54];[$optimize_tfidf_split8_level3.C54];[$optimize_tfidf_split9_level3.C54])" office:value-type="float" office:value="0.2725" calcext:value-type="float">
            <text:p>0.2725</text:p>
          </table:table-cell>
          <table:table-cell table:formula="of:=MIN([$optimize_tfidf_split0_level3.D54];[$optimize_tfidf_split1_level3.D54];[$optimize_tfidf_split2_level3.D54];[$optimize_tfidf_split3_level3.D54];[$optimize_tfidf_split4_level3.D54];[$optimize_tfidf_split5_level3.D54];[$optimize_tfidf_split6_level3.D54];[$optimize_tfidf_split7_level3.D54];[$optimize_tfidf_split8_level3.D54];[$optimize_tfidf_split9_level3.D54])" office:value-type="float" office:value="0.5292" calcext:value-type="float">
            <text:p>0.5292</text:p>
          </table:table-cell>
          <table:table-cell table:formula="of:=MIN([$optimize_tfidf_split0_level3.E54];[$optimize_tfidf_split1_level3.E54];[$optimize_tfidf_split2_level3.E54];[$optimize_tfidf_split3_level3.E54];[$optimize_tfidf_split4_level3.E54];[$optimize_tfidf_split5_level3.E54];[$optimize_tfidf_split6_level3.E54];[$optimize_tfidf_split7_level3.E54];[$optimize_tfidf_split8_level3.E54];[$optimize_tfidf_split9_level3.E54])" office:value-type="float" office:value="0.3427" calcext:value-type="float">
            <text:p>0.3427</text:p>
          </table:table-cell>
        </table:table-row>
        <table:table-row table:style-name="ro1">
          <table:table-cell table:formula="of:=MIN([$optimize_tfidf_split0_level3.A74];[$optimize_tfidf_split1_level3.A74];[$optimize_tfidf_split2_level3.A74];[$optimize_tfidf_split3_level3.A74];[$optimize_tfidf_split4_level3.A74];[$optimize_tfidf_split5_level3.A74];[$optimize_tfidf_split6_level3.A74];[$optimize_tfidf_split7_level3.A74];[$optimize_tfidf_split8_level3.A74];[$optimize_tfidf_split9_level3.A74])" office:value-type="float" office:value="4" calcext:value-type="float">
            <text:p>4</text:p>
          </table:table-cell>
          <table:table-cell table:formula="of:=MIN([$optimize_tfidf_split0_level3.B74];[$optimize_tfidf_split1_level3.B74];[$optimize_tfidf_split2_level3.B74];[$optimize_tfidf_split3_level3.B74];[$optimize_tfidf_split4_level3.B74];[$optimize_tfidf_split5_level3.B74];[$optimize_tfidf_split6_level3.B74];[$optimize_tfidf_split7_level3.B74];[$optimize_tfidf_split8_level3.B74];[$optimize_tfidf_split9_level3.B74])" office:value-type="float" office:value="0.6" calcext:value-type="float">
            <text:p>0.6</text:p>
          </table:table-cell>
          <table:table-cell table:formula="of:=MIN([$optimize_tfidf_split0_level3.C74];[$optimize_tfidf_split1_level3.C74];[$optimize_tfidf_split2_level3.C74];[$optimize_tfidf_split3_level3.C74];[$optimize_tfidf_split4_level3.C74];[$optimize_tfidf_split5_level3.C74];[$optimize_tfidf_split6_level3.C74];[$optimize_tfidf_split7_level3.C74];[$optimize_tfidf_split8_level3.C74];[$optimize_tfidf_split9_level3.C74])" office:value-type="float" office:value="0.2277" calcext:value-type="float">
            <text:p>0.2277</text:p>
          </table:table-cell>
          <table:table-cell table:formula="of:=MIN([$optimize_tfidf_split0_level3.D74];[$optimize_tfidf_split1_level3.D74];[$optimize_tfidf_split2_level3.D74];[$optimize_tfidf_split3_level3.D74];[$optimize_tfidf_split4_level3.D74];[$optimize_tfidf_split5_level3.D74];[$optimize_tfidf_split6_level3.D74];[$optimize_tfidf_split7_level3.D74];[$optimize_tfidf_split8_level3.D74];[$optimize_tfidf_split9_level3.D74])" office:value-type="float" office:value="0.5831" calcext:value-type="float">
            <text:p>0.5831</text:p>
          </table:table-cell>
          <table:table-cell table:formula="of:=MIN([$optimize_tfidf_split0_level3.E74];[$optimize_tfidf_split1_level3.E74];[$optimize_tfidf_split2_level3.E74];[$optimize_tfidf_split3_level3.E74];[$optimize_tfidf_split4_level3.E74];[$optimize_tfidf_split5_level3.E74];[$optimize_tfidf_split6_level3.E74];[$optimize_tfidf_split7_level3.E74];[$optimize_tfidf_split8_level3.E74];[$optimize_tfidf_split9_level3.E74])" office:value-type="float" office:value="0.3094" calcext:value-type="float">
            <text:p>0.3094</text:p>
          </table:table-cell>
        </table:table-row>
        <table:table-row table:style-name="ro1">
          <table:table-cell table:formula="of:=MIN([$optimize_tfidf_split0_level3.A94];[$optimize_tfidf_split1_level3.A94];[$optimize_tfidf_split2_level3.A94];[$optimize_tfidf_split3_level3.A94];[$optimize_tfidf_split4_level3.A94];[$optimize_tfidf_split5_level3.A94];[$optimize_tfidf_split6_level3.A94];[$optimize_tfidf_split7_level3.A94];[$optimize_tfidf_split8_level3.A94];[$optimize_tfidf_split9_level3.A94])" office:value-type="float" office:value="5" calcext:value-type="float">
            <text:p>5</text:p>
          </table:table-cell>
          <table:table-cell table:formula="of:=MIN([$optimize_tfidf_split0_level3.B94];[$optimize_tfidf_split1_level3.B94];[$optimize_tfidf_split2_level3.B94];[$optimize_tfidf_split3_level3.B94];[$optimize_tfidf_split4_level3.B94];[$optimize_tfidf_split5_level3.B94];[$optimize_tfidf_split6_level3.B94];[$optimize_tfidf_split7_level3.B94];[$optimize_tfidf_split8_level3.B94];[$optimize_tfidf_split9_level3.B94])" office:value-type="float" office:value="0.6" calcext:value-type="float">
            <text:p>0.6</text:p>
          </table:table-cell>
          <table:table-cell table:formula="of:=MIN([$optimize_tfidf_split0_level3.C94];[$optimize_tfidf_split1_level3.C94];[$optimize_tfidf_split2_level3.C94];[$optimize_tfidf_split3_level3.C94];[$optimize_tfidf_split4_level3.C94];[$optimize_tfidf_split5_level3.C94];[$optimize_tfidf_split6_level3.C94];[$optimize_tfidf_split7_level3.C94];[$optimize_tfidf_split8_level3.C94];[$optimize_tfidf_split9_level3.C94])" office:value-type="float" office:value="0.1995" calcext:value-type="float">
            <text:p>0.1995</text:p>
          </table:table-cell>
          <table:table-cell table:formula="of:=MIN([$optimize_tfidf_split0_level3.D94];[$optimize_tfidf_split1_level3.D94];[$optimize_tfidf_split2_level3.D94];[$optimize_tfidf_split3_level3.D94];[$optimize_tfidf_split4_level3.D94];[$optimize_tfidf_split5_level3.D94];[$optimize_tfidf_split6_level3.D94];[$optimize_tfidf_split7_level3.D94];[$optimize_tfidf_split8_level3.D94];[$optimize_tfidf_split9_level3.D94])" office:value-type="float" office:value="0.6108" calcext:value-type="float">
            <text:p>0.6108</text:p>
          </table:table-cell>
          <table:table-cell table:formula="of:=MIN([$optimize_tfidf_split0_level3.E94];[$optimize_tfidf_split1_level3.E94];[$optimize_tfidf_split2_level3.E94];[$optimize_tfidf_split3_level3.E94];[$optimize_tfidf_split4_level3.E94];[$optimize_tfidf_split5_level3.E94];[$optimize_tfidf_split6_level3.E94];[$optimize_tfidf_split7_level3.E94];[$optimize_tfidf_split8_level3.E94];[$optimize_tfidf_split9_level3.E9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114];[$optimize_tfidf_split1_level3.A114];[$optimize_tfidf_split2_level3.A114];[$optimize_tfidf_split3_level3.A114];[$optimize_tfidf_split4_level3.A114];[$optimize_tfidf_split5_level3.A114];[$optimize_tfidf_split6_level3.A114];[$optimize_tfidf_split7_level3.A114];[$optimize_tfidf_split8_level3.A114];[$optimize_tfidf_split9_level3.A114])" office:value-type="float" office:value="6" calcext:value-type="float">
            <text:p>6</text:p>
          </table:table-cell>
          <table:table-cell table:formula="of:=MIN([$optimize_tfidf_split0_level3.B114];[$optimize_tfidf_split1_level3.B114];[$optimize_tfidf_split2_level3.B114];[$optimize_tfidf_split3_level3.B114];[$optimize_tfidf_split4_level3.B114];[$optimize_tfidf_split5_level3.B114];[$optimize_tfidf_split6_level3.B114];[$optimize_tfidf_split7_level3.B114];[$optimize_tfidf_split8_level3.B114];[$optimize_tfidf_split9_level3.B114])" office:value-type="float" office:value="0.6" calcext:value-type="float">
            <text:p>0.6</text:p>
          </table:table-cell>
          <table:table-cell table:formula="of:=MIN([$optimize_tfidf_split0_level3.C114];[$optimize_tfidf_split1_level3.C114];[$optimize_tfidf_split2_level3.C114];[$optimize_tfidf_split3_level3.C114];[$optimize_tfidf_split4_level3.C114];[$optimize_tfidf_split5_level3.C114];[$optimize_tfidf_split6_level3.C114];[$optimize_tfidf_split7_level3.C114];[$optimize_tfidf_split8_level3.C114];[$optimize_tfidf_split9_level3.C114])" office:value-type="float" office:value="0.1995" calcext:value-type="float">
            <text:p>0.1995</text:p>
          </table:table-cell>
          <table:table-cell table:formula="of:=MIN([$optimize_tfidf_split0_level3.D114];[$optimize_tfidf_split1_level3.D114];[$optimize_tfidf_split2_level3.D114];[$optimize_tfidf_split3_level3.D114];[$optimize_tfidf_split4_level3.D114];[$optimize_tfidf_split5_level3.D114];[$optimize_tfidf_split6_level3.D114];[$optimize_tfidf_split7_level3.D114];[$optimize_tfidf_split8_level3.D114];[$optimize_tfidf_split9_level3.D114])" office:value-type="float" office:value="0.6108" calcext:value-type="float">
            <text:p>0.6108</text:p>
          </table:table-cell>
          <table:table-cell table:formula="of:=MIN([$optimize_tfidf_split0_level3.E114];[$optimize_tfidf_split1_level3.E114];[$optimize_tfidf_split2_level3.E114];[$optimize_tfidf_split3_level3.E114];[$optimize_tfidf_split4_level3.E114];[$optimize_tfidf_split5_level3.E114];[$optimize_tfidf_split6_level3.E114];[$optimize_tfidf_split7_level3.E114];[$optimize_tfidf_split8_level3.E114];[$optimize_tfidf_split9_level3.E11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134];[$optimize_tfidf_split1_level3.A134];[$optimize_tfidf_split2_level3.A134];[$optimize_tfidf_split3_level3.A134];[$optimize_tfidf_split4_level3.A134];[$optimize_tfidf_split5_level3.A134];[$optimize_tfidf_split6_level3.A134];[$optimize_tfidf_split7_level3.A134];[$optimize_tfidf_split8_level3.A134];[$optimize_tfidf_split9_level3.A134])" office:value-type="float" office:value="7" calcext:value-type="float">
            <text:p>7</text:p>
          </table:table-cell>
          <table:table-cell table:formula="of:=MIN([$optimize_tfidf_split0_level3.B134];[$optimize_tfidf_split1_level3.B134];[$optimize_tfidf_split2_level3.B134];[$optimize_tfidf_split3_level3.B134];[$optimize_tfidf_split4_level3.B134];[$optimize_tfidf_split5_level3.B134];[$optimize_tfidf_split6_level3.B134];[$optimize_tfidf_split7_level3.B134];[$optimize_tfidf_split8_level3.B134];[$optimize_tfidf_split9_level3.B134])" office:value-type="float" office:value="0.6" calcext:value-type="float">
            <text:p>0.6</text:p>
          </table:table-cell>
          <table:table-cell table:formula="of:=MIN([$optimize_tfidf_split0_level3.C134];[$optimize_tfidf_split1_level3.C134];[$optimize_tfidf_split2_level3.C134];[$optimize_tfidf_split3_level3.C134];[$optimize_tfidf_split4_level3.C134];[$optimize_tfidf_split5_level3.C134];[$optimize_tfidf_split6_level3.C134];[$optimize_tfidf_split7_level3.C134];[$optimize_tfidf_split8_level3.C134];[$optimize_tfidf_split9_level3.C134])" office:value-type="float" office:value="0.1995" calcext:value-type="float">
            <text:p>0.1995</text:p>
          </table:table-cell>
          <table:table-cell table:formula="of:=MIN([$optimize_tfidf_split0_level3.D134];[$optimize_tfidf_split1_level3.D134];[$optimize_tfidf_split2_level3.D134];[$optimize_tfidf_split3_level3.D134];[$optimize_tfidf_split4_level3.D134];[$optimize_tfidf_split5_level3.D134];[$optimize_tfidf_split6_level3.D134];[$optimize_tfidf_split7_level3.D134];[$optimize_tfidf_split8_level3.D134];[$optimize_tfidf_split9_level3.D134])" office:value-type="float" office:value="0.6108" calcext:value-type="float">
            <text:p>0.6108</text:p>
          </table:table-cell>
          <table:table-cell table:formula="of:=MIN([$optimize_tfidf_split0_level3.E134];[$optimize_tfidf_split1_level3.E134];[$optimize_tfidf_split2_level3.E134];[$optimize_tfidf_split3_level3.E134];[$optimize_tfidf_split4_level3.E134];[$optimize_tfidf_split5_level3.E134];[$optimize_tfidf_split6_level3.E134];[$optimize_tfidf_split7_level3.E134];[$optimize_tfidf_split8_level3.E134];[$optimize_tfidf_split9_level3.E13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154];[$optimize_tfidf_split1_level3.A154];[$optimize_tfidf_split2_level3.A154];[$optimize_tfidf_split3_level3.A154];[$optimize_tfidf_split4_level3.A154];[$optimize_tfidf_split5_level3.A154];[$optimize_tfidf_split6_level3.A154];[$optimize_tfidf_split7_level3.A154];[$optimize_tfidf_split8_level3.A154];[$optimize_tfidf_split9_level3.A154])" office:value-type="float" office:value="8" calcext:value-type="float">
            <text:p>8</text:p>
          </table:table-cell>
          <table:table-cell table:formula="of:=MIN([$optimize_tfidf_split0_level3.B154];[$optimize_tfidf_split1_level3.B154];[$optimize_tfidf_split2_level3.B154];[$optimize_tfidf_split3_level3.B154];[$optimize_tfidf_split4_level3.B154];[$optimize_tfidf_split5_level3.B154];[$optimize_tfidf_split6_level3.B154];[$optimize_tfidf_split7_level3.B154];[$optimize_tfidf_split8_level3.B154];[$optimize_tfidf_split9_level3.B154])" office:value-type="float" office:value="0.6" calcext:value-type="float">
            <text:p>0.6</text:p>
          </table:table-cell>
          <table:table-cell table:formula="of:=MIN([$optimize_tfidf_split0_level3.C154];[$optimize_tfidf_split1_level3.C154];[$optimize_tfidf_split2_level3.C154];[$optimize_tfidf_split3_level3.C154];[$optimize_tfidf_split4_level3.C154];[$optimize_tfidf_split5_level3.C154];[$optimize_tfidf_split6_level3.C154];[$optimize_tfidf_split7_level3.C154];[$optimize_tfidf_split8_level3.C154];[$optimize_tfidf_split9_level3.C154])" office:value-type="float" office:value="0.1995" calcext:value-type="float">
            <text:p>0.1995</text:p>
          </table:table-cell>
          <table:table-cell table:formula="of:=MIN([$optimize_tfidf_split0_level3.D154];[$optimize_tfidf_split1_level3.D154];[$optimize_tfidf_split2_level3.D154];[$optimize_tfidf_split3_level3.D154];[$optimize_tfidf_split4_level3.D154];[$optimize_tfidf_split5_level3.D154];[$optimize_tfidf_split6_level3.D154];[$optimize_tfidf_split7_level3.D154];[$optimize_tfidf_split8_level3.D154];[$optimize_tfidf_split9_level3.D154])" office:value-type="float" office:value="0.6108" calcext:value-type="float">
            <text:p>0.6108</text:p>
          </table:table-cell>
          <table:table-cell table:formula="of:=MIN([$optimize_tfidf_split0_level3.E154];[$optimize_tfidf_split1_level3.E154];[$optimize_tfidf_split2_level3.E154];[$optimize_tfidf_split3_level3.E154];[$optimize_tfidf_split4_level3.E154];[$optimize_tfidf_split5_level3.E154];[$optimize_tfidf_split6_level3.E154];[$optimize_tfidf_split7_level3.E154];[$optimize_tfidf_split8_level3.E154];[$optimize_tfidf_split9_level3.E15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174];[$optimize_tfidf_split1_level3.A174];[$optimize_tfidf_split2_level3.A174];[$optimize_tfidf_split3_level3.A174];[$optimize_tfidf_split4_level3.A174];[$optimize_tfidf_split5_level3.A174];[$optimize_tfidf_split6_level3.A174];[$optimize_tfidf_split7_level3.A174];[$optimize_tfidf_split8_level3.A174];[$optimize_tfidf_split9_level3.A174])" office:value-type="float" office:value="9" calcext:value-type="float">
            <text:p>9</text:p>
          </table:table-cell>
          <table:table-cell table:formula="of:=MIN([$optimize_tfidf_split0_level3.B174];[$optimize_tfidf_split1_level3.B174];[$optimize_tfidf_split2_level3.B174];[$optimize_tfidf_split3_level3.B174];[$optimize_tfidf_split4_level3.B174];[$optimize_tfidf_split5_level3.B174];[$optimize_tfidf_split6_level3.B174];[$optimize_tfidf_split7_level3.B174];[$optimize_tfidf_split8_level3.B174];[$optimize_tfidf_split9_level3.B174])" office:value-type="float" office:value="0.6" calcext:value-type="float">
            <text:p>0.6</text:p>
          </table:table-cell>
          <table:table-cell table:formula="of:=MIN([$optimize_tfidf_split0_level3.C174];[$optimize_tfidf_split1_level3.C174];[$optimize_tfidf_split2_level3.C174];[$optimize_tfidf_split3_level3.C174];[$optimize_tfidf_split4_level3.C174];[$optimize_tfidf_split5_level3.C174];[$optimize_tfidf_split6_level3.C174];[$optimize_tfidf_split7_level3.C174];[$optimize_tfidf_split8_level3.C174];[$optimize_tfidf_split9_level3.C174])" office:value-type="float" office:value="0.1995" calcext:value-type="float">
            <text:p>0.1995</text:p>
          </table:table-cell>
          <table:table-cell table:formula="of:=MIN([$optimize_tfidf_split0_level3.D174];[$optimize_tfidf_split1_level3.D174];[$optimize_tfidf_split2_level3.D174];[$optimize_tfidf_split3_level3.D174];[$optimize_tfidf_split4_level3.D174];[$optimize_tfidf_split5_level3.D174];[$optimize_tfidf_split6_level3.D174];[$optimize_tfidf_split7_level3.D174];[$optimize_tfidf_split8_level3.D174];[$optimize_tfidf_split9_level3.D174])" office:value-type="float" office:value="0.6108" calcext:value-type="float">
            <text:p>0.6108</text:p>
          </table:table-cell>
          <table:table-cell table:formula="of:=MIN([$optimize_tfidf_split0_level3.E174];[$optimize_tfidf_split1_level3.E174];[$optimize_tfidf_split2_level3.E174];[$optimize_tfidf_split3_level3.E174];[$optimize_tfidf_split4_level3.E174];[$optimize_tfidf_split5_level3.E174];[$optimize_tfidf_split6_level3.E174];[$optimize_tfidf_split7_level3.E174];[$optimize_tfidf_split8_level3.E174];[$optimize_tfidf_split9_level3.E17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194];[$optimize_tfidf_split1_level3.A194];[$optimize_tfidf_split2_level3.A194];[$optimize_tfidf_split3_level3.A194];[$optimize_tfidf_split4_level3.A194];[$optimize_tfidf_split5_level3.A194];[$optimize_tfidf_split6_level3.A194];[$optimize_tfidf_split7_level3.A194];[$optimize_tfidf_split8_level3.A194];[$optimize_tfidf_split9_level3.A194])" office:value-type="float" office:value="10" calcext:value-type="float">
            <text:p>10</text:p>
          </table:table-cell>
          <table:table-cell table:formula="of:=MIN([$optimize_tfidf_split0_level3.B194];[$optimize_tfidf_split1_level3.B194];[$optimize_tfidf_split2_level3.B194];[$optimize_tfidf_split3_level3.B194];[$optimize_tfidf_split4_level3.B194];[$optimize_tfidf_split5_level3.B194];[$optimize_tfidf_split6_level3.B194];[$optimize_tfidf_split7_level3.B194];[$optimize_tfidf_split8_level3.B194];[$optimize_tfidf_split9_level3.B194])" office:value-type="float" office:value="0.6" calcext:value-type="float">
            <text:p>0.6</text:p>
          </table:table-cell>
          <table:table-cell table:formula="of:=MIN([$optimize_tfidf_split0_level3.C194];[$optimize_tfidf_split1_level3.C194];[$optimize_tfidf_split2_level3.C194];[$optimize_tfidf_split3_level3.C194];[$optimize_tfidf_split4_level3.C194];[$optimize_tfidf_split5_level3.C194];[$optimize_tfidf_split6_level3.C194];[$optimize_tfidf_split7_level3.C194];[$optimize_tfidf_split8_level3.C194];[$optimize_tfidf_split9_level3.C194])" office:value-type="float" office:value="0.1995" calcext:value-type="float">
            <text:p>0.1995</text:p>
          </table:table-cell>
          <table:table-cell table:formula="of:=MIN([$optimize_tfidf_split0_level3.D194];[$optimize_tfidf_split1_level3.D194];[$optimize_tfidf_split2_level3.D194];[$optimize_tfidf_split3_level3.D194];[$optimize_tfidf_split4_level3.D194];[$optimize_tfidf_split5_level3.D194];[$optimize_tfidf_split6_level3.D194];[$optimize_tfidf_split7_level3.D194];[$optimize_tfidf_split8_level3.D194];[$optimize_tfidf_split9_level3.D194])" office:value-type="float" office:value="0.6108" calcext:value-type="float">
            <text:p>0.6108</text:p>
          </table:table-cell>
          <table:table-cell table:formula="of:=MIN([$optimize_tfidf_split0_level3.E194];[$optimize_tfidf_split1_level3.E194];[$optimize_tfidf_split2_level3.E194];[$optimize_tfidf_split3_level3.E194];[$optimize_tfidf_split4_level3.E194];[$optimize_tfidf_split5_level3.E194];[$optimize_tfidf_split6_level3.E194];[$optimize_tfidf_split7_level3.E194];[$optimize_tfidf_split8_level3.E194];[$optimize_tfidf_split9_level3.E19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214];[$optimize_tfidf_split1_level3.A214];[$optimize_tfidf_split2_level3.A214];[$optimize_tfidf_split3_level3.A214];[$optimize_tfidf_split4_level3.A214];[$optimize_tfidf_split5_level3.A214];[$optimize_tfidf_split6_level3.A214];[$optimize_tfidf_split7_level3.A214];[$optimize_tfidf_split8_level3.A214];[$optimize_tfidf_split9_level3.A214])" office:value-type="float" office:value="11" calcext:value-type="float">
            <text:p>11</text:p>
          </table:table-cell>
          <table:table-cell table:formula="of:=MIN([$optimize_tfidf_split0_level3.B214];[$optimize_tfidf_split1_level3.B214];[$optimize_tfidf_split2_level3.B214];[$optimize_tfidf_split3_level3.B214];[$optimize_tfidf_split4_level3.B214];[$optimize_tfidf_split5_level3.B214];[$optimize_tfidf_split6_level3.B214];[$optimize_tfidf_split7_level3.B214];[$optimize_tfidf_split8_level3.B214];[$optimize_tfidf_split9_level3.B214])" office:value-type="float" office:value="0.6" calcext:value-type="float">
            <text:p>0.6</text:p>
          </table:table-cell>
          <table:table-cell table:formula="of:=MIN([$optimize_tfidf_split0_level3.C214];[$optimize_tfidf_split1_level3.C214];[$optimize_tfidf_split2_level3.C214];[$optimize_tfidf_split3_level3.C214];[$optimize_tfidf_split4_level3.C214];[$optimize_tfidf_split5_level3.C214];[$optimize_tfidf_split6_level3.C214];[$optimize_tfidf_split7_level3.C214];[$optimize_tfidf_split8_level3.C214];[$optimize_tfidf_split9_level3.C214])" office:value-type="float" office:value="0.1995" calcext:value-type="float">
            <text:p>0.1995</text:p>
          </table:table-cell>
          <table:table-cell table:formula="of:=MIN([$optimize_tfidf_split0_level3.D214];[$optimize_tfidf_split1_level3.D214];[$optimize_tfidf_split2_level3.D214];[$optimize_tfidf_split3_level3.D214];[$optimize_tfidf_split4_level3.D214];[$optimize_tfidf_split5_level3.D214];[$optimize_tfidf_split6_level3.D214];[$optimize_tfidf_split7_level3.D214];[$optimize_tfidf_split8_level3.D214];[$optimize_tfidf_split9_level3.D214])" office:value-type="float" office:value="0.6108" calcext:value-type="float">
            <text:p>0.6108</text:p>
          </table:table-cell>
          <table:table-cell table:formula="of:=MIN([$optimize_tfidf_split0_level3.E214];[$optimize_tfidf_split1_level3.E214];[$optimize_tfidf_split2_level3.E214];[$optimize_tfidf_split3_level3.E214];[$optimize_tfidf_split4_level3.E214];[$optimize_tfidf_split5_level3.E214];[$optimize_tfidf_split6_level3.E214];[$optimize_tfidf_split7_level3.E214];[$optimize_tfidf_split8_level3.E214];[$optimize_tfidf_split9_level3.E21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234];[$optimize_tfidf_split1_level3.A234];[$optimize_tfidf_split2_level3.A234];[$optimize_tfidf_split3_level3.A234];[$optimize_tfidf_split4_level3.A234];[$optimize_tfidf_split5_level3.A234];[$optimize_tfidf_split6_level3.A234];[$optimize_tfidf_split7_level3.A234];[$optimize_tfidf_split8_level3.A234];[$optimize_tfidf_split9_level3.A234])" office:value-type="float" office:value="12" calcext:value-type="float">
            <text:p>12</text:p>
          </table:table-cell>
          <table:table-cell table:formula="of:=MIN([$optimize_tfidf_split0_level3.B234];[$optimize_tfidf_split1_level3.B234];[$optimize_tfidf_split2_level3.B234];[$optimize_tfidf_split3_level3.B234];[$optimize_tfidf_split4_level3.B234];[$optimize_tfidf_split5_level3.B234];[$optimize_tfidf_split6_level3.B234];[$optimize_tfidf_split7_level3.B234];[$optimize_tfidf_split8_level3.B234];[$optimize_tfidf_split9_level3.B234])" office:value-type="float" office:value="0.6" calcext:value-type="float">
            <text:p>0.6</text:p>
          </table:table-cell>
          <table:table-cell table:formula="of:=MIN([$optimize_tfidf_split0_level3.C234];[$optimize_tfidf_split1_level3.C234];[$optimize_tfidf_split2_level3.C234];[$optimize_tfidf_split3_level3.C234];[$optimize_tfidf_split4_level3.C234];[$optimize_tfidf_split5_level3.C234];[$optimize_tfidf_split6_level3.C234];[$optimize_tfidf_split7_level3.C234];[$optimize_tfidf_split8_level3.C234];[$optimize_tfidf_split9_level3.C234])" office:value-type="float" office:value="0.1995" calcext:value-type="float">
            <text:p>0.1995</text:p>
          </table:table-cell>
          <table:table-cell table:formula="of:=MIN([$optimize_tfidf_split0_level3.D234];[$optimize_tfidf_split1_level3.D234];[$optimize_tfidf_split2_level3.D234];[$optimize_tfidf_split3_level3.D234];[$optimize_tfidf_split4_level3.D234];[$optimize_tfidf_split5_level3.D234];[$optimize_tfidf_split6_level3.D234];[$optimize_tfidf_split7_level3.D234];[$optimize_tfidf_split8_level3.D234];[$optimize_tfidf_split9_level3.D234])" office:value-type="float" office:value="0.6108" calcext:value-type="float">
            <text:p>0.6108</text:p>
          </table:table-cell>
          <table:table-cell table:formula="of:=MIN([$optimize_tfidf_split0_level3.E234];[$optimize_tfidf_split1_level3.E234];[$optimize_tfidf_split2_level3.E234];[$optimize_tfidf_split3_level3.E234];[$optimize_tfidf_split4_level3.E234];[$optimize_tfidf_split5_level3.E234];[$optimize_tfidf_split6_level3.E234];[$optimize_tfidf_split7_level3.E234];[$optimize_tfidf_split8_level3.E234];[$optimize_tfidf_split9_level3.E23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254];[$optimize_tfidf_split1_level3.A254];[$optimize_tfidf_split2_level3.A254];[$optimize_tfidf_split3_level3.A254];[$optimize_tfidf_split4_level3.A254];[$optimize_tfidf_split5_level3.A254];[$optimize_tfidf_split6_level3.A254];[$optimize_tfidf_split7_level3.A254];[$optimize_tfidf_split8_level3.A254];[$optimize_tfidf_split9_level3.A254])" office:value-type="float" office:value="13" calcext:value-type="float">
            <text:p>13</text:p>
          </table:table-cell>
          <table:table-cell table:formula="of:=MIN([$optimize_tfidf_split0_level3.B254];[$optimize_tfidf_split1_level3.B254];[$optimize_tfidf_split2_level3.B254];[$optimize_tfidf_split3_level3.B254];[$optimize_tfidf_split4_level3.B254];[$optimize_tfidf_split5_level3.B254];[$optimize_tfidf_split6_level3.B254];[$optimize_tfidf_split7_level3.B254];[$optimize_tfidf_split8_level3.B254];[$optimize_tfidf_split9_level3.B254])" office:value-type="float" office:value="0.6" calcext:value-type="float">
            <text:p>0.6</text:p>
          </table:table-cell>
          <table:table-cell table:formula="of:=MIN([$optimize_tfidf_split0_level3.C254];[$optimize_tfidf_split1_level3.C254];[$optimize_tfidf_split2_level3.C254];[$optimize_tfidf_split3_level3.C254];[$optimize_tfidf_split4_level3.C254];[$optimize_tfidf_split5_level3.C254];[$optimize_tfidf_split6_level3.C254];[$optimize_tfidf_split7_level3.C254];[$optimize_tfidf_split8_level3.C254];[$optimize_tfidf_split9_level3.C254])" office:value-type="float" office:value="0.1995" calcext:value-type="float">
            <text:p>0.1995</text:p>
          </table:table-cell>
          <table:table-cell table:formula="of:=MIN([$optimize_tfidf_split0_level3.D254];[$optimize_tfidf_split1_level3.D254];[$optimize_tfidf_split2_level3.D254];[$optimize_tfidf_split3_level3.D254];[$optimize_tfidf_split4_level3.D254];[$optimize_tfidf_split5_level3.D254];[$optimize_tfidf_split6_level3.D254];[$optimize_tfidf_split7_level3.D254];[$optimize_tfidf_split8_level3.D254];[$optimize_tfidf_split9_level3.D254])" office:value-type="float" office:value="0.6108" calcext:value-type="float">
            <text:p>0.6108</text:p>
          </table:table-cell>
          <table:table-cell table:formula="of:=MIN([$optimize_tfidf_split0_level3.E254];[$optimize_tfidf_split1_level3.E254];[$optimize_tfidf_split2_level3.E254];[$optimize_tfidf_split3_level3.E254];[$optimize_tfidf_split4_level3.E254];[$optimize_tfidf_split5_level3.E254];[$optimize_tfidf_split6_level3.E254];[$optimize_tfidf_split7_level3.E254];[$optimize_tfidf_split8_level3.E254];[$optimize_tfidf_split9_level3.E25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274];[$optimize_tfidf_split1_level3.A274];[$optimize_tfidf_split2_level3.A274];[$optimize_tfidf_split3_level3.A274];[$optimize_tfidf_split4_level3.A274];[$optimize_tfidf_split5_level3.A274];[$optimize_tfidf_split6_level3.A274];[$optimize_tfidf_split7_level3.A274];[$optimize_tfidf_split8_level3.A274];[$optimize_tfidf_split9_level3.A274])" office:value-type="float" office:value="14" calcext:value-type="float">
            <text:p>14</text:p>
          </table:table-cell>
          <table:table-cell table:formula="of:=MIN([$optimize_tfidf_split0_level3.B274];[$optimize_tfidf_split1_level3.B274];[$optimize_tfidf_split2_level3.B274];[$optimize_tfidf_split3_level3.B274];[$optimize_tfidf_split4_level3.B274];[$optimize_tfidf_split5_level3.B274];[$optimize_tfidf_split6_level3.B274];[$optimize_tfidf_split7_level3.B274];[$optimize_tfidf_split8_level3.B274];[$optimize_tfidf_split9_level3.B274])" office:value-type="float" office:value="0.6" calcext:value-type="float">
            <text:p>0.6</text:p>
          </table:table-cell>
          <table:table-cell table:formula="of:=MIN([$optimize_tfidf_split0_level3.C274];[$optimize_tfidf_split1_level3.C274];[$optimize_tfidf_split2_level3.C274];[$optimize_tfidf_split3_level3.C274];[$optimize_tfidf_split4_level3.C274];[$optimize_tfidf_split5_level3.C274];[$optimize_tfidf_split6_level3.C274];[$optimize_tfidf_split7_level3.C274];[$optimize_tfidf_split8_level3.C274];[$optimize_tfidf_split9_level3.C274])" office:value-type="float" office:value="0.1995" calcext:value-type="float">
            <text:p>0.1995</text:p>
          </table:table-cell>
          <table:table-cell table:formula="of:=MIN([$optimize_tfidf_split0_level3.D274];[$optimize_tfidf_split1_level3.D274];[$optimize_tfidf_split2_level3.D274];[$optimize_tfidf_split3_level3.D274];[$optimize_tfidf_split4_level3.D274];[$optimize_tfidf_split5_level3.D274];[$optimize_tfidf_split6_level3.D274];[$optimize_tfidf_split7_level3.D274];[$optimize_tfidf_split8_level3.D274];[$optimize_tfidf_split9_level3.D274])" office:value-type="float" office:value="0.6108" calcext:value-type="float">
            <text:p>0.6108</text:p>
          </table:table-cell>
          <table:table-cell table:formula="of:=MIN([$optimize_tfidf_split0_level3.E274];[$optimize_tfidf_split1_level3.E274];[$optimize_tfidf_split2_level3.E274];[$optimize_tfidf_split3_level3.E274];[$optimize_tfidf_split4_level3.E274];[$optimize_tfidf_split5_level3.E274];[$optimize_tfidf_split6_level3.E274];[$optimize_tfidf_split7_level3.E274];[$optimize_tfidf_split8_level3.E274];[$optimize_tfidf_split9_level3.E27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294];[$optimize_tfidf_split1_level3.A294];[$optimize_tfidf_split2_level3.A294];[$optimize_tfidf_split3_level3.A294];[$optimize_tfidf_split4_level3.A294];[$optimize_tfidf_split5_level3.A294];[$optimize_tfidf_split6_level3.A294];[$optimize_tfidf_split7_level3.A294];[$optimize_tfidf_split8_level3.A294];[$optimize_tfidf_split9_level3.A294])" office:value-type="float" office:value="15" calcext:value-type="float">
            <text:p>15</text:p>
          </table:table-cell>
          <table:table-cell table:formula="of:=MIN([$optimize_tfidf_split0_level3.B294];[$optimize_tfidf_split1_level3.B294];[$optimize_tfidf_split2_level3.B294];[$optimize_tfidf_split3_level3.B294];[$optimize_tfidf_split4_level3.B294];[$optimize_tfidf_split5_level3.B294];[$optimize_tfidf_split6_level3.B294];[$optimize_tfidf_split7_level3.B294];[$optimize_tfidf_split8_level3.B294];[$optimize_tfidf_split9_level3.B294])" office:value-type="float" office:value="0.6" calcext:value-type="float">
            <text:p>0.6</text:p>
          </table:table-cell>
          <table:table-cell table:formula="of:=MIN([$optimize_tfidf_split0_level3.C294];[$optimize_tfidf_split1_level3.C294];[$optimize_tfidf_split2_level3.C294];[$optimize_tfidf_split3_level3.C294];[$optimize_tfidf_split4_level3.C294];[$optimize_tfidf_split5_level3.C294];[$optimize_tfidf_split6_level3.C294];[$optimize_tfidf_split7_level3.C294];[$optimize_tfidf_split8_level3.C294];[$optimize_tfidf_split9_level3.C294])" office:value-type="float" office:value="0.1995" calcext:value-type="float">
            <text:p>0.1995</text:p>
          </table:table-cell>
          <table:table-cell table:formula="of:=MIN([$optimize_tfidf_split0_level3.D294];[$optimize_tfidf_split1_level3.D294];[$optimize_tfidf_split2_level3.D294];[$optimize_tfidf_split3_level3.D294];[$optimize_tfidf_split4_level3.D294];[$optimize_tfidf_split5_level3.D294];[$optimize_tfidf_split6_level3.D294];[$optimize_tfidf_split7_level3.D294];[$optimize_tfidf_split8_level3.D294];[$optimize_tfidf_split9_level3.D294])" office:value-type="float" office:value="0.6108" calcext:value-type="float">
            <text:p>0.6108</text:p>
          </table:table-cell>
          <table:table-cell table:formula="of:=MIN([$optimize_tfidf_split0_level3.E294];[$optimize_tfidf_split1_level3.E294];[$optimize_tfidf_split2_level3.E294];[$optimize_tfidf_split3_level3.E294];[$optimize_tfidf_split4_level3.E294];[$optimize_tfidf_split5_level3.E294];[$optimize_tfidf_split6_level3.E294];[$optimize_tfidf_split7_level3.E294];[$optimize_tfidf_split8_level3.E294];[$optimize_tfidf_split9_level3.E294])" office:value-type="float" office:value="0.2813" calcext:value-type="float">
            <text:p>0.2813</text:p>
          </table:table-cell>
        </table:table-row>
        <table:table-row table:style-name="ro1">
          <table:table-cell table:formula="of:=MIN([$optimize_tfidf_split0_level3.A15];[$optimize_tfidf_split1_level3.A15];[$optimize_tfidf_split2_level3.A15];[$optimize_tfidf_split3_level3.A15];[$optimize_tfidf_split4_level3.A15];[$optimize_tfidf_split5_level3.A15];[$optimize_tfidf_split6_level3.A15];[$optimize_tfidf_split7_level3.A15];[$optimize_tfidf_split8_level3.A15];[$optimize_tfidf_split9_level3.A15])" office:value-type="float" office:value="1" calcext:value-type="float">
            <text:p>1</text:p>
          </table:table-cell>
          <table:table-cell table:formula="of:=MIN([$optimize_tfidf_split0_level3.B15];[$optimize_tfidf_split1_level3.B15];[$optimize_tfidf_split2_level3.B15];[$optimize_tfidf_split3_level3.B15];[$optimize_tfidf_split4_level3.B15];[$optimize_tfidf_split5_level3.B15];[$optimize_tfidf_split6_level3.B15];[$optimize_tfidf_split7_level3.B15];[$optimize_tfidf_split8_level3.B15];[$optimize_tfidf_split9_level3.B15])" office:value-type="float" office:value="0.65" calcext:value-type="float">
            <text:p>0.65</text:p>
          </table:table-cell>
          <table:table-cell table:formula="of:=MIN([$optimize_tfidf_split0_level3.C15];[$optimize_tfidf_split1_level3.C15];[$optimize_tfidf_split2_level3.C15];[$optimize_tfidf_split3_level3.C15];[$optimize_tfidf_split4_level3.C15];[$optimize_tfidf_split5_level3.C15];[$optimize_tfidf_split6_level3.C15];[$optimize_tfidf_split7_level3.C15];[$optimize_tfidf_split8_level3.C15];[$optimize_tfidf_split9_level3.C15])" office:value-type="float" office:value="0.4073" calcext:value-type="float">
            <text:p>0.4073</text:p>
          </table:table-cell>
          <table:table-cell table:formula="of:=MIN([$optimize_tfidf_split0_level3.D15];[$optimize_tfidf_split1_level3.D15];[$optimize_tfidf_split2_level3.D15];[$optimize_tfidf_split3_level3.D15];[$optimize_tfidf_split4_level3.D15];[$optimize_tfidf_split5_level3.D15];[$optimize_tfidf_split6_level3.D15];[$optimize_tfidf_split7_level3.D15];[$optimize_tfidf_split8_level3.D15];[$optimize_tfidf_split9_level3.D15])" office:value-type="float" office:value="0.2987" calcext:value-type="float">
            <text:p>0.2987</text:p>
          </table:table-cell>
          <table:table-cell table:formula="of:=MIN([$optimize_tfidf_split0_level3.E15];[$optimize_tfidf_split1_level3.E15];[$optimize_tfidf_split2_level3.E15];[$optimize_tfidf_split3_level3.E15];[$optimize_tfidf_split4_level3.E15];[$optimize_tfidf_split5_level3.E15];[$optimize_tfidf_split6_level3.E15];[$optimize_tfidf_split7_level3.E15];[$optimize_tfidf_split8_level3.E15];[$optimize_tfidf_split9_level3.E15])" office:value-type="float" office:value="0.3309" calcext:value-type="float">
            <text:p>0.3309</text:p>
          </table:table-cell>
        </table:table-row>
        <table:table-row table:style-name="ro1">
          <table:table-cell table:formula="of:=MIN([$optimize_tfidf_split0_level3.A35];[$optimize_tfidf_split1_level3.A35];[$optimize_tfidf_split2_level3.A35];[$optimize_tfidf_split3_level3.A35];[$optimize_tfidf_split4_level3.A35];[$optimize_tfidf_split5_level3.A35];[$optimize_tfidf_split6_level3.A35];[$optimize_tfidf_split7_level3.A35];[$optimize_tfidf_split8_level3.A35];[$optimize_tfidf_split9_level3.A35])" office:value-type="float" office:value="2" calcext:value-type="float">
            <text:p>2</text:p>
          </table:table-cell>
          <table:table-cell table:formula="of:=MIN([$optimize_tfidf_split0_level3.B35];[$optimize_tfidf_split1_level3.B35];[$optimize_tfidf_split2_level3.B35];[$optimize_tfidf_split3_level3.B35];[$optimize_tfidf_split4_level3.B35];[$optimize_tfidf_split5_level3.B35];[$optimize_tfidf_split6_level3.B35];[$optimize_tfidf_split7_level3.B35];[$optimize_tfidf_split8_level3.B35];[$optimize_tfidf_split9_level3.B35])" office:value-type="float" office:value="0.65" calcext:value-type="float">
            <text:p>0.65</text:p>
          </table:table-cell>
          <table:table-cell table:formula="of:=MIN([$optimize_tfidf_split0_level3.C35];[$optimize_tfidf_split1_level3.C35];[$optimize_tfidf_split2_level3.C35];[$optimize_tfidf_split3_level3.C35];[$optimize_tfidf_split4_level3.C35];[$optimize_tfidf_split5_level3.C35];[$optimize_tfidf_split6_level3.C35];[$optimize_tfidf_split7_level3.C35];[$optimize_tfidf_split8_level3.C35];[$optimize_tfidf_split9_level3.C35])" office:value-type="float" office:value="0.3238" calcext:value-type="float">
            <text:p>0.3238</text:p>
          </table:table-cell>
          <table:table-cell table:formula="of:=MIN([$optimize_tfidf_split0_level3.D35];[$optimize_tfidf_split1_level3.D35];[$optimize_tfidf_split2_level3.D35];[$optimize_tfidf_split3_level3.D35];[$optimize_tfidf_split4_level3.D35];[$optimize_tfidf_split5_level3.D35];[$optimize_tfidf_split6_level3.D35];[$optimize_tfidf_split7_level3.D35];[$optimize_tfidf_split8_level3.D35];[$optimize_tfidf_split9_level3.D35])" office:value-type="float" office:value="0.4197" calcext:value-type="float">
            <text:p>0.4197</text:p>
          </table:table-cell>
          <table:table-cell table:formula="of:=MIN([$optimize_tfidf_split0_level3.E35];[$optimize_tfidf_split1_level3.E35];[$optimize_tfidf_split2_level3.E35];[$optimize_tfidf_split3_level3.E35];[$optimize_tfidf_split4_level3.E35];[$optimize_tfidf_split5_level3.E35];[$optimize_tfidf_split6_level3.E35];[$optimize_tfidf_split7_level3.E35];[$optimize_tfidf_split8_level3.E35];[$optimize_tfidf_split9_level3.E35])" office:value-type="float" office:value="0.3474" calcext:value-type="float">
            <text:p>0.3474</text:p>
          </table:table-cell>
        </table:table-row>
        <table:table-row table:style-name="ro1">
          <table:table-cell table:formula="of:=MIN([$optimize_tfidf_split0_level3.A55];[$optimize_tfidf_split1_level3.A55];[$optimize_tfidf_split2_level3.A55];[$optimize_tfidf_split3_level3.A55];[$optimize_tfidf_split4_level3.A55];[$optimize_tfidf_split5_level3.A55];[$optimize_tfidf_split6_level3.A55];[$optimize_tfidf_split7_level3.A55];[$optimize_tfidf_split8_level3.A55];[$optimize_tfidf_split9_level3.A55])" office:value-type="float" office:value="3" calcext:value-type="float">
            <text:p>3</text:p>
          </table:table-cell>
          <table:table-cell table:formula="of:=MIN([$optimize_tfidf_split0_level3.B55];[$optimize_tfidf_split1_level3.B55];[$optimize_tfidf_split2_level3.B55];[$optimize_tfidf_split3_level3.B55];[$optimize_tfidf_split4_level3.B55];[$optimize_tfidf_split5_level3.B55];[$optimize_tfidf_split6_level3.B55];[$optimize_tfidf_split7_level3.B55];[$optimize_tfidf_split8_level3.B55];[$optimize_tfidf_split9_level3.B55])" office:value-type="float" office:value="0.65" calcext:value-type="float">
            <text:p>0.65</text:p>
          </table:table-cell>
          <table:table-cell table:formula="of:=MIN([$optimize_tfidf_split0_level3.C55];[$optimize_tfidf_split1_level3.C55];[$optimize_tfidf_split2_level3.C55];[$optimize_tfidf_split3_level3.C55];[$optimize_tfidf_split4_level3.C55];[$optimize_tfidf_split5_level3.C55];[$optimize_tfidf_split6_level3.C55];[$optimize_tfidf_split7_level3.C55];[$optimize_tfidf_split8_level3.C55];[$optimize_tfidf_split9_level3.C55])" office:value-type="float" office:value="0.2591" calcext:value-type="float">
            <text:p>0.2591</text:p>
          </table:table-cell>
          <table:table-cell table:formula="of:=MIN([$optimize_tfidf_split0_level3.D55];[$optimize_tfidf_split1_level3.D55];[$optimize_tfidf_split2_level3.D55];[$optimize_tfidf_split3_level3.D55];[$optimize_tfidf_split4_level3.D55];[$optimize_tfidf_split5_level3.D55];[$optimize_tfidf_split6_level3.D55];[$optimize_tfidf_split7_level3.D55];[$optimize_tfidf_split8_level3.D55];[$optimize_tfidf_split9_level3.D55])" office:value-type="float" office:value="0.4752" calcext:value-type="float">
            <text:p>0.4752</text:p>
          </table:table-cell>
          <table:table-cell table:formula="of:=MIN([$optimize_tfidf_split0_level3.E55];[$optimize_tfidf_split1_level3.E55];[$optimize_tfidf_split2_level3.E55];[$optimize_tfidf_split3_level3.E55];[$optimize_tfidf_split4_level3.E55];[$optimize_tfidf_split5_level3.E55];[$optimize_tfidf_split6_level3.E55];[$optimize_tfidf_split7_level3.E55];[$optimize_tfidf_split8_level3.E55];[$optimize_tfidf_split9_level3.E55])" office:value-type="float" office:value="0.315" calcext:value-type="float">
            <text:p>0.315</text:p>
          </table:table-cell>
        </table:table-row>
        <table:table-row table:style-name="ro1">
          <table:table-cell table:formula="of:=MIN([$optimize_tfidf_split0_level3.A75];[$optimize_tfidf_split1_level3.A75];[$optimize_tfidf_split2_level3.A75];[$optimize_tfidf_split3_level3.A75];[$optimize_tfidf_split4_level3.A75];[$optimize_tfidf_split5_level3.A75];[$optimize_tfidf_split6_level3.A75];[$optimize_tfidf_split7_level3.A75];[$optimize_tfidf_split8_level3.A75];[$optimize_tfidf_split9_level3.A75])" office:value-type="float" office:value="4" calcext:value-type="float">
            <text:p>4</text:p>
          </table:table-cell>
          <table:table-cell table:formula="of:=MIN([$optimize_tfidf_split0_level3.B75];[$optimize_tfidf_split1_level3.B75];[$optimize_tfidf_split2_level3.B75];[$optimize_tfidf_split3_level3.B75];[$optimize_tfidf_split4_level3.B75];[$optimize_tfidf_split5_level3.B75];[$optimize_tfidf_split6_level3.B75];[$optimize_tfidf_split7_level3.B75];[$optimize_tfidf_split8_level3.B75];[$optimize_tfidf_split9_level3.B75])" office:value-type="float" office:value="0.65" calcext:value-type="float">
            <text:p>0.65</text:p>
          </table:table-cell>
          <table:table-cell table:formula="of:=MIN([$optimize_tfidf_split0_level3.C75];[$optimize_tfidf_split1_level3.C75];[$optimize_tfidf_split2_level3.C75];[$optimize_tfidf_split3_level3.C75];[$optimize_tfidf_split4_level3.C75];[$optimize_tfidf_split5_level3.C75];[$optimize_tfidf_split6_level3.C75];[$optimize_tfidf_split7_level3.C75];[$optimize_tfidf_split8_level3.C75];[$optimize_tfidf_split9_level3.C75])" office:value-type="float" office:value="0.2219" calcext:value-type="float">
            <text:p>0.2219</text:p>
          </table:table-cell>
          <table:table-cell table:formula="of:=MIN([$optimize_tfidf_split0_level3.D75];[$optimize_tfidf_split1_level3.D75];[$optimize_tfidf_split2_level3.D75];[$optimize_tfidf_split3_level3.D75];[$optimize_tfidf_split4_level3.D75];[$optimize_tfidf_split5_level3.D75];[$optimize_tfidf_split6_level3.D75];[$optimize_tfidf_split7_level3.D75];[$optimize_tfidf_split8_level3.D75];[$optimize_tfidf_split9_level3.D75])" office:value-type="float" office:value="0.5244" calcext:value-type="float">
            <text:p>0.5244</text:p>
          </table:table-cell>
          <table:table-cell table:formula="of:=MIN([$optimize_tfidf_split0_level3.E75];[$optimize_tfidf_split1_level3.E75];[$optimize_tfidf_split2_level3.E75];[$optimize_tfidf_split3_level3.E75];[$optimize_tfidf_split4_level3.E75];[$optimize_tfidf_split5_level3.E75];[$optimize_tfidf_split6_level3.E75];[$optimize_tfidf_split7_level3.E75];[$optimize_tfidf_split8_level3.E75];[$optimize_tfidf_split9_level3.E75])" office:value-type="float" office:value="0.2918" calcext:value-type="float">
            <text:p>0.2918</text:p>
          </table:table-cell>
        </table:table-row>
        <table:table-row table:style-name="ro1">
          <table:table-cell table:formula="of:=MIN([$optimize_tfidf_split0_level3.A95];[$optimize_tfidf_split1_level3.A95];[$optimize_tfidf_split2_level3.A95];[$optimize_tfidf_split3_level3.A95];[$optimize_tfidf_split4_level3.A95];[$optimize_tfidf_split5_level3.A95];[$optimize_tfidf_split6_level3.A95];[$optimize_tfidf_split7_level3.A95];[$optimize_tfidf_split8_level3.A95];[$optimize_tfidf_split9_level3.A95])" office:value-type="float" office:value="5" calcext:value-type="float">
            <text:p>5</text:p>
          </table:table-cell>
          <table:table-cell table:formula="of:=MIN([$optimize_tfidf_split0_level3.B95];[$optimize_tfidf_split1_level3.B95];[$optimize_tfidf_split2_level3.B95];[$optimize_tfidf_split3_level3.B95];[$optimize_tfidf_split4_level3.B95];[$optimize_tfidf_split5_level3.B95];[$optimize_tfidf_split6_level3.B95];[$optimize_tfidf_split7_level3.B95];[$optimize_tfidf_split8_level3.B95];[$optimize_tfidf_split9_level3.B95])" office:value-type="float" office:value="0.65" calcext:value-type="float">
            <text:p>0.65</text:p>
          </table:table-cell>
          <table:table-cell table:formula="of:=MIN([$optimize_tfidf_split0_level3.C95];[$optimize_tfidf_split1_level3.C95];[$optimize_tfidf_split2_level3.C95];[$optimize_tfidf_split3_level3.C95];[$optimize_tfidf_split4_level3.C95];[$optimize_tfidf_split5_level3.C95];[$optimize_tfidf_split6_level3.C95];[$optimize_tfidf_split7_level3.C95];[$optimize_tfidf_split8_level3.C95];[$optimize_tfidf_split9_level3.C95])" office:value-type="float" office:value="0.1923" calcext:value-type="float">
            <text:p>0.1923</text:p>
          </table:table-cell>
          <table:table-cell table:formula="of:=MIN([$optimize_tfidf_split0_level3.D95];[$optimize_tfidf_split1_level3.D95];[$optimize_tfidf_split2_level3.D95];[$optimize_tfidf_split3_level3.D95];[$optimize_tfidf_split4_level3.D95];[$optimize_tfidf_split5_level3.D95];[$optimize_tfidf_split6_level3.D95];[$optimize_tfidf_split7_level3.D95];[$optimize_tfidf_split8_level3.D95];[$optimize_tfidf_split9_level3.D95])" office:value-type="float" office:value="0.5504" calcext:value-type="float">
            <text:p>0.5504</text:p>
          </table:table-cell>
          <table:table-cell table:formula="of:=MIN([$optimize_tfidf_split0_level3.E95];[$optimize_tfidf_split1_level3.E95];[$optimize_tfidf_split2_level3.E95];[$optimize_tfidf_split3_level3.E95];[$optimize_tfidf_split4_level3.E95];[$optimize_tfidf_split5_level3.E95];[$optimize_tfidf_split6_level3.E95];[$optimize_tfidf_split7_level3.E95];[$optimize_tfidf_split8_level3.E95];[$optimize_tfidf_split9_level3.E9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115];[$optimize_tfidf_split1_level3.A115];[$optimize_tfidf_split2_level3.A115];[$optimize_tfidf_split3_level3.A115];[$optimize_tfidf_split4_level3.A115];[$optimize_tfidf_split5_level3.A115];[$optimize_tfidf_split6_level3.A115];[$optimize_tfidf_split7_level3.A115];[$optimize_tfidf_split8_level3.A115];[$optimize_tfidf_split9_level3.A115])" office:value-type="float" office:value="6" calcext:value-type="float">
            <text:p>6</text:p>
          </table:table-cell>
          <table:table-cell table:formula="of:=MIN([$optimize_tfidf_split0_level3.B115];[$optimize_tfidf_split1_level3.B115];[$optimize_tfidf_split2_level3.B115];[$optimize_tfidf_split3_level3.B115];[$optimize_tfidf_split4_level3.B115];[$optimize_tfidf_split5_level3.B115];[$optimize_tfidf_split6_level3.B115];[$optimize_tfidf_split7_level3.B115];[$optimize_tfidf_split8_level3.B115];[$optimize_tfidf_split9_level3.B115])" office:value-type="float" office:value="0.65" calcext:value-type="float">
            <text:p>0.65</text:p>
          </table:table-cell>
          <table:table-cell table:formula="of:=MIN([$optimize_tfidf_split0_level3.C115];[$optimize_tfidf_split1_level3.C115];[$optimize_tfidf_split2_level3.C115];[$optimize_tfidf_split3_level3.C115];[$optimize_tfidf_split4_level3.C115];[$optimize_tfidf_split5_level3.C115];[$optimize_tfidf_split6_level3.C115];[$optimize_tfidf_split7_level3.C115];[$optimize_tfidf_split8_level3.C115];[$optimize_tfidf_split9_level3.C115])" office:value-type="float" office:value="0.1923" calcext:value-type="float">
            <text:p>0.1923</text:p>
          </table:table-cell>
          <table:table-cell table:formula="of:=MIN([$optimize_tfidf_split0_level3.D115];[$optimize_tfidf_split1_level3.D115];[$optimize_tfidf_split2_level3.D115];[$optimize_tfidf_split3_level3.D115];[$optimize_tfidf_split4_level3.D115];[$optimize_tfidf_split5_level3.D115];[$optimize_tfidf_split6_level3.D115];[$optimize_tfidf_split7_level3.D115];[$optimize_tfidf_split8_level3.D115];[$optimize_tfidf_split9_level3.D115])" office:value-type="float" office:value="0.5504" calcext:value-type="float">
            <text:p>0.5504</text:p>
          </table:table-cell>
          <table:table-cell table:formula="of:=MIN([$optimize_tfidf_split0_level3.E115];[$optimize_tfidf_split1_level3.E115];[$optimize_tfidf_split2_level3.E115];[$optimize_tfidf_split3_level3.E115];[$optimize_tfidf_split4_level3.E115];[$optimize_tfidf_split5_level3.E115];[$optimize_tfidf_split6_level3.E115];[$optimize_tfidf_split7_level3.E115];[$optimize_tfidf_split8_level3.E115];[$optimize_tfidf_split9_level3.E11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135];[$optimize_tfidf_split1_level3.A135];[$optimize_tfidf_split2_level3.A135];[$optimize_tfidf_split3_level3.A135];[$optimize_tfidf_split4_level3.A135];[$optimize_tfidf_split5_level3.A135];[$optimize_tfidf_split6_level3.A135];[$optimize_tfidf_split7_level3.A135];[$optimize_tfidf_split8_level3.A135];[$optimize_tfidf_split9_level3.A135])" office:value-type="float" office:value="7" calcext:value-type="float">
            <text:p>7</text:p>
          </table:table-cell>
          <table:table-cell table:formula="of:=MIN([$optimize_tfidf_split0_level3.B135];[$optimize_tfidf_split1_level3.B135];[$optimize_tfidf_split2_level3.B135];[$optimize_tfidf_split3_level3.B135];[$optimize_tfidf_split4_level3.B135];[$optimize_tfidf_split5_level3.B135];[$optimize_tfidf_split6_level3.B135];[$optimize_tfidf_split7_level3.B135];[$optimize_tfidf_split8_level3.B135];[$optimize_tfidf_split9_level3.B135])" office:value-type="float" office:value="0.65" calcext:value-type="float">
            <text:p>0.65</text:p>
          </table:table-cell>
          <table:table-cell table:formula="of:=MIN([$optimize_tfidf_split0_level3.C135];[$optimize_tfidf_split1_level3.C135];[$optimize_tfidf_split2_level3.C135];[$optimize_tfidf_split3_level3.C135];[$optimize_tfidf_split4_level3.C135];[$optimize_tfidf_split5_level3.C135];[$optimize_tfidf_split6_level3.C135];[$optimize_tfidf_split7_level3.C135];[$optimize_tfidf_split8_level3.C135];[$optimize_tfidf_split9_level3.C135])" office:value-type="float" office:value="0.1923" calcext:value-type="float">
            <text:p>0.1923</text:p>
          </table:table-cell>
          <table:table-cell table:formula="of:=MIN([$optimize_tfidf_split0_level3.D135];[$optimize_tfidf_split1_level3.D135];[$optimize_tfidf_split2_level3.D135];[$optimize_tfidf_split3_level3.D135];[$optimize_tfidf_split4_level3.D135];[$optimize_tfidf_split5_level3.D135];[$optimize_tfidf_split6_level3.D135];[$optimize_tfidf_split7_level3.D135];[$optimize_tfidf_split8_level3.D135];[$optimize_tfidf_split9_level3.D135])" office:value-type="float" office:value="0.5504" calcext:value-type="float">
            <text:p>0.5504</text:p>
          </table:table-cell>
          <table:table-cell table:formula="of:=MIN([$optimize_tfidf_split0_level3.E135];[$optimize_tfidf_split1_level3.E135];[$optimize_tfidf_split2_level3.E135];[$optimize_tfidf_split3_level3.E135];[$optimize_tfidf_split4_level3.E135];[$optimize_tfidf_split5_level3.E135];[$optimize_tfidf_split6_level3.E135];[$optimize_tfidf_split7_level3.E135];[$optimize_tfidf_split8_level3.E135];[$optimize_tfidf_split9_level3.E13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155];[$optimize_tfidf_split1_level3.A155];[$optimize_tfidf_split2_level3.A155];[$optimize_tfidf_split3_level3.A155];[$optimize_tfidf_split4_level3.A155];[$optimize_tfidf_split5_level3.A155];[$optimize_tfidf_split6_level3.A155];[$optimize_tfidf_split7_level3.A155];[$optimize_tfidf_split8_level3.A155];[$optimize_tfidf_split9_level3.A155])" office:value-type="float" office:value="8" calcext:value-type="float">
            <text:p>8</text:p>
          </table:table-cell>
          <table:table-cell table:formula="of:=MIN([$optimize_tfidf_split0_level3.B155];[$optimize_tfidf_split1_level3.B155];[$optimize_tfidf_split2_level3.B155];[$optimize_tfidf_split3_level3.B155];[$optimize_tfidf_split4_level3.B155];[$optimize_tfidf_split5_level3.B155];[$optimize_tfidf_split6_level3.B155];[$optimize_tfidf_split7_level3.B155];[$optimize_tfidf_split8_level3.B155];[$optimize_tfidf_split9_level3.B155])" office:value-type="float" office:value="0.65" calcext:value-type="float">
            <text:p>0.65</text:p>
          </table:table-cell>
          <table:table-cell table:formula="of:=MIN([$optimize_tfidf_split0_level3.C155];[$optimize_tfidf_split1_level3.C155];[$optimize_tfidf_split2_level3.C155];[$optimize_tfidf_split3_level3.C155];[$optimize_tfidf_split4_level3.C155];[$optimize_tfidf_split5_level3.C155];[$optimize_tfidf_split6_level3.C155];[$optimize_tfidf_split7_level3.C155];[$optimize_tfidf_split8_level3.C155];[$optimize_tfidf_split9_level3.C155])" office:value-type="float" office:value="0.1923" calcext:value-type="float">
            <text:p>0.1923</text:p>
          </table:table-cell>
          <table:table-cell table:formula="of:=MIN([$optimize_tfidf_split0_level3.D155];[$optimize_tfidf_split1_level3.D155];[$optimize_tfidf_split2_level3.D155];[$optimize_tfidf_split3_level3.D155];[$optimize_tfidf_split4_level3.D155];[$optimize_tfidf_split5_level3.D155];[$optimize_tfidf_split6_level3.D155];[$optimize_tfidf_split7_level3.D155];[$optimize_tfidf_split8_level3.D155];[$optimize_tfidf_split9_level3.D155])" office:value-type="float" office:value="0.5504" calcext:value-type="float">
            <text:p>0.5504</text:p>
          </table:table-cell>
          <table:table-cell table:formula="of:=MIN([$optimize_tfidf_split0_level3.E155];[$optimize_tfidf_split1_level3.E155];[$optimize_tfidf_split2_level3.E155];[$optimize_tfidf_split3_level3.E155];[$optimize_tfidf_split4_level3.E155];[$optimize_tfidf_split5_level3.E155];[$optimize_tfidf_split6_level3.E155];[$optimize_tfidf_split7_level3.E155];[$optimize_tfidf_split8_level3.E155];[$optimize_tfidf_split9_level3.E15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175];[$optimize_tfidf_split1_level3.A175];[$optimize_tfidf_split2_level3.A175];[$optimize_tfidf_split3_level3.A175];[$optimize_tfidf_split4_level3.A175];[$optimize_tfidf_split5_level3.A175];[$optimize_tfidf_split6_level3.A175];[$optimize_tfidf_split7_level3.A175];[$optimize_tfidf_split8_level3.A175];[$optimize_tfidf_split9_level3.A175])" office:value-type="float" office:value="9" calcext:value-type="float">
            <text:p>9</text:p>
          </table:table-cell>
          <table:table-cell table:formula="of:=MIN([$optimize_tfidf_split0_level3.B175];[$optimize_tfidf_split1_level3.B175];[$optimize_tfidf_split2_level3.B175];[$optimize_tfidf_split3_level3.B175];[$optimize_tfidf_split4_level3.B175];[$optimize_tfidf_split5_level3.B175];[$optimize_tfidf_split6_level3.B175];[$optimize_tfidf_split7_level3.B175];[$optimize_tfidf_split8_level3.B175];[$optimize_tfidf_split9_level3.B175])" office:value-type="float" office:value="0.65" calcext:value-type="float">
            <text:p>0.65</text:p>
          </table:table-cell>
          <table:table-cell table:formula="of:=MIN([$optimize_tfidf_split0_level3.C175];[$optimize_tfidf_split1_level3.C175];[$optimize_tfidf_split2_level3.C175];[$optimize_tfidf_split3_level3.C175];[$optimize_tfidf_split4_level3.C175];[$optimize_tfidf_split5_level3.C175];[$optimize_tfidf_split6_level3.C175];[$optimize_tfidf_split7_level3.C175];[$optimize_tfidf_split8_level3.C175];[$optimize_tfidf_split9_level3.C175])" office:value-type="float" office:value="0.1923" calcext:value-type="float">
            <text:p>0.1923</text:p>
          </table:table-cell>
          <table:table-cell table:formula="of:=MIN([$optimize_tfidf_split0_level3.D175];[$optimize_tfidf_split1_level3.D175];[$optimize_tfidf_split2_level3.D175];[$optimize_tfidf_split3_level3.D175];[$optimize_tfidf_split4_level3.D175];[$optimize_tfidf_split5_level3.D175];[$optimize_tfidf_split6_level3.D175];[$optimize_tfidf_split7_level3.D175];[$optimize_tfidf_split8_level3.D175];[$optimize_tfidf_split9_level3.D175])" office:value-type="float" office:value="0.5504" calcext:value-type="float">
            <text:p>0.5504</text:p>
          </table:table-cell>
          <table:table-cell table:formula="of:=MIN([$optimize_tfidf_split0_level3.E175];[$optimize_tfidf_split1_level3.E175];[$optimize_tfidf_split2_level3.E175];[$optimize_tfidf_split3_level3.E175];[$optimize_tfidf_split4_level3.E175];[$optimize_tfidf_split5_level3.E175];[$optimize_tfidf_split6_level3.E175];[$optimize_tfidf_split7_level3.E175];[$optimize_tfidf_split8_level3.E175];[$optimize_tfidf_split9_level3.E17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195];[$optimize_tfidf_split1_level3.A195];[$optimize_tfidf_split2_level3.A195];[$optimize_tfidf_split3_level3.A195];[$optimize_tfidf_split4_level3.A195];[$optimize_tfidf_split5_level3.A195];[$optimize_tfidf_split6_level3.A195];[$optimize_tfidf_split7_level3.A195];[$optimize_tfidf_split8_level3.A195];[$optimize_tfidf_split9_level3.A195])" office:value-type="float" office:value="10" calcext:value-type="float">
            <text:p>10</text:p>
          </table:table-cell>
          <table:table-cell table:formula="of:=MIN([$optimize_tfidf_split0_level3.B195];[$optimize_tfidf_split1_level3.B195];[$optimize_tfidf_split2_level3.B195];[$optimize_tfidf_split3_level3.B195];[$optimize_tfidf_split4_level3.B195];[$optimize_tfidf_split5_level3.B195];[$optimize_tfidf_split6_level3.B195];[$optimize_tfidf_split7_level3.B195];[$optimize_tfidf_split8_level3.B195];[$optimize_tfidf_split9_level3.B195])" office:value-type="float" office:value="0.65" calcext:value-type="float">
            <text:p>0.65</text:p>
          </table:table-cell>
          <table:table-cell table:formula="of:=MIN([$optimize_tfidf_split0_level3.C195];[$optimize_tfidf_split1_level3.C195];[$optimize_tfidf_split2_level3.C195];[$optimize_tfidf_split3_level3.C195];[$optimize_tfidf_split4_level3.C195];[$optimize_tfidf_split5_level3.C195];[$optimize_tfidf_split6_level3.C195];[$optimize_tfidf_split7_level3.C195];[$optimize_tfidf_split8_level3.C195];[$optimize_tfidf_split9_level3.C195])" office:value-type="float" office:value="0.1923" calcext:value-type="float">
            <text:p>0.1923</text:p>
          </table:table-cell>
          <table:table-cell table:formula="of:=MIN([$optimize_tfidf_split0_level3.D195];[$optimize_tfidf_split1_level3.D195];[$optimize_tfidf_split2_level3.D195];[$optimize_tfidf_split3_level3.D195];[$optimize_tfidf_split4_level3.D195];[$optimize_tfidf_split5_level3.D195];[$optimize_tfidf_split6_level3.D195];[$optimize_tfidf_split7_level3.D195];[$optimize_tfidf_split8_level3.D195];[$optimize_tfidf_split9_level3.D195])" office:value-type="float" office:value="0.5504" calcext:value-type="float">
            <text:p>0.5504</text:p>
          </table:table-cell>
          <table:table-cell table:formula="of:=MIN([$optimize_tfidf_split0_level3.E195];[$optimize_tfidf_split1_level3.E195];[$optimize_tfidf_split2_level3.E195];[$optimize_tfidf_split3_level3.E195];[$optimize_tfidf_split4_level3.E195];[$optimize_tfidf_split5_level3.E195];[$optimize_tfidf_split6_level3.E195];[$optimize_tfidf_split7_level3.E195];[$optimize_tfidf_split8_level3.E195];[$optimize_tfidf_split9_level3.E19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215];[$optimize_tfidf_split1_level3.A215];[$optimize_tfidf_split2_level3.A215];[$optimize_tfidf_split3_level3.A215];[$optimize_tfidf_split4_level3.A215];[$optimize_tfidf_split5_level3.A215];[$optimize_tfidf_split6_level3.A215];[$optimize_tfidf_split7_level3.A215];[$optimize_tfidf_split8_level3.A215];[$optimize_tfidf_split9_level3.A215])" office:value-type="float" office:value="11" calcext:value-type="float">
            <text:p>11</text:p>
          </table:table-cell>
          <table:table-cell table:formula="of:=MIN([$optimize_tfidf_split0_level3.B215];[$optimize_tfidf_split1_level3.B215];[$optimize_tfidf_split2_level3.B215];[$optimize_tfidf_split3_level3.B215];[$optimize_tfidf_split4_level3.B215];[$optimize_tfidf_split5_level3.B215];[$optimize_tfidf_split6_level3.B215];[$optimize_tfidf_split7_level3.B215];[$optimize_tfidf_split8_level3.B215];[$optimize_tfidf_split9_level3.B215])" office:value-type="float" office:value="0.65" calcext:value-type="float">
            <text:p>0.65</text:p>
          </table:table-cell>
          <table:table-cell table:formula="of:=MIN([$optimize_tfidf_split0_level3.C215];[$optimize_tfidf_split1_level3.C215];[$optimize_tfidf_split2_level3.C215];[$optimize_tfidf_split3_level3.C215];[$optimize_tfidf_split4_level3.C215];[$optimize_tfidf_split5_level3.C215];[$optimize_tfidf_split6_level3.C215];[$optimize_tfidf_split7_level3.C215];[$optimize_tfidf_split8_level3.C215];[$optimize_tfidf_split9_level3.C215])" office:value-type="float" office:value="0.1923" calcext:value-type="float">
            <text:p>0.1923</text:p>
          </table:table-cell>
          <table:table-cell table:formula="of:=MIN([$optimize_tfidf_split0_level3.D215];[$optimize_tfidf_split1_level3.D215];[$optimize_tfidf_split2_level3.D215];[$optimize_tfidf_split3_level3.D215];[$optimize_tfidf_split4_level3.D215];[$optimize_tfidf_split5_level3.D215];[$optimize_tfidf_split6_level3.D215];[$optimize_tfidf_split7_level3.D215];[$optimize_tfidf_split8_level3.D215];[$optimize_tfidf_split9_level3.D215])" office:value-type="float" office:value="0.5504" calcext:value-type="float">
            <text:p>0.5504</text:p>
          </table:table-cell>
          <table:table-cell table:formula="of:=MIN([$optimize_tfidf_split0_level3.E215];[$optimize_tfidf_split1_level3.E215];[$optimize_tfidf_split2_level3.E215];[$optimize_tfidf_split3_level3.E215];[$optimize_tfidf_split4_level3.E215];[$optimize_tfidf_split5_level3.E215];[$optimize_tfidf_split6_level3.E215];[$optimize_tfidf_split7_level3.E215];[$optimize_tfidf_split8_level3.E215];[$optimize_tfidf_split9_level3.E21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235];[$optimize_tfidf_split1_level3.A235];[$optimize_tfidf_split2_level3.A235];[$optimize_tfidf_split3_level3.A235];[$optimize_tfidf_split4_level3.A235];[$optimize_tfidf_split5_level3.A235];[$optimize_tfidf_split6_level3.A235];[$optimize_tfidf_split7_level3.A235];[$optimize_tfidf_split8_level3.A235];[$optimize_tfidf_split9_level3.A235])" office:value-type="float" office:value="12" calcext:value-type="float">
            <text:p>12</text:p>
          </table:table-cell>
          <table:table-cell table:formula="of:=MIN([$optimize_tfidf_split0_level3.B235];[$optimize_tfidf_split1_level3.B235];[$optimize_tfidf_split2_level3.B235];[$optimize_tfidf_split3_level3.B235];[$optimize_tfidf_split4_level3.B235];[$optimize_tfidf_split5_level3.B235];[$optimize_tfidf_split6_level3.B235];[$optimize_tfidf_split7_level3.B235];[$optimize_tfidf_split8_level3.B235];[$optimize_tfidf_split9_level3.B235])" office:value-type="float" office:value="0.65" calcext:value-type="float">
            <text:p>0.65</text:p>
          </table:table-cell>
          <table:table-cell table:formula="of:=MIN([$optimize_tfidf_split0_level3.C235];[$optimize_tfidf_split1_level3.C235];[$optimize_tfidf_split2_level3.C235];[$optimize_tfidf_split3_level3.C235];[$optimize_tfidf_split4_level3.C235];[$optimize_tfidf_split5_level3.C235];[$optimize_tfidf_split6_level3.C235];[$optimize_tfidf_split7_level3.C235];[$optimize_tfidf_split8_level3.C235];[$optimize_tfidf_split9_level3.C235])" office:value-type="float" office:value="0.1923" calcext:value-type="float">
            <text:p>0.1923</text:p>
          </table:table-cell>
          <table:table-cell table:formula="of:=MIN([$optimize_tfidf_split0_level3.D235];[$optimize_tfidf_split1_level3.D235];[$optimize_tfidf_split2_level3.D235];[$optimize_tfidf_split3_level3.D235];[$optimize_tfidf_split4_level3.D235];[$optimize_tfidf_split5_level3.D235];[$optimize_tfidf_split6_level3.D235];[$optimize_tfidf_split7_level3.D235];[$optimize_tfidf_split8_level3.D235];[$optimize_tfidf_split9_level3.D235])" office:value-type="float" office:value="0.5504" calcext:value-type="float">
            <text:p>0.5504</text:p>
          </table:table-cell>
          <table:table-cell table:formula="of:=MIN([$optimize_tfidf_split0_level3.E235];[$optimize_tfidf_split1_level3.E235];[$optimize_tfidf_split2_level3.E235];[$optimize_tfidf_split3_level3.E235];[$optimize_tfidf_split4_level3.E235];[$optimize_tfidf_split5_level3.E235];[$optimize_tfidf_split6_level3.E235];[$optimize_tfidf_split7_level3.E235];[$optimize_tfidf_split8_level3.E235];[$optimize_tfidf_split9_level3.E23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255];[$optimize_tfidf_split1_level3.A255];[$optimize_tfidf_split2_level3.A255];[$optimize_tfidf_split3_level3.A255];[$optimize_tfidf_split4_level3.A255];[$optimize_tfidf_split5_level3.A255];[$optimize_tfidf_split6_level3.A255];[$optimize_tfidf_split7_level3.A255];[$optimize_tfidf_split8_level3.A255];[$optimize_tfidf_split9_level3.A255])" office:value-type="float" office:value="13" calcext:value-type="float">
            <text:p>13</text:p>
          </table:table-cell>
          <table:table-cell table:formula="of:=MIN([$optimize_tfidf_split0_level3.B255];[$optimize_tfidf_split1_level3.B255];[$optimize_tfidf_split2_level3.B255];[$optimize_tfidf_split3_level3.B255];[$optimize_tfidf_split4_level3.B255];[$optimize_tfidf_split5_level3.B255];[$optimize_tfidf_split6_level3.B255];[$optimize_tfidf_split7_level3.B255];[$optimize_tfidf_split8_level3.B255];[$optimize_tfidf_split9_level3.B255])" office:value-type="float" office:value="0.65" calcext:value-type="float">
            <text:p>0.65</text:p>
          </table:table-cell>
          <table:table-cell table:formula="of:=MIN([$optimize_tfidf_split0_level3.C255];[$optimize_tfidf_split1_level3.C255];[$optimize_tfidf_split2_level3.C255];[$optimize_tfidf_split3_level3.C255];[$optimize_tfidf_split4_level3.C255];[$optimize_tfidf_split5_level3.C255];[$optimize_tfidf_split6_level3.C255];[$optimize_tfidf_split7_level3.C255];[$optimize_tfidf_split8_level3.C255];[$optimize_tfidf_split9_level3.C255])" office:value-type="float" office:value="0.1923" calcext:value-type="float">
            <text:p>0.1923</text:p>
          </table:table-cell>
          <table:table-cell table:formula="of:=MIN([$optimize_tfidf_split0_level3.D255];[$optimize_tfidf_split1_level3.D255];[$optimize_tfidf_split2_level3.D255];[$optimize_tfidf_split3_level3.D255];[$optimize_tfidf_split4_level3.D255];[$optimize_tfidf_split5_level3.D255];[$optimize_tfidf_split6_level3.D255];[$optimize_tfidf_split7_level3.D255];[$optimize_tfidf_split8_level3.D255];[$optimize_tfidf_split9_level3.D255])" office:value-type="float" office:value="0.5504" calcext:value-type="float">
            <text:p>0.5504</text:p>
          </table:table-cell>
          <table:table-cell table:formula="of:=MIN([$optimize_tfidf_split0_level3.E255];[$optimize_tfidf_split1_level3.E255];[$optimize_tfidf_split2_level3.E255];[$optimize_tfidf_split3_level3.E255];[$optimize_tfidf_split4_level3.E255];[$optimize_tfidf_split5_level3.E255];[$optimize_tfidf_split6_level3.E255];[$optimize_tfidf_split7_level3.E255];[$optimize_tfidf_split8_level3.E255];[$optimize_tfidf_split9_level3.E25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275];[$optimize_tfidf_split1_level3.A275];[$optimize_tfidf_split2_level3.A275];[$optimize_tfidf_split3_level3.A275];[$optimize_tfidf_split4_level3.A275];[$optimize_tfidf_split5_level3.A275];[$optimize_tfidf_split6_level3.A275];[$optimize_tfidf_split7_level3.A275];[$optimize_tfidf_split8_level3.A275];[$optimize_tfidf_split9_level3.A275])" office:value-type="float" office:value="14" calcext:value-type="float">
            <text:p>14</text:p>
          </table:table-cell>
          <table:table-cell table:formula="of:=MIN([$optimize_tfidf_split0_level3.B275];[$optimize_tfidf_split1_level3.B275];[$optimize_tfidf_split2_level3.B275];[$optimize_tfidf_split3_level3.B275];[$optimize_tfidf_split4_level3.B275];[$optimize_tfidf_split5_level3.B275];[$optimize_tfidf_split6_level3.B275];[$optimize_tfidf_split7_level3.B275];[$optimize_tfidf_split8_level3.B275];[$optimize_tfidf_split9_level3.B275])" office:value-type="float" office:value="0.65" calcext:value-type="float">
            <text:p>0.65</text:p>
          </table:table-cell>
          <table:table-cell table:formula="of:=MIN([$optimize_tfidf_split0_level3.C275];[$optimize_tfidf_split1_level3.C275];[$optimize_tfidf_split2_level3.C275];[$optimize_tfidf_split3_level3.C275];[$optimize_tfidf_split4_level3.C275];[$optimize_tfidf_split5_level3.C275];[$optimize_tfidf_split6_level3.C275];[$optimize_tfidf_split7_level3.C275];[$optimize_tfidf_split8_level3.C275];[$optimize_tfidf_split9_level3.C275])" office:value-type="float" office:value="0.1923" calcext:value-type="float">
            <text:p>0.1923</text:p>
          </table:table-cell>
          <table:table-cell table:formula="of:=MIN([$optimize_tfidf_split0_level3.D275];[$optimize_tfidf_split1_level3.D275];[$optimize_tfidf_split2_level3.D275];[$optimize_tfidf_split3_level3.D275];[$optimize_tfidf_split4_level3.D275];[$optimize_tfidf_split5_level3.D275];[$optimize_tfidf_split6_level3.D275];[$optimize_tfidf_split7_level3.D275];[$optimize_tfidf_split8_level3.D275];[$optimize_tfidf_split9_level3.D275])" office:value-type="float" office:value="0.5504" calcext:value-type="float">
            <text:p>0.5504</text:p>
          </table:table-cell>
          <table:table-cell table:formula="of:=MIN([$optimize_tfidf_split0_level3.E275];[$optimize_tfidf_split1_level3.E275];[$optimize_tfidf_split2_level3.E275];[$optimize_tfidf_split3_level3.E275];[$optimize_tfidf_split4_level3.E275];[$optimize_tfidf_split5_level3.E275];[$optimize_tfidf_split6_level3.E275];[$optimize_tfidf_split7_level3.E275];[$optimize_tfidf_split8_level3.E275];[$optimize_tfidf_split9_level3.E27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295];[$optimize_tfidf_split1_level3.A295];[$optimize_tfidf_split2_level3.A295];[$optimize_tfidf_split3_level3.A295];[$optimize_tfidf_split4_level3.A295];[$optimize_tfidf_split5_level3.A295];[$optimize_tfidf_split6_level3.A295];[$optimize_tfidf_split7_level3.A295];[$optimize_tfidf_split8_level3.A295];[$optimize_tfidf_split9_level3.A295])" office:value-type="float" office:value="15" calcext:value-type="float">
            <text:p>15</text:p>
          </table:table-cell>
          <table:table-cell table:formula="of:=MIN([$optimize_tfidf_split0_level3.B295];[$optimize_tfidf_split1_level3.B295];[$optimize_tfidf_split2_level3.B295];[$optimize_tfidf_split3_level3.B295];[$optimize_tfidf_split4_level3.B295];[$optimize_tfidf_split5_level3.B295];[$optimize_tfidf_split6_level3.B295];[$optimize_tfidf_split7_level3.B295];[$optimize_tfidf_split8_level3.B295];[$optimize_tfidf_split9_level3.B295])" office:value-type="float" office:value="0.65" calcext:value-type="float">
            <text:p>0.65</text:p>
          </table:table-cell>
          <table:table-cell table:formula="of:=MIN([$optimize_tfidf_split0_level3.C295];[$optimize_tfidf_split1_level3.C295];[$optimize_tfidf_split2_level3.C295];[$optimize_tfidf_split3_level3.C295];[$optimize_tfidf_split4_level3.C295];[$optimize_tfidf_split5_level3.C295];[$optimize_tfidf_split6_level3.C295];[$optimize_tfidf_split7_level3.C295];[$optimize_tfidf_split8_level3.C295];[$optimize_tfidf_split9_level3.C295])" office:value-type="float" office:value="0.1923" calcext:value-type="float">
            <text:p>0.1923</text:p>
          </table:table-cell>
          <table:table-cell table:formula="of:=MIN([$optimize_tfidf_split0_level3.D295];[$optimize_tfidf_split1_level3.D295];[$optimize_tfidf_split2_level3.D295];[$optimize_tfidf_split3_level3.D295];[$optimize_tfidf_split4_level3.D295];[$optimize_tfidf_split5_level3.D295];[$optimize_tfidf_split6_level3.D295];[$optimize_tfidf_split7_level3.D295];[$optimize_tfidf_split8_level3.D295];[$optimize_tfidf_split9_level3.D295])" office:value-type="float" office:value="0.5504" calcext:value-type="float">
            <text:p>0.5504</text:p>
          </table:table-cell>
          <table:table-cell table:formula="of:=MIN([$optimize_tfidf_split0_level3.E295];[$optimize_tfidf_split1_level3.E295];[$optimize_tfidf_split2_level3.E295];[$optimize_tfidf_split3_level3.E295];[$optimize_tfidf_split4_level3.E295];[$optimize_tfidf_split5_level3.E295];[$optimize_tfidf_split6_level3.E295];[$optimize_tfidf_split7_level3.E295];[$optimize_tfidf_split8_level3.E295];[$optimize_tfidf_split9_level3.E295])" office:value-type="float" office:value="0.2639" calcext:value-type="float">
            <text:p>0.2639</text:p>
          </table:table-cell>
        </table:table-row>
        <table:table-row table:style-name="ro1">
          <table:table-cell table:formula="of:=MIN([$optimize_tfidf_split0_level3.A16];[$optimize_tfidf_split1_level3.A16];[$optimize_tfidf_split2_level3.A16];[$optimize_tfidf_split3_level3.A16];[$optimize_tfidf_split4_level3.A16];[$optimize_tfidf_split5_level3.A16];[$optimize_tfidf_split6_level3.A16];[$optimize_tfidf_split7_level3.A16];[$optimize_tfidf_split8_level3.A16];[$optimize_tfidf_split9_level3.A16])" office:value-type="float" office:value="1" calcext:value-type="float">
            <text:p>1</text:p>
          </table:table-cell>
          <table:table-cell table:formula="of:=MIN([$optimize_tfidf_split0_level3.B16];[$optimize_tfidf_split1_level3.B16];[$optimize_tfidf_split2_level3.B16];[$optimize_tfidf_split3_level3.B16];[$optimize_tfidf_split4_level3.B16];[$optimize_tfidf_split5_level3.B16];[$optimize_tfidf_split6_level3.B16];[$optimize_tfidf_split7_level3.B16];[$optimize_tfidf_split8_level3.B16];[$optimize_tfidf_split9_level3.B16])" office:value-type="float" office:value="0.7" calcext:value-type="float">
            <text:p>0.7</text:p>
          </table:table-cell>
          <table:table-cell table:formula="of:=MIN([$optimize_tfidf_split0_level3.C16];[$optimize_tfidf_split1_level3.C16];[$optimize_tfidf_split2_level3.C16];[$optimize_tfidf_split3_level3.C16];[$optimize_tfidf_split4_level3.C16];[$optimize_tfidf_split5_level3.C16];[$optimize_tfidf_split6_level3.C16];[$optimize_tfidf_split7_level3.C16];[$optimize_tfidf_split8_level3.C16];[$optimize_tfidf_split9_level3.C16])" office:value-type="float" office:value="0.3801" calcext:value-type="float">
            <text:p>0.3801</text:p>
          </table:table-cell>
          <table:table-cell table:formula="of:=MIN([$optimize_tfidf_split0_level3.D16];[$optimize_tfidf_split1_level3.D16];[$optimize_tfidf_split2_level3.D16];[$optimize_tfidf_split3_level3.D16];[$optimize_tfidf_split4_level3.D16];[$optimize_tfidf_split5_level3.D16];[$optimize_tfidf_split6_level3.D16];[$optimize_tfidf_split7_level3.D16];[$optimize_tfidf_split8_level3.D16];[$optimize_tfidf_split9_level3.D16])" office:value-type="float" office:value="0.2766" calcext:value-type="float">
            <text:p>0.2766</text:p>
          </table:table-cell>
          <table:table-cell table:formula="of:=MIN([$optimize_tfidf_split0_level3.E16];[$optimize_tfidf_split1_level3.E16];[$optimize_tfidf_split2_level3.E16];[$optimize_tfidf_split3_level3.E16];[$optimize_tfidf_split4_level3.E16];[$optimize_tfidf_split5_level3.E16];[$optimize_tfidf_split6_level3.E16];[$optimize_tfidf_split7_level3.E16];[$optimize_tfidf_split8_level3.E16];[$optimize_tfidf_split9_level3.E16])" office:value-type="float" office:value="0.3067" calcext:value-type="float">
            <text:p>0.3067</text:p>
          </table:table-cell>
        </table:table-row>
        <table:table-row table:style-name="ro1">
          <table:table-cell table:formula="of:=MIN([$optimize_tfidf_split0_level3.A36];[$optimize_tfidf_split1_level3.A36];[$optimize_tfidf_split2_level3.A36];[$optimize_tfidf_split3_level3.A36];[$optimize_tfidf_split4_level3.A36];[$optimize_tfidf_split5_level3.A36];[$optimize_tfidf_split6_level3.A36];[$optimize_tfidf_split7_level3.A36];[$optimize_tfidf_split8_level3.A36];[$optimize_tfidf_split9_level3.A36])" office:value-type="float" office:value="2" calcext:value-type="float">
            <text:p>2</text:p>
          </table:table-cell>
          <table:table-cell table:formula="of:=MIN([$optimize_tfidf_split0_level3.B36];[$optimize_tfidf_split1_level3.B36];[$optimize_tfidf_split2_level3.B36];[$optimize_tfidf_split3_level3.B36];[$optimize_tfidf_split4_level3.B36];[$optimize_tfidf_split5_level3.B36];[$optimize_tfidf_split6_level3.B36];[$optimize_tfidf_split7_level3.B36];[$optimize_tfidf_split8_level3.B36];[$optimize_tfidf_split9_level3.B36])" office:value-type="float" office:value="0.7" calcext:value-type="float">
            <text:p>0.7</text:p>
          </table:table-cell>
          <table:table-cell table:formula="of:=MIN([$optimize_tfidf_split0_level3.C36];[$optimize_tfidf_split1_level3.C36];[$optimize_tfidf_split2_level3.C36];[$optimize_tfidf_split3_level3.C36];[$optimize_tfidf_split4_level3.C36];[$optimize_tfidf_split5_level3.C36];[$optimize_tfidf_split6_level3.C36];[$optimize_tfidf_split7_level3.C36];[$optimize_tfidf_split8_level3.C36];[$optimize_tfidf_split9_level3.C36])" office:value-type="float" office:value="0.2992" calcext:value-type="float">
            <text:p>0.2992</text:p>
          </table:table-cell>
          <table:table-cell table:formula="of:=MIN([$optimize_tfidf_split0_level3.D36];[$optimize_tfidf_split1_level3.D36];[$optimize_tfidf_split2_level3.D36];[$optimize_tfidf_split3_level3.D36];[$optimize_tfidf_split4_level3.D36];[$optimize_tfidf_split5_level3.D36];[$optimize_tfidf_split6_level3.D36];[$optimize_tfidf_split7_level3.D36];[$optimize_tfidf_split8_level3.D36];[$optimize_tfidf_split9_level3.D36])" office:value-type="float" office:value="0.3694" calcext:value-type="float">
            <text:p>0.3694</text:p>
          </table:table-cell>
          <table:table-cell table:formula="of:=MIN([$optimize_tfidf_split0_level3.E36];[$optimize_tfidf_split1_level3.E36];[$optimize_tfidf_split2_level3.E36];[$optimize_tfidf_split3_level3.E36];[$optimize_tfidf_split4_level3.E36];[$optimize_tfidf_split5_level3.E36];[$optimize_tfidf_split6_level3.E36];[$optimize_tfidf_split7_level3.E36];[$optimize_tfidf_split8_level3.E36];[$optimize_tfidf_split9_level3.E36])" office:value-type="float" office:value="0.3125" calcext:value-type="float">
            <text:p>0.3125</text:p>
          </table:table-cell>
        </table:table-row>
        <table:table-row table:style-name="ro1">
          <table:table-cell table:formula="of:=MIN([$optimize_tfidf_split0_level3.A56];[$optimize_tfidf_split1_level3.A56];[$optimize_tfidf_split2_level3.A56];[$optimize_tfidf_split3_level3.A56];[$optimize_tfidf_split4_level3.A56];[$optimize_tfidf_split5_level3.A56];[$optimize_tfidf_split6_level3.A56];[$optimize_tfidf_split7_level3.A56];[$optimize_tfidf_split8_level3.A56];[$optimize_tfidf_split9_level3.A56])" office:value-type="float" office:value="3" calcext:value-type="float">
            <text:p>3</text:p>
          </table:table-cell>
          <table:table-cell table:formula="of:=MIN([$optimize_tfidf_split0_level3.B56];[$optimize_tfidf_split1_level3.B56];[$optimize_tfidf_split2_level3.B56];[$optimize_tfidf_split3_level3.B56];[$optimize_tfidf_split4_level3.B56];[$optimize_tfidf_split5_level3.B56];[$optimize_tfidf_split6_level3.B56];[$optimize_tfidf_split7_level3.B56];[$optimize_tfidf_split8_level3.B56];[$optimize_tfidf_split9_level3.B56])" office:value-type="float" office:value="0.7" calcext:value-type="float">
            <text:p>0.7</text:p>
          </table:table-cell>
          <table:table-cell table:formula="of:=MIN([$optimize_tfidf_split0_level3.C56];[$optimize_tfidf_split1_level3.C56];[$optimize_tfidf_split2_level3.C56];[$optimize_tfidf_split3_level3.C56];[$optimize_tfidf_split4_level3.C56];[$optimize_tfidf_split5_level3.C56];[$optimize_tfidf_split6_level3.C56];[$optimize_tfidf_split7_level3.C56];[$optimize_tfidf_split8_level3.C56];[$optimize_tfidf_split9_level3.C56])" office:value-type="float" office:value="0.2431" calcext:value-type="float">
            <text:p>0.2431</text:p>
          </table:table-cell>
          <table:table-cell table:formula="of:=MIN([$optimize_tfidf_split0_level3.D56];[$optimize_tfidf_split1_level3.D56];[$optimize_tfidf_split2_level3.D56];[$optimize_tfidf_split3_level3.D56];[$optimize_tfidf_split4_level3.D56];[$optimize_tfidf_split5_level3.D56];[$optimize_tfidf_split6_level3.D56];[$optimize_tfidf_split7_level3.D56];[$optimize_tfidf_split8_level3.D56];[$optimize_tfidf_split9_level3.D56])" office:value-type="float" office:value="0.426" calcext:value-type="float">
            <text:p>0.426</text:p>
          </table:table-cell>
          <table:table-cell table:formula="of:=MIN([$optimize_tfidf_split0_level3.E56];[$optimize_tfidf_split1_level3.E56];[$optimize_tfidf_split2_level3.E56];[$optimize_tfidf_split3_level3.E56];[$optimize_tfidf_split4_level3.E56];[$optimize_tfidf_split5_level3.E56];[$optimize_tfidf_split6_level3.E56];[$optimize_tfidf_split7_level3.E56];[$optimize_tfidf_split8_level3.E56];[$optimize_tfidf_split9_level3.E56])" office:value-type="float" office:value="0.2876" calcext:value-type="float">
            <text:p>0.2876</text:p>
          </table:table-cell>
        </table:table-row>
        <table:table-row table:style-name="ro1">
          <table:table-cell table:formula="of:=MIN([$optimize_tfidf_split0_level3.A76];[$optimize_tfidf_split1_level3.A76];[$optimize_tfidf_split2_level3.A76];[$optimize_tfidf_split3_level3.A76];[$optimize_tfidf_split4_level3.A76];[$optimize_tfidf_split5_level3.A76];[$optimize_tfidf_split6_level3.A76];[$optimize_tfidf_split7_level3.A76];[$optimize_tfidf_split8_level3.A76];[$optimize_tfidf_split9_level3.A76])" office:value-type="float" office:value="4" calcext:value-type="float">
            <text:p>4</text:p>
          </table:table-cell>
          <table:table-cell table:formula="of:=MIN([$optimize_tfidf_split0_level3.B76];[$optimize_tfidf_split1_level3.B76];[$optimize_tfidf_split2_level3.B76];[$optimize_tfidf_split3_level3.B76];[$optimize_tfidf_split4_level3.B76];[$optimize_tfidf_split5_level3.B76];[$optimize_tfidf_split6_level3.B76];[$optimize_tfidf_split7_level3.B76];[$optimize_tfidf_split8_level3.B76];[$optimize_tfidf_split9_level3.B76])" office:value-type="float" office:value="0.7" calcext:value-type="float">
            <text:p>0.7</text:p>
          </table:table-cell>
          <table:table-cell table:formula="of:=MIN([$optimize_tfidf_split0_level3.C76];[$optimize_tfidf_split1_level3.C76];[$optimize_tfidf_split2_level3.C76];[$optimize_tfidf_split3_level3.C76];[$optimize_tfidf_split4_level3.C76];[$optimize_tfidf_split5_level3.C76];[$optimize_tfidf_split6_level3.C76];[$optimize_tfidf_split7_level3.C76];[$optimize_tfidf_split8_level3.C76];[$optimize_tfidf_split9_level3.C76])" office:value-type="float" office:value="0.2102" calcext:value-type="float">
            <text:p>0.2102</text:p>
          </table:table-cell>
          <table:table-cell table:formula="of:=MIN([$optimize_tfidf_split0_level3.D76];[$optimize_tfidf_split1_level3.D76];[$optimize_tfidf_split2_level3.D76];[$optimize_tfidf_split3_level3.D76];[$optimize_tfidf_split4_level3.D76];[$optimize_tfidf_split5_level3.D76];[$optimize_tfidf_split6_level3.D76];[$optimize_tfidf_split7_level3.D76];[$optimize_tfidf_split8_level3.D76];[$optimize_tfidf_split9_level3.D76])" office:value-type="float" office:value="0.4679" calcext:value-type="float">
            <text:p>0.4679</text:p>
          </table:table-cell>
          <table:table-cell table:formula="of:=MIN([$optimize_tfidf_split0_level3.E76];[$optimize_tfidf_split1_level3.E76];[$optimize_tfidf_split2_level3.E76];[$optimize_tfidf_split3_level3.E76];[$optimize_tfidf_split4_level3.E76];[$optimize_tfidf_split5_level3.E76];[$optimize_tfidf_split6_level3.E76];[$optimize_tfidf_split7_level3.E76];[$optimize_tfidf_split8_level3.E76];[$optimize_tfidf_split9_level3.E76])" office:value-type="float" office:value="0.2648" calcext:value-type="float">
            <text:p>0.2648</text:p>
          </table:table-cell>
        </table:table-row>
        <table:table-row table:style-name="ro1">
          <table:table-cell table:formula="of:=MIN([$optimize_tfidf_split0_level3.A96];[$optimize_tfidf_split1_level3.A96];[$optimize_tfidf_split2_level3.A96];[$optimize_tfidf_split3_level3.A96];[$optimize_tfidf_split4_level3.A96];[$optimize_tfidf_split5_level3.A96];[$optimize_tfidf_split6_level3.A96];[$optimize_tfidf_split7_level3.A96];[$optimize_tfidf_split8_level3.A96];[$optimize_tfidf_split9_level3.A96])" office:value-type="float" office:value="5" calcext:value-type="float">
            <text:p>5</text:p>
          </table:table-cell>
          <table:table-cell table:formula="of:=MIN([$optimize_tfidf_split0_level3.B96];[$optimize_tfidf_split1_level3.B96];[$optimize_tfidf_split2_level3.B96];[$optimize_tfidf_split3_level3.B96];[$optimize_tfidf_split4_level3.B96];[$optimize_tfidf_split5_level3.B96];[$optimize_tfidf_split6_level3.B96];[$optimize_tfidf_split7_level3.B96];[$optimize_tfidf_split8_level3.B96];[$optimize_tfidf_split9_level3.B96])" office:value-type="float" office:value="0.7" calcext:value-type="float">
            <text:p>0.7</text:p>
          </table:table-cell>
          <table:table-cell table:formula="of:=MIN([$optimize_tfidf_split0_level3.C96];[$optimize_tfidf_split1_level3.C96];[$optimize_tfidf_split2_level3.C96];[$optimize_tfidf_split3_level3.C96];[$optimize_tfidf_split4_level3.C96];[$optimize_tfidf_split5_level3.C96];[$optimize_tfidf_split6_level3.C96];[$optimize_tfidf_split7_level3.C96];[$optimize_tfidf_split8_level3.C96];[$optimize_tfidf_split9_level3.C96])" office:value-type="float" office:value="0.185" calcext:value-type="float">
            <text:p>0.185</text:p>
          </table:table-cell>
          <table:table-cell table:formula="of:=MIN([$optimize_tfidf_split0_level3.D96];[$optimize_tfidf_split1_level3.D96];[$optimize_tfidf_split2_level3.D96];[$optimize_tfidf_split3_level3.D96];[$optimize_tfidf_split4_level3.D96];[$optimize_tfidf_split5_level3.D96];[$optimize_tfidf_split6_level3.D96];[$optimize_tfidf_split7_level3.D96];[$optimize_tfidf_split8_level3.D96];[$optimize_tfidf_split9_level3.D96])" office:value-type="float" office:value="0.4825" calcext:value-type="float">
            <text:p>0.4825</text:p>
          </table:table-cell>
          <table:table-cell table:formula="of:=MIN([$optimize_tfidf_split0_level3.E96];[$optimize_tfidf_split1_level3.E96];[$optimize_tfidf_split2_level3.E96];[$optimize_tfidf_split3_level3.E96];[$optimize_tfidf_split4_level3.E96];[$optimize_tfidf_split5_level3.E96];[$optimize_tfidf_split6_level3.E96];[$optimize_tfidf_split7_level3.E96];[$optimize_tfidf_split8_level3.E96];[$optimize_tfidf_split9_level3.E9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116];[$optimize_tfidf_split1_level3.A116];[$optimize_tfidf_split2_level3.A116];[$optimize_tfidf_split3_level3.A116];[$optimize_tfidf_split4_level3.A116];[$optimize_tfidf_split5_level3.A116];[$optimize_tfidf_split6_level3.A116];[$optimize_tfidf_split7_level3.A116];[$optimize_tfidf_split8_level3.A116];[$optimize_tfidf_split9_level3.A116])" office:value-type="float" office:value="6" calcext:value-type="float">
            <text:p>6</text:p>
          </table:table-cell>
          <table:table-cell table:formula="of:=MIN([$optimize_tfidf_split0_level3.B116];[$optimize_tfidf_split1_level3.B116];[$optimize_tfidf_split2_level3.B116];[$optimize_tfidf_split3_level3.B116];[$optimize_tfidf_split4_level3.B116];[$optimize_tfidf_split5_level3.B116];[$optimize_tfidf_split6_level3.B116];[$optimize_tfidf_split7_level3.B116];[$optimize_tfidf_split8_level3.B116];[$optimize_tfidf_split9_level3.B116])" office:value-type="float" office:value="0.7" calcext:value-type="float">
            <text:p>0.7</text:p>
          </table:table-cell>
          <table:table-cell table:formula="of:=MIN([$optimize_tfidf_split0_level3.C116];[$optimize_tfidf_split1_level3.C116];[$optimize_tfidf_split2_level3.C116];[$optimize_tfidf_split3_level3.C116];[$optimize_tfidf_split4_level3.C116];[$optimize_tfidf_split5_level3.C116];[$optimize_tfidf_split6_level3.C116];[$optimize_tfidf_split7_level3.C116];[$optimize_tfidf_split8_level3.C116];[$optimize_tfidf_split9_level3.C116])" office:value-type="float" office:value="0.185" calcext:value-type="float">
            <text:p>0.185</text:p>
          </table:table-cell>
          <table:table-cell table:formula="of:=MIN([$optimize_tfidf_split0_level3.D116];[$optimize_tfidf_split1_level3.D116];[$optimize_tfidf_split2_level3.D116];[$optimize_tfidf_split3_level3.D116];[$optimize_tfidf_split4_level3.D116];[$optimize_tfidf_split5_level3.D116];[$optimize_tfidf_split6_level3.D116];[$optimize_tfidf_split7_level3.D116];[$optimize_tfidf_split8_level3.D116];[$optimize_tfidf_split9_level3.D116])" office:value-type="float" office:value="0.4825" calcext:value-type="float">
            <text:p>0.4825</text:p>
          </table:table-cell>
          <table:table-cell table:formula="of:=MIN([$optimize_tfidf_split0_level3.E116];[$optimize_tfidf_split1_level3.E116];[$optimize_tfidf_split2_level3.E116];[$optimize_tfidf_split3_level3.E116];[$optimize_tfidf_split4_level3.E116];[$optimize_tfidf_split5_level3.E116];[$optimize_tfidf_split6_level3.E116];[$optimize_tfidf_split7_level3.E116];[$optimize_tfidf_split8_level3.E116];[$optimize_tfidf_split9_level3.E11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136];[$optimize_tfidf_split1_level3.A136];[$optimize_tfidf_split2_level3.A136];[$optimize_tfidf_split3_level3.A136];[$optimize_tfidf_split4_level3.A136];[$optimize_tfidf_split5_level3.A136];[$optimize_tfidf_split6_level3.A136];[$optimize_tfidf_split7_level3.A136];[$optimize_tfidf_split8_level3.A136];[$optimize_tfidf_split9_level3.A136])" office:value-type="float" office:value="7" calcext:value-type="float">
            <text:p>7</text:p>
          </table:table-cell>
          <table:table-cell table:formula="of:=MIN([$optimize_tfidf_split0_level3.B136];[$optimize_tfidf_split1_level3.B136];[$optimize_tfidf_split2_level3.B136];[$optimize_tfidf_split3_level3.B136];[$optimize_tfidf_split4_level3.B136];[$optimize_tfidf_split5_level3.B136];[$optimize_tfidf_split6_level3.B136];[$optimize_tfidf_split7_level3.B136];[$optimize_tfidf_split8_level3.B136];[$optimize_tfidf_split9_level3.B136])" office:value-type="float" office:value="0.7" calcext:value-type="float">
            <text:p>0.7</text:p>
          </table:table-cell>
          <table:table-cell table:formula="of:=MIN([$optimize_tfidf_split0_level3.C136];[$optimize_tfidf_split1_level3.C136];[$optimize_tfidf_split2_level3.C136];[$optimize_tfidf_split3_level3.C136];[$optimize_tfidf_split4_level3.C136];[$optimize_tfidf_split5_level3.C136];[$optimize_tfidf_split6_level3.C136];[$optimize_tfidf_split7_level3.C136];[$optimize_tfidf_split8_level3.C136];[$optimize_tfidf_split9_level3.C136])" office:value-type="float" office:value="0.185" calcext:value-type="float">
            <text:p>0.185</text:p>
          </table:table-cell>
          <table:table-cell table:formula="of:=MIN([$optimize_tfidf_split0_level3.D136];[$optimize_tfidf_split1_level3.D136];[$optimize_tfidf_split2_level3.D136];[$optimize_tfidf_split3_level3.D136];[$optimize_tfidf_split4_level3.D136];[$optimize_tfidf_split5_level3.D136];[$optimize_tfidf_split6_level3.D136];[$optimize_tfidf_split7_level3.D136];[$optimize_tfidf_split8_level3.D136];[$optimize_tfidf_split9_level3.D136])" office:value-type="float" office:value="0.4825" calcext:value-type="float">
            <text:p>0.4825</text:p>
          </table:table-cell>
          <table:table-cell table:formula="of:=MIN([$optimize_tfidf_split0_level3.E136];[$optimize_tfidf_split1_level3.E136];[$optimize_tfidf_split2_level3.E136];[$optimize_tfidf_split3_level3.E136];[$optimize_tfidf_split4_level3.E136];[$optimize_tfidf_split5_level3.E136];[$optimize_tfidf_split6_level3.E136];[$optimize_tfidf_split7_level3.E136];[$optimize_tfidf_split8_level3.E136];[$optimize_tfidf_split9_level3.E13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156];[$optimize_tfidf_split1_level3.A156];[$optimize_tfidf_split2_level3.A156];[$optimize_tfidf_split3_level3.A156];[$optimize_tfidf_split4_level3.A156];[$optimize_tfidf_split5_level3.A156];[$optimize_tfidf_split6_level3.A156];[$optimize_tfidf_split7_level3.A156];[$optimize_tfidf_split8_level3.A156];[$optimize_tfidf_split9_level3.A156])" office:value-type="float" office:value="8" calcext:value-type="float">
            <text:p>8</text:p>
          </table:table-cell>
          <table:table-cell table:formula="of:=MIN([$optimize_tfidf_split0_level3.B156];[$optimize_tfidf_split1_level3.B156];[$optimize_tfidf_split2_level3.B156];[$optimize_tfidf_split3_level3.B156];[$optimize_tfidf_split4_level3.B156];[$optimize_tfidf_split5_level3.B156];[$optimize_tfidf_split6_level3.B156];[$optimize_tfidf_split7_level3.B156];[$optimize_tfidf_split8_level3.B156];[$optimize_tfidf_split9_level3.B156])" office:value-type="float" office:value="0.7" calcext:value-type="float">
            <text:p>0.7</text:p>
          </table:table-cell>
          <table:table-cell table:formula="of:=MIN([$optimize_tfidf_split0_level3.C156];[$optimize_tfidf_split1_level3.C156];[$optimize_tfidf_split2_level3.C156];[$optimize_tfidf_split3_level3.C156];[$optimize_tfidf_split4_level3.C156];[$optimize_tfidf_split5_level3.C156];[$optimize_tfidf_split6_level3.C156];[$optimize_tfidf_split7_level3.C156];[$optimize_tfidf_split8_level3.C156];[$optimize_tfidf_split9_level3.C156])" office:value-type="float" office:value="0.185" calcext:value-type="float">
            <text:p>0.185</text:p>
          </table:table-cell>
          <table:table-cell table:formula="of:=MIN([$optimize_tfidf_split0_level3.D156];[$optimize_tfidf_split1_level3.D156];[$optimize_tfidf_split2_level3.D156];[$optimize_tfidf_split3_level3.D156];[$optimize_tfidf_split4_level3.D156];[$optimize_tfidf_split5_level3.D156];[$optimize_tfidf_split6_level3.D156];[$optimize_tfidf_split7_level3.D156];[$optimize_tfidf_split8_level3.D156];[$optimize_tfidf_split9_level3.D156])" office:value-type="float" office:value="0.4825" calcext:value-type="float">
            <text:p>0.4825</text:p>
          </table:table-cell>
          <table:table-cell table:formula="of:=MIN([$optimize_tfidf_split0_level3.E156];[$optimize_tfidf_split1_level3.E156];[$optimize_tfidf_split2_level3.E156];[$optimize_tfidf_split3_level3.E156];[$optimize_tfidf_split4_level3.E156];[$optimize_tfidf_split5_level3.E156];[$optimize_tfidf_split6_level3.E156];[$optimize_tfidf_split7_level3.E156];[$optimize_tfidf_split8_level3.E156];[$optimize_tfidf_split9_level3.E15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176];[$optimize_tfidf_split1_level3.A176];[$optimize_tfidf_split2_level3.A176];[$optimize_tfidf_split3_level3.A176];[$optimize_tfidf_split4_level3.A176];[$optimize_tfidf_split5_level3.A176];[$optimize_tfidf_split6_level3.A176];[$optimize_tfidf_split7_level3.A176];[$optimize_tfidf_split8_level3.A176];[$optimize_tfidf_split9_level3.A176])" office:value-type="float" office:value="9" calcext:value-type="float">
            <text:p>9</text:p>
          </table:table-cell>
          <table:table-cell table:formula="of:=MIN([$optimize_tfidf_split0_level3.B176];[$optimize_tfidf_split1_level3.B176];[$optimize_tfidf_split2_level3.B176];[$optimize_tfidf_split3_level3.B176];[$optimize_tfidf_split4_level3.B176];[$optimize_tfidf_split5_level3.B176];[$optimize_tfidf_split6_level3.B176];[$optimize_tfidf_split7_level3.B176];[$optimize_tfidf_split8_level3.B176];[$optimize_tfidf_split9_level3.B176])" office:value-type="float" office:value="0.7" calcext:value-type="float">
            <text:p>0.7</text:p>
          </table:table-cell>
          <table:table-cell table:formula="of:=MIN([$optimize_tfidf_split0_level3.C176];[$optimize_tfidf_split1_level3.C176];[$optimize_tfidf_split2_level3.C176];[$optimize_tfidf_split3_level3.C176];[$optimize_tfidf_split4_level3.C176];[$optimize_tfidf_split5_level3.C176];[$optimize_tfidf_split6_level3.C176];[$optimize_tfidf_split7_level3.C176];[$optimize_tfidf_split8_level3.C176];[$optimize_tfidf_split9_level3.C176])" office:value-type="float" office:value="0.185" calcext:value-type="float">
            <text:p>0.185</text:p>
          </table:table-cell>
          <table:table-cell table:formula="of:=MIN([$optimize_tfidf_split0_level3.D176];[$optimize_tfidf_split1_level3.D176];[$optimize_tfidf_split2_level3.D176];[$optimize_tfidf_split3_level3.D176];[$optimize_tfidf_split4_level3.D176];[$optimize_tfidf_split5_level3.D176];[$optimize_tfidf_split6_level3.D176];[$optimize_tfidf_split7_level3.D176];[$optimize_tfidf_split8_level3.D176];[$optimize_tfidf_split9_level3.D176])" office:value-type="float" office:value="0.4825" calcext:value-type="float">
            <text:p>0.4825</text:p>
          </table:table-cell>
          <table:table-cell table:formula="of:=MIN([$optimize_tfidf_split0_level3.E176];[$optimize_tfidf_split1_level3.E176];[$optimize_tfidf_split2_level3.E176];[$optimize_tfidf_split3_level3.E176];[$optimize_tfidf_split4_level3.E176];[$optimize_tfidf_split5_level3.E176];[$optimize_tfidf_split6_level3.E176];[$optimize_tfidf_split7_level3.E176];[$optimize_tfidf_split8_level3.E176];[$optimize_tfidf_split9_level3.E17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196];[$optimize_tfidf_split1_level3.A196];[$optimize_tfidf_split2_level3.A196];[$optimize_tfidf_split3_level3.A196];[$optimize_tfidf_split4_level3.A196];[$optimize_tfidf_split5_level3.A196];[$optimize_tfidf_split6_level3.A196];[$optimize_tfidf_split7_level3.A196];[$optimize_tfidf_split8_level3.A196];[$optimize_tfidf_split9_level3.A196])" office:value-type="float" office:value="10" calcext:value-type="float">
            <text:p>10</text:p>
          </table:table-cell>
          <table:table-cell table:formula="of:=MIN([$optimize_tfidf_split0_level3.B196];[$optimize_tfidf_split1_level3.B196];[$optimize_tfidf_split2_level3.B196];[$optimize_tfidf_split3_level3.B196];[$optimize_tfidf_split4_level3.B196];[$optimize_tfidf_split5_level3.B196];[$optimize_tfidf_split6_level3.B196];[$optimize_tfidf_split7_level3.B196];[$optimize_tfidf_split8_level3.B196];[$optimize_tfidf_split9_level3.B196])" office:value-type="float" office:value="0.7" calcext:value-type="float">
            <text:p>0.7</text:p>
          </table:table-cell>
          <table:table-cell table:formula="of:=MIN([$optimize_tfidf_split0_level3.C196];[$optimize_tfidf_split1_level3.C196];[$optimize_tfidf_split2_level3.C196];[$optimize_tfidf_split3_level3.C196];[$optimize_tfidf_split4_level3.C196];[$optimize_tfidf_split5_level3.C196];[$optimize_tfidf_split6_level3.C196];[$optimize_tfidf_split7_level3.C196];[$optimize_tfidf_split8_level3.C196];[$optimize_tfidf_split9_level3.C196])" office:value-type="float" office:value="0.185" calcext:value-type="float">
            <text:p>0.185</text:p>
          </table:table-cell>
          <table:table-cell table:formula="of:=MIN([$optimize_tfidf_split0_level3.D196];[$optimize_tfidf_split1_level3.D196];[$optimize_tfidf_split2_level3.D196];[$optimize_tfidf_split3_level3.D196];[$optimize_tfidf_split4_level3.D196];[$optimize_tfidf_split5_level3.D196];[$optimize_tfidf_split6_level3.D196];[$optimize_tfidf_split7_level3.D196];[$optimize_tfidf_split8_level3.D196];[$optimize_tfidf_split9_level3.D196])" office:value-type="float" office:value="0.4825" calcext:value-type="float">
            <text:p>0.4825</text:p>
          </table:table-cell>
          <table:table-cell table:formula="of:=MIN([$optimize_tfidf_split0_level3.E196];[$optimize_tfidf_split1_level3.E196];[$optimize_tfidf_split2_level3.E196];[$optimize_tfidf_split3_level3.E196];[$optimize_tfidf_split4_level3.E196];[$optimize_tfidf_split5_level3.E196];[$optimize_tfidf_split6_level3.E196];[$optimize_tfidf_split7_level3.E196];[$optimize_tfidf_split8_level3.E196];[$optimize_tfidf_split9_level3.E19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216];[$optimize_tfidf_split1_level3.A216];[$optimize_tfidf_split2_level3.A216];[$optimize_tfidf_split3_level3.A216];[$optimize_tfidf_split4_level3.A216];[$optimize_tfidf_split5_level3.A216];[$optimize_tfidf_split6_level3.A216];[$optimize_tfidf_split7_level3.A216];[$optimize_tfidf_split8_level3.A216];[$optimize_tfidf_split9_level3.A216])" office:value-type="float" office:value="11" calcext:value-type="float">
            <text:p>11</text:p>
          </table:table-cell>
          <table:table-cell table:formula="of:=MIN([$optimize_tfidf_split0_level3.B216];[$optimize_tfidf_split1_level3.B216];[$optimize_tfidf_split2_level3.B216];[$optimize_tfidf_split3_level3.B216];[$optimize_tfidf_split4_level3.B216];[$optimize_tfidf_split5_level3.B216];[$optimize_tfidf_split6_level3.B216];[$optimize_tfidf_split7_level3.B216];[$optimize_tfidf_split8_level3.B216];[$optimize_tfidf_split9_level3.B216])" office:value-type="float" office:value="0.7" calcext:value-type="float">
            <text:p>0.7</text:p>
          </table:table-cell>
          <table:table-cell table:formula="of:=MIN([$optimize_tfidf_split0_level3.C216];[$optimize_tfidf_split1_level3.C216];[$optimize_tfidf_split2_level3.C216];[$optimize_tfidf_split3_level3.C216];[$optimize_tfidf_split4_level3.C216];[$optimize_tfidf_split5_level3.C216];[$optimize_tfidf_split6_level3.C216];[$optimize_tfidf_split7_level3.C216];[$optimize_tfidf_split8_level3.C216];[$optimize_tfidf_split9_level3.C216])" office:value-type="float" office:value="0.185" calcext:value-type="float">
            <text:p>0.185</text:p>
          </table:table-cell>
          <table:table-cell table:formula="of:=MIN([$optimize_tfidf_split0_level3.D216];[$optimize_tfidf_split1_level3.D216];[$optimize_tfidf_split2_level3.D216];[$optimize_tfidf_split3_level3.D216];[$optimize_tfidf_split4_level3.D216];[$optimize_tfidf_split5_level3.D216];[$optimize_tfidf_split6_level3.D216];[$optimize_tfidf_split7_level3.D216];[$optimize_tfidf_split8_level3.D216];[$optimize_tfidf_split9_level3.D216])" office:value-type="float" office:value="0.4825" calcext:value-type="float">
            <text:p>0.4825</text:p>
          </table:table-cell>
          <table:table-cell table:formula="of:=MIN([$optimize_tfidf_split0_level3.E216];[$optimize_tfidf_split1_level3.E216];[$optimize_tfidf_split2_level3.E216];[$optimize_tfidf_split3_level3.E216];[$optimize_tfidf_split4_level3.E216];[$optimize_tfidf_split5_level3.E216];[$optimize_tfidf_split6_level3.E216];[$optimize_tfidf_split7_level3.E216];[$optimize_tfidf_split8_level3.E216];[$optimize_tfidf_split9_level3.E21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236];[$optimize_tfidf_split1_level3.A236];[$optimize_tfidf_split2_level3.A236];[$optimize_tfidf_split3_level3.A236];[$optimize_tfidf_split4_level3.A236];[$optimize_tfidf_split5_level3.A236];[$optimize_tfidf_split6_level3.A236];[$optimize_tfidf_split7_level3.A236];[$optimize_tfidf_split8_level3.A236];[$optimize_tfidf_split9_level3.A236])" office:value-type="float" office:value="12" calcext:value-type="float">
            <text:p>12</text:p>
          </table:table-cell>
          <table:table-cell table:formula="of:=MIN([$optimize_tfidf_split0_level3.B236];[$optimize_tfidf_split1_level3.B236];[$optimize_tfidf_split2_level3.B236];[$optimize_tfidf_split3_level3.B236];[$optimize_tfidf_split4_level3.B236];[$optimize_tfidf_split5_level3.B236];[$optimize_tfidf_split6_level3.B236];[$optimize_tfidf_split7_level3.B236];[$optimize_tfidf_split8_level3.B236];[$optimize_tfidf_split9_level3.B236])" office:value-type="float" office:value="0.7" calcext:value-type="float">
            <text:p>0.7</text:p>
          </table:table-cell>
          <table:table-cell table:formula="of:=MIN([$optimize_tfidf_split0_level3.C236];[$optimize_tfidf_split1_level3.C236];[$optimize_tfidf_split2_level3.C236];[$optimize_tfidf_split3_level3.C236];[$optimize_tfidf_split4_level3.C236];[$optimize_tfidf_split5_level3.C236];[$optimize_tfidf_split6_level3.C236];[$optimize_tfidf_split7_level3.C236];[$optimize_tfidf_split8_level3.C236];[$optimize_tfidf_split9_level3.C236])" office:value-type="float" office:value="0.185" calcext:value-type="float">
            <text:p>0.185</text:p>
          </table:table-cell>
          <table:table-cell table:formula="of:=MIN([$optimize_tfidf_split0_level3.D236];[$optimize_tfidf_split1_level3.D236];[$optimize_tfidf_split2_level3.D236];[$optimize_tfidf_split3_level3.D236];[$optimize_tfidf_split4_level3.D236];[$optimize_tfidf_split5_level3.D236];[$optimize_tfidf_split6_level3.D236];[$optimize_tfidf_split7_level3.D236];[$optimize_tfidf_split8_level3.D236];[$optimize_tfidf_split9_level3.D236])" office:value-type="float" office:value="0.4825" calcext:value-type="float">
            <text:p>0.4825</text:p>
          </table:table-cell>
          <table:table-cell table:formula="of:=MIN([$optimize_tfidf_split0_level3.E236];[$optimize_tfidf_split1_level3.E236];[$optimize_tfidf_split2_level3.E236];[$optimize_tfidf_split3_level3.E236];[$optimize_tfidf_split4_level3.E236];[$optimize_tfidf_split5_level3.E236];[$optimize_tfidf_split6_level3.E236];[$optimize_tfidf_split7_level3.E236];[$optimize_tfidf_split8_level3.E236];[$optimize_tfidf_split9_level3.E23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256];[$optimize_tfidf_split1_level3.A256];[$optimize_tfidf_split2_level3.A256];[$optimize_tfidf_split3_level3.A256];[$optimize_tfidf_split4_level3.A256];[$optimize_tfidf_split5_level3.A256];[$optimize_tfidf_split6_level3.A256];[$optimize_tfidf_split7_level3.A256];[$optimize_tfidf_split8_level3.A256];[$optimize_tfidf_split9_level3.A256])" office:value-type="float" office:value="13" calcext:value-type="float">
            <text:p>13</text:p>
          </table:table-cell>
          <table:table-cell table:formula="of:=MIN([$optimize_tfidf_split0_level3.B256];[$optimize_tfidf_split1_level3.B256];[$optimize_tfidf_split2_level3.B256];[$optimize_tfidf_split3_level3.B256];[$optimize_tfidf_split4_level3.B256];[$optimize_tfidf_split5_level3.B256];[$optimize_tfidf_split6_level3.B256];[$optimize_tfidf_split7_level3.B256];[$optimize_tfidf_split8_level3.B256];[$optimize_tfidf_split9_level3.B256])" office:value-type="float" office:value="0.7" calcext:value-type="float">
            <text:p>0.7</text:p>
          </table:table-cell>
          <table:table-cell table:formula="of:=MIN([$optimize_tfidf_split0_level3.C256];[$optimize_tfidf_split1_level3.C256];[$optimize_tfidf_split2_level3.C256];[$optimize_tfidf_split3_level3.C256];[$optimize_tfidf_split4_level3.C256];[$optimize_tfidf_split5_level3.C256];[$optimize_tfidf_split6_level3.C256];[$optimize_tfidf_split7_level3.C256];[$optimize_tfidf_split8_level3.C256];[$optimize_tfidf_split9_level3.C256])" office:value-type="float" office:value="0.185" calcext:value-type="float">
            <text:p>0.185</text:p>
          </table:table-cell>
          <table:table-cell table:formula="of:=MIN([$optimize_tfidf_split0_level3.D256];[$optimize_tfidf_split1_level3.D256];[$optimize_tfidf_split2_level3.D256];[$optimize_tfidf_split3_level3.D256];[$optimize_tfidf_split4_level3.D256];[$optimize_tfidf_split5_level3.D256];[$optimize_tfidf_split6_level3.D256];[$optimize_tfidf_split7_level3.D256];[$optimize_tfidf_split8_level3.D256];[$optimize_tfidf_split9_level3.D256])" office:value-type="float" office:value="0.4825" calcext:value-type="float">
            <text:p>0.4825</text:p>
          </table:table-cell>
          <table:table-cell table:formula="of:=MIN([$optimize_tfidf_split0_level3.E256];[$optimize_tfidf_split1_level3.E256];[$optimize_tfidf_split2_level3.E256];[$optimize_tfidf_split3_level3.E256];[$optimize_tfidf_split4_level3.E256];[$optimize_tfidf_split5_level3.E256];[$optimize_tfidf_split6_level3.E256];[$optimize_tfidf_split7_level3.E256];[$optimize_tfidf_split8_level3.E256];[$optimize_tfidf_split9_level3.E25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276];[$optimize_tfidf_split1_level3.A276];[$optimize_tfidf_split2_level3.A276];[$optimize_tfidf_split3_level3.A276];[$optimize_tfidf_split4_level3.A276];[$optimize_tfidf_split5_level3.A276];[$optimize_tfidf_split6_level3.A276];[$optimize_tfidf_split7_level3.A276];[$optimize_tfidf_split8_level3.A276];[$optimize_tfidf_split9_level3.A276])" office:value-type="float" office:value="14" calcext:value-type="float">
            <text:p>14</text:p>
          </table:table-cell>
          <table:table-cell table:formula="of:=MIN([$optimize_tfidf_split0_level3.B276];[$optimize_tfidf_split1_level3.B276];[$optimize_tfidf_split2_level3.B276];[$optimize_tfidf_split3_level3.B276];[$optimize_tfidf_split4_level3.B276];[$optimize_tfidf_split5_level3.B276];[$optimize_tfidf_split6_level3.B276];[$optimize_tfidf_split7_level3.B276];[$optimize_tfidf_split8_level3.B276];[$optimize_tfidf_split9_level3.B276])" office:value-type="float" office:value="0.7" calcext:value-type="float">
            <text:p>0.7</text:p>
          </table:table-cell>
          <table:table-cell table:formula="of:=MIN([$optimize_tfidf_split0_level3.C276];[$optimize_tfidf_split1_level3.C276];[$optimize_tfidf_split2_level3.C276];[$optimize_tfidf_split3_level3.C276];[$optimize_tfidf_split4_level3.C276];[$optimize_tfidf_split5_level3.C276];[$optimize_tfidf_split6_level3.C276];[$optimize_tfidf_split7_level3.C276];[$optimize_tfidf_split8_level3.C276];[$optimize_tfidf_split9_level3.C276])" office:value-type="float" office:value="0.185" calcext:value-type="float">
            <text:p>0.185</text:p>
          </table:table-cell>
          <table:table-cell table:formula="of:=MIN([$optimize_tfidf_split0_level3.D276];[$optimize_tfidf_split1_level3.D276];[$optimize_tfidf_split2_level3.D276];[$optimize_tfidf_split3_level3.D276];[$optimize_tfidf_split4_level3.D276];[$optimize_tfidf_split5_level3.D276];[$optimize_tfidf_split6_level3.D276];[$optimize_tfidf_split7_level3.D276];[$optimize_tfidf_split8_level3.D276];[$optimize_tfidf_split9_level3.D276])" office:value-type="float" office:value="0.4825" calcext:value-type="float">
            <text:p>0.4825</text:p>
          </table:table-cell>
          <table:table-cell table:formula="of:=MIN([$optimize_tfidf_split0_level3.E276];[$optimize_tfidf_split1_level3.E276];[$optimize_tfidf_split2_level3.E276];[$optimize_tfidf_split3_level3.E276];[$optimize_tfidf_split4_level3.E276];[$optimize_tfidf_split5_level3.E276];[$optimize_tfidf_split6_level3.E276];[$optimize_tfidf_split7_level3.E276];[$optimize_tfidf_split8_level3.E276];[$optimize_tfidf_split9_level3.E27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296];[$optimize_tfidf_split1_level3.A296];[$optimize_tfidf_split2_level3.A296];[$optimize_tfidf_split3_level3.A296];[$optimize_tfidf_split4_level3.A296];[$optimize_tfidf_split5_level3.A296];[$optimize_tfidf_split6_level3.A296];[$optimize_tfidf_split7_level3.A296];[$optimize_tfidf_split8_level3.A296];[$optimize_tfidf_split9_level3.A296])" office:value-type="float" office:value="15" calcext:value-type="float">
            <text:p>15</text:p>
          </table:table-cell>
          <table:table-cell table:formula="of:=MIN([$optimize_tfidf_split0_level3.B296];[$optimize_tfidf_split1_level3.B296];[$optimize_tfidf_split2_level3.B296];[$optimize_tfidf_split3_level3.B296];[$optimize_tfidf_split4_level3.B296];[$optimize_tfidf_split5_level3.B296];[$optimize_tfidf_split6_level3.B296];[$optimize_tfidf_split7_level3.B296];[$optimize_tfidf_split8_level3.B296];[$optimize_tfidf_split9_level3.B296])" office:value-type="float" office:value="0.7" calcext:value-type="float">
            <text:p>0.7</text:p>
          </table:table-cell>
          <table:table-cell table:formula="of:=MIN([$optimize_tfidf_split0_level3.C296];[$optimize_tfidf_split1_level3.C296];[$optimize_tfidf_split2_level3.C296];[$optimize_tfidf_split3_level3.C296];[$optimize_tfidf_split4_level3.C296];[$optimize_tfidf_split5_level3.C296];[$optimize_tfidf_split6_level3.C296];[$optimize_tfidf_split7_level3.C296];[$optimize_tfidf_split8_level3.C296];[$optimize_tfidf_split9_level3.C296])" office:value-type="float" office:value="0.185" calcext:value-type="float">
            <text:p>0.185</text:p>
          </table:table-cell>
          <table:table-cell table:formula="of:=MIN([$optimize_tfidf_split0_level3.D296];[$optimize_tfidf_split1_level3.D296];[$optimize_tfidf_split2_level3.D296];[$optimize_tfidf_split3_level3.D296];[$optimize_tfidf_split4_level3.D296];[$optimize_tfidf_split5_level3.D296];[$optimize_tfidf_split6_level3.D296];[$optimize_tfidf_split7_level3.D296];[$optimize_tfidf_split8_level3.D296];[$optimize_tfidf_split9_level3.D296])" office:value-type="float" office:value="0.4825" calcext:value-type="float">
            <text:p>0.4825</text:p>
          </table:table-cell>
          <table:table-cell table:formula="of:=MIN([$optimize_tfidf_split0_level3.E296];[$optimize_tfidf_split1_level3.E296];[$optimize_tfidf_split2_level3.E296];[$optimize_tfidf_split3_level3.E296];[$optimize_tfidf_split4_level3.E296];[$optimize_tfidf_split5_level3.E296];[$optimize_tfidf_split6_level3.E296];[$optimize_tfidf_split7_level3.E296];[$optimize_tfidf_split8_level3.E296];[$optimize_tfidf_split9_level3.E296])" office:value-type="float" office:value="0.24" calcext:value-type="float">
            <text:p>0.24</text:p>
          </table:table-cell>
        </table:table-row>
        <table:table-row table:style-name="ro1">
          <table:table-cell table:formula="of:=MIN([$optimize_tfidf_split0_level3.A17];[$optimize_tfidf_split1_level3.A17];[$optimize_tfidf_split2_level3.A17];[$optimize_tfidf_split3_level3.A17];[$optimize_tfidf_split4_level3.A17];[$optimize_tfidf_split5_level3.A17];[$optimize_tfidf_split6_level3.A17];[$optimize_tfidf_split7_level3.A17];[$optimize_tfidf_split8_level3.A17];[$optimize_tfidf_split9_level3.A17])" office:value-type="float" office:value="1" calcext:value-type="float">
            <text:p>1</text:p>
          </table:table-cell>
          <table:table-cell table:formula="of:=MIN([$optimize_tfidf_split0_level3.B17];[$optimize_tfidf_split1_level3.B17];[$optimize_tfidf_split2_level3.B17];[$optimize_tfidf_split3_level3.B17];[$optimize_tfidf_split4_level3.B17];[$optimize_tfidf_split5_level3.B17];[$optimize_tfidf_split6_level3.B17];[$optimize_tfidf_split7_level3.B17];[$optimize_tfidf_split8_level3.B17];[$optimize_tfidf_split9_level3.B17])" office:value-type="float" office:value="0.75" calcext:value-type="float">
            <text:p>0.75</text:p>
          </table:table-cell>
          <table:table-cell table:formula="of:=MIN([$optimize_tfidf_split0_level3.C17];[$optimize_tfidf_split1_level3.C17];[$optimize_tfidf_split2_level3.C17];[$optimize_tfidf_split3_level3.C17];[$optimize_tfidf_split4_level3.C17];[$optimize_tfidf_split5_level3.C17];[$optimize_tfidf_split6_level3.C17];[$optimize_tfidf_split7_level3.C17];[$optimize_tfidf_split8_level3.C17];[$optimize_tfidf_split9_level3.C17])" office:value-type="float" office:value="0.3196" calcext:value-type="float">
            <text:p>0.3196</text:p>
          </table:table-cell>
          <table:table-cell table:formula="of:=MIN([$optimize_tfidf_split0_level3.D17];[$optimize_tfidf_split1_level3.D17];[$optimize_tfidf_split2_level3.D17];[$optimize_tfidf_split3_level3.D17];[$optimize_tfidf_split4_level3.D17];[$optimize_tfidf_split5_level3.D17];[$optimize_tfidf_split6_level3.D17];[$optimize_tfidf_split7_level3.D17];[$optimize_tfidf_split8_level3.D17];[$optimize_tfidf_split9_level3.D17])" office:value-type="float" office:value="0.2398" calcext:value-type="float">
            <text:p>0.2398</text:p>
          </table:table-cell>
          <table:table-cell table:formula="of:=MIN([$optimize_tfidf_split0_level3.E17];[$optimize_tfidf_split1_level3.E17];[$optimize_tfidf_split2_level3.E17];[$optimize_tfidf_split3_level3.E17];[$optimize_tfidf_split4_level3.E17];[$optimize_tfidf_split5_level3.E17];[$optimize_tfidf_split6_level3.E17];[$optimize_tfidf_split7_level3.E17];[$optimize_tfidf_split8_level3.E17];[$optimize_tfidf_split9_level3.E17])" office:value-type="float" office:value="0.2641" calcext:value-type="float">
            <text:p>0.2641</text:p>
          </table:table-cell>
        </table:table-row>
        <table:table-row table:style-name="ro1">
          <table:table-cell table:formula="of:=MIN([$optimize_tfidf_split0_level3.A37];[$optimize_tfidf_split1_level3.A37];[$optimize_tfidf_split2_level3.A37];[$optimize_tfidf_split3_level3.A37];[$optimize_tfidf_split4_level3.A37];[$optimize_tfidf_split5_level3.A37];[$optimize_tfidf_split6_level3.A37];[$optimize_tfidf_split7_level3.A37];[$optimize_tfidf_split8_level3.A37];[$optimize_tfidf_split9_level3.A37])" office:value-type="float" office:value="2" calcext:value-type="float">
            <text:p>2</text:p>
          </table:table-cell>
          <table:table-cell table:formula="of:=MIN([$optimize_tfidf_split0_level3.B37];[$optimize_tfidf_split1_level3.B37];[$optimize_tfidf_split2_level3.B37];[$optimize_tfidf_split3_level3.B37];[$optimize_tfidf_split4_level3.B37];[$optimize_tfidf_split5_level3.B37];[$optimize_tfidf_split6_level3.B37];[$optimize_tfidf_split7_level3.B37];[$optimize_tfidf_split8_level3.B37];[$optimize_tfidf_split9_level3.B37])" office:value-type="float" office:value="0.75" calcext:value-type="float">
            <text:p>0.75</text:p>
          </table:table-cell>
          <table:table-cell table:formula="of:=MIN([$optimize_tfidf_split0_level3.C37];[$optimize_tfidf_split1_level3.C37];[$optimize_tfidf_split2_level3.C37];[$optimize_tfidf_split3_level3.C37];[$optimize_tfidf_split4_level3.C37];[$optimize_tfidf_split5_level3.C37];[$optimize_tfidf_split6_level3.C37];[$optimize_tfidf_split7_level3.C37];[$optimize_tfidf_split8_level3.C37];[$optimize_tfidf_split9_level3.C37])" office:value-type="float" office:value="0.2602" calcext:value-type="float">
            <text:p>0.2602</text:p>
          </table:table-cell>
          <table:table-cell table:formula="of:=MIN([$optimize_tfidf_split0_level3.D37];[$optimize_tfidf_split1_level3.D37];[$optimize_tfidf_split2_level3.D37];[$optimize_tfidf_split3_level3.D37];[$optimize_tfidf_split4_level3.D37];[$optimize_tfidf_split5_level3.D37];[$optimize_tfidf_split6_level3.D37];[$optimize_tfidf_split7_level3.D37];[$optimize_tfidf_split8_level3.D37];[$optimize_tfidf_split9_level3.D37])" office:value-type="float" office:value="0.3201" calcext:value-type="float">
            <text:p>0.3201</text:p>
          </table:table-cell>
          <table:table-cell table:formula="of:=MIN([$optimize_tfidf_split0_level3.E37];[$optimize_tfidf_split1_level3.E37];[$optimize_tfidf_split2_level3.E37];[$optimize_tfidf_split3_level3.E37];[$optimize_tfidf_split4_level3.E37];[$optimize_tfidf_split5_level3.E37];[$optimize_tfidf_split6_level3.E37];[$optimize_tfidf_split7_level3.E37];[$optimize_tfidf_split8_level3.E37];[$optimize_tfidf_split9_level3.E37])" office:value-type="float" office:value="0.2739" calcext:value-type="float">
            <text:p>0.2739</text:p>
          </table:table-cell>
        </table:table-row>
        <table:table-row table:style-name="ro1">
          <table:table-cell table:formula="of:=MIN([$optimize_tfidf_split0_level3.A57];[$optimize_tfidf_split1_level3.A57];[$optimize_tfidf_split2_level3.A57];[$optimize_tfidf_split3_level3.A57];[$optimize_tfidf_split4_level3.A57];[$optimize_tfidf_split5_level3.A57];[$optimize_tfidf_split6_level3.A57];[$optimize_tfidf_split7_level3.A57];[$optimize_tfidf_split8_level3.A57];[$optimize_tfidf_split9_level3.A57])" office:value-type="float" office:value="3" calcext:value-type="float">
            <text:p>3</text:p>
          </table:table-cell>
          <table:table-cell table:formula="of:=MIN([$optimize_tfidf_split0_level3.B57];[$optimize_tfidf_split1_level3.B57];[$optimize_tfidf_split2_level3.B57];[$optimize_tfidf_split3_level3.B57];[$optimize_tfidf_split4_level3.B57];[$optimize_tfidf_split5_level3.B57];[$optimize_tfidf_split6_level3.B57];[$optimize_tfidf_split7_level3.B57];[$optimize_tfidf_split8_level3.B57];[$optimize_tfidf_split9_level3.B57])" office:value-type="float" office:value="0.75" calcext:value-type="float">
            <text:p>0.75</text:p>
          </table:table-cell>
          <table:table-cell table:formula="of:=MIN([$optimize_tfidf_split0_level3.C57];[$optimize_tfidf_split1_level3.C57];[$optimize_tfidf_split2_level3.C57];[$optimize_tfidf_split3_level3.C57];[$optimize_tfidf_split4_level3.C57];[$optimize_tfidf_split5_level3.C57];[$optimize_tfidf_split6_level3.C57];[$optimize_tfidf_split7_level3.C57];[$optimize_tfidf_split8_level3.C57];[$optimize_tfidf_split9_level3.C57])" office:value-type="float" office:value="0.2113" calcext:value-type="float">
            <text:p>0.2113</text:p>
          </table:table-cell>
          <table:table-cell table:formula="of:=MIN([$optimize_tfidf_split0_level3.D57];[$optimize_tfidf_split1_level3.D57];[$optimize_tfidf_split2_level3.D57];[$optimize_tfidf_split3_level3.D57];[$optimize_tfidf_split4_level3.D57];[$optimize_tfidf_split5_level3.D57];[$optimize_tfidf_split6_level3.D57];[$optimize_tfidf_split7_level3.D57];[$optimize_tfidf_split8_level3.D57];[$optimize_tfidf_split9_level3.D57])" office:value-type="float" office:value="0.3618" calcext:value-type="float">
            <text:p>0.3618</text:p>
          </table:table-cell>
          <table:table-cell table:formula="of:=MIN([$optimize_tfidf_split0_level3.E57];[$optimize_tfidf_split1_level3.E57];[$optimize_tfidf_split2_level3.E57];[$optimize_tfidf_split3_level3.E57];[$optimize_tfidf_split4_level3.E57];[$optimize_tfidf_split5_level3.E57];[$optimize_tfidf_split6_level3.E57];[$optimize_tfidf_split7_level3.E57];[$optimize_tfidf_split8_level3.E57];[$optimize_tfidf_split9_level3.E57])" office:value-type="float" office:value="0.2505" calcext:value-type="float">
            <text:p>0.2505</text:p>
          </table:table-cell>
        </table:table-row>
        <table:table-row table:style-name="ro1">
          <table:table-cell table:formula="of:=MIN([$optimize_tfidf_split0_level3.A77];[$optimize_tfidf_split1_level3.A77];[$optimize_tfidf_split2_level3.A77];[$optimize_tfidf_split3_level3.A77];[$optimize_tfidf_split4_level3.A77];[$optimize_tfidf_split5_level3.A77];[$optimize_tfidf_split6_level3.A77];[$optimize_tfidf_split7_level3.A77];[$optimize_tfidf_split8_level3.A77];[$optimize_tfidf_split9_level3.A77])" office:value-type="float" office:value="4" calcext:value-type="float">
            <text:p>4</text:p>
          </table:table-cell>
          <table:table-cell table:formula="of:=MIN([$optimize_tfidf_split0_level3.B77];[$optimize_tfidf_split1_level3.B77];[$optimize_tfidf_split2_level3.B77];[$optimize_tfidf_split3_level3.B77];[$optimize_tfidf_split4_level3.B77];[$optimize_tfidf_split5_level3.B77];[$optimize_tfidf_split6_level3.B77];[$optimize_tfidf_split7_level3.B77];[$optimize_tfidf_split8_level3.B77];[$optimize_tfidf_split9_level3.B77])" office:value-type="float" office:value="0.75" calcext:value-type="float">
            <text:p>0.75</text:p>
          </table:table-cell>
          <table:table-cell table:formula="of:=MIN([$optimize_tfidf_split0_level3.C77];[$optimize_tfidf_split1_level3.C77];[$optimize_tfidf_split2_level3.C77];[$optimize_tfidf_split3_level3.C77];[$optimize_tfidf_split4_level3.C77];[$optimize_tfidf_split5_level3.C77];[$optimize_tfidf_split6_level3.C77];[$optimize_tfidf_split7_level3.C77];[$optimize_tfidf_split8_level3.C77];[$optimize_tfidf_split9_level3.C77])" office:value-type="float" office:value="0.1791" calcext:value-type="float">
            <text:p>0.1791</text:p>
          </table:table-cell>
          <table:table-cell table:formula="of:=MIN([$optimize_tfidf_split0_level3.D77];[$optimize_tfidf_split1_level3.D77];[$optimize_tfidf_split2_level3.D77];[$optimize_tfidf_split3_level3.D77];[$optimize_tfidf_split4_level3.D77];[$optimize_tfidf_split5_level3.D77];[$optimize_tfidf_split6_level3.D77];[$optimize_tfidf_split7_level3.D77];[$optimize_tfidf_split8_level3.D77];[$optimize_tfidf_split9_level3.D77])" office:value-type="float" office:value="0.3873" calcext:value-type="float">
            <text:p>0.3873</text:p>
          </table:table-cell>
          <table:table-cell table:formula="of:=MIN([$optimize_tfidf_split0_level3.E77];[$optimize_tfidf_split1_level3.E77];[$optimize_tfidf_split2_level3.E77];[$optimize_tfidf_split3_level3.E77];[$optimize_tfidf_split4_level3.E77];[$optimize_tfidf_split5_level3.E77];[$optimize_tfidf_split6_level3.E77];[$optimize_tfidf_split7_level3.E77];[$optimize_tfidf_split8_level3.E77];[$optimize_tfidf_split9_level3.E77])" office:value-type="float" office:value="0.2271" calcext:value-type="float">
            <text:p>0.2271</text:p>
          </table:table-cell>
        </table:table-row>
        <table:table-row table:style-name="ro1">
          <table:table-cell table:formula="of:=MIN([$optimize_tfidf_split0_level3.A97];[$optimize_tfidf_split1_level3.A97];[$optimize_tfidf_split2_level3.A97];[$optimize_tfidf_split3_level3.A97];[$optimize_tfidf_split4_level3.A97];[$optimize_tfidf_split5_level3.A97];[$optimize_tfidf_split6_level3.A97];[$optimize_tfidf_split7_level3.A97];[$optimize_tfidf_split8_level3.A97];[$optimize_tfidf_split9_level3.A97])" office:value-type="float" office:value="5" calcext:value-type="float">
            <text:p>5</text:p>
          </table:table-cell>
          <table:table-cell table:formula="of:=MIN([$optimize_tfidf_split0_level3.B97];[$optimize_tfidf_split1_level3.B97];[$optimize_tfidf_split2_level3.B97];[$optimize_tfidf_split3_level3.B97];[$optimize_tfidf_split4_level3.B97];[$optimize_tfidf_split5_level3.B97];[$optimize_tfidf_split6_level3.B97];[$optimize_tfidf_split7_level3.B97];[$optimize_tfidf_split8_level3.B97];[$optimize_tfidf_split9_level3.B97])" office:value-type="float" office:value="0.75" calcext:value-type="float">
            <text:p>0.75</text:p>
          </table:table-cell>
          <table:table-cell table:formula="of:=MIN([$optimize_tfidf_split0_level3.C97];[$optimize_tfidf_split1_level3.C97];[$optimize_tfidf_split2_level3.C97];[$optimize_tfidf_split3_level3.C97];[$optimize_tfidf_split4_level3.C97];[$optimize_tfidf_split5_level3.C97];[$optimize_tfidf_split6_level3.C97];[$optimize_tfidf_split7_level3.C97];[$optimize_tfidf_split8_level3.C97];[$optimize_tfidf_split9_level3.C97])" office:value-type="float" office:value="0.1591" calcext:value-type="float">
            <text:p>0.1591</text:p>
          </table:table-cell>
          <table:table-cell table:formula="of:=MIN([$optimize_tfidf_split0_level3.D97];[$optimize_tfidf_split1_level3.D97];[$optimize_tfidf_split2_level3.D97];[$optimize_tfidf_split3_level3.D97];[$optimize_tfidf_split4_level3.D97];[$optimize_tfidf_split5_level3.D97];[$optimize_tfidf_split6_level3.D97];[$optimize_tfidf_split7_level3.D97];[$optimize_tfidf_split8_level3.D97];[$optimize_tfidf_split9_level3.D97])" office:value-type="float" office:value="0.3984" calcext:value-type="float">
            <text:p>0.3984</text:p>
          </table:table-cell>
          <table:table-cell table:formula="of:=MIN([$optimize_tfidf_split0_level3.E97];[$optimize_tfidf_split1_level3.E97];[$optimize_tfidf_split2_level3.E97];[$optimize_tfidf_split3_level3.E97];[$optimize_tfidf_split4_level3.E97];[$optimize_tfidf_split5_level3.E97];[$optimize_tfidf_split6_level3.E97];[$optimize_tfidf_split7_level3.E97];[$optimize_tfidf_split8_level3.E97];[$optimize_tfidf_split9_level3.E9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117];[$optimize_tfidf_split1_level3.A117];[$optimize_tfidf_split2_level3.A117];[$optimize_tfidf_split3_level3.A117];[$optimize_tfidf_split4_level3.A117];[$optimize_tfidf_split5_level3.A117];[$optimize_tfidf_split6_level3.A117];[$optimize_tfidf_split7_level3.A117];[$optimize_tfidf_split8_level3.A117];[$optimize_tfidf_split9_level3.A117])" office:value-type="float" office:value="6" calcext:value-type="float">
            <text:p>6</text:p>
          </table:table-cell>
          <table:table-cell table:formula="of:=MIN([$optimize_tfidf_split0_level3.B117];[$optimize_tfidf_split1_level3.B117];[$optimize_tfidf_split2_level3.B117];[$optimize_tfidf_split3_level3.B117];[$optimize_tfidf_split4_level3.B117];[$optimize_tfidf_split5_level3.B117];[$optimize_tfidf_split6_level3.B117];[$optimize_tfidf_split7_level3.B117];[$optimize_tfidf_split8_level3.B117];[$optimize_tfidf_split9_level3.B117])" office:value-type="float" office:value="0.75" calcext:value-type="float">
            <text:p>0.75</text:p>
          </table:table-cell>
          <table:table-cell table:formula="of:=MIN([$optimize_tfidf_split0_level3.C117];[$optimize_tfidf_split1_level3.C117];[$optimize_tfidf_split2_level3.C117];[$optimize_tfidf_split3_level3.C117];[$optimize_tfidf_split4_level3.C117];[$optimize_tfidf_split5_level3.C117];[$optimize_tfidf_split6_level3.C117];[$optimize_tfidf_split7_level3.C117];[$optimize_tfidf_split8_level3.C117];[$optimize_tfidf_split9_level3.C117])" office:value-type="float" office:value="0.1591" calcext:value-type="float">
            <text:p>0.1591</text:p>
          </table:table-cell>
          <table:table-cell table:formula="of:=MIN([$optimize_tfidf_split0_level3.D117];[$optimize_tfidf_split1_level3.D117];[$optimize_tfidf_split2_level3.D117];[$optimize_tfidf_split3_level3.D117];[$optimize_tfidf_split4_level3.D117];[$optimize_tfidf_split5_level3.D117];[$optimize_tfidf_split6_level3.D117];[$optimize_tfidf_split7_level3.D117];[$optimize_tfidf_split8_level3.D117];[$optimize_tfidf_split9_level3.D117])" office:value-type="float" office:value="0.3984" calcext:value-type="float">
            <text:p>0.3984</text:p>
          </table:table-cell>
          <table:table-cell table:formula="of:=MIN([$optimize_tfidf_split0_level3.E117];[$optimize_tfidf_split1_level3.E117];[$optimize_tfidf_split2_level3.E117];[$optimize_tfidf_split3_level3.E117];[$optimize_tfidf_split4_level3.E117];[$optimize_tfidf_split5_level3.E117];[$optimize_tfidf_split6_level3.E117];[$optimize_tfidf_split7_level3.E117];[$optimize_tfidf_split8_level3.E117];[$optimize_tfidf_split9_level3.E11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137];[$optimize_tfidf_split1_level3.A137];[$optimize_tfidf_split2_level3.A137];[$optimize_tfidf_split3_level3.A137];[$optimize_tfidf_split4_level3.A137];[$optimize_tfidf_split5_level3.A137];[$optimize_tfidf_split6_level3.A137];[$optimize_tfidf_split7_level3.A137];[$optimize_tfidf_split8_level3.A137];[$optimize_tfidf_split9_level3.A137])" office:value-type="float" office:value="7" calcext:value-type="float">
            <text:p>7</text:p>
          </table:table-cell>
          <table:table-cell table:formula="of:=MIN([$optimize_tfidf_split0_level3.B137];[$optimize_tfidf_split1_level3.B137];[$optimize_tfidf_split2_level3.B137];[$optimize_tfidf_split3_level3.B137];[$optimize_tfidf_split4_level3.B137];[$optimize_tfidf_split5_level3.B137];[$optimize_tfidf_split6_level3.B137];[$optimize_tfidf_split7_level3.B137];[$optimize_tfidf_split8_level3.B137];[$optimize_tfidf_split9_level3.B137])" office:value-type="float" office:value="0.75" calcext:value-type="float">
            <text:p>0.75</text:p>
          </table:table-cell>
          <table:table-cell table:formula="of:=MIN([$optimize_tfidf_split0_level3.C137];[$optimize_tfidf_split1_level3.C137];[$optimize_tfidf_split2_level3.C137];[$optimize_tfidf_split3_level3.C137];[$optimize_tfidf_split4_level3.C137];[$optimize_tfidf_split5_level3.C137];[$optimize_tfidf_split6_level3.C137];[$optimize_tfidf_split7_level3.C137];[$optimize_tfidf_split8_level3.C137];[$optimize_tfidf_split9_level3.C137])" office:value-type="float" office:value="0.1591" calcext:value-type="float">
            <text:p>0.1591</text:p>
          </table:table-cell>
          <table:table-cell table:formula="of:=MIN([$optimize_tfidf_split0_level3.D137];[$optimize_tfidf_split1_level3.D137];[$optimize_tfidf_split2_level3.D137];[$optimize_tfidf_split3_level3.D137];[$optimize_tfidf_split4_level3.D137];[$optimize_tfidf_split5_level3.D137];[$optimize_tfidf_split6_level3.D137];[$optimize_tfidf_split7_level3.D137];[$optimize_tfidf_split8_level3.D137];[$optimize_tfidf_split9_level3.D137])" office:value-type="float" office:value="0.3984" calcext:value-type="float">
            <text:p>0.3984</text:p>
          </table:table-cell>
          <table:table-cell table:formula="of:=MIN([$optimize_tfidf_split0_level3.E137];[$optimize_tfidf_split1_level3.E137];[$optimize_tfidf_split2_level3.E137];[$optimize_tfidf_split3_level3.E137];[$optimize_tfidf_split4_level3.E137];[$optimize_tfidf_split5_level3.E137];[$optimize_tfidf_split6_level3.E137];[$optimize_tfidf_split7_level3.E137];[$optimize_tfidf_split8_level3.E137];[$optimize_tfidf_split9_level3.E13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157];[$optimize_tfidf_split1_level3.A157];[$optimize_tfidf_split2_level3.A157];[$optimize_tfidf_split3_level3.A157];[$optimize_tfidf_split4_level3.A157];[$optimize_tfidf_split5_level3.A157];[$optimize_tfidf_split6_level3.A157];[$optimize_tfidf_split7_level3.A157];[$optimize_tfidf_split8_level3.A157];[$optimize_tfidf_split9_level3.A157])" office:value-type="float" office:value="8" calcext:value-type="float">
            <text:p>8</text:p>
          </table:table-cell>
          <table:table-cell table:formula="of:=MIN([$optimize_tfidf_split0_level3.B157];[$optimize_tfidf_split1_level3.B157];[$optimize_tfidf_split2_level3.B157];[$optimize_tfidf_split3_level3.B157];[$optimize_tfidf_split4_level3.B157];[$optimize_tfidf_split5_level3.B157];[$optimize_tfidf_split6_level3.B157];[$optimize_tfidf_split7_level3.B157];[$optimize_tfidf_split8_level3.B157];[$optimize_tfidf_split9_level3.B157])" office:value-type="float" office:value="0.75" calcext:value-type="float">
            <text:p>0.75</text:p>
          </table:table-cell>
          <table:table-cell table:formula="of:=MIN([$optimize_tfidf_split0_level3.C157];[$optimize_tfidf_split1_level3.C157];[$optimize_tfidf_split2_level3.C157];[$optimize_tfidf_split3_level3.C157];[$optimize_tfidf_split4_level3.C157];[$optimize_tfidf_split5_level3.C157];[$optimize_tfidf_split6_level3.C157];[$optimize_tfidf_split7_level3.C157];[$optimize_tfidf_split8_level3.C157];[$optimize_tfidf_split9_level3.C157])" office:value-type="float" office:value="0.1591" calcext:value-type="float">
            <text:p>0.1591</text:p>
          </table:table-cell>
          <table:table-cell table:formula="of:=MIN([$optimize_tfidf_split0_level3.D157];[$optimize_tfidf_split1_level3.D157];[$optimize_tfidf_split2_level3.D157];[$optimize_tfidf_split3_level3.D157];[$optimize_tfidf_split4_level3.D157];[$optimize_tfidf_split5_level3.D157];[$optimize_tfidf_split6_level3.D157];[$optimize_tfidf_split7_level3.D157];[$optimize_tfidf_split8_level3.D157];[$optimize_tfidf_split9_level3.D157])" office:value-type="float" office:value="0.3984" calcext:value-type="float">
            <text:p>0.3984</text:p>
          </table:table-cell>
          <table:table-cell table:formula="of:=MIN([$optimize_tfidf_split0_level3.E157];[$optimize_tfidf_split1_level3.E157];[$optimize_tfidf_split2_level3.E157];[$optimize_tfidf_split3_level3.E157];[$optimize_tfidf_split4_level3.E157];[$optimize_tfidf_split5_level3.E157];[$optimize_tfidf_split6_level3.E157];[$optimize_tfidf_split7_level3.E157];[$optimize_tfidf_split8_level3.E157];[$optimize_tfidf_split9_level3.E15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177];[$optimize_tfidf_split1_level3.A177];[$optimize_tfidf_split2_level3.A177];[$optimize_tfidf_split3_level3.A177];[$optimize_tfidf_split4_level3.A177];[$optimize_tfidf_split5_level3.A177];[$optimize_tfidf_split6_level3.A177];[$optimize_tfidf_split7_level3.A177];[$optimize_tfidf_split8_level3.A177];[$optimize_tfidf_split9_level3.A177])" office:value-type="float" office:value="9" calcext:value-type="float">
            <text:p>9</text:p>
          </table:table-cell>
          <table:table-cell table:formula="of:=MIN([$optimize_tfidf_split0_level3.B177];[$optimize_tfidf_split1_level3.B177];[$optimize_tfidf_split2_level3.B177];[$optimize_tfidf_split3_level3.B177];[$optimize_tfidf_split4_level3.B177];[$optimize_tfidf_split5_level3.B177];[$optimize_tfidf_split6_level3.B177];[$optimize_tfidf_split7_level3.B177];[$optimize_tfidf_split8_level3.B177];[$optimize_tfidf_split9_level3.B177])" office:value-type="float" office:value="0.75" calcext:value-type="float">
            <text:p>0.75</text:p>
          </table:table-cell>
          <table:table-cell table:formula="of:=MIN([$optimize_tfidf_split0_level3.C177];[$optimize_tfidf_split1_level3.C177];[$optimize_tfidf_split2_level3.C177];[$optimize_tfidf_split3_level3.C177];[$optimize_tfidf_split4_level3.C177];[$optimize_tfidf_split5_level3.C177];[$optimize_tfidf_split6_level3.C177];[$optimize_tfidf_split7_level3.C177];[$optimize_tfidf_split8_level3.C177];[$optimize_tfidf_split9_level3.C177])" office:value-type="float" office:value="0.1591" calcext:value-type="float">
            <text:p>0.1591</text:p>
          </table:table-cell>
          <table:table-cell table:formula="of:=MIN([$optimize_tfidf_split0_level3.D177];[$optimize_tfidf_split1_level3.D177];[$optimize_tfidf_split2_level3.D177];[$optimize_tfidf_split3_level3.D177];[$optimize_tfidf_split4_level3.D177];[$optimize_tfidf_split5_level3.D177];[$optimize_tfidf_split6_level3.D177];[$optimize_tfidf_split7_level3.D177];[$optimize_tfidf_split8_level3.D177];[$optimize_tfidf_split9_level3.D177])" office:value-type="float" office:value="0.3984" calcext:value-type="float">
            <text:p>0.3984</text:p>
          </table:table-cell>
          <table:table-cell table:formula="of:=MIN([$optimize_tfidf_split0_level3.E177];[$optimize_tfidf_split1_level3.E177];[$optimize_tfidf_split2_level3.E177];[$optimize_tfidf_split3_level3.E177];[$optimize_tfidf_split4_level3.E177];[$optimize_tfidf_split5_level3.E177];[$optimize_tfidf_split6_level3.E177];[$optimize_tfidf_split7_level3.E177];[$optimize_tfidf_split8_level3.E177];[$optimize_tfidf_split9_level3.E17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197];[$optimize_tfidf_split1_level3.A197];[$optimize_tfidf_split2_level3.A197];[$optimize_tfidf_split3_level3.A197];[$optimize_tfidf_split4_level3.A197];[$optimize_tfidf_split5_level3.A197];[$optimize_tfidf_split6_level3.A197];[$optimize_tfidf_split7_level3.A197];[$optimize_tfidf_split8_level3.A197];[$optimize_tfidf_split9_level3.A197])" office:value-type="float" office:value="10" calcext:value-type="float">
            <text:p>10</text:p>
          </table:table-cell>
          <table:table-cell table:formula="of:=MIN([$optimize_tfidf_split0_level3.B197];[$optimize_tfidf_split1_level3.B197];[$optimize_tfidf_split2_level3.B197];[$optimize_tfidf_split3_level3.B197];[$optimize_tfidf_split4_level3.B197];[$optimize_tfidf_split5_level3.B197];[$optimize_tfidf_split6_level3.B197];[$optimize_tfidf_split7_level3.B197];[$optimize_tfidf_split8_level3.B197];[$optimize_tfidf_split9_level3.B197])" office:value-type="float" office:value="0.75" calcext:value-type="float">
            <text:p>0.75</text:p>
          </table:table-cell>
          <table:table-cell table:formula="of:=MIN([$optimize_tfidf_split0_level3.C197];[$optimize_tfidf_split1_level3.C197];[$optimize_tfidf_split2_level3.C197];[$optimize_tfidf_split3_level3.C197];[$optimize_tfidf_split4_level3.C197];[$optimize_tfidf_split5_level3.C197];[$optimize_tfidf_split6_level3.C197];[$optimize_tfidf_split7_level3.C197];[$optimize_tfidf_split8_level3.C197];[$optimize_tfidf_split9_level3.C197])" office:value-type="float" office:value="0.1591" calcext:value-type="float">
            <text:p>0.1591</text:p>
          </table:table-cell>
          <table:table-cell table:formula="of:=MIN([$optimize_tfidf_split0_level3.D197];[$optimize_tfidf_split1_level3.D197];[$optimize_tfidf_split2_level3.D197];[$optimize_tfidf_split3_level3.D197];[$optimize_tfidf_split4_level3.D197];[$optimize_tfidf_split5_level3.D197];[$optimize_tfidf_split6_level3.D197];[$optimize_tfidf_split7_level3.D197];[$optimize_tfidf_split8_level3.D197];[$optimize_tfidf_split9_level3.D197])" office:value-type="float" office:value="0.3984" calcext:value-type="float">
            <text:p>0.3984</text:p>
          </table:table-cell>
          <table:table-cell table:formula="of:=MIN([$optimize_tfidf_split0_level3.E197];[$optimize_tfidf_split1_level3.E197];[$optimize_tfidf_split2_level3.E197];[$optimize_tfidf_split3_level3.E197];[$optimize_tfidf_split4_level3.E197];[$optimize_tfidf_split5_level3.E197];[$optimize_tfidf_split6_level3.E197];[$optimize_tfidf_split7_level3.E197];[$optimize_tfidf_split8_level3.E197];[$optimize_tfidf_split9_level3.E19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217];[$optimize_tfidf_split1_level3.A217];[$optimize_tfidf_split2_level3.A217];[$optimize_tfidf_split3_level3.A217];[$optimize_tfidf_split4_level3.A217];[$optimize_tfidf_split5_level3.A217];[$optimize_tfidf_split6_level3.A217];[$optimize_tfidf_split7_level3.A217];[$optimize_tfidf_split8_level3.A217];[$optimize_tfidf_split9_level3.A217])" office:value-type="float" office:value="11" calcext:value-type="float">
            <text:p>11</text:p>
          </table:table-cell>
          <table:table-cell table:formula="of:=MIN([$optimize_tfidf_split0_level3.B217];[$optimize_tfidf_split1_level3.B217];[$optimize_tfidf_split2_level3.B217];[$optimize_tfidf_split3_level3.B217];[$optimize_tfidf_split4_level3.B217];[$optimize_tfidf_split5_level3.B217];[$optimize_tfidf_split6_level3.B217];[$optimize_tfidf_split7_level3.B217];[$optimize_tfidf_split8_level3.B217];[$optimize_tfidf_split9_level3.B217])" office:value-type="float" office:value="0.75" calcext:value-type="float">
            <text:p>0.75</text:p>
          </table:table-cell>
          <table:table-cell table:formula="of:=MIN([$optimize_tfidf_split0_level3.C217];[$optimize_tfidf_split1_level3.C217];[$optimize_tfidf_split2_level3.C217];[$optimize_tfidf_split3_level3.C217];[$optimize_tfidf_split4_level3.C217];[$optimize_tfidf_split5_level3.C217];[$optimize_tfidf_split6_level3.C217];[$optimize_tfidf_split7_level3.C217];[$optimize_tfidf_split8_level3.C217];[$optimize_tfidf_split9_level3.C217])" office:value-type="float" office:value="0.1591" calcext:value-type="float">
            <text:p>0.1591</text:p>
          </table:table-cell>
          <table:table-cell table:formula="of:=MIN([$optimize_tfidf_split0_level3.D217];[$optimize_tfidf_split1_level3.D217];[$optimize_tfidf_split2_level3.D217];[$optimize_tfidf_split3_level3.D217];[$optimize_tfidf_split4_level3.D217];[$optimize_tfidf_split5_level3.D217];[$optimize_tfidf_split6_level3.D217];[$optimize_tfidf_split7_level3.D217];[$optimize_tfidf_split8_level3.D217];[$optimize_tfidf_split9_level3.D217])" office:value-type="float" office:value="0.3984" calcext:value-type="float">
            <text:p>0.3984</text:p>
          </table:table-cell>
          <table:table-cell table:formula="of:=MIN([$optimize_tfidf_split0_level3.E217];[$optimize_tfidf_split1_level3.E217];[$optimize_tfidf_split2_level3.E217];[$optimize_tfidf_split3_level3.E217];[$optimize_tfidf_split4_level3.E217];[$optimize_tfidf_split5_level3.E217];[$optimize_tfidf_split6_level3.E217];[$optimize_tfidf_split7_level3.E217];[$optimize_tfidf_split8_level3.E217];[$optimize_tfidf_split9_level3.E21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237];[$optimize_tfidf_split1_level3.A237];[$optimize_tfidf_split2_level3.A237];[$optimize_tfidf_split3_level3.A237];[$optimize_tfidf_split4_level3.A237];[$optimize_tfidf_split5_level3.A237];[$optimize_tfidf_split6_level3.A237];[$optimize_tfidf_split7_level3.A237];[$optimize_tfidf_split8_level3.A237];[$optimize_tfidf_split9_level3.A237])" office:value-type="float" office:value="12" calcext:value-type="float">
            <text:p>12</text:p>
          </table:table-cell>
          <table:table-cell table:formula="of:=MIN([$optimize_tfidf_split0_level3.B237];[$optimize_tfidf_split1_level3.B237];[$optimize_tfidf_split2_level3.B237];[$optimize_tfidf_split3_level3.B237];[$optimize_tfidf_split4_level3.B237];[$optimize_tfidf_split5_level3.B237];[$optimize_tfidf_split6_level3.B237];[$optimize_tfidf_split7_level3.B237];[$optimize_tfidf_split8_level3.B237];[$optimize_tfidf_split9_level3.B237])" office:value-type="float" office:value="0.75" calcext:value-type="float">
            <text:p>0.75</text:p>
          </table:table-cell>
          <table:table-cell table:formula="of:=MIN([$optimize_tfidf_split0_level3.C237];[$optimize_tfidf_split1_level3.C237];[$optimize_tfidf_split2_level3.C237];[$optimize_tfidf_split3_level3.C237];[$optimize_tfidf_split4_level3.C237];[$optimize_tfidf_split5_level3.C237];[$optimize_tfidf_split6_level3.C237];[$optimize_tfidf_split7_level3.C237];[$optimize_tfidf_split8_level3.C237];[$optimize_tfidf_split9_level3.C237])" office:value-type="float" office:value="0.1591" calcext:value-type="float">
            <text:p>0.1591</text:p>
          </table:table-cell>
          <table:table-cell table:formula="of:=MIN([$optimize_tfidf_split0_level3.D237];[$optimize_tfidf_split1_level3.D237];[$optimize_tfidf_split2_level3.D237];[$optimize_tfidf_split3_level3.D237];[$optimize_tfidf_split4_level3.D237];[$optimize_tfidf_split5_level3.D237];[$optimize_tfidf_split6_level3.D237];[$optimize_tfidf_split7_level3.D237];[$optimize_tfidf_split8_level3.D237];[$optimize_tfidf_split9_level3.D237])" office:value-type="float" office:value="0.3984" calcext:value-type="float">
            <text:p>0.3984</text:p>
          </table:table-cell>
          <table:table-cell table:formula="of:=MIN([$optimize_tfidf_split0_level3.E237];[$optimize_tfidf_split1_level3.E237];[$optimize_tfidf_split2_level3.E237];[$optimize_tfidf_split3_level3.E237];[$optimize_tfidf_split4_level3.E237];[$optimize_tfidf_split5_level3.E237];[$optimize_tfidf_split6_level3.E237];[$optimize_tfidf_split7_level3.E237];[$optimize_tfidf_split8_level3.E237];[$optimize_tfidf_split9_level3.E23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257];[$optimize_tfidf_split1_level3.A257];[$optimize_tfidf_split2_level3.A257];[$optimize_tfidf_split3_level3.A257];[$optimize_tfidf_split4_level3.A257];[$optimize_tfidf_split5_level3.A257];[$optimize_tfidf_split6_level3.A257];[$optimize_tfidf_split7_level3.A257];[$optimize_tfidf_split8_level3.A257];[$optimize_tfidf_split9_level3.A257])" office:value-type="float" office:value="13" calcext:value-type="float">
            <text:p>13</text:p>
          </table:table-cell>
          <table:table-cell table:formula="of:=MIN([$optimize_tfidf_split0_level3.B257];[$optimize_tfidf_split1_level3.B257];[$optimize_tfidf_split2_level3.B257];[$optimize_tfidf_split3_level3.B257];[$optimize_tfidf_split4_level3.B257];[$optimize_tfidf_split5_level3.B257];[$optimize_tfidf_split6_level3.B257];[$optimize_tfidf_split7_level3.B257];[$optimize_tfidf_split8_level3.B257];[$optimize_tfidf_split9_level3.B257])" office:value-type="float" office:value="0.75" calcext:value-type="float">
            <text:p>0.75</text:p>
          </table:table-cell>
          <table:table-cell table:formula="of:=MIN([$optimize_tfidf_split0_level3.C257];[$optimize_tfidf_split1_level3.C257];[$optimize_tfidf_split2_level3.C257];[$optimize_tfidf_split3_level3.C257];[$optimize_tfidf_split4_level3.C257];[$optimize_tfidf_split5_level3.C257];[$optimize_tfidf_split6_level3.C257];[$optimize_tfidf_split7_level3.C257];[$optimize_tfidf_split8_level3.C257];[$optimize_tfidf_split9_level3.C257])" office:value-type="float" office:value="0.1591" calcext:value-type="float">
            <text:p>0.1591</text:p>
          </table:table-cell>
          <table:table-cell table:formula="of:=MIN([$optimize_tfidf_split0_level3.D257];[$optimize_tfidf_split1_level3.D257];[$optimize_tfidf_split2_level3.D257];[$optimize_tfidf_split3_level3.D257];[$optimize_tfidf_split4_level3.D257];[$optimize_tfidf_split5_level3.D257];[$optimize_tfidf_split6_level3.D257];[$optimize_tfidf_split7_level3.D257];[$optimize_tfidf_split8_level3.D257];[$optimize_tfidf_split9_level3.D257])" office:value-type="float" office:value="0.3984" calcext:value-type="float">
            <text:p>0.3984</text:p>
          </table:table-cell>
          <table:table-cell table:formula="of:=MIN([$optimize_tfidf_split0_level3.E257];[$optimize_tfidf_split1_level3.E257];[$optimize_tfidf_split2_level3.E257];[$optimize_tfidf_split3_level3.E257];[$optimize_tfidf_split4_level3.E257];[$optimize_tfidf_split5_level3.E257];[$optimize_tfidf_split6_level3.E257];[$optimize_tfidf_split7_level3.E257];[$optimize_tfidf_split8_level3.E257];[$optimize_tfidf_split9_level3.E25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277];[$optimize_tfidf_split1_level3.A277];[$optimize_tfidf_split2_level3.A277];[$optimize_tfidf_split3_level3.A277];[$optimize_tfidf_split4_level3.A277];[$optimize_tfidf_split5_level3.A277];[$optimize_tfidf_split6_level3.A277];[$optimize_tfidf_split7_level3.A277];[$optimize_tfidf_split8_level3.A277];[$optimize_tfidf_split9_level3.A277])" office:value-type="float" office:value="14" calcext:value-type="float">
            <text:p>14</text:p>
          </table:table-cell>
          <table:table-cell table:formula="of:=MIN([$optimize_tfidf_split0_level3.B277];[$optimize_tfidf_split1_level3.B277];[$optimize_tfidf_split2_level3.B277];[$optimize_tfidf_split3_level3.B277];[$optimize_tfidf_split4_level3.B277];[$optimize_tfidf_split5_level3.B277];[$optimize_tfidf_split6_level3.B277];[$optimize_tfidf_split7_level3.B277];[$optimize_tfidf_split8_level3.B277];[$optimize_tfidf_split9_level3.B277])" office:value-type="float" office:value="0.75" calcext:value-type="float">
            <text:p>0.75</text:p>
          </table:table-cell>
          <table:table-cell table:formula="of:=MIN([$optimize_tfidf_split0_level3.C277];[$optimize_tfidf_split1_level3.C277];[$optimize_tfidf_split2_level3.C277];[$optimize_tfidf_split3_level3.C277];[$optimize_tfidf_split4_level3.C277];[$optimize_tfidf_split5_level3.C277];[$optimize_tfidf_split6_level3.C277];[$optimize_tfidf_split7_level3.C277];[$optimize_tfidf_split8_level3.C277];[$optimize_tfidf_split9_level3.C277])" office:value-type="float" office:value="0.1591" calcext:value-type="float">
            <text:p>0.1591</text:p>
          </table:table-cell>
          <table:table-cell table:formula="of:=MIN([$optimize_tfidf_split0_level3.D277];[$optimize_tfidf_split1_level3.D277];[$optimize_tfidf_split2_level3.D277];[$optimize_tfidf_split3_level3.D277];[$optimize_tfidf_split4_level3.D277];[$optimize_tfidf_split5_level3.D277];[$optimize_tfidf_split6_level3.D277];[$optimize_tfidf_split7_level3.D277];[$optimize_tfidf_split8_level3.D277];[$optimize_tfidf_split9_level3.D277])" office:value-type="float" office:value="0.3984" calcext:value-type="float">
            <text:p>0.3984</text:p>
          </table:table-cell>
          <table:table-cell table:formula="of:=MIN([$optimize_tfidf_split0_level3.E277];[$optimize_tfidf_split1_level3.E277];[$optimize_tfidf_split2_level3.E277];[$optimize_tfidf_split3_level3.E277];[$optimize_tfidf_split4_level3.E277];[$optimize_tfidf_split5_level3.E277];[$optimize_tfidf_split6_level3.E277];[$optimize_tfidf_split7_level3.E277];[$optimize_tfidf_split8_level3.E277];[$optimize_tfidf_split9_level3.E27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297];[$optimize_tfidf_split1_level3.A297];[$optimize_tfidf_split2_level3.A297];[$optimize_tfidf_split3_level3.A297];[$optimize_tfidf_split4_level3.A297];[$optimize_tfidf_split5_level3.A297];[$optimize_tfidf_split6_level3.A297];[$optimize_tfidf_split7_level3.A297];[$optimize_tfidf_split8_level3.A297];[$optimize_tfidf_split9_level3.A297])" office:value-type="float" office:value="15" calcext:value-type="float">
            <text:p>15</text:p>
          </table:table-cell>
          <table:table-cell table:formula="of:=MIN([$optimize_tfidf_split0_level3.B297];[$optimize_tfidf_split1_level3.B297];[$optimize_tfidf_split2_level3.B297];[$optimize_tfidf_split3_level3.B297];[$optimize_tfidf_split4_level3.B297];[$optimize_tfidf_split5_level3.B297];[$optimize_tfidf_split6_level3.B297];[$optimize_tfidf_split7_level3.B297];[$optimize_tfidf_split8_level3.B297];[$optimize_tfidf_split9_level3.B297])" office:value-type="float" office:value="0.75" calcext:value-type="float">
            <text:p>0.75</text:p>
          </table:table-cell>
          <table:table-cell table:formula="of:=MIN([$optimize_tfidf_split0_level3.C297];[$optimize_tfidf_split1_level3.C297];[$optimize_tfidf_split2_level3.C297];[$optimize_tfidf_split3_level3.C297];[$optimize_tfidf_split4_level3.C297];[$optimize_tfidf_split5_level3.C297];[$optimize_tfidf_split6_level3.C297];[$optimize_tfidf_split7_level3.C297];[$optimize_tfidf_split8_level3.C297];[$optimize_tfidf_split9_level3.C297])" office:value-type="float" office:value="0.1591" calcext:value-type="float">
            <text:p>0.1591</text:p>
          </table:table-cell>
          <table:table-cell table:formula="of:=MIN([$optimize_tfidf_split0_level3.D297];[$optimize_tfidf_split1_level3.D297];[$optimize_tfidf_split2_level3.D297];[$optimize_tfidf_split3_level3.D297];[$optimize_tfidf_split4_level3.D297];[$optimize_tfidf_split5_level3.D297];[$optimize_tfidf_split6_level3.D297];[$optimize_tfidf_split7_level3.D297];[$optimize_tfidf_split8_level3.D297];[$optimize_tfidf_split9_level3.D297])" office:value-type="float" office:value="0.3984" calcext:value-type="float">
            <text:p>0.3984</text:p>
          </table:table-cell>
          <table:table-cell table:formula="of:=MIN([$optimize_tfidf_split0_level3.E297];[$optimize_tfidf_split1_level3.E297];[$optimize_tfidf_split2_level3.E297];[$optimize_tfidf_split3_level3.E297];[$optimize_tfidf_split4_level3.E297];[$optimize_tfidf_split5_level3.E297];[$optimize_tfidf_split6_level3.E297];[$optimize_tfidf_split7_level3.E297];[$optimize_tfidf_split8_level3.E297];[$optimize_tfidf_split9_level3.E297])" office:value-type="float" office:value="0.2083" calcext:value-type="float">
            <text:p>0.2083</text:p>
          </table:table-cell>
        </table:table-row>
        <table:table-row table:style-name="ro1">
          <table:table-cell table:formula="of:=MIN([$optimize_tfidf_split0_level3.A18];[$optimize_tfidf_split1_level3.A18];[$optimize_tfidf_split2_level3.A18];[$optimize_tfidf_split3_level3.A18];[$optimize_tfidf_split4_level3.A18];[$optimize_tfidf_split5_level3.A18];[$optimize_tfidf_split6_level3.A18];[$optimize_tfidf_split7_level3.A18];[$optimize_tfidf_split8_level3.A18];[$optimize_tfidf_split9_level3.A18])" office:value-type="float" office:value="1" calcext:value-type="float">
            <text:p>1</text:p>
          </table:table-cell>
          <table:table-cell table:formula="of:=MIN([$optimize_tfidf_split0_level3.B18];[$optimize_tfidf_split1_level3.B18];[$optimize_tfidf_split2_level3.B18];[$optimize_tfidf_split3_level3.B18];[$optimize_tfidf_split4_level3.B18];[$optimize_tfidf_split5_level3.B18];[$optimize_tfidf_split6_level3.B18];[$optimize_tfidf_split7_level3.B18];[$optimize_tfidf_split8_level3.B18];[$optimize_tfidf_split9_level3.B18])" office:value-type="float" office:value="0.8" calcext:value-type="float">
            <text:p>0.8</text:p>
          </table:table-cell>
          <table:table-cell table:formula="of:=MIN([$optimize_tfidf_split0_level3.C18];[$optimize_tfidf_split1_level3.C18];[$optimize_tfidf_split2_level3.C18];[$optimize_tfidf_split3_level3.C18];[$optimize_tfidf_split4_level3.C18];[$optimize_tfidf_split5_level3.C18];[$optimize_tfidf_split6_level3.C18];[$optimize_tfidf_split7_level3.C18];[$optimize_tfidf_split8_level3.C18];[$optimize_tfidf_split9_level3.C18])" office:value-type="float" office:value="0.2715" calcext:value-type="float">
            <text:p>0.2715</text:p>
          </table:table-cell>
          <table:table-cell table:formula="of:=MIN([$optimize_tfidf_split0_level3.D18];[$optimize_tfidf_split1_level3.D18];[$optimize_tfidf_split2_level3.D18];[$optimize_tfidf_split3_level3.D18];[$optimize_tfidf_split4_level3.D18];[$optimize_tfidf_split5_level3.D18];[$optimize_tfidf_split6_level3.D18];[$optimize_tfidf_split7_level3.D18];[$optimize_tfidf_split8_level3.D18];[$optimize_tfidf_split9_level3.D18])" office:value-type="float" office:value="0.1932" calcext:value-type="float">
            <text:p>0.1932</text:p>
          </table:table-cell>
          <table:table-cell table:formula="of:=MIN([$optimize_tfidf_split0_level3.E18];[$optimize_tfidf_split1_level3.E18];[$optimize_tfidf_split2_level3.E18];[$optimize_tfidf_split3_level3.E18];[$optimize_tfidf_split4_level3.E18];[$optimize_tfidf_split5_level3.E18];[$optimize_tfidf_split6_level3.E18];[$optimize_tfidf_split7_level3.E18];[$optimize_tfidf_split8_level3.E18];[$optimize_tfidf_split9_level3.E18])" office:value-type="float" office:value="0.2158" calcext:value-type="float">
            <text:p>0.2158</text:p>
          </table:table-cell>
        </table:table-row>
        <table:table-row table:style-name="ro1">
          <table:table-cell table:formula="of:=MIN([$optimize_tfidf_split0_level3.A38];[$optimize_tfidf_split1_level3.A38];[$optimize_tfidf_split2_level3.A38];[$optimize_tfidf_split3_level3.A38];[$optimize_tfidf_split4_level3.A38];[$optimize_tfidf_split5_level3.A38];[$optimize_tfidf_split6_level3.A38];[$optimize_tfidf_split7_level3.A38];[$optimize_tfidf_split8_level3.A38];[$optimize_tfidf_split9_level3.A38])" office:value-type="float" office:value="2" calcext:value-type="float">
            <text:p>2</text:p>
          </table:table-cell>
          <table:table-cell table:formula="of:=MIN([$optimize_tfidf_split0_level3.B38];[$optimize_tfidf_split1_level3.B38];[$optimize_tfidf_split2_level3.B38];[$optimize_tfidf_split3_level3.B38];[$optimize_tfidf_split4_level3.B38];[$optimize_tfidf_split5_level3.B38];[$optimize_tfidf_split6_level3.B38];[$optimize_tfidf_split7_level3.B38];[$optimize_tfidf_split8_level3.B38];[$optimize_tfidf_split9_level3.B38])" office:value-type="float" office:value="0.8" calcext:value-type="float">
            <text:p>0.8</text:p>
          </table:table-cell>
          <table:table-cell table:formula="of:=MIN([$optimize_tfidf_split0_level3.C38];[$optimize_tfidf_split1_level3.C38];[$optimize_tfidf_split2_level3.C38];[$optimize_tfidf_split3_level3.C38];[$optimize_tfidf_split4_level3.C38];[$optimize_tfidf_split5_level3.C38];[$optimize_tfidf_split6_level3.C38];[$optimize_tfidf_split7_level3.C38];[$optimize_tfidf_split8_level3.C38];[$optimize_tfidf_split9_level3.C38])" office:value-type="float" office:value="0.2289" calcext:value-type="float">
            <text:p>0.2289</text:p>
          </table:table-cell>
          <table:table-cell table:formula="of:=MIN([$optimize_tfidf_split0_level3.D38];[$optimize_tfidf_split1_level3.D38];[$optimize_tfidf_split2_level3.D38];[$optimize_tfidf_split3_level3.D38];[$optimize_tfidf_split4_level3.D38];[$optimize_tfidf_split5_level3.D38];[$optimize_tfidf_split6_level3.D38];[$optimize_tfidf_split7_level3.D38];[$optimize_tfidf_split8_level3.D38];[$optimize_tfidf_split9_level3.D38])" office:value-type="float" office:value="0.2585" calcext:value-type="float">
            <text:p>0.2585</text:p>
          </table:table-cell>
          <table:table-cell table:formula="of:=MIN([$optimize_tfidf_split0_level3.E38];[$optimize_tfidf_split1_level3.E38];[$optimize_tfidf_split2_level3.E38];[$optimize_tfidf_split3_level3.E38];[$optimize_tfidf_split4_level3.E38];[$optimize_tfidf_split5_level3.E38];[$optimize_tfidf_split6_level3.E38];[$optimize_tfidf_split7_level3.E38];[$optimize_tfidf_split8_level3.E38];[$optimize_tfidf_split9_level3.E38])" office:value-type="float" office:value="0.2292" calcext:value-type="float">
            <text:p>0.2292</text:p>
          </table:table-cell>
        </table:table-row>
        <table:table-row table:style-name="ro1">
          <table:table-cell table:formula="of:=MIN([$optimize_tfidf_split0_level3.A58];[$optimize_tfidf_split1_level3.A58];[$optimize_tfidf_split2_level3.A58];[$optimize_tfidf_split3_level3.A58];[$optimize_tfidf_split4_level3.A58];[$optimize_tfidf_split5_level3.A58];[$optimize_tfidf_split6_level3.A58];[$optimize_tfidf_split7_level3.A58];[$optimize_tfidf_split8_level3.A58];[$optimize_tfidf_split9_level3.A58])" office:value-type="float" office:value="3" calcext:value-type="float">
            <text:p>3</text:p>
          </table:table-cell>
          <table:table-cell table:formula="of:=MIN([$optimize_tfidf_split0_level3.B58];[$optimize_tfidf_split1_level3.B58];[$optimize_tfidf_split2_level3.B58];[$optimize_tfidf_split3_level3.B58];[$optimize_tfidf_split4_level3.B58];[$optimize_tfidf_split5_level3.B58];[$optimize_tfidf_split6_level3.B58];[$optimize_tfidf_split7_level3.B58];[$optimize_tfidf_split8_level3.B58];[$optimize_tfidf_split9_level3.B58])" office:value-type="float" office:value="0.8" calcext:value-type="float">
            <text:p>0.8</text:p>
          </table:table-cell>
          <table:table-cell table:formula="of:=MIN([$optimize_tfidf_split0_level3.C58];[$optimize_tfidf_split1_level3.C58];[$optimize_tfidf_split2_level3.C58];[$optimize_tfidf_split3_level3.C58];[$optimize_tfidf_split4_level3.C58];[$optimize_tfidf_split5_level3.C58];[$optimize_tfidf_split6_level3.C58];[$optimize_tfidf_split7_level3.C58];[$optimize_tfidf_split8_level3.C58];[$optimize_tfidf_split9_level3.C58])" office:value-type="float" office:value="0.1957" calcext:value-type="float">
            <text:p>0.1957</text:p>
          </table:table-cell>
          <table:table-cell table:formula="of:=MIN([$optimize_tfidf_split0_level3.D58];[$optimize_tfidf_split1_level3.D58];[$optimize_tfidf_split2_level3.D58];[$optimize_tfidf_split3_level3.D58];[$optimize_tfidf_split4_level3.D58];[$optimize_tfidf_split5_level3.D58];[$optimize_tfidf_split6_level3.D58];[$optimize_tfidf_split7_level3.D58];[$optimize_tfidf_split8_level3.D58];[$optimize_tfidf_split9_level3.D58])" office:value-type="float" office:value="0.2823" calcext:value-type="float">
            <text:p>0.2823</text:p>
          </table:table-cell>
          <table:table-cell table:formula="of:=MIN([$optimize_tfidf_split0_level3.E58];[$optimize_tfidf_split1_level3.E58];[$optimize_tfidf_split2_level3.E58];[$optimize_tfidf_split3_level3.E58];[$optimize_tfidf_split4_level3.E58];[$optimize_tfidf_split5_level3.E58];[$optimize_tfidf_split6_level3.E58];[$optimize_tfidf_split7_level3.E58];[$optimize_tfidf_split8_level3.E58];[$optimize_tfidf_split9_level3.E58])" office:value-type="float" office:value="0.2135" calcext:value-type="float">
            <text:p>0.2135</text:p>
          </table:table-cell>
        </table:table-row>
        <table:table-row table:style-name="ro1">
          <table:table-cell table:formula="of:=MIN([$optimize_tfidf_split0_level3.A78];[$optimize_tfidf_split1_level3.A78];[$optimize_tfidf_split2_level3.A78];[$optimize_tfidf_split3_level3.A78];[$optimize_tfidf_split4_level3.A78];[$optimize_tfidf_split5_level3.A78];[$optimize_tfidf_split6_level3.A78];[$optimize_tfidf_split7_level3.A78];[$optimize_tfidf_split8_level3.A78];[$optimize_tfidf_split9_level3.A78])" office:value-type="float" office:value="4" calcext:value-type="float">
            <text:p>4</text:p>
          </table:table-cell>
          <table:table-cell table:formula="of:=MIN([$optimize_tfidf_split0_level3.B78];[$optimize_tfidf_split1_level3.B78];[$optimize_tfidf_split2_level3.B78];[$optimize_tfidf_split3_level3.B78];[$optimize_tfidf_split4_level3.B78];[$optimize_tfidf_split5_level3.B78];[$optimize_tfidf_split6_level3.B78];[$optimize_tfidf_split7_level3.B78];[$optimize_tfidf_split8_level3.B78];[$optimize_tfidf_split9_level3.B78])" office:value-type="float" office:value="0.8" calcext:value-type="float">
            <text:p>0.8</text:p>
          </table:table-cell>
          <table:table-cell table:formula="of:=MIN([$optimize_tfidf_split0_level3.C78];[$optimize_tfidf_split1_level3.C78];[$optimize_tfidf_split2_level3.C78];[$optimize_tfidf_split3_level3.C78];[$optimize_tfidf_split4_level3.C78];[$optimize_tfidf_split5_level3.C78];[$optimize_tfidf_split6_level3.C78];[$optimize_tfidf_split7_level3.C78];[$optimize_tfidf_split8_level3.C78];[$optimize_tfidf_split9_level3.C78])" office:value-type="float" office:value="0.1699" calcext:value-type="float">
            <text:p>0.1699</text:p>
          </table:table-cell>
          <table:table-cell table:formula="of:=MIN([$optimize_tfidf_split0_level3.D78];[$optimize_tfidf_split1_level3.D78];[$optimize_tfidf_split2_level3.D78];[$optimize_tfidf_split3_level3.D78];[$optimize_tfidf_split4_level3.D78];[$optimize_tfidf_split5_level3.D78];[$optimize_tfidf_split6_level3.D78];[$optimize_tfidf_split7_level3.D78];[$optimize_tfidf_split8_level3.D78];[$optimize_tfidf_split9_level3.D78])" office:value-type="float" office:value="0.2955" calcext:value-type="float">
            <text:p>0.2955</text:p>
          </table:table-cell>
          <table:table-cell table:formula="of:=MIN([$optimize_tfidf_split0_level3.E78];[$optimize_tfidf_split1_level3.E78];[$optimize_tfidf_split2_level3.E78];[$optimize_tfidf_split3_level3.E78];[$optimize_tfidf_split4_level3.E78];[$optimize_tfidf_split5_level3.E78];[$optimize_tfidf_split6_level3.E78];[$optimize_tfidf_split7_level3.E78];[$optimize_tfidf_split8_level3.E78];[$optimize_tfidf_split9_level3.E78])" office:value-type="float" office:value="0.1961" calcext:value-type="float">
            <text:p>0.1961</text:p>
          </table:table-cell>
        </table:table-row>
        <table:table-row table:style-name="ro1">
          <table:table-cell table:formula="of:=MIN([$optimize_tfidf_split0_level3.A98];[$optimize_tfidf_split1_level3.A98];[$optimize_tfidf_split2_level3.A98];[$optimize_tfidf_split3_level3.A98];[$optimize_tfidf_split4_level3.A98];[$optimize_tfidf_split5_level3.A98];[$optimize_tfidf_split6_level3.A98];[$optimize_tfidf_split7_level3.A98];[$optimize_tfidf_split8_level3.A98];[$optimize_tfidf_split9_level3.A98])" office:value-type="float" office:value="5" calcext:value-type="float">
            <text:p>5</text:p>
          </table:table-cell>
          <table:table-cell table:formula="of:=MIN([$optimize_tfidf_split0_level3.B98];[$optimize_tfidf_split1_level3.B98];[$optimize_tfidf_split2_level3.B98];[$optimize_tfidf_split3_level3.B98];[$optimize_tfidf_split4_level3.B98];[$optimize_tfidf_split5_level3.B98];[$optimize_tfidf_split6_level3.B98];[$optimize_tfidf_split7_level3.B98];[$optimize_tfidf_split8_level3.B98];[$optimize_tfidf_split9_level3.B98])" office:value-type="float" office:value="0.8" calcext:value-type="float">
            <text:p>0.8</text:p>
          </table:table-cell>
          <table:table-cell table:formula="of:=MIN([$optimize_tfidf_split0_level3.C98];[$optimize_tfidf_split1_level3.C98];[$optimize_tfidf_split2_level3.C98];[$optimize_tfidf_split3_level3.C98];[$optimize_tfidf_split4_level3.C98];[$optimize_tfidf_split5_level3.C98];[$optimize_tfidf_split6_level3.C98];[$optimize_tfidf_split7_level3.C98];[$optimize_tfidf_split8_level3.C98];[$optimize_tfidf_split9_level3.C98])" office:value-type="float" office:value="0.1541" calcext:value-type="float">
            <text:p>0.1541</text:p>
          </table:table-cell>
          <table:table-cell table:formula="of:=MIN([$optimize_tfidf_split0_level3.D98];[$optimize_tfidf_split1_level3.D98];[$optimize_tfidf_split2_level3.D98];[$optimize_tfidf_split3_level3.D98];[$optimize_tfidf_split4_level3.D98];[$optimize_tfidf_split5_level3.D98];[$optimize_tfidf_split6_level3.D98];[$optimize_tfidf_split7_level3.D98];[$optimize_tfidf_split8_level3.D98];[$optimize_tfidf_split9_level3.D98])" office:value-type="float" office:value="0.3027" calcext:value-type="float">
            <text:p>0.3027</text:p>
          </table:table-cell>
          <table:table-cell table:formula="of:=MIN([$optimize_tfidf_split0_level3.E98];[$optimize_tfidf_split1_level3.E98];[$optimize_tfidf_split2_level3.E98];[$optimize_tfidf_split3_level3.E98];[$optimize_tfidf_split4_level3.E98];[$optimize_tfidf_split5_level3.E98];[$optimize_tfidf_split6_level3.E98];[$optimize_tfidf_split7_level3.E98];[$optimize_tfidf_split8_level3.E98];[$optimize_tfidf_split9_level3.E9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118];[$optimize_tfidf_split1_level3.A118];[$optimize_tfidf_split2_level3.A118];[$optimize_tfidf_split3_level3.A118];[$optimize_tfidf_split4_level3.A118];[$optimize_tfidf_split5_level3.A118];[$optimize_tfidf_split6_level3.A118];[$optimize_tfidf_split7_level3.A118];[$optimize_tfidf_split8_level3.A118];[$optimize_tfidf_split9_level3.A118])" office:value-type="float" office:value="6" calcext:value-type="float">
            <text:p>6</text:p>
          </table:table-cell>
          <table:table-cell table:formula="of:=MIN([$optimize_tfidf_split0_level3.B118];[$optimize_tfidf_split1_level3.B118];[$optimize_tfidf_split2_level3.B118];[$optimize_tfidf_split3_level3.B118];[$optimize_tfidf_split4_level3.B118];[$optimize_tfidf_split5_level3.B118];[$optimize_tfidf_split6_level3.B118];[$optimize_tfidf_split7_level3.B118];[$optimize_tfidf_split8_level3.B118];[$optimize_tfidf_split9_level3.B118])" office:value-type="float" office:value="0.8" calcext:value-type="float">
            <text:p>0.8</text:p>
          </table:table-cell>
          <table:table-cell table:formula="of:=MIN([$optimize_tfidf_split0_level3.C118];[$optimize_tfidf_split1_level3.C118];[$optimize_tfidf_split2_level3.C118];[$optimize_tfidf_split3_level3.C118];[$optimize_tfidf_split4_level3.C118];[$optimize_tfidf_split5_level3.C118];[$optimize_tfidf_split6_level3.C118];[$optimize_tfidf_split7_level3.C118];[$optimize_tfidf_split8_level3.C118];[$optimize_tfidf_split9_level3.C118])" office:value-type="float" office:value="0.1541" calcext:value-type="float">
            <text:p>0.1541</text:p>
          </table:table-cell>
          <table:table-cell table:formula="of:=MIN([$optimize_tfidf_split0_level3.D118];[$optimize_tfidf_split1_level3.D118];[$optimize_tfidf_split2_level3.D118];[$optimize_tfidf_split3_level3.D118];[$optimize_tfidf_split4_level3.D118];[$optimize_tfidf_split5_level3.D118];[$optimize_tfidf_split6_level3.D118];[$optimize_tfidf_split7_level3.D118];[$optimize_tfidf_split8_level3.D118];[$optimize_tfidf_split9_level3.D118])" office:value-type="float" office:value="0.3027" calcext:value-type="float">
            <text:p>0.3027</text:p>
          </table:table-cell>
          <table:table-cell table:formula="of:=MIN([$optimize_tfidf_split0_level3.E118];[$optimize_tfidf_split1_level3.E118];[$optimize_tfidf_split2_level3.E118];[$optimize_tfidf_split3_level3.E118];[$optimize_tfidf_split4_level3.E118];[$optimize_tfidf_split5_level3.E118];[$optimize_tfidf_split6_level3.E118];[$optimize_tfidf_split7_level3.E118];[$optimize_tfidf_split8_level3.E118];[$optimize_tfidf_split9_level3.E11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138];[$optimize_tfidf_split1_level3.A138];[$optimize_tfidf_split2_level3.A138];[$optimize_tfidf_split3_level3.A138];[$optimize_tfidf_split4_level3.A138];[$optimize_tfidf_split5_level3.A138];[$optimize_tfidf_split6_level3.A138];[$optimize_tfidf_split7_level3.A138];[$optimize_tfidf_split8_level3.A138];[$optimize_tfidf_split9_level3.A138])" office:value-type="float" office:value="7" calcext:value-type="float">
            <text:p>7</text:p>
          </table:table-cell>
          <table:table-cell table:formula="of:=MIN([$optimize_tfidf_split0_level3.B138];[$optimize_tfidf_split1_level3.B138];[$optimize_tfidf_split2_level3.B138];[$optimize_tfidf_split3_level3.B138];[$optimize_tfidf_split4_level3.B138];[$optimize_tfidf_split5_level3.B138];[$optimize_tfidf_split6_level3.B138];[$optimize_tfidf_split7_level3.B138];[$optimize_tfidf_split8_level3.B138];[$optimize_tfidf_split9_level3.B138])" office:value-type="float" office:value="0.8" calcext:value-type="float">
            <text:p>0.8</text:p>
          </table:table-cell>
          <table:table-cell table:formula="of:=MIN([$optimize_tfidf_split0_level3.C138];[$optimize_tfidf_split1_level3.C138];[$optimize_tfidf_split2_level3.C138];[$optimize_tfidf_split3_level3.C138];[$optimize_tfidf_split4_level3.C138];[$optimize_tfidf_split5_level3.C138];[$optimize_tfidf_split6_level3.C138];[$optimize_tfidf_split7_level3.C138];[$optimize_tfidf_split8_level3.C138];[$optimize_tfidf_split9_level3.C138])" office:value-type="float" office:value="0.1541" calcext:value-type="float">
            <text:p>0.1541</text:p>
          </table:table-cell>
          <table:table-cell table:formula="of:=MIN([$optimize_tfidf_split0_level3.D138];[$optimize_tfidf_split1_level3.D138];[$optimize_tfidf_split2_level3.D138];[$optimize_tfidf_split3_level3.D138];[$optimize_tfidf_split4_level3.D138];[$optimize_tfidf_split5_level3.D138];[$optimize_tfidf_split6_level3.D138];[$optimize_tfidf_split7_level3.D138];[$optimize_tfidf_split8_level3.D138];[$optimize_tfidf_split9_level3.D138])" office:value-type="float" office:value="0.3027" calcext:value-type="float">
            <text:p>0.3027</text:p>
          </table:table-cell>
          <table:table-cell table:formula="of:=MIN([$optimize_tfidf_split0_level3.E138];[$optimize_tfidf_split1_level3.E138];[$optimize_tfidf_split2_level3.E138];[$optimize_tfidf_split3_level3.E138];[$optimize_tfidf_split4_level3.E138];[$optimize_tfidf_split5_level3.E138];[$optimize_tfidf_split6_level3.E138];[$optimize_tfidf_split7_level3.E138];[$optimize_tfidf_split8_level3.E138];[$optimize_tfidf_split9_level3.E13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158];[$optimize_tfidf_split1_level3.A158];[$optimize_tfidf_split2_level3.A158];[$optimize_tfidf_split3_level3.A158];[$optimize_tfidf_split4_level3.A158];[$optimize_tfidf_split5_level3.A158];[$optimize_tfidf_split6_level3.A158];[$optimize_tfidf_split7_level3.A158];[$optimize_tfidf_split8_level3.A158];[$optimize_tfidf_split9_level3.A158])" office:value-type="float" office:value="8" calcext:value-type="float">
            <text:p>8</text:p>
          </table:table-cell>
          <table:table-cell table:formula="of:=MIN([$optimize_tfidf_split0_level3.B158];[$optimize_tfidf_split1_level3.B158];[$optimize_tfidf_split2_level3.B158];[$optimize_tfidf_split3_level3.B158];[$optimize_tfidf_split4_level3.B158];[$optimize_tfidf_split5_level3.B158];[$optimize_tfidf_split6_level3.B158];[$optimize_tfidf_split7_level3.B158];[$optimize_tfidf_split8_level3.B158];[$optimize_tfidf_split9_level3.B158])" office:value-type="float" office:value="0.8" calcext:value-type="float">
            <text:p>0.8</text:p>
          </table:table-cell>
          <table:table-cell table:formula="of:=MIN([$optimize_tfidf_split0_level3.C158];[$optimize_tfidf_split1_level3.C158];[$optimize_tfidf_split2_level3.C158];[$optimize_tfidf_split3_level3.C158];[$optimize_tfidf_split4_level3.C158];[$optimize_tfidf_split5_level3.C158];[$optimize_tfidf_split6_level3.C158];[$optimize_tfidf_split7_level3.C158];[$optimize_tfidf_split8_level3.C158];[$optimize_tfidf_split9_level3.C158])" office:value-type="float" office:value="0.1541" calcext:value-type="float">
            <text:p>0.1541</text:p>
          </table:table-cell>
          <table:table-cell table:formula="of:=MIN([$optimize_tfidf_split0_level3.D158];[$optimize_tfidf_split1_level3.D158];[$optimize_tfidf_split2_level3.D158];[$optimize_tfidf_split3_level3.D158];[$optimize_tfidf_split4_level3.D158];[$optimize_tfidf_split5_level3.D158];[$optimize_tfidf_split6_level3.D158];[$optimize_tfidf_split7_level3.D158];[$optimize_tfidf_split8_level3.D158];[$optimize_tfidf_split9_level3.D158])" office:value-type="float" office:value="0.3027" calcext:value-type="float">
            <text:p>0.3027</text:p>
          </table:table-cell>
          <table:table-cell table:formula="of:=MIN([$optimize_tfidf_split0_level3.E158];[$optimize_tfidf_split1_level3.E158];[$optimize_tfidf_split2_level3.E158];[$optimize_tfidf_split3_level3.E158];[$optimize_tfidf_split4_level3.E158];[$optimize_tfidf_split5_level3.E158];[$optimize_tfidf_split6_level3.E158];[$optimize_tfidf_split7_level3.E158];[$optimize_tfidf_split8_level3.E158];[$optimize_tfidf_split9_level3.E15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178];[$optimize_tfidf_split1_level3.A178];[$optimize_tfidf_split2_level3.A178];[$optimize_tfidf_split3_level3.A178];[$optimize_tfidf_split4_level3.A178];[$optimize_tfidf_split5_level3.A178];[$optimize_tfidf_split6_level3.A178];[$optimize_tfidf_split7_level3.A178];[$optimize_tfidf_split8_level3.A178];[$optimize_tfidf_split9_level3.A178])" office:value-type="float" office:value="9" calcext:value-type="float">
            <text:p>9</text:p>
          </table:table-cell>
          <table:table-cell table:formula="of:=MIN([$optimize_tfidf_split0_level3.B178];[$optimize_tfidf_split1_level3.B178];[$optimize_tfidf_split2_level3.B178];[$optimize_tfidf_split3_level3.B178];[$optimize_tfidf_split4_level3.B178];[$optimize_tfidf_split5_level3.B178];[$optimize_tfidf_split6_level3.B178];[$optimize_tfidf_split7_level3.B178];[$optimize_tfidf_split8_level3.B178];[$optimize_tfidf_split9_level3.B178])" office:value-type="float" office:value="0.8" calcext:value-type="float">
            <text:p>0.8</text:p>
          </table:table-cell>
          <table:table-cell table:formula="of:=MIN([$optimize_tfidf_split0_level3.C178];[$optimize_tfidf_split1_level3.C178];[$optimize_tfidf_split2_level3.C178];[$optimize_tfidf_split3_level3.C178];[$optimize_tfidf_split4_level3.C178];[$optimize_tfidf_split5_level3.C178];[$optimize_tfidf_split6_level3.C178];[$optimize_tfidf_split7_level3.C178];[$optimize_tfidf_split8_level3.C178];[$optimize_tfidf_split9_level3.C178])" office:value-type="float" office:value="0.1541" calcext:value-type="float">
            <text:p>0.1541</text:p>
          </table:table-cell>
          <table:table-cell table:formula="of:=MIN([$optimize_tfidf_split0_level3.D178];[$optimize_tfidf_split1_level3.D178];[$optimize_tfidf_split2_level3.D178];[$optimize_tfidf_split3_level3.D178];[$optimize_tfidf_split4_level3.D178];[$optimize_tfidf_split5_level3.D178];[$optimize_tfidf_split6_level3.D178];[$optimize_tfidf_split7_level3.D178];[$optimize_tfidf_split8_level3.D178];[$optimize_tfidf_split9_level3.D178])" office:value-type="float" office:value="0.3027" calcext:value-type="float">
            <text:p>0.3027</text:p>
          </table:table-cell>
          <table:table-cell table:formula="of:=MIN([$optimize_tfidf_split0_level3.E178];[$optimize_tfidf_split1_level3.E178];[$optimize_tfidf_split2_level3.E178];[$optimize_tfidf_split3_level3.E178];[$optimize_tfidf_split4_level3.E178];[$optimize_tfidf_split5_level3.E178];[$optimize_tfidf_split6_level3.E178];[$optimize_tfidf_split7_level3.E178];[$optimize_tfidf_split8_level3.E178];[$optimize_tfidf_split9_level3.E17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198];[$optimize_tfidf_split1_level3.A198];[$optimize_tfidf_split2_level3.A198];[$optimize_tfidf_split3_level3.A198];[$optimize_tfidf_split4_level3.A198];[$optimize_tfidf_split5_level3.A198];[$optimize_tfidf_split6_level3.A198];[$optimize_tfidf_split7_level3.A198];[$optimize_tfidf_split8_level3.A198];[$optimize_tfidf_split9_level3.A198])" office:value-type="float" office:value="10" calcext:value-type="float">
            <text:p>10</text:p>
          </table:table-cell>
          <table:table-cell table:formula="of:=MIN([$optimize_tfidf_split0_level3.B198];[$optimize_tfidf_split1_level3.B198];[$optimize_tfidf_split2_level3.B198];[$optimize_tfidf_split3_level3.B198];[$optimize_tfidf_split4_level3.B198];[$optimize_tfidf_split5_level3.B198];[$optimize_tfidf_split6_level3.B198];[$optimize_tfidf_split7_level3.B198];[$optimize_tfidf_split8_level3.B198];[$optimize_tfidf_split9_level3.B198])" office:value-type="float" office:value="0.8" calcext:value-type="float">
            <text:p>0.8</text:p>
          </table:table-cell>
          <table:table-cell table:formula="of:=MIN([$optimize_tfidf_split0_level3.C198];[$optimize_tfidf_split1_level3.C198];[$optimize_tfidf_split2_level3.C198];[$optimize_tfidf_split3_level3.C198];[$optimize_tfidf_split4_level3.C198];[$optimize_tfidf_split5_level3.C198];[$optimize_tfidf_split6_level3.C198];[$optimize_tfidf_split7_level3.C198];[$optimize_tfidf_split8_level3.C198];[$optimize_tfidf_split9_level3.C198])" office:value-type="float" office:value="0.1541" calcext:value-type="float">
            <text:p>0.1541</text:p>
          </table:table-cell>
          <table:table-cell table:formula="of:=MIN([$optimize_tfidf_split0_level3.D198];[$optimize_tfidf_split1_level3.D198];[$optimize_tfidf_split2_level3.D198];[$optimize_tfidf_split3_level3.D198];[$optimize_tfidf_split4_level3.D198];[$optimize_tfidf_split5_level3.D198];[$optimize_tfidf_split6_level3.D198];[$optimize_tfidf_split7_level3.D198];[$optimize_tfidf_split8_level3.D198];[$optimize_tfidf_split9_level3.D198])" office:value-type="float" office:value="0.3027" calcext:value-type="float">
            <text:p>0.3027</text:p>
          </table:table-cell>
          <table:table-cell table:formula="of:=MIN([$optimize_tfidf_split0_level3.E198];[$optimize_tfidf_split1_level3.E198];[$optimize_tfidf_split2_level3.E198];[$optimize_tfidf_split3_level3.E198];[$optimize_tfidf_split4_level3.E198];[$optimize_tfidf_split5_level3.E198];[$optimize_tfidf_split6_level3.E198];[$optimize_tfidf_split7_level3.E198];[$optimize_tfidf_split8_level3.E198];[$optimize_tfidf_split9_level3.E19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218];[$optimize_tfidf_split1_level3.A218];[$optimize_tfidf_split2_level3.A218];[$optimize_tfidf_split3_level3.A218];[$optimize_tfidf_split4_level3.A218];[$optimize_tfidf_split5_level3.A218];[$optimize_tfidf_split6_level3.A218];[$optimize_tfidf_split7_level3.A218];[$optimize_tfidf_split8_level3.A218];[$optimize_tfidf_split9_level3.A218])" office:value-type="float" office:value="11" calcext:value-type="float">
            <text:p>11</text:p>
          </table:table-cell>
          <table:table-cell table:formula="of:=MIN([$optimize_tfidf_split0_level3.B218];[$optimize_tfidf_split1_level3.B218];[$optimize_tfidf_split2_level3.B218];[$optimize_tfidf_split3_level3.B218];[$optimize_tfidf_split4_level3.B218];[$optimize_tfidf_split5_level3.B218];[$optimize_tfidf_split6_level3.B218];[$optimize_tfidf_split7_level3.B218];[$optimize_tfidf_split8_level3.B218];[$optimize_tfidf_split9_level3.B218])" office:value-type="float" office:value="0.8" calcext:value-type="float">
            <text:p>0.8</text:p>
          </table:table-cell>
          <table:table-cell table:formula="of:=MIN([$optimize_tfidf_split0_level3.C218];[$optimize_tfidf_split1_level3.C218];[$optimize_tfidf_split2_level3.C218];[$optimize_tfidf_split3_level3.C218];[$optimize_tfidf_split4_level3.C218];[$optimize_tfidf_split5_level3.C218];[$optimize_tfidf_split6_level3.C218];[$optimize_tfidf_split7_level3.C218];[$optimize_tfidf_split8_level3.C218];[$optimize_tfidf_split9_level3.C218])" office:value-type="float" office:value="0.1541" calcext:value-type="float">
            <text:p>0.1541</text:p>
          </table:table-cell>
          <table:table-cell table:formula="of:=MIN([$optimize_tfidf_split0_level3.D218];[$optimize_tfidf_split1_level3.D218];[$optimize_tfidf_split2_level3.D218];[$optimize_tfidf_split3_level3.D218];[$optimize_tfidf_split4_level3.D218];[$optimize_tfidf_split5_level3.D218];[$optimize_tfidf_split6_level3.D218];[$optimize_tfidf_split7_level3.D218];[$optimize_tfidf_split8_level3.D218];[$optimize_tfidf_split9_level3.D218])" office:value-type="float" office:value="0.3027" calcext:value-type="float">
            <text:p>0.3027</text:p>
          </table:table-cell>
          <table:table-cell table:formula="of:=MIN([$optimize_tfidf_split0_level3.E218];[$optimize_tfidf_split1_level3.E218];[$optimize_tfidf_split2_level3.E218];[$optimize_tfidf_split3_level3.E218];[$optimize_tfidf_split4_level3.E218];[$optimize_tfidf_split5_level3.E218];[$optimize_tfidf_split6_level3.E218];[$optimize_tfidf_split7_level3.E218];[$optimize_tfidf_split8_level3.E218];[$optimize_tfidf_split9_level3.E21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238];[$optimize_tfidf_split1_level3.A238];[$optimize_tfidf_split2_level3.A238];[$optimize_tfidf_split3_level3.A238];[$optimize_tfidf_split4_level3.A238];[$optimize_tfidf_split5_level3.A238];[$optimize_tfidf_split6_level3.A238];[$optimize_tfidf_split7_level3.A238];[$optimize_tfidf_split8_level3.A238];[$optimize_tfidf_split9_level3.A238])" office:value-type="float" office:value="12" calcext:value-type="float">
            <text:p>12</text:p>
          </table:table-cell>
          <table:table-cell table:formula="of:=MIN([$optimize_tfidf_split0_level3.B238];[$optimize_tfidf_split1_level3.B238];[$optimize_tfidf_split2_level3.B238];[$optimize_tfidf_split3_level3.B238];[$optimize_tfidf_split4_level3.B238];[$optimize_tfidf_split5_level3.B238];[$optimize_tfidf_split6_level3.B238];[$optimize_tfidf_split7_level3.B238];[$optimize_tfidf_split8_level3.B238];[$optimize_tfidf_split9_level3.B238])" office:value-type="float" office:value="0.8" calcext:value-type="float">
            <text:p>0.8</text:p>
          </table:table-cell>
          <table:table-cell table:formula="of:=MIN([$optimize_tfidf_split0_level3.C238];[$optimize_tfidf_split1_level3.C238];[$optimize_tfidf_split2_level3.C238];[$optimize_tfidf_split3_level3.C238];[$optimize_tfidf_split4_level3.C238];[$optimize_tfidf_split5_level3.C238];[$optimize_tfidf_split6_level3.C238];[$optimize_tfidf_split7_level3.C238];[$optimize_tfidf_split8_level3.C238];[$optimize_tfidf_split9_level3.C238])" office:value-type="float" office:value="0.1541" calcext:value-type="float">
            <text:p>0.1541</text:p>
          </table:table-cell>
          <table:table-cell table:formula="of:=MIN([$optimize_tfidf_split0_level3.D238];[$optimize_tfidf_split1_level3.D238];[$optimize_tfidf_split2_level3.D238];[$optimize_tfidf_split3_level3.D238];[$optimize_tfidf_split4_level3.D238];[$optimize_tfidf_split5_level3.D238];[$optimize_tfidf_split6_level3.D238];[$optimize_tfidf_split7_level3.D238];[$optimize_tfidf_split8_level3.D238];[$optimize_tfidf_split9_level3.D238])" office:value-type="float" office:value="0.3027" calcext:value-type="float">
            <text:p>0.3027</text:p>
          </table:table-cell>
          <table:table-cell table:formula="of:=MIN([$optimize_tfidf_split0_level3.E238];[$optimize_tfidf_split1_level3.E238];[$optimize_tfidf_split2_level3.E238];[$optimize_tfidf_split3_level3.E238];[$optimize_tfidf_split4_level3.E238];[$optimize_tfidf_split5_level3.E238];[$optimize_tfidf_split6_level3.E238];[$optimize_tfidf_split7_level3.E238];[$optimize_tfidf_split8_level3.E238];[$optimize_tfidf_split9_level3.E23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258];[$optimize_tfidf_split1_level3.A258];[$optimize_tfidf_split2_level3.A258];[$optimize_tfidf_split3_level3.A258];[$optimize_tfidf_split4_level3.A258];[$optimize_tfidf_split5_level3.A258];[$optimize_tfidf_split6_level3.A258];[$optimize_tfidf_split7_level3.A258];[$optimize_tfidf_split8_level3.A258];[$optimize_tfidf_split9_level3.A258])" office:value-type="float" office:value="13" calcext:value-type="float">
            <text:p>13</text:p>
          </table:table-cell>
          <table:table-cell table:formula="of:=MIN([$optimize_tfidf_split0_level3.B258];[$optimize_tfidf_split1_level3.B258];[$optimize_tfidf_split2_level3.B258];[$optimize_tfidf_split3_level3.B258];[$optimize_tfidf_split4_level3.B258];[$optimize_tfidf_split5_level3.B258];[$optimize_tfidf_split6_level3.B258];[$optimize_tfidf_split7_level3.B258];[$optimize_tfidf_split8_level3.B258];[$optimize_tfidf_split9_level3.B258])" office:value-type="float" office:value="0.8" calcext:value-type="float">
            <text:p>0.8</text:p>
          </table:table-cell>
          <table:table-cell table:formula="of:=MIN([$optimize_tfidf_split0_level3.C258];[$optimize_tfidf_split1_level3.C258];[$optimize_tfidf_split2_level3.C258];[$optimize_tfidf_split3_level3.C258];[$optimize_tfidf_split4_level3.C258];[$optimize_tfidf_split5_level3.C258];[$optimize_tfidf_split6_level3.C258];[$optimize_tfidf_split7_level3.C258];[$optimize_tfidf_split8_level3.C258];[$optimize_tfidf_split9_level3.C258])" office:value-type="float" office:value="0.1541" calcext:value-type="float">
            <text:p>0.1541</text:p>
          </table:table-cell>
          <table:table-cell table:formula="of:=MIN([$optimize_tfidf_split0_level3.D258];[$optimize_tfidf_split1_level3.D258];[$optimize_tfidf_split2_level3.D258];[$optimize_tfidf_split3_level3.D258];[$optimize_tfidf_split4_level3.D258];[$optimize_tfidf_split5_level3.D258];[$optimize_tfidf_split6_level3.D258];[$optimize_tfidf_split7_level3.D258];[$optimize_tfidf_split8_level3.D258];[$optimize_tfidf_split9_level3.D258])" office:value-type="float" office:value="0.3027" calcext:value-type="float">
            <text:p>0.3027</text:p>
          </table:table-cell>
          <table:table-cell table:formula="of:=MIN([$optimize_tfidf_split0_level3.E258];[$optimize_tfidf_split1_level3.E258];[$optimize_tfidf_split2_level3.E258];[$optimize_tfidf_split3_level3.E258];[$optimize_tfidf_split4_level3.E258];[$optimize_tfidf_split5_level3.E258];[$optimize_tfidf_split6_level3.E258];[$optimize_tfidf_split7_level3.E258];[$optimize_tfidf_split8_level3.E258];[$optimize_tfidf_split9_level3.E25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278];[$optimize_tfidf_split1_level3.A278];[$optimize_tfidf_split2_level3.A278];[$optimize_tfidf_split3_level3.A278];[$optimize_tfidf_split4_level3.A278];[$optimize_tfidf_split5_level3.A278];[$optimize_tfidf_split6_level3.A278];[$optimize_tfidf_split7_level3.A278];[$optimize_tfidf_split8_level3.A278];[$optimize_tfidf_split9_level3.A278])" office:value-type="float" office:value="14" calcext:value-type="float">
            <text:p>14</text:p>
          </table:table-cell>
          <table:table-cell table:formula="of:=MIN([$optimize_tfidf_split0_level3.B278];[$optimize_tfidf_split1_level3.B278];[$optimize_tfidf_split2_level3.B278];[$optimize_tfidf_split3_level3.B278];[$optimize_tfidf_split4_level3.B278];[$optimize_tfidf_split5_level3.B278];[$optimize_tfidf_split6_level3.B278];[$optimize_tfidf_split7_level3.B278];[$optimize_tfidf_split8_level3.B278];[$optimize_tfidf_split9_level3.B278])" office:value-type="float" office:value="0.8" calcext:value-type="float">
            <text:p>0.8</text:p>
          </table:table-cell>
          <table:table-cell table:formula="of:=MIN([$optimize_tfidf_split0_level3.C278];[$optimize_tfidf_split1_level3.C278];[$optimize_tfidf_split2_level3.C278];[$optimize_tfidf_split3_level3.C278];[$optimize_tfidf_split4_level3.C278];[$optimize_tfidf_split5_level3.C278];[$optimize_tfidf_split6_level3.C278];[$optimize_tfidf_split7_level3.C278];[$optimize_tfidf_split8_level3.C278];[$optimize_tfidf_split9_level3.C278])" office:value-type="float" office:value="0.1541" calcext:value-type="float">
            <text:p>0.1541</text:p>
          </table:table-cell>
          <table:table-cell table:formula="of:=MIN([$optimize_tfidf_split0_level3.D278];[$optimize_tfidf_split1_level3.D278];[$optimize_tfidf_split2_level3.D278];[$optimize_tfidf_split3_level3.D278];[$optimize_tfidf_split4_level3.D278];[$optimize_tfidf_split5_level3.D278];[$optimize_tfidf_split6_level3.D278];[$optimize_tfidf_split7_level3.D278];[$optimize_tfidf_split8_level3.D278];[$optimize_tfidf_split9_level3.D278])" office:value-type="float" office:value="0.3027" calcext:value-type="float">
            <text:p>0.3027</text:p>
          </table:table-cell>
          <table:table-cell table:formula="of:=MIN([$optimize_tfidf_split0_level3.E278];[$optimize_tfidf_split1_level3.E278];[$optimize_tfidf_split2_level3.E278];[$optimize_tfidf_split3_level3.E278];[$optimize_tfidf_split4_level3.E278];[$optimize_tfidf_split5_level3.E278];[$optimize_tfidf_split6_level3.E278];[$optimize_tfidf_split7_level3.E278];[$optimize_tfidf_split8_level3.E278];[$optimize_tfidf_split9_level3.E27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298];[$optimize_tfidf_split1_level3.A298];[$optimize_tfidf_split2_level3.A298];[$optimize_tfidf_split3_level3.A298];[$optimize_tfidf_split4_level3.A298];[$optimize_tfidf_split5_level3.A298];[$optimize_tfidf_split6_level3.A298];[$optimize_tfidf_split7_level3.A298];[$optimize_tfidf_split8_level3.A298];[$optimize_tfidf_split9_level3.A298])" office:value-type="float" office:value="15" calcext:value-type="float">
            <text:p>15</text:p>
          </table:table-cell>
          <table:table-cell table:formula="of:=MIN([$optimize_tfidf_split0_level3.B298];[$optimize_tfidf_split1_level3.B298];[$optimize_tfidf_split2_level3.B298];[$optimize_tfidf_split3_level3.B298];[$optimize_tfidf_split4_level3.B298];[$optimize_tfidf_split5_level3.B298];[$optimize_tfidf_split6_level3.B298];[$optimize_tfidf_split7_level3.B298];[$optimize_tfidf_split8_level3.B298];[$optimize_tfidf_split9_level3.B298])" office:value-type="float" office:value="0.8" calcext:value-type="float">
            <text:p>0.8</text:p>
          </table:table-cell>
          <table:table-cell table:formula="of:=MIN([$optimize_tfidf_split0_level3.C298];[$optimize_tfidf_split1_level3.C298];[$optimize_tfidf_split2_level3.C298];[$optimize_tfidf_split3_level3.C298];[$optimize_tfidf_split4_level3.C298];[$optimize_tfidf_split5_level3.C298];[$optimize_tfidf_split6_level3.C298];[$optimize_tfidf_split7_level3.C298];[$optimize_tfidf_split8_level3.C298];[$optimize_tfidf_split9_level3.C298])" office:value-type="float" office:value="0.1541" calcext:value-type="float">
            <text:p>0.1541</text:p>
          </table:table-cell>
          <table:table-cell table:formula="of:=MIN([$optimize_tfidf_split0_level3.D298];[$optimize_tfidf_split1_level3.D298];[$optimize_tfidf_split2_level3.D298];[$optimize_tfidf_split3_level3.D298];[$optimize_tfidf_split4_level3.D298];[$optimize_tfidf_split5_level3.D298];[$optimize_tfidf_split6_level3.D298];[$optimize_tfidf_split7_level3.D298];[$optimize_tfidf_split8_level3.D298];[$optimize_tfidf_split9_level3.D298])" office:value-type="float" office:value="0.3027" calcext:value-type="float">
            <text:p>0.3027</text:p>
          </table:table-cell>
          <table:table-cell table:formula="of:=MIN([$optimize_tfidf_split0_level3.E298];[$optimize_tfidf_split1_level3.E298];[$optimize_tfidf_split2_level3.E298];[$optimize_tfidf_split3_level3.E298];[$optimize_tfidf_split4_level3.E298];[$optimize_tfidf_split5_level3.E298];[$optimize_tfidf_split6_level3.E298];[$optimize_tfidf_split7_level3.E298];[$optimize_tfidf_split8_level3.E298];[$optimize_tfidf_split9_level3.E298])" office:value-type="float" office:value="0.1819" calcext:value-type="float">
            <text:p>0.1819</text:p>
          </table:table-cell>
        </table:table-row>
        <table:table-row table:style-name="ro1">
          <table:table-cell table:formula="of:=MIN([$optimize_tfidf_split0_level3.A19];[$optimize_tfidf_split1_level3.A19];[$optimize_tfidf_split2_level3.A19];[$optimize_tfidf_split3_level3.A19];[$optimize_tfidf_split4_level3.A19];[$optimize_tfidf_split5_level3.A19];[$optimize_tfidf_split6_level3.A19];[$optimize_tfidf_split7_level3.A19];[$optimize_tfidf_split8_level3.A19];[$optimize_tfidf_split9_level3.A19])" office:value-type="float" office:value="1" calcext:value-type="float">
            <text:p>1</text:p>
          </table:table-cell>
          <table:table-cell table:formula="of:=MIN([$optimize_tfidf_split0_level3.B19];[$optimize_tfidf_split1_level3.B19];[$optimize_tfidf_split2_level3.B19];[$optimize_tfidf_split3_level3.B19];[$optimize_tfidf_split4_level3.B19];[$optimize_tfidf_split5_level3.B19];[$optimize_tfidf_split6_level3.B19];[$optimize_tfidf_split7_level3.B19];[$optimize_tfidf_split8_level3.B19];[$optimize_tfidf_split9_level3.B19])" office:value-type="float" office:value="0.85" calcext:value-type="float">
            <text:p>0.85</text:p>
          </table:table-cell>
          <table:table-cell table:formula="of:=MIN([$optimize_tfidf_split0_level3.C19];[$optimize_tfidf_split1_level3.C19];[$optimize_tfidf_split2_level3.C19];[$optimize_tfidf_split3_level3.C19];[$optimize_tfidf_split4_level3.C19];[$optimize_tfidf_split5_level3.C19];[$optimize_tfidf_split6_level3.C19];[$optimize_tfidf_split7_level3.C19];[$optimize_tfidf_split8_level3.C19];[$optimize_tfidf_split9_level3.C19])" office:value-type="float" office:value="0.201" calcext:value-type="float">
            <text:p>0.201</text:p>
          </table:table-cell>
          <table:table-cell table:formula="of:=MIN([$optimize_tfidf_split0_level3.D19];[$optimize_tfidf_split1_level3.D19];[$optimize_tfidf_split2_level3.D19];[$optimize_tfidf_split3_level3.D19];[$optimize_tfidf_split4_level3.D19];[$optimize_tfidf_split5_level3.D19];[$optimize_tfidf_split6_level3.D19];[$optimize_tfidf_split7_level3.D19];[$optimize_tfidf_split8_level3.D19];[$optimize_tfidf_split9_level3.D19])" office:value-type="float" office:value="0.1393" calcext:value-type="float">
            <text:p>0.1393</text:p>
          </table:table-cell>
          <table:table-cell table:formula="of:=MIN([$optimize_tfidf_split0_level3.E19];[$optimize_tfidf_split1_level3.E19];[$optimize_tfidf_split2_level3.E19];[$optimize_tfidf_split3_level3.E19];[$optimize_tfidf_split4_level3.E19];[$optimize_tfidf_split5_level3.E19];[$optimize_tfidf_split6_level3.E19];[$optimize_tfidf_split7_level3.E19];[$optimize_tfidf_split8_level3.E19];[$optimize_tfidf_split9_level3.E19])" office:value-type="float" office:value="0.1575" calcext:value-type="float">
            <text:p>0.1575</text:p>
          </table:table-cell>
        </table:table-row>
        <table:table-row table:style-name="ro1">
          <table:table-cell table:formula="of:=MIN([$optimize_tfidf_split0_level3.A39];[$optimize_tfidf_split1_level3.A39];[$optimize_tfidf_split2_level3.A39];[$optimize_tfidf_split3_level3.A39];[$optimize_tfidf_split4_level3.A39];[$optimize_tfidf_split5_level3.A39];[$optimize_tfidf_split6_level3.A39];[$optimize_tfidf_split7_level3.A39];[$optimize_tfidf_split8_level3.A39];[$optimize_tfidf_split9_level3.A39])" office:value-type="float" office:value="2" calcext:value-type="float">
            <text:p>2</text:p>
          </table:table-cell>
          <table:table-cell table:formula="of:=MIN([$optimize_tfidf_split0_level3.B39];[$optimize_tfidf_split1_level3.B39];[$optimize_tfidf_split2_level3.B39];[$optimize_tfidf_split3_level3.B39];[$optimize_tfidf_split4_level3.B39];[$optimize_tfidf_split5_level3.B39];[$optimize_tfidf_split6_level3.B39];[$optimize_tfidf_split7_level3.B39];[$optimize_tfidf_split8_level3.B39];[$optimize_tfidf_split9_level3.B39])" office:value-type="float" office:value="0.85" calcext:value-type="float">
            <text:p>0.85</text:p>
          </table:table-cell>
          <table:table-cell table:formula="of:=MIN([$optimize_tfidf_split0_level3.C39];[$optimize_tfidf_split1_level3.C39];[$optimize_tfidf_split2_level3.C39];[$optimize_tfidf_split3_level3.C39];[$optimize_tfidf_split4_level3.C39];[$optimize_tfidf_split5_level3.C39];[$optimize_tfidf_split6_level3.C39];[$optimize_tfidf_split7_level3.C39];[$optimize_tfidf_split8_level3.C39];[$optimize_tfidf_split9_level3.C39])" office:value-type="float" office:value="0.1747" calcext:value-type="float">
            <text:p>0.1747</text:p>
          </table:table-cell>
          <table:table-cell table:formula="of:=MIN([$optimize_tfidf_split0_level3.D39];[$optimize_tfidf_split1_level3.D39];[$optimize_tfidf_split2_level3.D39];[$optimize_tfidf_split3_level3.D39];[$optimize_tfidf_split4_level3.D39];[$optimize_tfidf_split5_level3.D39];[$optimize_tfidf_split6_level3.D39];[$optimize_tfidf_split7_level3.D39];[$optimize_tfidf_split8_level3.D39];[$optimize_tfidf_split9_level3.D39])" office:value-type="float" office:value="0.1756" calcext:value-type="float">
            <text:p>0.1756</text:p>
          </table:table-cell>
          <table:table-cell table:formula="of:=MIN([$optimize_tfidf_split0_level3.E39];[$optimize_tfidf_split1_level3.E39];[$optimize_tfidf_split2_level3.E39];[$optimize_tfidf_split3_level3.E39];[$optimize_tfidf_split4_level3.E39];[$optimize_tfidf_split5_level3.E39];[$optimize_tfidf_split6_level3.E39];[$optimize_tfidf_split7_level3.E39];[$optimize_tfidf_split8_level3.E39];[$optimize_tfidf_split9_level3.E39])" office:value-type="float" office:value="0.1659" calcext:value-type="float">
            <text:p>0.1659</text:p>
          </table:table-cell>
        </table:table-row>
        <table:table-row table:style-name="ro1">
          <table:table-cell table:formula="of:=MIN([$optimize_tfidf_split0_level3.A59];[$optimize_tfidf_split1_level3.A59];[$optimize_tfidf_split2_level3.A59];[$optimize_tfidf_split3_level3.A59];[$optimize_tfidf_split4_level3.A59];[$optimize_tfidf_split5_level3.A59];[$optimize_tfidf_split6_level3.A59];[$optimize_tfidf_split7_level3.A59];[$optimize_tfidf_split8_level3.A59];[$optimize_tfidf_split9_level3.A59])" office:value-type="float" office:value="3" calcext:value-type="float">
            <text:p>3</text:p>
          </table:table-cell>
          <table:table-cell table:formula="of:=MIN([$optimize_tfidf_split0_level3.B59];[$optimize_tfidf_split1_level3.B59];[$optimize_tfidf_split2_level3.B59];[$optimize_tfidf_split3_level3.B59];[$optimize_tfidf_split4_level3.B59];[$optimize_tfidf_split5_level3.B59];[$optimize_tfidf_split6_level3.B59];[$optimize_tfidf_split7_level3.B59];[$optimize_tfidf_split8_level3.B59];[$optimize_tfidf_split9_level3.B59])" office:value-type="float" office:value="0.85" calcext:value-type="float">
            <text:p>0.85</text:p>
          </table:table-cell>
          <table:table-cell table:formula="of:=MIN([$optimize_tfidf_split0_level3.C59];[$optimize_tfidf_split1_level3.C59];[$optimize_tfidf_split2_level3.C59];[$optimize_tfidf_split3_level3.C59];[$optimize_tfidf_split4_level3.C59];[$optimize_tfidf_split5_level3.C59];[$optimize_tfidf_split6_level3.C59];[$optimize_tfidf_split7_level3.C59];[$optimize_tfidf_split8_level3.C59];[$optimize_tfidf_split9_level3.C59])" office:value-type="float" office:value="0.1573" calcext:value-type="float">
            <text:p>0.1573</text:p>
          </table:table-cell>
          <table:table-cell table:formula="of:=MIN([$optimize_tfidf_split0_level3.D59];[$optimize_tfidf_split1_level3.D59];[$optimize_tfidf_split2_level3.D59];[$optimize_tfidf_split3_level3.D59];[$optimize_tfidf_split4_level3.D59];[$optimize_tfidf_split5_level3.D59];[$optimize_tfidf_split6_level3.D59];[$optimize_tfidf_split7_level3.D59];[$optimize_tfidf_split8_level3.D59];[$optimize_tfidf_split9_level3.D59])" office:value-type="float" office:value="0.19" calcext:value-type="float">
            <text:p>0.19</text:p>
          </table:table-cell>
          <table:table-cell table:formula="of:=MIN([$optimize_tfidf_split0_level3.E59];[$optimize_tfidf_split1_level3.E59];[$optimize_tfidf_split2_level3.E59];[$optimize_tfidf_split3_level3.E59];[$optimize_tfidf_split4_level3.E59];[$optimize_tfidf_split5_level3.E59];[$optimize_tfidf_split6_level3.E59];[$optimize_tfidf_split7_level3.E59];[$optimize_tfidf_split8_level3.E59];[$optimize_tfidf_split9_level3.E59])" office:value-type="float" office:value="0.159" calcext:value-type="float">
            <text:p>0.159</text:p>
          </table:table-cell>
        </table:table-row>
        <table:table-row table:style-name="ro1">
          <table:table-cell table:formula="of:=MIN([$optimize_tfidf_split0_level3.A79];[$optimize_tfidf_split1_level3.A79];[$optimize_tfidf_split2_level3.A79];[$optimize_tfidf_split3_level3.A79];[$optimize_tfidf_split4_level3.A79];[$optimize_tfidf_split5_level3.A79];[$optimize_tfidf_split6_level3.A79];[$optimize_tfidf_split7_level3.A79];[$optimize_tfidf_split8_level3.A79];[$optimize_tfidf_split9_level3.A79])" office:value-type="float" office:value="4" calcext:value-type="float">
            <text:p>4</text:p>
          </table:table-cell>
          <table:table-cell table:formula="of:=MIN([$optimize_tfidf_split0_level3.B79];[$optimize_tfidf_split1_level3.B79];[$optimize_tfidf_split2_level3.B79];[$optimize_tfidf_split3_level3.B79];[$optimize_tfidf_split4_level3.B79];[$optimize_tfidf_split5_level3.B79];[$optimize_tfidf_split6_level3.B79];[$optimize_tfidf_split7_level3.B79];[$optimize_tfidf_split8_level3.B79];[$optimize_tfidf_split9_level3.B79])" office:value-type="float" office:value="0.85" calcext:value-type="float">
            <text:p>0.85</text:p>
          </table:table-cell>
          <table:table-cell table:formula="of:=MIN([$optimize_tfidf_split0_level3.C79];[$optimize_tfidf_split1_level3.C79];[$optimize_tfidf_split2_level3.C79];[$optimize_tfidf_split3_level3.C79];[$optimize_tfidf_split4_level3.C79];[$optimize_tfidf_split5_level3.C79];[$optimize_tfidf_split6_level3.C79];[$optimize_tfidf_split7_level3.C79];[$optimize_tfidf_split8_level3.C79];[$optimize_tfidf_split9_level3.C79])" office:value-type="float" office:value="0.1452" calcext:value-type="float">
            <text:p>0.1452</text:p>
          </table:table-cell>
          <table:table-cell table:formula="of:=MIN([$optimize_tfidf_split0_level3.D79];[$optimize_tfidf_split1_level3.D79];[$optimize_tfidf_split2_level3.D79];[$optimize_tfidf_split3_level3.D79];[$optimize_tfidf_split4_level3.D79];[$optimize_tfidf_split5_level3.D79];[$optimize_tfidf_split6_level3.D79];[$optimize_tfidf_split7_level3.D79];[$optimize_tfidf_split8_level3.D79];[$optimize_tfidf_split9_level3.D79])" office:value-type="float" office:value="0.1994" calcext:value-type="float">
            <text:p>0.1994</text:p>
          </table:table-cell>
          <table:table-cell table:formula="of:=MIN([$optimize_tfidf_split0_level3.E79];[$optimize_tfidf_split1_level3.E79];[$optimize_tfidf_split2_level3.E79];[$optimize_tfidf_split3_level3.E79];[$optimize_tfidf_split4_level3.E79];[$optimize_tfidf_split5_level3.E79];[$optimize_tfidf_split6_level3.E79];[$optimize_tfidf_split7_level3.E79];[$optimize_tfidf_split8_level3.E79];[$optimize_tfidf_split9_level3.E79])" office:value-type="float" office:value="0.1544" calcext:value-type="float">
            <text:p>0.1544</text:p>
          </table:table-cell>
        </table:table-row>
        <table:table-row table:style-name="ro1">
          <table:table-cell table:formula="of:=MIN([$optimize_tfidf_split0_level3.A99];[$optimize_tfidf_split1_level3.A99];[$optimize_tfidf_split2_level3.A99];[$optimize_tfidf_split3_level3.A99];[$optimize_tfidf_split4_level3.A99];[$optimize_tfidf_split5_level3.A99];[$optimize_tfidf_split6_level3.A99];[$optimize_tfidf_split7_level3.A99];[$optimize_tfidf_split8_level3.A99];[$optimize_tfidf_split9_level3.A99])" office:value-type="float" office:value="5" calcext:value-type="float">
            <text:p>5</text:p>
          </table:table-cell>
          <table:table-cell table:formula="of:=MIN([$optimize_tfidf_split0_level3.B99];[$optimize_tfidf_split1_level3.B99];[$optimize_tfidf_split2_level3.B99];[$optimize_tfidf_split3_level3.B99];[$optimize_tfidf_split4_level3.B99];[$optimize_tfidf_split5_level3.B99];[$optimize_tfidf_split6_level3.B99];[$optimize_tfidf_split7_level3.B99];[$optimize_tfidf_split8_level3.B99];[$optimize_tfidf_split9_level3.B99])" office:value-type="float" office:value="0.85" calcext:value-type="float">
            <text:p>0.85</text:p>
          </table:table-cell>
          <table:table-cell table:formula="of:=MIN([$optimize_tfidf_split0_level3.C99];[$optimize_tfidf_split1_level3.C99];[$optimize_tfidf_split2_level3.C99];[$optimize_tfidf_split3_level3.C99];[$optimize_tfidf_split4_level3.C99];[$optimize_tfidf_split5_level3.C99];[$optimize_tfidf_split6_level3.C99];[$optimize_tfidf_split7_level3.C99];[$optimize_tfidf_split8_level3.C99];[$optimize_tfidf_split9_level3.C99])" office:value-type="float" office:value="0.1379" calcext:value-type="float">
            <text:p>0.1379</text:p>
          </table:table-cell>
          <table:table-cell table:formula="of:=MIN([$optimize_tfidf_split0_level3.D99];[$optimize_tfidf_split1_level3.D99];[$optimize_tfidf_split2_level3.D99];[$optimize_tfidf_split3_level3.D99];[$optimize_tfidf_split4_level3.D99];[$optimize_tfidf_split5_level3.D99];[$optimize_tfidf_split6_level3.D99];[$optimize_tfidf_split7_level3.D99];[$optimize_tfidf_split8_level3.D99];[$optimize_tfidf_split9_level3.D99])" office:value-type="float" office:value="0.2034" calcext:value-type="float">
            <text:p>0.2034</text:p>
          </table:table-cell>
          <table:table-cell table:formula="of:=MIN([$optimize_tfidf_split0_level3.E99];[$optimize_tfidf_split1_level3.E99];[$optimize_tfidf_split2_level3.E99];[$optimize_tfidf_split3_level3.E99];[$optimize_tfidf_split4_level3.E99];[$optimize_tfidf_split5_level3.E99];[$optimize_tfidf_split6_level3.E99];[$optimize_tfidf_split7_level3.E99];[$optimize_tfidf_split8_level3.E99];[$optimize_tfidf_split9_level3.E9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119];[$optimize_tfidf_split1_level3.A119];[$optimize_tfidf_split2_level3.A119];[$optimize_tfidf_split3_level3.A119];[$optimize_tfidf_split4_level3.A119];[$optimize_tfidf_split5_level3.A119];[$optimize_tfidf_split6_level3.A119];[$optimize_tfidf_split7_level3.A119];[$optimize_tfidf_split8_level3.A119];[$optimize_tfidf_split9_level3.A119])" office:value-type="float" office:value="6" calcext:value-type="float">
            <text:p>6</text:p>
          </table:table-cell>
          <table:table-cell table:formula="of:=MIN([$optimize_tfidf_split0_level3.B119];[$optimize_tfidf_split1_level3.B119];[$optimize_tfidf_split2_level3.B119];[$optimize_tfidf_split3_level3.B119];[$optimize_tfidf_split4_level3.B119];[$optimize_tfidf_split5_level3.B119];[$optimize_tfidf_split6_level3.B119];[$optimize_tfidf_split7_level3.B119];[$optimize_tfidf_split8_level3.B119];[$optimize_tfidf_split9_level3.B119])" office:value-type="float" office:value="0.85" calcext:value-type="float">
            <text:p>0.85</text:p>
          </table:table-cell>
          <table:table-cell table:formula="of:=MIN([$optimize_tfidf_split0_level3.C119];[$optimize_tfidf_split1_level3.C119];[$optimize_tfidf_split2_level3.C119];[$optimize_tfidf_split3_level3.C119];[$optimize_tfidf_split4_level3.C119];[$optimize_tfidf_split5_level3.C119];[$optimize_tfidf_split6_level3.C119];[$optimize_tfidf_split7_level3.C119];[$optimize_tfidf_split8_level3.C119];[$optimize_tfidf_split9_level3.C119])" office:value-type="float" office:value="0.1379" calcext:value-type="float">
            <text:p>0.1379</text:p>
          </table:table-cell>
          <table:table-cell table:formula="of:=MIN([$optimize_tfidf_split0_level3.D119];[$optimize_tfidf_split1_level3.D119];[$optimize_tfidf_split2_level3.D119];[$optimize_tfidf_split3_level3.D119];[$optimize_tfidf_split4_level3.D119];[$optimize_tfidf_split5_level3.D119];[$optimize_tfidf_split6_level3.D119];[$optimize_tfidf_split7_level3.D119];[$optimize_tfidf_split8_level3.D119];[$optimize_tfidf_split9_level3.D119])" office:value-type="float" office:value="0.2034" calcext:value-type="float">
            <text:p>0.2034</text:p>
          </table:table-cell>
          <table:table-cell table:formula="of:=MIN([$optimize_tfidf_split0_level3.E119];[$optimize_tfidf_split1_level3.E119];[$optimize_tfidf_split2_level3.E119];[$optimize_tfidf_split3_level3.E119];[$optimize_tfidf_split4_level3.E119];[$optimize_tfidf_split5_level3.E119];[$optimize_tfidf_split6_level3.E119];[$optimize_tfidf_split7_level3.E119];[$optimize_tfidf_split8_level3.E119];[$optimize_tfidf_split9_level3.E11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139];[$optimize_tfidf_split1_level3.A139];[$optimize_tfidf_split2_level3.A139];[$optimize_tfidf_split3_level3.A139];[$optimize_tfidf_split4_level3.A139];[$optimize_tfidf_split5_level3.A139];[$optimize_tfidf_split6_level3.A139];[$optimize_tfidf_split7_level3.A139];[$optimize_tfidf_split8_level3.A139];[$optimize_tfidf_split9_level3.A139])" office:value-type="float" office:value="7" calcext:value-type="float">
            <text:p>7</text:p>
          </table:table-cell>
          <table:table-cell table:formula="of:=MIN([$optimize_tfidf_split0_level3.B139];[$optimize_tfidf_split1_level3.B139];[$optimize_tfidf_split2_level3.B139];[$optimize_tfidf_split3_level3.B139];[$optimize_tfidf_split4_level3.B139];[$optimize_tfidf_split5_level3.B139];[$optimize_tfidf_split6_level3.B139];[$optimize_tfidf_split7_level3.B139];[$optimize_tfidf_split8_level3.B139];[$optimize_tfidf_split9_level3.B139])" office:value-type="float" office:value="0.85" calcext:value-type="float">
            <text:p>0.85</text:p>
          </table:table-cell>
          <table:table-cell table:formula="of:=MIN([$optimize_tfidf_split0_level3.C139];[$optimize_tfidf_split1_level3.C139];[$optimize_tfidf_split2_level3.C139];[$optimize_tfidf_split3_level3.C139];[$optimize_tfidf_split4_level3.C139];[$optimize_tfidf_split5_level3.C139];[$optimize_tfidf_split6_level3.C139];[$optimize_tfidf_split7_level3.C139];[$optimize_tfidf_split8_level3.C139];[$optimize_tfidf_split9_level3.C139])" office:value-type="float" office:value="0.1379" calcext:value-type="float">
            <text:p>0.1379</text:p>
          </table:table-cell>
          <table:table-cell table:formula="of:=MIN([$optimize_tfidf_split0_level3.D139];[$optimize_tfidf_split1_level3.D139];[$optimize_tfidf_split2_level3.D139];[$optimize_tfidf_split3_level3.D139];[$optimize_tfidf_split4_level3.D139];[$optimize_tfidf_split5_level3.D139];[$optimize_tfidf_split6_level3.D139];[$optimize_tfidf_split7_level3.D139];[$optimize_tfidf_split8_level3.D139];[$optimize_tfidf_split9_level3.D139])" office:value-type="float" office:value="0.2034" calcext:value-type="float">
            <text:p>0.2034</text:p>
          </table:table-cell>
          <table:table-cell table:formula="of:=MIN([$optimize_tfidf_split0_level3.E139];[$optimize_tfidf_split1_level3.E139];[$optimize_tfidf_split2_level3.E139];[$optimize_tfidf_split3_level3.E139];[$optimize_tfidf_split4_level3.E139];[$optimize_tfidf_split5_level3.E139];[$optimize_tfidf_split6_level3.E139];[$optimize_tfidf_split7_level3.E139];[$optimize_tfidf_split8_level3.E139];[$optimize_tfidf_split9_level3.E13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159];[$optimize_tfidf_split1_level3.A159];[$optimize_tfidf_split2_level3.A159];[$optimize_tfidf_split3_level3.A159];[$optimize_tfidf_split4_level3.A159];[$optimize_tfidf_split5_level3.A159];[$optimize_tfidf_split6_level3.A159];[$optimize_tfidf_split7_level3.A159];[$optimize_tfidf_split8_level3.A159];[$optimize_tfidf_split9_level3.A159])" office:value-type="float" office:value="8" calcext:value-type="float">
            <text:p>8</text:p>
          </table:table-cell>
          <table:table-cell table:formula="of:=MIN([$optimize_tfidf_split0_level3.B159];[$optimize_tfidf_split1_level3.B159];[$optimize_tfidf_split2_level3.B159];[$optimize_tfidf_split3_level3.B159];[$optimize_tfidf_split4_level3.B159];[$optimize_tfidf_split5_level3.B159];[$optimize_tfidf_split6_level3.B159];[$optimize_tfidf_split7_level3.B159];[$optimize_tfidf_split8_level3.B159];[$optimize_tfidf_split9_level3.B159])" office:value-type="float" office:value="0.85" calcext:value-type="float">
            <text:p>0.85</text:p>
          </table:table-cell>
          <table:table-cell table:formula="of:=MIN([$optimize_tfidf_split0_level3.C159];[$optimize_tfidf_split1_level3.C159];[$optimize_tfidf_split2_level3.C159];[$optimize_tfidf_split3_level3.C159];[$optimize_tfidf_split4_level3.C159];[$optimize_tfidf_split5_level3.C159];[$optimize_tfidf_split6_level3.C159];[$optimize_tfidf_split7_level3.C159];[$optimize_tfidf_split8_level3.C159];[$optimize_tfidf_split9_level3.C159])" office:value-type="float" office:value="0.1379" calcext:value-type="float">
            <text:p>0.1379</text:p>
          </table:table-cell>
          <table:table-cell table:formula="of:=MIN([$optimize_tfidf_split0_level3.D159];[$optimize_tfidf_split1_level3.D159];[$optimize_tfidf_split2_level3.D159];[$optimize_tfidf_split3_level3.D159];[$optimize_tfidf_split4_level3.D159];[$optimize_tfidf_split5_level3.D159];[$optimize_tfidf_split6_level3.D159];[$optimize_tfidf_split7_level3.D159];[$optimize_tfidf_split8_level3.D159];[$optimize_tfidf_split9_level3.D159])" office:value-type="float" office:value="0.2034" calcext:value-type="float">
            <text:p>0.2034</text:p>
          </table:table-cell>
          <table:table-cell table:formula="of:=MIN([$optimize_tfidf_split0_level3.E159];[$optimize_tfidf_split1_level3.E159];[$optimize_tfidf_split2_level3.E159];[$optimize_tfidf_split3_level3.E159];[$optimize_tfidf_split4_level3.E159];[$optimize_tfidf_split5_level3.E159];[$optimize_tfidf_split6_level3.E159];[$optimize_tfidf_split7_level3.E159];[$optimize_tfidf_split8_level3.E159];[$optimize_tfidf_split9_level3.E15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179];[$optimize_tfidf_split1_level3.A179];[$optimize_tfidf_split2_level3.A179];[$optimize_tfidf_split3_level3.A179];[$optimize_tfidf_split4_level3.A179];[$optimize_tfidf_split5_level3.A179];[$optimize_tfidf_split6_level3.A179];[$optimize_tfidf_split7_level3.A179];[$optimize_tfidf_split8_level3.A179];[$optimize_tfidf_split9_level3.A179])" office:value-type="float" office:value="9" calcext:value-type="float">
            <text:p>9</text:p>
          </table:table-cell>
          <table:table-cell table:formula="of:=MIN([$optimize_tfidf_split0_level3.B179];[$optimize_tfidf_split1_level3.B179];[$optimize_tfidf_split2_level3.B179];[$optimize_tfidf_split3_level3.B179];[$optimize_tfidf_split4_level3.B179];[$optimize_tfidf_split5_level3.B179];[$optimize_tfidf_split6_level3.B179];[$optimize_tfidf_split7_level3.B179];[$optimize_tfidf_split8_level3.B179];[$optimize_tfidf_split9_level3.B179])" office:value-type="float" office:value="0.85" calcext:value-type="float">
            <text:p>0.85</text:p>
          </table:table-cell>
          <table:table-cell table:formula="of:=MIN([$optimize_tfidf_split0_level3.C179];[$optimize_tfidf_split1_level3.C179];[$optimize_tfidf_split2_level3.C179];[$optimize_tfidf_split3_level3.C179];[$optimize_tfidf_split4_level3.C179];[$optimize_tfidf_split5_level3.C179];[$optimize_tfidf_split6_level3.C179];[$optimize_tfidf_split7_level3.C179];[$optimize_tfidf_split8_level3.C179];[$optimize_tfidf_split9_level3.C179])" office:value-type="float" office:value="0.1379" calcext:value-type="float">
            <text:p>0.1379</text:p>
          </table:table-cell>
          <table:table-cell table:formula="of:=MIN([$optimize_tfidf_split0_level3.D179];[$optimize_tfidf_split1_level3.D179];[$optimize_tfidf_split2_level3.D179];[$optimize_tfidf_split3_level3.D179];[$optimize_tfidf_split4_level3.D179];[$optimize_tfidf_split5_level3.D179];[$optimize_tfidf_split6_level3.D179];[$optimize_tfidf_split7_level3.D179];[$optimize_tfidf_split8_level3.D179];[$optimize_tfidf_split9_level3.D179])" office:value-type="float" office:value="0.2034" calcext:value-type="float">
            <text:p>0.2034</text:p>
          </table:table-cell>
          <table:table-cell table:formula="of:=MIN([$optimize_tfidf_split0_level3.E179];[$optimize_tfidf_split1_level3.E179];[$optimize_tfidf_split2_level3.E179];[$optimize_tfidf_split3_level3.E179];[$optimize_tfidf_split4_level3.E179];[$optimize_tfidf_split5_level3.E179];[$optimize_tfidf_split6_level3.E179];[$optimize_tfidf_split7_level3.E179];[$optimize_tfidf_split8_level3.E179];[$optimize_tfidf_split9_level3.E17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199];[$optimize_tfidf_split1_level3.A199];[$optimize_tfidf_split2_level3.A199];[$optimize_tfidf_split3_level3.A199];[$optimize_tfidf_split4_level3.A199];[$optimize_tfidf_split5_level3.A199];[$optimize_tfidf_split6_level3.A199];[$optimize_tfidf_split7_level3.A199];[$optimize_tfidf_split8_level3.A199];[$optimize_tfidf_split9_level3.A199])" office:value-type="float" office:value="10" calcext:value-type="float">
            <text:p>10</text:p>
          </table:table-cell>
          <table:table-cell table:formula="of:=MIN([$optimize_tfidf_split0_level3.B199];[$optimize_tfidf_split1_level3.B199];[$optimize_tfidf_split2_level3.B199];[$optimize_tfidf_split3_level3.B199];[$optimize_tfidf_split4_level3.B199];[$optimize_tfidf_split5_level3.B199];[$optimize_tfidf_split6_level3.B199];[$optimize_tfidf_split7_level3.B199];[$optimize_tfidf_split8_level3.B199];[$optimize_tfidf_split9_level3.B199])" office:value-type="float" office:value="0.85" calcext:value-type="float">
            <text:p>0.85</text:p>
          </table:table-cell>
          <table:table-cell table:formula="of:=MIN([$optimize_tfidf_split0_level3.C199];[$optimize_tfidf_split1_level3.C199];[$optimize_tfidf_split2_level3.C199];[$optimize_tfidf_split3_level3.C199];[$optimize_tfidf_split4_level3.C199];[$optimize_tfidf_split5_level3.C199];[$optimize_tfidf_split6_level3.C199];[$optimize_tfidf_split7_level3.C199];[$optimize_tfidf_split8_level3.C199];[$optimize_tfidf_split9_level3.C199])" office:value-type="float" office:value="0.1379" calcext:value-type="float">
            <text:p>0.1379</text:p>
          </table:table-cell>
          <table:table-cell table:formula="of:=MIN([$optimize_tfidf_split0_level3.D199];[$optimize_tfidf_split1_level3.D199];[$optimize_tfidf_split2_level3.D199];[$optimize_tfidf_split3_level3.D199];[$optimize_tfidf_split4_level3.D199];[$optimize_tfidf_split5_level3.D199];[$optimize_tfidf_split6_level3.D199];[$optimize_tfidf_split7_level3.D199];[$optimize_tfidf_split8_level3.D199];[$optimize_tfidf_split9_level3.D199])" office:value-type="float" office:value="0.2034" calcext:value-type="float">
            <text:p>0.2034</text:p>
          </table:table-cell>
          <table:table-cell table:formula="of:=MIN([$optimize_tfidf_split0_level3.E199];[$optimize_tfidf_split1_level3.E199];[$optimize_tfidf_split2_level3.E199];[$optimize_tfidf_split3_level3.E199];[$optimize_tfidf_split4_level3.E199];[$optimize_tfidf_split5_level3.E199];[$optimize_tfidf_split6_level3.E199];[$optimize_tfidf_split7_level3.E199];[$optimize_tfidf_split8_level3.E199];[$optimize_tfidf_split9_level3.E19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219];[$optimize_tfidf_split1_level3.A219];[$optimize_tfidf_split2_level3.A219];[$optimize_tfidf_split3_level3.A219];[$optimize_tfidf_split4_level3.A219];[$optimize_tfidf_split5_level3.A219];[$optimize_tfidf_split6_level3.A219];[$optimize_tfidf_split7_level3.A219];[$optimize_tfidf_split8_level3.A219];[$optimize_tfidf_split9_level3.A219])" office:value-type="float" office:value="11" calcext:value-type="float">
            <text:p>11</text:p>
          </table:table-cell>
          <table:table-cell table:formula="of:=MIN([$optimize_tfidf_split0_level3.B219];[$optimize_tfidf_split1_level3.B219];[$optimize_tfidf_split2_level3.B219];[$optimize_tfidf_split3_level3.B219];[$optimize_tfidf_split4_level3.B219];[$optimize_tfidf_split5_level3.B219];[$optimize_tfidf_split6_level3.B219];[$optimize_tfidf_split7_level3.B219];[$optimize_tfidf_split8_level3.B219];[$optimize_tfidf_split9_level3.B219])" office:value-type="float" office:value="0.85" calcext:value-type="float">
            <text:p>0.85</text:p>
          </table:table-cell>
          <table:table-cell table:formula="of:=MIN([$optimize_tfidf_split0_level3.C219];[$optimize_tfidf_split1_level3.C219];[$optimize_tfidf_split2_level3.C219];[$optimize_tfidf_split3_level3.C219];[$optimize_tfidf_split4_level3.C219];[$optimize_tfidf_split5_level3.C219];[$optimize_tfidf_split6_level3.C219];[$optimize_tfidf_split7_level3.C219];[$optimize_tfidf_split8_level3.C219];[$optimize_tfidf_split9_level3.C219])" office:value-type="float" office:value="0.1379" calcext:value-type="float">
            <text:p>0.1379</text:p>
          </table:table-cell>
          <table:table-cell table:formula="of:=MIN([$optimize_tfidf_split0_level3.D219];[$optimize_tfidf_split1_level3.D219];[$optimize_tfidf_split2_level3.D219];[$optimize_tfidf_split3_level3.D219];[$optimize_tfidf_split4_level3.D219];[$optimize_tfidf_split5_level3.D219];[$optimize_tfidf_split6_level3.D219];[$optimize_tfidf_split7_level3.D219];[$optimize_tfidf_split8_level3.D219];[$optimize_tfidf_split9_level3.D219])" office:value-type="float" office:value="0.2034" calcext:value-type="float">
            <text:p>0.2034</text:p>
          </table:table-cell>
          <table:table-cell table:formula="of:=MIN([$optimize_tfidf_split0_level3.E219];[$optimize_tfidf_split1_level3.E219];[$optimize_tfidf_split2_level3.E219];[$optimize_tfidf_split3_level3.E219];[$optimize_tfidf_split4_level3.E219];[$optimize_tfidf_split5_level3.E219];[$optimize_tfidf_split6_level3.E219];[$optimize_tfidf_split7_level3.E219];[$optimize_tfidf_split8_level3.E219];[$optimize_tfidf_split9_level3.E21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239];[$optimize_tfidf_split1_level3.A239];[$optimize_tfidf_split2_level3.A239];[$optimize_tfidf_split3_level3.A239];[$optimize_tfidf_split4_level3.A239];[$optimize_tfidf_split5_level3.A239];[$optimize_tfidf_split6_level3.A239];[$optimize_tfidf_split7_level3.A239];[$optimize_tfidf_split8_level3.A239];[$optimize_tfidf_split9_level3.A239])" office:value-type="float" office:value="12" calcext:value-type="float">
            <text:p>12</text:p>
          </table:table-cell>
          <table:table-cell table:formula="of:=MIN([$optimize_tfidf_split0_level3.B239];[$optimize_tfidf_split1_level3.B239];[$optimize_tfidf_split2_level3.B239];[$optimize_tfidf_split3_level3.B239];[$optimize_tfidf_split4_level3.B239];[$optimize_tfidf_split5_level3.B239];[$optimize_tfidf_split6_level3.B239];[$optimize_tfidf_split7_level3.B239];[$optimize_tfidf_split8_level3.B239];[$optimize_tfidf_split9_level3.B239])" office:value-type="float" office:value="0.85" calcext:value-type="float">
            <text:p>0.85</text:p>
          </table:table-cell>
          <table:table-cell table:formula="of:=MIN([$optimize_tfidf_split0_level3.C239];[$optimize_tfidf_split1_level3.C239];[$optimize_tfidf_split2_level3.C239];[$optimize_tfidf_split3_level3.C239];[$optimize_tfidf_split4_level3.C239];[$optimize_tfidf_split5_level3.C239];[$optimize_tfidf_split6_level3.C239];[$optimize_tfidf_split7_level3.C239];[$optimize_tfidf_split8_level3.C239];[$optimize_tfidf_split9_level3.C239])" office:value-type="float" office:value="0.1379" calcext:value-type="float">
            <text:p>0.1379</text:p>
          </table:table-cell>
          <table:table-cell table:formula="of:=MIN([$optimize_tfidf_split0_level3.D239];[$optimize_tfidf_split1_level3.D239];[$optimize_tfidf_split2_level3.D239];[$optimize_tfidf_split3_level3.D239];[$optimize_tfidf_split4_level3.D239];[$optimize_tfidf_split5_level3.D239];[$optimize_tfidf_split6_level3.D239];[$optimize_tfidf_split7_level3.D239];[$optimize_tfidf_split8_level3.D239];[$optimize_tfidf_split9_level3.D239])" office:value-type="float" office:value="0.2034" calcext:value-type="float">
            <text:p>0.2034</text:p>
          </table:table-cell>
          <table:table-cell table:formula="of:=MIN([$optimize_tfidf_split0_level3.E239];[$optimize_tfidf_split1_level3.E239];[$optimize_tfidf_split2_level3.E239];[$optimize_tfidf_split3_level3.E239];[$optimize_tfidf_split4_level3.E239];[$optimize_tfidf_split5_level3.E239];[$optimize_tfidf_split6_level3.E239];[$optimize_tfidf_split7_level3.E239];[$optimize_tfidf_split8_level3.E239];[$optimize_tfidf_split9_level3.E23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259];[$optimize_tfidf_split1_level3.A259];[$optimize_tfidf_split2_level3.A259];[$optimize_tfidf_split3_level3.A259];[$optimize_tfidf_split4_level3.A259];[$optimize_tfidf_split5_level3.A259];[$optimize_tfidf_split6_level3.A259];[$optimize_tfidf_split7_level3.A259];[$optimize_tfidf_split8_level3.A259];[$optimize_tfidf_split9_level3.A259])" office:value-type="float" office:value="13" calcext:value-type="float">
            <text:p>13</text:p>
          </table:table-cell>
          <table:table-cell table:formula="of:=MIN([$optimize_tfidf_split0_level3.B259];[$optimize_tfidf_split1_level3.B259];[$optimize_tfidf_split2_level3.B259];[$optimize_tfidf_split3_level3.B259];[$optimize_tfidf_split4_level3.B259];[$optimize_tfidf_split5_level3.B259];[$optimize_tfidf_split6_level3.B259];[$optimize_tfidf_split7_level3.B259];[$optimize_tfidf_split8_level3.B259];[$optimize_tfidf_split9_level3.B259])" office:value-type="float" office:value="0.85" calcext:value-type="float">
            <text:p>0.85</text:p>
          </table:table-cell>
          <table:table-cell table:formula="of:=MIN([$optimize_tfidf_split0_level3.C259];[$optimize_tfidf_split1_level3.C259];[$optimize_tfidf_split2_level3.C259];[$optimize_tfidf_split3_level3.C259];[$optimize_tfidf_split4_level3.C259];[$optimize_tfidf_split5_level3.C259];[$optimize_tfidf_split6_level3.C259];[$optimize_tfidf_split7_level3.C259];[$optimize_tfidf_split8_level3.C259];[$optimize_tfidf_split9_level3.C259])" office:value-type="float" office:value="0.1379" calcext:value-type="float">
            <text:p>0.1379</text:p>
          </table:table-cell>
          <table:table-cell table:formula="of:=MIN([$optimize_tfidf_split0_level3.D259];[$optimize_tfidf_split1_level3.D259];[$optimize_tfidf_split2_level3.D259];[$optimize_tfidf_split3_level3.D259];[$optimize_tfidf_split4_level3.D259];[$optimize_tfidf_split5_level3.D259];[$optimize_tfidf_split6_level3.D259];[$optimize_tfidf_split7_level3.D259];[$optimize_tfidf_split8_level3.D259];[$optimize_tfidf_split9_level3.D259])" office:value-type="float" office:value="0.2034" calcext:value-type="float">
            <text:p>0.2034</text:p>
          </table:table-cell>
          <table:table-cell table:formula="of:=MIN([$optimize_tfidf_split0_level3.E259];[$optimize_tfidf_split1_level3.E259];[$optimize_tfidf_split2_level3.E259];[$optimize_tfidf_split3_level3.E259];[$optimize_tfidf_split4_level3.E259];[$optimize_tfidf_split5_level3.E259];[$optimize_tfidf_split6_level3.E259];[$optimize_tfidf_split7_level3.E259];[$optimize_tfidf_split8_level3.E259];[$optimize_tfidf_split9_level3.E25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279];[$optimize_tfidf_split1_level3.A279];[$optimize_tfidf_split2_level3.A279];[$optimize_tfidf_split3_level3.A279];[$optimize_tfidf_split4_level3.A279];[$optimize_tfidf_split5_level3.A279];[$optimize_tfidf_split6_level3.A279];[$optimize_tfidf_split7_level3.A279];[$optimize_tfidf_split8_level3.A279];[$optimize_tfidf_split9_level3.A279])" office:value-type="float" office:value="14" calcext:value-type="float">
            <text:p>14</text:p>
          </table:table-cell>
          <table:table-cell table:formula="of:=MIN([$optimize_tfidf_split0_level3.B279];[$optimize_tfidf_split1_level3.B279];[$optimize_tfidf_split2_level3.B279];[$optimize_tfidf_split3_level3.B279];[$optimize_tfidf_split4_level3.B279];[$optimize_tfidf_split5_level3.B279];[$optimize_tfidf_split6_level3.B279];[$optimize_tfidf_split7_level3.B279];[$optimize_tfidf_split8_level3.B279];[$optimize_tfidf_split9_level3.B279])" office:value-type="float" office:value="0.85" calcext:value-type="float">
            <text:p>0.85</text:p>
          </table:table-cell>
          <table:table-cell table:formula="of:=MIN([$optimize_tfidf_split0_level3.C279];[$optimize_tfidf_split1_level3.C279];[$optimize_tfidf_split2_level3.C279];[$optimize_tfidf_split3_level3.C279];[$optimize_tfidf_split4_level3.C279];[$optimize_tfidf_split5_level3.C279];[$optimize_tfidf_split6_level3.C279];[$optimize_tfidf_split7_level3.C279];[$optimize_tfidf_split8_level3.C279];[$optimize_tfidf_split9_level3.C279])" office:value-type="float" office:value="0.1379" calcext:value-type="float">
            <text:p>0.1379</text:p>
          </table:table-cell>
          <table:table-cell table:formula="of:=MIN([$optimize_tfidf_split0_level3.D279];[$optimize_tfidf_split1_level3.D279];[$optimize_tfidf_split2_level3.D279];[$optimize_tfidf_split3_level3.D279];[$optimize_tfidf_split4_level3.D279];[$optimize_tfidf_split5_level3.D279];[$optimize_tfidf_split6_level3.D279];[$optimize_tfidf_split7_level3.D279];[$optimize_tfidf_split8_level3.D279];[$optimize_tfidf_split9_level3.D279])" office:value-type="float" office:value="0.2034" calcext:value-type="float">
            <text:p>0.2034</text:p>
          </table:table-cell>
          <table:table-cell table:formula="of:=MIN([$optimize_tfidf_split0_level3.E279];[$optimize_tfidf_split1_level3.E279];[$optimize_tfidf_split2_level3.E279];[$optimize_tfidf_split3_level3.E279];[$optimize_tfidf_split4_level3.E279];[$optimize_tfidf_split5_level3.E279];[$optimize_tfidf_split6_level3.E279];[$optimize_tfidf_split7_level3.E279];[$optimize_tfidf_split8_level3.E279];[$optimize_tfidf_split9_level3.E27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299];[$optimize_tfidf_split1_level3.A299];[$optimize_tfidf_split2_level3.A299];[$optimize_tfidf_split3_level3.A299];[$optimize_tfidf_split4_level3.A299];[$optimize_tfidf_split5_level3.A299];[$optimize_tfidf_split6_level3.A299];[$optimize_tfidf_split7_level3.A299];[$optimize_tfidf_split8_level3.A299];[$optimize_tfidf_split9_level3.A299])" office:value-type="float" office:value="15" calcext:value-type="float">
            <text:p>15</text:p>
          </table:table-cell>
          <table:table-cell table:formula="of:=MIN([$optimize_tfidf_split0_level3.B299];[$optimize_tfidf_split1_level3.B299];[$optimize_tfidf_split2_level3.B299];[$optimize_tfidf_split3_level3.B299];[$optimize_tfidf_split4_level3.B299];[$optimize_tfidf_split5_level3.B299];[$optimize_tfidf_split6_level3.B299];[$optimize_tfidf_split7_level3.B299];[$optimize_tfidf_split8_level3.B299];[$optimize_tfidf_split9_level3.B299])" office:value-type="float" office:value="0.85" calcext:value-type="float">
            <text:p>0.85</text:p>
          </table:table-cell>
          <table:table-cell table:formula="of:=MIN([$optimize_tfidf_split0_level3.C299];[$optimize_tfidf_split1_level3.C299];[$optimize_tfidf_split2_level3.C299];[$optimize_tfidf_split3_level3.C299];[$optimize_tfidf_split4_level3.C299];[$optimize_tfidf_split5_level3.C299];[$optimize_tfidf_split6_level3.C299];[$optimize_tfidf_split7_level3.C299];[$optimize_tfidf_split8_level3.C299];[$optimize_tfidf_split9_level3.C299])" office:value-type="float" office:value="0.1379" calcext:value-type="float">
            <text:p>0.1379</text:p>
          </table:table-cell>
          <table:table-cell table:formula="of:=MIN([$optimize_tfidf_split0_level3.D299];[$optimize_tfidf_split1_level3.D299];[$optimize_tfidf_split2_level3.D299];[$optimize_tfidf_split3_level3.D299];[$optimize_tfidf_split4_level3.D299];[$optimize_tfidf_split5_level3.D299];[$optimize_tfidf_split6_level3.D299];[$optimize_tfidf_split7_level3.D299];[$optimize_tfidf_split8_level3.D299];[$optimize_tfidf_split9_level3.D299])" office:value-type="float" office:value="0.2034" calcext:value-type="float">
            <text:p>0.2034</text:p>
          </table:table-cell>
          <table:table-cell table:formula="of:=MIN([$optimize_tfidf_split0_level3.E299];[$optimize_tfidf_split1_level3.E299];[$optimize_tfidf_split2_level3.E299];[$optimize_tfidf_split3_level3.E299];[$optimize_tfidf_split4_level3.E299];[$optimize_tfidf_split5_level3.E299];[$optimize_tfidf_split6_level3.E299];[$optimize_tfidf_split7_level3.E299];[$optimize_tfidf_split8_level3.E299];[$optimize_tfidf_split9_level3.E299])" office:value-type="float" office:value="0.148" calcext:value-type="float">
            <text:p>0.148</text:p>
          </table:table-cell>
        </table:table-row>
        <table:table-row table:style-name="ro1">
          <table:table-cell table:formula="of:=MIN([$optimize_tfidf_split0_level3.A20];[$optimize_tfidf_split1_level3.A20];[$optimize_tfidf_split2_level3.A20];[$optimize_tfidf_split3_level3.A20];[$optimize_tfidf_split4_level3.A20];[$optimize_tfidf_split5_level3.A20];[$optimize_tfidf_split6_level3.A20];[$optimize_tfidf_split7_level3.A20];[$optimize_tfidf_split8_level3.A20];[$optimize_tfidf_split9_level3.A20])" office:value-type="float" office:value="1" calcext:value-type="float">
            <text:p>1</text:p>
          </table:table-cell>
          <table:table-cell table:formula="of:=MIN([$optimize_tfidf_split0_level3.B20];[$optimize_tfidf_split1_level3.B20];[$optimize_tfidf_split2_level3.B20];[$optimize_tfidf_split3_level3.B20];[$optimize_tfidf_split4_level3.B20];[$optimize_tfidf_split5_level3.B20];[$optimize_tfidf_split6_level3.B20];[$optimize_tfidf_split7_level3.B20];[$optimize_tfidf_split8_level3.B20];[$optimize_tfidf_split9_level3.B20])" office:value-type="float" office:value="0.9" calcext:value-type="float">
            <text:p>0.9</text:p>
          </table:table-cell>
          <table:table-cell table:formula="of:=MIN([$optimize_tfidf_split0_level3.C20];[$optimize_tfidf_split1_level3.C20];[$optimize_tfidf_split2_level3.C20];[$optimize_tfidf_split3_level3.C20];[$optimize_tfidf_split4_level3.C20];[$optimize_tfidf_split5_level3.C20];[$optimize_tfidf_split6_level3.C20];[$optimize_tfidf_split7_level3.C20];[$optimize_tfidf_split8_level3.C20];[$optimize_tfidf_split9_level3.C20])" office:value-type="float" office:value="0.0856" calcext:value-type="float">
            <text:p>0.0856</text:p>
          </table:table-cell>
          <table:table-cell table:formula="of:=MIN([$optimize_tfidf_split0_level3.D20];[$optimize_tfidf_split1_level3.D20];[$optimize_tfidf_split2_level3.D20];[$optimize_tfidf_split3_level3.D20];[$optimize_tfidf_split4_level3.D20];[$optimize_tfidf_split5_level3.D20];[$optimize_tfidf_split6_level3.D20];[$optimize_tfidf_split7_level3.D20];[$optimize_tfidf_split8_level3.D20];[$optimize_tfidf_split9_level3.D20])" office:value-type="float" office:value="0.0561" calcext:value-type="float">
            <text:p>0.0561</text:p>
          </table:table-cell>
          <table:table-cell table:formula="of:=MIN([$optimize_tfidf_split0_level3.E20];[$optimize_tfidf_split1_level3.E20];[$optimize_tfidf_split2_level3.E20];[$optimize_tfidf_split3_level3.E20];[$optimize_tfidf_split4_level3.E20];[$optimize_tfidf_split5_level3.E20];[$optimize_tfidf_split6_level3.E20];[$optimize_tfidf_split7_level3.E20];[$optimize_tfidf_split8_level3.E20];[$optimize_tfidf_split9_level3.E20])" office:value-type="float" office:value="0.0651" calcext:value-type="float">
            <text:p>0.0651</text:p>
          </table:table-cell>
        </table:table-row>
        <table:table-row table:style-name="ro1">
          <table:table-cell table:formula="of:=MIN([$optimize_tfidf_split0_level3.A40];[$optimize_tfidf_split1_level3.A40];[$optimize_tfidf_split2_level3.A40];[$optimize_tfidf_split3_level3.A40];[$optimize_tfidf_split4_level3.A40];[$optimize_tfidf_split5_level3.A40];[$optimize_tfidf_split6_level3.A40];[$optimize_tfidf_split7_level3.A40];[$optimize_tfidf_split8_level3.A40];[$optimize_tfidf_split9_level3.A40])" office:value-type="float" office:value="2" calcext:value-type="float">
            <text:p>2</text:p>
          </table:table-cell>
          <table:table-cell table:formula="of:=MIN([$optimize_tfidf_split0_level3.B40];[$optimize_tfidf_split1_level3.B40];[$optimize_tfidf_split2_level3.B40];[$optimize_tfidf_split3_level3.B40];[$optimize_tfidf_split4_level3.B40];[$optimize_tfidf_split5_level3.B40];[$optimize_tfidf_split6_level3.B40];[$optimize_tfidf_split7_level3.B40];[$optimize_tfidf_split8_level3.B40];[$optimize_tfidf_split9_level3.B40])" office:value-type="float" office:value="0.9" calcext:value-type="float">
            <text:p>0.9</text:p>
          </table:table-cell>
          <table:table-cell table:formula="of:=MIN([$optimize_tfidf_split0_level3.C40];[$optimize_tfidf_split1_level3.C40];[$optimize_tfidf_split2_level3.C40];[$optimize_tfidf_split3_level3.C40];[$optimize_tfidf_split4_level3.C40];[$optimize_tfidf_split5_level3.C40];[$optimize_tfidf_split6_level3.C40];[$optimize_tfidf_split7_level3.C40];[$optimize_tfidf_split8_level3.C40];[$optimize_tfidf_split9_level3.C40])" office:value-type="float" office:value="0.0819" calcext:value-type="float">
            <text:p>0.0819</text:p>
          </table:table-cell>
          <table:table-cell table:formula="of:=MIN([$optimize_tfidf_split0_level3.D40];[$optimize_tfidf_split1_level3.D40];[$optimize_tfidf_split2_level3.D40];[$optimize_tfidf_split3_level3.D40];[$optimize_tfidf_split4_level3.D40];[$optimize_tfidf_split5_level3.D40];[$optimize_tfidf_split6_level3.D40];[$optimize_tfidf_split7_level3.D40];[$optimize_tfidf_split8_level3.D40];[$optimize_tfidf_split9_level3.D40])" office:value-type="float" office:value="0.0676" calcext:value-type="float">
            <text:p>0.0676</text:p>
          </table:table-cell>
          <table:table-cell table:formula="of:=MIN([$optimize_tfidf_split0_level3.E40];[$optimize_tfidf_split1_level3.E40];[$optimize_tfidf_split2_level3.E40];[$optimize_tfidf_split3_level3.E40];[$optimize_tfidf_split4_level3.E40];[$optimize_tfidf_split5_level3.E40];[$optimize_tfidf_split6_level3.E40];[$optimize_tfidf_split7_level3.E40];[$optimize_tfidf_split8_level3.E40];[$optimize_tfidf_split9_level3.E40])" office:value-type="float" office:value="0.0704" calcext:value-type="float">
            <text:p>0.0704</text:p>
          </table:table-cell>
        </table:table-row>
        <table:table-row table:style-name="ro1">
          <table:table-cell table:formula="of:=MIN([$optimize_tfidf_split0_level3.A60];[$optimize_tfidf_split1_level3.A60];[$optimize_tfidf_split2_level3.A60];[$optimize_tfidf_split3_level3.A60];[$optimize_tfidf_split4_level3.A60];[$optimize_tfidf_split5_level3.A60];[$optimize_tfidf_split6_level3.A60];[$optimize_tfidf_split7_level3.A60];[$optimize_tfidf_split8_level3.A60];[$optimize_tfidf_split9_level3.A60])" office:value-type="float" office:value="3" calcext:value-type="float">
            <text:p>3</text:p>
          </table:table-cell>
          <table:table-cell table:formula="of:=MIN([$optimize_tfidf_split0_level3.B60];[$optimize_tfidf_split1_level3.B60];[$optimize_tfidf_split2_level3.B60];[$optimize_tfidf_split3_level3.B60];[$optimize_tfidf_split4_level3.B60];[$optimize_tfidf_split5_level3.B60];[$optimize_tfidf_split6_level3.B60];[$optimize_tfidf_split7_level3.B60];[$optimize_tfidf_split8_level3.B60];[$optimize_tfidf_split9_level3.B60])" office:value-type="float" office:value="0.9" calcext:value-type="float">
            <text:p>0.9</text:p>
          </table:table-cell>
          <table:table-cell table:formula="of:=MIN([$optimize_tfidf_split0_level3.C60];[$optimize_tfidf_split1_level3.C60];[$optimize_tfidf_split2_level3.C60];[$optimize_tfidf_split3_level3.C60];[$optimize_tfidf_split4_level3.C60];[$optimize_tfidf_split5_level3.C60];[$optimize_tfidf_split6_level3.C60];[$optimize_tfidf_split7_level3.C60];[$optimize_tfidf_split8_level3.C60];[$optimize_tfidf_split9_level3.C60])" office:value-type="float" office:value="0.0789" calcext:value-type="float">
            <text:p>0.0789</text:p>
          </table:table-cell>
          <table:table-cell table:formula="of:=MIN([$optimize_tfidf_split0_level3.D60];[$optimize_tfidf_split1_level3.D60];[$optimize_tfidf_split2_level3.D60];[$optimize_tfidf_split3_level3.D60];[$optimize_tfidf_split4_level3.D60];[$optimize_tfidf_split5_level3.D60];[$optimize_tfidf_split6_level3.D60];[$optimize_tfidf_split7_level3.D60];[$optimize_tfidf_split8_level3.D60];[$optimize_tfidf_split9_level3.D60])" office:value-type="float" office:value="0.0693" calcext:value-type="float">
            <text:p>0.0693</text:p>
          </table:table-cell>
          <table:table-cell table:formula="of:=MIN([$optimize_tfidf_split0_level3.E60];[$optimize_tfidf_split1_level3.E60];[$optimize_tfidf_split2_level3.E60];[$optimize_tfidf_split3_level3.E60];[$optimize_tfidf_split4_level3.E60];[$optimize_tfidf_split5_level3.E60];[$optimize_tfidf_split6_level3.E60];[$optimize_tfidf_split7_level3.E60];[$optimize_tfidf_split8_level3.E60];[$optimize_tfidf_split9_level3.E60])" office:value-type="float" office:value="0.0694" calcext:value-type="float">
            <text:p>0.0694</text:p>
          </table:table-cell>
        </table:table-row>
        <table:table-row table:style-name="ro1">
          <table:table-cell table:formula="of:=MIN([$optimize_tfidf_split0_level3.A80];[$optimize_tfidf_split1_level3.A80];[$optimize_tfidf_split2_level3.A80];[$optimize_tfidf_split3_level3.A80];[$optimize_tfidf_split4_level3.A80];[$optimize_tfidf_split5_level3.A80];[$optimize_tfidf_split6_level3.A80];[$optimize_tfidf_split7_level3.A80];[$optimize_tfidf_split8_level3.A80];[$optimize_tfidf_split9_level3.A80])" office:value-type="float" office:value="4" calcext:value-type="float">
            <text:p>4</text:p>
          </table:table-cell>
          <table:table-cell table:formula="of:=MIN([$optimize_tfidf_split0_level3.B80];[$optimize_tfidf_split1_level3.B80];[$optimize_tfidf_split2_level3.B80];[$optimize_tfidf_split3_level3.B80];[$optimize_tfidf_split4_level3.B80];[$optimize_tfidf_split5_level3.B80];[$optimize_tfidf_split6_level3.B80];[$optimize_tfidf_split7_level3.B80];[$optimize_tfidf_split8_level3.B80];[$optimize_tfidf_split9_level3.B80])" office:value-type="float" office:value="0.9" calcext:value-type="float">
            <text:p>0.9</text:p>
          </table:table-cell>
          <table:table-cell table:formula="of:=MIN([$optimize_tfidf_split0_level3.C80];[$optimize_tfidf_split1_level3.C80];[$optimize_tfidf_split2_level3.C80];[$optimize_tfidf_split3_level3.C80];[$optimize_tfidf_split4_level3.C80];[$optimize_tfidf_split5_level3.C80];[$optimize_tfidf_split6_level3.C80];[$optimize_tfidf_split7_level3.C80];[$optimize_tfidf_split8_level3.C80];[$optimize_tfidf_split9_level3.C80])" office:value-type="float" office:value="0.0772" calcext:value-type="float">
            <text:p>0.0772</text:p>
          </table:table-cell>
          <table:table-cell table:formula="of:=MIN([$optimize_tfidf_split0_level3.D80];[$optimize_tfidf_split1_level3.D80];[$optimize_tfidf_split2_level3.D80];[$optimize_tfidf_split3_level3.D80];[$optimize_tfidf_split4_level3.D80];[$optimize_tfidf_split5_level3.D80];[$optimize_tfidf_split6_level3.D80];[$optimize_tfidf_split7_level3.D80];[$optimize_tfidf_split8_level3.D80];[$optimize_tfidf_split9_level3.D80])" office:value-type="float" office:value="0.0693" calcext:value-type="float">
            <text:p>0.0693</text:p>
          </table:table-cell>
          <table:table-cell table:formula="of:=MIN([$optimize_tfidf_split0_level3.E80];[$optimize_tfidf_split1_level3.E80];[$optimize_tfidf_split2_level3.E80];[$optimize_tfidf_split3_level3.E80];[$optimize_tfidf_split4_level3.E80];[$optimize_tfidf_split5_level3.E80];[$optimize_tfidf_split6_level3.E80];[$optimize_tfidf_split7_level3.E80];[$optimize_tfidf_split8_level3.E80];[$optimize_tfidf_split9_level3.E80])" office:value-type="float" office:value="0.0683" calcext:value-type="float">
            <text:p>0.0683</text:p>
          </table:table-cell>
        </table:table-row>
        <table:table-row table:style-name="ro1">
          <table:table-cell table:formula="of:=MIN([$optimize_tfidf_split0_level3.A100];[$optimize_tfidf_split1_level3.A100];[$optimize_tfidf_split2_level3.A100];[$optimize_tfidf_split3_level3.A100];[$optimize_tfidf_split4_level3.A100];[$optimize_tfidf_split5_level3.A100];[$optimize_tfidf_split6_level3.A100];[$optimize_tfidf_split7_level3.A100];[$optimize_tfidf_split8_level3.A100];[$optimize_tfidf_split9_level3.A100])" office:value-type="float" office:value="5" calcext:value-type="float">
            <text:p>5</text:p>
          </table:table-cell>
          <table:table-cell table:formula="of:=MIN([$optimize_tfidf_split0_level3.B100];[$optimize_tfidf_split1_level3.B100];[$optimize_tfidf_split2_level3.B100];[$optimize_tfidf_split3_level3.B100];[$optimize_tfidf_split4_level3.B100];[$optimize_tfidf_split5_level3.B100];[$optimize_tfidf_split6_level3.B100];[$optimize_tfidf_split7_level3.B100];[$optimize_tfidf_split8_level3.B100];[$optimize_tfidf_split9_level3.B100])" office:value-type="float" office:value="0.9" calcext:value-type="float">
            <text:p>0.9</text:p>
          </table:table-cell>
          <table:table-cell table:formula="of:=MIN([$optimize_tfidf_split0_level3.C100];[$optimize_tfidf_split1_level3.C100];[$optimize_tfidf_split2_level3.C100];[$optimize_tfidf_split3_level3.C100];[$optimize_tfidf_split4_level3.C100];[$optimize_tfidf_split5_level3.C100];[$optimize_tfidf_split6_level3.C100];[$optimize_tfidf_split7_level3.C100];[$optimize_tfidf_split8_level3.C100];[$optimize_tfidf_split9_level3.C100])" office:value-type="float" office:value="0.0769" calcext:value-type="float">
            <text:p>0.0769</text:p>
          </table:table-cell>
          <table:table-cell table:formula="of:=MIN([$optimize_tfidf_split0_level3.D100];[$optimize_tfidf_split1_level3.D100];[$optimize_tfidf_split2_level3.D100];[$optimize_tfidf_split3_level3.D100];[$optimize_tfidf_split4_level3.D100];[$optimize_tfidf_split5_level3.D100];[$optimize_tfidf_split6_level3.D100];[$optimize_tfidf_split7_level3.D100];[$optimize_tfidf_split8_level3.D100];[$optimize_tfidf_split9_level3.D100])" office:value-type="float" office:value="0.0693" calcext:value-type="float">
            <text:p>0.0693</text:p>
          </table:table-cell>
          <table:table-cell table:formula="of:=MIN([$optimize_tfidf_split0_level3.E100];[$optimize_tfidf_split1_level3.E100];[$optimize_tfidf_split2_level3.E100];[$optimize_tfidf_split3_level3.E100];[$optimize_tfidf_split4_level3.E100];[$optimize_tfidf_split5_level3.E100];[$optimize_tfidf_split6_level3.E100];[$optimize_tfidf_split7_level3.E100];[$optimize_tfidf_split8_level3.E100];[$optimize_tfidf_split9_level3.E10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120];[$optimize_tfidf_split1_level3.A120];[$optimize_tfidf_split2_level3.A120];[$optimize_tfidf_split3_level3.A120];[$optimize_tfidf_split4_level3.A120];[$optimize_tfidf_split5_level3.A120];[$optimize_tfidf_split6_level3.A120];[$optimize_tfidf_split7_level3.A120];[$optimize_tfidf_split8_level3.A120];[$optimize_tfidf_split9_level3.A120])" office:value-type="float" office:value="6" calcext:value-type="float">
            <text:p>6</text:p>
          </table:table-cell>
          <table:table-cell table:formula="of:=MIN([$optimize_tfidf_split0_level3.B120];[$optimize_tfidf_split1_level3.B120];[$optimize_tfidf_split2_level3.B120];[$optimize_tfidf_split3_level3.B120];[$optimize_tfidf_split4_level3.B120];[$optimize_tfidf_split5_level3.B120];[$optimize_tfidf_split6_level3.B120];[$optimize_tfidf_split7_level3.B120];[$optimize_tfidf_split8_level3.B120];[$optimize_tfidf_split9_level3.B120])" office:value-type="float" office:value="0.9" calcext:value-type="float">
            <text:p>0.9</text:p>
          </table:table-cell>
          <table:table-cell table:formula="of:=MIN([$optimize_tfidf_split0_level3.C120];[$optimize_tfidf_split1_level3.C120];[$optimize_tfidf_split2_level3.C120];[$optimize_tfidf_split3_level3.C120];[$optimize_tfidf_split4_level3.C120];[$optimize_tfidf_split5_level3.C120];[$optimize_tfidf_split6_level3.C120];[$optimize_tfidf_split7_level3.C120];[$optimize_tfidf_split8_level3.C120];[$optimize_tfidf_split9_level3.C120])" office:value-type="float" office:value="0.0769" calcext:value-type="float">
            <text:p>0.0769</text:p>
          </table:table-cell>
          <table:table-cell table:formula="of:=MIN([$optimize_tfidf_split0_level3.D120];[$optimize_tfidf_split1_level3.D120];[$optimize_tfidf_split2_level3.D120];[$optimize_tfidf_split3_level3.D120];[$optimize_tfidf_split4_level3.D120];[$optimize_tfidf_split5_level3.D120];[$optimize_tfidf_split6_level3.D120];[$optimize_tfidf_split7_level3.D120];[$optimize_tfidf_split8_level3.D120];[$optimize_tfidf_split9_level3.D120])" office:value-type="float" office:value="0.0693" calcext:value-type="float">
            <text:p>0.0693</text:p>
          </table:table-cell>
          <table:table-cell table:formula="of:=MIN([$optimize_tfidf_split0_level3.E120];[$optimize_tfidf_split1_level3.E120];[$optimize_tfidf_split2_level3.E120];[$optimize_tfidf_split3_level3.E120];[$optimize_tfidf_split4_level3.E120];[$optimize_tfidf_split5_level3.E120];[$optimize_tfidf_split6_level3.E120];[$optimize_tfidf_split7_level3.E120];[$optimize_tfidf_split8_level3.E120];[$optimize_tfidf_split9_level3.E12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140];[$optimize_tfidf_split1_level3.A140];[$optimize_tfidf_split2_level3.A140];[$optimize_tfidf_split3_level3.A140];[$optimize_tfidf_split4_level3.A140];[$optimize_tfidf_split5_level3.A140];[$optimize_tfidf_split6_level3.A140];[$optimize_tfidf_split7_level3.A140];[$optimize_tfidf_split8_level3.A140];[$optimize_tfidf_split9_level3.A140])" office:value-type="float" office:value="7" calcext:value-type="float">
            <text:p>7</text:p>
          </table:table-cell>
          <table:table-cell table:formula="of:=MIN([$optimize_tfidf_split0_level3.B140];[$optimize_tfidf_split1_level3.B140];[$optimize_tfidf_split2_level3.B140];[$optimize_tfidf_split3_level3.B140];[$optimize_tfidf_split4_level3.B140];[$optimize_tfidf_split5_level3.B140];[$optimize_tfidf_split6_level3.B140];[$optimize_tfidf_split7_level3.B140];[$optimize_tfidf_split8_level3.B140];[$optimize_tfidf_split9_level3.B140])" office:value-type="float" office:value="0.9" calcext:value-type="float">
            <text:p>0.9</text:p>
          </table:table-cell>
          <table:table-cell table:formula="of:=MIN([$optimize_tfidf_split0_level3.C140];[$optimize_tfidf_split1_level3.C140];[$optimize_tfidf_split2_level3.C140];[$optimize_tfidf_split3_level3.C140];[$optimize_tfidf_split4_level3.C140];[$optimize_tfidf_split5_level3.C140];[$optimize_tfidf_split6_level3.C140];[$optimize_tfidf_split7_level3.C140];[$optimize_tfidf_split8_level3.C140];[$optimize_tfidf_split9_level3.C140])" office:value-type="float" office:value="0.0769" calcext:value-type="float">
            <text:p>0.0769</text:p>
          </table:table-cell>
          <table:table-cell table:formula="of:=MIN([$optimize_tfidf_split0_level3.D140];[$optimize_tfidf_split1_level3.D140];[$optimize_tfidf_split2_level3.D140];[$optimize_tfidf_split3_level3.D140];[$optimize_tfidf_split4_level3.D140];[$optimize_tfidf_split5_level3.D140];[$optimize_tfidf_split6_level3.D140];[$optimize_tfidf_split7_level3.D140];[$optimize_tfidf_split8_level3.D140];[$optimize_tfidf_split9_level3.D140])" office:value-type="float" office:value="0.0693" calcext:value-type="float">
            <text:p>0.0693</text:p>
          </table:table-cell>
          <table:table-cell table:formula="of:=MIN([$optimize_tfidf_split0_level3.E140];[$optimize_tfidf_split1_level3.E140];[$optimize_tfidf_split2_level3.E140];[$optimize_tfidf_split3_level3.E140];[$optimize_tfidf_split4_level3.E140];[$optimize_tfidf_split5_level3.E140];[$optimize_tfidf_split6_level3.E140];[$optimize_tfidf_split7_level3.E140];[$optimize_tfidf_split8_level3.E140];[$optimize_tfidf_split9_level3.E14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160];[$optimize_tfidf_split1_level3.A160];[$optimize_tfidf_split2_level3.A160];[$optimize_tfidf_split3_level3.A160];[$optimize_tfidf_split4_level3.A160];[$optimize_tfidf_split5_level3.A160];[$optimize_tfidf_split6_level3.A160];[$optimize_tfidf_split7_level3.A160];[$optimize_tfidf_split8_level3.A160];[$optimize_tfidf_split9_level3.A160])" office:value-type="float" office:value="8" calcext:value-type="float">
            <text:p>8</text:p>
          </table:table-cell>
          <table:table-cell table:formula="of:=MIN([$optimize_tfidf_split0_level3.B160];[$optimize_tfidf_split1_level3.B160];[$optimize_tfidf_split2_level3.B160];[$optimize_tfidf_split3_level3.B160];[$optimize_tfidf_split4_level3.B160];[$optimize_tfidf_split5_level3.B160];[$optimize_tfidf_split6_level3.B160];[$optimize_tfidf_split7_level3.B160];[$optimize_tfidf_split8_level3.B160];[$optimize_tfidf_split9_level3.B160])" office:value-type="float" office:value="0.9" calcext:value-type="float">
            <text:p>0.9</text:p>
          </table:table-cell>
          <table:table-cell table:formula="of:=MIN([$optimize_tfidf_split0_level3.C160];[$optimize_tfidf_split1_level3.C160];[$optimize_tfidf_split2_level3.C160];[$optimize_tfidf_split3_level3.C160];[$optimize_tfidf_split4_level3.C160];[$optimize_tfidf_split5_level3.C160];[$optimize_tfidf_split6_level3.C160];[$optimize_tfidf_split7_level3.C160];[$optimize_tfidf_split8_level3.C160];[$optimize_tfidf_split9_level3.C160])" office:value-type="float" office:value="0.0769" calcext:value-type="float">
            <text:p>0.0769</text:p>
          </table:table-cell>
          <table:table-cell table:formula="of:=MIN([$optimize_tfidf_split0_level3.D160];[$optimize_tfidf_split1_level3.D160];[$optimize_tfidf_split2_level3.D160];[$optimize_tfidf_split3_level3.D160];[$optimize_tfidf_split4_level3.D160];[$optimize_tfidf_split5_level3.D160];[$optimize_tfidf_split6_level3.D160];[$optimize_tfidf_split7_level3.D160];[$optimize_tfidf_split8_level3.D160];[$optimize_tfidf_split9_level3.D160])" office:value-type="float" office:value="0.0693" calcext:value-type="float">
            <text:p>0.0693</text:p>
          </table:table-cell>
          <table:table-cell table:formula="of:=MIN([$optimize_tfidf_split0_level3.E160];[$optimize_tfidf_split1_level3.E160];[$optimize_tfidf_split2_level3.E160];[$optimize_tfidf_split3_level3.E160];[$optimize_tfidf_split4_level3.E160];[$optimize_tfidf_split5_level3.E160];[$optimize_tfidf_split6_level3.E160];[$optimize_tfidf_split7_level3.E160];[$optimize_tfidf_split8_level3.E160];[$optimize_tfidf_split9_level3.E16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180];[$optimize_tfidf_split1_level3.A180];[$optimize_tfidf_split2_level3.A180];[$optimize_tfidf_split3_level3.A180];[$optimize_tfidf_split4_level3.A180];[$optimize_tfidf_split5_level3.A180];[$optimize_tfidf_split6_level3.A180];[$optimize_tfidf_split7_level3.A180];[$optimize_tfidf_split8_level3.A180];[$optimize_tfidf_split9_level3.A180])" office:value-type="float" office:value="9" calcext:value-type="float">
            <text:p>9</text:p>
          </table:table-cell>
          <table:table-cell table:formula="of:=MIN([$optimize_tfidf_split0_level3.B180];[$optimize_tfidf_split1_level3.B180];[$optimize_tfidf_split2_level3.B180];[$optimize_tfidf_split3_level3.B180];[$optimize_tfidf_split4_level3.B180];[$optimize_tfidf_split5_level3.B180];[$optimize_tfidf_split6_level3.B180];[$optimize_tfidf_split7_level3.B180];[$optimize_tfidf_split8_level3.B180];[$optimize_tfidf_split9_level3.B180])" office:value-type="float" office:value="0.9" calcext:value-type="float">
            <text:p>0.9</text:p>
          </table:table-cell>
          <table:table-cell table:formula="of:=MIN([$optimize_tfidf_split0_level3.C180];[$optimize_tfidf_split1_level3.C180];[$optimize_tfidf_split2_level3.C180];[$optimize_tfidf_split3_level3.C180];[$optimize_tfidf_split4_level3.C180];[$optimize_tfidf_split5_level3.C180];[$optimize_tfidf_split6_level3.C180];[$optimize_tfidf_split7_level3.C180];[$optimize_tfidf_split8_level3.C180];[$optimize_tfidf_split9_level3.C180])" office:value-type="float" office:value="0.0769" calcext:value-type="float">
            <text:p>0.0769</text:p>
          </table:table-cell>
          <table:table-cell table:formula="of:=MIN([$optimize_tfidf_split0_level3.D180];[$optimize_tfidf_split1_level3.D180];[$optimize_tfidf_split2_level3.D180];[$optimize_tfidf_split3_level3.D180];[$optimize_tfidf_split4_level3.D180];[$optimize_tfidf_split5_level3.D180];[$optimize_tfidf_split6_level3.D180];[$optimize_tfidf_split7_level3.D180];[$optimize_tfidf_split8_level3.D180];[$optimize_tfidf_split9_level3.D180])" office:value-type="float" office:value="0.0693" calcext:value-type="float">
            <text:p>0.0693</text:p>
          </table:table-cell>
          <table:table-cell table:formula="of:=MIN([$optimize_tfidf_split0_level3.E180];[$optimize_tfidf_split1_level3.E180];[$optimize_tfidf_split2_level3.E180];[$optimize_tfidf_split3_level3.E180];[$optimize_tfidf_split4_level3.E180];[$optimize_tfidf_split5_level3.E180];[$optimize_tfidf_split6_level3.E180];[$optimize_tfidf_split7_level3.E180];[$optimize_tfidf_split8_level3.E180];[$optimize_tfidf_split9_level3.E18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200];[$optimize_tfidf_split1_level3.A200];[$optimize_tfidf_split2_level3.A200];[$optimize_tfidf_split3_level3.A200];[$optimize_tfidf_split4_level3.A200];[$optimize_tfidf_split5_level3.A200];[$optimize_tfidf_split6_level3.A200];[$optimize_tfidf_split7_level3.A200];[$optimize_tfidf_split8_level3.A200];[$optimize_tfidf_split9_level3.A200])" office:value-type="float" office:value="10" calcext:value-type="float">
            <text:p>10</text:p>
          </table:table-cell>
          <table:table-cell table:formula="of:=MIN([$optimize_tfidf_split0_level3.B200];[$optimize_tfidf_split1_level3.B200];[$optimize_tfidf_split2_level3.B200];[$optimize_tfidf_split3_level3.B200];[$optimize_tfidf_split4_level3.B200];[$optimize_tfidf_split5_level3.B200];[$optimize_tfidf_split6_level3.B200];[$optimize_tfidf_split7_level3.B200];[$optimize_tfidf_split8_level3.B200];[$optimize_tfidf_split9_level3.B200])" office:value-type="float" office:value="0.9" calcext:value-type="float">
            <text:p>0.9</text:p>
          </table:table-cell>
          <table:table-cell table:formula="of:=MIN([$optimize_tfidf_split0_level3.C200];[$optimize_tfidf_split1_level3.C200];[$optimize_tfidf_split2_level3.C200];[$optimize_tfidf_split3_level3.C200];[$optimize_tfidf_split4_level3.C200];[$optimize_tfidf_split5_level3.C200];[$optimize_tfidf_split6_level3.C200];[$optimize_tfidf_split7_level3.C200];[$optimize_tfidf_split8_level3.C200];[$optimize_tfidf_split9_level3.C200])" office:value-type="float" office:value="0.0769" calcext:value-type="float">
            <text:p>0.0769</text:p>
          </table:table-cell>
          <table:table-cell table:formula="of:=MIN([$optimize_tfidf_split0_level3.D200];[$optimize_tfidf_split1_level3.D200];[$optimize_tfidf_split2_level3.D200];[$optimize_tfidf_split3_level3.D200];[$optimize_tfidf_split4_level3.D200];[$optimize_tfidf_split5_level3.D200];[$optimize_tfidf_split6_level3.D200];[$optimize_tfidf_split7_level3.D200];[$optimize_tfidf_split8_level3.D200];[$optimize_tfidf_split9_level3.D200])" office:value-type="float" office:value="0.0693" calcext:value-type="float">
            <text:p>0.0693</text:p>
          </table:table-cell>
          <table:table-cell table:formula="of:=MIN([$optimize_tfidf_split0_level3.E200];[$optimize_tfidf_split1_level3.E200];[$optimize_tfidf_split2_level3.E200];[$optimize_tfidf_split3_level3.E200];[$optimize_tfidf_split4_level3.E200];[$optimize_tfidf_split5_level3.E200];[$optimize_tfidf_split6_level3.E200];[$optimize_tfidf_split7_level3.E200];[$optimize_tfidf_split8_level3.E200];[$optimize_tfidf_split9_level3.E20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220];[$optimize_tfidf_split1_level3.A220];[$optimize_tfidf_split2_level3.A220];[$optimize_tfidf_split3_level3.A220];[$optimize_tfidf_split4_level3.A220];[$optimize_tfidf_split5_level3.A220];[$optimize_tfidf_split6_level3.A220];[$optimize_tfidf_split7_level3.A220];[$optimize_tfidf_split8_level3.A220];[$optimize_tfidf_split9_level3.A220])" office:value-type="float" office:value="11" calcext:value-type="float">
            <text:p>11</text:p>
          </table:table-cell>
          <table:table-cell table:formula="of:=MIN([$optimize_tfidf_split0_level3.B220];[$optimize_tfidf_split1_level3.B220];[$optimize_tfidf_split2_level3.B220];[$optimize_tfidf_split3_level3.B220];[$optimize_tfidf_split4_level3.B220];[$optimize_tfidf_split5_level3.B220];[$optimize_tfidf_split6_level3.B220];[$optimize_tfidf_split7_level3.B220];[$optimize_tfidf_split8_level3.B220];[$optimize_tfidf_split9_level3.B220])" office:value-type="float" office:value="0.9" calcext:value-type="float">
            <text:p>0.9</text:p>
          </table:table-cell>
          <table:table-cell table:formula="of:=MIN([$optimize_tfidf_split0_level3.C220];[$optimize_tfidf_split1_level3.C220];[$optimize_tfidf_split2_level3.C220];[$optimize_tfidf_split3_level3.C220];[$optimize_tfidf_split4_level3.C220];[$optimize_tfidf_split5_level3.C220];[$optimize_tfidf_split6_level3.C220];[$optimize_tfidf_split7_level3.C220];[$optimize_tfidf_split8_level3.C220];[$optimize_tfidf_split9_level3.C220])" office:value-type="float" office:value="0.0769" calcext:value-type="float">
            <text:p>0.0769</text:p>
          </table:table-cell>
          <table:table-cell table:formula="of:=MIN([$optimize_tfidf_split0_level3.D220];[$optimize_tfidf_split1_level3.D220];[$optimize_tfidf_split2_level3.D220];[$optimize_tfidf_split3_level3.D220];[$optimize_tfidf_split4_level3.D220];[$optimize_tfidf_split5_level3.D220];[$optimize_tfidf_split6_level3.D220];[$optimize_tfidf_split7_level3.D220];[$optimize_tfidf_split8_level3.D220];[$optimize_tfidf_split9_level3.D220])" office:value-type="float" office:value="0.0693" calcext:value-type="float">
            <text:p>0.0693</text:p>
          </table:table-cell>
          <table:table-cell table:formula="of:=MIN([$optimize_tfidf_split0_level3.E220];[$optimize_tfidf_split1_level3.E220];[$optimize_tfidf_split2_level3.E220];[$optimize_tfidf_split3_level3.E220];[$optimize_tfidf_split4_level3.E220];[$optimize_tfidf_split5_level3.E220];[$optimize_tfidf_split6_level3.E220];[$optimize_tfidf_split7_level3.E220];[$optimize_tfidf_split8_level3.E220];[$optimize_tfidf_split9_level3.E22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240];[$optimize_tfidf_split1_level3.A240];[$optimize_tfidf_split2_level3.A240];[$optimize_tfidf_split3_level3.A240];[$optimize_tfidf_split4_level3.A240];[$optimize_tfidf_split5_level3.A240];[$optimize_tfidf_split6_level3.A240];[$optimize_tfidf_split7_level3.A240];[$optimize_tfidf_split8_level3.A240];[$optimize_tfidf_split9_level3.A240])" office:value-type="float" office:value="12" calcext:value-type="float">
            <text:p>12</text:p>
          </table:table-cell>
          <table:table-cell table:formula="of:=MIN([$optimize_tfidf_split0_level3.B240];[$optimize_tfidf_split1_level3.B240];[$optimize_tfidf_split2_level3.B240];[$optimize_tfidf_split3_level3.B240];[$optimize_tfidf_split4_level3.B240];[$optimize_tfidf_split5_level3.B240];[$optimize_tfidf_split6_level3.B240];[$optimize_tfidf_split7_level3.B240];[$optimize_tfidf_split8_level3.B240];[$optimize_tfidf_split9_level3.B240])" office:value-type="float" office:value="0.9" calcext:value-type="float">
            <text:p>0.9</text:p>
          </table:table-cell>
          <table:table-cell table:formula="of:=MIN([$optimize_tfidf_split0_level3.C240];[$optimize_tfidf_split1_level3.C240];[$optimize_tfidf_split2_level3.C240];[$optimize_tfidf_split3_level3.C240];[$optimize_tfidf_split4_level3.C240];[$optimize_tfidf_split5_level3.C240];[$optimize_tfidf_split6_level3.C240];[$optimize_tfidf_split7_level3.C240];[$optimize_tfidf_split8_level3.C240];[$optimize_tfidf_split9_level3.C240])" office:value-type="float" office:value="0.0769" calcext:value-type="float">
            <text:p>0.0769</text:p>
          </table:table-cell>
          <table:table-cell table:formula="of:=MIN([$optimize_tfidf_split0_level3.D240];[$optimize_tfidf_split1_level3.D240];[$optimize_tfidf_split2_level3.D240];[$optimize_tfidf_split3_level3.D240];[$optimize_tfidf_split4_level3.D240];[$optimize_tfidf_split5_level3.D240];[$optimize_tfidf_split6_level3.D240];[$optimize_tfidf_split7_level3.D240];[$optimize_tfidf_split8_level3.D240];[$optimize_tfidf_split9_level3.D240])" office:value-type="float" office:value="0.0693" calcext:value-type="float">
            <text:p>0.0693</text:p>
          </table:table-cell>
          <table:table-cell table:formula="of:=MIN([$optimize_tfidf_split0_level3.E240];[$optimize_tfidf_split1_level3.E240];[$optimize_tfidf_split2_level3.E240];[$optimize_tfidf_split3_level3.E240];[$optimize_tfidf_split4_level3.E240];[$optimize_tfidf_split5_level3.E240];[$optimize_tfidf_split6_level3.E240];[$optimize_tfidf_split7_level3.E240];[$optimize_tfidf_split8_level3.E240];[$optimize_tfidf_split9_level3.E24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260];[$optimize_tfidf_split1_level3.A260];[$optimize_tfidf_split2_level3.A260];[$optimize_tfidf_split3_level3.A260];[$optimize_tfidf_split4_level3.A260];[$optimize_tfidf_split5_level3.A260];[$optimize_tfidf_split6_level3.A260];[$optimize_tfidf_split7_level3.A260];[$optimize_tfidf_split8_level3.A260];[$optimize_tfidf_split9_level3.A260])" office:value-type="float" office:value="13" calcext:value-type="float">
            <text:p>13</text:p>
          </table:table-cell>
          <table:table-cell table:formula="of:=MIN([$optimize_tfidf_split0_level3.B260];[$optimize_tfidf_split1_level3.B260];[$optimize_tfidf_split2_level3.B260];[$optimize_tfidf_split3_level3.B260];[$optimize_tfidf_split4_level3.B260];[$optimize_tfidf_split5_level3.B260];[$optimize_tfidf_split6_level3.B260];[$optimize_tfidf_split7_level3.B260];[$optimize_tfidf_split8_level3.B260];[$optimize_tfidf_split9_level3.B260])" office:value-type="float" office:value="0.9" calcext:value-type="float">
            <text:p>0.9</text:p>
          </table:table-cell>
          <table:table-cell table:formula="of:=MIN([$optimize_tfidf_split0_level3.C260];[$optimize_tfidf_split1_level3.C260];[$optimize_tfidf_split2_level3.C260];[$optimize_tfidf_split3_level3.C260];[$optimize_tfidf_split4_level3.C260];[$optimize_tfidf_split5_level3.C260];[$optimize_tfidf_split6_level3.C260];[$optimize_tfidf_split7_level3.C260];[$optimize_tfidf_split8_level3.C260];[$optimize_tfidf_split9_level3.C260])" office:value-type="float" office:value="0.0769" calcext:value-type="float">
            <text:p>0.0769</text:p>
          </table:table-cell>
          <table:table-cell table:formula="of:=MIN([$optimize_tfidf_split0_level3.D260];[$optimize_tfidf_split1_level3.D260];[$optimize_tfidf_split2_level3.D260];[$optimize_tfidf_split3_level3.D260];[$optimize_tfidf_split4_level3.D260];[$optimize_tfidf_split5_level3.D260];[$optimize_tfidf_split6_level3.D260];[$optimize_tfidf_split7_level3.D260];[$optimize_tfidf_split8_level3.D260];[$optimize_tfidf_split9_level3.D260])" office:value-type="float" office:value="0.0693" calcext:value-type="float">
            <text:p>0.0693</text:p>
          </table:table-cell>
          <table:table-cell table:formula="of:=MIN([$optimize_tfidf_split0_level3.E260];[$optimize_tfidf_split1_level3.E260];[$optimize_tfidf_split2_level3.E260];[$optimize_tfidf_split3_level3.E260];[$optimize_tfidf_split4_level3.E260];[$optimize_tfidf_split5_level3.E260];[$optimize_tfidf_split6_level3.E260];[$optimize_tfidf_split7_level3.E260];[$optimize_tfidf_split8_level3.E260];[$optimize_tfidf_split9_level3.E26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280];[$optimize_tfidf_split1_level3.A280];[$optimize_tfidf_split2_level3.A280];[$optimize_tfidf_split3_level3.A280];[$optimize_tfidf_split4_level3.A280];[$optimize_tfidf_split5_level3.A280];[$optimize_tfidf_split6_level3.A280];[$optimize_tfidf_split7_level3.A280];[$optimize_tfidf_split8_level3.A280];[$optimize_tfidf_split9_level3.A280])" office:value-type="float" office:value="14" calcext:value-type="float">
            <text:p>14</text:p>
          </table:table-cell>
          <table:table-cell table:formula="of:=MIN([$optimize_tfidf_split0_level3.B280];[$optimize_tfidf_split1_level3.B280];[$optimize_tfidf_split2_level3.B280];[$optimize_tfidf_split3_level3.B280];[$optimize_tfidf_split4_level3.B280];[$optimize_tfidf_split5_level3.B280];[$optimize_tfidf_split6_level3.B280];[$optimize_tfidf_split7_level3.B280];[$optimize_tfidf_split8_level3.B280];[$optimize_tfidf_split9_level3.B280])" office:value-type="float" office:value="0.9" calcext:value-type="float">
            <text:p>0.9</text:p>
          </table:table-cell>
          <table:table-cell table:formula="of:=MIN([$optimize_tfidf_split0_level3.C280];[$optimize_tfidf_split1_level3.C280];[$optimize_tfidf_split2_level3.C280];[$optimize_tfidf_split3_level3.C280];[$optimize_tfidf_split4_level3.C280];[$optimize_tfidf_split5_level3.C280];[$optimize_tfidf_split6_level3.C280];[$optimize_tfidf_split7_level3.C280];[$optimize_tfidf_split8_level3.C280];[$optimize_tfidf_split9_level3.C280])" office:value-type="float" office:value="0.0769" calcext:value-type="float">
            <text:p>0.0769</text:p>
          </table:table-cell>
          <table:table-cell table:formula="of:=MIN([$optimize_tfidf_split0_level3.D280];[$optimize_tfidf_split1_level3.D280];[$optimize_tfidf_split2_level3.D280];[$optimize_tfidf_split3_level3.D280];[$optimize_tfidf_split4_level3.D280];[$optimize_tfidf_split5_level3.D280];[$optimize_tfidf_split6_level3.D280];[$optimize_tfidf_split7_level3.D280];[$optimize_tfidf_split8_level3.D280];[$optimize_tfidf_split9_level3.D280])" office:value-type="float" office:value="0.0693" calcext:value-type="float">
            <text:p>0.0693</text:p>
          </table:table-cell>
          <table:table-cell table:formula="of:=MIN([$optimize_tfidf_split0_level3.E280];[$optimize_tfidf_split1_level3.E280];[$optimize_tfidf_split2_level3.E280];[$optimize_tfidf_split3_level3.E280];[$optimize_tfidf_split4_level3.E280];[$optimize_tfidf_split5_level3.E280];[$optimize_tfidf_split6_level3.E280];[$optimize_tfidf_split7_level3.E280];[$optimize_tfidf_split8_level3.E280];[$optimize_tfidf_split9_level3.E28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300];[$optimize_tfidf_split1_level3.A300];[$optimize_tfidf_split2_level3.A300];[$optimize_tfidf_split3_level3.A300];[$optimize_tfidf_split4_level3.A300];[$optimize_tfidf_split5_level3.A300];[$optimize_tfidf_split6_level3.A300];[$optimize_tfidf_split7_level3.A300];[$optimize_tfidf_split8_level3.A300];[$optimize_tfidf_split9_level3.A300])" office:value-type="float" office:value="15" calcext:value-type="float">
            <text:p>15</text:p>
          </table:table-cell>
          <table:table-cell table:formula="of:=MIN([$optimize_tfidf_split0_level3.B300];[$optimize_tfidf_split1_level3.B300];[$optimize_tfidf_split2_level3.B300];[$optimize_tfidf_split3_level3.B300];[$optimize_tfidf_split4_level3.B300];[$optimize_tfidf_split5_level3.B300];[$optimize_tfidf_split6_level3.B300];[$optimize_tfidf_split7_level3.B300];[$optimize_tfidf_split8_level3.B300];[$optimize_tfidf_split9_level3.B300])" office:value-type="float" office:value="0.9" calcext:value-type="float">
            <text:p>0.9</text:p>
          </table:table-cell>
          <table:table-cell table:formula="of:=MIN([$optimize_tfidf_split0_level3.C300];[$optimize_tfidf_split1_level3.C300];[$optimize_tfidf_split2_level3.C300];[$optimize_tfidf_split3_level3.C300];[$optimize_tfidf_split4_level3.C300];[$optimize_tfidf_split5_level3.C300];[$optimize_tfidf_split6_level3.C300];[$optimize_tfidf_split7_level3.C300];[$optimize_tfidf_split8_level3.C300];[$optimize_tfidf_split9_level3.C300])" office:value-type="float" office:value="0.0769" calcext:value-type="float">
            <text:p>0.0769</text:p>
          </table:table-cell>
          <table:table-cell table:formula="of:=MIN([$optimize_tfidf_split0_level3.D300];[$optimize_tfidf_split1_level3.D300];[$optimize_tfidf_split2_level3.D300];[$optimize_tfidf_split3_level3.D300];[$optimize_tfidf_split4_level3.D300];[$optimize_tfidf_split5_level3.D300];[$optimize_tfidf_split6_level3.D300];[$optimize_tfidf_split7_level3.D300];[$optimize_tfidf_split8_level3.D300];[$optimize_tfidf_split9_level3.D300])" office:value-type="float" office:value="0.0693" calcext:value-type="float">
            <text:p>0.0693</text:p>
          </table:table-cell>
          <table:table-cell table:formula="of:=MIN([$optimize_tfidf_split0_level3.E300];[$optimize_tfidf_split1_level3.E300];[$optimize_tfidf_split2_level3.E300];[$optimize_tfidf_split3_level3.E300];[$optimize_tfidf_split4_level3.E300];[$optimize_tfidf_split5_level3.E300];[$optimize_tfidf_split6_level3.E300];[$optimize_tfidf_split7_level3.E300];[$optimize_tfidf_split8_level3.E300];[$optimize_tfidf_split9_level3.E300])" office:value-type="float" office:value="0.068" calcext:value-type="float">
            <text:p>0.068</text:p>
          </table:table-cell>
        </table:table-row>
        <table:table-row table:style-name="ro1">
          <table:table-cell table:formula="of:=MIN([$optimize_tfidf_split0_level3.A21];[$optimize_tfidf_split1_level3.A21];[$optimize_tfidf_split2_level3.A21];[$optimize_tfidf_split3_level3.A21];[$optimize_tfidf_split4_level3.A21];[$optimize_tfidf_split5_level3.A21];[$optimize_tfidf_split6_level3.A21];[$optimize_tfidf_split7_level3.A21];[$optimize_tfidf_split8_level3.A21];[$optimize_tfidf_split9_level3.A21])" office:value-type="float" office:value="1" calcext:value-type="float">
            <text:p>1</text:p>
          </table:table-cell>
          <table:table-cell table:formula="of:=MIN([$optimize_tfidf_split0_level3.B21];[$optimize_tfidf_split1_level3.B21];[$optimize_tfidf_split2_level3.B21];[$optimize_tfidf_split3_level3.B21];[$optimize_tfidf_split4_level3.B21];[$optimize_tfidf_split5_level3.B21];[$optimize_tfidf_split6_level3.B21];[$optimize_tfidf_split7_level3.B21];[$optimize_tfidf_split8_level3.B21];[$optimize_tfidf_split9_level3.B21])" office:value-type="float" office:value="0.95" calcext:value-type="float">
            <text:p>0.95</text:p>
          </table:table-cell>
          <table:table-cell table:formula="of:=MIN([$optimize_tfidf_split0_level3.C21];[$optimize_tfidf_split1_level3.C21];[$optimize_tfidf_split2_level3.C21];[$optimize_tfidf_split3_level3.C21];[$optimize_tfidf_split4_level3.C21];[$optimize_tfidf_split5_level3.C21];[$optimize_tfidf_split6_level3.C21];[$optimize_tfidf_split7_level3.C21];[$optimize_tfidf_split8_level3.C21];[$optimize_tfidf_split9_level3.C21])" office:value-type="float" office:value="0.0206" calcext:value-type="float">
            <text:p>0.0206</text:p>
          </table:table-cell>
          <table:table-cell table:formula="of:=MIN([$optimize_tfidf_split0_level3.D21];[$optimize_tfidf_split1_level3.D21];[$optimize_tfidf_split2_level3.D21];[$optimize_tfidf_split3_level3.D21];[$optimize_tfidf_split4_level3.D21];[$optimize_tfidf_split5_level3.D21];[$optimize_tfidf_split6_level3.D21];[$optimize_tfidf_split7_level3.D21];[$optimize_tfidf_split8_level3.D21];[$optimize_tfidf_split9_level3.D21])" office:value-type="float" office:value="0.0132" calcext:value-type="float">
            <text:p>0.0132</text:p>
          </table:table-cell>
          <table:table-cell table:formula="of:=MIN([$optimize_tfidf_split0_level3.E21];[$optimize_tfidf_split1_level3.E21];[$optimize_tfidf_split2_level3.E21];[$optimize_tfidf_split3_level3.E21];[$optimize_tfidf_split4_level3.E21];[$optimize_tfidf_split5_level3.E21];[$optimize_tfidf_split6_level3.E21];[$optimize_tfidf_split7_level3.E21];[$optimize_tfidf_split8_level3.E21];[$optimize_tfidf_split9_level3.E2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41];[$optimize_tfidf_split1_level3.A41];[$optimize_tfidf_split2_level3.A41];[$optimize_tfidf_split3_level3.A41];[$optimize_tfidf_split4_level3.A41];[$optimize_tfidf_split5_level3.A41];[$optimize_tfidf_split6_level3.A41];[$optimize_tfidf_split7_level3.A41];[$optimize_tfidf_split8_level3.A41];[$optimize_tfidf_split9_level3.A41])" office:value-type="float" office:value="2" calcext:value-type="float">
            <text:p>2</text:p>
          </table:table-cell>
          <table:table-cell table:formula="of:=MIN([$optimize_tfidf_split0_level3.B41];[$optimize_tfidf_split1_level3.B41];[$optimize_tfidf_split2_level3.B41];[$optimize_tfidf_split3_level3.B41];[$optimize_tfidf_split4_level3.B41];[$optimize_tfidf_split5_level3.B41];[$optimize_tfidf_split6_level3.B41];[$optimize_tfidf_split7_level3.B41];[$optimize_tfidf_split8_level3.B41];[$optimize_tfidf_split9_level3.B41])" office:value-type="float" office:value="0.95" calcext:value-type="float">
            <text:p>0.95</text:p>
          </table:table-cell>
          <table:table-cell table:formula="of:=MIN([$optimize_tfidf_split0_level3.C41];[$optimize_tfidf_split1_level3.C41];[$optimize_tfidf_split2_level3.C41];[$optimize_tfidf_split3_level3.C41];[$optimize_tfidf_split4_level3.C41];[$optimize_tfidf_split5_level3.C41];[$optimize_tfidf_split6_level3.C41];[$optimize_tfidf_split7_level3.C41];[$optimize_tfidf_split8_level3.C41];[$optimize_tfidf_split9_level3.C41])" office:value-type="float" office:value="0.0206" calcext:value-type="float">
            <text:p>0.0206</text:p>
          </table:table-cell>
          <table:table-cell table:formula="of:=MIN([$optimize_tfidf_split0_level3.D41];[$optimize_tfidf_split1_level3.D41];[$optimize_tfidf_split2_level3.D41];[$optimize_tfidf_split3_level3.D41];[$optimize_tfidf_split4_level3.D41];[$optimize_tfidf_split5_level3.D41];[$optimize_tfidf_split6_level3.D41];[$optimize_tfidf_split7_level3.D41];[$optimize_tfidf_split8_level3.D41];[$optimize_tfidf_split9_level3.D41])" office:value-type="float" office:value="0.0132" calcext:value-type="float">
            <text:p>0.0132</text:p>
          </table:table-cell>
          <table:table-cell table:formula="of:=MIN([$optimize_tfidf_split0_level3.E41];[$optimize_tfidf_split1_level3.E41];[$optimize_tfidf_split2_level3.E41];[$optimize_tfidf_split3_level3.E41];[$optimize_tfidf_split4_level3.E41];[$optimize_tfidf_split5_level3.E41];[$optimize_tfidf_split6_level3.E41];[$optimize_tfidf_split7_level3.E41];[$optimize_tfidf_split8_level3.E41];[$optimize_tfidf_split9_level3.E4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61];[$optimize_tfidf_split1_level3.A61];[$optimize_tfidf_split2_level3.A61];[$optimize_tfidf_split3_level3.A61];[$optimize_tfidf_split4_level3.A61];[$optimize_tfidf_split5_level3.A61];[$optimize_tfidf_split6_level3.A61];[$optimize_tfidf_split7_level3.A61];[$optimize_tfidf_split8_level3.A61];[$optimize_tfidf_split9_level3.A61])" office:value-type="float" office:value="3" calcext:value-type="float">
            <text:p>3</text:p>
          </table:table-cell>
          <table:table-cell table:formula="of:=MIN([$optimize_tfidf_split0_level3.B61];[$optimize_tfidf_split1_level3.B61];[$optimize_tfidf_split2_level3.B61];[$optimize_tfidf_split3_level3.B61];[$optimize_tfidf_split4_level3.B61];[$optimize_tfidf_split5_level3.B61];[$optimize_tfidf_split6_level3.B61];[$optimize_tfidf_split7_level3.B61];[$optimize_tfidf_split8_level3.B61];[$optimize_tfidf_split9_level3.B61])" office:value-type="float" office:value="0.95" calcext:value-type="float">
            <text:p>0.95</text:p>
          </table:table-cell>
          <table:table-cell table:formula="of:=MIN([$optimize_tfidf_split0_level3.C61];[$optimize_tfidf_split1_level3.C61];[$optimize_tfidf_split2_level3.C61];[$optimize_tfidf_split3_level3.C61];[$optimize_tfidf_split4_level3.C61];[$optimize_tfidf_split5_level3.C61];[$optimize_tfidf_split6_level3.C61];[$optimize_tfidf_split7_level3.C61];[$optimize_tfidf_split8_level3.C61];[$optimize_tfidf_split9_level3.C61])" office:value-type="float" office:value="0.0206" calcext:value-type="float">
            <text:p>0.0206</text:p>
          </table:table-cell>
          <table:table-cell table:formula="of:=MIN([$optimize_tfidf_split0_level3.D61];[$optimize_tfidf_split1_level3.D61];[$optimize_tfidf_split2_level3.D61];[$optimize_tfidf_split3_level3.D61];[$optimize_tfidf_split4_level3.D61];[$optimize_tfidf_split5_level3.D61];[$optimize_tfidf_split6_level3.D61];[$optimize_tfidf_split7_level3.D61];[$optimize_tfidf_split8_level3.D61];[$optimize_tfidf_split9_level3.D61])" office:value-type="float" office:value="0.0132" calcext:value-type="float">
            <text:p>0.0132</text:p>
          </table:table-cell>
          <table:table-cell table:formula="of:=MIN([$optimize_tfidf_split0_level3.E61];[$optimize_tfidf_split1_level3.E61];[$optimize_tfidf_split2_level3.E61];[$optimize_tfidf_split3_level3.E61];[$optimize_tfidf_split4_level3.E61];[$optimize_tfidf_split5_level3.E61];[$optimize_tfidf_split6_level3.E61];[$optimize_tfidf_split7_level3.E61];[$optimize_tfidf_split8_level3.E61];[$optimize_tfidf_split9_level3.E6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81];[$optimize_tfidf_split1_level3.A81];[$optimize_tfidf_split2_level3.A81];[$optimize_tfidf_split3_level3.A81];[$optimize_tfidf_split4_level3.A81];[$optimize_tfidf_split5_level3.A81];[$optimize_tfidf_split6_level3.A81];[$optimize_tfidf_split7_level3.A81];[$optimize_tfidf_split8_level3.A81];[$optimize_tfidf_split9_level3.A81])" office:value-type="float" office:value="4" calcext:value-type="float">
            <text:p>4</text:p>
          </table:table-cell>
          <table:table-cell table:formula="of:=MIN([$optimize_tfidf_split0_level3.B81];[$optimize_tfidf_split1_level3.B81];[$optimize_tfidf_split2_level3.B81];[$optimize_tfidf_split3_level3.B81];[$optimize_tfidf_split4_level3.B81];[$optimize_tfidf_split5_level3.B81];[$optimize_tfidf_split6_level3.B81];[$optimize_tfidf_split7_level3.B81];[$optimize_tfidf_split8_level3.B81];[$optimize_tfidf_split9_level3.B81])" office:value-type="float" office:value="0.95" calcext:value-type="float">
            <text:p>0.95</text:p>
          </table:table-cell>
          <table:table-cell table:formula="of:=MIN([$optimize_tfidf_split0_level3.C81];[$optimize_tfidf_split1_level3.C81];[$optimize_tfidf_split2_level3.C81];[$optimize_tfidf_split3_level3.C81];[$optimize_tfidf_split4_level3.C81];[$optimize_tfidf_split5_level3.C81];[$optimize_tfidf_split6_level3.C81];[$optimize_tfidf_split7_level3.C81];[$optimize_tfidf_split8_level3.C81];[$optimize_tfidf_split9_level3.C81])" office:value-type="float" office:value="0.0206" calcext:value-type="float">
            <text:p>0.0206</text:p>
          </table:table-cell>
          <table:table-cell table:formula="of:=MIN([$optimize_tfidf_split0_level3.D81];[$optimize_tfidf_split1_level3.D81];[$optimize_tfidf_split2_level3.D81];[$optimize_tfidf_split3_level3.D81];[$optimize_tfidf_split4_level3.D81];[$optimize_tfidf_split5_level3.D81];[$optimize_tfidf_split6_level3.D81];[$optimize_tfidf_split7_level3.D81];[$optimize_tfidf_split8_level3.D81];[$optimize_tfidf_split9_level3.D81])" office:value-type="float" office:value="0.0132" calcext:value-type="float">
            <text:p>0.0132</text:p>
          </table:table-cell>
          <table:table-cell table:formula="of:=MIN([$optimize_tfidf_split0_level3.E81];[$optimize_tfidf_split1_level3.E81];[$optimize_tfidf_split2_level3.E81];[$optimize_tfidf_split3_level3.E81];[$optimize_tfidf_split4_level3.E81];[$optimize_tfidf_split5_level3.E81];[$optimize_tfidf_split6_level3.E81];[$optimize_tfidf_split7_level3.E81];[$optimize_tfidf_split8_level3.E81];[$optimize_tfidf_split9_level3.E8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101];[$optimize_tfidf_split1_level3.A101];[$optimize_tfidf_split2_level3.A101];[$optimize_tfidf_split3_level3.A101];[$optimize_tfidf_split4_level3.A101];[$optimize_tfidf_split5_level3.A101];[$optimize_tfidf_split6_level3.A101];[$optimize_tfidf_split7_level3.A101];[$optimize_tfidf_split8_level3.A101];[$optimize_tfidf_split9_level3.A101])" office:value-type="float" office:value="5" calcext:value-type="float">
            <text:p>5</text:p>
          </table:table-cell>
          <table:table-cell table:formula="of:=MIN([$optimize_tfidf_split0_level3.B101];[$optimize_tfidf_split1_level3.B101];[$optimize_tfidf_split2_level3.B101];[$optimize_tfidf_split3_level3.B101];[$optimize_tfidf_split4_level3.B101];[$optimize_tfidf_split5_level3.B101];[$optimize_tfidf_split6_level3.B101];[$optimize_tfidf_split7_level3.B101];[$optimize_tfidf_split8_level3.B101];[$optimize_tfidf_split9_level3.B101])" office:value-type="float" office:value="0.95" calcext:value-type="float">
            <text:p>0.95</text:p>
          </table:table-cell>
          <table:table-cell table:formula="of:=MIN([$optimize_tfidf_split0_level3.C101];[$optimize_tfidf_split1_level3.C101];[$optimize_tfidf_split2_level3.C101];[$optimize_tfidf_split3_level3.C101];[$optimize_tfidf_split4_level3.C101];[$optimize_tfidf_split5_level3.C101];[$optimize_tfidf_split6_level3.C101];[$optimize_tfidf_split7_level3.C101];[$optimize_tfidf_split8_level3.C101];[$optimize_tfidf_split9_level3.C101])" office:value-type="float" office:value="0.0206" calcext:value-type="float">
            <text:p>0.0206</text:p>
          </table:table-cell>
          <table:table-cell table:formula="of:=MIN([$optimize_tfidf_split0_level3.D101];[$optimize_tfidf_split1_level3.D101];[$optimize_tfidf_split2_level3.D101];[$optimize_tfidf_split3_level3.D101];[$optimize_tfidf_split4_level3.D101];[$optimize_tfidf_split5_level3.D101];[$optimize_tfidf_split6_level3.D101];[$optimize_tfidf_split7_level3.D101];[$optimize_tfidf_split8_level3.D101];[$optimize_tfidf_split9_level3.D101])" office:value-type="float" office:value="0.0132" calcext:value-type="float">
            <text:p>0.0132</text:p>
          </table:table-cell>
          <table:table-cell table:formula="of:=MIN([$optimize_tfidf_split0_level3.E101];[$optimize_tfidf_split1_level3.E101];[$optimize_tfidf_split2_level3.E101];[$optimize_tfidf_split3_level3.E101];[$optimize_tfidf_split4_level3.E101];[$optimize_tfidf_split5_level3.E101];[$optimize_tfidf_split6_level3.E101];[$optimize_tfidf_split7_level3.E101];[$optimize_tfidf_split8_level3.E101];[$optimize_tfidf_split9_level3.E10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121];[$optimize_tfidf_split1_level3.A121];[$optimize_tfidf_split2_level3.A121];[$optimize_tfidf_split3_level3.A121];[$optimize_tfidf_split4_level3.A121];[$optimize_tfidf_split5_level3.A121];[$optimize_tfidf_split6_level3.A121];[$optimize_tfidf_split7_level3.A121];[$optimize_tfidf_split8_level3.A121];[$optimize_tfidf_split9_level3.A121])" office:value-type="float" office:value="6" calcext:value-type="float">
            <text:p>6</text:p>
          </table:table-cell>
          <table:table-cell table:formula="of:=MIN([$optimize_tfidf_split0_level3.B121];[$optimize_tfidf_split1_level3.B121];[$optimize_tfidf_split2_level3.B121];[$optimize_tfidf_split3_level3.B121];[$optimize_tfidf_split4_level3.B121];[$optimize_tfidf_split5_level3.B121];[$optimize_tfidf_split6_level3.B121];[$optimize_tfidf_split7_level3.B121];[$optimize_tfidf_split8_level3.B121];[$optimize_tfidf_split9_level3.B121])" office:value-type="float" office:value="0.95" calcext:value-type="float">
            <text:p>0.95</text:p>
          </table:table-cell>
          <table:table-cell table:formula="of:=MIN([$optimize_tfidf_split0_level3.C121];[$optimize_tfidf_split1_level3.C121];[$optimize_tfidf_split2_level3.C121];[$optimize_tfidf_split3_level3.C121];[$optimize_tfidf_split4_level3.C121];[$optimize_tfidf_split5_level3.C121];[$optimize_tfidf_split6_level3.C121];[$optimize_tfidf_split7_level3.C121];[$optimize_tfidf_split8_level3.C121];[$optimize_tfidf_split9_level3.C121])" office:value-type="float" office:value="0.0206" calcext:value-type="float">
            <text:p>0.0206</text:p>
          </table:table-cell>
          <table:table-cell table:formula="of:=MIN([$optimize_tfidf_split0_level3.D121];[$optimize_tfidf_split1_level3.D121];[$optimize_tfidf_split2_level3.D121];[$optimize_tfidf_split3_level3.D121];[$optimize_tfidf_split4_level3.D121];[$optimize_tfidf_split5_level3.D121];[$optimize_tfidf_split6_level3.D121];[$optimize_tfidf_split7_level3.D121];[$optimize_tfidf_split8_level3.D121];[$optimize_tfidf_split9_level3.D121])" office:value-type="float" office:value="0.0132" calcext:value-type="float">
            <text:p>0.0132</text:p>
          </table:table-cell>
          <table:table-cell table:formula="of:=MIN([$optimize_tfidf_split0_level3.E121];[$optimize_tfidf_split1_level3.E121];[$optimize_tfidf_split2_level3.E121];[$optimize_tfidf_split3_level3.E121];[$optimize_tfidf_split4_level3.E121];[$optimize_tfidf_split5_level3.E121];[$optimize_tfidf_split6_level3.E121];[$optimize_tfidf_split7_level3.E121];[$optimize_tfidf_split8_level3.E121];[$optimize_tfidf_split9_level3.E12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141];[$optimize_tfidf_split1_level3.A141];[$optimize_tfidf_split2_level3.A141];[$optimize_tfidf_split3_level3.A141];[$optimize_tfidf_split4_level3.A141];[$optimize_tfidf_split5_level3.A141];[$optimize_tfidf_split6_level3.A141];[$optimize_tfidf_split7_level3.A141];[$optimize_tfidf_split8_level3.A141];[$optimize_tfidf_split9_level3.A141])" office:value-type="float" office:value="7" calcext:value-type="float">
            <text:p>7</text:p>
          </table:table-cell>
          <table:table-cell table:formula="of:=MIN([$optimize_tfidf_split0_level3.B141];[$optimize_tfidf_split1_level3.B141];[$optimize_tfidf_split2_level3.B141];[$optimize_tfidf_split3_level3.B141];[$optimize_tfidf_split4_level3.B141];[$optimize_tfidf_split5_level3.B141];[$optimize_tfidf_split6_level3.B141];[$optimize_tfidf_split7_level3.B141];[$optimize_tfidf_split8_level3.B141];[$optimize_tfidf_split9_level3.B141])" office:value-type="float" office:value="0.95" calcext:value-type="float">
            <text:p>0.95</text:p>
          </table:table-cell>
          <table:table-cell table:formula="of:=MIN([$optimize_tfidf_split0_level3.C141];[$optimize_tfidf_split1_level3.C141];[$optimize_tfidf_split2_level3.C141];[$optimize_tfidf_split3_level3.C141];[$optimize_tfidf_split4_level3.C141];[$optimize_tfidf_split5_level3.C141];[$optimize_tfidf_split6_level3.C141];[$optimize_tfidf_split7_level3.C141];[$optimize_tfidf_split8_level3.C141];[$optimize_tfidf_split9_level3.C141])" office:value-type="float" office:value="0.0206" calcext:value-type="float">
            <text:p>0.0206</text:p>
          </table:table-cell>
          <table:table-cell table:formula="of:=MIN([$optimize_tfidf_split0_level3.D141];[$optimize_tfidf_split1_level3.D141];[$optimize_tfidf_split2_level3.D141];[$optimize_tfidf_split3_level3.D141];[$optimize_tfidf_split4_level3.D141];[$optimize_tfidf_split5_level3.D141];[$optimize_tfidf_split6_level3.D141];[$optimize_tfidf_split7_level3.D141];[$optimize_tfidf_split8_level3.D141];[$optimize_tfidf_split9_level3.D141])" office:value-type="float" office:value="0.0132" calcext:value-type="float">
            <text:p>0.0132</text:p>
          </table:table-cell>
          <table:table-cell table:formula="of:=MIN([$optimize_tfidf_split0_level3.E141];[$optimize_tfidf_split1_level3.E141];[$optimize_tfidf_split2_level3.E141];[$optimize_tfidf_split3_level3.E141];[$optimize_tfidf_split4_level3.E141];[$optimize_tfidf_split5_level3.E141];[$optimize_tfidf_split6_level3.E141];[$optimize_tfidf_split7_level3.E141];[$optimize_tfidf_split8_level3.E141];[$optimize_tfidf_split9_level3.E14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161];[$optimize_tfidf_split1_level3.A161];[$optimize_tfidf_split2_level3.A161];[$optimize_tfidf_split3_level3.A161];[$optimize_tfidf_split4_level3.A161];[$optimize_tfidf_split5_level3.A161];[$optimize_tfidf_split6_level3.A161];[$optimize_tfidf_split7_level3.A161];[$optimize_tfidf_split8_level3.A161];[$optimize_tfidf_split9_level3.A161])" office:value-type="float" office:value="8" calcext:value-type="float">
            <text:p>8</text:p>
          </table:table-cell>
          <table:table-cell table:formula="of:=MIN([$optimize_tfidf_split0_level3.B161];[$optimize_tfidf_split1_level3.B161];[$optimize_tfidf_split2_level3.B161];[$optimize_tfidf_split3_level3.B161];[$optimize_tfidf_split4_level3.B161];[$optimize_tfidf_split5_level3.B161];[$optimize_tfidf_split6_level3.B161];[$optimize_tfidf_split7_level3.B161];[$optimize_tfidf_split8_level3.B161];[$optimize_tfidf_split9_level3.B161])" office:value-type="float" office:value="0.95" calcext:value-type="float">
            <text:p>0.95</text:p>
          </table:table-cell>
          <table:table-cell table:formula="of:=MIN([$optimize_tfidf_split0_level3.C161];[$optimize_tfidf_split1_level3.C161];[$optimize_tfidf_split2_level3.C161];[$optimize_tfidf_split3_level3.C161];[$optimize_tfidf_split4_level3.C161];[$optimize_tfidf_split5_level3.C161];[$optimize_tfidf_split6_level3.C161];[$optimize_tfidf_split7_level3.C161];[$optimize_tfidf_split8_level3.C161];[$optimize_tfidf_split9_level3.C161])" office:value-type="float" office:value="0.0206" calcext:value-type="float">
            <text:p>0.0206</text:p>
          </table:table-cell>
          <table:table-cell table:formula="of:=MIN([$optimize_tfidf_split0_level3.D161];[$optimize_tfidf_split1_level3.D161];[$optimize_tfidf_split2_level3.D161];[$optimize_tfidf_split3_level3.D161];[$optimize_tfidf_split4_level3.D161];[$optimize_tfidf_split5_level3.D161];[$optimize_tfidf_split6_level3.D161];[$optimize_tfidf_split7_level3.D161];[$optimize_tfidf_split8_level3.D161];[$optimize_tfidf_split9_level3.D161])" office:value-type="float" office:value="0.0132" calcext:value-type="float">
            <text:p>0.0132</text:p>
          </table:table-cell>
          <table:table-cell table:formula="of:=MIN([$optimize_tfidf_split0_level3.E161];[$optimize_tfidf_split1_level3.E161];[$optimize_tfidf_split2_level3.E161];[$optimize_tfidf_split3_level3.E161];[$optimize_tfidf_split4_level3.E161];[$optimize_tfidf_split5_level3.E161];[$optimize_tfidf_split6_level3.E161];[$optimize_tfidf_split7_level3.E161];[$optimize_tfidf_split8_level3.E161];[$optimize_tfidf_split9_level3.E16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181];[$optimize_tfidf_split1_level3.A181];[$optimize_tfidf_split2_level3.A181];[$optimize_tfidf_split3_level3.A181];[$optimize_tfidf_split4_level3.A181];[$optimize_tfidf_split5_level3.A181];[$optimize_tfidf_split6_level3.A181];[$optimize_tfidf_split7_level3.A181];[$optimize_tfidf_split8_level3.A181];[$optimize_tfidf_split9_level3.A181])" office:value-type="float" office:value="9" calcext:value-type="float">
            <text:p>9</text:p>
          </table:table-cell>
          <table:table-cell table:formula="of:=MIN([$optimize_tfidf_split0_level3.B181];[$optimize_tfidf_split1_level3.B181];[$optimize_tfidf_split2_level3.B181];[$optimize_tfidf_split3_level3.B181];[$optimize_tfidf_split4_level3.B181];[$optimize_tfidf_split5_level3.B181];[$optimize_tfidf_split6_level3.B181];[$optimize_tfidf_split7_level3.B181];[$optimize_tfidf_split8_level3.B181];[$optimize_tfidf_split9_level3.B181])" office:value-type="float" office:value="0.95" calcext:value-type="float">
            <text:p>0.95</text:p>
          </table:table-cell>
          <table:table-cell table:formula="of:=MIN([$optimize_tfidf_split0_level3.C181];[$optimize_tfidf_split1_level3.C181];[$optimize_tfidf_split2_level3.C181];[$optimize_tfidf_split3_level3.C181];[$optimize_tfidf_split4_level3.C181];[$optimize_tfidf_split5_level3.C181];[$optimize_tfidf_split6_level3.C181];[$optimize_tfidf_split7_level3.C181];[$optimize_tfidf_split8_level3.C181];[$optimize_tfidf_split9_level3.C181])" office:value-type="float" office:value="0.0206" calcext:value-type="float">
            <text:p>0.0206</text:p>
          </table:table-cell>
          <table:table-cell table:formula="of:=MIN([$optimize_tfidf_split0_level3.D181];[$optimize_tfidf_split1_level3.D181];[$optimize_tfidf_split2_level3.D181];[$optimize_tfidf_split3_level3.D181];[$optimize_tfidf_split4_level3.D181];[$optimize_tfidf_split5_level3.D181];[$optimize_tfidf_split6_level3.D181];[$optimize_tfidf_split7_level3.D181];[$optimize_tfidf_split8_level3.D181];[$optimize_tfidf_split9_level3.D181])" office:value-type="float" office:value="0.0132" calcext:value-type="float">
            <text:p>0.0132</text:p>
          </table:table-cell>
          <table:table-cell table:formula="of:=MIN([$optimize_tfidf_split0_level3.E181];[$optimize_tfidf_split1_level3.E181];[$optimize_tfidf_split2_level3.E181];[$optimize_tfidf_split3_level3.E181];[$optimize_tfidf_split4_level3.E181];[$optimize_tfidf_split5_level3.E181];[$optimize_tfidf_split6_level3.E181];[$optimize_tfidf_split7_level3.E181];[$optimize_tfidf_split8_level3.E181];[$optimize_tfidf_split9_level3.E18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201];[$optimize_tfidf_split1_level3.A201];[$optimize_tfidf_split2_level3.A201];[$optimize_tfidf_split3_level3.A201];[$optimize_tfidf_split4_level3.A201];[$optimize_tfidf_split5_level3.A201];[$optimize_tfidf_split6_level3.A201];[$optimize_tfidf_split7_level3.A201];[$optimize_tfidf_split8_level3.A201];[$optimize_tfidf_split9_level3.A201])" office:value-type="float" office:value="10" calcext:value-type="float">
            <text:p>10</text:p>
          </table:table-cell>
          <table:table-cell table:formula="of:=MIN([$optimize_tfidf_split0_level3.B201];[$optimize_tfidf_split1_level3.B201];[$optimize_tfidf_split2_level3.B201];[$optimize_tfidf_split3_level3.B201];[$optimize_tfidf_split4_level3.B201];[$optimize_tfidf_split5_level3.B201];[$optimize_tfidf_split6_level3.B201];[$optimize_tfidf_split7_level3.B201];[$optimize_tfidf_split8_level3.B201];[$optimize_tfidf_split9_level3.B201])" office:value-type="float" office:value="0.95" calcext:value-type="float">
            <text:p>0.95</text:p>
          </table:table-cell>
          <table:table-cell table:formula="of:=MIN([$optimize_tfidf_split0_level3.C201];[$optimize_tfidf_split1_level3.C201];[$optimize_tfidf_split2_level3.C201];[$optimize_tfidf_split3_level3.C201];[$optimize_tfidf_split4_level3.C201];[$optimize_tfidf_split5_level3.C201];[$optimize_tfidf_split6_level3.C201];[$optimize_tfidf_split7_level3.C201];[$optimize_tfidf_split8_level3.C201];[$optimize_tfidf_split9_level3.C201])" office:value-type="float" office:value="0.0206" calcext:value-type="float">
            <text:p>0.0206</text:p>
          </table:table-cell>
          <table:table-cell table:formula="of:=MIN([$optimize_tfidf_split0_level3.D201];[$optimize_tfidf_split1_level3.D201];[$optimize_tfidf_split2_level3.D201];[$optimize_tfidf_split3_level3.D201];[$optimize_tfidf_split4_level3.D201];[$optimize_tfidf_split5_level3.D201];[$optimize_tfidf_split6_level3.D201];[$optimize_tfidf_split7_level3.D201];[$optimize_tfidf_split8_level3.D201];[$optimize_tfidf_split9_level3.D201])" office:value-type="float" office:value="0.0132" calcext:value-type="float">
            <text:p>0.0132</text:p>
          </table:table-cell>
          <table:table-cell table:formula="of:=MIN([$optimize_tfidf_split0_level3.E201];[$optimize_tfidf_split1_level3.E201];[$optimize_tfidf_split2_level3.E201];[$optimize_tfidf_split3_level3.E201];[$optimize_tfidf_split4_level3.E201];[$optimize_tfidf_split5_level3.E201];[$optimize_tfidf_split6_level3.E201];[$optimize_tfidf_split7_level3.E201];[$optimize_tfidf_split8_level3.E201];[$optimize_tfidf_split9_level3.E20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221];[$optimize_tfidf_split1_level3.A221];[$optimize_tfidf_split2_level3.A221];[$optimize_tfidf_split3_level3.A221];[$optimize_tfidf_split4_level3.A221];[$optimize_tfidf_split5_level3.A221];[$optimize_tfidf_split6_level3.A221];[$optimize_tfidf_split7_level3.A221];[$optimize_tfidf_split8_level3.A221];[$optimize_tfidf_split9_level3.A221])" office:value-type="float" office:value="11" calcext:value-type="float">
            <text:p>11</text:p>
          </table:table-cell>
          <table:table-cell table:formula="of:=MIN([$optimize_tfidf_split0_level3.B221];[$optimize_tfidf_split1_level3.B221];[$optimize_tfidf_split2_level3.B221];[$optimize_tfidf_split3_level3.B221];[$optimize_tfidf_split4_level3.B221];[$optimize_tfidf_split5_level3.B221];[$optimize_tfidf_split6_level3.B221];[$optimize_tfidf_split7_level3.B221];[$optimize_tfidf_split8_level3.B221];[$optimize_tfidf_split9_level3.B221])" office:value-type="float" office:value="0.95" calcext:value-type="float">
            <text:p>0.95</text:p>
          </table:table-cell>
          <table:table-cell table:formula="of:=MIN([$optimize_tfidf_split0_level3.C221];[$optimize_tfidf_split1_level3.C221];[$optimize_tfidf_split2_level3.C221];[$optimize_tfidf_split3_level3.C221];[$optimize_tfidf_split4_level3.C221];[$optimize_tfidf_split5_level3.C221];[$optimize_tfidf_split6_level3.C221];[$optimize_tfidf_split7_level3.C221];[$optimize_tfidf_split8_level3.C221];[$optimize_tfidf_split9_level3.C221])" office:value-type="float" office:value="0.0206" calcext:value-type="float">
            <text:p>0.0206</text:p>
          </table:table-cell>
          <table:table-cell table:formula="of:=MIN([$optimize_tfidf_split0_level3.D221];[$optimize_tfidf_split1_level3.D221];[$optimize_tfidf_split2_level3.D221];[$optimize_tfidf_split3_level3.D221];[$optimize_tfidf_split4_level3.D221];[$optimize_tfidf_split5_level3.D221];[$optimize_tfidf_split6_level3.D221];[$optimize_tfidf_split7_level3.D221];[$optimize_tfidf_split8_level3.D221];[$optimize_tfidf_split9_level3.D221])" office:value-type="float" office:value="0.0132" calcext:value-type="float">
            <text:p>0.0132</text:p>
          </table:table-cell>
          <table:table-cell table:formula="of:=MIN([$optimize_tfidf_split0_level3.E221];[$optimize_tfidf_split1_level3.E221];[$optimize_tfidf_split2_level3.E221];[$optimize_tfidf_split3_level3.E221];[$optimize_tfidf_split4_level3.E221];[$optimize_tfidf_split5_level3.E221];[$optimize_tfidf_split6_level3.E221];[$optimize_tfidf_split7_level3.E221];[$optimize_tfidf_split8_level3.E221];[$optimize_tfidf_split9_level3.E22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241];[$optimize_tfidf_split1_level3.A241];[$optimize_tfidf_split2_level3.A241];[$optimize_tfidf_split3_level3.A241];[$optimize_tfidf_split4_level3.A241];[$optimize_tfidf_split5_level3.A241];[$optimize_tfidf_split6_level3.A241];[$optimize_tfidf_split7_level3.A241];[$optimize_tfidf_split8_level3.A241];[$optimize_tfidf_split9_level3.A241])" office:value-type="float" office:value="12" calcext:value-type="float">
            <text:p>12</text:p>
          </table:table-cell>
          <table:table-cell table:formula="of:=MIN([$optimize_tfidf_split0_level3.B241];[$optimize_tfidf_split1_level3.B241];[$optimize_tfidf_split2_level3.B241];[$optimize_tfidf_split3_level3.B241];[$optimize_tfidf_split4_level3.B241];[$optimize_tfidf_split5_level3.B241];[$optimize_tfidf_split6_level3.B241];[$optimize_tfidf_split7_level3.B241];[$optimize_tfidf_split8_level3.B241];[$optimize_tfidf_split9_level3.B241])" office:value-type="float" office:value="0.95" calcext:value-type="float">
            <text:p>0.95</text:p>
          </table:table-cell>
          <table:table-cell table:formula="of:=MIN([$optimize_tfidf_split0_level3.C241];[$optimize_tfidf_split1_level3.C241];[$optimize_tfidf_split2_level3.C241];[$optimize_tfidf_split3_level3.C241];[$optimize_tfidf_split4_level3.C241];[$optimize_tfidf_split5_level3.C241];[$optimize_tfidf_split6_level3.C241];[$optimize_tfidf_split7_level3.C241];[$optimize_tfidf_split8_level3.C241];[$optimize_tfidf_split9_level3.C241])" office:value-type="float" office:value="0.0206" calcext:value-type="float">
            <text:p>0.0206</text:p>
          </table:table-cell>
          <table:table-cell table:formula="of:=MIN([$optimize_tfidf_split0_level3.D241];[$optimize_tfidf_split1_level3.D241];[$optimize_tfidf_split2_level3.D241];[$optimize_tfidf_split3_level3.D241];[$optimize_tfidf_split4_level3.D241];[$optimize_tfidf_split5_level3.D241];[$optimize_tfidf_split6_level3.D241];[$optimize_tfidf_split7_level3.D241];[$optimize_tfidf_split8_level3.D241];[$optimize_tfidf_split9_level3.D241])" office:value-type="float" office:value="0.0132" calcext:value-type="float">
            <text:p>0.0132</text:p>
          </table:table-cell>
          <table:table-cell table:formula="of:=MIN([$optimize_tfidf_split0_level3.E241];[$optimize_tfidf_split1_level3.E241];[$optimize_tfidf_split2_level3.E241];[$optimize_tfidf_split3_level3.E241];[$optimize_tfidf_split4_level3.E241];[$optimize_tfidf_split5_level3.E241];[$optimize_tfidf_split6_level3.E241];[$optimize_tfidf_split7_level3.E241];[$optimize_tfidf_split8_level3.E241];[$optimize_tfidf_split9_level3.E24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261];[$optimize_tfidf_split1_level3.A261];[$optimize_tfidf_split2_level3.A261];[$optimize_tfidf_split3_level3.A261];[$optimize_tfidf_split4_level3.A261];[$optimize_tfidf_split5_level3.A261];[$optimize_tfidf_split6_level3.A261];[$optimize_tfidf_split7_level3.A261];[$optimize_tfidf_split8_level3.A261];[$optimize_tfidf_split9_level3.A261])" office:value-type="float" office:value="13" calcext:value-type="float">
            <text:p>13</text:p>
          </table:table-cell>
          <table:table-cell table:formula="of:=MIN([$optimize_tfidf_split0_level3.B261];[$optimize_tfidf_split1_level3.B261];[$optimize_tfidf_split2_level3.B261];[$optimize_tfidf_split3_level3.B261];[$optimize_tfidf_split4_level3.B261];[$optimize_tfidf_split5_level3.B261];[$optimize_tfidf_split6_level3.B261];[$optimize_tfidf_split7_level3.B261];[$optimize_tfidf_split8_level3.B261];[$optimize_tfidf_split9_level3.B261])" office:value-type="float" office:value="0.95" calcext:value-type="float">
            <text:p>0.95</text:p>
          </table:table-cell>
          <table:table-cell table:formula="of:=MIN([$optimize_tfidf_split0_level3.C261];[$optimize_tfidf_split1_level3.C261];[$optimize_tfidf_split2_level3.C261];[$optimize_tfidf_split3_level3.C261];[$optimize_tfidf_split4_level3.C261];[$optimize_tfidf_split5_level3.C261];[$optimize_tfidf_split6_level3.C261];[$optimize_tfidf_split7_level3.C261];[$optimize_tfidf_split8_level3.C261];[$optimize_tfidf_split9_level3.C261])" office:value-type="float" office:value="0.0206" calcext:value-type="float">
            <text:p>0.0206</text:p>
          </table:table-cell>
          <table:table-cell table:formula="of:=MIN([$optimize_tfidf_split0_level3.D261];[$optimize_tfidf_split1_level3.D261];[$optimize_tfidf_split2_level3.D261];[$optimize_tfidf_split3_level3.D261];[$optimize_tfidf_split4_level3.D261];[$optimize_tfidf_split5_level3.D261];[$optimize_tfidf_split6_level3.D261];[$optimize_tfidf_split7_level3.D261];[$optimize_tfidf_split8_level3.D261];[$optimize_tfidf_split9_level3.D261])" office:value-type="float" office:value="0.0132" calcext:value-type="float">
            <text:p>0.0132</text:p>
          </table:table-cell>
          <table:table-cell table:formula="of:=MIN([$optimize_tfidf_split0_level3.E261];[$optimize_tfidf_split1_level3.E261];[$optimize_tfidf_split2_level3.E261];[$optimize_tfidf_split3_level3.E261];[$optimize_tfidf_split4_level3.E261];[$optimize_tfidf_split5_level3.E261];[$optimize_tfidf_split6_level3.E261];[$optimize_tfidf_split7_level3.E261];[$optimize_tfidf_split8_level3.E261];[$optimize_tfidf_split9_level3.E26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281];[$optimize_tfidf_split1_level3.A281];[$optimize_tfidf_split2_level3.A281];[$optimize_tfidf_split3_level3.A281];[$optimize_tfidf_split4_level3.A281];[$optimize_tfidf_split5_level3.A281];[$optimize_tfidf_split6_level3.A281];[$optimize_tfidf_split7_level3.A281];[$optimize_tfidf_split8_level3.A281];[$optimize_tfidf_split9_level3.A281])" office:value-type="float" office:value="14" calcext:value-type="float">
            <text:p>14</text:p>
          </table:table-cell>
          <table:table-cell table:formula="of:=MIN([$optimize_tfidf_split0_level3.B281];[$optimize_tfidf_split1_level3.B281];[$optimize_tfidf_split2_level3.B281];[$optimize_tfidf_split3_level3.B281];[$optimize_tfidf_split4_level3.B281];[$optimize_tfidf_split5_level3.B281];[$optimize_tfidf_split6_level3.B281];[$optimize_tfidf_split7_level3.B281];[$optimize_tfidf_split8_level3.B281];[$optimize_tfidf_split9_level3.B281])" office:value-type="float" office:value="0.95" calcext:value-type="float">
            <text:p>0.95</text:p>
          </table:table-cell>
          <table:table-cell table:formula="of:=MIN([$optimize_tfidf_split0_level3.C281];[$optimize_tfidf_split1_level3.C281];[$optimize_tfidf_split2_level3.C281];[$optimize_tfidf_split3_level3.C281];[$optimize_tfidf_split4_level3.C281];[$optimize_tfidf_split5_level3.C281];[$optimize_tfidf_split6_level3.C281];[$optimize_tfidf_split7_level3.C281];[$optimize_tfidf_split8_level3.C281];[$optimize_tfidf_split9_level3.C281])" office:value-type="float" office:value="0.0206" calcext:value-type="float">
            <text:p>0.0206</text:p>
          </table:table-cell>
          <table:table-cell table:formula="of:=MIN([$optimize_tfidf_split0_level3.D281];[$optimize_tfidf_split1_level3.D281];[$optimize_tfidf_split2_level3.D281];[$optimize_tfidf_split3_level3.D281];[$optimize_tfidf_split4_level3.D281];[$optimize_tfidf_split5_level3.D281];[$optimize_tfidf_split6_level3.D281];[$optimize_tfidf_split7_level3.D281];[$optimize_tfidf_split8_level3.D281];[$optimize_tfidf_split9_level3.D281])" office:value-type="float" office:value="0.0132" calcext:value-type="float">
            <text:p>0.0132</text:p>
          </table:table-cell>
          <table:table-cell table:formula="of:=MIN([$optimize_tfidf_split0_level3.E281];[$optimize_tfidf_split1_level3.E281];[$optimize_tfidf_split2_level3.E281];[$optimize_tfidf_split3_level3.E281];[$optimize_tfidf_split4_level3.E281];[$optimize_tfidf_split5_level3.E281];[$optimize_tfidf_split6_level3.E281];[$optimize_tfidf_split7_level3.E281];[$optimize_tfidf_split8_level3.E281];[$optimize_tfidf_split9_level3.E281])" office:value-type="float" office:value="0.0157" calcext:value-type="float">
            <text:p>0.0157</text:p>
          </table:table-cell>
        </table:table-row>
        <table:table-row table:style-name="ro1">
          <table:table-cell table:formula="of:=MIN([$optimize_tfidf_split0_level3.A301];[$optimize_tfidf_split1_level3.A301];[$optimize_tfidf_split2_level3.A301];[$optimize_tfidf_split3_level3.A301];[$optimize_tfidf_split4_level3.A301];[$optimize_tfidf_split5_level3.A301];[$optimize_tfidf_split6_level3.A301];[$optimize_tfidf_split7_level3.A301];[$optimize_tfidf_split8_level3.A301];[$optimize_tfidf_split9_level3.A301])" office:value-type="float" office:value="15" calcext:value-type="float">
            <text:p>15</text:p>
          </table:table-cell>
          <table:table-cell table:formula="of:=MIN([$optimize_tfidf_split0_level3.B301];[$optimize_tfidf_split1_level3.B301];[$optimize_tfidf_split2_level3.B301];[$optimize_tfidf_split3_level3.B301];[$optimize_tfidf_split4_level3.B301];[$optimize_tfidf_split5_level3.B301];[$optimize_tfidf_split6_level3.B301];[$optimize_tfidf_split7_level3.B301];[$optimize_tfidf_split8_level3.B301];[$optimize_tfidf_split9_level3.B301])" office:value-type="float" office:value="0.95" calcext:value-type="float">
            <text:p>0.95</text:p>
          </table:table-cell>
          <table:table-cell table:formula="of:=MIN([$optimize_tfidf_split0_level3.C301];[$optimize_tfidf_split1_level3.C301];[$optimize_tfidf_split2_level3.C301];[$optimize_tfidf_split3_level3.C301];[$optimize_tfidf_split4_level3.C301];[$optimize_tfidf_split5_level3.C301];[$optimize_tfidf_split6_level3.C301];[$optimize_tfidf_split7_level3.C301];[$optimize_tfidf_split8_level3.C301];[$optimize_tfidf_split9_level3.C301])" office:value-type="float" office:value="0.0206" calcext:value-type="float">
            <text:p>0.0206</text:p>
          </table:table-cell>
          <table:table-cell table:formula="of:=MIN([$optimize_tfidf_split0_level3.D301];[$optimize_tfidf_split1_level3.D301];[$optimize_tfidf_split2_level3.D301];[$optimize_tfidf_split3_level3.D301];[$optimize_tfidf_split4_level3.D301];[$optimize_tfidf_split5_level3.D301];[$optimize_tfidf_split6_level3.D301];[$optimize_tfidf_split7_level3.D301];[$optimize_tfidf_split8_level3.D301];[$optimize_tfidf_split9_level3.D301])" office:value-type="float" office:value="0.0132" calcext:value-type="float">
            <text:p>0.0132</text:p>
          </table:table-cell>
          <table:table-cell table:formula="of:=MIN([$optimize_tfidf_split0_level3.E301];[$optimize_tfidf_split1_level3.E301];[$optimize_tfidf_split2_level3.E301];[$optimize_tfidf_split3_level3.E301];[$optimize_tfidf_split4_level3.E301];[$optimize_tfidf_split5_level3.E301];[$optimize_tfidf_split6_level3.E301];[$optimize_tfidf_split7_level3.E301];[$optimize_tfidf_split8_level3.E301];[$optimize_tfidf_split9_level3.E301])" office:value-type="float" office:value="0.0157" calcext:value-type="float">
            <text:p>0.0157</text:p>
          </table:table-cell>
        </table:table-row>
        <table:table-row table:style-name="ro1" table:number-rows-repeated="104827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mins.C1:min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D1:mins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E1:mins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optimize_tfidf_split0_level3" table:style-name="ta1">
        <table:table-source xlink:type="simple" xlink:href="../optimize_tfidf_split0_level3.out" table:table-name="optimize_tfidf_split0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4037" calcext:value-type="float">
            <text:p>0.4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841" calcext:value-type="float">
            <text:p>0.3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637" calcext:value-type="float">
            <text:p>0.3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3067" calcext:value-type="float">
            <text:p>0.3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2649" calcext:value-type="float">
            <text:p>0.2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73" calcext:value-type="float">
            <text:p>0.273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2177" calcext:value-type="float">
            <text:p>0.2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756" calcext:value-type="float">
            <text:p>0.1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4474" calcext:value-type="float">
            <text:p>0.4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4474" calcext:value-type="float">
            <text:p>0.4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4445" calcext:value-type="float">
            <text:p>0.4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4287" calcext:value-type="float">
            <text:p>0.4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4105" calcext:value-type="float">
            <text:p>0.4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3871" calcext:value-type="float">
            <text:p>0.3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2833" calcext:value-type="float">
            <text:p>0.2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1853" calcext:value-type="float">
            <text:p>0.18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4117" calcext:value-type="float">
            <text:p>0.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4105" calcext:value-type="float">
            <text:p>0.4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092" calcext:value-type="float">
            <text:p>0.4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4059" calcext:value-type="float">
            <text:p>0.4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566" calcext:value-type="float">
            <text:p>0.3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4945" calcext:value-type="float">
            <text:p>0.4945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2985" calcext:value-type="float">
            <text:p>0.2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2135" calcext:value-type="float">
            <text:p>0.2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782" calcext:value-type="float">
            <text:p>0.1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742" calcext:value-type="float">
            <text:p>0.37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3561" calcext:value-type="float">
            <text:p>0.35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645" calcext:value-type="float">
            <text:p>0.645</text:p>
          </table:table-cell>
          <table:table-cell office:value-type="float" office:value="0.3446" calcext:value-type="float">
            <text:p>0.3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3228" calcext:value-type="float">
            <text:p>0.3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537" calcext:value-type="float">
            <text:p>0.537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2737" calcext:value-type="float">
            <text:p>0.2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683" calcext:value-type="float">
            <text:p>0.1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2494" calcext:value-type="float">
            <text:p>0.2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974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03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491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694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694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1_level3" table:style-name="ta1">
        <table:table-source xlink:type="simple" xlink:href="../optimize_tfidf_split1_level3.out" table:table-name="optimize_tfidf_split1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572" calcext:value-type="float">
            <text:p>0.4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428" calcext:value-type="float">
            <text:p>0.4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222" calcext:value-type="float">
            <text:p>0.4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3685" calcext:value-type="float">
            <text:p>0.3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18" calcext:value-type="float">
            <text:p>0.2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379" calcext:value-type="float">
            <text:p>0.2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586" calcext:value-type="float">
            <text:p>0.1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4544" calcext:value-type="float">
            <text:p>0.4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4535" calcext:value-type="float">
            <text:p>0.4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463" calcext:value-type="float">
            <text:p>0.4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4347" calcext:value-type="float">
            <text:p>0.4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4114" calcext:value-type="float">
            <text:p>0.4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487" calcext:value-type="float">
            <text:p>0.487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4359" calcext:value-type="float">
            <text:p>0.4359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334" calcext:value-type="float">
            <text:p>0.3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328" calcext:value-type="float">
            <text:p>0.32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2403" calcext:value-type="float">
            <text:p>0.2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1659" calcext:value-type="float">
            <text:p>0.1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838" calcext:value-type="float">
            <text:p>0.0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19" calcext:value-type="float">
            <text:p>0.31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19" calcext:value-type="float">
            <text:p>0.31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19" calcext:value-type="float">
            <text:p>0.31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19" calcext:value-type="float">
            <text:p>0.31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9" calcext:value-type="float">
            <text:p>0.31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19" calcext:value-type="float">
            <text:p>0.31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4141" calcext:value-type="float">
            <text:p>0.4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4145" calcext:value-type="float">
            <text:p>0.4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4059" calcext:value-type="float">
            <text:p>0.4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9" calcext:value-type="float">
            <text:p>0.289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3601" calcext:value-type="float">
            <text:p>0.3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321" calcext:value-type="float">
            <text:p>0.3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3024" calcext:value-type="float">
            <text:p>0.3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2548" calcext:value-type="float">
            <text:p>0.2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177" calcext:value-type="float">
            <text:p>0.2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9" calcext:value-type="float">
            <text:p>0.19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69" calcext:value-type="float">
            <text:p>0.269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821" calcext:value-type="float">
            <text:p>0.3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698" calcext:value-type="float">
            <text:p>0.698</text:p>
          </table:table-cell>
          <table:table-cell office:value-type="float" office:value="0.3608" calcext:value-type="float">
            <text:p>0.3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8" calcext:value-type="float">
            <text:p>0.248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603" calcext:value-type="float">
            <text:p>0.603</text:p>
          </table:table-cell>
          <table:table-cell office:value-type="float" office:value="0.3265" calcext:value-type="float">
            <text:p>0.3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5403" calcext:value-type="float">
            <text:p>0.5403</text:p>
          </table:table-cell>
          <table:table-cell office:value-type="float" office:value="0.3039" calcext:value-type="float">
            <text:p>0.3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2376" calcext:value-type="float">
            <text:p>0.2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31" calcext:value-type="float">
            <text:p>0.31</text:p>
          </table:table-cell>
          <table:table-cell office:value-type="float" office:value="0.2055" calcext:value-type="float">
            <text:p>0.2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544" calcext:value-type="float">
            <text:p>0.1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3245" calcext:value-type="float">
            <text:p>0.32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56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05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62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18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18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</table:table>
      <table:table table:name="optimize_tfidf_split2_level3" table:style-name="ta1">
        <table:table-source xlink:type="simple" xlink:href="../optimize_tfidf_split2_level3.out" table:table-name="optimize_tfidf_split2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649" calcext:value-type="float">
            <text:p>0.4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649" calcext:value-type="float">
            <text:p>0.4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4546" calcext:value-type="float">
            <text:p>0.4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332" calcext:value-type="float">
            <text:p>0.4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4125" calcext:value-type="float">
            <text:p>0.4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536" calcext:value-type="float">
            <text:p>0.45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82" calcext:value-type="float">
            <text:p>0.3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3473" calcext:value-type="float">
            <text:p>0.3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84" calcext:value-type="float">
            <text:p>0.384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3155" calcext:value-type="float">
            <text:p>0.3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1718" calcext:value-type="float">
            <text:p>0.1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4743" calcext:value-type="float">
            <text:p>0.4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4726" calcext:value-type="float">
            <text:p>0.4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466" calcext:value-type="float">
            <text:p>0.4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4953" calcext:value-type="float">
            <text:p>0.4953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4566" calcext:value-type="float">
            <text:p>0.4566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407" calcext:value-type="float">
            <text:p>0.407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2828" calcext:value-type="float">
            <text:p>0.2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2418" calcext:value-type="float">
            <text:p>0.2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1785" calcext:value-type="float">
            <text:p>0.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743" calcext:value-type="float">
            <text:p>0.0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255" calcext:value-type="float">
            <text:p>0.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23" calcext:value-type="float">
            <text:p>0.323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255" calcext:value-type="float">
            <text:p>0.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23" calcext:value-type="float">
            <text:p>0.323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255" calcext:value-type="float">
            <text:p>0.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23" calcext:value-type="float">
            <text:p>0.323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255" calcext:value-type="float">
            <text:p>0.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23" calcext:value-type="float">
            <text:p>0.323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255" calcext:value-type="float">
            <text:p>0.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23" calcext:value-type="float">
            <text:p>0.323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255" calcext:value-type="float">
            <text:p>0.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4255" calcext:value-type="float">
            <text:p>0.4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4247" calcext:value-type="float">
            <text:p>0.4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4006" calcext:value-type="float">
            <text:p>0.4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3885" calcext:value-type="float">
            <text:p>0.3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3377" calcext:value-type="float">
            <text:p>0.33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59" calcext:value-type="float">
            <text:p>0.259</text:p>
          </table:table-cell>
          <table:table-cell office:value-type="float" office:value="0.453" calcext:value-type="float">
            <text:p>0.453</text:p>
          </table:table-cell>
          <table:table-cell office:value-type="float" office:value="0.3062" calcext:value-type="float">
            <text:p>0.3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2538" calcext:value-type="float">
            <text:p>0.2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59" calcext:value-type="float">
            <text:p>0.259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3711" calcext:value-type="float">
            <text:p>0.3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3688" calcext:value-type="float">
            <text:p>0.36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3637" calcext:value-type="float">
            <text:p>0.3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881" calcext:value-type="float">
            <text:p>0.6881</text:p>
          </table:table-cell>
          <table:table-cell office:value-type="float" office:value="0.3484" calcext:value-type="float">
            <text:p>0.3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2979" calcext:value-type="float">
            <text:p>0.2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2733" calcext:value-type="float">
            <text:p>0.27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992" calcext:value-type="float">
            <text:p>0.1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615" calcext:value-type="float">
            <text:p>0.1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2813" calcext:value-type="float">
            <text:p>0.28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2083" calcext:value-type="float">
            <text:p>0.2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490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15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760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29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29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</table:table>
      <table:table table:name="optimize_tfidf_split3_level3" table:style-name="ta1">
        <table:table-source xlink:type="simple" xlink:href="../optimize_tfidf_split3_level3.out" table:table-name="optimize_tfidf_split3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17" calcext:value-type="float">
            <text:p>0.517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319" calcext:value-type="float">
            <text:p>0.4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17" calcext:value-type="float">
            <text:p>0.517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319" calcext:value-type="float">
            <text:p>0.4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4292" calcext:value-type="float">
            <text:p>0.4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4075" calcext:value-type="float">
            <text:p>0.4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779" calcext:value-type="float">
            <text:p>0.3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3309" calcext:value-type="float">
            <text:p>0.3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3083" calcext:value-type="float">
            <text:p>0.3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2641" calcext:value-type="float">
            <text:p>0.2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2158" calcext:value-type="float">
            <text:p>0.2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48" calcext:value-type="float">
            <text:p>0.0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4507" calcext:value-type="float">
            <text:p>0.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254" calcext:value-type="float">
            <text:p>0.4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3996" calcext:value-type="float">
            <text:p>0.3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474" calcext:value-type="float">
            <text:p>0.3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312" calcext:value-type="float">
            <text:p>0.2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1727" calcext:value-type="float">
            <text:p>0.1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4192" calcext:value-type="float">
            <text:p>0.4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4179" calcext:value-type="float">
            <text:p>0.41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78" calcext:value-type="float">
            <text:p>0.678</text:p>
          </table:table-cell>
          <table:table-cell office:value-type="float" office:value="0.4165" calcext:value-type="float">
            <text:p>0.4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152" calcext:value-type="float">
            <text:p>0.4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3977" calcext:value-type="float">
            <text:p>0.3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3239" calcext:value-type="float">
            <text:p>0.32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024" calcext:value-type="float">
            <text:p>0.3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2578" calcext:value-type="float">
            <text:p>0.2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2176" calcext:value-type="float">
            <text:p>0.2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1706" calcext:value-type="float">
            <text:p>0.1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67" calcext:value-type="float">
            <text:p>0.2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67" calcext:value-type="float">
            <text:p>0.2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67" calcext:value-type="float">
            <text:p>0.2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67" calcext:value-type="float">
            <text:p>0.267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3778" calcext:value-type="float">
            <text:p>0.3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3765" calcext:value-type="float">
            <text:p>0.3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3578" calcext:value-type="float">
            <text:p>0.3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3373" calcext:value-type="float">
            <text:p>0.3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3197" calcext:value-type="float">
            <text:p>0.3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2919" calcext:value-type="float">
            <text:p>0.2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2722" calcext:value-type="float">
            <text:p>0.2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2317" calcext:value-type="float">
            <text:p>0.2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1961" calcext:value-type="float">
            <text:p>0.1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2103" calcext:value-type="float">
            <text:p>0.2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2111" calcext:value-type="float">
            <text:p>0.2111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196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09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507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13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13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</table:table>
      <table:table table:name="optimize_tfidf_split4_level3" table:style-name="ta1">
        <table:table-source xlink:type="simple" xlink:href="../optimize_tfidf_split4_level3.out" table:table-name="optimize_tfidf_split4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515" calcext:value-type="float">
            <text:p>0.4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515" calcext:value-type="float">
            <text:p>0.4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515" calcext:value-type="float">
            <text:p>0.4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515" calcext:value-type="float">
            <text:p>0.4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515" calcext:value-type="float">
            <text:p>0.4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515" calcext:value-type="float">
            <text:p>0.4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515" calcext:value-type="float">
            <text:p>0.4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4489" calcext:value-type="float">
            <text:p>0.4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409" calcext:value-type="float">
            <text:p>0.4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224" calcext:value-type="float">
            <text:p>0.4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562" calcext:value-type="float">
            <text:p>0.4562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3556" calcext:value-type="float">
            <text:p>0.3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2812" calcext:value-type="float">
            <text:p>0.2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85" calcext:value-type="float">
            <text:p>0.2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729" calcext:value-type="float">
            <text:p>0.1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4481" calcext:value-type="float">
            <text:p>0.4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4481" calcext:value-type="float">
            <text:p>0.4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4388" calcext:value-type="float">
            <text:p>0.4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56" calcext:value-type="float">
            <text:p>0.4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999" calcext:value-type="float">
            <text:p>0.3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429" calcext:value-type="float">
            <text:p>0.429</text:p>
          </table:table-cell>
          <table:table-cell office:value-type="float" office:value="0.3557" calcext:value-type="float">
            <text:p>0.35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849" calcext:value-type="float">
            <text:p>0.2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506" calcext:value-type="float">
            <text:p>0.2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19" calcext:value-type="float">
            <text:p>0.4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19" calcext:value-type="float">
            <text:p>0.4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19" calcext:value-type="float">
            <text:p>0.4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19" calcext:value-type="float">
            <text:p>0.4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19" calcext:value-type="float">
            <text:p>0.4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19" calcext:value-type="float">
            <text:p>0.4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13" calcext:value-type="float">
            <text:p>0.313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4108" calcext:value-type="float">
            <text:p>0.4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4095" calcext:value-type="float">
            <text:p>0.4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4075" calcext:value-type="float">
            <text:p>0.4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3849" calcext:value-type="float">
            <text:p>0.3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26" calcext:value-type="float">
            <text:p>0.426</text:p>
          </table:table-cell>
          <table:table-cell office:value-type="float" office:value="0.2876" calcext:value-type="float">
            <text:p>0.2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2528" calcext:value-type="float">
            <text:p>0.2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2253" calcext:value-type="float">
            <text:p>0.2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1674" calcext:value-type="float">
            <text:p>0.1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748" calcext:value-type="float">
            <text:p>0.0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3858" calcext:value-type="float">
            <text:p>0.3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69" calcext:value-type="float">
            <text:p>0.269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3849" calcext:value-type="float">
            <text:p>0.38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3716" calcext:value-type="float">
            <text:p>0.3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637" calcext:value-type="float">
            <text:p>0.63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2918" calcext:value-type="float">
            <text:p>0.2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2648" calcext:value-type="float">
            <text:p>0.2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341" calcext:value-type="float">
            <text:p>0.2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1603" calcext:value-type="float">
            <text:p>0.1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3034" calcext:value-type="float">
            <text:p>0.30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401" calcext:value-type="float">
            <text:p>0.401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863" calcext:value-type="float">
            <text:p>0.0863</text:p>
          </table:table-cell>
          <table:table-cell table:number-columns-repeated="2"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35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35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51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22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22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</table:table>
      <table:table table:name="optimize_tfidf_split5_level3" table:style-name="ta1">
        <table:table-source xlink:type="simple" xlink:href="../optimize_tfidf_split5_level3.out" table:table-name="optimize_tfidf_split5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27" calcext:value-type="float">
            <text:p>0.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601" calcext:value-type="float">
            <text:p>0.4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601" calcext:value-type="float">
            <text:p>0.4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4533" calcext:value-type="float">
            <text:p>0.4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91" calcext:value-type="float">
            <text:p>0.491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098" calcext:value-type="float">
            <text:p>0.4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68" calcext:value-type="float">
            <text:p>0.468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893" calcext:value-type="float">
            <text:p>0.3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621" calcext:value-type="float">
            <text:p>0.3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801" calcext:value-type="float">
            <text:p>0.2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36" calcext:value-type="float">
            <text:p>0.2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99" calcext:value-type="float">
            <text:p>0.1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776" calcext:value-type="float">
            <text:p>0.0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9" calcext:value-type="float">
            <text:p>0.399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4481" calcext:value-type="float">
            <text:p>0.4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4464" calcext:value-type="float">
            <text:p>0.4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4374" calcext:value-type="float">
            <text:p>0.4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52" calcext:value-type="float">
            <text:p>0.52</text:p>
          </table:table-cell>
          <table:table-cell office:value-type="float" office:value="0.4157" calcext:value-type="float">
            <text:p>0.4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3955" calcext:value-type="float">
            <text:p>0.3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3793" calcext:value-type="float">
            <text:p>0.3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3577" calcext:value-type="float">
            <text:p>0.3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3201" calcext:value-type="float">
            <text:p>0.3201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292" calcext:value-type="float">
            <text:p>0.2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838" calcext:value-type="float">
            <text:p>0.0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4056" calcext:value-type="float">
            <text:p>0.4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3998" calcext:value-type="float">
            <text:p>0.3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3474" calcext:value-type="float">
            <text:p>0.3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3287" calcext:value-type="float">
            <text:p>0.3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2889" calcext:value-type="float">
            <text:p>0.2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2166" calcext:value-type="float">
            <text:p>0.2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1768" calcext:value-type="float">
            <text:p>0.1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3734" calcext:value-type="float">
            <text:p>0.3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3716" calcext:value-type="float">
            <text:p>0.3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922" calcext:value-type="float">
            <text:p>0.6922</text:p>
          </table:table-cell>
          <table:table-cell office:value-type="float" office:value="0.3526" calcext:value-type="float">
            <text:p>0.3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3033" calcext:value-type="float">
            <text:p>0.3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2336" calcext:value-type="float">
            <text:p>0.2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2033" calcext:value-type="float">
            <text:p>0.2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1703" calcext:value-type="float">
            <text:p>0.1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493" calcext:value-type="float">
            <text:p>0.493</text:p>
          </table:table-cell>
          <table:table-cell office:value-type="float" office:value="0.2455" calcext:value-type="float">
            <text:p>0.2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919" calcext:value-type="float">
            <text:p>0.19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663" calcext:value-type="float">
            <text:p>0.16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473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01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627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12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12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</table:table>
      <table:table table:name="optimize_tfidf_split6_level3" table:style-name="ta1">
        <table:table-source xlink:type="simple" xlink:href="../optimize_tfidf_split6_level3.out" table:table-name="optimize_tfidf_split6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4373" calcext:value-type="float">
            <text:p>0.4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189" calcext:value-type="float">
            <text:p>0.4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4013" calcext:value-type="float">
            <text:p>0.4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3882" calcext:value-type="float">
            <text:p>0.3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807" calcext:value-type="float">
            <text:p>0.2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2373" calcext:value-type="float">
            <text:p>0.2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1689" calcext:value-type="float">
            <text:p>0.1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02" calcext:value-type="float">
            <text:p>0.0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4376" calcext:value-type="float">
            <text:p>0.4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201" calcext:value-type="float">
            <text:p>0.4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3986" calcext:value-type="float">
            <text:p>0.3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223" calcext:value-type="float">
            <text:p>0.3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816" calcext:value-type="float">
            <text:p>0.2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2391" calcext:value-type="float">
            <text:p>0.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1749" calcext:value-type="float">
            <text:p>0.1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081" calcext:value-type="float">
            <text:p>0.4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068" calcext:value-type="float">
            <text:p>0.4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068" calcext:value-type="float">
            <text:p>0.4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89" calcext:value-type="float">
            <text:p>0.289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3677" calcext:value-type="float">
            <text:p>0.3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265" calcext:value-type="float">
            <text:p>0.32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39" calcext:value-type="float">
            <text:p>0.439</text:p>
          </table:table-cell>
          <table:table-cell office:value-type="float" office:value="0.2946" calcext:value-type="float">
            <text:p>0.2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368" calcext:value-type="float">
            <text:p>0.368</text:p>
          </table:table-cell>
          <table:table-cell office:value-type="float" office:value="0.2562" calcext:value-type="float">
            <text:p>0.2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2212" calcext:value-type="float">
            <text:p>0.2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1685" calcext:value-type="float">
            <text:p>0.1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3657" calcext:value-type="float">
            <text:p>0.3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3642" calcext:value-type="float">
            <text:p>0.3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3612" calcext:value-type="float">
            <text:p>0.3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39" calcext:value-type="float">
            <text:p>0.239</text:p>
          </table:table-cell>
          <table:table-cell office:value-type="float" office:value="0.632" calcext:value-type="float">
            <text:p>0.632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593" calcext:value-type="float">
            <text:p>0.593</text:p>
          </table:table-cell>
          <table:table-cell office:value-type="float" office:value="0.3137" calcext:value-type="float">
            <text:p>0.3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2935" calcext:value-type="float">
            <text:p>0.2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2673" calcext:value-type="float">
            <text:p>0.2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7" calcext:value-type="float">
            <text:p>0.177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2036" calcext:value-type="float">
            <text:p>0.2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1593" calcext:value-type="float">
            <text:p>0.1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7" calcext:value-type="float">
            <text:p>0.0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3345" calcext:value-type="float">
            <text:p>0.3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3284" calcext:value-type="float">
            <text:p>0.32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261" calcext:value-type="float">
            <text:p>0.32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2967" calcext:value-type="float">
            <text:p>0.2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2671" calcext:value-type="float">
            <text:p>0.2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529" calcext:value-type="float">
            <text:p>0.1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289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784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452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01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01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</table:table>
      <table:table table:name="optimize_tfidf_split7_level3" table:style-name="ta1">
        <table:table-source xlink:type="simple" xlink:href="../optimize_tfidf_split7_level3.out" table:table-name="optimize_tfidf_split7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4355" calcext:value-type="float">
            <text:p>0.4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4177" calcext:value-type="float">
            <text:p>0.4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77" calcext:value-type="float">
            <text:p>0.477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548" calcext:value-type="float">
            <text:p>0.3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3233" calcext:value-type="float">
            <text:p>0.3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2768" calcext:value-type="float">
            <text:p>0.2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381" calcext:value-type="float">
            <text:p>0.2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4588" calcext:value-type="float">
            <text:p>0.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4588" calcext:value-type="float">
            <text:p>0.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4588" calcext:value-type="float">
            <text:p>0.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4588" calcext:value-type="float">
            <text:p>0.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4588" calcext:value-type="float">
            <text:p>0.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4588" calcext:value-type="float">
            <text:p>0.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4588" calcext:value-type="float">
            <text:p>0.4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4571" calcext:value-type="float">
            <text:p>0.4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584" calcext:value-type="float">
            <text:p>0.584</text:p>
          </table:table-cell>
          <table:table-cell office:value-type="float" office:value="0.4554" calcext:value-type="float">
            <text:p>0.4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4525" calcext:value-type="float">
            <text:p>0.4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4116" calcext:value-type="float">
            <text:p>0.4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487" calcext:value-type="float">
            <text:p>0.487</text:p>
          </table:table-cell>
          <table:table-cell office:value-type="float" office:value="0.3908" calcext:value-type="float">
            <text:p>0.3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3618" calcext:value-type="float">
            <text:p>0.3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3257" calcext:value-type="float">
            <text:p>0.3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759" calcext:value-type="float">
            <text:p>0.2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1697" calcext:value-type="float">
            <text:p>0.1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61" calcext:value-type="float">
            <text:p>0.0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4182" calcext:value-type="float">
            <text:p>0.4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4163" calcext:value-type="float">
            <text:p>0.4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4106" calcext:value-type="float">
            <text:p>0.4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8" calcext:value-type="float">
            <text:p>0.298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776" calcext:value-type="float">
            <text:p>0.3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3557" calcext:value-type="float">
            <text:p>0.3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2981" calcext:value-type="float">
            <text:p>0.29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2505" calcext:value-type="float">
            <text:p>0.2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1644" calcext:value-type="float">
            <text:p>0.1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764" calcext:value-type="float">
            <text:p>0.764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3793" calcext:value-type="float">
            <text:p>0.3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3724" calcext:value-type="float">
            <text:p>0.3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3532" calcext:value-type="float">
            <text:p>0.3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3207" calcext:value-type="float">
            <text:p>0.3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2704" calcext:value-type="float">
            <text:p>0.2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2035" calcext:value-type="float">
            <text:p>0.2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45" calcext:value-type="float">
            <text:p>0.0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230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29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588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21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21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8_level3" table:style-name="ta1">
        <table:table-source xlink:type="simple" xlink:href="../optimize_tfidf_split8_level3.out" table:table-name="optimize_tfidf_split8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58" calcext:value-type="float">
            <text:p>0.4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592" calcext:value-type="float">
            <text:p>0.5592</text:p>
          </table:table-cell>
          <table:table-cell office:value-type="float" office:value="0.4293" calcext:value-type="float">
            <text:p>0.4293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39" calcext:value-type="float">
            <text:p>0.539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506" calcext:value-type="float">
            <text:p>0.4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288" calcext:value-type="float">
            <text:p>0.4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3734" calcext:value-type="float">
            <text:p>0.3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2943" calcext:value-type="float">
            <text:p>0.2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498" calcext:value-type="float">
            <text:p>0.2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721" calcext:value-type="float">
            <text:p>0.1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4432" calcext:value-type="float">
            <text:p>0.4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529" calcext:value-type="float">
            <text:p>0.529</text:p>
          </table:table-cell>
          <table:table-cell office:value-type="float" office:value="0.4222" calcext:value-type="float">
            <text:p>0.4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7" calcext:value-type="float">
            <text:p>0.267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2801" calcext:value-type="float">
            <text:p>0.2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421" calcext:value-type="float">
            <text:p>0.2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1724" calcext:value-type="float">
            <text:p>0.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4044" calcext:value-type="float">
            <text:p>0.4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4025" calcext:value-type="float">
            <text:p>0.4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3951" calcext:value-type="float">
            <text:p>0.3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3641" calcext:value-type="float">
            <text:p>0.3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492" calcext:value-type="float">
            <text:p>0.492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46" calcext:value-type="float">
            <text:p>0.246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197" calcext:value-type="float">
            <text:p>0.2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94" calcext:value-type="float">
            <text:p>0.0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6" calcext:value-type="float">
            <text:p>0.3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3707" calcext:value-type="float">
            <text:p>0.37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7355" calcext:value-type="float">
            <text:p>0.7355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3609" calcext:value-type="float">
            <text:p>0.3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678" calcext:value-type="float">
            <text:p>0.678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3298" calcext:value-type="float">
            <text:p>0.3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3094" calcext:value-type="float">
            <text:p>0.3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2957" calcext:value-type="float">
            <text:p>0.2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2684" calcext:value-type="float">
            <text:p>0.2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034" calcext:value-type="float">
            <text:p>0.2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1563" calcext:value-type="float">
            <text:p>0.1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66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09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75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09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09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table table:name="optimize_tfidf_split9_level3" table:style-name="ta1">
        <table:table-source xlink:type="simple" xlink:href="../optimize_tfidf_split9_level3.out" table:table-name="optimize_tfidf_split9_level3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616" calcext:value-type="float">
            <text:p>0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616" calcext:value-type="float">
            <text:p>0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616" calcext:value-type="float">
            <text:p>0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616" calcext:value-type="float">
            <text:p>0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616" calcext:value-type="float">
            <text:p>0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616" calcext:value-type="float">
            <text:p>0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4616" calcext:value-type="float">
            <text:p>0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4299" calcext:value-type="float">
            <text:p>0.4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102" calcext:value-type="float">
            <text:p>0.4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73" calcext:value-type="float">
            <text:p>0.473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3888" calcext:value-type="float">
            <text:p>0.3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37" calcext:value-type="float">
            <text:p>0.437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554" calcext:value-type="float">
            <text:p>0.3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219" calcext:value-type="float">
            <text:p>0.3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434" calcext:value-type="float">
            <text:p>0.2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4475" calcext:value-type="float">
            <text:p>0.4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702" calcext:value-type="float">
            <text:p>0.3702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4132" calcext:value-type="float">
            <text:p>0.4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3952" calcext:value-type="float">
            <text:p>0.3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29" calcext:value-type="float">
            <text:p>0.329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3234" calcext:value-type="float">
            <text:p>0.3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843" calcext:value-type="float">
            <text:p>0.2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2474" calcext:value-type="float">
            <text:p>0.2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805" calcext:value-type="float">
            <text:p>0.1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6902" calcext:value-type="float">
            <text:p>0.6902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4064" calcext:value-type="float">
            <text:p>0.4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629" calcext:value-type="float">
            <text:p>0.629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3585" calcext:value-type="float">
            <text:p>0.3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3375" calcext:value-type="float">
            <text:p>0.3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232" calcext:value-type="float">
            <text:p>0.2232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2648" calcext:value-type="float">
            <text:p>0.2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2283" calcext:value-type="float">
            <text:p>0.2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735" calcext:value-type="float">
            <text:p>0.1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761" calcext:value-type="float">
            <text:p>0.3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761" calcext:value-type="float">
            <text:p>0.3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761" calcext:value-type="float">
            <text:p>0.3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761" calcext:value-type="float">
            <text:p>0.3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761" calcext:value-type="float">
            <text:p>0.3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761" calcext:value-type="float">
            <text:p>0.3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764" calcext:value-type="float">
            <text:p>0.3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3748" calcext:value-type="float">
            <text:p>0.3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7189" calcext:value-type="float">
            <text:p>0.7189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3048" calcext:value-type="float">
            <text:p>0.3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2734" calcext:value-type="float">
            <text:p>0.2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2383" calcext:value-type="float">
            <text:p>0.2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2089" calcext:value-type="float">
            <text:p>0.2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1665" calcext:value-type="float">
            <text:p>0.1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16" calcext:value-type="float">
            <text:p>0.3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2483" calcext:value-type="float">
            <text:p>0.24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5501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811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616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19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19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mins.A1:mins.E3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2:17:05.992390961</meta:creation-date>
    <dc:date>2019-10-29T16:42:27.109339164</dc:date>
    <meta:editing-duration>PT1H41M40S</meta:editing-duration>
    <meta:editing-cycles>2</meta:editing-cycles>
    <meta:generator>LibreOffice/6.0.7.3$Linux_X86_64 LibreOffice_project/00m0$Build-3</meta:generator>
    <meta:document-statistic meta:table-count="11" meta:cell-count="16725" meta:object-count="0"/>
  </office:meta>
</office:document-meta>
</file>